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細明體" svg:font-family="細明體"/>
    <style:font-face style:name="微軟正黑體" svg:font-family="微軟正黑體"/>
  </office:font-face-decls>
  <office:automatic-styles>
    <style:style style:name="ce1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2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6" style:family="table-cell" style:parent-style-name="Default" style:data-style-name="N0">
      <style:table-cell-properties fo:border-top="thin solid #000000" fo:border-bottom="none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" style:family="table-cell" style:parent-style-name="Default" style:data-style-name="N57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" style:family="table-cell" style:parent-style-name="Default" style:data-style-name="N30">
      <style:table-cell-properties fo:border-top="thin solid #000000" fo:border-bottom="none" fo:border-left="none" fo:border-right="none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15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16" style:family="table-cell" style:parent-style-name="Default" style:data-style-name="N30">
      <style:table-cell-properties fo:border-top="thin solid #000000" fo:border-bottom="none" fo:border-left="thin solid #000000" fo:border-right="none"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" style:family="table-cell" style:parent-style-name="Default" style:data-style-name="N30">
      <style:table-cell-properties fo:border-top="thin solid #000000" fo:border-bottom="none" fo:border-left="none" fo:border-right="none"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" style:family="table-cell" style:parent-style-name="Default" style:data-style-name="N0">
      <style:table-cell-properties style:vertical-align="top"/>
      <style:text-properties fo:color="#000000" style:font-name="微軟正黑體" style:font-name-asian="微軟正黑體" style:font-name-complex="微軟正黑體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4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25" style:family="table-cell" style:parent-style-name="Default" style:data-style-name="N0">
      <style:table-cell-properties style:vertical-align="top"/>
      <style:text-properties fo:color="#000000" style:font-name="微軟正黑體" style:font-name-asian="微軟正黑體" style:font-name-complex="微軟正黑體"/>
    </style:style>
    <style:style style:name="ce26" style:family="table-cell" style:parent-style-name="Default" style:data-style-name="N57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27" style:family="table-cell" style:parent-style-name="Default" style:data-style-name="N57">
      <style:table-cell-properties fo:border-top="thin solid #D9D9D9" fo:border-bottom="thin solid #D9D9D9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28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29" style:family="table-cell" style:parent-style-name="Default" style:data-style-name="N30">
      <style:table-cell-properties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0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31" style:family="table-cell" style:parent-style-name="Default" style:data-style-name="N57">
      <style:table-cell-properties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32" style:family="table-cell" style:parent-style-name="Default" style:data-style-name="N57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5" style:family="table-cell" style:parent-style-name="Default" style:data-style-name="N57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36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37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38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39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40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2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43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4" style:family="table-cell" style:parent-style-name="Default" style:data-style-name="N57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5" style:family="table-cell" style:parent-style-name="Default" style:data-style-name="N57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6" style:family="table-cell" style:parent-style-name="Default" style:data-style-name="N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7" style:family="table-cell" style:parent-style-name="Default" style:data-style-name="N57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50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52" style:family="table-cell" style:parent-style-name="Default" style:data-style-name="N57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53" style:family="table-cell" style:parent-style-name="Default" style:data-style-name="N57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54" style:family="table-cell" style:parent-style-name="Default" style:data-style-name="N57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56" style:family="table-cell" style:parent-style-name="Default" style:data-style-name="N57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57" style:family="table-cell" style:parent-style-name="Default" style:data-style-name="N57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58" style:family="table-cell" style:parent-style-name="Default" style:data-style-name="N57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6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61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62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63" style:family="table-cell" style:parent-style-name="Default" style:data-style-name="N3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64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65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66" style:family="table-cell" style:parent-style-name="Default" style:data-style-name="N57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67" style:family="table-cell" style:parent-style-name="Default" style:data-style-name="N57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68" style:family="table-cell" style:parent-style-name="Default" style:data-style-name="N57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69" style:family="table-cell" style:parent-style-name="Default" style:data-style-name="N57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70" style:family="table-cell" style:parent-style-name="Default" style:data-style-name="N57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71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72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73" style:family="table-cell" style:parent-style-name="Default" style:data-style-name="N3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74" style:family="table-cell" style:parent-style-name="Default" style:data-style-name="N3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75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76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77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78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/>
    </style:style>
    <style:style style:name="ce79" style:family="table-cell" style:parent-style-name="Default" style:data-style-name="N3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0" style:family="table-cell" style:parent-style-name="Default" style:data-style-name="N3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1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82" style:family="table-cell" style:parent-style-name="Default" style:data-style-name="N0">
      <style:table-cell-properties fo:border-top="none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83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84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85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86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87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8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9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0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91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92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93" style:family="table-cell" style:parent-style-name="Default" style:data-style-name="N0">
      <style:table-cell-properties fo:border-top="none" fo:border-bottom="none" fo:border-left="none" fo:border-right="thin solid #000000" style:vertical-align="top" fo:wrap-option="wra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94" style:family="table-cell" style:parent-style-name="Default" style:data-style-name="N30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5" style:family="table-cell" style:parent-style-name="Default" style:data-style-name="N3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7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8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9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10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01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02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10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104" style:family="table-cell" style:parent-style-name="Default" style:data-style-name="N3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05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106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107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08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0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0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2" style:family="table-cell" style:parent-style-name="Default" style:data-style-name="N30">
      <style:table-cell-properties fo:border-top="thin solid #000000" fo:border-bottom="thin solid #000000" fo:border-left="none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3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5" style:family="table-cell" style:parent-style-name="Default" style:data-style-name="N30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center"/>
      <style:text-properties fo:color="#FFFFFF" style:font-name="微軟正黑體" style:font-name-asian="微軟正黑體" style:font-name-complex="微軟正黑體" fo:font-size="7pt" style:font-size-asian="7pt" style:font-size-complex="7pt"/>
    </style:style>
    <style:style style:name="ce116" style:family="table-cell" style:parent-style-name="Default" style:data-style-name="N3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end" fo:margin-right="0cm"/>
      <style:text-properties fo:color="#FFFFFF" style:font-name="微軟正黑體" style:font-name-asian="微軟正黑體" style:font-name-complex="微軟正黑體" fo:font-size="7pt" style:font-size-asian="7pt" style:font-size-complex="7pt"/>
    </style:style>
    <style:style style:name="ce117" style:family="table-cell" style:parent-style-name="Default" style:data-style-name="N3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118" style:family="table-cell" style:parent-style-name="Default" style:data-style-name="N30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119" style:family="table-cell" style:parent-style-name="Default" style:data-style-name="N3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0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1" style:family="table-cell" style:parent-style-name="Default" style:data-style-name="N3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2" style:family="table-cell" style:parent-style-name="Default" style:data-style-name="N30">
      <style:table-cell-properties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3" style:family="table-cell" style:parent-style-name="Default" style:data-style-name="N3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4" style:family="table-cell" style:parent-style-name="Default" style:data-style-name="N3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5" style:family="table-cell" style:parent-style-name="Default" style:data-style-name="N3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126" style:family="table-cell" style:parent-style-name="Default" style:data-style-name="N30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7" style:family="table-cell" style:parent-style-name="Default" style:data-style-name="N3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8" style:family="table-cell" style:parent-style-name="Default" style:data-style-name="N3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9" style:family="table-cell" style:parent-style-name="Default" style:data-style-name="N3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0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1" style:family="table-cell" style:parent-style-name="Default" style:data-style-name="N3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FFFFFF" style:font-name="微軟正黑體" style:font-name-asian="微軟正黑體" style:font-name-complex="微軟正黑體" fo:font-size="7pt" style:font-size-asian="7pt" style:font-size-complex="7pt"/>
    </style:style>
    <style:style style:name="ce132" style:family="table-cell" style:parent-style-name="Default" style:data-style-name="N3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end" fo:margin-right="0cm"/>
      <style:text-properties fo:color="#FFFFFF" style:font-name="微軟正黑體" style:font-name-asian="微軟正黑體" style:font-name-complex="微軟正黑體" fo:font-size="7pt" style:font-size-asian="7pt" style:font-size-complex="7pt"/>
    </style:style>
    <style:style style:name="ce133" style:family="table-cell" style:parent-style-name="Default" style:data-style-name="N3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/>
    </style:style>
    <style:style style:name="ce134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/>
    </style:style>
    <style:style style:name="ce135" style:family="table-cell" style:parent-style-name="Default" style:data-style-name="N3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6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7" style:family="table-cell" style:parent-style-name="Default" style:data-style-name="N3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8" style:family="table-cell" style:parent-style-name="Default" style:data-style-name="N3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9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0" style:family="table-cell" style:parent-style-name="Default" style:data-style-name="N3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1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2" style:family="table-cell" style:parent-style-name="Default" style:data-style-name="N3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3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4" style:family="table-cell" style:parent-style-name="Default" style:data-style-name="N30">
      <style:table-cell-properties fo:border-top="thin solid #000000" fo:border-bottom="thin solid #000000" fo:border-left="none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5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6" style:family="table-cell" style:parent-style-name="Default" style:data-style-name="N3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FFFFFF" style:font-name="微軟正黑體" style:font-name-asian="微軟正黑體" style:font-name-complex="微軟正黑體" fo:font-size="7pt" style:font-size-asian="7pt" style:font-size-complex="7pt"/>
    </style:style>
    <style:style style:name="ce147" style:family="table-cell" style:parent-style-name="Default" style:data-style-name="N3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  <style:text-properties fo:color="#FFFFFF" style:font-name="微軟正黑體" style:font-name-asian="微軟正黑體" style:font-name-complex="微軟正黑體" fo:font-size="7pt" style:font-size-asian="7pt" style:font-size-complex="7pt"/>
    </style:style>
    <style:style style:name="ce148" style:family="table-cell" style:parent-style-name="Default" style:data-style-name="N3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  <style:text-properties fo:color="#FFFFFF" style:font-name="微軟正黑體" style:font-name-asian="微軟正黑體" style:font-name-complex="微軟正黑體" fo:font-size="7pt" style:font-size-asian="7pt" style:font-size-complex="7pt"/>
    </style:style>
    <style:style style:name="ce149" style:family="table-cell" style:parent-style-name="Default" style:data-style-name="N30">
      <style:table-cell-properties fo:border-top="thin solid #000000" fo:border-bottom="none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0" style:family="table-cell" style:parent-style-name="Default" style:data-style-name="N30">
      <style:table-cell-properties fo:border-top="thin solid #000000" fo:border-bottom="none" fo:border-left="none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1" style:family="table-cell" style:parent-style-name="Default" style:data-style-name="N30">
      <style:table-cell-properties fo:border-top="thin solid #000000" fo:border-bottom="none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3" style:family="table-cell" style:parent-style-name="Default" style:data-style-name="N30">
      <style:table-cell-properties fo:border-top="thin solid #000000" fo:border-bottom="thin solid #000000" fo:border-left="none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4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5" style:family="table-cell" style:parent-style-name="Default" style:data-style-name="N30">
      <style:table-cell-properties fo:border-top="thin solid #000000" fo:border-bottom="none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/>
    </style:style>
    <style:style style:name="ce156" style:family="table-cell" style:parent-style-name="Default" style:data-style-name="N30">
      <style:table-cell-properties fo:border-top="thin solid #000000" fo:border-bottom="none" fo:border-left="none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/>
    </style:style>
    <style:style style:name="ce157" style:family="table-cell" style:parent-style-name="Default" style:data-style-name="N30">
      <style:table-cell-properties fo:border-top="none" fo:border-bottom="none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8" style:family="table-cell" style:parent-style-name="Default" style:data-style-name="N30">
      <style:table-cell-properties fo:border-top="none" fo:border-bottom="none" fo:border-left="none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9" style:family="table-cell" style:parent-style-name="Default" style:data-style-name="N3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0" style:family="table-cell" style:parent-style-name="Default" style:data-style-name="N30">
      <style:table-cell-properties fo:border-top="none" fo:border-bottom="thin solid #000000" fo:border-left="none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1" style:family="table-cell" style:parent-style-name="Default" style:data-style-name="N3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2" style:family="table-cell" style:parent-style-name="Default" style:data-style-name="N30">
      <style:table-cell-properties fo:border-top="none" fo:border-bottom="none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3" style:family="table-cell" style:parent-style-name="Default" style:data-style-name="N30">
      <style:table-cell-properties fo:border-top="thin solid #000000" fo:border-bottom="none" fo:border-left="none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4" style:family="table-cell" style:parent-style-name="Default" style:data-style-name="N30">
      <style:table-cell-properties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5" style:family="table-cell" style:parent-style-name="Default" style:data-style-name="N30">
      <style:table-cell-properties fo:border-top="thin solid #000000" fo:border-bottom="none" fo:border-left="none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6" style:family="table-cell" style:parent-style-name="Default" style:data-style-name="N30">
      <style:table-cell-properties fo:border-top="thin solid #000000" fo:border-bottom="none" fo:border-left="none" fo:border-right="thin solid #000000"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7" style:family="table-cell" style:parent-style-name="Default" style:data-style-name="N30">
      <style:table-cell-properties fo:border-top="none" fo:border-bottom="thin solid #000000" fo:border-left="none" fo:border-right="thin solid #000000"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8" style:family="table-cell" style:parent-style-name="Default" style:data-style-name="N3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9" style:family="table-cell" style:parent-style-name="Default" style:data-style-name="N30">
      <style:table-cell-properties fo:border-top="none" fo:border-bottom="thin solid #000000" fo:border-left="none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0" style:family="table-cell" style:parent-style-name="Default" style:data-style-name="N30">
      <style:table-cell-properties fo:border-top="none" fo:border-bottom="thin solid #000000" fo:border-left="none" fo:border-right="thin solid #000000"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1" style:family="table-cell" style:parent-style-name="Default" style:data-style-name="N3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2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3" style:family="table-cell" style:parent-style-name="Default" style:data-style-name="N30">
      <style:table-cell-properties fo:border-top="thin solid #000000" fo:border-bottom="none" fo:border-left="none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4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5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6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8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18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2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3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185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6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188" style:family="table-cell" style:parent-style-name="Default" style:data-style-name="N3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9" style:family="table-cell" style:parent-style-name="Default" style:data-style-name="N30">
      <style:table-cell-properties fo:border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0" style:family="table-cell" style:parent-style-name="Default" style:data-style-name="N3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192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FFFFFF" style:font-name="微軟正黑體" style:font-name-asian="微軟正黑體" style:font-name-complex="微軟正黑體" fo:font-size="7pt" style:font-size-asian="7pt" style:font-size-complex="7pt"/>
    </style:style>
    <style:style style:name="ce193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4" style:family="table-cell" style:parent-style-name="Default" style:data-style-name="N3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5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6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FFFFFF" style:font-name="微軟正黑體" style:font-name-asian="微軟正黑體" style:font-name-complex="微軟正黑體" fo:font-size="7pt" style:font-size-asian="7pt" style:font-size-complex="7pt"/>
    </style:style>
    <style:style style:name="ce19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198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/>
    </style:style>
    <style:style style:name="ce19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0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FFFFFF" style:font-name="微軟正黑體" style:font-name-asian="微軟正黑體" style:font-name-complex="微軟正黑體" fo:font-size="7pt" style:font-size-asian="7pt" style:font-size-complex="7pt"/>
    </style:style>
    <style:style style:name="ce20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2" style:family="table-cell" style:parent-style-name="Default" style:data-style-name="N30">
      <style:table-cell-properties fo:border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3" style:family="table-cell" style:parent-style-name="Default" style:data-style-name="N3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4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6" style:family="table-cell" style:parent-style-name="Default" style:data-style-name="N3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7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8" style:family="table-cell" style:parent-style-name="Default" style:data-style-name="N30">
      <style:table-cell-properties fo:border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10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1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/>
    </style:style>
    <style:style style:name="ce212" style:family="table-cell" style:parent-style-name="Default" style:data-style-name="N30">
      <style:table-cell-properties fo:border-top="none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1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14" style:family="table-cell" style:parent-style-name="Default" style:data-style-name="N30">
      <style:table-cell-properties fo:border-top="none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1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16" style:family="table-cell" style:parent-style-name="Default" style:data-style-name="N30">
      <style:table-cell-properties fo:border-top="none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17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18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1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20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FFFFFF" style:font-name="微軟正黑體" style:font-name-asian="微軟正黑體" style:font-name-complex="微軟正黑體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微軟正黑體" style:font-name-asian="微軟正黑體" style:font-name-complex="微軟正黑體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微軟正黑體" style:font-name-asian="微軟正黑體" style:font-name-complex="微軟正黑體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4287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1.45520833333333cm"/>
    </style:style>
    <style:style style:name="co4" style:family="table-column">
      <style:table-column-properties fo:break-before="auto" style:column-width="1.666875cm" style:use-optimal-column-width="true"/>
    </style:style>
    <style:style style:name="co5" style:family="table-column">
      <style:table-column-properties fo:break-before="auto" style:column-width="1.66687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0">
      <style:graphic-properties draw:fill="none" draw:stroke="solid" svg:stroke-width="0.01042in" svg:stroke-color="#000000" svg:stroke-opacity="100%" draw:stroke-linejoin="round"/>
    </style:style>
    <style:style style:family="graphic" style:name="a11">
      <style:graphic-properties draw:fill="none" draw:stroke="solid" svg:stroke-width="0.01042in" svg:stroke-color="#000000" svg:stroke-opacity="100%" draw:stroke-linejoin="round"/>
    </style:style>
    <style:style style:family="graphic" style:name="a12">
      <style:graphic-properties draw:fill="none" draw:stroke="solid" svg:stroke-width="0.01042in" svg:stroke-color="#000000" svg:stroke-opacity="100%" draw:stroke-linejoin="round"/>
    </style:style>
    <style:style style:family="graphic" style:name="a13">
      <style:graphic-properties draw:fill="none" draw:stroke="solid" svg:stroke-width="0.01042in" svg:stroke-color="#000000" svg:stroke-opacity="100%" draw:stroke-linejoin="round"/>
    </style:style>
    <style:style style:family="graphic" style:name="a14">
      <style:graphic-properties draw:fill="none" draw:stroke="solid" svg:stroke-width="0.01042in" svg:stroke-color="#000000" svg:stroke-opacity="100%" draw:stroke-linejoin="round"/>
    </style:style>
    <style:style style:family="graphic" style:name="a15">
      <style:graphic-properties draw:fill="none" draw:stroke="solid" svg:stroke-width="0.01042in" svg:stroke-color="#000000" svg:stroke-opacity="100%" draw:stroke-linejoin="round"/>
    </style:style>
    <style:style style:family="graphic" style:name="a16">
      <style:graphic-properties draw:fill="none" draw:stroke="solid" svg:stroke-width="0.01042in" svg:stroke-color="#000000" svg:stroke-opacity="100%" draw:stroke-linejoin="round"/>
    </style:style>
    <style:style style:family="graphic" style:name="a0">
      <style:graphic-properties draw:fill="none" draw:stroke="solid" svg:stroke-width="0.01042in" svg:stroke-color="#000000" svg:stroke-opacity="100%" draw:stroke-linejoin="round"/>
    </style:style>
    <style:style style:family="graphic" style:name="a1">
      <style:graphic-properties draw:fill="none" draw:stroke="solid" svg:stroke-width="0.01042in" svg:stroke-color="#000000" svg:stroke-opacity="100%" draw:stroke-linejoin="round"/>
    </style:style>
    <style:style style:family="graphic" style:name="a2">
      <style:graphic-properties draw:fill="none" draw:stroke="solid" svg:stroke-width="0.01042in" svg:stroke-color="#000000" svg:stroke-opacity="100%" draw:stroke-linejoin="round"/>
    </style:style>
    <style:style style:family="graphic" style:name="a3">
      <style:graphic-properties draw:fill="none" draw:stroke="solid" svg:stroke-width="0.01042in" svg:stroke-color="#000000" svg:stroke-opacity="100%" draw:stroke-linejoin="round"/>
    </style:style>
    <style:style style:family="graphic" style:name="a4">
      <style:graphic-properties draw:fill="none" draw:stroke="solid" svg:stroke-width="0.01042in" svg:stroke-color="#000000" svg:stroke-opacity="100%" draw:stroke-linejoin="round"/>
    </style:style>
    <style:style style:family="graphic" style:name="a5">
      <style:graphic-properties draw:fill="none" draw:stroke="solid" svg:stroke-width="0.01042in" svg:stroke-color="#000000" svg:stroke-opacity="100%" draw:stroke-linejoin="round"/>
    </style:style>
    <style:style style:family="graphic" style:name="a6">
      <style:graphic-properties draw:fill="none" draw:stroke="solid" svg:stroke-width="0.01042in" svg:stroke-color="#000000" svg:stroke-opacity="100%" draw:stroke-linejoin="round"/>
    </style:style>
    <style:style style:family="graphic" style:name="a7">
      <style:graphic-properties draw:fill="none" draw:stroke="solid" svg:stroke-width="0.01042in" svg:stroke-color="#000000" svg:stroke-opacity="100%" draw:stroke-linejoin="round"/>
    </style:style>
    <style:style style:family="graphic" style:name="a8">
      <style:graphic-properties draw:fill="none" draw:stroke="solid" svg:stroke-width="0.01042in" svg:stroke-color="#000000" svg:stroke-opacity="100%" draw:stroke-linejoin="round"/>
    </style:style>
    <style:style style:family="graphic" style:name="a9">
      <style:graphic-properties draw:fill="none" draw:stroke="solid" svg:stroke-width="0.01042in" svg:stroke-color="#000000" svg:stroke-opacity="100%" draw:stroke-linejoin="round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漁業生產量值-漁業種類別魚類別生產量值0" table:style-name="ta1">
        <table:table-column table:style-name="co1" table:default-cell-style-name="ce42"/>
        <table:table-column table:style-name="co2" table:default-cell-style-name="ce42"/>
        <table:table-column table:style-name="co3" table:default-cell-style-name="ce1"/>
        <table:table-column table:style-name="co4" table:default-cell-style-name="ce1"/>
        <table:table-column table:style-name="co3" table:default-cell-style-name="ce37"/>
        <table:table-column table:style-name="co5" table:default-cell-style-name="ce37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85">
            <text:p>7‧漁業生產量</text:p>
          </table:table-cell>
          <table:covered-table-cell table:number-columns-repeated="2"/>
          <table:table-cell table:number-columns-repeated="6" table:style-name="ce42"/>
          <table:table-cell office:value-type="string" table:style-name="ce42">
            <text:p>7‧FISHERIES PRODUCTION</text:p>
          </table:table-cell>
          <table:table-cell table:number-columns-repeated="16374" table:style-name="ce42"/>
        </table:table-row>
        <table:table-row table:style-name="ro1">
          <table:table-cell table:number-columns-repeated="4" table:style-name="ce42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42"/>
          <table:table-cell table:number-columns-repeated="2" table:style-name="ce3"/>
          <table:table-cell table:number-columns-repeated="2" table:style-name="ce42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42"/>
        </table:table-row>
        <table:table-row table:style-name="ro1">
          <table:table-cell table:style-name="ce42">
            <draw:custom-shape svg:x="0in" svg:y="0.20833in" svg:width="1.55027in" svg:height="1.25in" draw:z-index="1" draw:id="id0" draw:style-name="a0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3" table:number-rows-spanned="1" table:style-name="ce87">
            <text:p>(3) 縣市別魚類別生產量值</text:p>
          </table:table-cell>
          <table:covered-table-cell table:number-columns-repeated="2"/>
          <table:table-cell table:style-name="ce42"/>
          <table:table-cell office:value-type="string" table:style-name="ce43">
            <text:p>價值：新臺幣千元</text:p>
          </table:table-cell>
          <table:table-cell table:style-name="ce42"/>
          <table:table-cell table:style-name="ce43"/>
          <table:table-cell office:value-type="string" table:style-name="ce43">
            <text:p>(3) By type of district by species</text:p>
          </table:table-cell>
          <table:table-cell table:number-columns-repeated="3" table:style-name="ce42"/>
          <table:table-cell office:value-type="string" table:style-name="ce13">
            <text:p>Value：Thousand NT $</text:p>
          </table:table-cell>
          <table:table-cell table:number-columns-repeated="16371" table:style-name="ce42"/>
        </table:table-row>
        <table:table-row table:style-name="ro1">
          <table:table-cell office:value-type="string" table:number-columns-spanned="2" table:number-rows-spanned="3" table:style-name="ce184">
            <text:p><text:s text:c="20"/><text:span text:style-name="T2">魚類別</text:span></text:p>
            <text:p><text:span text:style-name="T2"><text:s text:c="20"/>Species</text:span></text:p>
          </table:table-cell>
          <table:covered-table-cell/>
          <table:table-cell table:style-name="ce5"/>
          <table:table-cell table:style-name="ce6"/>
          <table:table-cell office:value-type="string" table:number-columns-spanned="12" table:number-rows-spanned="1" table:style-name="ce176">
            <text:p>主 <text:s text:c="3"/>要 <text:s text:c="3"/>魚 <text:s text:c="3"/>類</text:p>
          </table:table-cell>
          <table:covered-table-cell table:number-columns-repeated="11"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number-columns-spanned="2" table:number-rows-spanned="1" table:style-name="ce182">
            <text:p>總計</text:p>
          </table:table-cell>
          <table:covered-table-cell/>
          <table:table-cell table:number-columns-spanned="2" table:number-rows-spanned="1" table:style-name="ce180"/>
          <table:covered-table-cell/>
          <table:table-cell table:number-columns-spanned="2" table:number-rows-spanned="1" table:style-name="ce181"/>
          <table:covered-table-cell/>
          <table:table-cell office:value-type="string" table:number-columns-spanned="8" table:number-rows-spanned="1" table:style-name="ce175">
            <text:p>鯉 <text:s/>科</text:p>
          </table:table-cell>
          <table:covered-table-cell table:number-columns-repeated="7"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number-columns-spanned="2" table:number-rows-spanned="1" table:style-name="ce182">
            <text:p><text:s/>Grand Total</text:p>
          </table:table-cell>
          <table:covered-table-cell/>
          <table:table-cell office:value-type="string" table:number-columns-spanned="2" table:number-rows-spanned="1" table:style-name="ce185">
            <text:p><text:span text:style-name="T1">合計</text:span></text:p>
          </table:table-cell>
          <table:covered-table-cell/>
          <table:table-cell office:value-type="string" table:number-columns-spanned="2" table:number-rows-spanned="1" table:style-name="ce183">
            <text:p>吳郭魚類</text:p>
          </table:table-cell>
          <table:covered-table-cell/>
          <table:table-cell office:value-type="string" table:number-columns-spanned="2" table:number-rows-spanned="1" table:style-name="ce181">
            <text:p><text:span text:style-name="T1">小計</text:span></text:p>
          </table:table-cell>
          <table:covered-table-cell/>
          <table:table-cell office:value-type="string" table:number-columns-spanned="2" table:number-rows-spanned="1" table:style-name="ce181">
            <text:p>鯉魚</text:p>
          </table:table-cell>
          <table:covered-table-cell/>
          <table:table-cell office:value-type="string" table:number-columns-spanned="2" table:number-rows-spanned="1" table:style-name="ce181">
            <text:p>鯽魚</text:p>
          </table:table-cell>
          <table:covered-table-cell/>
          <table:table-cell office:value-type="string" table:number-columns-spanned="2" table:number-rows-spanned="1" table:style-name="ce177">
            <text:p>草魚</text:p>
          </table:table-cell>
          <table:covered-table-cell/>
          <table:table-cell table:number-columns-repeated="16368"/>
        </table:table-row>
        <table:table-row table:style-name="ro1">
          <table:table-cell office:value-type="string" table:number-columns-spanned="2" table:number-rows-spanned="3" table:style-name="ce187">
            <text:p>縣市別</text:p>
            <text:p>District</text:p>
          </table:table-cell>
          <table:covered-table-cell/>
          <table:table-cell table:number-columns-spanned="2" table:number-rows-spanned="1" table:style-name="ce174"/>
          <table:covered-table-cell/>
          <table:table-cell office:value-type="string" table:number-columns-spanned="2" table:number-rows-spanned="1" table:style-name="ce186">
            <text:p>Total</text:p>
          </table:table-cell>
          <table:covered-table-cell/>
          <table:table-cell office:value-type="string" table:number-columns-spanned="2" table:number-rows-spanned="1" table:style-name="ce178">
            <text:p>01001</text:p>
          </table:table-cell>
          <table:covered-table-cell/>
          <table:table-cell office:value-type="string" table:number-columns-spanned="2" table:number-rows-spanned="1" table:style-name="ce178">
            <text:p>Sub Total</text:p>
          </table:table-cell>
          <table:covered-table-cell/>
          <table:table-cell office:value-type="string" table:number-columns-spanned="2" table:number-rows-spanned="1" table:style-name="ce178">
            <text:p>02001</text:p>
          </table:table-cell>
          <table:covered-table-cell/>
          <table:table-cell office:value-type="string" table:number-columns-spanned="2" table:number-rows-spanned="1" table:style-name="ce178">
            <text:p>02002</text:p>
          </table:table-cell>
          <table:covered-table-cell/>
          <table:table-cell office:value-type="string" table:number-columns-spanned="2" table:number-rows-spanned="1" table:style-name="ce179">
            <text:p>02003</text:p>
          </table:table-cell>
          <table:covered-table-cell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7">
            <text:p>產量</text:p>
          </table:table-cell>
          <table:table-cell office:value-type="string" table:style-name="ce8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10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table:number-columns-repeated="16368"/>
        </table:table-row>
        <table:table-row table:style-name="ro1">
          <table:table-cell office:value-type="string" table:style-name="ce61">
            <text:p>總計</text:p>
          </table:table-cell>
          <table:table-cell office:value-type="string" table:style-name="ce62">
            <text:p>GRAND TOTAL</text:p>
          </table:table-cell>
          <table:table-cell office:value-type="float" office:value="1003860.9703000002" table:formula="of:=  IF(SUM([.C11];[.C32])=0;&quot;-&quot;;SUM([.C11];[.C32]))" table:style-name="ce56">
            <text:p>1,003,861<text:s/></text:p>
          </table:table-cell>
          <table:table-cell office:value-type="float" office:value="86405477.085899994" table:formula="of:=  IF(SUM([.D11];[.D32])=0;&quot;-&quot;;SUM([.D11];[.D32]))" table:style-name="ce53">
            <text:p>86,405,477<text:s/></text:p>
          </table:table-cell>
          <table:table-cell office:value-type="float" office:value="997911.21361999994" table:formula="of:=  IF(SUM([.E11];[.E32])=0;&quot;-&quot;;SUM([.E11];[.E32]))" table:style-name="ce56">
            <text:p>997,911<text:s/></text:p>
          </table:table-cell>
          <table:table-cell office:value-type="float" office:value="85645324.017250001" table:formula="of:=  IF(SUM([.F11];[.F32])=0;&quot;-&quot;;SUM([.F11];[.F32]))" table:style-name="ce53">
            <text:p>85,645,324<text:s/></text:p>
          </table:table-cell>
          <table:table-cell office:value-type="float" office:value="63029.462700000004" table:formula="of:=  IF(SUM([.G11];[.G32])=0;&quot;-&quot;;SUM([.G11];[.G32]))" table:style-name="ce56">
            <text:p>63,029<text:s/></text:p>
          </table:table-cell>
          <table:table-cell office:value-type="float" office:value="2484118.2620799993" table:formula="of:=  IF(SUM([.H11];[.H32])=0;&quot;-&quot;;SUM([.H11];[.H32]))" table:style-name="ce53">
            <text:p>2,484,118<text:s/></text:p>
          </table:table-cell>
          <table:table-cell office:value-type="float" office:value="1992.3981000000001" table:formula="of:=  IF(SUM([.K10];[.M10];[.O10];['漁業生產量值-漁業種類別魚類別生產量值1'.C10];['漁業生產量值-漁業種類別魚類別生產量值1'.E10])=0;&quot;-&quot;;SUM([.K10];[.M10];[.O10];['漁業生產量值-漁業種類別魚類別生產量值1'.C10];['漁業生產量值-漁業種類別魚類別生產量值1'.E10]))" table:style-name="ce56">
            <text:p>1,992<text:s/></text:p>
          </table:table-cell>
          <table:table-cell office:value-type="float" office:value="129467.00848999999" table:formula="of:=  IF(SUM([.L10];[.N10];[.P10];['漁業生產量值-漁業種類別魚類別生產量值1'.D10];['漁業生產量值-漁業種類別魚類別生產量值1'.F10])=0;&quot;-&quot;;SUM([.L10];[.N10];[.P10];['漁業生產量值-漁業種類別魚類別生產量值1'.D10];['漁業生產量值-漁業種類別魚類別生產量值1'.F10]))" table:style-name="ce53">
            <text:p>129,467<text:s/></text:p>
          </table:table-cell>
          <table:table-cell office:value-type="float" office:value="144.89510000000001" table:formula="of:=  IF(SUM([.K11];[.K32])=0;&quot;-&quot;;SUM([.K11];[.K32]))" table:style-name="ce56">
            <text:p>145<text:s/></text:p>
          </table:table-cell>
          <table:table-cell office:value-type="float" office:value="6813.2047499999999" table:formula="of:=  IF(SUM([.L11];[.L32])=0;&quot;-&quot;;SUM([.L11];[.L32]))" table:style-name="ce53">
            <text:p>6,813<text:s/></text:p>
          </table:table-cell>
          <table:table-cell office:value-type="float" office:value="384.50600000000003" table:formula="of:=  IF(SUM([.M11];[.M32])=0;&quot;-&quot;;SUM([.M11];[.M32]))" table:style-name="ce56">
            <text:p>385<text:s/></text:p>
          </table:table-cell>
          <table:table-cell office:value-type="float" office:value="33837.767" table:formula="of:=  IF(SUM([.N11];[.N32])=0;&quot;-&quot;;SUM([.N11];[.N32]))" table:style-name="ce53">
            <text:p>33,838<text:s/></text:p>
          </table:table-cell>
          <table:table-cell office:value-type="float" office:value="660.49099999999999" table:formula="of:=  IF(SUM([.O11];[.O32])=0;&quot;-&quot;;SUM([.O11];[.O32]))" table:style-name="ce56">
            <text:p>660<text:s/></text:p>
          </table:table-cell>
          <table:table-cell office:value-type="float" office:value="45184.545639999997" table:formula="of:=  IF(SUM([.P11];[.P32])=0;&quot;-&quot;;SUM([.P11];[.P32]))" table:style-name="ce53">
            <text:p>45,185<text:s/></text:p>
          </table:table-cell>
          <table:table-cell table:number-columns-repeated="16368"/>
        </table:table-row>
        <table:table-row table:style-name="ro1">
          <table:table-cell office:value-type="string" table:style-name="ce61">
            <text:p>臺灣地區</text:p>
          </table:table-cell>
          <table:table-cell office:value-type="string" table:style-name="ce62">
            <text:p>TAIWAN AREA</text:p>
          </table:table-cell>
          <table:table-cell office:value-type="float" office:value="614195.01866000006" table:formula="of:=  IF(SUM([.C12:.C31])=0;&quot;-&quot;;SUM([.C12:.C31]))" table:style-name="ce57">
            <text:p>614,195<text:s/></text:p>
          </table:table-cell>
          <table:table-cell office:value-type="float" office:value="57704439.949019991" table:formula="of:=  IF(SUM([.D12:.D31])=0;&quot;-&quot;;SUM([.D12:.D31]))" table:style-name="ce35">
            <text:p>57,704,440<text:s/></text:p>
          </table:table-cell>
          <table:table-cell office:value-type="float" office:value="608285.98717999994" table:formula="of:=  IF(SUM([.E12:.E31])=0;&quot;-&quot;;SUM([.E12:.E31]))" table:style-name="ce57">
            <text:p>608,286<text:s/></text:p>
          </table:table-cell>
          <table:table-cell office:value-type="float" office:value="56953438.480020002" table:formula="of:=  IF(SUM([.F12:.F31])=0;&quot;-&quot;;SUM([.F12:.F31]))" table:style-name="ce35">
            <text:p>56,953,438<text:s/></text:p>
          </table:table-cell>
          <table:table-cell office:value-type="float" office:value="63026.013700000003" table:formula="of:=  IF(SUM([.G12:.G31])=0;&quot;-&quot;;SUM([.G12:.G31]))" table:style-name="ce57">
            <text:p>63,026<text:s/></text:p>
          </table:table-cell>
          <table:table-cell office:value-type="float" office:value="2483928.5670799995" table:formula="of:=  IF(SUM([.H12:.H31])=0;&quot;-&quot;;SUM([.H12:.H31]))" table:style-name="ce35">
            <text:p>2,483,929<text:s/></text:p>
          </table:table-cell>
          <table:table-cell office:value-type="float" office:value="1992.3981000000001" table:formula="of:=  IF(SUM([.K11];[.M11];[.O11];['漁業生產量值-漁業種類別魚類別生產量值1'.C11];['漁業生產量值-漁業種類別魚類別生產量值1'.E11])=0;&quot;-&quot;;SUM([.K11];[.M11];[.O11];['漁業生產量值-漁業種類別魚類別生產量值1'.C11];['漁業生產量值-漁業種類別魚類別生產量值1'.E11]))" table:style-name="ce57">
            <text:p>1,992<text:s/></text:p>
          </table:table-cell>
          <table:table-cell office:value-type="float" office:value="129467.00848999999" table:formula="of:=  IF(SUM([.L11];[.N11];[.P11];['漁業生產量值-漁業種類別魚類別生產量值1'.D11];['漁業生產量值-漁業種類別魚類別生產量值1'.F11])=0;&quot;-&quot;;SUM([.L11];[.N11];[.P11];['漁業生產量值-漁業種類別魚類別生產量值1'.D11];['漁業生產量值-漁業種類別魚類別生產量值1'.F11]))" table:style-name="ce35">
            <text:p>129,467<text:s/></text:p>
          </table:table-cell>
          <table:table-cell office:value-type="float" office:value="144.89510000000001" table:formula="of:=  IF(SUM([.K12:.K31])=0;&quot;-&quot;;SUM([.K12:.K31]))" table:style-name="ce57">
            <text:p>145<text:s/></text:p>
          </table:table-cell>
          <table:table-cell office:value-type="float" office:value="6813.2047499999999" table:formula="of:=  IF(SUM([.L12:.L31])=0;&quot;-&quot;;SUM([.L12:.L31]))" table:style-name="ce35">
            <text:p>6,813<text:s/></text:p>
          </table:table-cell>
          <table:table-cell office:value-type="float" office:value="384.50600000000003" table:formula="of:=  IF(SUM([.M12:.M31])=0;&quot;-&quot;;SUM([.M12:.M31]))" table:style-name="ce57">
            <text:p>385<text:s/></text:p>
          </table:table-cell>
          <table:table-cell office:value-type="float" office:value="33837.767" table:formula="of:=  IF(SUM([.N12:.N31])=0;&quot;-&quot;;SUM([.N12:.N31]))" table:style-name="ce35">
            <text:p>33,838<text:s/></text:p>
          </table:table-cell>
          <table:table-cell office:value-type="float" office:value="660.49099999999999" table:formula="of:=  IF(SUM([.O12:.O31])=0;&quot;-&quot;;SUM([.O12:.O31]))" table:style-name="ce57">
            <text:p>660<text:s/></text:p>
          </table:table-cell>
          <table:table-cell office:value-type="float" office:value="45184.545639999997" table:formula="of:=  IF(SUM([.P12:.P31])=0;&quot;-&quot;;SUM([.P12:.P31]))" table:style-name="ce35">
            <text:p>45,185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新北市</text:p>
          </table:table-cell>
          <table:table-cell office:value-type="string" table:style-name="ce62">
            <text:p>NEW TAIPEI CITY</text:p>
          </table:table-cell>
          <table:table-cell office:value-type="float" office:value="26854.251" table:style-name="ce57">
            <text:p>26,854<text:s/></text:p>
          </table:table-cell>
          <table:table-cell office:value-type="float" office:value="2867706.5266800001" table:style-name="ce35">
            <text:p>2,867,707<text:s/></text:p>
          </table:table-cell>
          <table:table-cell office:value-type="float" office:value="26576.730999999996" table:formula="of:=  IF(SUM([.G12];[.I12])&#10;+SUM(['漁業生產量值-漁業種類別魚類別生產量值1'.G12];['漁業生產量值-漁業種類別魚類別生產量值1'.I12];['漁業生產量值-漁業種類別魚類別生產量值1'.K12])&#10;+SUM(['漁業生產量值-漁業種類別魚類別生產量值2'.G12];['漁業生產量值-漁業種類別魚類別生產量值2'.I12];['漁業生產量值-漁業種類別魚類別生產量值2'.K12];['漁業生產量值-漁業種類別魚類別生產量值2'.M12])&#10;+SUM(['漁業生產量值-漁業種類別魚類別生產量值3'.I12];['漁業生產量值-漁業種類別魚類別生產量值3'.O12];['漁業生產量值-漁業種類別魚類別生產量值4'.C12];['漁業生產量值-漁業種類別魚類別生產量值4'.E12])&#10;+SUM(['漁業生產量值-漁業種類別魚類別生產量值4'.M12];['漁業生產量值-漁業種類別魚類別生產量值4'.O12];['漁業生產量值-漁業種類別魚類別生產量值5'.C12];['漁業生產量值-漁業種類別魚類別生產量值5'.E12];['漁業生產量值-漁業種類別魚類別生產量值5'.G12])&#10;+SUM(['漁業生產量值-漁業種類別魚類別生產量值6'.C12];['漁業生產量值-漁業種類別魚類別生產量值6'.E12];['漁業生產量值-漁業種類別魚類別生產量值6'.G12])&#10;+SUM(['漁業生產量值-漁業種類別魚類別生產量值6'.I12];['漁業生產量值-漁業種類別魚類別生產量值6'.K12];['漁業生產量值-漁業種類別魚類別生產量值6'.M12];['漁業生產量值-漁業種類別魚類別生產量值6'.O12];['漁業生產量值-漁業種類別魚類別生產量值7'.C12];['漁業生產量值-漁業種類別魚類別生產量值7'.E12];['漁業生產量值-漁業種類別魚類別生產量值7'.G12])&#10;+SUM(['漁業生產量值-漁業種類別魚類別生產量值7'.I12];['漁業生產量值-漁業種類別魚類別生產量值7'.K12];['漁業生產量值-漁業種類別魚類別生產量值7'.M12])&#10;+SUM(['漁業生產量值-漁業種類別魚類別生產量值9'.O12];['漁業生產量值-漁業種類別魚類別生產量值10'.C12])&#10;+SUM(['漁業生產量值-漁業種類別魚類別生產量值10'.O12])&#10;+SUM(['漁業生產量值-漁業種類別魚類別生產量值11'.K12];['漁業生產量值-漁業種類別魚類別生產量值11'.M12];['漁業生產量值-漁業種類別魚類別生產量值11'.O12];['漁業生產量值-漁業種類別魚類別生產量值12'.C12];['漁業生產量值-漁業種類別魚類別生產量值12'.E12])&#10;+SUM(['漁業生產量值-漁業種類別魚類別生產量值12'.O12])&#10;+SUM(['漁業生產量值-漁業種類別魚類別生產量值14'.K12];['漁業生產量值-漁業種類別魚類別生產量值15'.I12])&#10;+SUM(['漁業生產量值-漁業種類別魚類別生產量值15'.K12];['漁業生產量值-漁業種類別魚類別生產量值15'.M12];['漁業生產量值-漁業種類別魚類別生產量值15'.O12];['漁業生產量值-漁業種類別魚類別生產量值16'.C12])=0;&quot;-&quot;;&#10;SUM([.G12];[.I12])&#10;+SUM(['漁業生產量值-漁業種類別魚類別生產量值1'.G12];['漁業生產量值-漁業種類別魚類別生產量值1'.I12];['漁業生產量值-漁業種類別魚類別生產量值1'.K12])&#10;+SUM(['漁業生產量值-漁業種類別魚類別生產量值2'.G12];['漁業生產量值-漁業種類別魚類別生產量值2'.I12];['漁業生產量值-漁業種類別魚類別生產量值2'.K12];['漁業生產量值-漁業種類別魚類別生產量值2'.M12])&#10;+SUM(['漁業生產量值-漁業種類別魚類別生產量值3'.I12];['漁業生產量值-漁業種類別魚類別生產量值3'.O12];['漁業生產量值-漁業種類別魚類別生產量值4'.C12];['漁業生產量值-漁業種類別魚類別生產量值4'.E12])&#10;+SUM(['漁業生產量值-漁業種類別魚類別生產量值4'.M12];['漁業生產量值-漁業種類別魚類別生產量值4'.O12];['漁業生產量值-漁業種類別魚類別生產量值5'.C12];['漁業生產量值-漁業種類別魚類別生產量值5'.E12];['漁業生產量值-漁業種類別魚類別生產量值5'.G12])&#10;+SUM(['漁業生產量值-漁業種類別魚類別生產量值6'.C12];['漁業生產量值-漁業種類別魚類別生產量值6'.E12];['漁業生產量值-漁業種類別魚類別生產量值6'.G12])&#10;+SUM(['漁業生產量值-漁業種類別魚類別生產量值6'.I12];['漁業生產量值-漁業種類別魚類別生產量值6'.K12];['漁業生產量值-漁業種類別魚類別生產量值6'.M12];['漁業生產量值-漁業種類別魚類別生產量值6'.O12];['漁業生產量值-漁業種類別魚類別生產量值7'.C12];['漁業生產量值-漁業種類別魚類別生產量值7'.E12];['漁業生產量值-漁業種類別魚類別生產量值7'.G12])&#10;+SUM(['漁業生產量值-漁業種類別魚類別生產量值7'.I12];['漁業生產量值-漁業種類別魚類別生產量值7'.K12];['漁業生產量值-漁業種類別魚類別生產量值7'.M12])&#10;+SUM(['漁業生產量值-漁業種類別魚類別生產量值9'.O12];['漁業生產量值-漁業種類別魚類別生產量值10'.C12])&#10;+SUM(['漁業生產量值-漁業種類別魚類別生產量值10'.O12])&#10;+SUM(['漁業生產量值-漁業種類別魚類別生產量值11'.K12];['漁業生產量值-漁業種類別魚類別生產量值11'.M12];['漁業生產量值-漁業種類別魚類別生產量值11'.O12];['漁業生產量值-漁業種類別魚類別生產量值12'.C12];['漁業生產量值-漁業種類別魚類別生產量值12'.E12])&#10;+SUM(['漁業生產量值-漁業種類別魚類別生產量值12'.O12])&#10;+SUM(['漁業生產量值-漁業種類別魚類別生產量值14'.K12];['漁業生產量值-漁業種類別魚類別生產量值15'.I12])&#10;+SUM(['漁業生產量值-漁業種類別魚類別生產量值15'.K12];['漁業生產量值-漁業種類別魚類別生產量值15'.M12];['漁業生產量值-漁業種類別魚類別生產量值15'.O12];['漁業生產量值-漁業種類別魚類別生產量值16'.C12])&#10;)" table:style-name="ce27">
            <text:p>26,577<text:s/></text:p>
          </table:table-cell>
          <table:table-cell office:value-type="float" office:value="2833850.7266799998" table:formula="of:=  IF(SUM([.H12];[.J12])&#10;+SUM(['漁業生產量值-漁業種類別魚類別生產量值1'.H12];['漁業生產量值-漁業種類別魚類別生產量值1'.J12];['漁業生產量值-漁業種類別魚類別生產量值1'.L12];['漁業生產量值-漁業種類別魚類別生產量值2'.F12])&#10;+SUM(['漁業生產量值-漁業種類別魚類別生產量值2'.H12];['漁業生產量值-漁業種類別魚類別生產量值2'.J12];['漁業生產量值-漁業種類別魚類別生產量值2'.L12];['漁業生產量值-漁業種類別魚類別生產量值2'.N12])&#10;+SUM(['漁業生產量值-漁業種類別魚類別生產量值3'.J12];['漁業生產量值-漁業種類別魚類別生產量值3'.P12];['漁業生產量值-漁業種類別魚類別生產量值4'.D12];['漁業生產量值-漁業種類別魚類別生產量值4'.F12])&#10;+SUM(['漁業生產量值-漁業種類別魚類別生產量值4'.N12];['漁業生產量值-漁業種類別魚類別生產量值4'.P12];['漁業生產量值-漁業種類別魚類別生產量值5'.D12];['漁業生產量值-漁業種類別魚類別生產量值5'.F12];['漁業生產量值-漁業種類別魚類別生產量值5'.H12])&#10;+SUM(['漁業生產量值-漁業種類別魚類別生產量值6'.D12];['漁業生產量值-漁業種類別魚類別生產量值6'.F12];['漁業生產量值-漁業種類別魚類別生產量值6'.H12])&#10;+SUM(['漁業生產量值-漁業種類別魚類別生產量值6'.J12];['漁業生產量值-漁業種類別魚類別生產量值6'.L12];['漁業生產量值-漁業種類別魚類別生產量值6'.N12];['漁業生產量值-漁業種類別魚類別生產量值6'.P12];['漁業生產量值-漁業種類別魚類別生產量值7'.D12];['漁業生產量值-漁業種類別魚類別生產量值7'.F12];['漁業生產量值-漁業種類別魚類別生產量值7'.H12])&#10;+SUM(['漁業生產量值-漁業種類別魚類別生產量值7'.J12];['漁業生產量值-漁業種類別魚類別生產量值7'.L12];['漁業生產量值-漁業種類別魚類別生產量值7'.N12])&#10;+SUM(['漁業生產量值-漁業種類別魚類別生產量值9'.P12];['漁業生產量值-漁業種類別魚類別生產量值10'.D12])&#10;+SUM(['漁業生產量值-漁業種類別魚類別生產量值10'.P12])&#10;+SUM(['漁業生產量值-漁業種類別魚類別生產量值11'.L12];['漁業生產量值-漁業種類別魚類別生產量值11'.N12];['漁業生產量值-漁業種類別魚類別生產量值11'.P12];['漁業生產量值-漁業種類別魚類別生產量值12'.D12];['漁業生產量值-漁業種類別魚類別生產量值12'.F12])&#10;+SUM(['漁業生產量值-漁業種類別魚類別生產量值12'.P12])&#10;+SUM(['漁業生產量值-漁業種類別魚類別生產量值14'.L12];['漁業生產量值-漁業種類別魚類別生產量值15'.J12])&#10;+SUM(['漁業生產量值-漁業種類別魚類別生產量值15'.L12];['漁業生產量值-漁業種類別魚類別生產量值15'.N12];['漁業生產量值-漁業種類別魚類別生產量值15'.P12];['漁業生產量值-漁業種類別魚類別生產量值16'.D12])=0;&quot;-&quot;;&#10;SUM([.H12];[.J12])&#10;+SUM(['漁業生產量值-漁業種類別魚類別生產量值1'.H12];['漁業生產量值-漁業種類別魚類別生產量值1'.J12];['漁業生產量值-漁業種類別魚類別生產量值1'.L12];['漁業生產量值-漁業種類別魚類別生產量值2'.F12])&#10;+SUM(['漁業生產量值-漁業種類別魚類別生產量值2'.H12];['漁業生產量值-漁業種類別魚類別生產量值2'.J12];['漁業生產量值-漁業種類別魚類別生產量值2'.L12];['漁業生產量值-漁業種類別魚類別生產量值2'.N12])&#10;+SUM(['漁業生產量值-漁業種類別魚類別生產量值3'.J12];['漁業生產量值-漁業種類別魚類別生產量值3'.P12];['漁業生產量值-漁業種類別魚類別生產量值4'.D12];['漁業生產量值-漁業種類別魚類別生產量值4'.F12])&#10;+SUM(['漁業生產量值-漁業種類別魚類別生產量值4'.N12];['漁業生產量值-漁業種類別魚類別生產量值4'.P12];['漁業生產量值-漁業種類別魚類別生產量值5'.D12];['漁業生產量值-漁業種類別魚類別生產量值5'.F12];['漁業生產量值-漁業種類別魚類別生產量值5'.H12])&#10;+SUM(['漁業生產量值-漁業種類別魚類別生產量值6'.D12];['漁業生產量值-漁業種類別魚類別生產量值6'.F12];['漁業生產量值-漁業種類別魚類別生產量值6'.H12])&#10;+SUM(['漁業生產量值-漁業種類別魚類別生產量值6'.J12];['漁業生產量值-漁業種類別魚類別生產量值6'.L12];['漁業生產量值-漁業種類別魚類別生產量值6'.N12];['漁業生產量值-漁業種類別魚類別生產量值6'.P12];['漁業生產量值-漁業種類別魚類別生產量值7'.D12];['漁業生產量值-漁業種類別魚類別生產量值7'.F12];['漁業生產量值-漁業種類別魚類別生產量值7'.H12])&#10;+SUM(['漁業生產量值-漁業種類別魚類別生產量值7'.J12];['漁業生產量值-漁業種類別魚類別生產量值7'.L12];['漁業生產量值-漁業種類別魚類別生產量值7'.N12])&#10;+SUM(['漁業生產量值-漁業種類別魚類別生產量值9'.P12];['漁業生產量值-漁業種類別魚類別生產量值10'.D12])&#10;+SUM(['漁業生產量值-漁業種類別魚類別生產量值10'.P12])&#10;+SUM(['漁業生產量值-漁業種類別魚類別生產量值11'.L12];['漁業生產量值-漁業種類別魚類別生產量值11'.N12];['漁業生產量值-漁業種類別魚類別生產量值11'.P12];['漁業生產量值-漁業種類別魚類別生產量值12'.D12];['漁業生產量值-漁業種類別魚類別生產量值12'.F12])&#10;+SUM(['漁業生產量值-漁業種類別魚類別生產量值12'.P12])&#10;+SUM(['漁業生產量值-漁業種類別魚類別生產量值14'.L12];['漁業生產量值-漁業種類別魚類別生產量值15'.J12])&#10;+SUM(['漁業生產量值-漁業種類別魚類別生產量值15'.L12];['漁業生產量值-漁業種類別魚類別生產量值15'.N12];['漁業生產量值-漁業種類別魚類別生產量值15'.P12];['漁業生產量值-漁業種類別魚類別生產量值16'.D12])&#10;)" table:style-name="ce27">
            <text:p>2,833,851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office:string-value="-" table:formula="of:=  IF(SUM([.K12];[.M12];[.O12];['漁業生產量值-漁業種類別魚類別生產量值1'.C12];['漁業生產量值-漁業種類別魚類別生產量值1'.E12])=0;&quot;-&quot;;SUM([.K12];[.M12];[.O12];['漁業生產量值-漁業種類別魚類別生產量值1'.C12];['漁業生產量值-漁業種類別魚類別生產量值1'.E12]))" table:style-name="ce57">
            <text:p>-</text:p>
          </table:table-cell>
          <table:table-cell office:value-type="string" office:string-value="-" table:formula="of:=  IF(SUM([.L12];[.N12];[.P12];['漁業生產量值-漁業種類別魚類別生產量值1'.D12];['漁業生產量值-漁業種類別魚類別生產量值1'.F12])=0;&quot;-&quot;;SUM([.L12];[.N12];[.P12];['漁業生產量值-漁業種類別魚類別生產量值1'.D12];['漁業生產量值-漁業種類別魚類別生產量值1'.F12]))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北市</text:p>
          </table:table-cell>
          <table:table-cell office:value-type="string" table:style-name="ce62">
            <text:p>TAIPEI CITY</text:p>
          </table:table-cell>
          <table:table-cell office:value-type="string" table:style-name="ce57">
            <text:p>-</text:p>
          </table:table-cell>
          <table:table-cell office:value-type="float" office:value="9552" table:style-name="ce35">
            <text:p>9,552<text:s/></text:p>
          </table:table-cell>
          <table:table-cell office:value-type="string" office:string-value="-" table:formula="of:=  IF(SUM([.G13];[.I13])&#10;+SUM(['漁業生產量值-漁業種類別魚類別生產量值1'.G13];['漁業生產量值-漁業種類別魚類別生產量值1'.I13];['漁業生產量值-漁業種類別魚類別生產量值1'.K13])&#10;+SUM(['漁業生產量值-漁業種類別魚類別生產量值2'.G13];['漁業生產量值-漁業種類別魚類別生產量值2'.I13];['漁業生產量值-漁業種類別魚類別生產量值2'.K13];['漁業生產量值-漁業種類別魚類別生產量值2'.M13])&#10;+SUM(['漁業生產量值-漁業種類別魚類別生產量值3'.I13];['漁業生產量值-漁業種類別魚類別生產量值3'.O13];['漁業生產量值-漁業種類別魚類別生產量值4'.C13];['漁業生產量值-漁業種類別魚類別生產量值4'.E13])&#10;+SUM(['漁業生產量值-漁業種類別魚類別生產量值4'.M13];['漁業生產量值-漁業種類別魚類別生產量值4'.O13];['漁業生產量值-漁業種類別魚類別生產量值5'.C13];['漁業生產量值-漁業種類別魚類別生產量值5'.E13];['漁業生產量值-漁業種類別魚類別生產量值5'.G13])&#10;+SUM(['漁業生產量值-漁業種類別魚類別生產量值6'.C13];['漁業生產量值-漁業種類別魚類別生產量值6'.E13];['漁業生產量值-漁業種類別魚類別生產量值6'.G13])&#10;+SUM(['漁業生產量值-漁業種類別魚類別生產量值6'.I13];['漁業生產量值-漁業種類別魚類別生產量值6'.K13];['漁業生產量值-漁業種類別魚類別生產量值6'.M13];['漁業生產量值-漁業種類別魚類別生產量值6'.O13];['漁業生產量值-漁業種類別魚類別生產量值7'.C13];['漁業生產量值-漁業種類別魚類別生產量值7'.E13];['漁業生產量值-漁業種類別魚類別生產量值7'.G13])&#10;+SUM(['漁業生產量值-漁業種類別魚類別生產量值7'.I13];['漁業生產量值-漁業種類別魚類別生產量值7'.K13];['漁業生產量值-漁業種類別魚類別生產量值7'.M13])&#10;+SUM(['漁業生產量值-漁業種類別魚類別生產量值9'.O13];['漁業生產量值-漁業種類別魚類別生產量值10'.C13])&#10;+SUM(['漁業生產量值-漁業種類別魚類別生產量值10'.O13])&#10;+SUM(['漁業生產量值-漁業種類別魚類別生產量值11'.K13];['漁業生產量值-漁業種類別魚類別生產量值11'.M13];['漁業生產量值-漁業種類別魚類別生產量值11'.O13];['漁業生產量值-漁業種類別魚類別生產量值12'.C13];['漁業生產量值-漁業種類別魚類別生產量值12'.E13])&#10;+SUM(['漁業生產量值-漁業種類別魚類別生產量值12'.O13])&#10;+SUM(['漁業生產量值-漁業種類別魚類別生產量值14'.K13];['漁業生產量值-漁業種類別魚類別生產量值15'.I13])&#10;+SUM(['漁業生產量值-漁業種類別魚類別生產量值15'.K13];['漁業生產量值-漁業種類別魚類別生產量值15'.M13];['漁業生產量值-漁業種類別魚類別生產量值15'.O13];['漁業生產量值-漁業種類別魚類別生產量值16'.C13])=0;&quot;-&quot;;&#10;SUM([.G13];[.I13])&#10;+SUM(['漁業生產量值-漁業種類別魚類別生產量值1'.G13];['漁業生產量值-漁業種類別魚類別生產量值1'.I13];['漁業生產量值-漁業種類別魚類別生產量值1'.K13])&#10;+SUM(['漁業生產量值-漁業種類別魚類別生產量值2'.G13];['漁業生產量值-漁業種類別魚類別生產量值2'.I13];['漁業生產量值-漁業種類別魚類別生產量值2'.K13];['漁業生產量值-漁業種類別魚類別生產量值2'.M13])&#10;+SUM(['漁業生產量值-漁業種類別魚類別生產量值3'.I13];['漁業生產量值-漁業種類別魚類別生產量值3'.O13];['漁業生產量值-漁業種類別魚類別生產量值4'.C13];['漁業生產量值-漁業種類別魚類別生產量值4'.E13])&#10;+SUM(['漁業生產量值-漁業種類別魚類別生產量值4'.M13];['漁業生產量值-漁業種類別魚類別生產量值4'.O13];['漁業生產量值-漁業種類別魚類別生產量值5'.C13];['漁業生產量值-漁業種類別魚類別生產量值5'.E13];['漁業生產量值-漁業種類別魚類別生產量值5'.G13])&#10;+SUM(['漁業生產量值-漁業種類別魚類別生產量值6'.C13];['漁業生產量值-漁業種類別魚類別生產量值6'.E13];['漁業生產量值-漁業種類別魚類別生產量值6'.G13])&#10;+SUM(['漁業生產量值-漁業種類別魚類別生產量值6'.I13];['漁業生產量值-漁業種類別魚類別生產量值6'.K13];['漁業生產量值-漁業種類別魚類別生產量值6'.M13];['漁業生產量值-漁業種類別魚類別生產量值6'.O13];['漁業生產量值-漁業種類別魚類別生產量值7'.C13];['漁業生產量值-漁業種類別魚類別生產量值7'.E13];['漁業生產量值-漁業種類別魚類別生產量值7'.G13])&#10;+SUM(['漁業生產量值-漁業種類別魚類別生產量值7'.I13];['漁業生產量值-漁業種類別魚類別生產量值7'.K13];['漁業生產量值-漁業種類別魚類別生產量值7'.M13])&#10;+SUM(['漁業生產量值-漁業種類別魚類別生產量值9'.O13];['漁業生產量值-漁業種類別魚類別生產量值10'.C13])&#10;+SUM(['漁業生產量值-漁業種類別魚類別生產量值10'.O13])&#10;+SUM(['漁業生產量值-漁業種類別魚類別生產量值11'.K13];['漁業生產量值-漁業種類別魚類別生產量值11'.M13];['漁業生產量值-漁業種類別魚類別生產量值11'.O13];['漁業生產量值-漁業種類別魚類別生產量值12'.C13];['漁業生產量值-漁業種類別魚類別生產量值12'.E13])&#10;+SUM(['漁業生產量值-漁業種類別魚類別生產量值12'.O13])&#10;+SUM(['漁業生產量值-漁業種類別魚類別生產量值14'.K13];['漁業生產量值-漁業種類別魚類別生產量值15'.I13])&#10;+SUM(['漁業生產量值-漁業種類別魚類別生產量值15'.K13];['漁業生產量值-漁業種類別魚類別生產量值15'.M13];['漁業生產量值-漁業種類別魚類別生產量值15'.O13];['漁業生產量值-漁業種類別魚類別生產量值16'.C13])&#10;)" table:style-name="ce27">
            <text:p>-</text:p>
          </table:table-cell>
          <table:table-cell office:value-type="float" office:value="9552" table:formula="of:=  IF(SUM([.H13];[.J13])&#10;+SUM(['漁業生產量值-漁業種類別魚類別生產量值1'.H13];['漁業生產量值-漁業種類別魚類別生產量值1'.J13];['漁業生產量值-漁業種類別魚類別生產量值1'.L13];['漁業生產量值-漁業種類別魚類別生產量值2'.F13])&#10;+SUM(['漁業生產量值-漁業種類別魚類別生產量值2'.H13];['漁業生產量值-漁業種類別魚類別生產量值2'.J13];['漁業生產量值-漁業種類別魚類別生產量值2'.L13];['漁業生產量值-漁業種類別魚類別生產量值2'.N13])&#10;+SUM(['漁業生產量值-漁業種類別魚類別生產量值3'.J13];['漁業生產量值-漁業種類別魚類別生產量值3'.P13];['漁業生產量值-漁業種類別魚類別生產量值4'.D13];['漁業生產量值-漁業種類別魚類別生產量值4'.F13])&#10;+SUM(['漁業生產量值-漁業種類別魚類別生產量值4'.N13];['漁業生產量值-漁業種類別魚類別生產量值4'.P13];['漁業生產量值-漁業種類別魚類別生產量值5'.D13];['漁業生產量值-漁業種類別魚類別生產量值5'.F13];['漁業生產量值-漁業種類別魚類別生產量值5'.H13])&#10;+SUM(['漁業生產量值-漁業種類別魚類別生產量值6'.D13];['漁業生產量值-漁業種類別魚類別生產量值6'.F13];['漁業生產量值-漁業種類別魚類別生產量值6'.H13])&#10;+SUM(['漁業生產量值-漁業種類別魚類別生產量值6'.J13];['漁業生產量值-漁業種類別魚類別生產量值6'.L13];['漁業生產量值-漁業種類別魚類別生產量值6'.N13];['漁業生產量值-漁業種類別魚類別生產量值6'.P13];['漁業生產量值-漁業種類別魚類別生產量值7'.D13];['漁業生產量值-漁業種類別魚類別生產量值7'.F13];['漁業生產量值-漁業種類別魚類別生產量值7'.H13])&#10;+SUM(['漁業生產量值-漁業種類別魚類別生產量值7'.J13];['漁業生產量值-漁業種類別魚類別生產量值7'.L13];['漁業生產量值-漁業種類別魚類別生產量值7'.N13])&#10;+SUM(['漁業生產量值-漁業種類別魚類別生產量值9'.P13];['漁業生產量值-漁業種類別魚類別生產量值10'.D13])&#10;+SUM(['漁業生產量值-漁業種類別魚類別生產量值10'.P13])&#10;+SUM(['漁業生產量值-漁業種類別魚類別生產量值11'.L13];['漁業生產量值-漁業種類別魚類別生產量值11'.N13];['漁業生產量值-漁業種類別魚類別生產量值11'.P13];['漁業生產量值-漁業種類別魚類別生產量值12'.D13];['漁業生產量值-漁業種類別魚類別生產量值12'.F13])&#10;+SUM(['漁業生產量值-漁業種類別魚類別生產量值12'.P13])&#10;+SUM(['漁業生產量值-漁業種類別魚類別生產量值14'.L13];['漁業生產量值-漁業種類別魚類別生產量值15'.J13])&#10;+SUM(['漁業生產量值-漁業種類別魚類別生產量值15'.L13];['漁業生產量值-漁業種類別魚類別生產量值15'.N13];['漁業生產量值-漁業種類別魚類別生產量值15'.P13];['漁業生產量值-漁業種類別魚類別生產量值16'.D13])=0;&quot;-&quot;;&#10;SUM([.H13];[.J13])&#10;+SUM(['漁業生產量值-漁業種類別魚類別生產量值1'.H13];['漁業生產量值-漁業種類別魚類別生產量值1'.J13];['漁業生產量值-漁業種類別魚類別生產量值1'.L13];['漁業生產量值-漁業種類別魚類別生產量值2'.F13])&#10;+SUM(['漁業生產量值-漁業種類別魚類別生產量值2'.H13];['漁業生產量值-漁業種類別魚類別生產量值2'.J13];['漁業生產量值-漁業種類別魚類別生產量值2'.L13];['漁業生產量值-漁業種類別魚類別生產量值2'.N13])&#10;+SUM(['漁業生產量值-漁業種類別魚類別生產量值3'.J13];['漁業生產量值-漁業種類別魚類別生產量值3'.P13];['漁業生產量值-漁業種類別魚類別生產量值4'.D13];['漁業生產量值-漁業種類別魚類別生產量值4'.F13])&#10;+SUM(['漁業生產量值-漁業種類別魚類別生產量值4'.N13];['漁業生產量值-漁業種類別魚類別生產量值4'.P13];['漁業生產量值-漁業種類別魚類別生產量值5'.D13];['漁業生產量值-漁業種類別魚類別生產量值5'.F13];['漁業生產量值-漁業種類別魚類別生產量值5'.H13])&#10;+SUM(['漁業生產量值-漁業種類別魚類別生產量值6'.D13];['漁業生產量值-漁業種類別魚類別生產量值6'.F13];['漁業生產量值-漁業種類別魚類別生產量值6'.H13])&#10;+SUM(['漁業生產量值-漁業種類別魚類別生產量值6'.J13];['漁業生產量值-漁業種類別魚類別生產量值6'.L13];['漁業生產量值-漁業種類別魚類別生產量值6'.N13];['漁業生產量值-漁業種類別魚類別生產量值6'.P13];['漁業生產量值-漁業種類別魚類別生產量值7'.D13];['漁業生產量值-漁業種類別魚類別生產量值7'.F13];['漁業生產量值-漁業種類別魚類別生產量值7'.H13])&#10;+SUM(['漁業生產量值-漁業種類別魚類別生產量值7'.J13];['漁業生產量值-漁業種類別魚類別生產量值7'.L13];['漁業生產量值-漁業種類別魚類別生產量值7'.N13])&#10;+SUM(['漁業生產量值-漁業種類別魚類別生產量值9'.P13];['漁業生產量值-漁業種類別魚類別生產量值10'.D13])&#10;+SUM(['漁業生產量值-漁業種類別魚類別生產量值10'.P13])&#10;+SUM(['漁業生產量值-漁業種類別魚類別生產量值11'.L13];['漁業生產量值-漁業種類別魚類別生產量值11'.N13];['漁業生產量值-漁業種類別魚類別生產量值11'.P13];['漁業生產量值-漁業種類別魚類別生產量值12'.D13];['漁業生產量值-漁業種類別魚類別生產量值12'.F13])&#10;+SUM(['漁業生產量值-漁業種類別魚類別生產量值12'.P13])&#10;+SUM(['漁業生產量值-漁業種類別魚類別生產量值14'.L13];['漁業生產量值-漁業種類別魚類別生產量值15'.J13])&#10;+SUM(['漁業生產量值-漁業種類別魚類別生產量值15'.L13];['漁業生產量值-漁業種類別魚類別生產量值15'.N13];['漁業生產量值-漁業種類別魚類別生產量值15'.P13];['漁業生產量值-漁業種類別魚類別生產量值16'.D13])&#10;)" table:style-name="ce27">
            <text:p>9,552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office:string-value="-" table:formula="of:=  IF(SUM([.K13];[.M13];[.O13];['漁業生產量值-漁業種類別魚類別生產量值1'.C13];['漁業生產量值-漁業種類別魚類別生產量值1'.E13])=0;&quot;-&quot;;SUM([.K13];[.M13];[.O13];['漁業生產量值-漁業種類別魚類別生產量值1'.C13];['漁業生產量值-漁業種類別魚類別生產量值1'.E13]))" table:style-name="ce57">
            <text:p>-</text:p>
          </table:table-cell>
          <table:table-cell office:value-type="string" office:string-value="-" table:formula="of:=  IF(SUM([.L13];[.N13];[.P13];['漁業生產量值-漁業種類別魚類別生產量值1'.D13];['漁業生產量值-漁業種類別魚類別生產量值1'.F13])=0;&quot;-&quot;;SUM([.L13];[.N13];[.P13];['漁業生產量值-漁業種類別魚類別生產量值1'.D13];['漁業生產量值-漁業種類別魚類別生產量值1'.F13]))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桃園市</text:p>
          </table:table-cell>
          <table:table-cell office:value-type="string" table:style-name="ce62">
            <text:p>TAOYUAN CITY</text:p>
          </table:table-cell>
          <table:table-cell office:value-type="float" office:value="2036.19" table:style-name="ce57">
            <text:p>2,036<text:s/></text:p>
          </table:table-cell>
          <table:table-cell office:value-type="float" office:value="342475.78869999998" table:style-name="ce35">
            <text:p>342,476<text:s/></text:p>
          </table:table-cell>
          <table:table-cell office:value-type="float" office:value="1858.5746000000004" table:formula="of:=  IF(SUM([.G14];[.I14])&#10;+SUM(['漁業生產量值-漁業種類別魚類別生產量值1'.G14];['漁業生產量值-漁業種類別魚類別生產量值1'.I14];['漁業生產量值-漁業種類別魚類別生產量值1'.K14])&#10;+SUM(['漁業生產量值-漁業種類別魚類別生產量值2'.G14];['漁業生產量值-漁業種類別魚類別生產量值2'.I14];['漁業生產量值-漁業種類別魚類別生產量值2'.K14];['漁業生產量值-漁業種類別魚類別生產量值2'.M14])&#10;+SUM(['漁業生產量值-漁業種類別魚類別生產量值3'.I14];['漁業生產量值-漁業種類別魚類別生產量值3'.O14];['漁業生產量值-漁業種類別魚類別生產量值4'.C14];['漁業生產量值-漁業種類別魚類別生產量值4'.E14])&#10;+SUM(['漁業生產量值-漁業種類別魚類別生產量值4'.M14];['漁業生產量值-漁業種類別魚類別生產量值4'.O14];['漁業生產量值-漁業種類別魚類別生產量值5'.C14];['漁業生產量值-漁業種類別魚類別生產量值5'.E14];['漁業生產量值-漁業種類別魚類別生產量值5'.G14])&#10;+SUM(['漁業生產量值-漁業種類別魚類別生產量值6'.C14];['漁業生產量值-漁業種類別魚類別生產量值6'.E14];['漁業生產量值-漁業種類別魚類別生產量值6'.G14])&#10;+SUM(['漁業生產量值-漁業種類別魚類別生產量值6'.I14];['漁業生產量值-漁業種類別魚類別生產量值6'.K14];['漁業生產量值-漁業種類別魚類別生產量值6'.M14];['漁業生產量值-漁業種類別魚類別生產量值6'.O14];['漁業生產量值-漁業種類別魚類別生產量值7'.C14];['漁業生產量值-漁業種類別魚類別生產量值7'.E14];['漁業生產量值-漁業種類別魚類別生產量值7'.G14])&#10;+SUM(['漁業生產量值-漁業種類別魚類別生產量值7'.I14];['漁業生產量值-漁業種類別魚類別生產量值7'.K14];['漁業生產量值-漁業種類別魚類別生產量值7'.M14])&#10;+SUM(['漁業生產量值-漁業種類別魚類別生產量值9'.O14];['漁業生產量值-漁業種類別魚類別生產量值10'.C14])&#10;+SUM(['漁業生產量值-漁業種類別魚類別生產量值10'.O14])&#10;+SUM(['漁業生產量值-漁業種類別魚類別生產量值11'.K14];['漁業生產量值-漁業種類別魚類別生產量值11'.M14];['漁業生產量值-漁業種類別魚類別生產量值11'.O14];['漁業生產量值-漁業種類別魚類別生產量值12'.C14];['漁業生產量值-漁業種類別魚類別生產量值12'.E14])&#10;+SUM(['漁業生產量值-漁業種類別魚類別生產量值12'.O14])&#10;+SUM(['漁業生產量值-漁業種類別魚類別生產量值14'.K14];['漁業生產量值-漁業種類別魚類別生產量值15'.I14])&#10;+SUM(['漁業生產量值-漁業種類別魚類別生產量值15'.K14];['漁業生產量值-漁業種類別魚類別生產量值15'.M14];['漁業生產量值-漁業種類別魚類別生產量值15'.O14];['漁業生產量值-漁業種類別魚類別生產量值16'.C14])=0;&quot;-&quot;;&#10;SUM([.G14];[.I14])&#10;+SUM(['漁業生產量值-漁業種類別魚類別生產量值1'.G14];['漁業生產量值-漁業種類別魚類別生產量值1'.I14];['漁業生產量值-漁業種類別魚類別生產量值1'.K14])&#10;+SUM(['漁業生產量值-漁業種類別魚類別生產量值2'.G14];['漁業生產量值-漁業種類別魚類別生產量值2'.I14];['漁業生產量值-漁業種類別魚類別生產量值2'.K14];['漁業生產量值-漁業種類別魚類別生產量值2'.M14])&#10;+SUM(['漁業生產量值-漁業種類別魚類別生產量值3'.I14];['漁業生產量值-漁業種類別魚類別生產量值3'.O14];['漁業生產量值-漁業種類別魚類別生產量值4'.C14];['漁業生產量值-漁業種類別魚類別生產量值4'.E14])&#10;+SUM(['漁業生產量值-漁業種類別魚類別生產量值4'.M14];['漁業生產量值-漁業種類別魚類別生產量值4'.O14];['漁業生產量值-漁業種類別魚類別生產量值5'.C14];['漁業生產量值-漁業種類別魚類別生產量值5'.E14];['漁業生產量值-漁業種類別魚類別生產量值5'.G14])&#10;+SUM(['漁業生產量值-漁業種類別魚類別生產量值6'.C14];['漁業生產量值-漁業種類別魚類別生產量值6'.E14];['漁業生產量值-漁業種類別魚類別生產量值6'.G14])&#10;+SUM(['漁業生產量值-漁業種類別魚類別生產量值6'.I14];['漁業生產量值-漁業種類別魚類別生產量值6'.K14];['漁業生產量值-漁業種類別魚類別生產量值6'.M14];['漁業生產量值-漁業種類別魚類別生產量值6'.O14];['漁業生產量值-漁業種類別魚類別生產量值7'.C14];['漁業生產量值-漁業種類別魚類別生產量值7'.E14];['漁業生產量值-漁業種類別魚類別生產量值7'.G14])&#10;+SUM(['漁業生產量值-漁業種類別魚類別生產量值7'.I14];['漁業生產量值-漁業種類別魚類別生產量值7'.K14];['漁業生產量值-漁業種類別魚類別生產量值7'.M14])&#10;+SUM(['漁業生產量值-漁業種類別魚類別生產量值9'.O14];['漁業生產量值-漁業種類別魚類別生產量值10'.C14])&#10;+SUM(['漁業生產量值-漁業種類別魚類別生產量值10'.O14])&#10;+SUM(['漁業生產量值-漁業種類別魚類別生產量值11'.K14];['漁業生產量值-漁業種類別魚類別生產量值11'.M14];['漁業生產量值-漁業種類別魚類別生產量值11'.O14];['漁業生產量值-漁業種類別魚類別生產量值12'.C14];['漁業生產量值-漁業種類別魚類別生產量值12'.E14])&#10;+SUM(['漁業生產量值-漁業種類別魚類別生產量值12'.O14])&#10;+SUM(['漁業生產量值-漁業種類別魚類別生產量值14'.K14];['漁業生產量值-漁業種類別魚類別生產量值15'.I14])&#10;+SUM(['漁業生產量值-漁業種類別魚類別生產量值15'.K14];['漁業生產量值-漁業種類別魚類別生產量值15'.M14];['漁業生產量值-漁業種類別魚類別生產量值15'.O14];['漁業生產量值-漁業種類別魚類別生產量值16'.C14])&#10;)" table:style-name="ce27">
            <text:p>1,859<text:s/></text:p>
          </table:table-cell>
          <table:table-cell office:value-type="float" office:value="219369.07670000003" table:formula="of:=  IF(SUM([.H14];[.J14])&#10;+SUM(['漁業生產量值-漁業種類別魚類別生產量值1'.H14];['漁業生產量值-漁業種類別魚類別生產量值1'.J14];['漁業生產量值-漁業種類別魚類別生產量值1'.L14];['漁業生產量值-漁業種類別魚類別生產量值2'.F14])&#10;+SUM(['漁業生產量值-漁業種類別魚類別生產量值2'.H14];['漁業生產量值-漁業種類別魚類別生產量值2'.J14];['漁業生產量值-漁業種類別魚類別生產量值2'.L14];['漁業生產量值-漁業種類別魚類別生產量值2'.N14])&#10;+SUM(['漁業生產量值-漁業種類別魚類別生產量值3'.J14];['漁業生產量值-漁業種類別魚類別生產量值3'.P14];['漁業生產量值-漁業種類別魚類別生產量值4'.D14];['漁業生產量值-漁業種類別魚類別生產量值4'.F14])&#10;+SUM(['漁業生產量值-漁業種類別魚類別生產量值4'.N14];['漁業生產量值-漁業種類別魚類別生產量值4'.P14];['漁業生產量值-漁業種類別魚類別生產量值5'.D14];['漁業生產量值-漁業種類別魚類別生產量值5'.F14];['漁業生產量值-漁業種類別魚類別生產量值5'.H14])&#10;+SUM(['漁業生產量值-漁業種類別魚類別生產量值6'.D14];['漁業生產量值-漁業種類別魚類別生產量值6'.F14];['漁業生產量值-漁業種類別魚類別生產量值6'.H14])&#10;+SUM(['漁業生產量值-漁業種類別魚類別生產量值6'.J14];['漁業生產量值-漁業種類別魚類別生產量值6'.L14];['漁業生產量值-漁業種類別魚類別生產量值6'.N14];['漁業生產量值-漁業種類別魚類別生產量值6'.P14];['漁業生產量值-漁業種類別魚類別生產量值7'.D14];['漁業生產量值-漁業種類別魚類別生產量值7'.F14];['漁業生產量值-漁業種類別魚類別生產量值7'.H14])&#10;+SUM(['漁業生產量值-漁業種類別魚類別生產量值7'.J14];['漁業生產量值-漁業種類別魚類別生產量值7'.L14];['漁業生產量值-漁業種類別魚類別生產量值7'.N14])&#10;+SUM(['漁業生產量值-漁業種類別魚類別生產量值9'.P14];['漁業生產量值-漁業種類別魚類別生產量值10'.D14])&#10;+SUM(['漁業生產量值-漁業種類別魚類別生產量值10'.P14])&#10;+SUM(['漁業生產量值-漁業種類別魚類別生產量值11'.L14];['漁業生產量值-漁業種類別魚類別生產量值11'.N14];['漁業生產量值-漁業種類別魚類別生產量值11'.P14];['漁業生產量值-漁業種類別魚類別生產量值12'.D14];['漁業生產量值-漁業種類別魚類別生產量值12'.F14])&#10;+SUM(['漁業生產量值-漁業種類別魚類別生產量值12'.P14])&#10;+SUM(['漁業生產量值-漁業種類別魚類別生產量值14'.L14];['漁業生產量值-漁業種類別魚類別生產量值15'.J14])&#10;+SUM(['漁業生產量值-漁業種類別魚類別生產量值15'.L14];['漁業生產量值-漁業種類別魚類別生產量值15'.N14];['漁業生產量值-漁業種類別魚類別生產量值15'.P14];['漁業生產量值-漁業種類別魚類別生產量值16'.D14])=0;&quot;-&quot;;&#10;SUM([.H14];[.J14])&#10;+SUM(['漁業生產量值-漁業種類別魚類別生產量值1'.H14];['漁業生產量值-漁業種類別魚類別生產量值1'.J14];['漁業生產量值-漁業種類別魚類別生產量值1'.L14];['漁業生產量值-漁業種類別魚類別生產量值2'.F14])&#10;+SUM(['漁業生產量值-漁業種類別魚類別生產量值2'.H14];['漁業生產量值-漁業種類別魚類別生產量值2'.J14];['漁業生產量值-漁業種類別魚類別生產量值2'.L14];['漁業生產量值-漁業種類別魚類別生產量值2'.N14])&#10;+SUM(['漁業生產量值-漁業種類別魚類別生產量值3'.J14];['漁業生產量值-漁業種類別魚類別生產量值3'.P14];['漁業生產量值-漁業種類別魚類別生產量值4'.D14];['漁業生產量值-漁業種類別魚類別生產量值4'.F14])&#10;+SUM(['漁業生產量值-漁業種類別魚類別生產量值4'.N14];['漁業生產量值-漁業種類別魚類別生產量值4'.P14];['漁業生產量值-漁業種類別魚類別生產量值5'.D14];['漁業生產量值-漁業種類別魚類別生產量值5'.F14];['漁業生產量值-漁業種類別魚類別生產量值5'.H14])&#10;+SUM(['漁業生產量值-漁業種類別魚類別生產量值6'.D14];['漁業生產量值-漁業種類別魚類別生產量值6'.F14];['漁業生產量值-漁業種類別魚類別生產量值6'.H14])&#10;+SUM(['漁業生產量值-漁業種類別魚類別生產量值6'.J14];['漁業生產量值-漁業種類別魚類別生產量值6'.L14];['漁業生產量值-漁業種類別魚類別生產量值6'.N14];['漁業生產量值-漁業種類別魚類別生產量值6'.P14];['漁業生產量值-漁業種類別魚類別生產量值7'.D14];['漁業生產量值-漁業種類別魚類別生產量值7'.F14];['漁業生產量值-漁業種類別魚類別生產量值7'.H14])&#10;+SUM(['漁業生產量值-漁業種類別魚類別生產量值7'.J14];['漁業生產量值-漁業種類別魚類別生產量值7'.L14];['漁業生產量值-漁業種類別魚類別生產量值7'.N14])&#10;+SUM(['漁業生產量值-漁業種類別魚類別生產量值9'.P14];['漁業生產量值-漁業種類別魚類別生產量值10'.D14])&#10;+SUM(['漁業生產量值-漁業種類別魚類別生產量值10'.P14])&#10;+SUM(['漁業生產量值-漁業種類別魚類別生產量值11'.L14];['漁業生產量值-漁業種類別魚類別生產量值11'.N14];['漁業生產量值-漁業種類別魚類別生產量值11'.P14];['漁業生產量值-漁業種類別魚類別生產量值12'.D14];['漁業生產量值-漁業種類別魚類別生產量值12'.F14])&#10;+SUM(['漁業生產量值-漁業種類別魚類別生產量值12'.P14])&#10;+SUM(['漁業生產量值-漁業種類別魚類別生產量值14'.L14];['漁業生產量值-漁業種類別魚類別生產量值15'.J14])&#10;+SUM(['漁業生產量值-漁業種類別魚類別生產量值15'.L14];['漁業生產量值-漁業種類別魚類別生產量值15'.N14];['漁業生產量值-漁業種類別魚類別生產量值15'.P14];['漁業生產量值-漁業種類別魚類別生產量值16'.D14])&#10;)" table:style-name="ce27">
            <text:p>219,369<text:s/></text:p>
          </table:table-cell>
          <table:table-cell office:value-type="float" office:value="787.59900000000005" table:style-name="ce57">
            <text:p>788<text:s/></text:p>
          </table:table-cell>
          <table:table-cell office:value-type="float" office:value="38222.307000000001" table:style-name="ce35">
            <text:p>38,222<text:s/></text:p>
          </table:table-cell>
          <table:table-cell office:value-type="float" office:value="645.57600000000002" table:formula="of:=  IF(SUM([.K14];[.M14];[.O14];['漁業生產量值-漁業種類別魚類別生產量值1'.C14];['漁業生產量值-漁業種類別魚類別生產量值1'.E14])=0;&quot;-&quot;;SUM([.K14];[.M14];[.O14];['漁業生產量值-漁業種類別魚類別生產量值1'.C14];['漁業生產量值-漁業種類別魚類別生產量值1'.E14]))" table:style-name="ce57">
            <text:p>646<text:s/></text:p>
          </table:table-cell>
          <table:table-cell office:value-type="float" office:value="41021.854200000002" table:formula="of:=  IF(SUM([.L14];[.N14];[.P14];['漁業生產量值-漁業種類別魚類別生產量值1'.D14];['漁業生產量值-漁業種類別魚類別生產量值1'.F14])=0;&quot;-&quot;;SUM([.L14];[.N14];[.P14];['漁業生產量值-漁業種類別魚類別生產量值1'.D14];['漁業生產量值-漁業種類別魚類別生產量值1'.F14]))" table:style-name="ce35">
            <text:p>41,022<text:s/></text:p>
          </table:table-cell>
          <table:table-cell office:value-type="float" office:value="62.258000000000003" table:style-name="ce57">
            <text:p>62<text:s/></text:p>
          </table:table-cell>
          <table:table-cell office:value-type="float" office:value="2878.5331999999999" table:style-name="ce35">
            <text:p>2,879<text:s/></text:p>
          </table:table-cell>
          <table:table-cell office:value-type="float" office:value="47.223999999999997" table:style-name="ce57">
            <text:p>47<text:s/></text:p>
          </table:table-cell>
          <table:table-cell office:value-type="float" office:value="3641.2240000000002" table:style-name="ce35">
            <text:p>3,641<text:s/></text:p>
          </table:table-cell>
          <table:table-cell office:value-type="float" office:value="126.255" table:style-name="ce57">
            <text:p>126<text:s/></text:p>
          </table:table-cell>
          <table:table-cell office:value-type="float" office:value="8200.51" table:style-name="ce35">
            <text:p>8,201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中市</text:p>
          </table:table-cell>
          <table:table-cell office:value-type="string" table:style-name="ce62">
            <text:p>TAICHUNG CITY</text:p>
          </table:table-cell>
          <table:table-cell office:value-type="float" office:value="1163.77189" table:style-name="ce57">
            <text:p>1,164<text:s/></text:p>
          </table:table-cell>
          <table:table-cell office:value-type="float" office:value="243265.74178000001" table:style-name="ce35">
            <text:p>243,266<text:s/></text:p>
          </table:table-cell>
          <table:table-cell office:value-type="float" office:value="1084.6199999999999" table:formula="of:=  IF(SUM([.G15];[.I15])&#10;+SUM(['漁業生產量值-漁業種類別魚類別生產量值1'.G15];['漁業生產量值-漁業種類別魚類別生產量值1'.I15];['漁業生產量值-漁業種類別魚類別生產量值1'.K15])&#10;+SUM(['漁業生產量值-漁業種類別魚類別生產量值2'.G15];['漁業生產量值-漁業種類別魚類別生產量值2'.I15];['漁業生產量值-漁業種類別魚類別生產量值2'.K15];['漁業生產量值-漁業種類別魚類別生產量值2'.M15])&#10;+SUM(['漁業生產量值-漁業種類別魚類別生產量值3'.I15];['漁業生產量值-漁業種類別魚類別生產量值3'.O15];['漁業生產量值-漁業種類別魚類別生產量值4'.C15];['漁業生產量值-漁業種類別魚類別生產量值4'.E15])&#10;+SUM(['漁業生產量值-漁業種類別魚類別生產量值4'.M15];['漁業生產量值-漁業種類別魚類別生產量值4'.O15];['漁業生產量值-漁業種類別魚類別生產量值5'.C15];['漁業生產量值-漁業種類別魚類別生產量值5'.E15];['漁業生產量值-漁業種類別魚類別生產量值5'.G15])&#10;+SUM(['漁業生產量值-漁業種類別魚類別生產量值6'.C15];['漁業生產量值-漁業種類別魚類別生產量值6'.E15];['漁業生產量值-漁業種類別魚類別生產量值6'.G15])&#10;+SUM(['漁業生產量值-漁業種類別魚類別生產量值6'.I15];['漁業生產量值-漁業種類別魚類別生產量值6'.K15];['漁業生產量值-漁業種類別魚類別生產量值6'.M15];['漁業生產量值-漁業種類別魚類別生產量值6'.O15];['漁業生產量值-漁業種類別魚類別生產量值7'.C15];['漁業生產量值-漁業種類別魚類別生產量值7'.E15];['漁業生產量值-漁業種類別魚類別生產量值7'.G15])&#10;+SUM(['漁業生產量值-漁業種類別魚類別生產量值7'.I15];['漁業生產量值-漁業種類別魚類別生產量值7'.K15];['漁業生產量值-漁業種類別魚類別生產量值7'.M15])&#10;+SUM(['漁業生產量值-漁業種類別魚類別生產量值9'.O15];['漁業生產量值-漁業種類別魚類別生產量值10'.C15])&#10;+SUM(['漁業生產量值-漁業種類別魚類別生產量值10'.O15])&#10;+SUM(['漁業生產量值-漁業種類別魚類別生產量值11'.K15];['漁業生產量值-漁業種類別魚類別生產量值11'.M15];['漁業生產量值-漁業種類別魚類別生產量值11'.O15];['漁業生產量值-漁業種類別魚類別生產量值12'.C15];['漁業生產量值-漁業種類別魚類別生產量值12'.E15])&#10;+SUM(['漁業生產量值-漁業種類別魚類別生產量值12'.O15])&#10;+SUM(['漁業生產量值-漁業種類別魚類別生產量值14'.K15];['漁業生產量值-漁業種類別魚類別生產量值15'.I15])&#10;+SUM(['漁業生產量值-漁業種類別魚類別生產量值15'.K15];['漁業生產量值-漁業種類別魚類別生產量值15'.M15];['漁業生產量值-漁業種類別魚類別生產量值15'.O15];['漁業生產量值-漁業種類別魚類別生產量值16'.C15])=0;&quot;-&quot;;&#10;SUM([.G15];[.I15])&#10;+SUM(['漁業生產量值-漁業種類別魚類別生產量值1'.G15];['漁業生產量值-漁業種類別魚類別生產量值1'.I15];['漁業生產量值-漁業種類別魚類別生產量值1'.K15])&#10;+SUM(['漁業生產量值-漁業種類別魚類別生產量值2'.G15];['漁業生產量值-漁業種類別魚類別生產量值2'.I15];['漁業生產量值-漁業種類別魚類別生產量值2'.K15];['漁業生產量值-漁業種類別魚類別生產量值2'.M15])&#10;+SUM(['漁業生產量值-漁業種類別魚類別生產量值3'.I15];['漁業生產量值-漁業種類別魚類別生產量值3'.O15];['漁業生產量值-漁業種類別魚類別生產量值4'.C15];['漁業生產量值-漁業種類別魚類別生產量值4'.E15])&#10;+SUM(['漁業生產量值-漁業種類別魚類別生產量值4'.M15];['漁業生產量值-漁業種類別魚類別生產量值4'.O15];['漁業生產量值-漁業種類別魚類別生產量值5'.C15];['漁業生產量值-漁業種類別魚類別生產量值5'.E15];['漁業生產量值-漁業種類別魚類別生產量值5'.G15])&#10;+SUM(['漁業生產量值-漁業種類別魚類別生產量值6'.C15];['漁業生產量值-漁業種類別魚類別生產量值6'.E15];['漁業生產量值-漁業種類別魚類別生產量值6'.G15])&#10;+SUM(['漁業生產量值-漁業種類別魚類別生產量值6'.I15];['漁業生產量值-漁業種類別魚類別生產量值6'.K15];['漁業生產量值-漁業種類別魚類別生產量值6'.M15];['漁業生產量值-漁業種類別魚類別生產量值6'.O15];['漁業生產量值-漁業種類別魚類別生產量值7'.C15];['漁業生產量值-漁業種類別魚類別生產量值7'.E15];['漁業生產量值-漁業種類別魚類別生產量值7'.G15])&#10;+SUM(['漁業生產量值-漁業種類別魚類別生產量值7'.I15];['漁業生產量值-漁業種類別魚類別生產量值7'.K15];['漁業生產量值-漁業種類別魚類別生產量值7'.M15])&#10;+SUM(['漁業生產量值-漁業種類別魚類別生產量值9'.O15];['漁業生產量值-漁業種類別魚類別生產量值10'.C15])&#10;+SUM(['漁業生產量值-漁業種類別魚類別生產量值10'.O15])&#10;+SUM(['漁業生產量值-漁業種類別魚類別生產量值11'.K15];['漁業生產量值-漁業種類別魚類別生產量值11'.M15];['漁業生產量值-漁業種類別魚類別生產量值11'.O15];['漁業生產量值-漁業種類別魚類別生產量值12'.C15];['漁業生產量值-漁業種類別魚類別生產量值12'.E15])&#10;+SUM(['漁業生產量值-漁業種類別魚類別生產量值12'.O15])&#10;+SUM(['漁業生產量值-漁業種類別魚類別生產量值14'.K15];['漁業生產量值-漁業種類別魚類別生產量值15'.I15])&#10;+SUM(['漁業生產量值-漁業種類別魚類別生產量值15'.K15];['漁業生產量值-漁業種類別魚類別生產量值15'.M15];['漁業生產量值-漁業種類別魚類別生產量值15'.O15];['漁業生產量值-漁業種類別魚類別生產量值16'.C15])&#10;)" table:style-name="ce27">
            <text:p>1,085<text:s/></text:p>
          </table:table-cell>
          <table:table-cell office:value-type="float" office:value="219598.42946000004" table:formula="of:=  IF(SUM([.H15];[.J15])&#10;+SUM(['漁業生產量值-漁業種類別魚類別生產量值1'.H15];['漁業生產量值-漁業種類別魚類別生產量值1'.J15];['漁業生產量值-漁業種類別魚類別生產量值1'.L15];['漁業生產量值-漁業種類別魚類別生產量值2'.F15])&#10;+SUM(['漁業生產量值-漁業種類別魚類別生產量值2'.H15];['漁業生產量值-漁業種類別魚類別生產量值2'.J15];['漁業生產量值-漁業種類別魚類別生產量值2'.L15];['漁業生產量值-漁業種類別魚類別生產量值2'.N15])&#10;+SUM(['漁業生產量值-漁業種類別魚類別生產量值3'.J15];['漁業生產量值-漁業種類別魚類別生產量值3'.P15];['漁業生產量值-漁業種類別魚類別生產量值4'.D15];['漁業生產量值-漁業種類別魚類別生產量值4'.F15])&#10;+SUM(['漁業生產量值-漁業種類別魚類別生產量值4'.N15];['漁業生產量值-漁業種類別魚類別生產量值4'.P15];['漁業生產量值-漁業種類別魚類別生產量值5'.D15];['漁業生產量值-漁業種類別魚類別生產量值5'.F15];['漁業生產量值-漁業種類別魚類別生產量值5'.H15])&#10;+SUM(['漁業生產量值-漁業種類別魚類別生產量值6'.D15];['漁業生產量值-漁業種類別魚類別生產量值6'.F15];['漁業生產量值-漁業種類別魚類別生產量值6'.H15])&#10;+SUM(['漁業生產量值-漁業種類別魚類別生產量值6'.J15];['漁業生產量值-漁業種類別魚類別生產量值6'.L15];['漁業生產量值-漁業種類別魚類別生產量值6'.N15];['漁業生產量值-漁業種類別魚類別生產量值6'.P15];['漁業生產量值-漁業種類別魚類別生產量值7'.D15];['漁業生產量值-漁業種類別魚類別生產量值7'.F15];['漁業生產量值-漁業種類別魚類別生產量值7'.H15])&#10;+SUM(['漁業生產量值-漁業種類別魚類別生產量值7'.J15];['漁業生產量值-漁業種類別魚類別生產量值7'.L15];['漁業生產量值-漁業種類別魚類別生產量值7'.N15])&#10;+SUM(['漁業生產量值-漁業種類別魚類別生產量值9'.P15];['漁業生產量值-漁業種類別魚類別生產量值10'.D15])&#10;+SUM(['漁業生產量值-漁業種類別魚類別生產量值10'.P15])&#10;+SUM(['漁業生產量值-漁業種類別魚類別生產量值11'.L15];['漁業生產量值-漁業種類別魚類別生產量值11'.N15];['漁業生產量值-漁業種類別魚類別生產量值11'.P15];['漁業生產量值-漁業種類別魚類別生產量值12'.D15];['漁業生產量值-漁業種類別魚類別生產量值12'.F15])&#10;+SUM(['漁業生產量值-漁業種類別魚類別生產量值12'.P15])&#10;+SUM(['漁業生產量值-漁業種類別魚類別生產量值14'.L15];['漁業生產量值-漁業種類別魚類別生產量值15'.J15])&#10;+SUM(['漁業生產量值-漁業種類別魚類別生產量值15'.L15];['漁業生產量值-漁業種類別魚類別生產量值15'.N15];['漁業生產量值-漁業種類別魚類別生產量值15'.P15];['漁業生產量值-漁業種類別魚類別生產量值16'.D15])=0;&quot;-&quot;;&#10;SUM([.H15];[.J15])&#10;+SUM(['漁業生產量值-漁業種類別魚類別生產量值1'.H15];['漁業生產量值-漁業種類別魚類別生產量值1'.J15];['漁業生產量值-漁業種類別魚類別生產量值1'.L15];['漁業生產量值-漁業種類別魚類別生產量值2'.F15])&#10;+SUM(['漁業生產量值-漁業種類別魚類別生產量值2'.H15];['漁業生產量值-漁業種類別魚類別生產量值2'.J15];['漁業生產量值-漁業種類別魚類別生產量值2'.L15];['漁業生產量值-漁業種類別魚類別生產量值2'.N15])&#10;+SUM(['漁業生產量值-漁業種類別魚類別生產量值3'.J15];['漁業生產量值-漁業種類別魚類別生產量值3'.P15];['漁業生產量值-漁業種類別魚類別生產量值4'.D15];['漁業生產量值-漁業種類別魚類別生產量值4'.F15])&#10;+SUM(['漁業生產量值-漁業種類別魚類別生產量值4'.N15];['漁業生產量值-漁業種類別魚類別生產量值4'.P15];['漁業生產量值-漁業種類別魚類別生產量值5'.D15];['漁業生產量值-漁業種類別魚類別生產量值5'.F15];['漁業生產量值-漁業種類別魚類別生產量值5'.H15])&#10;+SUM(['漁業生產量值-漁業種類別魚類別生產量值6'.D15];['漁業生產量值-漁業種類別魚類別生產量值6'.F15];['漁業生產量值-漁業種類別魚類別生產量值6'.H15])&#10;+SUM(['漁業生產量值-漁業種類別魚類別生產量值6'.J15];['漁業生產量值-漁業種類別魚類別生產量值6'.L15];['漁業生產量值-漁業種類別魚類別生產量值6'.N15];['漁業生產量值-漁業種類別魚類別生產量值6'.P15];['漁業生產量值-漁業種類別魚類別生產量值7'.D15];['漁業生產量值-漁業種類別魚類別生產量值7'.F15];['漁業生產量值-漁業種類別魚類別生產量值7'.H15])&#10;+SUM(['漁業生產量值-漁業種類別魚類別生產量值7'.J15];['漁業生產量值-漁業種類別魚類別生產量值7'.L15];['漁業生產量值-漁業種類別魚類別生產量值7'.N15])&#10;+SUM(['漁業生產量值-漁業種類別魚類別生產量值9'.P15];['漁業生產量值-漁業種類別魚類別生產量值10'.D15])&#10;+SUM(['漁業生產量值-漁業種類別魚類別生產量值10'.P15])&#10;+SUM(['漁業生產量值-漁業種類別魚類別生產量值11'.L15];['漁業生產量值-漁業種類別魚類別生產量值11'.N15];['漁業生產量值-漁業種類別魚類別生產量值11'.P15];['漁業生產量值-漁業種類別魚類別生產量值12'.D15];['漁業生產量值-漁業種類別魚類別生產量值12'.F15])&#10;+SUM(['漁業生產量值-漁業種類別魚類別生產量值12'.P15])&#10;+SUM(['漁業生產量值-漁業種類別魚類別生產量值14'.L15];['漁業生產量值-漁業種類別魚類別生產量值15'.J15])&#10;+SUM(['漁業生產量值-漁業種類別魚類別生產量值15'.L15];['漁業生產量值-漁業種類別魚類別生產量值15'.N15];['漁業生產量值-漁業種類別魚類別生產量值15'.P15];['漁業生產量值-漁業種類別魚類別生產量值16'.D15])&#10;)" table:style-name="ce27">
            <text:p>219,598<text:s/></text:p>
          </table:table-cell>
          <table:table-cell office:value-type="float" office:value="2.1141000000000001" table:style-name="ce57">
            <text:p>2<text:s/></text:p>
          </table:table-cell>
          <table:table-cell office:value-type="float" office:value="140.18729999999999" table:style-name="ce35">
            <text:p>140<text:s/></text:p>
          </table:table-cell>
          <table:table-cell office:value-type="float" office:value="5.492" table:formula="of:=  IF(SUM([.K15];[.M15];[.O15];['漁業生產量值-漁業種類別魚類別生產量值1'.C15];['漁業生產量值-漁業種類別魚類別生產量值1'.E15])=0;&quot;-&quot;;SUM([.K15];[.M15];[.O15];['漁業生產量值-漁業種類別魚類別生產量值1'.C15];['漁業生產量值-漁業種類別魚類別生產量值1'.E15]))" table:style-name="ce57">
            <text:p>5<text:s/></text:p>
          </table:table-cell>
          <table:table-cell office:value-type="float" office:value="327" table:formula="of:=  IF(SUM([.L15];[.N15];[.P15];['漁業生產量值-漁業種類別魚類別生產量值1'.D15];['漁業生產量值-漁業種類別魚類別生產量值1'.F15])=0;&quot;-&quot;;SUM([.L15];[.N15];[.P15];['漁業生產量值-漁業種類別魚類別生產量值1'.D15];['漁業生產量值-漁業種類別魚類別生產量值1'.F15]))" table:style-name="ce35">
            <text:p>327<text:s/></text:p>
          </table:table-cell>
          <table:table-cell office:value-type="float" office:value="3.68" table:style-name="ce57">
            <text:p>4<text:s/></text:p>
          </table:table-cell>
          <table:table-cell office:value-type="float" office:value="172.98" table:style-name="ce35">
            <text:p>173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.8120000000000001" table:style-name="ce57">
            <text:p>2<text:s/></text:p>
          </table:table-cell>
          <table:table-cell office:value-type="float" office:value="154.02000000000001" table:style-name="ce35">
            <text:p>154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南市</text:p>
          </table:table-cell>
          <table:table-cell office:value-type="string" table:style-name="ce62">
            <text:p>TAINAN CITY</text:p>
          </table:table-cell>
          <table:table-cell office:value-type="float" office:value="78847.990099999995" table:style-name="ce57">
            <text:p>78,848<text:s/></text:p>
          </table:table-cell>
          <table:table-cell office:value-type="float" office:value="7961044.6696600001" table:style-name="ce35">
            <text:p>7,961,045<text:s/></text:p>
          </table:table-cell>
          <table:table-cell office:value-type="float" office:value="78478.9378" table:formula="of:=  IF(SUM([.G16];[.I16])&#10;+SUM(['漁業生產量值-漁業種類別魚類別生產量值1'.G16];['漁業生產量值-漁業種類別魚類別生產量值1'.I16];['漁業生產量值-漁業種類別魚類別生產量值1'.K16])&#10;+SUM(['漁業生產量值-漁業種類別魚類別生產量值2'.G16];['漁業生產量值-漁業種類別魚類別生產量值2'.I16];['漁業生產量值-漁業種類別魚類別生產量值2'.K16];['漁業生產量值-漁業種類別魚類別生產量值2'.M16])&#10;+SUM(['漁業生產量值-漁業種類別魚類別生產量值3'.I16];['漁業生產量值-漁業種類別魚類別生產量值3'.O16];['漁業生產量值-漁業種類別魚類別生產量值4'.C16];['漁業生產量值-漁業種類別魚類別生產量值4'.E16])&#10;+SUM(['漁業生產量值-漁業種類別魚類別生產量值4'.M16];['漁業生產量值-漁業種類別魚類別生產量值4'.O16];['漁業生產量值-漁業種類別魚類別生產量值5'.C16];['漁業生產量值-漁業種類別魚類別生產量值5'.E16];['漁業生產量值-漁業種類別魚類別生產量值5'.G16])&#10;+SUM(['漁業生產量值-漁業種類別魚類別生產量值6'.C16];['漁業生產量值-漁業種類別魚類別生產量值6'.E16];['漁業生產量值-漁業種類別魚類別生產量值6'.G16])&#10;+SUM(['漁業生產量值-漁業種類別魚類別生產量值6'.I16];['漁業生產量值-漁業種類別魚類別生產量值6'.K16];['漁業生產量值-漁業種類別魚類別生產量值6'.M16];['漁業生產量值-漁業種類別魚類別生產量值6'.O16];['漁業生產量值-漁業種類別魚類別生產量值7'.C16];['漁業生產量值-漁業種類別魚類別生產量值7'.E16];['漁業生產量值-漁業種類別魚類別生產量值7'.G16])&#10;+SUM(['漁業生產量值-漁業種類別魚類別生產量值7'.I16];['漁業生產量值-漁業種類別魚類別生產量值7'.K16];['漁業生產量值-漁業種類別魚類別生產量值7'.M16])&#10;+SUM(['漁業生產量值-漁業種類別魚類別生產量值9'.O16];['漁業生產量值-漁業種類別魚類別生產量值10'.C16])&#10;+SUM(['漁業生產量值-漁業種類別魚類別生產量值10'.O16])&#10;+SUM(['漁業生產量值-漁業種類別魚類別生產量值11'.K16];['漁業生產量值-漁業種類別魚類別生產量值11'.M16];['漁業生產量值-漁業種類別魚類別生產量值11'.O16];['漁業生產量值-漁業種類別魚類別生產量值12'.C16];['漁業生產量值-漁業種類別魚類別生產量值12'.E16])&#10;+SUM(['漁業生產量值-漁業種類別魚類別生產量值12'.O16])&#10;+SUM(['漁業生產量值-漁業種類別魚類別生產量值14'.K16];['漁業生產量值-漁業種類別魚類別生產量值15'.I16])&#10;+SUM(['漁業生產量值-漁業種類別魚類別生產量值15'.K16];['漁業生產量值-漁業種類別魚類別生產量值15'.M16];['漁業生產量值-漁業種類別魚類別生產量值15'.O16];['漁業生產量值-漁業種類別魚類別生產量值16'.C16])=0;&quot;-&quot;;&#10;SUM([.G16];[.I16])&#10;+SUM(['漁業生產量值-漁業種類別魚類別生產量值1'.G16];['漁業生產量值-漁業種類別魚類別生產量值1'.I16];['漁業生產量值-漁業種類別魚類別生產量值1'.K16])&#10;+SUM(['漁業生產量值-漁業種類別魚類別生產量值2'.G16];['漁業生產量值-漁業種類別魚類別生產量值2'.I16];['漁業生產量值-漁業種類別魚類別生產量值2'.K16];['漁業生產量值-漁業種類別魚類別生產量值2'.M16])&#10;+SUM(['漁業生產量值-漁業種類別魚類別生產量值3'.I16];['漁業生產量值-漁業種類別魚類別生產量值3'.O16];['漁業生產量值-漁業種類別魚類別生產量值4'.C16];['漁業生產量值-漁業種類別魚類別生產量值4'.E16])&#10;+SUM(['漁業生產量值-漁業種類別魚類別生產量值4'.M16];['漁業生產量值-漁業種類別魚類別生產量值4'.O16];['漁業生產量值-漁業種類別魚類別生產量值5'.C16];['漁業生產量值-漁業種類別魚類別生產量值5'.E16];['漁業生產量值-漁業種類別魚類別生產量值5'.G16])&#10;+SUM(['漁業生產量值-漁業種類別魚類別生產量值6'.C16];['漁業生產量值-漁業種類別魚類別生產量值6'.E16];['漁業生產量值-漁業種類別魚類別生產量值6'.G16])&#10;+SUM(['漁業生產量值-漁業種類別魚類別生產量值6'.I16];['漁業生產量值-漁業種類別魚類別生產量值6'.K16];['漁業生產量值-漁業種類別魚類別生產量值6'.M16];['漁業生產量值-漁業種類別魚類別生產量值6'.O16];['漁業生產量值-漁業種類別魚類別生產量值7'.C16];['漁業生產量值-漁業種類別魚類別生產量值7'.E16];['漁業生產量值-漁業種類別魚類別生產量值7'.G16])&#10;+SUM(['漁業生產量值-漁業種類別魚類別生產量值7'.I16];['漁業生產量值-漁業種類別魚類別生產量值7'.K16];['漁業生產量值-漁業種類別魚類別生產量值7'.M16])&#10;+SUM(['漁業生產量值-漁業種類別魚類別生產量值9'.O16];['漁業生產量值-漁業種類別魚類別生產量值10'.C16])&#10;+SUM(['漁業生產量值-漁業種類別魚類別生產量值10'.O16])&#10;+SUM(['漁業生產量值-漁業種類別魚類別生產量值11'.K16];['漁業生產量值-漁業種類別魚類別生產量值11'.M16];['漁業生產量值-漁業種類別魚類別生產量值11'.O16];['漁業生產量值-漁業種類別魚類別生產量值12'.C16];['漁業生產量值-漁業種類別魚類別生產量值12'.E16])&#10;+SUM(['漁業生產量值-漁業種類別魚類別生產量值12'.O16])&#10;+SUM(['漁業生產量值-漁業種類別魚類別生產量值14'.K16];['漁業生產量值-漁業種類別魚類別生產量值15'.I16])&#10;+SUM(['漁業生產量值-漁業種類別魚類別生產量值15'.K16];['漁業生產量值-漁業種類別魚類別生產量值15'.M16];['漁業生產量值-漁業種類別魚類別生產量值15'.O16];['漁業生產量值-漁業種類別魚類別生產量值16'.C16])&#10;)" table:style-name="ce27">
            <text:p>78,479<text:s/></text:p>
          </table:table-cell>
          <table:table-cell office:value-type="float" office:value="7874299.2301500002" table:formula="of:=  IF(SUM([.H16];[.J16])&#10;+SUM(['漁業生產量值-漁業種類別魚類別生產量值1'.H16];['漁業生產量值-漁業種類別魚類別生產量值1'.J16];['漁業生產量值-漁業種類別魚類別生產量值1'.L16];['漁業生產量值-漁業種類別魚類別生產量值2'.F16])&#10;+SUM(['漁業生產量值-漁業種類別魚類別生產量值2'.H16];['漁業生產量值-漁業種類別魚類別生產量值2'.J16];['漁業生產量值-漁業種類別魚類別生產量值2'.L16];['漁業生產量值-漁業種類別魚類別生產量值2'.N16])&#10;+SUM(['漁業生產量值-漁業種類別魚類別生產量值3'.J16];['漁業生產量值-漁業種類別魚類別生產量值3'.P16];['漁業生產量值-漁業種類別魚類別生產量值4'.D16];['漁業生產量值-漁業種類別魚類別生產量值4'.F16])&#10;+SUM(['漁業生產量值-漁業種類別魚類別生產量值4'.N16];['漁業生產量值-漁業種類別魚類別生產量值4'.P16];['漁業生產量值-漁業種類別魚類別生產量值5'.D16];['漁業生產量值-漁業種類別魚類別生產量值5'.F16];['漁業生產量值-漁業種類別魚類別生產量值5'.H16])&#10;+SUM(['漁業生產量值-漁業種類別魚類別生產量值6'.D16];['漁業生產量值-漁業種類別魚類別生產量值6'.F16];['漁業生產量值-漁業種類別魚類別生產量值6'.H16])&#10;+SUM(['漁業生產量值-漁業種類別魚類別生產量值6'.J16];['漁業生產量值-漁業種類別魚類別生產量值6'.L16];['漁業生產量值-漁業種類別魚類別生產量值6'.N16];['漁業生產量值-漁業種類別魚類別生產量值6'.P16];['漁業生產量值-漁業種類別魚類別生產量值7'.D16];['漁業生產量值-漁業種類別魚類別生產量值7'.F16];['漁業生產量值-漁業種類別魚類別生產量值7'.H16])&#10;+SUM(['漁業生產量值-漁業種類別魚類別生產量值7'.J16];['漁業生產量值-漁業種類別魚類別生產量值7'.L16];['漁業生產量值-漁業種類別魚類別生產量值7'.N16])&#10;+SUM(['漁業生產量值-漁業種類別魚類別生產量值9'.P16];['漁業生產量值-漁業種類別魚類別生產量值10'.D16])&#10;+SUM(['漁業生產量值-漁業種類別魚類別生產量值10'.P16])&#10;+SUM(['漁業生產量值-漁業種類別魚類別生產量值11'.L16];['漁業生產量值-漁業種類別魚類別生產量值11'.N16];['漁業生產量值-漁業種類別魚類別生產量值11'.P16];['漁業生產量值-漁業種類別魚類別生產量值12'.D16];['漁業生產量值-漁業種類別魚類別生產量值12'.F16])&#10;+SUM(['漁業生產量值-漁業種類別魚類別生產量值12'.P16])&#10;+SUM(['漁業生產量值-漁業種類別魚類別生產量值14'.L16];['漁業生產量值-漁業種類別魚類別生產量值15'.J16])&#10;+SUM(['漁業生產量值-漁業種類別魚類別生產量值15'.L16];['漁業生產量值-漁業種類別魚類別生產量值15'.N16];['漁業生產量值-漁業種類別魚類別生產量值15'.P16];['漁業生產量值-漁業種類別魚類別生產量值16'.D16])=0;&quot;-&quot;;&#10;SUM([.H16];[.J16])&#10;+SUM(['漁業生產量值-漁業種類別魚類別生產量值1'.H16];['漁業生產量值-漁業種類別魚類別生產量值1'.J16];['漁業生產量值-漁業種類別魚類別生產量值1'.L16];['漁業生產量值-漁業種類別魚類別生產量值2'.F16])&#10;+SUM(['漁業生產量值-漁業種類別魚類別生產量值2'.H16];['漁業生產量值-漁業種類別魚類別生產量值2'.J16];['漁業生產量值-漁業種類別魚類別生產量值2'.L16];['漁業生產量值-漁業種類別魚類別生產量值2'.N16])&#10;+SUM(['漁業生產量值-漁業種類別魚類別生產量值3'.J16];['漁業生產量值-漁業種類別魚類別生產量值3'.P16];['漁業生產量值-漁業種類別魚類別生產量值4'.D16];['漁業生產量值-漁業種類別魚類別生產量值4'.F16])&#10;+SUM(['漁業生產量值-漁業種類別魚類別生產量值4'.N16];['漁業生產量值-漁業種類別魚類別生產量值4'.P16];['漁業生產量值-漁業種類別魚類別生產量值5'.D16];['漁業生產量值-漁業種類別魚類別生產量值5'.F16];['漁業生產量值-漁業種類別魚類別生產量值5'.H16])&#10;+SUM(['漁業生產量值-漁業種類別魚類別生產量值6'.D16];['漁業生產量值-漁業種類別魚類別生產量值6'.F16];['漁業生產量值-漁業種類別魚類別生產量值6'.H16])&#10;+SUM(['漁業生產量值-漁業種類別魚類別生產量值6'.J16];['漁業生產量值-漁業種類別魚類別生產量值6'.L16];['漁業生產量值-漁業種類別魚類別生產量值6'.N16];['漁業生產量值-漁業種類別魚類別生產量值6'.P16];['漁業生產量值-漁業種類別魚類別生產量值7'.D16];['漁業生產量值-漁業種類別魚類別生產量值7'.F16];['漁業生產量值-漁業種類別魚類別生產量值7'.H16])&#10;+SUM(['漁業生產量值-漁業種類別魚類別生產量值7'.J16];['漁業生產量值-漁業種類別魚類別生產量值7'.L16];['漁業生產量值-漁業種類別魚類別生產量值7'.N16])&#10;+SUM(['漁業生產量值-漁業種類別魚類別生產量值9'.P16];['漁業生產量值-漁業種類別魚類別生產量值10'.D16])&#10;+SUM(['漁業生產量值-漁業種類別魚類別生產量值10'.P16])&#10;+SUM(['漁業生產量值-漁業種類別魚類別生產量值11'.L16];['漁業生產量值-漁業種類別魚類別生產量值11'.N16];['漁業生產量值-漁業種類別魚類別生產量值11'.P16];['漁業生產量值-漁業種類別魚類別生產量值12'.D16];['漁業生產量值-漁業種類別魚類別生產量值12'.F16])&#10;+SUM(['漁業生產量值-漁業種類別魚類別生產量值12'.P16])&#10;+SUM(['漁業生產量值-漁業種類別魚類別生產量值14'.L16];['漁業生產量值-漁業種類別魚類別生產量值15'.J16])&#10;+SUM(['漁業生產量值-漁業種類別魚類別生產量值15'.L16];['漁業生產量值-漁業種類別魚類別生產量值15'.N16];['漁業生產量值-漁業種類別魚類別生產量值15'.P16];['漁業生產量值-漁業種類別魚類別生產量值16'.D16])&#10;)" table:style-name="ce27">
            <text:p>7,874,299<text:s/></text:p>
          </table:table-cell>
          <table:table-cell office:value-type="float" office:value="25533.339" table:style-name="ce57">
            <text:p>25,533<text:s/></text:p>
          </table:table-cell>
          <table:table-cell office:value-type="float" office:value="1006436.83052" table:style-name="ce35">
            <text:p>1,006,437<text:s/></text:p>
          </table:table-cell>
          <table:table-cell office:value-type="float" office:value="257.58460000000002" table:formula="of:=  IF(SUM([.K16];[.M16];[.O16];['漁業生產量值-漁業種類別魚類別生產量值1'.C16];['漁業生產量值-漁業種類別魚類別生產量值1'.E16])=0;&quot;-&quot;;SUM([.K16];[.M16];[.O16];['漁業生產量值-漁業種類別魚類別生產量值1'.C16];['漁業生產量值-漁業種類別魚類別生產量值1'.E16]))" table:style-name="ce57">
            <text:p>258<text:s/></text:p>
          </table:table-cell>
          <table:table-cell office:value-type="float" office:value="14953.12235" table:formula="of:=  IF(SUM([.L16];[.N16];[.P16];['漁業生產量值-漁業種類別魚類別生產量值1'.D16];['漁業生產量值-漁業種類別魚類別生產量值1'.F16])=0;&quot;-&quot;;SUM([.L16];[.N16];[.P16];['漁業生產量值-漁業種類別魚類別生產量值1'.D16];['漁業生產量值-漁業種類別魚類別生產量值1'.F16]))" table:style-name="ce35">
            <text:p>14,953<text:s/></text:p>
          </table:table-cell>
          <table:table-cell office:value-type="float" office:value="17.6236" table:style-name="ce57">
            <text:p>18<text:s/></text:p>
          </table:table-cell>
          <table:table-cell office:value-type="float" office:value="846.51155000000006" table:style-name="ce35">
            <text:p>847<text:s/></text:p>
          </table:table-cell>
          <table:table-cell office:value-type="float" office:value="16.079999999999998" table:style-name="ce57">
            <text:p>16<text:s/></text:p>
          </table:table-cell>
          <table:table-cell office:value-type="float" office:value="924.32" table:style-name="ce35">
            <text:p>924<text:s/></text:p>
          </table:table-cell>
          <table:table-cell office:value-type="float" office:value="126.80500000000001" table:style-name="ce57">
            <text:p>127<text:s/></text:p>
          </table:table-cell>
          <table:table-cell office:value-type="float" office:value="8475.2603999999992" table:style-name="ce35">
            <text:p>8,475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高雄市</text:p>
          </table:table-cell>
          <table:table-cell office:value-type="string" table:style-name="ce62">
            <text:p>KAOHSIUNG CITY</text:p>
          </table:table-cell>
          <table:table-cell office:value-type="float" office:value="199920.56617999999" table:style-name="ce57">
            <text:p>199,921<text:s/></text:p>
          </table:table-cell>
          <table:table-cell office:value-type="float" office:value="12214398.426759999" table:style-name="ce35">
            <text:p>12,214,398<text:s/></text:p>
          </table:table-cell>
          <table:table-cell office:value-type="float" office:value="198771.89798000001" table:formula="of:=  IF(SUM([.G17];[.I17])&#10;+SUM(['漁業生產量值-漁業種類別魚類別生產量值1'.G17];['漁業生產量值-漁業種類別魚類別生產量值1'.I17];['漁業生產量值-漁業種類別魚類別生產量值1'.K17])&#10;+SUM(['漁業生產量值-漁業種類別魚類別生產量值2'.G17];['漁業生產量值-漁業種類別魚類別生產量值2'.I17];['漁業生產量值-漁業種類別魚類別生產量值2'.K17];['漁業生產量值-漁業種類別魚類別生產量值2'.M17])&#10;+SUM(['漁業生產量值-漁業種類別魚類別生產量值3'.I17];['漁業生產量值-漁業種類別魚類別生產量值3'.O17];['漁業生產量值-漁業種類別魚類別生產量值4'.C17];['漁業生產量值-漁業種類別魚類別生產量值4'.E17])&#10;+SUM(['漁業生產量值-漁業種類別魚類別生產量值4'.M17];['漁業生產量值-漁業種類別魚類別生產量值4'.O17];['漁業生產量值-漁業種類別魚類別生產量值5'.C17];['漁業生產量值-漁業種類別魚類別生產量值5'.E17];['漁業生產量值-漁業種類別魚類別生產量值5'.G17])&#10;+SUM(['漁業生產量值-漁業種類別魚類別生產量值6'.C17];['漁業生產量值-漁業種類別魚類別生產量值6'.E17];['漁業生產量值-漁業種類別魚類別生產量值6'.G17])&#10;+SUM(['漁業生產量值-漁業種類別魚類別生產量值6'.I17];['漁業生產量值-漁業種類別魚類別生產量值6'.K17];['漁業生產量值-漁業種類別魚類別生產量值6'.M17];['漁業生產量值-漁業種類別魚類別生產量值6'.O17];['漁業生產量值-漁業種類別魚類別生產量值7'.C17];['漁業生產量值-漁業種類別魚類別生產量值7'.E17];['漁業生產量值-漁業種類別魚類別生產量值7'.G17])&#10;+SUM(['漁業生產量值-漁業種類別魚類別生產量值7'.I17];['漁業生產量值-漁業種類別魚類別生產量值7'.K17];['漁業生產量值-漁業種類別魚類別生產量值7'.M17])&#10;+SUM(['漁業生產量值-漁業種類別魚類別生產量值9'.O17];['漁業生產量值-漁業種類別魚類別生產量值10'.C17])&#10;+SUM(['漁業生產量值-漁業種類別魚類別生產量值10'.O17])&#10;+SUM(['漁業生產量值-漁業種類別魚類別生產量值11'.K17];['漁業生產量值-漁業種類別魚類別生產量值11'.M17];['漁業生產量值-漁業種類別魚類別生產量值11'.O17];['漁業生產量值-漁業種類別魚類別生產量值12'.C17];['漁業生產量值-漁業種類別魚類別生產量值12'.E17])&#10;+SUM(['漁業生產量值-漁業種類別魚類別生產量值12'.O17])&#10;+SUM(['漁業生產量值-漁業種類別魚類別生產量值14'.K17];['漁業生產量值-漁業種類別魚類別生產量值15'.I17])&#10;+SUM(['漁業生產量值-漁業種類別魚類別生產量值15'.K17];['漁業生產量值-漁業種類別魚類別生產量值15'.M17];['漁業生產量值-漁業種類別魚類別生產量值15'.O17];['漁業生產量值-漁業種類別魚類別生產量值16'.C17])=0;&quot;-&quot;;&#10;SUM([.G17];[.I17])&#10;+SUM(['漁業生產量值-漁業種類別魚類別生產量值1'.G17];['漁業生產量值-漁業種類別魚類別生產量值1'.I17];['漁業生產量值-漁業種類別魚類別生產量值1'.K17])&#10;+SUM(['漁業生產量值-漁業種類別魚類別生產量值2'.G17];['漁業生產量值-漁業種類別魚類別生產量值2'.I17];['漁業生產量值-漁業種類別魚類別生產量值2'.K17];['漁業生產量值-漁業種類別魚類別生產量值2'.M17])&#10;+SUM(['漁業生產量值-漁業種類別魚類別生產量值3'.I17];['漁業生產量值-漁業種類別魚類別生產量值3'.O17];['漁業生產量值-漁業種類別魚類別生產量值4'.C17];['漁業生產量值-漁業種類別魚類別生產量值4'.E17])&#10;+SUM(['漁業生產量值-漁業種類別魚類別生產量值4'.M17];['漁業生產量值-漁業種類別魚類別生產量值4'.O17];['漁業生產量值-漁業種類別魚類別生產量值5'.C17];['漁業生產量值-漁業種類別魚類別生產量值5'.E17];['漁業生產量值-漁業種類別魚類別生產量值5'.G17])&#10;+SUM(['漁業生產量值-漁業種類別魚類別生產量值6'.C17];['漁業生產量值-漁業種類別魚類別生產量值6'.E17];['漁業生產量值-漁業種類別魚類別生產量值6'.G17])&#10;+SUM(['漁業生產量值-漁業種類別魚類別生產量值6'.I17];['漁業生產量值-漁業種類別魚類別生產量值6'.K17];['漁業生產量值-漁業種類別魚類別生產量值6'.M17];['漁業生產量值-漁業種類別魚類別生產量值6'.O17];['漁業生產量值-漁業種類別魚類別生產量值7'.C17];['漁業生產量值-漁業種類別魚類別生產量值7'.E17];['漁業生產量值-漁業種類別魚類別生產量值7'.G17])&#10;+SUM(['漁業生產量值-漁業種類別魚類別生產量值7'.I17];['漁業生產量值-漁業種類別魚類別生產量值7'.K17];['漁業生產量值-漁業種類別魚類別生產量值7'.M17])&#10;+SUM(['漁業生產量值-漁業種類別魚類別生產量值9'.O17];['漁業生產量值-漁業種類別魚類別生產量值10'.C17])&#10;+SUM(['漁業生產量值-漁業種類別魚類別生產量值10'.O17])&#10;+SUM(['漁業生產量值-漁業種類別魚類別生產量值11'.K17];['漁業生產量值-漁業種類別魚類別生產量值11'.M17];['漁業生產量值-漁業種類別魚類別生產量值11'.O17];['漁業生產量值-漁業種類別魚類別生產量值12'.C17];['漁業生產量值-漁業種類別魚類別生產量值12'.E17])&#10;+SUM(['漁業生產量值-漁業種類別魚類別生產量值12'.O17])&#10;+SUM(['漁業生產量值-漁業種類別魚類別生產量值14'.K17];['漁業生產量值-漁業種類別魚類別生產量值15'.I17])&#10;+SUM(['漁業生產量值-漁業種類別魚類別生產量值15'.K17];['漁業生產量值-漁業種類別魚類別生產量值15'.M17];['漁業生產量值-漁業種類別魚類別生產量值15'.O17];['漁業生產量值-漁業種類別魚類別生產量值16'.C17])&#10;)" table:style-name="ce27">
            <text:p>198,772<text:s/></text:p>
          </table:table-cell>
          <table:table-cell office:value-type="float" office:value="12074569.502360001" table:formula="of:=  IF(SUM([.H17];[.J17])&#10;+SUM(['漁業生產量值-漁業種類別魚類別生產量值1'.H17];['漁業生產量值-漁業種類別魚類別生產量值1'.J17];['漁業生產量值-漁業種類別魚類別生產量值1'.L17];['漁業生產量值-漁業種類別魚類別生產量值2'.F17])&#10;+SUM(['漁業生產量值-漁業種類別魚類別生產量值2'.H17];['漁業生產量值-漁業種類別魚類別生產量值2'.J17];['漁業生產量值-漁業種類別魚類別生產量值2'.L17];['漁業生產量值-漁業種類別魚類別生產量值2'.N17])&#10;+SUM(['漁業生產量值-漁業種類別魚類別生產量值3'.J17];['漁業生產量值-漁業種類別魚類別生產量值3'.P17];['漁業生產量值-漁業種類別魚類別生產量值4'.D17];['漁業生產量值-漁業種類別魚類別生產量值4'.F17])&#10;+SUM(['漁業生產量值-漁業種類別魚類別生產量值4'.N17];['漁業生產量值-漁業種類別魚類別生產量值4'.P17];['漁業生產量值-漁業種類別魚類別生產量值5'.D17];['漁業生產量值-漁業種類別魚類別生產量值5'.F17];['漁業生產量值-漁業種類別魚類別生產量值5'.H17])&#10;+SUM(['漁業生產量值-漁業種類別魚類別生產量值6'.D17];['漁業生產量值-漁業種類別魚類別生產量值6'.F17];['漁業生產量值-漁業種類別魚類別生產量值6'.H17])&#10;+SUM(['漁業生產量值-漁業種類別魚類別生產量值6'.J17];['漁業生產量值-漁業種類別魚類別生產量值6'.L17];['漁業生產量值-漁業種類別魚類別生產量值6'.N17];['漁業生產量值-漁業種類別魚類別生產量值6'.P17];['漁業生產量值-漁業種類別魚類別生產量值7'.D17];['漁業生產量值-漁業種類別魚類別生產量值7'.F17];['漁業生產量值-漁業種類別魚類別生產量值7'.H17])&#10;+SUM(['漁業生產量值-漁業種類別魚類別生產量值7'.J17];['漁業生產量值-漁業種類別魚類別生產量值7'.L17];['漁業生產量值-漁業種類別魚類別生產量值7'.N17])&#10;+SUM(['漁業生產量值-漁業種類別魚類別生產量值9'.P17];['漁業生產量值-漁業種類別魚類別生產量值10'.D17])&#10;+SUM(['漁業生產量值-漁業種類別魚類別生產量值10'.P17])&#10;+SUM(['漁業生產量值-漁業種類別魚類別生產量值11'.L17];['漁業生產量值-漁業種類別魚類別生產量值11'.N17];['漁業生產量值-漁業種類別魚類別生產量值11'.P17];['漁業生產量值-漁業種類別魚類別生產量值12'.D17];['漁業生產量值-漁業種類別魚類別生產量值12'.F17])&#10;+SUM(['漁業生產量值-漁業種類別魚類別生產量值12'.P17])&#10;+SUM(['漁業生產量值-漁業種類別魚類別生產量值14'.L17];['漁業生產量值-漁業種類別魚類別生產量值15'.J17])&#10;+SUM(['漁業生產量值-漁業種類別魚類別生產量值15'.L17];['漁業生產量值-漁業種類別魚類別生產量值15'.N17];['漁業生產量值-漁業種類別魚類別生產量值15'.P17];['漁業生產量值-漁業種類別魚類別生產量值16'.D17])=0;&quot;-&quot;;&#10;SUM([.H17];[.J17])&#10;+SUM(['漁業生產量值-漁業種類別魚類別生產量值1'.H17];['漁業生產量值-漁業種類別魚類別生產量值1'.J17];['漁業生產量值-漁業種類別魚類別生產量值1'.L17];['漁業生產量值-漁業種類別魚類別生產量值2'.F17])&#10;+SUM(['漁業生產量值-漁業種類別魚類別生產量值2'.H17];['漁業生產量值-漁業種類別魚類別生產量值2'.J17];['漁業生產量值-漁業種類別魚類別生產量值2'.L17];['漁業生產量值-漁業種類別魚類別生產量值2'.N17])&#10;+SUM(['漁業生產量值-漁業種類別魚類別生產量值3'.J17];['漁業生產量值-漁業種類別魚類別生產量值3'.P17];['漁業生產量值-漁業種類別魚類別生產量值4'.D17];['漁業生產量值-漁業種類別魚類別生產量值4'.F17])&#10;+SUM(['漁業生產量值-漁業種類別魚類別生產量值4'.N17];['漁業生產量值-漁業種類別魚類別生產量值4'.P17];['漁業生產量值-漁業種類別魚類別生產量值5'.D17];['漁業生產量值-漁業種類別魚類別生產量值5'.F17];['漁業生產量值-漁業種類別魚類別生產量值5'.H17])&#10;+SUM(['漁業生產量值-漁業種類別魚類別生產量值6'.D17];['漁業生產量值-漁業種類別魚類別生產量值6'.F17];['漁業生產量值-漁業種類別魚類別生產量值6'.H17])&#10;+SUM(['漁業生產量值-漁業種類別魚類別生產量值6'.J17];['漁業生產量值-漁業種類別魚類別生產量值6'.L17];['漁業生產量值-漁業種類別魚類別生產量值6'.N17];['漁業生產量值-漁業種類別魚類別生產量值6'.P17];['漁業生產量值-漁業種類別魚類別生產量值7'.D17];['漁業生產量值-漁業種類別魚類別生產量值7'.F17];['漁業生產量值-漁業種類別魚類別生產量值7'.H17])&#10;+SUM(['漁業生產量值-漁業種類別魚類別生產量值7'.J17];['漁業生產量值-漁業種類別魚類別生產量值7'.L17];['漁業生產量值-漁業種類別魚類別生產量值7'.N17])&#10;+SUM(['漁業生產量值-漁業種類別魚類別生產量值9'.P17];['漁業生產量值-漁業種類別魚類別生產量值10'.D17])&#10;+SUM(['漁業生產量值-漁業種類別魚類別生產量值10'.P17])&#10;+SUM(['漁業生產量值-漁業種類別魚類別生產量值11'.L17];['漁業生產量值-漁業種類別魚類別生產量值11'.N17];['漁業生產量值-漁業種類別魚類別生產量值11'.P17];['漁業生產量值-漁業種類別魚類別生產量值12'.D17];['漁業生產量值-漁業種類別魚類別生產量值12'.F17])&#10;+SUM(['漁業生產量值-漁業種類別魚類別生產量值12'.P17])&#10;+SUM(['漁業生產量值-漁業種類別魚類別生產量值14'.L17];['漁業生產量值-漁業種類別魚類別生產量值15'.J17])&#10;+SUM(['漁業生產量值-漁業種類別魚類別生產量值15'.L17];['漁業生產量值-漁業種類別魚類別生產量值15'.N17];['漁業生產量值-漁業種類別魚類別生產量值15'.P17];['漁業生產量值-漁業種類別魚類別生產量值16'.D17])&#10;)" table:style-name="ce27">
            <text:p>12,074,570<text:s/></text:p>
          </table:table-cell>
          <table:table-cell office:value-type="float" office:value="2434.9992900000002" table:style-name="ce57">
            <text:p>2,435<text:s/></text:p>
          </table:table-cell>
          <table:table-cell office:value-type="float" office:value="103504.28804" table:style-name="ce35">
            <text:p>103,504<text:s/></text:p>
          </table:table-cell>
          <table:table-cell office:value-type="float" office:value="17" table:formula="of:=  IF(SUM([.K17];[.M17];[.O17];['漁業生產量值-漁業種類別魚類別生產量值1'.C17];['漁業生產量值-漁業種類別魚類別生產量值1'.E17])=0;&quot;-&quot;;SUM([.K17];[.M17];[.O17];['漁業生產量值-漁業種類別魚類別生產量值1'.C17];['漁業生產量值-漁業種類別魚類別生產量值1'.E17]))" table:style-name="ce57">
            <text:p>17<text:s/></text:p>
          </table:table-cell>
          <table:table-cell office:value-type="float" office:value="772.09999999999991" table:formula="of:=  IF(SUM([.L17];[.N17];[.P17];['漁業生產量值-漁業種類別魚類別生產量值1'.D17];['漁業生產量值-漁業種類別魚類別生產量值1'.F17])=0;&quot;-&quot;;SUM([.L17];[.N17];[.P17];['漁業生產量值-漁業種類別魚類別生產量值1'.D17];['漁業生產量值-漁業種類別魚類別生產量值1'.F17]))" table:style-name="ce35">
            <text:p>772<text:s/></text:p>
          </table:table-cell>
          <table:table-cell office:value-type="float" office:value="4.45" table:style-name="ce57">
            <text:p>4<text:s/></text:p>
          </table:table-cell>
          <table:table-cell office:value-type="float" office:value="180.22499999999999" table:style-name="ce35">
            <text:p>180<text:s/></text:p>
          </table:table-cell>
          <table:table-cell office:value-type="float" office:value="1.7" table:style-name="ce57">
            <text:p>2<text:s/></text:p>
          </table:table-cell>
          <table:table-cell office:value-type="float" office:value="83.3" table:style-name="ce35">
            <text:p>83<text:s/></text:p>
          </table:table-cell>
          <table:table-cell office:value-type="float" office:value="4.75" table:style-name="ce57">
            <text:p>5<text:s/></text:p>
          </table:table-cell>
          <table:table-cell office:value-type="float" office:value="206.625" table:style-name="ce35">
            <text:p>207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宜蘭縣</text:p>
          </table:table-cell>
          <table:table-cell office:value-type="string" table:style-name="ce62">
            <text:p>ILAN COUNTY</text:p>
          </table:table-cell>
          <table:table-cell office:value-type="float" office:value="57241.861120000001" table:style-name="ce57">
            <text:p>57,242<text:s/></text:p>
          </table:table-cell>
          <table:table-cell office:value-type="float" office:value="4508196.94044" table:style-name="ce35">
            <text:p>4,508,197<text:s/></text:p>
          </table:table-cell>
          <table:table-cell office:value-type="float" office:value="56377.288840000001" table:formula="of:=  IF(SUM([.G18];[.I18])&#10;+SUM(['漁業生產量值-漁業種類別魚類別生產量值1'.G18];['漁業生產量值-漁業種類別魚類別生產量值1'.I18];['漁業生產量值-漁業種類別魚類別生產量值1'.K18])&#10;+SUM(['漁業生產量值-漁業種類別魚類別生產量值2'.G18];['漁業生產量值-漁業種類別魚類別生產量值2'.I18];['漁業生產量值-漁業種類別魚類別生產量值2'.K18];['漁業生產量值-漁業種類別魚類別生產量值2'.M18])&#10;+SUM(['漁業生產量值-漁業種類別魚類別生產量值3'.I18];['漁業生產量值-漁業種類別魚類別生產量值3'.O18];['漁業生產量值-漁業種類別魚類別生產量值4'.C18];['漁業生產量值-漁業種類別魚類別生產量值4'.E18])&#10;+SUM(['漁業生產量值-漁業種類別魚類別生產量值4'.M18];['漁業生產量值-漁業種類別魚類別生產量值4'.O18];['漁業生產量值-漁業種類別魚類別生產量值5'.C18];['漁業生產量值-漁業種類別魚類別生產量值5'.E18];['漁業生產量值-漁業種類別魚類別生產量值5'.G18])&#10;+SUM(['漁業生產量值-漁業種類別魚類別生產量值6'.C18];['漁業生產量值-漁業種類別魚類別生產量值6'.E18];['漁業生產量值-漁業種類別魚類別生產量值6'.G18])&#10;+SUM(['漁業生產量值-漁業種類別魚類別生產量值6'.I18];['漁業生產量值-漁業種類別魚類別生產量值6'.K18];['漁業生產量值-漁業種類別魚類別生產量值6'.M18];['漁業生產量值-漁業種類別魚類別生產量值6'.O18];['漁業生產量值-漁業種類別魚類別生產量值7'.C18];['漁業生產量值-漁業種類別魚類別生產量值7'.E18];['漁業生產量值-漁業種類別魚類別生產量值7'.G18])&#10;+SUM(['漁業生產量值-漁業種類別魚類別生產量值7'.I18];['漁業生產量值-漁業種類別魚類別生產量值7'.K18];['漁業生產量值-漁業種類別魚類別生產量值7'.M18])&#10;+SUM(['漁業生產量值-漁業種類別魚類別生產量值9'.O18];['漁業生產量值-漁業種類別魚類別生產量值10'.C18])&#10;+SUM(['漁業生產量值-漁業種類別魚類別生產量值10'.O18])&#10;+SUM(['漁業生產量值-漁業種類別魚類別生產量值11'.K18];['漁業生產量值-漁業種類別魚類別生產量值11'.M18];['漁業生產量值-漁業種類別魚類別生產量值11'.O18];['漁業生產量值-漁業種類別魚類別生產量值12'.C18];['漁業生產量值-漁業種類別魚類別生產量值12'.E18])&#10;+SUM(['漁業生產量值-漁業種類別魚類別生產量值12'.O18])&#10;+SUM(['漁業生產量值-漁業種類別魚類別生產量值14'.K18];['漁業生產量值-漁業種類別魚類別生產量值15'.I18])&#10;+SUM(['漁業生產量值-漁業種類別魚類別生產量值15'.K18];['漁業生產量值-漁業種類別魚類別生產量值15'.M18];['漁業生產量值-漁業種類別魚類別生產量值15'.O18];['漁業生產量值-漁業種類別魚類別生產量值16'.C18])=0;&quot;-&quot;;&#10;SUM([.G18];[.I18])&#10;+SUM(['漁業生產量值-漁業種類別魚類別生產量值1'.G18];['漁業生產量值-漁業種類別魚類別生產量值1'.I18];['漁業生產量值-漁業種類別魚類別生產量值1'.K18])&#10;+SUM(['漁業生產量值-漁業種類別魚類別生產量值2'.G18];['漁業生產量值-漁業種類別魚類別生產量值2'.I18];['漁業生產量值-漁業種類別魚類別生產量值2'.K18];['漁業生產量值-漁業種類別魚類別生產量值2'.M18])&#10;+SUM(['漁業生產量值-漁業種類別魚類別生產量值3'.I18];['漁業生產量值-漁業種類別魚類別生產量值3'.O18];['漁業生產量值-漁業種類別魚類別生產量值4'.C18];['漁業生產量值-漁業種類別魚類別生產量值4'.E18])&#10;+SUM(['漁業生產量值-漁業種類別魚類別生產量值4'.M18];['漁業生產量值-漁業種類別魚類別生產量值4'.O18];['漁業生產量值-漁業種類別魚類別生產量值5'.C18];['漁業生產量值-漁業種類別魚類別生產量值5'.E18];['漁業生產量值-漁業種類別魚類別生產量值5'.G18])&#10;+SUM(['漁業生產量值-漁業種類別魚類別生產量值6'.C18];['漁業生產量值-漁業種類別魚類別生產量值6'.E18];['漁業生產量值-漁業種類別魚類別生產量值6'.G18])&#10;+SUM(['漁業生產量值-漁業種類別魚類別生產量值6'.I18];['漁業生產量值-漁業種類別魚類別生產量值6'.K18];['漁業生產量值-漁業種類別魚類別生產量值6'.M18];['漁業生產量值-漁業種類別魚類別生產量值6'.O18];['漁業生產量值-漁業種類別魚類別生產量值7'.C18];['漁業生產量值-漁業種類別魚類別生產量值7'.E18];['漁業生產量值-漁業種類別魚類別生產量值7'.G18])&#10;+SUM(['漁業生產量值-漁業種類別魚類別生產量值7'.I18];['漁業生產量值-漁業種類別魚類別生產量值7'.K18];['漁業生產量值-漁業種類別魚類別生產量值7'.M18])&#10;+SUM(['漁業生產量值-漁業種類別魚類別生產量值9'.O18];['漁業生產量值-漁業種類別魚類別生產量值10'.C18])&#10;+SUM(['漁業生產量值-漁業種類別魚類別生產量值10'.O18])&#10;+SUM(['漁業生產量值-漁業種類別魚類別生產量值11'.K18];['漁業生產量值-漁業種類別魚類別生產量值11'.M18];['漁業生產量值-漁業種類別魚類別生產量值11'.O18];['漁業生產量值-漁業種類別魚類別生產量值12'.C18];['漁業生產量值-漁業種類別魚類別生產量值12'.E18])&#10;+SUM(['漁業生產量值-漁業種類別魚類別生產量值12'.O18])&#10;+SUM(['漁業生產量值-漁業種類別魚類別生產量值14'.K18];['漁業生產量值-漁業種類別魚類別生產量值15'.I18])&#10;+SUM(['漁業生產量值-漁業種類別魚類別生產量值15'.K18];['漁業生產量值-漁業種類別魚類別生產量值15'.M18];['漁業生產量值-漁業種類別魚類別生產量值15'.O18];['漁業生產量值-漁業種類別魚類別生產量值16'.C18])&#10;)" table:style-name="ce27">
            <text:p>56,377<text:s/></text:p>
          </table:table-cell>
          <table:table-cell office:value-type="float" office:value="4461711.0747999996" table:formula="of:=  IF(SUM([.H18];[.J18])&#10;+SUM(['漁業生產量值-漁業種類別魚類別生產量值1'.H18];['漁業生產量值-漁業種類別魚類別生產量值1'.J18];['漁業生產量值-漁業種類別魚類別生產量值1'.L18];['漁業生產量值-漁業種類別魚類別生產量值2'.F18])&#10;+SUM(['漁業生產量值-漁業種類別魚類別生產量值2'.H18];['漁業生產量值-漁業種類別魚類別生產量值2'.J18];['漁業生產量值-漁業種類別魚類別生產量值2'.L18];['漁業生產量值-漁業種類別魚類別生產量值2'.N18])&#10;+SUM(['漁業生產量值-漁業種類別魚類別生產量值3'.J18];['漁業生產量值-漁業種類別魚類別生產量值3'.P18];['漁業生產量值-漁業種類別魚類別生產量值4'.D18];['漁業生產量值-漁業種類別魚類別生產量值4'.F18])&#10;+SUM(['漁業生產量值-漁業種類別魚類別生產量值4'.N18];['漁業生產量值-漁業種類別魚類別生產量值4'.P18];['漁業生產量值-漁業種類別魚類別生產量值5'.D18];['漁業生產量值-漁業種類別魚類別生產量值5'.F18];['漁業生產量值-漁業種類別魚類別生產量值5'.H18])&#10;+SUM(['漁業生產量值-漁業種類別魚類別生產量值6'.D18];['漁業生產量值-漁業種類別魚類別生產量值6'.F18];['漁業生產量值-漁業種類別魚類別生產量值6'.H18])&#10;+SUM(['漁業生產量值-漁業種類別魚類別生產量值6'.J18];['漁業生產量值-漁業種類別魚類別生產量值6'.L18];['漁業生產量值-漁業種類別魚類別生產量值6'.N18];['漁業生產量值-漁業種類別魚類別生產量值6'.P18];['漁業生產量值-漁業種類別魚類別生產量值7'.D18];['漁業生產量值-漁業種類別魚類別生產量值7'.F18];['漁業生產量值-漁業種類別魚類別生產量值7'.H18])&#10;+SUM(['漁業生產量值-漁業種類別魚類別生產量值7'.J18];['漁業生產量值-漁業種類別魚類別生產量值7'.L18];['漁業生產量值-漁業種類別魚類別生產量值7'.N18])&#10;+SUM(['漁業生產量值-漁業種類別魚類別生產量值9'.P18];['漁業生產量值-漁業種類別魚類別生產量值10'.D18])&#10;+SUM(['漁業生產量值-漁業種類別魚類別生產量值10'.P18])&#10;+SUM(['漁業生產量值-漁業種類別魚類別生產量值11'.L18];['漁業生產量值-漁業種類別魚類別生產量值11'.N18];['漁業生產量值-漁業種類別魚類別生產量值11'.P18];['漁業生產量值-漁業種類別魚類別生產量值12'.D18];['漁業生產量值-漁業種類別魚類別生產量值12'.F18])&#10;+SUM(['漁業生產量值-漁業種類別魚類別生產量值12'.P18])&#10;+SUM(['漁業生產量值-漁業種類別魚類別生產量值14'.L18];['漁業生產量值-漁業種類別魚類別生產量值15'.J18])&#10;+SUM(['漁業生產量值-漁業種類別魚類別生產量值15'.L18];['漁業生產量值-漁業種類別魚類別生產量值15'.N18];['漁業生產量值-漁業種類別魚類別生產量值15'.P18];['漁業生產量值-漁業種類別魚類別生產量值16'.D18])=0;&quot;-&quot;;&#10;SUM([.H18];[.J18])&#10;+SUM(['漁業生產量值-漁業種類別魚類別生產量值1'.H18];['漁業生產量值-漁業種類別魚類別生產量值1'.J18];['漁業生產量值-漁業種類別魚類別生產量值1'.L18];['漁業生產量值-漁業種類別魚類別生產量值2'.F18])&#10;+SUM(['漁業生產量值-漁業種類別魚類別生產量值2'.H18];['漁業生產量值-漁業種類別魚類別生產量值2'.J18];['漁業生產量值-漁業種類別魚類別生產量值2'.L18];['漁業生產量值-漁業種類別魚類別生產量值2'.N18])&#10;+SUM(['漁業生產量值-漁業種類別魚類別生產量值3'.J18];['漁業生產量值-漁業種類別魚類別生產量值3'.P18];['漁業生產量值-漁業種類別魚類別生產量值4'.D18];['漁業生產量值-漁業種類別魚類別生產量值4'.F18])&#10;+SUM(['漁業生產量值-漁業種類別魚類別生產量值4'.N18];['漁業生產量值-漁業種類別魚類別生產量值4'.P18];['漁業生產量值-漁業種類別魚類別生產量值5'.D18];['漁業生產量值-漁業種類別魚類別生產量值5'.F18];['漁業生產量值-漁業種類別魚類別生產量值5'.H18])&#10;+SUM(['漁業生產量值-漁業種類別魚類別生產量值6'.D18];['漁業生產量值-漁業種類別魚類別生產量值6'.F18];['漁業生產量值-漁業種類別魚類別生產量值6'.H18])&#10;+SUM(['漁業生產量值-漁業種類別魚類別生產量值6'.J18];['漁業生產量值-漁業種類別魚類別生產量值6'.L18];['漁業生產量值-漁業種類別魚類別生產量值6'.N18];['漁業生產量值-漁業種類別魚類別生產量值6'.P18];['漁業生產量值-漁業種類別魚類別生產量值7'.D18];['漁業生產量值-漁業種類別魚類別生產量值7'.F18];['漁業生產量值-漁業種類別魚類別生產量值7'.H18])&#10;+SUM(['漁業生產量值-漁業種類別魚類別生產量值7'.J18];['漁業生產量值-漁業種類別魚類別生產量值7'.L18];['漁業生產量值-漁業種類別魚類別生產量值7'.N18])&#10;+SUM(['漁業生產量值-漁業種類別魚類別生產量值9'.P18];['漁業生產量值-漁業種類別魚類別生產量值10'.D18])&#10;+SUM(['漁業生產量值-漁業種類別魚類別生產量值10'.P18])&#10;+SUM(['漁業生產量值-漁業種類別魚類別生產量值11'.L18];['漁業生產量值-漁業種類別魚類別生產量值11'.N18];['漁業生產量值-漁業種類別魚類別生產量值11'.P18];['漁業生產量值-漁業種類別魚類別生產量值12'.D18];['漁業生產量值-漁業種類別魚類別生產量值12'.F18])&#10;+SUM(['漁業生產量值-漁業種類別魚類別生產量值12'.P18])&#10;+SUM(['漁業生產量值-漁業種類別魚類別生產量值14'.L18];['漁業生產量值-漁業種類別魚類別生產量值15'.J18])&#10;+SUM(['漁業生產量值-漁業種類別魚類別生產量值15'.L18];['漁業生產量值-漁業種類別魚類別生產量值15'.N18];['漁業生產量值-漁業種類別魚類別生產量值15'.P18];['漁業生產量值-漁業種類別魚類別生產量值16'.D18])&#10;)" table:style-name="ce27">
            <text:p>4,461,711<text:s/></text:p>
          </table:table-cell>
          <table:table-cell office:value-type="float" office:value="141.697" table:style-name="ce57">
            <text:p>142<text:s/></text:p>
          </table:table-cell>
          <table:table-cell office:value-type="float" office:value="7514.0320000000002" table:style-name="ce35">
            <text:p>7,514<text:s/></text:p>
          </table:table-cell>
          <table:table-cell office:value-type="float" office:value="3.31" table:formula="of:=  IF(SUM([.K18];[.M18];[.O18];['漁業生產量值-漁業種類別魚類別生產量值1'.C18];['漁業生產量值-漁業種類別魚類別生產量值1'.E18])=0;&quot;-&quot;;SUM([.K18];[.M18];[.O18];['漁業生產量值-漁業種類別魚類別生產量值1'.C18];['漁業生產量值-漁業種類別魚類別生產量值1'.E18]))" table:style-name="ce57">
            <text:p>3<text:s/></text:p>
          </table:table-cell>
          <table:table-cell office:value-type="float" office:value="1338.75" table:formula="of:=  IF(SUM([.L18];[.N18];[.P18];['漁業生產量值-漁業種類別魚類別生產量值1'.D18];['漁業生產量值-漁業種類別魚類別生產量值1'.F18])=0;&quot;-&quot;;SUM([.L18];[.N18];[.P18];['漁業生產量值-漁業種類別魚類別生產量值1'.D18];['漁業生產量值-漁業種類別魚類別生產量值1'.F18]))" table:style-name="ce35">
            <text:p>1,339<text:s/></text:p>
          </table:table-cell>
          <table:table-cell office:value-type="float" office:value="3.14" table:style-name="ce57">
            <text:p>3<text:s/></text:p>
          </table:table-cell>
          <table:table-cell office:value-type="float" office:value="1327.7" table:style-name="ce35">
            <text:p>1,328<text:s/></text:p>
          </table:table-cell>
          <table:table-cell office:value-type="float" office:value="0.17" table:style-name="ce57">
            <text:p>0<text:s/></text:p>
          </table:table-cell>
          <table:table-cell office:value-type="float" office:value="11.05" table:style-name="ce35">
            <text:p>11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新竹縣</text:p>
          </table:table-cell>
          <table:table-cell office:value-type="string" table:style-name="ce62">
            <text:p>HSINCHU COUNTY</text:p>
          </table:table-cell>
          <table:table-cell office:value-type="float" office:value="3406.0680000000002" table:style-name="ce57">
            <text:p>3,406<text:s/></text:p>
          </table:table-cell>
          <table:table-cell office:value-type="float" office:value="270833.45775" table:style-name="ce35">
            <text:p>270,833<text:s/></text:p>
          </table:table-cell>
          <table:table-cell office:value-type="float" office:value="3387.9680000000008" table:formula="of:=  IF(SUM([.G19];[.I19])&#10;+SUM(['漁業生產量值-漁業種類別魚類別生產量值1'.G19];['漁業生產量值-漁業種類別魚類別生產量值1'.I19];['漁業生產量值-漁業種類別魚類別生產量值1'.K19])&#10;+SUM(['漁業生產量值-漁業種類別魚類別生產量值2'.G19];['漁業生產量值-漁業種類別魚類別生產量值2'.I19];['漁業生產量值-漁業種類別魚類別生產量值2'.K19];['漁業生產量值-漁業種類別魚類別生產量值2'.M19])&#10;+SUM(['漁業生產量值-漁業種類別魚類別生產量值3'.I19];['漁業生產量值-漁業種類別魚類別生產量值3'.O19];['漁業生產量值-漁業種類別魚類別生產量值4'.C19];['漁業生產量值-漁業種類別魚類別生產量值4'.E19])&#10;+SUM(['漁業生產量值-漁業種類別魚類別生產量值4'.M19];['漁業生產量值-漁業種類別魚類別生產量值4'.O19];['漁業生產量值-漁業種類別魚類別生產量值5'.C19];['漁業生產量值-漁業種類別魚類別生產量值5'.E19];['漁業生產量值-漁業種類別魚類別生產量值5'.G19])&#10;+SUM(['漁業生產量值-漁業種類別魚類別生產量值6'.C19];['漁業生產量值-漁業種類別魚類別生產量值6'.E19];['漁業生產量值-漁業種類別魚類別生產量值6'.G19])&#10;+SUM(['漁業生產量值-漁業種類別魚類別生產量值6'.I19];['漁業生產量值-漁業種類別魚類別生產量值6'.K19];['漁業生產量值-漁業種類別魚類別生產量值6'.M19];['漁業生產量值-漁業種類別魚類別生產量值6'.O19];['漁業生產量值-漁業種類別魚類別生產量值7'.C19];['漁業生產量值-漁業種類別魚類別生產量值7'.E19];['漁業生產量值-漁業種類別魚類別生產量值7'.G19])&#10;+SUM(['漁業生產量值-漁業種類別魚類別生產量值7'.I19];['漁業生產量值-漁業種類別魚類別生產量值7'.K19];['漁業生產量值-漁業種類別魚類別生產量值7'.M19])&#10;+SUM(['漁業生產量值-漁業種類別魚類別生產量值9'.O19];['漁業生產量值-漁業種類別魚類別生產量值10'.C19])&#10;+SUM(['漁業生產量值-漁業種類別魚類別生產量值10'.O19])&#10;+SUM(['漁業生產量值-漁業種類別魚類別生產量值11'.K19];['漁業生產量值-漁業種類別魚類別生產量值11'.M19];['漁業生產量值-漁業種類別魚類別生產量值11'.O19];['漁業生產量值-漁業種類別魚類別生產量值12'.C19];['漁業生產量值-漁業種類別魚類別生產量值12'.E19])&#10;+SUM(['漁業生產量值-漁業種類別魚類別生產量值12'.O19])&#10;+SUM(['漁業生產量值-漁業種類別魚類別生產量值14'.K19];['漁業生產量值-漁業種類別魚類別生產量值15'.I19])&#10;+SUM(['漁業生產量值-漁業種類別魚類別生產量值15'.K19];['漁業生產量值-漁業種類別魚類別生產量值15'.M19];['漁業生產量值-漁業種類別魚類別生產量值15'.O19];['漁業生產量值-漁業種類別魚類別生產量值16'.C19])=0;&quot;-&quot;;&#10;SUM([.G19];[.I19])&#10;+SUM(['漁業生產量值-漁業種類別魚類別生產量值1'.G19];['漁業生產量值-漁業種類別魚類別生產量值1'.I19];['漁業生產量值-漁業種類別魚類別生產量值1'.K19])&#10;+SUM(['漁業生產量值-漁業種類別魚類別生產量值2'.G19];['漁業生產量值-漁業種類別魚類別生產量值2'.I19];['漁業生產量值-漁業種類別魚類別生產量值2'.K19];['漁業生產量值-漁業種類別魚類別生產量值2'.M19])&#10;+SUM(['漁業生產量值-漁業種類別魚類別生產量值3'.I19];['漁業生產量值-漁業種類別魚類別生產量值3'.O19];['漁業生產量值-漁業種類別魚類別生產量值4'.C19];['漁業生產量值-漁業種類別魚類別生產量值4'.E19])&#10;+SUM(['漁業生產量值-漁業種類別魚類別生產量值4'.M19];['漁業生產量值-漁業種類別魚類別生產量值4'.O19];['漁業生產量值-漁業種類別魚類別生產量值5'.C19];['漁業生產量值-漁業種類別魚類別生產量值5'.E19];['漁業生產量值-漁業種類別魚類別生產量值5'.G19])&#10;+SUM(['漁業生產量值-漁業種類別魚類別生產量值6'.C19];['漁業生產量值-漁業種類別魚類別生產量值6'.E19];['漁業生產量值-漁業種類別魚類別生產量值6'.G19])&#10;+SUM(['漁業生產量值-漁業種類別魚類別生產量值6'.I19];['漁業生產量值-漁業種類別魚類別生產量值6'.K19];['漁業生產量值-漁業種類別魚類別生產量值6'.M19];['漁業生產量值-漁業種類別魚類別生產量值6'.O19];['漁業生產量值-漁業種類別魚類別生產量值7'.C19];['漁業生產量值-漁業種類別魚類別生產量值7'.E19];['漁業生產量值-漁業種類別魚類別生產量值7'.G19])&#10;+SUM(['漁業生產量值-漁業種類別魚類別生產量值7'.I19];['漁業生產量值-漁業種類別魚類別生產量值7'.K19];['漁業生產量值-漁業種類別魚類別生產量值7'.M19])&#10;+SUM(['漁業生產量值-漁業種類別魚類別生產量值9'.O19];['漁業生產量值-漁業種類別魚類別生產量值10'.C19])&#10;+SUM(['漁業生產量值-漁業種類別魚類別生產量值10'.O19])&#10;+SUM(['漁業生產量值-漁業種類別魚類別生產量值11'.K19];['漁業生產量值-漁業種類別魚類別生產量值11'.M19];['漁業生產量值-漁業種類別魚類別生產量值11'.O19];['漁業生產量值-漁業種類別魚類別生產量值12'.C19];['漁業生產量值-漁業種類別魚類別生產量值12'.E19])&#10;+SUM(['漁業生產量值-漁業種類別魚類別生產量值12'.O19])&#10;+SUM(['漁業生產量值-漁業種類別魚類別生產量值14'.K19];['漁業生產量值-漁業種類別魚類別生產量值15'.I19])&#10;+SUM(['漁業生產量值-漁業種類別魚類別生產量值15'.K19];['漁業生產量值-漁業種類別魚類別生產量值15'.M19];['漁業生產量值-漁業種類別魚類別生產量值15'.O19];['漁業生產量值-漁業種類別魚類別生產量值16'.C19])&#10;)" table:style-name="ce27">
            <text:p>3,388<text:s/></text:p>
          </table:table-cell>
          <table:table-cell office:value-type="float" office:value="268160.81174999999" table:formula="of:=  IF(SUM([.H19];[.J19])&#10;+SUM(['漁業生產量值-漁業種類別魚類別生產量值1'.H19];['漁業生產量值-漁業種類別魚類別生產量值1'.J19];['漁業生產量值-漁業種類別魚類別生產量值1'.L19];['漁業生產量值-漁業種類別魚類別生產量值2'.F19])&#10;+SUM(['漁業生產量值-漁業種類別魚類別生產量值2'.H19];['漁業生產量值-漁業種類別魚類別生產量值2'.J19];['漁業生產量值-漁業種類別魚類別生產量值2'.L19];['漁業生產量值-漁業種類別魚類別生產量值2'.N19])&#10;+SUM(['漁業生產量值-漁業種類別魚類別生產量值3'.J19];['漁業生產量值-漁業種類別魚類別生產量值3'.P19];['漁業生產量值-漁業種類別魚類別生產量值4'.D19];['漁業生產量值-漁業種類別魚類別生產量值4'.F19])&#10;+SUM(['漁業生產量值-漁業種類別魚類別生產量值4'.N19];['漁業生產量值-漁業種類別魚類別生產量值4'.P19];['漁業生產量值-漁業種類別魚類別生產量值5'.D19];['漁業生產量值-漁業種類別魚類別生產量值5'.F19];['漁業生產量值-漁業種類別魚類別生產量值5'.H19])&#10;+SUM(['漁業生產量值-漁業種類別魚類別生產量值6'.D19];['漁業生產量值-漁業種類別魚類別生產量值6'.F19];['漁業生產量值-漁業種類別魚類別生產量值6'.H19])&#10;+SUM(['漁業生產量值-漁業種類別魚類別生產量值6'.J19];['漁業生產量值-漁業種類別魚類別生產量值6'.L19];['漁業生產量值-漁業種類別魚類別生產量值6'.N19];['漁業生產量值-漁業種類別魚類別生產量值6'.P19];['漁業生產量值-漁業種類別魚類別生產量值7'.D19];['漁業生產量值-漁業種類別魚類別生產量值7'.F19];['漁業生產量值-漁業種類別魚類別生產量值7'.H19])&#10;+SUM(['漁業生產量值-漁業種類別魚類別生產量值7'.J19];['漁業生產量值-漁業種類別魚類別生產量值7'.L19];['漁業生產量值-漁業種類別魚類別生產量值7'.N19])&#10;+SUM(['漁業生產量值-漁業種類別魚類別生產量值9'.P19];['漁業生產量值-漁業種類別魚類別生產量值10'.D19])&#10;+SUM(['漁業生產量值-漁業種類別魚類別生產量值10'.P19])&#10;+SUM(['漁業生產量值-漁業種類別魚類別生產量值11'.L19];['漁業生產量值-漁業種類別魚類別生產量值11'.N19];['漁業生產量值-漁業種類別魚類別生產量值11'.P19];['漁業生產量值-漁業種類別魚類別生產量值12'.D19];['漁業生產量值-漁業種類別魚類別生產量值12'.F19])&#10;+SUM(['漁業生產量值-漁業種類別魚類別生產量值12'.P19])&#10;+SUM(['漁業生產量值-漁業種類別魚類別生產量值14'.L19];['漁業生產量值-漁業種類別魚類別生產量值15'.J19])&#10;+SUM(['漁業生產量值-漁業種類別魚類別生產量值15'.L19];['漁業生產量值-漁業種類別魚類別生產量值15'.N19];['漁業生產量值-漁業種類別魚類別生產量值15'.P19];['漁業生產量值-漁業種類別魚類別生產量值16'.D19])=0;&quot;-&quot;;&#10;SUM([.H19];[.J19])&#10;+SUM(['漁業生產量值-漁業種類別魚類別生產量值1'.H19];['漁業生產量值-漁業種類別魚類別生產量值1'.J19];['漁業生產量值-漁業種類別魚類別生產量值1'.L19];['漁業生產量值-漁業種類別魚類別生產量值2'.F19])&#10;+SUM(['漁業生產量值-漁業種類別魚類別生產量值2'.H19];['漁業生產量值-漁業種類別魚類別生產量值2'.J19];['漁業生產量值-漁業種類別魚類別生產量值2'.L19];['漁業生產量值-漁業種類別魚類別生產量值2'.N19])&#10;+SUM(['漁業生產量值-漁業種類別魚類別生產量值3'.J19];['漁業生產量值-漁業種類別魚類別生產量值3'.P19];['漁業生產量值-漁業種類別魚類別生產量值4'.D19];['漁業生產量值-漁業種類別魚類別生產量值4'.F19])&#10;+SUM(['漁業生產量值-漁業種類別魚類別生產量值4'.N19];['漁業生產量值-漁業種類別魚類別生產量值4'.P19];['漁業生產量值-漁業種類別魚類別生產量值5'.D19];['漁業生產量值-漁業種類別魚類別生產量值5'.F19];['漁業生產量值-漁業種類別魚類別生產量值5'.H19])&#10;+SUM(['漁業生產量值-漁業種類別魚類別生產量值6'.D19];['漁業生產量值-漁業種類別魚類別生產量值6'.F19];['漁業生產量值-漁業種類別魚類別生產量值6'.H19])&#10;+SUM(['漁業生產量值-漁業種類別魚類別生產量值6'.J19];['漁業生產量值-漁業種類別魚類別生產量值6'.L19];['漁業生產量值-漁業種類別魚類別生產量值6'.N19];['漁業生產量值-漁業種類別魚類別生產量值6'.P19];['漁業生產量值-漁業種類別魚類別生產量值7'.D19];['漁業生產量值-漁業種類別魚類別生產量值7'.F19];['漁業生產量值-漁業種類別魚類別生產量值7'.H19])&#10;+SUM(['漁業生產量值-漁業種類別魚類別生產量值7'.J19];['漁業生產量值-漁業種類別魚類別生產量值7'.L19];['漁業生產量值-漁業種類別魚類別生產量值7'.N19])&#10;+SUM(['漁業生產量值-漁業種類別魚類別生產量值9'.P19];['漁業生產量值-漁業種類別魚類別生產量值10'.D19])&#10;+SUM(['漁業生產量值-漁業種類別魚類別生產量值10'.P19])&#10;+SUM(['漁業生產量值-漁業種類別魚類別生產量值11'.L19];['漁業生產量值-漁業種類別魚類別生產量值11'.N19];['漁業生產量值-漁業種類別魚類別生產量值11'.P19];['漁業生產量值-漁業種類別魚類別生產量值12'.D19];['漁業生產量值-漁業種類別魚類別生產量值12'.F19])&#10;+SUM(['漁業生產量值-漁業種類別魚類別生產量值12'.P19])&#10;+SUM(['漁業生產量值-漁業種類別魚類別生產量值14'.L19];['漁業生產量值-漁業種類別魚類別生產量值15'.J19])&#10;+SUM(['漁業生產量值-漁業種類別魚類別生產量值15'.L19];['漁業生產量值-漁業種類別魚類別生產量值15'.N19];['漁業生產量值-漁業種類別魚類別生產量值15'.P19];['漁業生產量值-漁業種類別魚類別生產量值16'.D19])&#10;)" table:style-name="ce27">
            <text:p>268,161<text:s/></text:p>
          </table:table-cell>
          <table:table-cell office:value-type="float" office:value="2970" table:style-name="ce57">
            <text:p>2,970<text:s/></text:p>
          </table:table-cell>
          <table:table-cell office:value-type="float" office:value="189812.7" table:style-name="ce35">
            <text:p>189,813<text:s/></text:p>
          </table:table-cell>
          <table:table-cell office:value-type="string" office:string-value="-" table:formula="of:=  IF(SUM([.K19];[.M19];[.O19];['漁業生產量值-漁業種類別魚類別生產量值1'.C19];['漁業生產量值-漁業種類別魚類別生產量值1'.E19])=0;&quot;-&quot;;SUM([.K19];[.M19];[.O19];['漁業生產量值-漁業種類別魚類別生產量值1'.C19];['漁業生產量值-漁業種類別魚類別生產量值1'.E19]))" table:style-name="ce57">
            <text:p>-</text:p>
          </table:table-cell>
          <table:table-cell office:value-type="string" office:string-value="-" table:formula="of:=  IF(SUM([.L19];[.N19];[.P19];['漁業生產量值-漁業種類別魚類別生產量值1'.D19];['漁業生產量值-漁業種類別魚類別生產量值1'.F19])=0;&quot;-&quot;;SUM([.L19];[.N19];[.P19];['漁業生產量值-漁業種類別魚類別生產量值1'.D19];['漁業生產量值-漁業種類別魚類別生產量值1'.F19]))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苗栗縣</text:p>
          </table:table-cell>
          <table:table-cell office:value-type="string" table:style-name="ce62">
            <text:p>MIAOLI COUNTY</text:p>
          </table:table-cell>
          <table:table-cell office:value-type="float" office:value="858.73388" table:style-name="ce57">
            <text:p>859<text:s/></text:p>
          </table:table-cell>
          <table:table-cell office:value-type="float" office:value="225485.9492" table:style-name="ce35">
            <text:p>225,486<text:s/></text:p>
          </table:table-cell>
          <table:table-cell office:value-type="float" office:value="755.87864000000002" table:formula="of:=  IF(SUM([.G20];[.I20])&#10;+SUM(['漁業生產量值-漁業種類別魚類別生產量值1'.G20];['漁業生產量值-漁業種類別魚類別生產量值1'.I20];['漁業生產量值-漁業種類別魚類別生產量值1'.K20])&#10;+SUM(['漁業生產量值-漁業種類別魚類別生產量值2'.G20];['漁業生產量值-漁業種類別魚類別生產量值2'.I20];['漁業生產量值-漁業種類別魚類別生產量值2'.K20];['漁業生產量值-漁業種類別魚類別生產量值2'.M20])&#10;+SUM(['漁業生產量值-漁業種類別魚類別生產量值3'.I20];['漁業生產量值-漁業種類別魚類別生產量值3'.O20];['漁業生產量值-漁業種類別魚類別生產量值4'.C20];['漁業生產量值-漁業種類別魚類別生產量值4'.E20])&#10;+SUM(['漁業生產量值-漁業種類別魚類別生產量值4'.M20];['漁業生產量值-漁業種類別魚類別生產量值4'.O20];['漁業生產量值-漁業種類別魚類別生產量值5'.C20];['漁業生產量值-漁業種類別魚類別生產量值5'.E20];['漁業生產量值-漁業種類別魚類別生產量值5'.G20])&#10;+SUM(['漁業生產量值-漁業種類別魚類別生產量值6'.C20];['漁業生產量值-漁業種類別魚類別生產量值6'.E20];['漁業生產量值-漁業種類別魚類別生產量值6'.G20])&#10;+SUM(['漁業生產量值-漁業種類別魚類別生產量值6'.I20];['漁業生產量值-漁業種類別魚類別生產量值6'.K20];['漁業生產量值-漁業種類別魚類別生產量值6'.M20];['漁業生產量值-漁業種類別魚類別生產量值6'.O20];['漁業生產量值-漁業種類別魚類別生產量值7'.C20];['漁業生產量值-漁業種類別魚類別生產量值7'.E20];['漁業生產量值-漁業種類別魚類別生產量值7'.G20])&#10;+SUM(['漁業生產量值-漁業種類別魚類別生產量值7'.I20];['漁業生產量值-漁業種類別魚類別生產量值7'.K20];['漁業生產量值-漁業種類別魚類別生產量值7'.M20])&#10;+SUM(['漁業生產量值-漁業種類別魚類別生產量值9'.O20];['漁業生產量值-漁業種類別魚類別生產量值10'.C20])&#10;+SUM(['漁業生產量值-漁業種類別魚類別生產量值10'.O20])&#10;+SUM(['漁業生產量值-漁業種類別魚類別生產量值11'.K20];['漁業生產量值-漁業種類別魚類別生產量值11'.M20];['漁業生產量值-漁業種類別魚類別生產量值11'.O20];['漁業生產量值-漁業種類別魚類別生產量值12'.C20];['漁業生產量值-漁業種類別魚類別生產量值12'.E20])&#10;+SUM(['漁業生產量值-漁業種類別魚類別生產量值12'.O20])&#10;+SUM(['漁業生產量值-漁業種類別魚類別生產量值14'.K20];['漁業生產量值-漁業種類別魚類別生產量值15'.I20])&#10;+SUM(['漁業生產量值-漁業種類別魚類別生產量值15'.K20];['漁業生產量值-漁業種類別魚類別生產量值15'.M20];['漁業生產量值-漁業種類別魚類別生產量值15'.O20];['漁業生產量值-漁業種類別魚類別生產量值16'.C20])=0;&quot;-&quot;;&#10;SUM([.G20];[.I20])&#10;+SUM(['漁業生產量值-漁業種類別魚類別生產量值1'.G20];['漁業生產量值-漁業種類別魚類別生產量值1'.I20];['漁業生產量值-漁業種類別魚類別生產量值1'.K20])&#10;+SUM(['漁業生產量值-漁業種類別魚類別生產量值2'.G20];['漁業生產量值-漁業種類別魚類別生產量值2'.I20];['漁業生產量值-漁業種類別魚類別生產量值2'.K20];['漁業生產量值-漁業種類別魚類別生產量值2'.M20])&#10;+SUM(['漁業生產量值-漁業種類別魚類別生產量值3'.I20];['漁業生產量值-漁業種類別魚類別生產量值3'.O20];['漁業生產量值-漁業種類別魚類別生產量值4'.C20];['漁業生產量值-漁業種類別魚類別生產量值4'.E20])&#10;+SUM(['漁業生產量值-漁業種類別魚類別生產量值4'.M20];['漁業生產量值-漁業種類別魚類別生產量值4'.O20];['漁業生產量值-漁業種類別魚類別生產量值5'.C20];['漁業生產量值-漁業種類別魚類別生產量值5'.E20];['漁業生產量值-漁業種類別魚類別生產量值5'.G20])&#10;+SUM(['漁業生產量值-漁業種類別魚類別生產量值6'.C20];['漁業生產量值-漁業種類別魚類別生產量值6'.E20];['漁業生產量值-漁業種類別魚類別生產量值6'.G20])&#10;+SUM(['漁業生產量值-漁業種類別魚類別生產量值6'.I20];['漁業生產量值-漁業種類別魚類別生產量值6'.K20];['漁業生產量值-漁業種類別魚類別生產量值6'.M20];['漁業生產量值-漁業種類別魚類別生產量值6'.O20];['漁業生產量值-漁業種類別魚類別生產量值7'.C20];['漁業生產量值-漁業種類別魚類別生產量值7'.E20];['漁業生產量值-漁業種類別魚類別生產量值7'.G20])&#10;+SUM(['漁業生產量值-漁業種類別魚類別生產量值7'.I20];['漁業生產量值-漁業種類別魚類別生產量值7'.K20];['漁業生產量值-漁業種類別魚類別生產量值7'.M20])&#10;+SUM(['漁業生產量值-漁業種類別魚類別生產量值9'.O20];['漁業生產量值-漁業種類別魚類別生產量值10'.C20])&#10;+SUM(['漁業生產量值-漁業種類別魚類別生產量值10'.O20])&#10;+SUM(['漁業生產量值-漁業種類別魚類別生產量值11'.K20];['漁業生產量值-漁業種類別魚類別生產量值11'.M20];['漁業生產量值-漁業種類別魚類別生產量值11'.O20];['漁業生產量值-漁業種類別魚類別生產量值12'.C20];['漁業生產量值-漁業種類別魚類別生產量值12'.E20])&#10;+SUM(['漁業生產量值-漁業種類別魚類別生產量值12'.O20])&#10;+SUM(['漁業生產量值-漁業種類別魚類別生產量值14'.K20];['漁業生產量值-漁業種類別魚類別生產量值15'.I20])&#10;+SUM(['漁業生產量值-漁業種類別魚類別生產量值15'.K20];['漁業生產量值-漁業種類別魚類別生產量值15'.M20];['漁業生產量值-漁業種類別魚類別生產量值15'.O20];['漁業生產量值-漁業種類別魚類別生產量值16'.C20])&#10;)" table:style-name="ce27">
            <text:p>756<text:s/></text:p>
          </table:table-cell>
          <table:table-cell office:value-type="float" office:value="202674.59313000002" table:formula="of:=  IF(SUM([.H20];[.J20])&#10;+SUM(['漁業生產量值-漁業種類別魚類別生產量值1'.H20];['漁業生產量值-漁業種類別魚類別生產量值1'.J20];['漁業生產量值-漁業種類別魚類別生產量值1'.L20];['漁業生產量值-漁業種類別魚類別生產量值2'.F20])&#10;+SUM(['漁業生產量值-漁業種類別魚類別生產量值2'.H20];['漁業生產量值-漁業種類別魚類別生產量值2'.J20];['漁業生產量值-漁業種類別魚類別生產量值2'.L20];['漁業生產量值-漁業種類別魚類別生產量值2'.N20])&#10;+SUM(['漁業生產量值-漁業種類別魚類別生產量值3'.J20];['漁業生產量值-漁業種類別魚類別生產量值3'.P20];['漁業生產量值-漁業種類別魚類別生產量值4'.D20];['漁業生產量值-漁業種類別魚類別生產量值4'.F20])&#10;+SUM(['漁業生產量值-漁業種類別魚類別生產量值4'.N20];['漁業生產量值-漁業種類別魚類別生產量值4'.P20];['漁業生產量值-漁業種類別魚類別生產量值5'.D20];['漁業生產量值-漁業種類別魚類別生產量值5'.F20];['漁業生產量值-漁業種類別魚類別生產量值5'.H20])&#10;+SUM(['漁業生產量值-漁業種類別魚類別生產量值6'.D20];['漁業生產量值-漁業種類別魚類別生產量值6'.F20];['漁業生產量值-漁業種類別魚類別生產量值6'.H20])&#10;+SUM(['漁業生產量值-漁業種類別魚類別生產量值6'.J20];['漁業生產量值-漁業種類別魚類別生產量值6'.L20];['漁業生產量值-漁業種類別魚類別生產量值6'.N20];['漁業生產量值-漁業種類別魚類別生產量值6'.P20];['漁業生產量值-漁業種類別魚類別生產量值7'.D20];['漁業生產量值-漁業種類別魚類別生產量值7'.F20];['漁業生產量值-漁業種類別魚類別生產量值7'.H20])&#10;+SUM(['漁業生產量值-漁業種類別魚類別生產量值7'.J20];['漁業生產量值-漁業種類別魚類別生產量值7'.L20];['漁業生產量值-漁業種類別魚類別生產量值7'.N20])&#10;+SUM(['漁業生產量值-漁業種類別魚類別生產量值9'.P20];['漁業生產量值-漁業種類別魚類別生產量值10'.D20])&#10;+SUM(['漁業生產量值-漁業種類別魚類別生產量值10'.P20])&#10;+SUM(['漁業生產量值-漁業種類別魚類別生產量值11'.L20];['漁業生產量值-漁業種類別魚類別生產量值11'.N20];['漁業生產量值-漁業種類別魚類別生產量值11'.P20];['漁業生產量值-漁業種類別魚類別生產量值12'.D20];['漁業生產量值-漁業種類別魚類別生產量值12'.F20])&#10;+SUM(['漁業生產量值-漁業種類別魚類別生產量值12'.P20])&#10;+SUM(['漁業生產量值-漁業種類別魚類別生產量值14'.L20];['漁業生產量值-漁業種類別魚類別生產量值15'.J20])&#10;+SUM(['漁業生產量值-漁業種類別魚類別生產量值15'.L20];['漁業生產量值-漁業種類別魚類別生產量值15'.N20];['漁業生產量值-漁業種類別魚類別生產量值15'.P20];['漁業生產量值-漁業種類別魚類別生產量值16'.D20])=0;&quot;-&quot;;&#10;SUM([.H20];[.J20])&#10;+SUM(['漁業生產量值-漁業種類別魚類別生產量值1'.H20];['漁業生產量值-漁業種類別魚類別生產量值1'.J20];['漁業生產量值-漁業種類別魚類別生產量值1'.L20];['漁業生產量值-漁業種類別魚類別生產量值2'.F20])&#10;+SUM(['漁業生產量值-漁業種類別魚類別生產量值2'.H20];['漁業生產量值-漁業種類別魚類別生產量值2'.J20];['漁業生產量值-漁業種類別魚類別生產量值2'.L20];['漁業生產量值-漁業種類別魚類別生產量值2'.N20])&#10;+SUM(['漁業生產量值-漁業種類別魚類別生產量值3'.J20];['漁業生產量值-漁業種類別魚類別生產量值3'.P20];['漁業生產量值-漁業種類別魚類別生產量值4'.D20];['漁業生產量值-漁業種類別魚類別生產量值4'.F20])&#10;+SUM(['漁業生產量值-漁業種類別魚類別生產量值4'.N20];['漁業生產量值-漁業種類別魚類別生產量值4'.P20];['漁業生產量值-漁業種類別魚類別生產量值5'.D20];['漁業生產量值-漁業種類別魚類別生產量值5'.F20];['漁業生產量值-漁業種類別魚類別生產量值5'.H20])&#10;+SUM(['漁業生產量值-漁業種類別魚類別生產量值6'.D20];['漁業生產量值-漁業種類別魚類別生產量值6'.F20];['漁業生產量值-漁業種類別魚類別生產量值6'.H20])&#10;+SUM(['漁業生產量值-漁業種類別魚類別生產量值6'.J20];['漁業生產量值-漁業種類別魚類別生產量值6'.L20];['漁業生產量值-漁業種類別魚類別生產量值6'.N20];['漁業生產量值-漁業種類別魚類別生產量值6'.P20];['漁業生產量值-漁業種類別魚類別生產量值7'.D20];['漁業生產量值-漁業種類別魚類別生產量值7'.F20];['漁業生產量值-漁業種類別魚類別生產量值7'.H20])&#10;+SUM(['漁業生產量值-漁業種類別魚類別生產量值7'.J20];['漁業生產量值-漁業種類別魚類別生產量值7'.L20];['漁業生產量值-漁業種類別魚類別生產量值7'.N20])&#10;+SUM(['漁業生產量值-漁業種類別魚類別生產量值9'.P20];['漁業生產量值-漁業種類別魚類別生產量值10'.D20])&#10;+SUM(['漁業生產量值-漁業種類別魚類別生產量值10'.P20])&#10;+SUM(['漁業生產量值-漁業種類別魚類別生產量值11'.L20];['漁業生產量值-漁業種類別魚類別生產量值11'.N20];['漁業生產量值-漁業種類別魚類別生產量值11'.P20];['漁業生產量值-漁業種類別魚類別生產量值12'.D20];['漁業生產量值-漁業種類別魚類別生產量值12'.F20])&#10;+SUM(['漁業生產量值-漁業種類別魚類別生產量值12'.P20])&#10;+SUM(['漁業生產量值-漁業種類別魚類別生產量值14'.L20];['漁業生產量值-漁業種類別魚類別生產量值15'.J20])&#10;+SUM(['漁業生產量值-漁業種類別魚類別生產量值15'.L20];['漁業生產量值-漁業種類別魚類別生產量值15'.N20];['漁業生產量值-漁業種類別魚類別生產量值15'.P20];['漁業生產量值-漁業種類別魚類別生產量值16'.D20])&#10;)" table:style-name="ce27">
            <text:p>202,675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office:string-value="-" table:formula="of:=  IF(SUM([.K20];[.M20];[.O20];['漁業生產量值-漁業種類別魚類別生產量值1'.C20];['漁業生產量值-漁業種類別魚類別生產量值1'.E20])=0;&quot;-&quot;;SUM([.K20];[.M20];[.O20];['漁業生產量值-漁業種類別魚類別生產量值1'.C20];['漁業生產量值-漁業種類別魚類別生產量值1'.E20]))" table:style-name="ce57">
            <text:p>-</text:p>
          </table:table-cell>
          <table:table-cell office:value-type="string" office:string-value="-" table:formula="of:=  IF(SUM([.L20];[.N20];[.P20];['漁業生產量值-漁業種類別魚類別生產量值1'.D20];['漁業生產量值-漁業種類別魚類別生產量值1'.F20])=0;&quot;-&quot;;SUM([.L20];[.N20];[.P20];['漁業生產量值-漁業種類別魚類別生產量值1'.D20];['漁業生產量值-漁業種類別魚類別生產量值1'.F20]))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彰化縣</text:p>
          </table:table-cell>
          <table:table-cell office:value-type="string" table:style-name="ce62">
            <text:p>CHANGHWA COUNTY</text:p>
          </table:table-cell>
          <table:table-cell office:value-type="float" office:value="10798.903700000001" table:style-name="ce57">
            <text:p>10,799<text:s/></text:p>
          </table:table-cell>
          <table:table-cell office:value-type="float" office:value="1596739.00663" table:style-name="ce35">
            <text:p>1,596,739<text:s/></text:p>
          </table:table-cell>
          <table:table-cell office:value-type="float" office:value="10569.348699999999" table:formula="of:=  IF(SUM([.G21];[.I21])&#10;+SUM(['漁業生產量值-漁業種類別魚類別生產量值1'.G21];['漁業生產量值-漁業種類別魚類別生產量值1'.I21];['漁業生產量值-漁業種類別魚類別生產量值1'.K21])&#10;+SUM(['漁業生產量值-漁業種類別魚類別生產量值2'.G21];['漁業生產量值-漁業種類別魚類別生產量值2'.I21];['漁業生產量值-漁業種類別魚類別生產量值2'.K21];['漁業生產量值-漁業種類別魚類別生產量值2'.M21])&#10;+SUM(['漁業生產量值-漁業種類別魚類別生產量值3'.I21];['漁業生產量值-漁業種類別魚類別生產量值3'.O21];['漁業生產量值-漁業種類別魚類別生產量值4'.C21];['漁業生產量值-漁業種類別魚類別生產量值4'.E21])&#10;+SUM(['漁業生產量值-漁業種類別魚類別生產量值4'.M21];['漁業生產量值-漁業種類別魚類別生產量值4'.O21];['漁業生產量值-漁業種類別魚類別生產量值5'.C21];['漁業生產量值-漁業種類別魚類別生產量值5'.E21];['漁業生產量值-漁業種類別魚類別生產量值5'.G21])&#10;+SUM(['漁業生產量值-漁業種類別魚類別生產量值6'.C21];['漁業生產量值-漁業種類別魚類別生產量值6'.E21];['漁業生產量值-漁業種類別魚類別生產量值6'.G21])&#10;+SUM(['漁業生產量值-漁業種類別魚類別生產量值6'.I21];['漁業生產量值-漁業種類別魚類別生產量值6'.K21];['漁業生產量值-漁業種類別魚類別生產量值6'.M21];['漁業生產量值-漁業種類別魚類別生產量值6'.O21];['漁業生產量值-漁業種類別魚類別生產量值7'.C21];['漁業生產量值-漁業種類別魚類別生產量值7'.E21];['漁業生產量值-漁業種類別魚類別生產量值7'.G21])&#10;+SUM(['漁業生產量值-漁業種類別魚類別生產量值7'.I21];['漁業生產量值-漁業種類別魚類別生產量值7'.K21];['漁業生產量值-漁業種類別魚類別生產量值7'.M21])&#10;+SUM(['漁業生產量值-漁業種類別魚類別生產量值9'.O21];['漁業生產量值-漁業種類別魚類別生產量值10'.C21])&#10;+SUM(['漁業生產量值-漁業種類別魚類別生產量值10'.O21])&#10;+SUM(['漁業生產量值-漁業種類別魚類別生產量值11'.K21];['漁業生產量值-漁業種類別魚類別生產量值11'.M21];['漁業生產量值-漁業種類別魚類別生產量值11'.O21];['漁業生產量值-漁業種類別魚類別生產量值12'.C21];['漁業生產量值-漁業種類別魚類別生產量值12'.E21])&#10;+SUM(['漁業生產量值-漁業種類別魚類別生產量值12'.O21])&#10;+SUM(['漁業生產量值-漁業種類別魚類別生產量值14'.K21];['漁業生產量值-漁業種類別魚類別生產量值15'.I21])&#10;+SUM(['漁業生產量值-漁業種類別魚類別生產量值15'.K21];['漁業生產量值-漁業種類別魚類別生產量值15'.M21];['漁業生產量值-漁業種類別魚類別生產量值15'.O21];['漁業生產量值-漁業種類別魚類別生產量值16'.C21])=0;&quot;-&quot;;&#10;SUM([.G21];[.I21])&#10;+SUM(['漁業生產量值-漁業種類別魚類別生產量值1'.G21];['漁業生產量值-漁業種類別魚類別生產量值1'.I21];['漁業生產量值-漁業種類別魚類別生產量值1'.K21])&#10;+SUM(['漁業生產量值-漁業種類別魚類別生產量值2'.G21];['漁業生產量值-漁業種類別魚類別生產量值2'.I21];['漁業生產量值-漁業種類別魚類別生產量值2'.K21];['漁業生產量值-漁業種類別魚類別生產量值2'.M21])&#10;+SUM(['漁業生產量值-漁業種類別魚類別生產量值3'.I21];['漁業生產量值-漁業種類別魚類別生產量值3'.O21];['漁業生產量值-漁業種類別魚類別生產量值4'.C21];['漁業生產量值-漁業種類別魚類別生產量值4'.E21])&#10;+SUM(['漁業生產量值-漁業種類別魚類別生產量值4'.M21];['漁業生產量值-漁業種類別魚類別生產量值4'.O21];['漁業生產量值-漁業種類別魚類別生產量值5'.C21];['漁業生產量值-漁業種類別魚類別生產量值5'.E21];['漁業生產量值-漁業種類別魚類別生產量值5'.G21])&#10;+SUM(['漁業生產量值-漁業種類別魚類別生產量值6'.C21];['漁業生產量值-漁業種類別魚類別生產量值6'.E21];['漁業生產量值-漁業種類別魚類別生產量值6'.G21])&#10;+SUM(['漁業生產量值-漁業種類別魚類別生產量值6'.I21];['漁業生產量值-漁業種類別魚類別生產量值6'.K21];['漁業生產量值-漁業種類別魚類別生產量值6'.M21];['漁業生產量值-漁業種類別魚類別生產量值6'.O21];['漁業生產量值-漁業種類別魚類別生產量值7'.C21];['漁業生產量值-漁業種類別魚類別生產量值7'.E21];['漁業生產量值-漁業種類別魚類別生產量值7'.G21])&#10;+SUM(['漁業生產量值-漁業種類別魚類別生產量值7'.I21];['漁業生產量值-漁業種類別魚類別生產量值7'.K21];['漁業生產量值-漁業種類別魚類別生產量值7'.M21])&#10;+SUM(['漁業生產量值-漁業種類別魚類別生產量值9'.O21];['漁業生產量值-漁業種類別魚類別生產量值10'.C21])&#10;+SUM(['漁業生產量值-漁業種類別魚類別生產量值10'.O21])&#10;+SUM(['漁業生產量值-漁業種類別魚類別生產量值11'.K21];['漁業生產量值-漁業種類別魚類別生產量值11'.M21];['漁業生產量值-漁業種類別魚類別生產量值11'.O21];['漁業生產量值-漁業種類別魚類別生產量值12'.C21];['漁業生產量值-漁業種類別魚類別生產量值12'.E21])&#10;+SUM(['漁業生產量值-漁業種類別魚類別生產量值12'.O21])&#10;+SUM(['漁業生產量值-漁業種類別魚類別生產量值14'.K21];['漁業生產量值-漁業種類別魚類別生產量值15'.I21])&#10;+SUM(['漁業生產量值-漁業種類別魚類別生產量值15'.K21];['漁業生產量值-漁業種類別魚類別生產量值15'.M21];['漁業生產量值-漁業種類別魚類別生產量值15'.O21];['漁業生產量值-漁業種類別魚類別生產量值16'.C21])&#10;)" table:style-name="ce27">
            <text:p>10,569<text:s/></text:p>
          </table:table-cell>
          <table:table-cell office:value-type="float" office:value="1564678.6876299998" table:formula="of:=  IF(SUM([.H21];[.J21])&#10;+SUM(['漁業生產量值-漁業種類別魚類別生產量值1'.H21];['漁業生產量值-漁業種類別魚類別生產量值1'.J21];['漁業生產量值-漁業種類別魚類別生產量值1'.L21];['漁業生產量值-漁業種類別魚類別生產量值2'.F21])&#10;+SUM(['漁業生產量值-漁業種類別魚類別生產量值2'.H21];['漁業生產量值-漁業種類別魚類別生產量值2'.J21];['漁業生產量值-漁業種類別魚類別生產量值2'.L21];['漁業生產量值-漁業種類別魚類別生產量值2'.N21])&#10;+SUM(['漁業生產量值-漁業種類別魚類別生產量值3'.J21];['漁業生產量值-漁業種類別魚類別生產量值3'.P21];['漁業生產量值-漁業種類別魚類別生產量值4'.D21];['漁業生產量值-漁業種類別魚類別生產量值4'.F21])&#10;+SUM(['漁業生產量值-漁業種類別魚類別生產量值4'.N21];['漁業生產量值-漁業種類別魚類別生產量值4'.P21];['漁業生產量值-漁業種類別魚類別生產量值5'.D21];['漁業生產量值-漁業種類別魚類別生產量值5'.F21];['漁業生產量值-漁業種類別魚類別生產量值5'.H21])&#10;+SUM(['漁業生產量值-漁業種類別魚類別生產量值6'.D21];['漁業生產量值-漁業種類別魚類別生產量值6'.F21];['漁業生產量值-漁業種類別魚類別生產量值6'.H21])&#10;+SUM(['漁業生產量值-漁業種類別魚類別生產量值6'.J21];['漁業生產量值-漁業種類別魚類別生產量值6'.L21];['漁業生產量值-漁業種類別魚類別生產量值6'.N21];['漁業生產量值-漁業種類別魚類別生產量值6'.P21];['漁業生產量值-漁業種類別魚類別生產量值7'.D21];['漁業生產量值-漁業種類別魚類別生產量值7'.F21];['漁業生產量值-漁業種類別魚類別生產量值7'.H21])&#10;+SUM(['漁業生產量值-漁業種類別魚類別生產量值7'.J21];['漁業生產量值-漁業種類別魚類別生產量值7'.L21];['漁業生產量值-漁業種類別魚類別生產量值7'.N21])&#10;+SUM(['漁業生產量值-漁業種類別魚類別生產量值9'.P21];['漁業生產量值-漁業種類別魚類別生產量值10'.D21])&#10;+SUM(['漁業生產量值-漁業種類別魚類別生產量值10'.P21])&#10;+SUM(['漁業生產量值-漁業種類別魚類別生產量值11'.L21];['漁業生產量值-漁業種類別魚類別生產量值11'.N21];['漁業生產量值-漁業種類別魚類別生產量值11'.P21];['漁業生產量值-漁業種類別魚類別生產量值12'.D21];['漁業生產量值-漁業種類別魚類別生產量值12'.F21])&#10;+SUM(['漁業生產量值-漁業種類別魚類別生產量值12'.P21])&#10;+SUM(['漁業生產量值-漁業種類別魚類別生產量值14'.L21];['漁業生產量值-漁業種類別魚類別生產量值15'.J21])&#10;+SUM(['漁業生產量值-漁業種類別魚類別生產量值15'.L21];['漁業生產量值-漁業種類別魚類別生產量值15'.N21];['漁業生產量值-漁業種類別魚類別生產量值15'.P21];['漁業生產量值-漁業種類別魚類別生產量值16'.D21])=0;&quot;-&quot;;&#10;SUM([.H21];[.J21])&#10;+SUM(['漁業生產量值-漁業種類別魚類別生產量值1'.H21];['漁業生產量值-漁業種類別魚類別生產量值1'.J21];['漁業生產量值-漁業種類別魚類別生產量值1'.L21];['漁業生產量值-漁業種類別魚類別生產量值2'.F21])&#10;+SUM(['漁業生產量值-漁業種類別魚類別生產量值2'.H21];['漁業生產量值-漁業種類別魚類別生產量值2'.J21];['漁業生產量值-漁業種類別魚類別生產量值2'.L21];['漁業生產量值-漁業種類別魚類別生產量值2'.N21])&#10;+SUM(['漁業生產量值-漁業種類別魚類別生產量值3'.J21];['漁業生產量值-漁業種類別魚類別生產量值3'.P21];['漁業生產量值-漁業種類別魚類別生產量值4'.D21];['漁業生產量值-漁業種類別魚類別生產量值4'.F21])&#10;+SUM(['漁業生產量值-漁業種類別魚類別生產量值4'.N21];['漁業生產量值-漁業種類別魚類別生產量值4'.P21];['漁業生產量值-漁業種類別魚類別生產量值5'.D21];['漁業生產量值-漁業種類別魚類別生產量值5'.F21];['漁業生產量值-漁業種類別魚類別生產量值5'.H21])&#10;+SUM(['漁業生產量值-漁業種類別魚類別生產量值6'.D21];['漁業生產量值-漁業種類別魚類別生產量值6'.F21];['漁業生產量值-漁業種類別魚類別生產量值6'.H21])&#10;+SUM(['漁業生產量值-漁業種類別魚類別生產量值6'.J21];['漁業生產量值-漁業種類別魚類別生產量值6'.L21];['漁業生產量值-漁業種類別魚類別生產量值6'.N21];['漁業生產量值-漁業種類別魚類別生產量值6'.P21];['漁業生產量值-漁業種類別魚類別生產量值7'.D21];['漁業生產量值-漁業種類別魚類別生產量值7'.F21];['漁業生產量值-漁業種類別魚類別生產量值7'.H21])&#10;+SUM(['漁業生產量值-漁業種類別魚類別生產量值7'.J21];['漁業生產量值-漁業種類別魚類別生產量值7'.L21];['漁業生產量值-漁業種類別魚類別生產量值7'.N21])&#10;+SUM(['漁業生產量值-漁業種類別魚類別生產量值9'.P21];['漁業生產量值-漁業種類別魚類別生產量值10'.D21])&#10;+SUM(['漁業生產量值-漁業種類別魚類別生產量值10'.P21])&#10;+SUM(['漁業生產量值-漁業種類別魚類別生產量值11'.L21];['漁業生產量值-漁業種類別魚類別生產量值11'.N21];['漁業生產量值-漁業種類別魚類別生產量值11'.P21];['漁業生產量值-漁業種類別魚類別生產量值12'.D21];['漁業生產量值-漁業種類別魚類別生產量值12'.F21])&#10;+SUM(['漁業生產量值-漁業種類別魚類別生產量值12'.P21])&#10;+SUM(['漁業生產量值-漁業種類別魚類別生產量值14'.L21];['漁業生產量值-漁業種類別魚類別生產量值15'.J21])&#10;+SUM(['漁業生產量值-漁業種類別魚類別生產量值15'.L21];['漁業生產量值-漁業種類別魚類別生產量值15'.N21];['漁業生產量值-漁業種類別魚類別生產量值15'.P21];['漁業生產量值-漁業種類別魚類別生產量值16'.D21])&#10;)" table:style-name="ce27">
            <text:p>1,564,679<text:s/></text:p>
          </table:table-cell>
          <table:table-cell office:value-type="float" office:value="765.53700000000003" table:style-name="ce57">
            <text:p>766<text:s/></text:p>
          </table:table-cell>
          <table:table-cell office:value-type="float" office:value="37205.0982" table:style-name="ce35">
            <text:p>37,205<text:s/></text:p>
          </table:table-cell>
          <table:table-cell office:value-type="float" office:value="37.461999999999996" table:formula="of:=  IF(SUM([.K21];[.M21];[.O21];['漁業生產量值-漁業種類別魚類別生產量值1'.C21];['漁業生產量值-漁業種類別魚類別生產量值1'.E21])=0;&quot;-&quot;;SUM([.K21];[.M21];[.O21];['漁業生產量值-漁業種類別魚類別生產量值1'.C21];['漁業生產量值-漁業種類別魚類別生產量值1'.E21]))" table:style-name="ce57">
            <text:p>37<text:s/></text:p>
          </table:table-cell>
          <table:table-cell office:value-type="float" office:value="2828.3082399999998" table:formula="of:=  IF(SUM([.L21];[.N21];[.P21];['漁業生產量值-漁業種類別魚類別生產量值1'.D21];['漁業生產量值-漁業種類別魚類別生產量值1'.F21])=0;&quot;-&quot;;SUM([.L21];[.N21];[.P21];['漁業生產量值-漁業種類別魚類別生產量值1'.D21];['漁業生產量值-漁業種類別魚類別生產量值1'.F21]))" table:style-name="ce35">
            <text:p>2,828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0.4" table:style-name="ce57">
            <text:p>0<text:s/></text:p>
          </table:table-cell>
          <table:table-cell office:value-type="float" office:value="21.36" table:style-name="ce35">
            <text:p>21<text:s/></text:p>
          </table:table-cell>
          <table:table-cell office:value-type="float" office:value="27.462" table:style-name="ce57">
            <text:p>27<text:s/></text:p>
          </table:table-cell>
          <table:table-cell office:value-type="float" office:value="2252.4332399999998" table:style-name="ce35">
            <text:p>2,252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南投縣</text:p>
          </table:table-cell>
          <table:table-cell office:value-type="string" table:style-name="ce62">
            <text:p>NANTOU COUNTY</text:p>
          </table:table-cell>
          <table:table-cell office:value-type="float" office:value="68.691999999999993" table:style-name="ce57">
            <text:p>69<text:s/></text:p>
          </table:table-cell>
          <table:table-cell office:value-type="float" office:value="38176.406000000003" table:style-name="ce35">
            <text:p>38,176<text:s/></text:p>
          </table:table-cell>
          <table:table-cell office:value-type="float" office:value="55.962000000000003" table:formula="of:=  IF(SUM([.G22];[.I22])&#10;+SUM(['漁業生產量值-漁業種類別魚類別生產量值1'.G22];['漁業生產量值-漁業種類別魚類別生產量值1'.I22];['漁業生產量值-漁業種類別魚類別生產量值1'.K22])&#10;+SUM(['漁業生產量值-漁業種類別魚類別生產量值2'.G22];['漁業生產量值-漁業種類別魚類別生產量值2'.I22];['漁業生產量值-漁業種類別魚類別生產量值2'.K22];['漁業生產量值-漁業種類別魚類別生產量值2'.M22])&#10;+SUM(['漁業生產量值-漁業種類別魚類別生產量值3'.I22];['漁業生產量值-漁業種類別魚類別生產量值3'.O22];['漁業生產量值-漁業種類別魚類別生產量值4'.C22];['漁業生產量值-漁業種類別魚類別生產量值4'.E22])&#10;+SUM(['漁業生產量值-漁業種類別魚類別生產量值4'.M22];['漁業生產量值-漁業種類別魚類別生產量值4'.O22];['漁業生產量值-漁業種類別魚類別生產量值5'.C22];['漁業生產量值-漁業種類別魚類別生產量值5'.E22];['漁業生產量值-漁業種類別魚類別生產量值5'.G22])&#10;+SUM(['漁業生產量值-漁業種類別魚類別生產量值6'.C22];['漁業生產量值-漁業種類別魚類別生產量值6'.E22];['漁業生產量值-漁業種類別魚類別生產量值6'.G22])&#10;+SUM(['漁業生產量值-漁業種類別魚類別生產量值6'.I22];['漁業生產量值-漁業種類別魚類別生產量值6'.K22];['漁業生產量值-漁業種類別魚類別生產量值6'.M22];['漁業生產量值-漁業種類別魚類別生產量值6'.O22];['漁業生產量值-漁業種類別魚類別生產量值7'.C22];['漁業生產量值-漁業種類別魚類別生產量值7'.E22];['漁業生產量值-漁業種類別魚類別生產量值7'.G22])&#10;+SUM(['漁業生產量值-漁業種類別魚類別生產量值7'.I22];['漁業生產量值-漁業種類別魚類別生產量值7'.K22];['漁業生產量值-漁業種類別魚類別生產量值7'.M22])&#10;+SUM(['漁業生產量值-漁業種類別魚類別生產量值9'.O22];['漁業生產量值-漁業種類別魚類別生產量值10'.C22])&#10;+SUM(['漁業生產量值-漁業種類別魚類別生產量值10'.O22])&#10;+SUM(['漁業生產量值-漁業種類別魚類別生產量值11'.K22];['漁業生產量值-漁業種類別魚類別生產量值11'.M22];['漁業生產量值-漁業種類別魚類別生產量值11'.O22];['漁業生產量值-漁業種類別魚類別生產量值12'.C22];['漁業生產量值-漁業種類別魚類別生產量值12'.E22])&#10;+SUM(['漁業生產量值-漁業種類別魚類別生產量值12'.O22])&#10;+SUM(['漁業生產量值-漁業種類別魚類別生產量值14'.K22];['漁業生產量值-漁業種類別魚類別生產量值15'.I22])&#10;+SUM(['漁業生產量值-漁業種類別魚類別生產量值15'.K22];['漁業生產量值-漁業種類別魚類別生產量值15'.M22];['漁業生產量值-漁業種類別魚類別生產量值15'.O22];['漁業生產量值-漁業種類別魚類別生產量值16'.C22])=0;&quot;-&quot;;&#10;SUM([.G22];[.I22])&#10;+SUM(['漁業生產量值-漁業種類別魚類別生產量值1'.G22];['漁業生產量值-漁業種類別魚類別生產量值1'.I22];['漁業生產量值-漁業種類別魚類別生產量值1'.K22])&#10;+SUM(['漁業生產量值-漁業種類別魚類別生產量值2'.G22];['漁業生產量值-漁業種類別魚類別生產量值2'.I22];['漁業生產量值-漁業種類別魚類別生產量值2'.K22];['漁業生產量值-漁業種類別魚類別生產量值2'.M22])&#10;+SUM(['漁業生產量值-漁業種類別魚類別生產量值3'.I22];['漁業生產量值-漁業種類別魚類別生產量值3'.O22];['漁業生產量值-漁業種類別魚類別生產量值4'.C22];['漁業生產量值-漁業種類別魚類別生產量值4'.E22])&#10;+SUM(['漁業生產量值-漁業種類別魚類別生產量值4'.M22];['漁業生產量值-漁業種類別魚類別生產量值4'.O22];['漁業生產量值-漁業種類別魚類別生產量值5'.C22];['漁業生產量值-漁業種類別魚類別生產量值5'.E22];['漁業生產量值-漁業種類別魚類別生產量值5'.G22])&#10;+SUM(['漁業生產量值-漁業種類別魚類別生產量值6'.C22];['漁業生產量值-漁業種類別魚類別生產量值6'.E22];['漁業生產量值-漁業種類別魚類別生產量值6'.G22])&#10;+SUM(['漁業生產量值-漁業種類別魚類別生產量值6'.I22];['漁業生產量值-漁業種類別魚類別生產量值6'.K22];['漁業生產量值-漁業種類別魚類別生產量值6'.M22];['漁業生產量值-漁業種類別魚類別生產量值6'.O22];['漁業生產量值-漁業種類別魚類別生產量值7'.C22];['漁業生產量值-漁業種類別魚類別生產量值7'.E22];['漁業生產量值-漁業種類別魚類別生產量值7'.G22])&#10;+SUM(['漁業生產量值-漁業種類別魚類別生產量值7'.I22];['漁業生產量值-漁業種類別魚類別生產量值7'.K22];['漁業生產量值-漁業種類別魚類別生產量值7'.M22])&#10;+SUM(['漁業生產量值-漁業種類別魚類別生產量值9'.O22];['漁業生產量值-漁業種類別魚類別生產量值10'.C22])&#10;+SUM(['漁業生產量值-漁業種類別魚類別生產量值10'.O22])&#10;+SUM(['漁業生產量值-漁業種類別魚類別生產量值11'.K22];['漁業生產量值-漁業種類別魚類別生產量值11'.M22];['漁業生產量值-漁業種類別魚類別生產量值11'.O22];['漁業生產量值-漁業種類別魚類別生產量值12'.C22];['漁業生產量值-漁業種類別魚類別生產量值12'.E22])&#10;+SUM(['漁業生產量值-漁業種類別魚類別生產量值12'.O22])&#10;+SUM(['漁業生產量值-漁業種類別魚類別生產量值14'.K22];['漁業生產量值-漁業種類別魚類別生產量值15'.I22])&#10;+SUM(['漁業生產量值-漁業種類別魚類別生產量值15'.K22];['漁業生產量值-漁業種類別魚類別生產量值15'.M22];['漁業生產量值-漁業種類別魚類別生產量值15'.O22];['漁業生產量值-漁業種類別魚類別生產量值16'.C22])&#10;)" table:style-name="ce27">
            <text:p>56<text:s/></text:p>
          </table:table-cell>
          <table:table-cell office:value-type="float" office:value="32129.655999999995" table:formula="of:=  IF(SUM([.H22];[.J22])&#10;+SUM(['漁業生產量值-漁業種類別魚類別生產量值1'.H22];['漁業生產量值-漁業種類別魚類別生產量值1'.J22];['漁業生產量值-漁業種類別魚類別生產量值1'.L22];['漁業生產量值-漁業種類別魚類別生產量值2'.F22])&#10;+SUM(['漁業生產量值-漁業種類別魚類別生產量值2'.H22];['漁業生產量值-漁業種類別魚類別生產量值2'.J22];['漁業生產量值-漁業種類別魚類別生產量值2'.L22];['漁業生產量值-漁業種類別魚類別生產量值2'.N22])&#10;+SUM(['漁業生產量值-漁業種類別魚類別生產量值3'.J22];['漁業生產量值-漁業種類別魚類別生產量值3'.P22];['漁業生產量值-漁業種類別魚類別生產量值4'.D22];['漁業生產量值-漁業種類別魚類別生產量值4'.F22])&#10;+SUM(['漁業生產量值-漁業種類別魚類別生產量值4'.N22];['漁業生產量值-漁業種類別魚類別生產量值4'.P22];['漁業生產量值-漁業種類別魚類別生產量值5'.D22];['漁業生產量值-漁業種類別魚類別生產量值5'.F22];['漁業生產量值-漁業種類別魚類別生產量值5'.H22])&#10;+SUM(['漁業生產量值-漁業種類別魚類別生產量值6'.D22];['漁業生產量值-漁業種類別魚類別生產量值6'.F22];['漁業生產量值-漁業種類別魚類別生產量值6'.H22])&#10;+SUM(['漁業生產量值-漁業種類別魚類別生產量值6'.J22];['漁業生產量值-漁業種類別魚類別生產量值6'.L22];['漁業生產量值-漁業種類別魚類別生產量值6'.N22];['漁業生產量值-漁業種類別魚類別生產量值6'.P22];['漁業生產量值-漁業種類別魚類別生產量值7'.D22];['漁業生產量值-漁業種類別魚類別生產量值7'.F22];['漁業生產量值-漁業種類別魚類別生產量值7'.H22])&#10;+SUM(['漁業生產量值-漁業種類別魚類別生產量值7'.J22];['漁業生產量值-漁業種類別魚類別生產量值7'.L22];['漁業生產量值-漁業種類別魚類別生產量值7'.N22])&#10;+SUM(['漁業生產量值-漁業種類別魚類別生產量值9'.P22];['漁業生產量值-漁業種類別魚類別生產量值10'.D22])&#10;+SUM(['漁業生產量值-漁業種類別魚類別生產量值10'.P22])&#10;+SUM(['漁業生產量值-漁業種類別魚類別生產量值11'.L22];['漁業生產量值-漁業種類別魚類別生產量值11'.N22];['漁業生產量值-漁業種類別魚類別生產量值11'.P22];['漁業生產量值-漁業種類別魚類別生產量值12'.D22];['漁業生產量值-漁業種類別魚類別生產量值12'.F22])&#10;+SUM(['漁業生產量值-漁業種類別魚類別生產量值12'.P22])&#10;+SUM(['漁業生產量值-漁業種類別魚類別生產量值14'.L22];['漁業生產量值-漁業種類別魚類別生產量值15'.J22])&#10;+SUM(['漁業生產量值-漁業種類別魚類別生產量值15'.L22];['漁業生產量值-漁業種類別魚類別生產量值15'.N22];['漁業生產量值-漁業種類別魚類別生產量值15'.P22];['漁業生產量值-漁業種類別魚類別生產量值16'.D22])=0;&quot;-&quot;;&#10;SUM([.H22];[.J22])&#10;+SUM(['漁業生產量值-漁業種類別魚類別生產量值1'.H22];['漁業生產量值-漁業種類別魚類別生產量值1'.J22];['漁業生產量值-漁業種類別魚類別生產量值1'.L22];['漁業生產量值-漁業種類別魚類別生產量值2'.F22])&#10;+SUM(['漁業生產量值-漁業種類別魚類別生產量值2'.H22];['漁業生產量值-漁業種類別魚類別生產量值2'.J22];['漁業生產量值-漁業種類別魚類別生產量值2'.L22];['漁業生產量值-漁業種類別魚類別生產量值2'.N22])&#10;+SUM(['漁業生產量值-漁業種類別魚類別生產量值3'.J22];['漁業生產量值-漁業種類別魚類別生產量值3'.P22];['漁業生產量值-漁業種類別魚類別生產量值4'.D22];['漁業生產量值-漁業種類別魚類別生產量值4'.F22])&#10;+SUM(['漁業生產量值-漁業種類別魚類別生產量值4'.N22];['漁業生產量值-漁業種類別魚類別生產量值4'.P22];['漁業生產量值-漁業種類別魚類別生產量值5'.D22];['漁業生產量值-漁業種類別魚類別生產量值5'.F22];['漁業生產量值-漁業種類別魚類別生產量值5'.H22])&#10;+SUM(['漁業生產量值-漁業種類別魚類別生產量值6'.D22];['漁業生產量值-漁業種類別魚類別生產量值6'.F22];['漁業生產量值-漁業種類別魚類別生產量值6'.H22])&#10;+SUM(['漁業生產量值-漁業種類別魚類別生產量值6'.J22];['漁業生產量值-漁業種類別魚類別生產量值6'.L22];['漁業生產量值-漁業種類別魚類別生產量值6'.N22];['漁業生產量值-漁業種類別魚類別生產量值6'.P22];['漁業生產量值-漁業種類別魚類別生產量值7'.D22];['漁業生產量值-漁業種類別魚類別生產量值7'.F22];['漁業生產量值-漁業種類別魚類別生產量值7'.H22])&#10;+SUM(['漁業生產量值-漁業種類別魚類別生產量值7'.J22];['漁業生產量值-漁業種類別魚類別生產量值7'.L22];['漁業生產量值-漁業種類別魚類別生產量值7'.N22])&#10;+SUM(['漁業生產量值-漁業種類別魚類別生產量值9'.P22];['漁業生產量值-漁業種類別魚類別生產量值10'.D22])&#10;+SUM(['漁業生產量值-漁業種類別魚類別生產量值10'.P22])&#10;+SUM(['漁業生產量值-漁業種類別魚類別生產量值11'.L22];['漁業生產量值-漁業種類別魚類別生產量值11'.N22];['漁業生產量值-漁業種類別魚類別生產量值11'.P22];['漁業生產量值-漁業種類別魚類別生產量值12'.D22];['漁業生產量值-漁業種類別魚類別生產量值12'.F22])&#10;+SUM(['漁業生產量值-漁業種類別魚類別生產量值12'.P22])&#10;+SUM(['漁業生產量值-漁業種類別魚類別生產量值14'.L22];['漁業生產量值-漁業種類別魚類別生產量值15'.J22])&#10;+SUM(['漁業生產量值-漁業種類別魚類別生產量值15'.L22];['漁業生產量值-漁業種類別魚類別生產量值15'.N22];['漁業生產量值-漁業種類別魚類別生產量值15'.P22];['漁業生產量值-漁業種類別魚類別生產量值16'.D22])&#10;)" table:style-name="ce27">
            <text:p>32,130<text:s/></text:p>
          </table:table-cell>
          <table:table-cell office:value-type="float" office:value="12.91" table:style-name="ce57">
            <text:p>13<text:s/></text:p>
          </table:table-cell>
          <table:table-cell office:value-type="float" office:value="771.7" table:style-name="ce35">
            <text:p>772<text:s/></text:p>
          </table:table-cell>
          <table:table-cell office:value-type="float" office:value="4.492" table:formula="of:=  IF(SUM([.K22];[.M22];[.O22];['漁業生產量值-漁業種類別魚類別生產量值1'.C22];['漁業生產量值-漁業種類別魚類別生產量值1'.E22])=0;&quot;-&quot;;SUM([.K22];[.M22];[.O22];['漁業生產量值-漁業種類別魚類別生產量值1'.C22];['漁業生產量值-漁業種類別魚類別生產量值1'.E22]))" table:style-name="ce57">
            <text:p>4<text:s/></text:p>
          </table:table-cell>
          <table:table-cell office:value-type="float" office:value="355.40599999999995" table:formula="of:=  IF(SUM([.L22];[.N22];[.P22];['漁業生產量值-漁業種類別魚類別生產量值1'.D22];['漁業生產量值-漁業種類別魚類別生產量值1'.F22])=0;&quot;-&quot;;SUM([.L22];[.N22];[.P22];['漁業生產量值-漁業種類別魚類別生產量值1'.D22];['漁業生產量值-漁業種類別魚類別生產量值1'.F22]))" table:style-name="ce35">
            <text:p>355<text:s/></text:p>
          </table:table-cell>
          <table:table-cell office:value-type="float" office:value="1.038" table:style-name="ce57">
            <text:p>1<text:s/></text:p>
          </table:table-cell>
          <table:table-cell office:value-type="float" office:value="72.66" table:style-name="ce35">
            <text:p>73<text:s/></text:p>
          </table:table-cell>
          <table:table-cell office:value-type="float" office:value="0.33" table:style-name="ce57">
            <text:p>0<text:s/></text:p>
          </table:table-cell>
          <table:table-cell office:value-type="float" office:value="32.01" table:style-name="ce35">
            <text:p>32<text:s/></text:p>
          </table:table-cell>
          <table:table-cell office:value-type="float" office:value="0.76800000000000002" table:style-name="ce57">
            <text:p>1<text:s/></text:p>
          </table:table-cell>
          <table:table-cell office:value-type="float" office:value="62.975999999999999" table:style-name="ce35">
            <text:p>63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雲林縣</text:p>
          </table:table-cell>
          <table:table-cell office:value-type="string" table:style-name="ce62">
            <text:p>YUNLIN COUNTY</text:p>
          </table:table-cell>
          <table:table-cell office:value-type="float" office:value="41759.398880000001" table:style-name="ce57">
            <text:p>41,759<text:s/></text:p>
          </table:table-cell>
          <table:table-cell office:value-type="float" office:value="5117906.6804200001" table:style-name="ce35">
            <text:p>5,117,907<text:s/></text:p>
          </table:table-cell>
          <table:table-cell office:value-type="float" office:value="41743.350579999998" table:formula="of:=  IF(SUM([.G23];[.I23])&#10;+SUM(['漁業生產量值-漁業種類別魚類別生產量值1'.G23];['漁業生產量值-漁業種類別魚類別生產量值1'.I23];['漁業生產量值-漁業種類別魚類別生產量值1'.K23])&#10;+SUM(['漁業生產量值-漁業種類別魚類別生產量值2'.G23];['漁業生產量值-漁業種類別魚類別生產量值2'.I23];['漁業生產量值-漁業種類別魚類別生產量值2'.K23];['漁業生產量值-漁業種類別魚類別生產量值2'.M23])&#10;+SUM(['漁業生產量值-漁業種類別魚類別生產量值3'.I23];['漁業生產量值-漁業種類別魚類別生產量值3'.O23];['漁業生產量值-漁業種類別魚類別生產量值4'.C23];['漁業生產量值-漁業種類別魚類別生產量值4'.E23])&#10;+SUM(['漁業生產量值-漁業種類別魚類別生產量值4'.M23];['漁業生產量值-漁業種類別魚類別生產量值4'.O23];['漁業生產量值-漁業種類別魚類別生產量值5'.C23];['漁業生產量值-漁業種類別魚類別生產量值5'.E23];['漁業生產量值-漁業種類別魚類別生產量值5'.G23])&#10;+SUM(['漁業生產量值-漁業種類別魚類別生產量值6'.C23];['漁業生產量值-漁業種類別魚類別生產量值6'.E23];['漁業生產量值-漁業種類別魚類別生產量值6'.G23])&#10;+SUM(['漁業生產量值-漁業種類別魚類別生產量值6'.I23];['漁業生產量值-漁業種類別魚類別生產量值6'.K23];['漁業生產量值-漁業種類別魚類別生產量值6'.M23];['漁業生產量值-漁業種類別魚類別生產量值6'.O23];['漁業生產量值-漁業種類別魚類別生產量值7'.C23];['漁業生產量值-漁業種類別魚類別生產量值7'.E23];['漁業生產量值-漁業種類別魚類別生產量值7'.G23])&#10;+SUM(['漁業生產量值-漁業種類別魚類別生產量值7'.I23];['漁業生產量值-漁業種類別魚類別生產量值7'.K23];['漁業生產量值-漁業種類別魚類別生產量值7'.M23])&#10;+SUM(['漁業生產量值-漁業種類別魚類別生產量值9'.O23];['漁業生產量值-漁業種類別魚類別生產量值10'.C23])&#10;+SUM(['漁業生產量值-漁業種類別魚類別生產量值10'.O23])&#10;+SUM(['漁業生產量值-漁業種類別魚類別生產量值11'.K23];['漁業生產量值-漁業種類別魚類別生產量值11'.M23];['漁業生產量值-漁業種類別魚類別生產量值11'.O23];['漁業生產量值-漁業種類別魚類別生產量值12'.C23];['漁業生產量值-漁業種類別魚類別生產量值12'.E23])&#10;+SUM(['漁業生產量值-漁業種類別魚類別生產量值12'.O23])&#10;+SUM(['漁業生產量值-漁業種類別魚類別生產量值14'.K23];['漁業生產量值-漁業種類別魚類別生產量值15'.I23])&#10;+SUM(['漁業生產量值-漁業種類別魚類別生產量值15'.K23];['漁業生產量值-漁業種類別魚類別生產量值15'.M23];['漁業生產量值-漁業種類別魚類別生產量值15'.O23];['漁業生產量值-漁業種類別魚類別生產量值16'.C23])=0;&quot;-&quot;;&#10;SUM([.G23];[.I23])&#10;+SUM(['漁業生產量值-漁業種類別魚類別生產量值1'.G23];['漁業生產量值-漁業種類別魚類別生產量值1'.I23];['漁業生產量值-漁業種類別魚類別生產量值1'.K23])&#10;+SUM(['漁業生產量值-漁業種類別魚類別生產量值2'.G23];['漁業生產量值-漁業種類別魚類別生產量值2'.I23];['漁業生產量值-漁業種類別魚類別生產量值2'.K23];['漁業生產量值-漁業種類別魚類別生產量值2'.M23])&#10;+SUM(['漁業生產量值-漁業種類別魚類別生產量值3'.I23];['漁業生產量值-漁業種類別魚類別生產量值3'.O23];['漁業生產量值-漁業種類別魚類別生產量值4'.C23];['漁業生產量值-漁業種類別魚類別生產量值4'.E23])&#10;+SUM(['漁業生產量值-漁業種類別魚類別生產量值4'.M23];['漁業生產量值-漁業種類別魚類別生產量值4'.O23];['漁業生產量值-漁業種類別魚類別生產量值5'.C23];['漁業生產量值-漁業種類別魚類別生產量值5'.E23];['漁業生產量值-漁業種類別魚類別生產量值5'.G23])&#10;+SUM(['漁業生產量值-漁業種類別魚類別生產量值6'.C23];['漁業生產量值-漁業種類別魚類別生產量值6'.E23];['漁業生產量值-漁業種類別魚類別生產量值6'.G23])&#10;+SUM(['漁業生產量值-漁業種類別魚類別生產量值6'.I23];['漁業生產量值-漁業種類別魚類別生產量值6'.K23];['漁業生產量值-漁業種類別魚類別生產量值6'.M23];['漁業生產量值-漁業種類別魚類別生產量值6'.O23];['漁業生產量值-漁業種類別魚類別生產量值7'.C23];['漁業生產量值-漁業種類別魚類別生產量值7'.E23];['漁業生產量值-漁業種類別魚類別生產量值7'.G23])&#10;+SUM(['漁業生產量值-漁業種類別魚類別生產量值7'.I23];['漁業生產量值-漁業種類別魚類別生產量值7'.K23];['漁業生產量值-漁業種類別魚類別生產量值7'.M23])&#10;+SUM(['漁業生產量值-漁業種類別魚類別生產量值9'.O23];['漁業生產量值-漁業種類別魚類別生產量值10'.C23])&#10;+SUM(['漁業生產量值-漁業種類別魚類別生產量值10'.O23])&#10;+SUM(['漁業生產量值-漁業種類別魚類別生產量值11'.K23];['漁業生產量值-漁業種類別魚類別生產量值11'.M23];['漁業生產量值-漁業種類別魚類別生產量值11'.O23];['漁業生產量值-漁業種類別魚類別生產量值12'.C23];['漁業生產量值-漁業種類別魚類別生產量值12'.E23])&#10;+SUM(['漁業生產量值-漁業種類別魚類別生產量值12'.O23])&#10;+SUM(['漁業生產量值-漁業種類別魚類別生產量值14'.K23];['漁業生產量值-漁業種類別魚類別生產量值15'.I23])&#10;+SUM(['漁業生產量值-漁業種類別魚類別生產量值15'.K23];['漁業生產量值-漁業種類別魚類別生產量值15'.M23];['漁業生產量值-漁業種類別魚類別生產量值15'.O23];['漁業生產量值-漁業種類別魚類別生產量值16'.C23])&#10;)" table:style-name="ce27">
            <text:p>41,743<text:s/></text:p>
          </table:table-cell>
          <table:table-cell office:value-type="float" office:value="5103064.35702" table:formula="of:=  IF(SUM([.H23];[.J23])&#10;+SUM(['漁業生產量值-漁業種類別魚類別生產量值1'.H23];['漁業生產量值-漁業種類別魚類別生產量值1'.J23];['漁業生產量值-漁業種類別魚類別生產量值1'.L23];['漁業生產量值-漁業種類別魚類別生產量值2'.F23])&#10;+SUM(['漁業生產量值-漁業種類別魚類別生產量值2'.H23];['漁業生產量值-漁業種類別魚類別生產量值2'.J23];['漁業生產量值-漁業種類別魚類別生產量值2'.L23];['漁業生產量值-漁業種類別魚類別生產量值2'.N23])&#10;+SUM(['漁業生產量值-漁業種類別魚類別生產量值3'.J23];['漁業生產量值-漁業種類別魚類別生產量值3'.P23];['漁業生產量值-漁業種類別魚類別生產量值4'.D23];['漁業生產量值-漁業種類別魚類別生產量值4'.F23])&#10;+SUM(['漁業生產量值-漁業種類別魚類別生產量值4'.N23];['漁業生產量值-漁業種類別魚類別生產量值4'.P23];['漁業生產量值-漁業種類別魚類別生產量值5'.D23];['漁業生產量值-漁業種類別魚類別生產量值5'.F23];['漁業生產量值-漁業種類別魚類別生產量值5'.H23])&#10;+SUM(['漁業生產量值-漁業種類別魚類別生產量值6'.D23];['漁業生產量值-漁業種類別魚類別生產量值6'.F23];['漁業生產量值-漁業種類別魚類別生產量值6'.H23])&#10;+SUM(['漁業生產量值-漁業種類別魚類別生產量值6'.J23];['漁業生產量值-漁業種類別魚類別生產量值6'.L23];['漁業生產量值-漁業種類別魚類別生產量值6'.N23];['漁業生產量值-漁業種類別魚類別生產量值6'.P23];['漁業生產量值-漁業種類別魚類別生產量值7'.D23];['漁業生產量值-漁業種類別魚類別生產量值7'.F23];['漁業生產量值-漁業種類別魚類別生產量值7'.H23])&#10;+SUM(['漁業生產量值-漁業種類別魚類別生產量值7'.J23];['漁業生產量值-漁業種類別魚類別生產量值7'.L23];['漁業生產量值-漁業種類別魚類別生產量值7'.N23])&#10;+SUM(['漁業生產量值-漁業種類別魚類別生產量值9'.P23];['漁業生產量值-漁業種類別魚類別生產量值10'.D23])&#10;+SUM(['漁業生產量值-漁業種類別魚類別生產量值10'.P23])&#10;+SUM(['漁業生產量值-漁業種類別魚類別生產量值11'.L23];['漁業生產量值-漁業種類別魚類別生產量值11'.N23];['漁業生產量值-漁業種類別魚類別生產量值11'.P23];['漁業生產量值-漁業種類別魚類別生產量值12'.D23];['漁業生產量值-漁業種類別魚類別生產量值12'.F23])&#10;+SUM(['漁業生產量值-漁業種類別魚類別生產量值12'.P23])&#10;+SUM(['漁業生產量值-漁業種類別魚類別生產量值14'.L23];['漁業生產量值-漁業種類別魚類別生產量值15'.J23])&#10;+SUM(['漁業生產量值-漁業種類別魚類別生產量值15'.L23];['漁業生產量值-漁業種類別魚類別生產量值15'.N23];['漁業生產量值-漁業種類別魚類別生產量值15'.P23];['漁業生產量值-漁業種類別魚類別生產量值16'.D23])=0;&quot;-&quot;;&#10;SUM([.H23];[.J23])&#10;+SUM(['漁業生產量值-漁業種類別魚類別生產量值1'.H23];['漁業生產量值-漁業種類別魚類別生產量值1'.J23];['漁業生產量值-漁業種類別魚類別生產量值1'.L23];['漁業生產量值-漁業種類別魚類別生產量值2'.F23])&#10;+SUM(['漁業生產量值-漁業種類別魚類別生產量值2'.H23];['漁業生產量值-漁業種類別魚類別生產量值2'.J23];['漁業生產量值-漁業種類別魚類別生產量值2'.L23];['漁業生產量值-漁業種類別魚類別生產量值2'.N23])&#10;+SUM(['漁業生產量值-漁業種類別魚類別生產量值3'.J23];['漁業生產量值-漁業種類別魚類別生產量值3'.P23];['漁業生產量值-漁業種類別魚類別生產量值4'.D23];['漁業生產量值-漁業種類別魚類別生產量值4'.F23])&#10;+SUM(['漁業生產量值-漁業種類別魚類別生產量值4'.N23];['漁業生產量值-漁業種類別魚類別生產量值4'.P23];['漁業生產量值-漁業種類別魚類別生產量值5'.D23];['漁業生產量值-漁業種類別魚類別生產量值5'.F23];['漁業生產量值-漁業種類別魚類別生產量值5'.H23])&#10;+SUM(['漁業生產量值-漁業種類別魚類別生產量值6'.D23];['漁業生產量值-漁業種類別魚類別生產量值6'.F23];['漁業生產量值-漁業種類別魚類別生產量值6'.H23])&#10;+SUM(['漁業生產量值-漁業種類別魚類別生產量值6'.J23];['漁業生產量值-漁業種類別魚類別生產量值6'.L23];['漁業生產量值-漁業種類別魚類別生產量值6'.N23];['漁業生產量值-漁業種類別魚類別生產量值6'.P23];['漁業生產量值-漁業種類別魚類別生產量值7'.D23];['漁業生產量值-漁業種類別魚類別生產量值7'.F23];['漁業生產量值-漁業種類別魚類別生產量值7'.H23])&#10;+SUM(['漁業生產量值-漁業種類別魚類別生產量值7'.J23];['漁業生產量值-漁業種類別魚類別生產量值7'.L23];['漁業生產量值-漁業種類別魚類別生產量值7'.N23])&#10;+SUM(['漁業生產量值-漁業種類別魚類別生產量值9'.P23];['漁業生產量值-漁業種類別魚類別生產量值10'.D23])&#10;+SUM(['漁業生產量值-漁業種類別魚類別生產量值10'.P23])&#10;+SUM(['漁業生產量值-漁業種類別魚類別生產量值11'.L23];['漁業生產量值-漁業種類別魚類別生產量值11'.N23];['漁業生產量值-漁業種類別魚類別生產量值11'.P23];['漁業生產量值-漁業種類別魚類別生產量值12'.D23];['漁業生產量值-漁業種類別魚類別生產量值12'.F23])&#10;+SUM(['漁業生產量值-漁業種類別魚類別生產量值12'.P23])&#10;+SUM(['漁業生產量值-漁業種類別魚類別生產量值14'.L23];['漁業生產量值-漁業種類別魚類別生產量值15'.J23])&#10;+SUM(['漁業生產量值-漁業種類別魚類別生產量值15'.L23];['漁業生產量值-漁業種類別魚類別生產量值15'.N23];['漁業生產量值-漁業種類別魚類別生產量值15'.P23];['漁業生產量值-漁業種類別魚類別生產量值16'.D23])&#10;)" table:style-name="ce27">
            <text:p>5,103,064<text:s/></text:p>
          </table:table-cell>
          <table:table-cell office:value-type="float" office:value="4134.0643099999998" table:style-name="ce57">
            <text:p>4,134<text:s/></text:p>
          </table:table-cell>
          <table:table-cell office:value-type="float" office:value="162899.04552000001" table:style-name="ce35">
            <text:p>162,899<text:s/></text:p>
          </table:table-cell>
          <table:table-cell office:value-type="float" office:value="5.6500000000000002E-2" table:formula="of:=  IF(SUM([.K23];[.M23];[.O23];['漁業生產量值-漁業種類別魚類別生產量值1'.C23];['漁業生產量值-漁業種類別魚類別生產量值1'.E23])=0;&quot;-&quot;;SUM([.K23];[.M23];[.O23];['漁業生產量值-漁業種類別魚類別生產量值1'.C23];['漁業生產量值-漁業種類別魚類別生產量值1'.E23]))" table:style-name="ce57">
            <text:p>0<text:s/></text:p>
          </table:table-cell>
          <table:table-cell office:value-type="float" office:value="4.2450000000000001" table:formula="of:=  IF(SUM([.L23];[.N23];[.P23];['漁業生產量值-漁業種類別魚類別生產量值1'.D23];['漁業生產量值-漁業種類別魚類別生產量值1'.F23])=0;&quot;-&quot;;SUM([.L23];[.N23];[.P23];['漁業生產量值-漁業種類別魚類別生產量值1'.D23];['漁業生產量值-漁業種類別魚類別生產量值1'.F23]))" table:style-name="ce35">
            <text:p>4<text:s/></text:p>
          </table:table-cell>
          <table:table-cell office:value-type="float" office:value="1.55E-2" table:style-name="ce57">
            <text:p>0<text:s/></text:p>
          </table:table-cell>
          <table:table-cell office:value-type="float" office:value="1.085" table:style-name="ce35">
            <text:p>1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3.4000000000000002E-2" table:style-name="ce57">
            <text:p>0<text:s/></text:p>
          </table:table-cell>
          <table:table-cell office:value-type="float" office:value="2.6349999999999998" table:style-name="ce35">
            <text:p>3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嘉義縣</text:p>
          </table:table-cell>
          <table:table-cell office:value-type="string" table:style-name="ce62">
            <text:p>CHIAYI COUNTY</text:p>
          </table:table-cell>
          <table:table-cell office:value-type="float" office:value="59161.576139999997" table:style-name="ce57">
            <text:p>59,162<text:s/></text:p>
          </table:table-cell>
          <table:table-cell office:value-type="float" office:value="5698238.4120100001" table:style-name="ce35">
            <text:p>5,698,238<text:s/></text:p>
          </table:table-cell>
          <table:table-cell office:value-type="float" office:value="58847.293740000001" table:formula="of:=  IF(SUM([.G24];[.I24])&#10;+SUM(['漁業生產量值-漁業種類別魚類別生產量值1'.G24];['漁業生產量值-漁業種類別魚類別生產量值1'.I24];['漁業生產量值-漁業種類別魚類別生產量值1'.K24])&#10;+SUM(['漁業生產量值-漁業種類別魚類別生產量值2'.G24];['漁業生產量值-漁業種類別魚類別生產量值2'.I24];['漁業生產量值-漁業種類別魚類別生產量值2'.K24];['漁業生產量值-漁業種類別魚類別生產量值2'.M24])&#10;+SUM(['漁業生產量值-漁業種類別魚類別生產量值3'.I24];['漁業生產量值-漁業種類別魚類別生產量值3'.O24];['漁業生產量值-漁業種類別魚類別生產量值4'.C24];['漁業生產量值-漁業種類別魚類別生產量值4'.E24])&#10;+SUM(['漁業生產量值-漁業種類別魚類別生產量值4'.M24];['漁業生產量值-漁業種類別魚類別生產量值4'.O24];['漁業生產量值-漁業種類別魚類別生產量值5'.C24];['漁業生產量值-漁業種類別魚類別生產量值5'.E24];['漁業生產量值-漁業種類別魚類別生產量值5'.G24])&#10;+SUM(['漁業生產量值-漁業種類別魚類別生產量值6'.C24];['漁業生產量值-漁業種類別魚類別生產量值6'.E24];['漁業生產量值-漁業種類別魚類別生產量值6'.G24])&#10;+SUM(['漁業生產量值-漁業種類別魚類別生產量值6'.I24];['漁業生產量值-漁業種類別魚類別生產量值6'.K24];['漁業生產量值-漁業種類別魚類別生產量值6'.M24];['漁業生產量值-漁業種類別魚類別生產量值6'.O24];['漁業生產量值-漁業種類別魚類別生產量值7'.C24];['漁業生產量值-漁業種類別魚類別生產量值7'.E24];['漁業生產量值-漁業種類別魚類別生產量值7'.G24])&#10;+SUM(['漁業生產量值-漁業種類別魚類別生產量值7'.I24];['漁業生產量值-漁業種類別魚類別生產量值7'.K24];['漁業生產量值-漁業種類別魚類別生產量值7'.M24])&#10;+SUM(['漁業生產量值-漁業種類別魚類別生產量值9'.O24];['漁業生產量值-漁業種類別魚類別生產量值10'.C24])&#10;+SUM(['漁業生產量值-漁業種類別魚類別生產量值10'.O24])&#10;+SUM(['漁業生產量值-漁業種類別魚類別生產量值11'.K24];['漁業生產量值-漁業種類別魚類別生產量值11'.M24];['漁業生產量值-漁業種類別魚類別生產量值11'.O24];['漁業生產量值-漁業種類別魚類別生產量值12'.C24];['漁業生產量值-漁業種類別魚類別生產量值12'.E24])&#10;+SUM(['漁業生產量值-漁業種類別魚類別生產量值12'.O24])&#10;+SUM(['漁業生產量值-漁業種類別魚類別生產量值14'.K24];['漁業生產量值-漁業種類別魚類別生產量值15'.I24])&#10;+SUM(['漁業生產量值-漁業種類別魚類別生產量值15'.K24];['漁業生產量值-漁業種類別魚類別生產量值15'.M24];['漁業生產量值-漁業種類別魚類別生產量值15'.O24];['漁業生產量值-漁業種類別魚類別生產量值16'.C24])=0;&quot;-&quot;;&#10;SUM([.G24];[.I24])&#10;+SUM(['漁業生產量值-漁業種類別魚類別生產量值1'.G24];['漁業生產量值-漁業種類別魚類別生產量值1'.I24];['漁業生產量值-漁業種類別魚類別生產量值1'.K24])&#10;+SUM(['漁業生產量值-漁業種類別魚類別生產量值2'.G24];['漁業生產量值-漁業種類別魚類別生產量值2'.I24];['漁業生產量值-漁業種類別魚類別生產量值2'.K24];['漁業生產量值-漁業種類別魚類別生產量值2'.M24])&#10;+SUM(['漁業生產量值-漁業種類別魚類別生產量值3'.I24];['漁業生產量值-漁業種類別魚類別生產量值3'.O24];['漁業生產量值-漁業種類別魚類別生產量值4'.C24];['漁業生產量值-漁業種類別魚類別生產量值4'.E24])&#10;+SUM(['漁業生產量值-漁業種類別魚類別生產量值4'.M24];['漁業生產量值-漁業種類別魚類別生產量值4'.O24];['漁業生產量值-漁業種類別魚類別生產量值5'.C24];['漁業生產量值-漁業種類別魚類別生產量值5'.E24];['漁業生產量值-漁業種類別魚類別生產量值5'.G24])&#10;+SUM(['漁業生產量值-漁業種類別魚類別生產量值6'.C24];['漁業生產量值-漁業種類別魚類別生產量值6'.E24];['漁業生產量值-漁業種類別魚類別生產量值6'.G24])&#10;+SUM(['漁業生產量值-漁業種類別魚類別生產量值6'.I24];['漁業生產量值-漁業種類別魚類別生產量值6'.K24];['漁業生產量值-漁業種類別魚類別生產量值6'.M24];['漁業生產量值-漁業種類別魚類別生產量值6'.O24];['漁業生產量值-漁業種類別魚類別生產量值7'.C24];['漁業生產量值-漁業種類別魚類別生產量值7'.E24];['漁業生產量值-漁業種類別魚類別生產量值7'.G24])&#10;+SUM(['漁業生產量值-漁業種類別魚類別生產量值7'.I24];['漁業生產量值-漁業種類別魚類別生產量值7'.K24];['漁業生產量值-漁業種類別魚類別生產量值7'.M24])&#10;+SUM(['漁業生產量值-漁業種類別魚類別生產量值9'.O24];['漁業生產量值-漁業種類別魚類別生產量值10'.C24])&#10;+SUM(['漁業生產量值-漁業種類別魚類別生產量值10'.O24])&#10;+SUM(['漁業生產量值-漁業種類別魚類別生產量值11'.K24];['漁業生產量值-漁業種類別魚類別生產量值11'.M24];['漁業生產量值-漁業種類別魚類別生產量值11'.O24];['漁業生產量值-漁業種類別魚類別生產量值12'.C24];['漁業生產量值-漁業種類別魚類別生產量值12'.E24])&#10;+SUM(['漁業生產量值-漁業種類別魚類別生產量值12'.O24])&#10;+SUM(['漁業生產量值-漁業種類別魚類別生產量值14'.K24];['漁業生產量值-漁業種類別魚類別生產量值15'.I24])&#10;+SUM(['漁業生產量值-漁業種類別魚類別生產量值15'.K24];['漁業生產量值-漁業種類別魚類別生產量值15'.M24];['漁業生產量值-漁業種類別魚類別生產量值15'.O24];['漁業生產量值-漁業種類別魚類別生產量值16'.C24])&#10;)" table:style-name="ce27">
            <text:p>58,847<text:s/></text:p>
          </table:table-cell>
          <table:table-cell office:value-type="float" office:value="5638060.1502300007" table:formula="of:=  IF(SUM([.H24];[.J24])&#10;+SUM(['漁業生產量值-漁業種類別魚類別生產量值1'.H24];['漁業生產量值-漁業種類別魚類別生產量值1'.J24];['漁業生產量值-漁業種類別魚類別生產量值1'.L24];['漁業生產量值-漁業種類別魚類別生產量值2'.F24])&#10;+SUM(['漁業生產量值-漁業種類別魚類別生產量值2'.H24];['漁業生產量值-漁業種類別魚類別生產量值2'.J24];['漁業生產量值-漁業種類別魚類別生產量值2'.L24];['漁業生產量值-漁業種類別魚類別生產量值2'.N24])&#10;+SUM(['漁業生產量值-漁業種類別魚類別生產量值3'.J24];['漁業生產量值-漁業種類別魚類別生產量值3'.P24];['漁業生產量值-漁業種類別魚類別生產量值4'.D24];['漁業生產量值-漁業種類別魚類別生產量值4'.F24])&#10;+SUM(['漁業生產量值-漁業種類別魚類別生產量值4'.N24];['漁業生產量值-漁業種類別魚類別生產量值4'.P24];['漁業生產量值-漁業種類別魚類別生產量值5'.D24];['漁業生產量值-漁業種類別魚類別生產量值5'.F24];['漁業生產量值-漁業種類別魚類別生產量值5'.H24])&#10;+SUM(['漁業生產量值-漁業種類別魚類別生產量值6'.D24];['漁業生產量值-漁業種類別魚類別生產量值6'.F24];['漁業生產量值-漁業種類別魚類別生產量值6'.H24])&#10;+SUM(['漁業生產量值-漁業種類別魚類別生產量值6'.J24];['漁業生產量值-漁業種類別魚類別生產量值6'.L24];['漁業生產量值-漁業種類別魚類別生產量值6'.N24];['漁業生產量值-漁業種類別魚類別生產量值6'.P24];['漁業生產量值-漁業種類別魚類別生產量值7'.D24];['漁業生產量值-漁業種類別魚類別生產量值7'.F24];['漁業生產量值-漁業種類別魚類別生產量值7'.H24])&#10;+SUM(['漁業生產量值-漁業種類別魚類別生產量值7'.J24];['漁業生產量值-漁業種類別魚類別生產量值7'.L24];['漁業生產量值-漁業種類別魚類別生產量值7'.N24])&#10;+SUM(['漁業生產量值-漁業種類別魚類別生產量值9'.P24];['漁業生產量值-漁業種類別魚類別生產量值10'.D24])&#10;+SUM(['漁業生產量值-漁業種類別魚類別生產量值10'.P24])&#10;+SUM(['漁業生產量值-漁業種類別魚類別生產量值11'.L24];['漁業生產量值-漁業種類別魚類別生產量值11'.N24];['漁業生產量值-漁業種類別魚類別生產量值11'.P24];['漁業生產量值-漁業種類別魚類別生產量值12'.D24];['漁業生產量值-漁業種類別魚類別生產量值12'.F24])&#10;+SUM(['漁業生產量值-漁業種類別魚類別生產量值12'.P24])&#10;+SUM(['漁業生產量值-漁業種類別魚類別生產量值14'.L24];['漁業生產量值-漁業種類別魚類別生產量值15'.J24])&#10;+SUM(['漁業生產量值-漁業種類別魚類別生產量值15'.L24];['漁業生產量值-漁業種類別魚類別生產量值15'.N24];['漁業生產量值-漁業種類別魚類別生產量值15'.P24];['漁業生產量值-漁業種類別魚類別生產量值16'.D24])=0;&quot;-&quot;;&#10;SUM([.H24];[.J24])&#10;+SUM(['漁業生產量值-漁業種類別魚類別生產量值1'.H24];['漁業生產量值-漁業種類別魚類別生產量值1'.J24];['漁業生產量值-漁業種類別魚類別生產量值1'.L24];['漁業生產量值-漁業種類別魚類別生產量值2'.F24])&#10;+SUM(['漁業生產量值-漁業種類別魚類別生產量值2'.H24];['漁業生產量值-漁業種類別魚類別生產量值2'.J24];['漁業生產量值-漁業種類別魚類別生產量值2'.L24];['漁業生產量值-漁業種類別魚類別生產量值2'.N24])&#10;+SUM(['漁業生產量值-漁業種類別魚類別生產量值3'.J24];['漁業生產量值-漁業種類別魚類別生產量值3'.P24];['漁業生產量值-漁業種類別魚類別生產量值4'.D24];['漁業生產量值-漁業種類別魚類別生產量值4'.F24])&#10;+SUM(['漁業生產量值-漁業種類別魚類別生產量值4'.N24];['漁業生產量值-漁業種類別魚類別生產量值4'.P24];['漁業生產量值-漁業種類別魚類別生產量值5'.D24];['漁業生產量值-漁業種類別魚類別生產量值5'.F24];['漁業生產量值-漁業種類別魚類別生產量值5'.H24])&#10;+SUM(['漁業生產量值-漁業種類別魚類別生產量值6'.D24];['漁業生產量值-漁業種類別魚類別生產量值6'.F24];['漁業生產量值-漁業種類別魚類別生產量值6'.H24])&#10;+SUM(['漁業生產量值-漁業種類別魚類別生產量值6'.J24];['漁業生產量值-漁業種類別魚類別生產量值6'.L24];['漁業生產量值-漁業種類別魚類別生產量值6'.N24];['漁業生產量值-漁業種類別魚類別生產量值6'.P24];['漁業生產量值-漁業種類別魚類別生產量值7'.D24];['漁業生產量值-漁業種類別魚類別生產量值7'.F24];['漁業生產量值-漁業種類別魚類別生產量值7'.H24])&#10;+SUM(['漁業生產量值-漁業種類別魚類別生產量值7'.J24];['漁業生產量值-漁業種類別魚類別生產量值7'.L24];['漁業生產量值-漁業種類別魚類別生產量值7'.N24])&#10;+SUM(['漁業生產量值-漁業種類別魚類別生產量值9'.P24];['漁業生產量值-漁業種類別魚類別生產量值10'.D24])&#10;+SUM(['漁業生產量值-漁業種類別魚類別生產量值10'.P24])&#10;+SUM(['漁業生產量值-漁業種類別魚類別生產量值11'.L24];['漁業生產量值-漁業種類別魚類別生產量值11'.N24];['漁業生產量值-漁業種類別魚類別生產量值11'.P24];['漁業生產量值-漁業種類別魚類別生產量值12'.D24];['漁業生產量值-漁業種類別魚類別生產量值12'.F24])&#10;+SUM(['漁業生產量值-漁業種類別魚類別生產量值12'.P24])&#10;+SUM(['漁業生產量值-漁業種類別魚類別生產量值14'.L24];['漁業生產量值-漁業種類別魚類別生產量值15'.J24])&#10;+SUM(['漁業生產量值-漁業種類別魚類別生產量值15'.L24];['漁業生產量值-漁業種類別魚類別生產量值15'.N24];['漁業生產量值-漁業種類別魚類別生產量值15'.P24];['漁業生產量值-漁業種類別魚類別生產量值16'.D24])&#10;)" table:style-name="ce27">
            <text:p>5,638,060<text:s/></text:p>
          </table:table-cell>
          <table:table-cell office:value-type="float" office:value="22999.995999999999" table:style-name="ce57">
            <text:p>23,000<text:s/></text:p>
          </table:table-cell>
          <table:table-cell office:value-type="float" office:value="791487.17500000005" table:style-name="ce35">
            <text:p>791,487<text:s/></text:p>
          </table:table-cell>
          <table:table-cell office:value-type="float" office:value="1005.325" table:formula="of:=  IF(SUM([.K24];[.M24];[.O24];['漁業生產量值-漁業種類別魚類別生產量值1'.C24];['漁業生產量值-漁業種類別魚類別生產量值1'.E24])=0;&quot;-&quot;;SUM([.K24];[.M24];[.O24];['漁業生產量值-漁業種類別魚類別生產量值1'.C24];['漁業生產量值-漁業種類別魚類別生產量值1'.E24]))" table:style-name="ce57">
            <text:p>1,005<text:s/></text:p>
          </table:table-cell>
          <table:table-cell office:value-type="float" office:value="66919.522700000001" table:formula="of:=  IF(SUM([.L24];[.N24];[.P24];['漁業生產量值-漁業種類別魚類別生產量值1'.D24];['漁業生產量值-漁業種類別魚類別生產量值1'.F24])=0;&quot;-&quot;;SUM([.L24];[.N24];[.P24];['漁業生產量值-漁業種類別魚類別生產量值1'.D24];['漁業生產量值-漁業種類別魚類別生產量值1'.F24]))" table:style-name="ce35">
            <text:p>66,920<text:s/></text:p>
          </table:table-cell>
          <table:table-cell office:value-type="float" office:value="46.69" table:style-name="ce57">
            <text:p>47<text:s/></text:p>
          </table:table-cell>
          <table:table-cell office:value-type="float" office:value="973.51" table:style-name="ce35">
            <text:p>974<text:s/></text:p>
          </table:table-cell>
          <table:table-cell office:value-type="float" office:value="314.50200000000001" table:style-name="ce57">
            <text:p>315<text:s/></text:p>
          </table:table-cell>
          <table:table-cell office:value-type="float" office:value="28849.803" table:style-name="ce35">
            <text:p>28,850<text:s/></text:p>
          </table:table-cell>
          <table:table-cell office:value-type="float" office:value="372.60500000000002" table:style-name="ce57">
            <text:p>373<text:s/></text:p>
          </table:table-cell>
          <table:table-cell office:value-type="float" office:value="25830.085999999999" table:style-name="ce35">
            <text:p>25,830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屏東縣</text:p>
          </table:table-cell>
          <table:table-cell office:value-type="string" table:style-name="ce62">
            <text:p>PINGTUNG COUNTY</text:p>
          </table:table-cell>
          <table:table-cell office:value-type="float" office:value="74666.161229999998" table:style-name="ce57">
            <text:p>74,666<text:s/></text:p>
          </table:table-cell>
          <table:table-cell office:value-type="float" office:value="11230955.063200001" table:style-name="ce35">
            <text:p>11,230,955<text:s/></text:p>
          </table:table-cell>
          <table:table-cell office:value-type="float" office:value="74137.120729999995" table:formula="of:=  IF(SUM([.G25];[.I25])&#10;+SUM(['漁業生產量值-漁業種類別魚類別生產量值1'.G25];['漁業生產量值-漁業種類別魚類別生產量值1'.I25];['漁業生產量值-漁業種類別魚類別生產量值1'.K25])&#10;+SUM(['漁業生產量值-漁業種類別魚類別生產量值2'.G25];['漁業生產量值-漁業種類別魚類別生產量值2'.I25];['漁業生產量值-漁業種類別魚類別生產量值2'.K25];['漁業生產量值-漁業種類別魚類別生產量值2'.M25])&#10;+SUM(['漁業生產量值-漁業種類別魚類別生產量值3'.I25];['漁業生產量值-漁業種類別魚類別生產量值3'.O25];['漁業生產量值-漁業種類別魚類別生產量值4'.C25];['漁業生產量值-漁業種類別魚類別生產量值4'.E25])&#10;+SUM(['漁業生產量值-漁業種類別魚類別生產量值4'.M25];['漁業生產量值-漁業種類別魚類別生產量值4'.O25];['漁業生產量值-漁業種類別魚類別生產量值5'.C25];['漁業生產量值-漁業種類別魚類別生產量值5'.E25];['漁業生產量值-漁業種類別魚類別生產量值5'.G25])&#10;+SUM(['漁業生產量值-漁業種類別魚類別生產量值6'.C25];['漁業生產量值-漁業種類別魚類別生產量值6'.E25];['漁業生產量值-漁業種類別魚類別生產量值6'.G25])&#10;+SUM(['漁業生產量值-漁業種類別魚類別生產量值6'.I25];['漁業生產量值-漁業種類別魚類別生產量值6'.K25];['漁業生產量值-漁業種類別魚類別生產量值6'.M25];['漁業生產量值-漁業種類別魚類別生產量值6'.O25];['漁業生產量值-漁業種類別魚類別生產量值7'.C25];['漁業生產量值-漁業種類別魚類別生產量值7'.E25];['漁業生產量值-漁業種類別魚類別生產量值7'.G25])&#10;+SUM(['漁業生產量值-漁業種類別魚類別生產量值7'.I25];['漁業生產量值-漁業種類別魚類別生產量值7'.K25];['漁業生產量值-漁業種類別魚類別生產量值7'.M25])&#10;+SUM(['漁業生產量值-漁業種類別魚類別生產量值9'.O25];['漁業生產量值-漁業種類別魚類別生產量值10'.C25])&#10;+SUM(['漁業生產量值-漁業種類別魚類別生產量值10'.O25])&#10;+SUM(['漁業生產量值-漁業種類別魚類別生產量值11'.K25];['漁業生產量值-漁業種類別魚類別生產量值11'.M25];['漁業生產量值-漁業種類別魚類別生產量值11'.O25];['漁業生產量值-漁業種類別魚類別生產量值12'.C25];['漁業生產量值-漁業種類別魚類別生產量值12'.E25])&#10;+SUM(['漁業生產量值-漁業種類別魚類別生產量值12'.O25])&#10;+SUM(['漁業生產量值-漁業種類別魚類別生產量值14'.K25];['漁業生產量值-漁業種類別魚類別生產量值15'.I25])&#10;+SUM(['漁業生產量值-漁業種類別魚類別生產量值15'.K25];['漁業生產量值-漁業種類別魚類別生產量值15'.M25];['漁業生產量值-漁業種類別魚類別生產量值15'.O25];['漁業生產量值-漁業種類別魚類別生產量值16'.C25])=0;&quot;-&quot;;&#10;SUM([.G25];[.I25])&#10;+SUM(['漁業生產量值-漁業種類別魚類別生產量值1'.G25];['漁業生產量值-漁業種類別魚類別生產量值1'.I25];['漁業生產量值-漁業種類別魚類別生產量值1'.K25])&#10;+SUM(['漁業生產量值-漁業種類別魚類別生產量值2'.G25];['漁業生產量值-漁業種類別魚類別生產量值2'.I25];['漁業生產量值-漁業種類別魚類別生產量值2'.K25];['漁業生產量值-漁業種類別魚類別生產量值2'.M25])&#10;+SUM(['漁業生產量值-漁業種類別魚類別生產量值3'.I25];['漁業生產量值-漁業種類別魚類別生產量值3'.O25];['漁業生產量值-漁業種類別魚類別生產量值4'.C25];['漁業生產量值-漁業種類別魚類別生產量值4'.E25])&#10;+SUM(['漁業生產量值-漁業種類別魚類別生產量值4'.M25];['漁業生產量值-漁業種類別魚類別生產量值4'.O25];['漁業生產量值-漁業種類別魚類別生產量值5'.C25];['漁業生產量值-漁業種類別魚類別生產量值5'.E25];['漁業生產量值-漁業種類別魚類別生產量值5'.G25])&#10;+SUM(['漁業生產量值-漁業種類別魚類別生產量值6'.C25];['漁業生產量值-漁業種類別魚類別生產量值6'.E25];['漁業生產量值-漁業種類別魚類別生產量值6'.G25])&#10;+SUM(['漁業生產量值-漁業種類別魚類別生產量值6'.I25];['漁業生產量值-漁業種類別魚類別生產量值6'.K25];['漁業生產量值-漁業種類別魚類別生產量值6'.M25];['漁業生產量值-漁業種類別魚類別生產量值6'.O25];['漁業生產量值-漁業種類別魚類別生產量值7'.C25];['漁業生產量值-漁業種類別魚類別生產量值7'.E25];['漁業生產量值-漁業種類別魚類別生產量值7'.G25])&#10;+SUM(['漁業生產量值-漁業種類別魚類別生產量值7'.I25];['漁業生產量值-漁業種類別魚類別生產量值7'.K25];['漁業生產量值-漁業種類別魚類別生產量值7'.M25])&#10;+SUM(['漁業生產量值-漁業種類別魚類別生產量值9'.O25];['漁業生產量值-漁業種類別魚類別生產量值10'.C25])&#10;+SUM(['漁業生產量值-漁業種類別魚類別生產量值10'.O25])&#10;+SUM(['漁業生產量值-漁業種類別魚類別生產量值11'.K25];['漁業生產量值-漁業種類別魚類別生產量值11'.M25];['漁業生產量值-漁業種類別魚類別生產量值11'.O25];['漁業生產量值-漁業種類別魚類別生產量值12'.C25];['漁業生產量值-漁業種類別魚類別生產量值12'.E25])&#10;+SUM(['漁業生產量值-漁業種類別魚類別生產量值12'.O25])&#10;+SUM(['漁業生產量值-漁業種類別魚類別生產量值14'.K25];['漁業生產量值-漁業種類別魚類別生產量值15'.I25])&#10;+SUM(['漁業生產量值-漁業種類別魚類別生產量值15'.K25];['漁業生產量值-漁業種類別魚類別生產量值15'.M25];['漁業生產量值-漁業種類別魚類別生產量值15'.O25];['漁業生產量值-漁業種類別魚類別生產量值16'.C25])&#10;)" table:style-name="ce27">
            <text:p>74,137<text:s/></text:p>
          </table:table-cell>
          <table:table-cell office:value-type="float" office:value="11203944.224399999" table:formula="of:=  IF(SUM([.H25];[.J25])&#10;+SUM(['漁業生產量值-漁業種類別魚類別生產量值1'.H25];['漁業生產量值-漁業種類別魚類別生產量值1'.J25];['漁業生產量值-漁業種類別魚類別生產量值1'.L25];['漁業生產量值-漁業種類別魚類別生產量值2'.F25])&#10;+SUM(['漁業生產量值-漁業種類別魚類別生產量值2'.H25];['漁業生產量值-漁業種類別魚類別生產量值2'.J25];['漁業生產量值-漁業種類別魚類別生產量值2'.L25];['漁業生產量值-漁業種類別魚類別生產量值2'.N25])&#10;+SUM(['漁業生產量值-漁業種類別魚類別生產量值3'.J25];['漁業生產量值-漁業種類別魚類別生產量值3'.P25];['漁業生產量值-漁業種類別魚類別生產量值4'.D25];['漁業生產量值-漁業種類別魚類別生產量值4'.F25])&#10;+SUM(['漁業生產量值-漁業種類別魚類別生產量值4'.N25];['漁業生產量值-漁業種類別魚類別生產量值4'.P25];['漁業生產量值-漁業種類別魚類別生產量值5'.D25];['漁業生產量值-漁業種類別魚類別生產量值5'.F25];['漁業生產量值-漁業種類別魚類別生產量值5'.H25])&#10;+SUM(['漁業生產量值-漁業種類別魚類別生產量值6'.D25];['漁業生產量值-漁業種類別魚類別生產量值6'.F25];['漁業生產量值-漁業種類別魚類別生產量值6'.H25])&#10;+SUM(['漁業生產量值-漁業種類別魚類別生產量值6'.J25];['漁業生產量值-漁業種類別魚類別生產量值6'.L25];['漁業生產量值-漁業種類別魚類別生產量值6'.N25];['漁業生產量值-漁業種類別魚類別生產量值6'.P25];['漁業生產量值-漁業種類別魚類別生產量值7'.D25];['漁業生產量值-漁業種類別魚類別生產量值7'.F25];['漁業生產量值-漁業種類別魚類別生產量值7'.H25])&#10;+SUM(['漁業生產量值-漁業種類別魚類別生產量值7'.J25];['漁業生產量值-漁業種類別魚類別生產量值7'.L25];['漁業生產量值-漁業種類別魚類別生產量值7'.N25])&#10;+SUM(['漁業生產量值-漁業種類別魚類別生產量值9'.P25];['漁業生產量值-漁業種類別魚類別生產量值10'.D25])&#10;+SUM(['漁業生產量值-漁業種類別魚類別生產量值10'.P25])&#10;+SUM(['漁業生產量值-漁業種類別魚類別生產量值11'.L25];['漁業生產量值-漁業種類別魚類別生產量值11'.N25];['漁業生產量值-漁業種類別魚類別生產量值11'.P25];['漁業生產量值-漁業種類別魚類別生產量值12'.D25];['漁業生產量值-漁業種類別魚類別生產量值12'.F25])&#10;+SUM(['漁業生產量值-漁業種類別魚類別生產量值12'.P25])&#10;+SUM(['漁業生產量值-漁業種類別魚類別生產量值14'.L25];['漁業生產量值-漁業種類別魚類別生產量值15'.J25])&#10;+SUM(['漁業生產量值-漁業種類別魚類別生產量值15'.L25];['漁業生產量值-漁業種類別魚類別生產量值15'.N25];['漁業生產量值-漁業種類別魚類別生產量值15'.P25];['漁業生產量值-漁業種類別魚類別生產量值16'.D25])=0;&quot;-&quot;;&#10;SUM([.H25];[.J25])&#10;+SUM(['漁業生產量值-漁業種類別魚類別生產量值1'.H25];['漁業生產量值-漁業種類別魚類別生產量值1'.J25];['漁業生產量值-漁業種類別魚類別生產量值1'.L25];['漁業生產量值-漁業種類別魚類別生產量值2'.F25])&#10;+SUM(['漁業生產量值-漁業種類別魚類別生產量值2'.H25];['漁業生產量值-漁業種類別魚類別生產量值2'.J25];['漁業生產量值-漁業種類別魚類別生產量值2'.L25];['漁業生產量值-漁業種類別魚類別生產量值2'.N25])&#10;+SUM(['漁業生產量值-漁業種類別魚類別生產量值3'.J25];['漁業生產量值-漁業種類別魚類別生產量值3'.P25];['漁業生產量值-漁業種類別魚類別生產量值4'.D25];['漁業生產量值-漁業種類別魚類別生產量值4'.F25])&#10;+SUM(['漁業生產量值-漁業種類別魚類別生產量值4'.N25];['漁業生產量值-漁業種類別魚類別生產量值4'.P25];['漁業生產量值-漁業種類別魚類別生產量值5'.D25];['漁業生產量值-漁業種類別魚類別生產量值5'.F25];['漁業生產量值-漁業種類別魚類別生產量值5'.H25])&#10;+SUM(['漁業生產量值-漁業種類別魚類別生產量值6'.D25];['漁業生產量值-漁業種類別魚類別生產量值6'.F25];['漁業生產量值-漁業種類別魚類別生產量值6'.H25])&#10;+SUM(['漁業生產量值-漁業種類別魚類別生產量值6'.J25];['漁業生產量值-漁業種類別魚類別生產量值6'.L25];['漁業生產量值-漁業種類別魚類別生產量值6'.N25];['漁業生產量值-漁業種類別魚類別生產量值6'.P25];['漁業生產量值-漁業種類別魚類別生產量值7'.D25];['漁業生產量值-漁業種類別魚類別生產量值7'.F25];['漁業生產量值-漁業種類別魚類別生產量值7'.H25])&#10;+SUM(['漁業生產量值-漁業種類別魚類別生產量值7'.J25];['漁業生產量值-漁業種類別魚類別生產量值7'.L25];['漁業生產量值-漁業種類別魚類別生產量值7'.N25])&#10;+SUM(['漁業生產量值-漁業種類別魚類別生產量值9'.P25];['漁業生產量值-漁業種類別魚類別生產量值10'.D25])&#10;+SUM(['漁業生產量值-漁業種類別魚類別生產量值10'.P25])&#10;+SUM(['漁業生產量值-漁業種類別魚類別生產量值11'.L25];['漁業生產量值-漁業種類別魚類別生產量值11'.N25];['漁業生產量值-漁業種類別魚類別生產量值11'.P25];['漁業生產量值-漁業種類別魚類別生產量值12'.D25];['漁業生產量值-漁業種類別魚類別生產量值12'.F25])&#10;+SUM(['漁業生產量值-漁業種類別魚類別生產量值12'.P25])&#10;+SUM(['漁業生產量值-漁業種類別魚類別生產量值14'.L25];['漁業生產量值-漁業種類別魚類別生產量值15'.J25])&#10;+SUM(['漁業生產量值-漁業種類別魚類別生產量值15'.L25];['漁業生產量值-漁業種類別魚類別生產量值15'.N25];['漁業生產量值-漁業種類別魚類別生產量值15'.P25];['漁業生產量值-漁業種類別魚類別生產量值16'.D25])&#10;)" table:style-name="ce27">
            <text:p>11,203,944<text:s/></text:p>
          </table:table-cell>
          <table:table-cell office:value-type="float" office:value="1361.915" table:style-name="ce57">
            <text:p>1,362<text:s/></text:p>
          </table:table-cell>
          <table:table-cell office:value-type="float" office:value="74068.433499999999" table:style-name="ce35">
            <text:p>74,068<text:s/></text:p>
          </table:table-cell>
          <table:table-cell office:value-type="string" office:string-value="-" table:formula="of:=  IF(SUM([.K25];[.M25];[.O25];['漁業生產量值-漁業種類別魚類別生產量值1'.C25];['漁業生產量值-漁業種類別魚類別生產量值1'.E25])=0;&quot;-&quot;;SUM([.K25];[.M25];[.O25];['漁業生產量值-漁業種類別魚類別生產量值1'.C25];['漁業生產量值-漁業種類別魚類別生產量值1'.E25]))" table:style-name="ce57">
            <text:p>-</text:p>
          </table:table-cell>
          <table:table-cell office:value-type="string" office:string-value="-" table:formula="of:=  IF(SUM([.L25];[.N25];[.P25];['漁業生產量值-漁業種類別魚類別生產量值1'.D25];['漁業生產量值-漁業種類別魚類別生產量值1'.F25])=0;&quot;-&quot;;SUM([.L25];[.N25];[.P25];['漁業生產量值-漁業種類別魚類別生產量值1'.D25];['漁業生產量值-漁業種類別魚類別生產量值1'.F25]))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東縣</text:p>
          </table:table-cell>
          <table:table-cell office:value-type="string" table:style-name="ce62">
            <text:p>TAITUNG COUNTY</text:p>
          </table:table-cell>
          <table:table-cell office:value-type="float" office:value="5423.4084499999999" table:style-name="ce57">
            <text:p>5,423<text:s/></text:p>
          </table:table-cell>
          <table:table-cell office:value-type="float" office:value="786164.82853000006" table:style-name="ce35">
            <text:p>786,165<text:s/></text:p>
          </table:table-cell>
          <table:table-cell office:value-type="float" office:value="5310.8635000000004" table:formula="of:=  IF(SUM([.G26];[.I26])&#10;+SUM(['漁業生產量值-漁業種類別魚類別生產量值1'.G26];['漁業生產量值-漁業種類別魚類別生產量值1'.I26];['漁業生產量值-漁業種類別魚類別生產量值1'.K26])&#10;+SUM(['漁業生產量值-漁業種類別魚類別生產量值2'.G26];['漁業生產量值-漁業種類別魚類別生產量值2'.I26];['漁業生產量值-漁業種類別魚類別生產量值2'.K26];['漁業生產量值-漁業種類別魚類別生產量值2'.M26])&#10;+SUM(['漁業生產量值-漁業種類別魚類別生產量值3'.I26];['漁業生產量值-漁業種類別魚類別生產量值3'.O26];['漁業生產量值-漁業種類別魚類別生產量值4'.C26];['漁業生產量值-漁業種類別魚類別生產量值4'.E26])&#10;+SUM(['漁業生產量值-漁業種類別魚類別生產量值4'.M26];['漁業生產量值-漁業種類別魚類別生產量值4'.O26];['漁業生產量值-漁業種類別魚類別生產量值5'.C26];['漁業生產量值-漁業種類別魚類別生產量值5'.E26];['漁業生產量值-漁業種類別魚類別生產量值5'.G26])&#10;+SUM(['漁業生產量值-漁業種類別魚類別生產量值6'.C26];['漁業生產量值-漁業種類別魚類別生產量值6'.E26];['漁業生產量值-漁業種類別魚類別生產量值6'.G26])&#10;+SUM(['漁業生產量值-漁業種類別魚類別生產量值6'.I26];['漁業生產量值-漁業種類別魚類別生產量值6'.K26];['漁業生產量值-漁業種類別魚類別生產量值6'.M26];['漁業生產量值-漁業種類別魚類別生產量值6'.O26];['漁業生產量值-漁業種類別魚類別生產量值7'.C26];['漁業生產量值-漁業種類別魚類別生產量值7'.E26];['漁業生產量值-漁業種類別魚類別生產量值7'.G26])&#10;+SUM(['漁業生產量值-漁業種類別魚類別生產量值7'.I26];['漁業生產量值-漁業種類別魚類別生產量值7'.K26];['漁業生產量值-漁業種類別魚類別生產量值7'.M26])&#10;+SUM(['漁業生產量值-漁業種類別魚類別生產量值9'.O26];['漁業生產量值-漁業種類別魚類別生產量值10'.C26])&#10;+SUM(['漁業生產量值-漁業種類別魚類別生產量值10'.O26])&#10;+SUM(['漁業生產量值-漁業種類別魚類別生產量值11'.K26];['漁業生產量值-漁業種類別魚類別生產量值11'.M26];['漁業生產量值-漁業種類別魚類別生產量值11'.O26];['漁業生產量值-漁業種類別魚類別生產量值12'.C26];['漁業生產量值-漁業種類別魚類別生產量值12'.E26])&#10;+SUM(['漁業生產量值-漁業種類別魚類別生產量值12'.O26])&#10;+SUM(['漁業生產量值-漁業種類別魚類別生產量值14'.K26];['漁業生產量值-漁業種類別魚類別生產量值15'.I26])&#10;+SUM(['漁業生產量值-漁業種類別魚類別生產量值15'.K26];['漁業生產量值-漁業種類別魚類別生產量值15'.M26];['漁業生產量值-漁業種類別魚類別生產量值15'.O26];['漁業生產量值-漁業種類別魚類別生產量值16'.C26])=0;&quot;-&quot;;&#10;SUM([.G26];[.I26])&#10;+SUM(['漁業生產量值-漁業種類別魚類別生產量值1'.G26];['漁業生產量值-漁業種類別魚類別生產量值1'.I26];['漁業生產量值-漁業種類別魚類別生產量值1'.K26])&#10;+SUM(['漁業生產量值-漁業種類別魚類別生產量值2'.G26];['漁業生產量值-漁業種類別魚類別生產量值2'.I26];['漁業生產量值-漁業種類別魚類別生產量值2'.K26];['漁業生產量值-漁業種類別魚類別生產量值2'.M26])&#10;+SUM(['漁業生產量值-漁業種類別魚類別生產量值3'.I26];['漁業生產量值-漁業種類別魚類別生產量值3'.O26];['漁業生產量值-漁業種類別魚類別生產量值4'.C26];['漁業生產量值-漁業種類別魚類別生產量值4'.E26])&#10;+SUM(['漁業生產量值-漁業種類別魚類別生產量值4'.M26];['漁業生產量值-漁業種類別魚類別生產量值4'.O26];['漁業生產量值-漁業種類別魚類別生產量值5'.C26];['漁業生產量值-漁業種類別魚類別生產量值5'.E26];['漁業生產量值-漁業種類別魚類別生產量值5'.G26])&#10;+SUM(['漁業生產量值-漁業種類別魚類別生產量值6'.C26];['漁業生產量值-漁業種類別魚類別生產量值6'.E26];['漁業生產量值-漁業種類別魚類別生產量值6'.G26])&#10;+SUM(['漁業生產量值-漁業種類別魚類別生產量值6'.I26];['漁業生產量值-漁業種類別魚類別生產量值6'.K26];['漁業生產量值-漁業種類別魚類別生產量值6'.M26];['漁業生產量值-漁業種類別魚類別生產量值6'.O26];['漁業生產量值-漁業種類別魚類別生產量值7'.C26];['漁業生產量值-漁業種類別魚類別生產量值7'.E26];['漁業生產量值-漁業種類別魚類別生產量值7'.G26])&#10;+SUM(['漁業生產量值-漁業種類別魚類別生產量值7'.I26];['漁業生產量值-漁業種類別魚類別生產量值7'.K26];['漁業生產量值-漁業種類別魚類別生產量值7'.M26])&#10;+SUM(['漁業生產量值-漁業種類別魚類別生產量值9'.O26];['漁業生產量值-漁業種類別魚類別生產量值10'.C26])&#10;+SUM(['漁業生產量值-漁業種類別魚類別生產量值10'.O26])&#10;+SUM(['漁業生產量值-漁業種類別魚類別生產量值11'.K26];['漁業生產量值-漁業種類別魚類別生產量值11'.M26];['漁業生產量值-漁業種類別魚類別生產量值11'.O26];['漁業生產量值-漁業種類別魚類別生產量值12'.C26];['漁業生產量值-漁業種類別魚類別生產量值12'.E26])&#10;+SUM(['漁業生產量值-漁業種類別魚類別生產量值12'.O26])&#10;+SUM(['漁業生產量值-漁業種類別魚類別生產量值14'.K26];['漁業生產量值-漁業種類別魚類別生產量值15'.I26])&#10;+SUM(['漁業生產量值-漁業種類別魚類別生產量值15'.K26];['漁業生產量值-漁業種類別魚類別生產量值15'.M26];['漁業生產量值-漁業種類別魚類別生產量值15'.O26];['漁業生產量值-漁業種類別魚類別生產量值16'.C26])&#10;)" table:style-name="ce27">
            <text:p>5,311<text:s/></text:p>
          </table:table-cell>
          <table:table-cell office:value-type="float" office:value="771613.70875000011" table:formula="of:=  IF(SUM([.H26];[.J26])&#10;+SUM(['漁業生產量值-漁業種類別魚類別生產量值1'.H26];['漁業生產量值-漁業種類別魚類別生產量值1'.J26];['漁業生產量值-漁業種類別魚類別生產量值1'.L26];['漁業生產量值-漁業種類別魚類別生產量值2'.F26])&#10;+SUM(['漁業生產量值-漁業種類別魚類別生產量值2'.H26];['漁業生產量值-漁業種類別魚類別生產量值2'.J26];['漁業生產量值-漁業種類別魚類別生產量值2'.L26];['漁業生產量值-漁業種類別魚類別生產量值2'.N26])&#10;+SUM(['漁業生產量值-漁業種類別魚類別生產量值3'.J26];['漁業生產量值-漁業種類別魚類別生產量值3'.P26];['漁業生產量值-漁業種類別魚類別生產量值4'.D26];['漁業生產量值-漁業種類別魚類別生產量值4'.F26])&#10;+SUM(['漁業生產量值-漁業種類別魚類別生產量值4'.N26];['漁業生產量值-漁業種類別魚類別生產量值4'.P26];['漁業生產量值-漁業種類別魚類別生產量值5'.D26];['漁業生產量值-漁業種類別魚類別生產量值5'.F26];['漁業生產量值-漁業種類別魚類別生產量值5'.H26])&#10;+SUM(['漁業生產量值-漁業種類別魚類別生產量值6'.D26];['漁業生產量值-漁業種類別魚類別生產量值6'.F26];['漁業生產量值-漁業種類別魚類別生產量值6'.H26])&#10;+SUM(['漁業生產量值-漁業種類別魚類別生產量值6'.J26];['漁業生產量值-漁業種類別魚類別生產量值6'.L26];['漁業生產量值-漁業種類別魚類別生產量值6'.N26];['漁業生產量值-漁業種類別魚類別生產量值6'.P26];['漁業生產量值-漁業種類別魚類別生產量值7'.D26];['漁業生產量值-漁業種類別魚類別生產量值7'.F26];['漁業生產量值-漁業種類別魚類別生產量值7'.H26])&#10;+SUM(['漁業生產量值-漁業種類別魚類別生產量值7'.J26];['漁業生產量值-漁業種類別魚類別生產量值7'.L26];['漁業生產量值-漁業種類別魚類別生產量值7'.N26])&#10;+SUM(['漁業生產量值-漁業種類別魚類別生產量值9'.P26];['漁業生產量值-漁業種類別魚類別生產量值10'.D26])&#10;+SUM(['漁業生產量值-漁業種類別魚類別生產量值10'.P26])&#10;+SUM(['漁業生產量值-漁業種類別魚類別生產量值11'.L26];['漁業生產量值-漁業種類別魚類別生產量值11'.N26];['漁業生產量值-漁業種類別魚類別生產量值11'.P26];['漁業生產量值-漁業種類別魚類別生產量值12'.D26];['漁業生產量值-漁業種類別魚類別生產量值12'.F26])&#10;+SUM(['漁業生產量值-漁業種類別魚類別生產量值12'.P26])&#10;+SUM(['漁業生產量值-漁業種類別魚類別生產量值14'.L26];['漁業生產量值-漁業種類別魚類別生產量值15'.J26])&#10;+SUM(['漁業生產量值-漁業種類別魚類別生產量值15'.L26];['漁業生產量值-漁業種類別魚類別生產量值15'.N26];['漁業生產量值-漁業種類別魚類別生產量值15'.P26];['漁業生產量值-漁業種類別魚類別生產量值16'.D26])=0;&quot;-&quot;;&#10;SUM([.H26];[.J26])&#10;+SUM(['漁業生產量值-漁業種類別魚類別生產量值1'.H26];['漁業生產量值-漁業種類別魚類別生產量值1'.J26];['漁業生產量值-漁業種類別魚類別生產量值1'.L26];['漁業生產量值-漁業種類別魚類別生產量值2'.F26])&#10;+SUM(['漁業生產量值-漁業種類別魚類別生產量值2'.H26];['漁業生產量值-漁業種類別魚類別生產量值2'.J26];['漁業生產量值-漁業種類別魚類別生產量值2'.L26];['漁業生產量值-漁業種類別魚類別生產量值2'.N26])&#10;+SUM(['漁業生產量值-漁業種類別魚類別生產量值3'.J26];['漁業生產量值-漁業種類別魚類別生產量值3'.P26];['漁業生產量值-漁業種類別魚類別生產量值4'.D26];['漁業生產量值-漁業種類別魚類別生產量值4'.F26])&#10;+SUM(['漁業生產量值-漁業種類別魚類別生產量值4'.N26];['漁業生產量值-漁業種類別魚類別生產量值4'.P26];['漁業生產量值-漁業種類別魚類別生產量值5'.D26];['漁業生產量值-漁業種類別魚類別生產量值5'.F26];['漁業生產量值-漁業種類別魚類別生產量值5'.H26])&#10;+SUM(['漁業生產量值-漁業種類別魚類別生產量值6'.D26];['漁業生產量值-漁業種類別魚類別生產量值6'.F26];['漁業生產量值-漁業種類別魚類別生產量值6'.H26])&#10;+SUM(['漁業生產量值-漁業種類別魚類別生產量值6'.J26];['漁業生產量值-漁業種類別魚類別生產量值6'.L26];['漁業生產量值-漁業種類別魚類別生產量值6'.N26];['漁業生產量值-漁業種類別魚類別生產量值6'.P26];['漁業生產量值-漁業種類別魚類別生產量值7'.D26];['漁業生產量值-漁業種類別魚類別生產量值7'.F26];['漁業生產量值-漁業種類別魚類別生產量值7'.H26])&#10;+SUM(['漁業生產量值-漁業種類別魚類別生產量值7'.J26];['漁業生產量值-漁業種類別魚類別生產量值7'.L26];['漁業生產量值-漁業種類別魚類別生產量值7'.N26])&#10;+SUM(['漁業生產量值-漁業種類別魚類別生產量值9'.P26];['漁業生產量值-漁業種類別魚類別生產量值10'.D26])&#10;+SUM(['漁業生產量值-漁業種類別魚類別生產量值10'.P26])&#10;+SUM(['漁業生產量值-漁業種類別魚類別生產量值11'.L26];['漁業生產量值-漁業種類別魚類別生產量值11'.N26];['漁業生產量值-漁業種類別魚類別生產量值11'.P26];['漁業生產量值-漁業種類別魚類別生產量值12'.D26];['漁業生產量值-漁業種類別魚類別生產量值12'.F26])&#10;+SUM(['漁業生產量值-漁業種類別魚類別生產量值12'.P26])&#10;+SUM(['漁業生產量值-漁業種類別魚類別生產量值14'.L26];['漁業生產量值-漁業種類別魚類別生產量值15'.J26])&#10;+SUM(['漁業生產量值-漁業種類別魚類別生產量值15'.L26];['漁業生產量值-漁業種類別魚類別生產量值15'.N26];['漁業生產量值-漁業種類別魚類別生產量值15'.P26];['漁業生產量值-漁業種類別魚類別生產量值16'.D26])&#10;)" table:style-name="ce27">
            <text:p>771,614<text:s/></text:p>
          </table:table-cell>
          <table:table-cell office:value-type="float" office:value="150.203" table:style-name="ce57">
            <text:p>150<text:s/></text:p>
          </table:table-cell>
          <table:table-cell office:value-type="float" office:value="9527.73" table:style-name="ce35">
            <text:p>9,528<text:s/></text:p>
          </table:table-cell>
          <table:table-cell office:value-type="float" office:value="4.0999999999999996" table:formula="of:=  IF(SUM([.K26];[.M26];[.O26];['漁業生產量值-漁業種類別魚類別生產量值1'.C26];['漁業生產量值-漁業種類別魚類別生產量值1'.E26])=0;&quot;-&quot;;SUM([.K26];[.M26];[.O26];['漁業生產量值-漁業種類別魚類別生產量值1'.C26];['漁業生產量值-漁業種類別魚類別生產量值1'.E26]))" table:style-name="ce57">
            <text:p>4<text:s/></text:p>
          </table:table-cell>
          <table:table-cell office:value-type="float" office:value="274.7" table:formula="of:=  IF(SUM([.L26];[.N26];[.P26];['漁業生產量值-漁業種類別魚類別生產量值1'.D26];['漁業生產量值-漁業種類別魚類別生產量值1'.F26])=0;&quot;-&quot;;SUM([.L26];[.N26];[.P26];['漁業生產量值-漁業種類別魚類別生產量值1'.D26];['漁業生產量值-漁業種類別魚類別生產量值1'.F26]))" table:style-name="ce35">
            <text:p>275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4.0999999999999996" table:style-name="ce57">
            <text:p>4<text:s/></text:p>
          </table:table-cell>
          <table:table-cell office:value-type="float" office:value="274.7" table:style-name="ce35">
            <text:p>275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花蓮縣</text:p>
          </table:table-cell>
          <table:table-cell office:value-type="string" table:style-name="ce62">
            <text:p>HWALIEN COUNTY</text:p>
          </table:table-cell>
          <table:table-cell office:value-type="float" office:value="6315.6232600000003" table:style-name="ce57">
            <text:p>6,316<text:s/></text:p>
          </table:table-cell>
          <table:table-cell office:value-type="float" office:value="530474.33368000004" table:style-name="ce35">
            <text:p>530,474<text:s/></text:p>
          </table:table-cell>
          <table:table-cell office:value-type="float" office:value="5913.82024" table:formula="of:=  IF(SUM([.G27];[.I27])&#10;+SUM(['漁業生產量值-漁業種類別魚類別生產量值1'.G27];['漁業生產量值-漁業種類別魚類別生產量值1'.I27];['漁業生產量值-漁業種類別魚類別生產量值1'.K27])&#10;+SUM(['漁業生產量值-漁業種類別魚類別生產量值2'.G27];['漁業生產量值-漁業種類別魚類別生產量值2'.I27];['漁業生產量值-漁業種類別魚類別生產量值2'.K27];['漁業生產量值-漁業種類別魚類別生產量值2'.M27])&#10;+SUM(['漁業生產量值-漁業種類別魚類別生產量值3'.I27];['漁業生產量值-漁業種類別魚類別生產量值3'.O27];['漁業生產量值-漁業種類別魚類別生產量值4'.C27];['漁業生產量值-漁業種類別魚類別生產量值4'.E27])&#10;+SUM(['漁業生產量值-漁業種類別魚類別生產量值4'.M27];['漁業生產量值-漁業種類別魚類別生產量值4'.O27];['漁業生產量值-漁業種類別魚類別生產量值5'.C27];['漁業生產量值-漁業種類別魚類別生產量值5'.E27];['漁業生產量值-漁業種類別魚類別生產量值5'.G27])&#10;+SUM(['漁業生產量值-漁業種類別魚類別生產量值6'.C27];['漁業生產量值-漁業種類別魚類別生產量值6'.E27];['漁業生產量值-漁業種類別魚類別生產量值6'.G27])&#10;+SUM(['漁業生產量值-漁業種類別魚類別生產量值6'.I27];['漁業生產量值-漁業種類別魚類別生產量值6'.K27];['漁業生產量值-漁業種類別魚類別生產量值6'.M27];['漁業生產量值-漁業種類別魚類別生產量值6'.O27];['漁業生產量值-漁業種類別魚類別生產量值7'.C27];['漁業生產量值-漁業種類別魚類別生產量值7'.E27];['漁業生產量值-漁業種類別魚類別生產量值7'.G27])&#10;+SUM(['漁業生產量值-漁業種類別魚類別生產量值7'.I27];['漁業生產量值-漁業種類別魚類別生產量值7'.K27];['漁業生產量值-漁業種類別魚類別生產量值7'.M27])&#10;+SUM(['漁業生產量值-漁業種類別魚類別生產量值9'.O27];['漁業生產量值-漁業種類別魚類別生產量值10'.C27])&#10;+SUM(['漁業生產量值-漁業種類別魚類別生產量值10'.O27])&#10;+SUM(['漁業生產量值-漁業種類別魚類別生產量值11'.K27];['漁業生產量值-漁業種類別魚類別生產量值11'.M27];['漁業生產量值-漁業種類別魚類別生產量值11'.O27];['漁業生產量值-漁業種類別魚類別生產量值12'.C27];['漁業生產量值-漁業種類別魚類別生產量值12'.E27])&#10;+SUM(['漁業生產量值-漁業種類別魚類別生產量值12'.O27])&#10;+SUM(['漁業生產量值-漁業種類別魚類別生產量值14'.K27];['漁業生產量值-漁業種類別魚類別生產量值15'.I27])&#10;+SUM(['漁業生產量值-漁業種類別魚類別生產量值15'.K27];['漁業生產量值-漁業種類別魚類別生產量值15'.M27];['漁業生產量值-漁業種類別魚類別生產量值15'.O27];['漁業生產量值-漁業種類別魚類別生產量值16'.C27])=0;&quot;-&quot;;&#10;SUM([.G27];[.I27])&#10;+SUM(['漁業生產量值-漁業種類別魚類別生產量值1'.G27];['漁業生產量值-漁業種類別魚類別生產量值1'.I27];['漁業生產量值-漁業種類別魚類別生產量值1'.K27])&#10;+SUM(['漁業生產量值-漁業種類別魚類別生產量值2'.G27];['漁業生產量值-漁業種類別魚類別生產量值2'.I27];['漁業生產量值-漁業種類別魚類別生產量值2'.K27];['漁業生產量值-漁業種類別魚類別生產量值2'.M27])&#10;+SUM(['漁業生產量值-漁業種類別魚類別生產量值3'.I27];['漁業生產量值-漁業種類別魚類別生產量值3'.O27];['漁業生產量值-漁業種類別魚類別生產量值4'.C27];['漁業生產量值-漁業種類別魚類別生產量值4'.E27])&#10;+SUM(['漁業生產量值-漁業種類別魚類別生產量值4'.M27];['漁業生產量值-漁業種類別魚類別生產量值4'.O27];['漁業生產量值-漁業種類別魚類別生產量值5'.C27];['漁業生產量值-漁業種類別魚類別生產量值5'.E27];['漁業生產量值-漁業種類別魚類別生產量值5'.G27])&#10;+SUM(['漁業生產量值-漁業種類別魚類別生產量值6'.C27];['漁業生產量值-漁業種類別魚類別生產量值6'.E27];['漁業生產量值-漁業種類別魚類別生產量值6'.G27])&#10;+SUM(['漁業生產量值-漁業種類別魚類別生產量值6'.I27];['漁業生產量值-漁業種類別魚類別生產量值6'.K27];['漁業生產量值-漁業種類別魚類別生產量值6'.M27];['漁業生產量值-漁業種類別魚類別生產量值6'.O27];['漁業生產量值-漁業種類別魚類別生產量值7'.C27];['漁業生產量值-漁業種類別魚類別生產量值7'.E27];['漁業生產量值-漁業種類別魚類別生產量值7'.G27])&#10;+SUM(['漁業生產量值-漁業種類別魚類別生產量值7'.I27];['漁業生產量值-漁業種類別魚類別生產量值7'.K27];['漁業生產量值-漁業種類別魚類別生產量值7'.M27])&#10;+SUM(['漁業生產量值-漁業種類別魚類別生產量值9'.O27];['漁業生產量值-漁業種類別魚類別生產量值10'.C27])&#10;+SUM(['漁業生產量值-漁業種類別魚類別生產量值10'.O27])&#10;+SUM(['漁業生產量值-漁業種類別魚類別生產量值11'.K27];['漁業生產量值-漁業種類別魚類別生產量值11'.M27];['漁業生產量值-漁業種類別魚類別生產量值11'.O27];['漁業生產量值-漁業種類別魚類別生產量值12'.C27];['漁業生產量值-漁業種類別魚類別生產量值12'.E27])&#10;+SUM(['漁業生產量值-漁業種類別魚類別生產量值12'.O27])&#10;+SUM(['漁業生產量值-漁業種類別魚類別生產量值14'.K27];['漁業生產量值-漁業種類別魚類別生產量值15'.I27])&#10;+SUM(['漁業生產量值-漁業種類別魚類別生產量值15'.K27];['漁業生產量值-漁業種類別魚類別生產量值15'.M27];['漁業生產量值-漁業種類別魚類別生產量值15'.O27];['漁業生產量值-漁業種類別魚類別生產量值16'.C27])&#10;)" table:style-name="ce27">
            <text:p>5,914<text:s/></text:p>
          </table:table-cell>
          <table:table-cell office:value-type="float" office:value="459003.12437999999" table:formula="of:=  IF(SUM([.H27];[.J27])&#10;+SUM(['漁業生產量值-漁業種類別魚類別生產量值1'.H27];['漁業生產量值-漁業種類別魚類別生產量值1'.J27];['漁業生產量值-漁業種類別魚類別生產量值1'.L27];['漁業生產量值-漁業種類別魚類別生產量值2'.F27])&#10;+SUM(['漁業生產量值-漁業種類別魚類別生產量值2'.H27];['漁業生產量值-漁業種類別魚類別生產量值2'.J27];['漁業生產量值-漁業種類別魚類別生產量值2'.L27];['漁業生產量值-漁業種類別魚類別生產量值2'.N27])&#10;+SUM(['漁業生產量值-漁業種類別魚類別生產量值3'.J27];['漁業生產量值-漁業種類別魚類別生產量值3'.P27];['漁業生產量值-漁業種類別魚類別生產量值4'.D27];['漁業生產量值-漁業種類別魚類別生產量值4'.F27])&#10;+SUM(['漁業生產量值-漁業種類別魚類別生產量值4'.N27];['漁業生產量值-漁業種類別魚類別生產量值4'.P27];['漁業生產量值-漁業種類別魚類別生產量值5'.D27];['漁業生產量值-漁業種類別魚類別生產量值5'.F27];['漁業生產量值-漁業種類別魚類別生產量值5'.H27])&#10;+SUM(['漁業生產量值-漁業種類別魚類別生產量值6'.D27];['漁業生產量值-漁業種類別魚類別生產量值6'.F27];['漁業生產量值-漁業種類別魚類別生產量值6'.H27])&#10;+SUM(['漁業生產量值-漁業種類別魚類別生產量值6'.J27];['漁業生產量值-漁業種類別魚類別生產量值6'.L27];['漁業生產量值-漁業種類別魚類別生產量值6'.N27];['漁業生產量值-漁業種類別魚類別生產量值6'.P27];['漁業生產量值-漁業種類別魚類別生產量值7'.D27];['漁業生產量值-漁業種類別魚類別生產量值7'.F27];['漁業生產量值-漁業種類別魚類別生產量值7'.H27])&#10;+SUM(['漁業生產量值-漁業種類別魚類別生產量值7'.J27];['漁業生產量值-漁業種類別魚類別生產量值7'.L27];['漁業生產量值-漁業種類別魚類別生產量值7'.N27])&#10;+SUM(['漁業生產量值-漁業種類別魚類別生產量值9'.P27];['漁業生產量值-漁業種類別魚類別生產量值10'.D27])&#10;+SUM(['漁業生產量值-漁業種類別魚類別生產量值10'.P27])&#10;+SUM(['漁業生產量值-漁業種類別魚類別生產量值11'.L27];['漁業生產量值-漁業種類別魚類別生產量值11'.N27];['漁業生產量值-漁業種類別魚類別生產量值11'.P27];['漁業生產量值-漁業種類別魚類別生產量值12'.D27];['漁業生產量值-漁業種類別魚類別生產量值12'.F27])&#10;+SUM(['漁業生產量值-漁業種類別魚類別生產量值12'.P27])&#10;+SUM(['漁業生產量值-漁業種類別魚類別生產量值14'.L27];['漁業生產量值-漁業種類別魚類別生產量值15'.J27])&#10;+SUM(['漁業生產量值-漁業種類別魚類別生產量值15'.L27];['漁業生產量值-漁業種類別魚類別生產量值15'.N27];['漁業生產量值-漁業種類別魚類別生產量值15'.P27];['漁業生產量值-漁業種類別魚類別生產量值16'.D27])=0;&quot;-&quot;;&#10;SUM([.H27];[.J27])&#10;+SUM(['漁業生產量值-漁業種類別魚類別生產量值1'.H27];['漁業生產量值-漁業種類別魚類別生產量值1'.J27];['漁業生產量值-漁業種類別魚類別生產量值1'.L27];['漁業生產量值-漁業種類別魚類別生產量值2'.F27])&#10;+SUM(['漁業生產量值-漁業種類別魚類別生產量值2'.H27];['漁業生產量值-漁業種類別魚類別生產量值2'.J27];['漁業生產量值-漁業種類別魚類別生產量值2'.L27];['漁業生產量值-漁業種類別魚類別生產量值2'.N27])&#10;+SUM(['漁業生產量值-漁業種類別魚類別生產量值3'.J27];['漁業生產量值-漁業種類別魚類別生產量值3'.P27];['漁業生產量值-漁業種類別魚類別生產量值4'.D27];['漁業生產量值-漁業種類別魚類別生產量值4'.F27])&#10;+SUM(['漁業生產量值-漁業種類別魚類別生產量值4'.N27];['漁業生產量值-漁業種類別魚類別生產量值4'.P27];['漁業生產量值-漁業種類別魚類別生產量值5'.D27];['漁業生產量值-漁業種類別魚類別生產量值5'.F27];['漁業生產量值-漁業種類別魚類別生產量值5'.H27])&#10;+SUM(['漁業生產量值-漁業種類別魚類別生產量值6'.D27];['漁業生產量值-漁業種類別魚類別生產量值6'.F27];['漁業生產量值-漁業種類別魚類別生產量值6'.H27])&#10;+SUM(['漁業生產量值-漁業種類別魚類別生產量值6'.J27];['漁業生產量值-漁業種類別魚類別生產量值6'.L27];['漁業生產量值-漁業種類別魚類別生產量值6'.N27];['漁業生產量值-漁業種類別魚類別生產量值6'.P27];['漁業生產量值-漁業種類別魚類別生產量值7'.D27];['漁業生產量值-漁業種類別魚類別生產量值7'.F27];['漁業生產量值-漁業種類別魚類別生產量值7'.H27])&#10;+SUM(['漁業生產量值-漁業種類別魚類別生產量值7'.J27];['漁業生產量值-漁業種類別魚類別生產量值7'.L27];['漁業生產量值-漁業種類別魚類別生產量值7'.N27])&#10;+SUM(['漁業生產量值-漁業種類別魚類別生產量值9'.P27];['漁業生產量值-漁業種類別魚類別生產量值10'.D27])&#10;+SUM(['漁業生產量值-漁業種類別魚類別生產量值10'.P27])&#10;+SUM(['漁業生產量值-漁業種類別魚類別生產量值11'.L27];['漁業生產量值-漁業種類別魚類別生產量值11'.N27];['漁業生產量值-漁業種類別魚類別生產量值11'.P27];['漁業生產量值-漁業種類別魚類別生產量值12'.D27];['漁業生產量值-漁業種類別魚類別生產量值12'.F27])&#10;+SUM(['漁業生產量值-漁業種類別魚類別生產量值12'.P27])&#10;+SUM(['漁業生產量值-漁業種類別魚類別生產量值14'.L27];['漁業生產量值-漁業種類別魚類別生產量值15'.J27])&#10;+SUM(['漁業生產量值-漁業種類別魚類別生產量值15'.L27];['漁業生產量值-漁業種類別魚類別生產量值15'.N27];['漁業生產量值-漁業種類別魚類別生產量值15'.P27];['漁業生產量值-漁業種類別魚類別生產量值16'.D27])&#10;)" table:style-name="ce27">
            <text:p>459,003<text:s/></text:p>
          </table:table-cell>
          <table:table-cell office:value-type="float" office:value="1731.64" table:style-name="ce57">
            <text:p>1,732<text:s/></text:p>
          </table:table-cell>
          <table:table-cell office:value-type="float" office:value="62339.040000000001" table:style-name="ce35">
            <text:p>62,339<text:s/></text:p>
          </table:table-cell>
          <table:table-cell office:value-type="float" office:value="12" table:formula="of:=  IF(SUM([.K27];[.M27];[.O27];['漁業生產量值-漁業種類別魚類別生產量值1'.C27];['漁業生產量值-漁業種類別魚類別生產量值1'.E27])=0;&quot;-&quot;;SUM([.K27];[.M27];[.O27];['漁業生產量值-漁業種類別魚類別生產量值1'.C27];['漁業生產量值-漁業種類別魚類別生產量值1'.E27]))" table:style-name="ce57">
            <text:p>12<text:s/></text:p>
          </table:table-cell>
          <table:table-cell office:value-type="float" office:value="672" table:formula="of:=  IF(SUM([.L27];[.N27];[.P27];['漁業生產量值-漁業種類別魚類別生產量值1'.D27];['漁業生產量值-漁業種類別魚類別生產量值1'.F27])=0;&quot;-&quot;;SUM([.L27];[.N27];[.P27];['漁業生產量值-漁業種類別魚類別生產量值1'.D27];['漁業生產量值-漁業種類別魚類別生產量值1'.F27]))" table:style-name="ce35">
            <text:p>672<text:s/></text:p>
          </table:table-cell>
          <table:table-cell office:value-type="float" office:value="6" table:style-name="ce57">
            <text:p>6<text:s/></text:p>
          </table:table-cell>
          <table:table-cell office:value-type="float" office:value="360" table:style-name="ce35">
            <text:p>360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澎湖縣</text:p>
          </table:table-cell>
          <table:table-cell office:value-type="string" table:style-name="ce62">
            <text:p>PENGHU COUNTY</text:p>
          </table:table-cell>
          <table:table-cell office:value-type="float" office:value="10595.74" table:style-name="ce57">
            <text:p>10,596<text:s/></text:p>
          </table:table-cell>
          <table:table-cell office:value-type="float" office:value="1615197.615" table:style-name="ce35">
            <text:p>1,615,198<text:s/></text:p>
          </table:table-cell>
          <table:table-cell office:value-type="float" office:value="9414.840000000002" table:formula="of:=  IF(SUM([.G28];[.I28])&#10;+SUM(['漁業生產量值-漁業種類別魚類別生產量值1'.G28];['漁業生產量值-漁業種類別魚類別生產量值1'.I28];['漁業生產量值-漁業種類別魚類別生產量值1'.K28])&#10;+SUM(['漁業生產量值-漁業種類別魚類別生產量值2'.G28];['漁業生產量值-漁業種類別魚類別生產量值2'.I28];['漁業生產量值-漁業種類別魚類別生產量值2'.K28];['漁業生產量值-漁業種類別魚類別生產量值2'.M28])&#10;+SUM(['漁業生產量值-漁業種類別魚類別生產量值3'.I28];['漁業生產量值-漁業種類別魚類別生產量值3'.O28];['漁業生產量值-漁業種類別魚類別生產量值4'.C28];['漁業生產量值-漁業種類別魚類別生產量值4'.E28])&#10;+SUM(['漁業生產量值-漁業種類別魚類別生產量值4'.M28];['漁業生產量值-漁業種類別魚類別生產量值4'.O28];['漁業生產量值-漁業種類別魚類別生產量值5'.C28];['漁業生產量值-漁業種類別魚類別生產量值5'.E28];['漁業生產量值-漁業種類別魚類別生產量值5'.G28])&#10;+SUM(['漁業生產量值-漁業種類別魚類別生產量值6'.C28];['漁業生產量值-漁業種類別魚類別生產量值6'.E28];['漁業生產量值-漁業種類別魚類別生產量值6'.G28])&#10;+SUM(['漁業生產量值-漁業種類別魚類別生產量值6'.I28];['漁業生產量值-漁業種類別魚類別生產量值6'.K28];['漁業生產量值-漁業種類別魚類別生產量值6'.M28];['漁業生產量值-漁業種類別魚類別生產量值6'.O28];['漁業生產量值-漁業種類別魚類別生產量值7'.C28];['漁業生產量值-漁業種類別魚類別生產量值7'.E28];['漁業生產量值-漁業種類別魚類別生產量值7'.G28])&#10;+SUM(['漁業生產量值-漁業種類別魚類別生產量值7'.I28];['漁業生產量值-漁業種類別魚類別生產量值7'.K28];['漁業生產量值-漁業種類別魚類別生產量值7'.M28])&#10;+SUM(['漁業生產量值-漁業種類別魚類別生產量值9'.O28];['漁業生產量值-漁業種類別魚類別生產量值10'.C28])&#10;+SUM(['漁業生產量值-漁業種類別魚類別生產量值10'.O28])&#10;+SUM(['漁業生產量值-漁業種類別魚類別生產量值11'.K28];['漁業生產量值-漁業種類別魚類別生產量值11'.M28];['漁業生產量值-漁業種類別魚類別生產量值11'.O28];['漁業生產量值-漁業種類別魚類別生產量值12'.C28];['漁業生產量值-漁業種類別魚類別生產量值12'.E28])&#10;+SUM(['漁業生產量值-漁業種類別魚類別生產量值12'.O28])&#10;+SUM(['漁業生產量值-漁業種類別魚類別生產量值14'.K28];['漁業生產量值-漁業種類別魚類別生產量值15'.I28])&#10;+SUM(['漁業生產量值-漁業種類別魚類別生產量值15'.K28];['漁業生產量值-漁業種類別魚類別生產量值15'.M28];['漁業生產量值-漁業種類別魚類別生產量值15'.O28];['漁業生產量值-漁業種類別魚類別生產量值16'.C28])=0;&quot;-&quot;;&#10;SUM([.G28];[.I28])&#10;+SUM(['漁業生產量值-漁業種類別魚類別生產量值1'.G28];['漁業生產量值-漁業種類別魚類別生產量值1'.I28];['漁業生產量值-漁業種類別魚類別生產量值1'.K28])&#10;+SUM(['漁業生產量值-漁業種類別魚類別生產量值2'.G28];['漁業生產量值-漁業種類別魚類別生產量值2'.I28];['漁業生產量值-漁業種類別魚類別生產量值2'.K28];['漁業生產量值-漁業種類別魚類別生產量值2'.M28])&#10;+SUM(['漁業生產量值-漁業種類別魚類別生產量值3'.I28];['漁業生產量值-漁業種類別魚類別生產量值3'.O28];['漁業生產量值-漁業種類別魚類別生產量值4'.C28];['漁業生產量值-漁業種類別魚類別生產量值4'.E28])&#10;+SUM(['漁業生產量值-漁業種類別魚類別生產量值4'.M28];['漁業生產量值-漁業種類別魚類別生產量值4'.O28];['漁業生產量值-漁業種類別魚類別生產量值5'.C28];['漁業生產量值-漁業種類別魚類別生產量值5'.E28];['漁業生產量值-漁業種類別魚類別生產量值5'.G28])&#10;+SUM(['漁業生產量值-漁業種類別魚類別生產量值6'.C28];['漁業生產量值-漁業種類別魚類別生產量值6'.E28];['漁業生產量值-漁業種類別魚類別生產量值6'.G28])&#10;+SUM(['漁業生產量值-漁業種類別魚類別生產量值6'.I28];['漁業生產量值-漁業種類別魚類別生產量值6'.K28];['漁業生產量值-漁業種類別魚類別生產量值6'.M28];['漁業生產量值-漁業種類別魚類別生產量值6'.O28];['漁業生產量值-漁業種類別魚類別生產量值7'.C28];['漁業生產量值-漁業種類別魚類別生產量值7'.E28];['漁業生產量值-漁業種類別魚類別生產量值7'.G28])&#10;+SUM(['漁業生產量值-漁業種類別魚類別生產量值7'.I28];['漁業生產量值-漁業種類別魚類別生產量值7'.K28];['漁業生產量值-漁業種類別魚類別生產量值7'.M28])&#10;+SUM(['漁業生產量值-漁業種類別魚類別生產量值9'.O28];['漁業生產量值-漁業種類別魚類別生產量值10'.C28])&#10;+SUM(['漁業生產量值-漁業種類別魚類別生產量值10'.O28])&#10;+SUM(['漁業生產量值-漁業種類別魚類別生產量值11'.K28];['漁業生產量值-漁業種類別魚類別生產量值11'.M28];['漁業生產量值-漁業種類別魚類別生產量值11'.O28];['漁業生產量值-漁業種類別魚類別生產量值12'.C28];['漁業生產量值-漁業種類別魚類別生產量值12'.E28])&#10;+SUM(['漁業生產量值-漁業種類別魚類別生產量值12'.O28])&#10;+SUM(['漁業生產量值-漁業種類別魚類別生產量值14'.K28];['漁業生產量值-漁業種類別魚類別生產量值15'.I28])&#10;+SUM(['漁業生產量值-漁業種類別魚類別生產量值15'.K28];['漁業生產量值-漁業種類別魚類別生產量值15'.M28];['漁業生產量值-漁業種類別魚類別生產量值15'.O28];['漁業生產量值-漁業種類別魚類別生產量值16'.C28])&#10;)" table:style-name="ce27">
            <text:p>9,415<text:s/></text:p>
          </table:table-cell>
          <table:table-cell office:value-type="float" office:value="1598873.635" table:formula="of:=  IF(SUM([.H28];[.J28])&#10;+SUM(['漁業生產量值-漁業種類別魚類別生產量值1'.H28];['漁業生產量值-漁業種類別魚類別生產量值1'.J28];['漁業生產量值-漁業種類別魚類別生產量值1'.L28];['漁業生產量值-漁業種類別魚類別生產量值2'.F28])&#10;+SUM(['漁業生產量值-漁業種類別魚類別生產量值2'.H28];['漁業生產量值-漁業種類別魚類別生產量值2'.J28];['漁業生產量值-漁業種類別魚類別生產量值2'.L28];['漁業生產量值-漁業種類別魚類別生產量值2'.N28])&#10;+SUM(['漁業生產量值-漁業種類別魚類別生產量值3'.J28];['漁業生產量值-漁業種類別魚類別生產量值3'.P28];['漁業生產量值-漁業種類別魚類別生產量值4'.D28];['漁業生產量值-漁業種類別魚類別生產量值4'.F28])&#10;+SUM(['漁業生產量值-漁業種類別魚類別生產量值4'.N28];['漁業生產量值-漁業種類別魚類別生產量值4'.P28];['漁業生產量值-漁業種類別魚類別生產量值5'.D28];['漁業生產量值-漁業種類別魚類別生產量值5'.F28];['漁業生產量值-漁業種類別魚類別生產量值5'.H28])&#10;+SUM(['漁業生產量值-漁業種類別魚類別生產量值6'.D28];['漁業生產量值-漁業種類別魚類別生產量值6'.F28];['漁業生產量值-漁業種類別魚類別生產量值6'.H28])&#10;+SUM(['漁業生產量值-漁業種類別魚類別生產量值6'.J28];['漁業生產量值-漁業種類別魚類別生產量值6'.L28];['漁業生產量值-漁業種類別魚類別生產量值6'.N28];['漁業生產量值-漁業種類別魚類別生產量值6'.P28];['漁業生產量值-漁業種類別魚類別生產量值7'.D28];['漁業生產量值-漁業種類別魚類別生產量值7'.F28];['漁業生產量值-漁業種類別魚類別生產量值7'.H28])&#10;+SUM(['漁業生產量值-漁業種類別魚類別生產量值7'.J28];['漁業生產量值-漁業種類別魚類別生產量值7'.L28];['漁業生產量值-漁業種類別魚類別生產量值7'.N28])&#10;+SUM(['漁業生產量值-漁業種類別魚類別生產量值9'.P28];['漁業生產量值-漁業種類別魚類別生產量值10'.D28])&#10;+SUM(['漁業生產量值-漁業種類別魚類別生產量值10'.P28])&#10;+SUM(['漁業生產量值-漁業種類別魚類別生產量值11'.L28];['漁業生產量值-漁業種類別魚類別生產量值11'.N28];['漁業生產量值-漁業種類別魚類別生產量值11'.P28];['漁業生產量值-漁業種類別魚類別生產量值12'.D28];['漁業生產量值-漁業種類別魚類別生產量值12'.F28])&#10;+SUM(['漁業生產量值-漁業種類別魚類別生產量值12'.P28])&#10;+SUM(['漁業生產量值-漁業種類別魚類別生產量值14'.L28];['漁業生產量值-漁業種類別魚類別生產量值15'.J28])&#10;+SUM(['漁業生產量值-漁業種類別魚類別生產量值15'.L28];['漁業生產量值-漁業種類別魚類別生產量值15'.N28];['漁業生產量值-漁業種類別魚類別生產量值15'.P28];['漁業生產量值-漁業種類別魚類別生產量值16'.D28])=0;&quot;-&quot;;&#10;SUM([.H28];[.J28])&#10;+SUM(['漁業生產量值-漁業種類別魚類別生產量值1'.H28];['漁業生產量值-漁業種類別魚類別生產量值1'.J28];['漁業生產量值-漁業種類別魚類別生產量值1'.L28];['漁業生產量值-漁業種類別魚類別生產量值2'.F28])&#10;+SUM(['漁業生產量值-漁業種類別魚類別生產量值2'.H28];['漁業生產量值-漁業種類別魚類別生產量值2'.J28];['漁業生產量值-漁業種類別魚類別生產量值2'.L28];['漁業生產量值-漁業種類別魚類別生產量值2'.N28])&#10;+SUM(['漁業生產量值-漁業種類別魚類別生產量值3'.J28];['漁業生產量值-漁業種類別魚類別生產量值3'.P28];['漁業生產量值-漁業種類別魚類別生產量值4'.D28];['漁業生產量值-漁業種類別魚類別生產量值4'.F28])&#10;+SUM(['漁業生產量值-漁業種類別魚類別生產量值4'.N28];['漁業生產量值-漁業種類別魚類別生產量值4'.P28];['漁業生產量值-漁業種類別魚類別生產量值5'.D28];['漁業生產量值-漁業種類別魚類別生產量值5'.F28];['漁業生產量值-漁業種類別魚類別生產量值5'.H28])&#10;+SUM(['漁業生產量值-漁業種類別魚類別生產量值6'.D28];['漁業生產量值-漁業種類別魚類別生產量值6'.F28];['漁業生產量值-漁業種類別魚類別生產量值6'.H28])&#10;+SUM(['漁業生產量值-漁業種類別魚類別生產量值6'.J28];['漁業生產量值-漁業種類別魚類別生產量值6'.L28];['漁業生產量值-漁業種類別魚類別生產量值6'.N28];['漁業生產量值-漁業種類別魚類別生產量值6'.P28];['漁業生產量值-漁業種類別魚類別生產量值7'.D28];['漁業生產量值-漁業種類別魚類別生產量值7'.F28];['漁業生產量值-漁業種類別魚類別生產量值7'.H28])&#10;+SUM(['漁業生產量值-漁業種類別魚類別生產量值7'.J28];['漁業生產量值-漁業種類別魚類別生產量值7'.L28];['漁業生產量值-漁業種類別魚類別生產量值7'.N28])&#10;+SUM(['漁業生產量值-漁業種類別魚類別生產量值9'.P28];['漁業生產量值-漁業種類別魚類別生產量值10'.D28])&#10;+SUM(['漁業生產量值-漁業種類別魚類別生產量值10'.P28])&#10;+SUM(['漁業生產量值-漁業種類別魚類別生產量值11'.L28];['漁業生產量值-漁業種類別魚類別生產量值11'.N28];['漁業生產量值-漁業種類別魚類別生產量值11'.P28];['漁業生產量值-漁業種類別魚類別生產量值12'.D28];['漁業生產量值-漁業種類別魚類別生產量值12'.F28])&#10;+SUM(['漁業生產量值-漁業種類別魚類別生產量值12'.P28])&#10;+SUM(['漁業生產量值-漁業種類別魚類別生產量值14'.L28];['漁業生產量值-漁業種類別魚類別生產量值15'.J28])&#10;+SUM(['漁業生產量值-漁業種類別魚類別生產量值15'.L28];['漁業生產量值-漁業種類別魚類別生產量值15'.N28];['漁業生產量值-漁業種類別魚類別生產量值15'.P28];['漁業生產量值-漁業種類別魚類別生產量值16'.D28])&#10;)" table:style-name="ce27">
            <text:p>1,598,874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office:string-value="-" table:formula="of:=  IF(SUM([.K28];[.M28];[.O28];['漁業生產量值-漁業種類別魚類別生產量值1'.C28];['漁業生產量值-漁業種類別魚類別生產量值1'.E28])=0;&quot;-&quot;;SUM([.K28];[.M28];[.O28];['漁業生產量值-漁業種類別魚類別生產量值1'.C28];['漁業生產量值-漁業種類別魚類別生產量值1'.E28]))" table:style-name="ce57">
            <text:p>-</text:p>
          </table:table-cell>
          <table:table-cell office:value-type="string" office:string-value="-" table:formula="of:=  IF(SUM([.L28];[.N28];[.P28];['漁業生產量值-漁業種類別魚類別生產量值1'.D28];['漁業生產量值-漁業種類別魚類別生產量值1'.F28])=0;&quot;-&quot;;SUM([.L28];[.N28];[.P28];['漁業生產量值-漁業種類別魚類別生產量值1'.D28];['漁業生產量值-漁業種類別魚類別生產量值1'.F28]))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基隆市</text:p>
          </table:table-cell>
          <table:table-cell office:value-type="string" table:style-name="ce62">
            <text:p>KEELUNG CITY</text:p>
          </table:table-cell>
          <table:table-cell office:value-type="float" office:value="33994.318630000002" table:style-name="ce57">
            <text:p>33,994<text:s/></text:p>
          </table:table-cell>
          <table:table-cell office:value-type="float" office:value="2223224.2014799998" table:style-name="ce35">
            <text:p>2,223,224<text:s/></text:p>
          </table:table-cell>
          <table:table-cell office:value-type="float" office:value="33994.318630000002" table:formula="of:=  IF(SUM([.G29];[.I29])&#10;+SUM(['漁業生產量值-漁業種類別魚類別生產量值1'.G29];['漁業生產量值-漁業種類別魚類別生產量值1'.I29];['漁業生產量值-漁業種類別魚類別生產量值1'.K29])&#10;+SUM(['漁業生產量值-漁業種類別魚類別生產量值2'.G29];['漁業生產量值-漁業種類別魚類別生產量值2'.I29];['漁業生產量值-漁業種類別魚類別生產量值2'.K29];['漁業生產量值-漁業種類別魚類別生產量值2'.M29])&#10;+SUM(['漁業生產量值-漁業種類別魚類別生產量值3'.I29];['漁業生產量值-漁業種類別魚類別生產量值3'.O29];['漁業生產量值-漁業種類別魚類別生產量值4'.C29];['漁業生產量值-漁業種類別魚類別生產量值4'.E29])&#10;+SUM(['漁業生產量值-漁業種類別魚類別生產量值4'.M29];['漁業生產量值-漁業種類別魚類別生產量值4'.O29];['漁業生產量值-漁業種類別魚類別生產量值5'.C29];['漁業生產量值-漁業種類別魚類別生產量值5'.E29];['漁業生產量值-漁業種類別魚類別生產量值5'.G29])&#10;+SUM(['漁業生產量值-漁業種類別魚類別生產量值6'.C29];['漁業生產量值-漁業種類別魚類別生產量值6'.E29];['漁業生產量值-漁業種類別魚類別生產量值6'.G29])&#10;+SUM(['漁業生產量值-漁業種類別魚類別生產量值6'.I29];['漁業生產量值-漁業種類別魚類別生產量值6'.K29];['漁業生產量值-漁業種類別魚類別生產量值6'.M29];['漁業生產量值-漁業種類別魚類別生產量值6'.O29];['漁業生產量值-漁業種類別魚類別生產量值7'.C29];['漁業生產量值-漁業種類別魚類別生產量值7'.E29];['漁業生產量值-漁業種類別魚類別生產量值7'.G29])&#10;+SUM(['漁業生產量值-漁業種類別魚類別生產量值7'.I29];['漁業生產量值-漁業種類別魚類別生產量值7'.K29];['漁業生產量值-漁業種類別魚類別生產量值7'.M29])&#10;+SUM(['漁業生產量值-漁業種類別魚類別生產量值9'.O29];['漁業生產量值-漁業種類別魚類別生產量值10'.C29])&#10;+SUM(['漁業生產量值-漁業種類別魚類別生產量值10'.O29])&#10;+SUM(['漁業生產量值-漁業種類別魚類別生產量值11'.K29];['漁業生產量值-漁業種類別魚類別生產量值11'.M29];['漁業生產量值-漁業種類別魚類別生產量值11'.O29];['漁業生產量值-漁業種類別魚類別生產量值12'.C29];['漁業生產量值-漁業種類別魚類別生產量值12'.E29])&#10;+SUM(['漁業生產量值-漁業種類別魚類別生產量值12'.O29])&#10;+SUM(['漁業生產量值-漁業種類別魚類別生產量值14'.K29];['漁業生產量值-漁業種類別魚類別生產量值15'.I29])&#10;+SUM(['漁業生產量值-漁業種類別魚類別生產量值15'.K29];['漁業生產量值-漁業種類別魚類別生產量值15'.M29];['漁業生產量值-漁業種類別魚類別生產量值15'.O29];['漁業生產量值-漁業種類別魚類別生產量值16'.C29])=0;&quot;-&quot;;&#10;SUM([.G29];[.I29])&#10;+SUM(['漁業生產量值-漁業種類別魚類別生產量值1'.G29];['漁業生產量值-漁業種類別魚類別生產量值1'.I29];['漁業生產量值-漁業種類別魚類別生產量值1'.K29])&#10;+SUM(['漁業生產量值-漁業種類別魚類別生產量值2'.G29];['漁業生產量值-漁業種類別魚類別生產量值2'.I29];['漁業生產量值-漁業種類別魚類別生產量值2'.K29];['漁業生產量值-漁業種類別魚類別生產量值2'.M29])&#10;+SUM(['漁業生產量值-漁業種類別魚類別生產量值3'.I29];['漁業生產量值-漁業種類別魚類別生產量值3'.O29];['漁業生產量值-漁業種類別魚類別生產量值4'.C29];['漁業生產量值-漁業種類別魚類別生產量值4'.E29])&#10;+SUM(['漁業生產量值-漁業種類別魚類別生產量值4'.M29];['漁業生產量值-漁業種類別魚類別生產量值4'.O29];['漁業生產量值-漁業種類別魚類別生產量值5'.C29];['漁業生產量值-漁業種類別魚類別生產量值5'.E29];['漁業生產量值-漁業種類別魚類別生產量值5'.G29])&#10;+SUM(['漁業生產量值-漁業種類別魚類別生產量值6'.C29];['漁業生產量值-漁業種類別魚類別生產量值6'.E29];['漁業生產量值-漁業種類別魚類別生產量值6'.G29])&#10;+SUM(['漁業生產量值-漁業種類別魚類別生產量值6'.I29];['漁業生產量值-漁業種類別魚類別生產量值6'.K29];['漁業生產量值-漁業種類別魚類別生產量值6'.M29];['漁業生產量值-漁業種類別魚類別生產量值6'.O29];['漁業生產量值-漁業種類別魚類別生產量值7'.C29];['漁業生產量值-漁業種類別魚類別生產量值7'.E29];['漁業生產量值-漁業種類別魚類別生產量值7'.G29])&#10;+SUM(['漁業生產量值-漁業種類別魚類別生產量值7'.I29];['漁業生產量值-漁業種類別魚類別生產量值7'.K29];['漁業生產量值-漁業種類別魚類別生產量值7'.M29])&#10;+SUM(['漁業生產量值-漁業種類別魚類別生產量值9'.O29];['漁業生產量值-漁業種類別魚類別生產量值10'.C29])&#10;+SUM(['漁業生產量值-漁業種類別魚類別生產量值10'.O29])&#10;+SUM(['漁業生產量值-漁業種類別魚類別生產量值11'.K29];['漁業生產量值-漁業種類別魚類別生產量值11'.M29];['漁業生產量值-漁業種類別魚類別生產量值11'.O29];['漁業生產量值-漁業種類別魚類別生產量值12'.C29];['漁業生產量值-漁業種類別魚類別生產量值12'.E29])&#10;+SUM(['漁業生產量值-漁業種類別魚類別生產量值12'.O29])&#10;+SUM(['漁業生產量值-漁業種類別魚類別生產量值14'.K29];['漁業生產量值-漁業種類別魚類別生產量值15'.I29])&#10;+SUM(['漁業生產量值-漁業種類別魚類別生產量值15'.K29];['漁業生產量值-漁業種類別魚類別生產量值15'.M29];['漁業生產量值-漁業種類別魚類別生產量值15'.O29];['漁業生產量值-漁業種類別魚類別生產量值16'.C29])&#10;)" table:style-name="ce27">
            <text:p>33,994<text:s/></text:p>
          </table:table-cell>
          <table:table-cell office:value-type="float" office:value="2223224.2014800003" table:formula="of:=  IF(SUM([.H29];[.J29])&#10;+SUM(['漁業生產量值-漁業種類別魚類別生產量值1'.H29];['漁業生產量值-漁業種類別魚類別生產量值1'.J29];['漁業生產量值-漁業種類別魚類別生產量值1'.L29];['漁業生產量值-漁業種類別魚類別生產量值2'.F29])&#10;+SUM(['漁業生產量值-漁業種類別魚類別生產量值2'.H29];['漁業生產量值-漁業種類別魚類別生產量值2'.J29];['漁業生產量值-漁業種類別魚類別生產量值2'.L29];['漁業生產量值-漁業種類別魚類別生產量值2'.N29])&#10;+SUM(['漁業生產量值-漁業種類別魚類別生產量值3'.J29];['漁業生產量值-漁業種類別魚類別生產量值3'.P29];['漁業生產量值-漁業種類別魚類別生產量值4'.D29];['漁業生產量值-漁業種類別魚類別生產量值4'.F29])&#10;+SUM(['漁業生產量值-漁業種類別魚類別生產量值4'.N29];['漁業生產量值-漁業種類別魚類別生產量值4'.P29];['漁業生產量值-漁業種類別魚類別生產量值5'.D29];['漁業生產量值-漁業種類別魚類別生產量值5'.F29];['漁業生產量值-漁業種類別魚類別生產量值5'.H29])&#10;+SUM(['漁業生產量值-漁業種類別魚類別生產量值6'.D29];['漁業生產量值-漁業種類別魚類別生產量值6'.F29];['漁業生產量值-漁業種類別魚類別生產量值6'.H29])&#10;+SUM(['漁業生產量值-漁業種類別魚類別生產量值6'.J29];['漁業生產量值-漁業種類別魚類別生產量值6'.L29];['漁業生產量值-漁業種類別魚類別生產量值6'.N29];['漁業生產量值-漁業種類別魚類別生產量值6'.P29];['漁業生產量值-漁業種類別魚類別生產量值7'.D29];['漁業生產量值-漁業種類別魚類別生產量值7'.F29];['漁業生產量值-漁業種類別魚類別生產量值7'.H29])&#10;+SUM(['漁業生產量值-漁業種類別魚類別生產量值7'.J29];['漁業生產量值-漁業種類別魚類別生產量值7'.L29];['漁業生產量值-漁業種類別魚類別生產量值7'.N29])&#10;+SUM(['漁業生產量值-漁業種類別魚類別生產量值9'.P29];['漁業生產量值-漁業種類別魚類別生產量值10'.D29])&#10;+SUM(['漁業生產量值-漁業種類別魚類別生產量值10'.P29])&#10;+SUM(['漁業生產量值-漁業種類別魚類別生產量值11'.L29];['漁業生產量值-漁業種類別魚類別生產量值11'.N29];['漁業生產量值-漁業種類別魚類別生產量值11'.P29];['漁業生產量值-漁業種類別魚類別生產量值12'.D29];['漁業生產量值-漁業種類別魚類別生產量值12'.F29])&#10;+SUM(['漁業生產量值-漁業種類別魚類別生產量值12'.P29])&#10;+SUM(['漁業生產量值-漁業種類別魚類別生產量值14'.L29];['漁業生產量值-漁業種類別魚類別生產量值15'.J29])&#10;+SUM(['漁業生產量值-漁業種類別魚類別生產量值15'.L29];['漁業生產量值-漁業種類別魚類別生產量值15'.N29];['漁業生產量值-漁業種類別魚類別生產量值15'.P29];['漁業生產量值-漁業種類別魚類別生產量值16'.D29])=0;&quot;-&quot;;&#10;SUM([.H29];[.J29])&#10;+SUM(['漁業生產量值-漁業種類別魚類別生產量值1'.H29];['漁業生產量值-漁業種類別魚類別生產量值1'.J29];['漁業生產量值-漁業種類別魚類別生產量值1'.L29];['漁業生產量值-漁業種類別魚類別生產量值2'.F29])&#10;+SUM(['漁業生產量值-漁業種類別魚類別生產量值2'.H29];['漁業生產量值-漁業種類別魚類別生產量值2'.J29];['漁業生產量值-漁業種類別魚類別生產量值2'.L29];['漁業生產量值-漁業種類別魚類別生產量值2'.N29])&#10;+SUM(['漁業生產量值-漁業種類別魚類別生產量值3'.J29];['漁業生產量值-漁業種類別魚類別生產量值3'.P29];['漁業生產量值-漁業種類別魚類別生產量值4'.D29];['漁業生產量值-漁業種類別魚類別生產量值4'.F29])&#10;+SUM(['漁業生產量值-漁業種類別魚類別生產量值4'.N29];['漁業生產量值-漁業種類別魚類別生產量值4'.P29];['漁業生產量值-漁業種類別魚類別生產量值5'.D29];['漁業生產量值-漁業種類別魚類別生產量值5'.F29];['漁業生產量值-漁業種類別魚類別生產量值5'.H29])&#10;+SUM(['漁業生產量值-漁業種類別魚類別生產量值6'.D29];['漁業生產量值-漁業種類別魚類別生產量值6'.F29];['漁業生產量值-漁業種類別魚類別生產量值6'.H29])&#10;+SUM(['漁業生產量值-漁業種類別魚類別生產量值6'.J29];['漁業生產量值-漁業種類別魚類別生產量值6'.L29];['漁業生產量值-漁業種類別魚類別生產量值6'.N29];['漁業生產量值-漁業種類別魚類別生產量值6'.P29];['漁業生產量值-漁業種類別魚類別生產量值7'.D29];['漁業生產量值-漁業種類別魚類別生產量值7'.F29];['漁業生產量值-漁業種類別魚類別生產量值7'.H29])&#10;+SUM(['漁業生產量值-漁業種類別魚類別生產量值7'.J29];['漁業生產量值-漁業種類別魚類別生產量值7'.L29];['漁業生產量值-漁業種類別魚類別生產量值7'.N29])&#10;+SUM(['漁業生產量值-漁業種類別魚類別生產量值9'.P29];['漁業生產量值-漁業種類別魚類別生產量值10'.D29])&#10;+SUM(['漁業生產量值-漁業種類別魚類別生產量值10'.P29])&#10;+SUM(['漁業生產量值-漁業種類別魚類別生產量值11'.L29];['漁業生產量值-漁業種類別魚類別生產量值11'.N29];['漁業生產量值-漁業種類別魚類別生產量值11'.P29];['漁業生產量值-漁業種類別魚類別生產量值12'.D29];['漁業生產量值-漁業種類別魚類別生產量值12'.F29])&#10;+SUM(['漁業生產量值-漁業種類別魚類別生產量值12'.P29])&#10;+SUM(['漁業生產量值-漁業種類別魚類別生產量值14'.L29];['漁業生產量值-漁業種類別魚類別生產量值15'.J29])&#10;+SUM(['漁業生產量值-漁業種類別魚類別生產量值15'.L29];['漁業生產量值-漁業種類別魚類別生產量值15'.N29];['漁業生產量值-漁業種類別魚類別生產量值15'.P29];['漁業生產量值-漁業種類別魚類別生產量值16'.D29])&#10;)" table:style-name="ce27">
            <text:p>2,223,224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office:string-value="-" table:formula="of:=  IF(SUM([.K29];[.M29];[.O29];['漁業生產量值-漁業種類別魚類別生產量值1'.C29];['漁業生產量值-漁業種類別魚類別生產量值1'.E29])=0;&quot;-&quot;;SUM([.K29];[.M29];[.O29];['漁業生產量值-漁業種類別魚類別生產量值1'.C29];['漁業生產量值-漁業種類別魚類別生產量值1'.E29]))" table:style-name="ce57">
            <text:p>-</text:p>
          </table:table-cell>
          <table:table-cell office:value-type="string" office:string-value="-" table:formula="of:=  IF(SUM([.L29];[.N29];[.P29];['漁業生產量值-漁業種類別魚類別生產量值1'.D29];['漁業生產量值-漁業種類別魚類別生產量值1'.F29])=0;&quot;-&quot;;SUM([.L29];[.N29];[.P29];['漁業生產量值-漁業種類別魚類別生產量值1'.D29];['漁業生產量值-漁業種類別魚類別生產量值1'.F29]))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新竹市</text:p>
          </table:table-cell>
          <table:table-cell office:value-type="string" table:style-name="ce62">
            <text:p>HSINCHU CITY</text:p>
          </table:table-cell>
          <table:table-cell office:value-type="float" office:value="1081.7642000000001" table:style-name="ce57">
            <text:p>1,082<text:s/></text:p>
          </table:table-cell>
          <table:table-cell office:value-type="float" office:value="224403.90109999999" table:style-name="ce35">
            <text:p>224,404<text:s/></text:p>
          </table:table-cell>
          <table:table-cell office:value-type="float" office:value="1007.1722" table:formula="of:=  IF(SUM([.G30];[.I30])&#10;+SUM(['漁業生產量值-漁業種類別魚類別生產量值1'.G30];['漁業生產量值-漁業種類別魚類別生產量值1'.I30];['漁業生產量值-漁業種類別魚類別生產量值1'.K30])&#10;+SUM(['漁業生產量值-漁業種類別魚類別生產量值2'.G30];['漁業生產量值-漁業種類別魚類別生產量值2'.I30];['漁業生產量值-漁業種類別魚類別生產量值2'.K30];['漁業生產量值-漁業種類別魚類別生產量值2'.M30])&#10;+SUM(['漁業生產量值-漁業種類別魚類別生產量值3'.I30];['漁業生產量值-漁業種類別魚類別生產量值3'.O30];['漁業生產量值-漁業種類別魚類別生產量值4'.C30];['漁業生產量值-漁業種類別魚類別生產量值4'.E30])&#10;+SUM(['漁業生產量值-漁業種類別魚類別生產量值4'.M30];['漁業生產量值-漁業種類別魚類別生產量值4'.O30];['漁業生產量值-漁業種類別魚類別生產量值5'.C30];['漁業生產量值-漁業種類別魚類別生產量值5'.E30];['漁業生產量值-漁業種類別魚類別生產量值5'.G30])&#10;+SUM(['漁業生產量值-漁業種類別魚類別生產量值6'.C30];['漁業生產量值-漁業種類別魚類別生產量值6'.E30];['漁業生產量值-漁業種類別魚類別生產量值6'.G30])&#10;+SUM(['漁業生產量值-漁業種類別魚類別生產量值6'.I30];['漁業生產量值-漁業種類別魚類別生產量值6'.K30];['漁業生產量值-漁業種類別魚類別生產量值6'.M30];['漁業生產量值-漁業種類別魚類別生產量值6'.O30];['漁業生產量值-漁業種類別魚類別生產量值7'.C30];['漁業生產量值-漁業種類別魚類別生產量值7'.E30];['漁業生產量值-漁業種類別魚類別生產量值7'.G30])&#10;+SUM(['漁業生產量值-漁業種類別魚類別生產量值7'.I30];['漁業生產量值-漁業種類別魚類別生產量值7'.K30];['漁業生產量值-漁業種類別魚類別生產量值7'.M30])&#10;+SUM(['漁業生產量值-漁業種類別魚類別生產量值9'.O30];['漁業生產量值-漁業種類別魚類別生產量值10'.C30])&#10;+SUM(['漁業生產量值-漁業種類別魚類別生產量值10'.O30])&#10;+SUM(['漁業生產量值-漁業種類別魚類別生產量值11'.K30];['漁業生產量值-漁業種類別魚類別生產量值11'.M30];['漁業生產量值-漁業種類別魚類別生產量值11'.O30];['漁業生產量值-漁業種類別魚類別生產量值12'.C30];['漁業生產量值-漁業種類別魚類別生產量值12'.E30])&#10;+SUM(['漁業生產量值-漁業種類別魚類別生產量值12'.O30])&#10;+SUM(['漁業生產量值-漁業種類別魚類別生產量值14'.K30];['漁業生產量值-漁業種類別魚類別生產量值15'.I30])&#10;+SUM(['漁業生產量值-漁業種類別魚類別生產量值15'.K30];['漁業生產量值-漁業種類別魚類別生產量值15'.M30];['漁業生產量值-漁業種類別魚類別生產量值15'.O30];['漁業生產量值-漁業種類別魚類別生產量值16'.C30])=0;&quot;-&quot;;&#10;SUM([.G30];[.I30])&#10;+SUM(['漁業生產量值-漁業種類別魚類別生產量值1'.G30];['漁業生產量值-漁業種類別魚類別生產量值1'.I30];['漁業生產量值-漁業種類別魚類別生產量值1'.K30])&#10;+SUM(['漁業生產量值-漁業種類別魚類別生產量值2'.G30];['漁業生產量值-漁業種類別魚類別生產量值2'.I30];['漁業生產量值-漁業種類別魚類別生產量值2'.K30];['漁業生產量值-漁業種類別魚類別生產量值2'.M30])&#10;+SUM(['漁業生產量值-漁業種類別魚類別生產量值3'.I30];['漁業生產量值-漁業種類別魚類別生產量值3'.O30];['漁業生產量值-漁業種類別魚類別生產量值4'.C30];['漁業生產量值-漁業種類別魚類別生產量值4'.E30])&#10;+SUM(['漁業生產量值-漁業種類別魚類別生產量值4'.M30];['漁業生產量值-漁業種類別魚類別生產量值4'.O30];['漁業生產量值-漁業種類別魚類別生產量值5'.C30];['漁業生產量值-漁業種類別魚類別生產量值5'.E30];['漁業生產量值-漁業種類別魚類別生產量值5'.G30])&#10;+SUM(['漁業生產量值-漁業種類別魚類別生產量值6'.C30];['漁業生產量值-漁業種類別魚類別生產量值6'.E30];['漁業生產量值-漁業種類別魚類別生產量值6'.G30])&#10;+SUM(['漁業生產量值-漁業種類別魚類別生產量值6'.I30];['漁業生產量值-漁業種類別魚類別生產量值6'.K30];['漁業生產量值-漁業種類別魚類別生產量值6'.M30];['漁業生產量值-漁業種類別魚類別生產量值6'.O30];['漁業生產量值-漁業種類別魚類別生產量值7'.C30];['漁業生產量值-漁業種類別魚類別生產量值7'.E30];['漁業生產量值-漁業種類別魚類別生產量值7'.G30])&#10;+SUM(['漁業生產量值-漁業種類別魚類別生產量值7'.I30];['漁業生產量值-漁業種類別魚類別生產量值7'.K30];['漁業生產量值-漁業種類別魚類別生產量值7'.M30])&#10;+SUM(['漁業生產量值-漁業種類別魚類別生產量值9'.O30];['漁業生產量值-漁業種類別魚類別生產量值10'.C30])&#10;+SUM(['漁業生產量值-漁業種類別魚類別生產量值10'.O30])&#10;+SUM(['漁業生產量值-漁業種類別魚類別生產量值11'.K30];['漁業生產量值-漁業種類別魚類別生產量值11'.M30];['漁業生產量值-漁業種類別魚類別生產量值11'.O30];['漁業生產量值-漁業種類別魚類別生產量值12'.C30];['漁業生產量值-漁業種類別魚類別生產量值12'.E30])&#10;+SUM(['漁業生產量值-漁業種類別魚類別生產量值12'.O30])&#10;+SUM(['漁業生產量值-漁業種類別魚類別生產量值14'.K30];['漁業生產量值-漁業種類別魚類別生產量值15'.I30])&#10;+SUM(['漁業生產量值-漁業種類別魚類別生產量值15'.K30];['漁業生產量值-漁業種類別魚類別生產量值15'.M30];['漁業生產量值-漁業種類別魚類別生產量值15'.O30];['漁業生產量值-漁業種類別魚類別生產量值16'.C30])&#10;)" table:style-name="ce27">
            <text:p>1,007<text:s/></text:p>
          </table:table-cell>
          <table:table-cell office:value-type="float" office:value="195061.29010000001" table:formula="of:=  IF(SUM([.H30];[.J30])&#10;+SUM(['漁業生產量值-漁業種類別魚類別生產量值1'.H30];['漁業生產量值-漁業種類別魚類別生產量值1'.J30];['漁業生產量值-漁業種類別魚類別生產量值1'.L30];['漁業生產量值-漁業種類別魚類別生產量值2'.F30])&#10;+SUM(['漁業生產量值-漁業種類別魚類別生產量值2'.H30];['漁業生產量值-漁業種類別魚類別生產量值2'.J30];['漁業生產量值-漁業種類別魚類別生產量值2'.L30];['漁業生產量值-漁業種類別魚類別生產量值2'.N30])&#10;+SUM(['漁業生產量值-漁業種類別魚類別生產量值3'.J30];['漁業生產量值-漁業種類別魚類別生產量值3'.P30];['漁業生產量值-漁業種類別魚類別生產量值4'.D30];['漁業生產量值-漁業種類別魚類別生產量值4'.F30])&#10;+SUM(['漁業生產量值-漁業種類別魚類別生產量值4'.N30];['漁業生產量值-漁業種類別魚類別生產量值4'.P30];['漁業生產量值-漁業種類別魚類別生產量值5'.D30];['漁業生產量值-漁業種類別魚類別生產量值5'.F30];['漁業生產量值-漁業種類別魚類別生產量值5'.H30])&#10;+SUM(['漁業生產量值-漁業種類別魚類別生產量值6'.D30];['漁業生產量值-漁業種類別魚類別生產量值6'.F30];['漁業生產量值-漁業種類別魚類別生產量值6'.H30])&#10;+SUM(['漁業生產量值-漁業種類別魚類別生產量值6'.J30];['漁業生產量值-漁業種類別魚類別生產量值6'.L30];['漁業生產量值-漁業種類別魚類別生產量值6'.N30];['漁業生產量值-漁業種類別魚類別生產量值6'.P30];['漁業生產量值-漁業種類別魚類別生產量值7'.D30];['漁業生產量值-漁業種類別魚類別生產量值7'.F30];['漁業生產量值-漁業種類別魚類別生產量值7'.H30])&#10;+SUM(['漁業生產量值-漁業種類別魚類別生產量值7'.J30];['漁業生產量值-漁業種類別魚類別生產量值7'.L30];['漁業生產量值-漁業種類別魚類別生產量值7'.N30])&#10;+SUM(['漁業生產量值-漁業種類別魚類別生產量值9'.P30];['漁業生產量值-漁業種類別魚類別生產量值10'.D30])&#10;+SUM(['漁業生產量值-漁業種類別魚類別生產量值10'.P30])&#10;+SUM(['漁業生產量值-漁業種類別魚類別生產量值11'.L30];['漁業生產量值-漁業種類別魚類別生產量值11'.N30];['漁業生產量值-漁業種類別魚類別生產量值11'.P30];['漁業生產量值-漁業種類別魚類別生產量值12'.D30];['漁業生產量值-漁業種類別魚類別生產量值12'.F30])&#10;+SUM(['漁業生產量值-漁業種類別魚類別生產量值12'.P30])&#10;+SUM(['漁業生產量值-漁業種類別魚類別生產量值14'.L30];['漁業生產量值-漁業種類別魚類別生產量值15'.J30])&#10;+SUM(['漁業生產量值-漁業種類別魚類別生產量值15'.L30];['漁業生產量值-漁業種類別魚類別生產量值15'.N30];['漁業生產量值-漁業種類別魚類別生產量值15'.P30];['漁業生產量值-漁業種類別魚類別生產量值16'.D30])=0;&quot;-&quot;;&#10;SUM([.H30];[.J30])&#10;+SUM(['漁業生產量值-漁業種類別魚類別生產量值1'.H30];['漁業生產量值-漁業種類別魚類別生產量值1'.J30];['漁業生產量值-漁業種類別魚類別生產量值1'.L30];['漁業生產量值-漁業種類別魚類別生產量值2'.F30])&#10;+SUM(['漁業生產量值-漁業種類別魚類別生產量值2'.H30];['漁業生產量值-漁業種類別魚類別生產量值2'.J30];['漁業生產量值-漁業種類別魚類別生產量值2'.L30];['漁業生產量值-漁業種類別魚類別生產量值2'.N30])&#10;+SUM(['漁業生產量值-漁業種類別魚類別生產量值3'.J30];['漁業生產量值-漁業種類別魚類別生產量值3'.P30];['漁業生產量值-漁業種類別魚類別生產量值4'.D30];['漁業生產量值-漁業種類別魚類別生產量值4'.F30])&#10;+SUM(['漁業生產量值-漁業種類別魚類別生產量值4'.N30];['漁業生產量值-漁業種類別魚類別生產量值4'.P30];['漁業生產量值-漁業種類別魚類別生產量值5'.D30];['漁業生產量值-漁業種類別魚類別生產量值5'.F30];['漁業生產量值-漁業種類別魚類別生產量值5'.H30])&#10;+SUM(['漁業生產量值-漁業種類別魚類別生產量值6'.D30];['漁業生產量值-漁業種類別魚類別生產量值6'.F30];['漁業生產量值-漁業種類別魚類別生產量值6'.H30])&#10;+SUM(['漁業生產量值-漁業種類別魚類別生產量值6'.J30];['漁業生產量值-漁業種類別魚類別生產量值6'.L30];['漁業生產量值-漁業種類別魚類別生產量值6'.N30];['漁業生產量值-漁業種類別魚類別生產量值6'.P30];['漁業生產量值-漁業種類別魚類別生產量值7'.D30];['漁業生產量值-漁業種類別魚類別生產量值7'.F30];['漁業生產量值-漁業種類別魚類別生產量值7'.H30])&#10;+SUM(['漁業生產量值-漁業種類別魚類別生產量值7'.J30];['漁業生產量值-漁業種類別魚類別生產量值7'.L30];['漁業生產量值-漁業種類別魚類別生產量值7'.N30])&#10;+SUM(['漁業生產量值-漁業種類別魚類別生產量值9'.P30];['漁業生產量值-漁業種類別魚類別生產量值10'.D30])&#10;+SUM(['漁業生產量值-漁業種類別魚類別生產量值10'.P30])&#10;+SUM(['漁業生產量值-漁業種類別魚類別生產量值11'.L30];['漁業生產量值-漁業種類別魚類別生產量值11'.N30];['漁業生產量值-漁業種類別魚類別生產量值11'.P30];['漁業生產量值-漁業種類別魚類別生產量值12'.D30];['漁業生產量值-漁業種類別魚類別生產量值12'.F30])&#10;+SUM(['漁業生產量值-漁業種類別魚類別生產量值12'.P30])&#10;+SUM(['漁業生產量值-漁業種類別魚類別生產量值14'.L30];['漁業生產量值-漁業種類別魚類別生產量值15'.J30])&#10;+SUM(['漁業生產量值-漁業種類別魚類別生產量值15'.L30];['漁業生產量值-漁業種類別魚類別生產量值15'.N30];['漁業生產量值-漁業種類別魚類別生產量值15'.P30];['漁業生產量值-漁業種類別魚類別生產量值16'.D30])&#10;)" table:style-name="ce27">
            <text:p>195,061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office:string-value="-" table:formula="of:=  IF(SUM([.K30];[.M30];[.O30];['漁業生產量值-漁業種類別魚類別生產量值1'.C30];['漁業生產量值-漁業種類別魚類別生產量值1'.E30])=0;&quot;-&quot;;SUM([.K30];[.M30];[.O30];['漁業生產量值-漁業種類別魚類別生產量值1'.C30];['漁業生產量值-漁業種類別魚類別生產量值1'.E30]))" table:style-name="ce57">
            <text:p>-</text:p>
          </table:table-cell>
          <table:table-cell office:value-type="string" office:string-value="-" table:formula="of:=  IF(SUM([.L30];[.N30];[.P30];['漁業生產量值-漁業種類別魚類別生產量值1'.D30];['漁業生產量值-漁業種類別魚類別生產量值1'.F30])=0;&quot;-&quot;;SUM([.L30];[.N30];[.P30];['漁業生產量值-漁業種類別魚類別生產量值1'.D30];['漁業生產量值-漁業種類別魚類別生產量值1'.F30]))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嘉義市</text:p>
          </table:table-cell>
          <table:table-cell office:value-type="string" table:style-name="ce62">
            <text:p>CHIAYI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office:string-value="-" table:formula="of:=  IF(SUM([.G31];[.I31])&#10;+SUM(['漁業生產量值-漁業種類別魚類別生產量值1'.G31];['漁業生產量值-漁業種類別魚類別生產量值1'.I31];['漁業生產量值-漁業種類別魚類別生產量值1'.K31])&#10;+SUM(['漁業生產量值-漁業種類別魚類別生產量值2'.G31];['漁業生產量值-漁業種類別魚類別生產量值2'.I31];['漁業生產量值-漁業種類別魚類別生產量值2'.K31];['漁業生產量值-漁業種類別魚類別生產量值2'.M31])&#10;+SUM(['漁業生產量值-漁業種類別魚類別生產量值3'.I31];['漁業生產量值-漁業種類別魚類別生產量值3'.O31];['漁業生產量值-漁業種類別魚類別生產量值4'.C31];['漁業生產量值-漁業種類別魚類別生產量值4'.E31])&#10;+SUM(['漁業生產量值-漁業種類別魚類別生產量值4'.M31];['漁業生產量值-漁業種類別魚類別生產量值4'.O31];['漁業生產量值-漁業種類別魚類別生產量值5'.C31];['漁業生產量值-漁業種類別魚類別生產量值5'.E31];['漁業生產量值-漁業種類別魚類別生產量值5'.G31])&#10;+SUM(['漁業生產量值-漁業種類別魚類別生產量值6'.C31];['漁業生產量值-漁業種類別魚類別生產量值6'.E31];['漁業生產量值-漁業種類別魚類別生產量值6'.G31])&#10;+SUM(['漁業生產量值-漁業種類別魚類別生產量值6'.I31];['漁業生產量值-漁業種類別魚類別生產量值6'.K31];['漁業生產量值-漁業種類別魚類別生產量值6'.M31];['漁業生產量值-漁業種類別魚類別生產量值6'.O31];['漁業生產量值-漁業種類別魚類別生產量值7'.C31];['漁業生產量值-漁業種類別魚類別生產量值7'.E31];['漁業生產量值-漁業種類別魚類別生產量值7'.G31])&#10;+SUM(['漁業生產量值-漁業種類別魚類別生產量值7'.I31];['漁業生產量值-漁業種類別魚類別生產量值7'.K31];['漁業生產量值-漁業種類別魚類別生產量值7'.M31])&#10;+SUM(['漁業生產量值-漁業種類別魚類別生產量值9'.O31];['漁業生產量值-漁業種類別魚類別生產量值10'.C31])&#10;+SUM(['漁業生產量值-漁業種類別魚類別生產量值10'.O31])&#10;+SUM(['漁業生產量值-漁業種類別魚類別生產量值11'.K31];['漁業生產量值-漁業種類別魚類別生產量值11'.M31];['漁業生產量值-漁業種類別魚類別生產量值11'.O31];['漁業生產量值-漁業種類別魚類別生產量值12'.C31];['漁業生產量值-漁業種類別魚類別生產量值12'.E31])&#10;+SUM(['漁業生產量值-漁業種類別魚類別生產量值12'.O31])&#10;+SUM(['漁業生產量值-漁業種類別魚類別生產量值14'.K31];['漁業生產量值-漁業種類別魚類別生產量值15'.I31])&#10;+SUM(['漁業生產量值-漁業種類別魚類別生產量值15'.K31];['漁業生產量值-漁業種類別魚類別生產量值15'.M31];['漁業生產量值-漁業種類別魚類別生產量值15'.O31];['漁業生產量值-漁業種類別魚類別生產量值16'.C31])=0;&quot;-&quot;;&#10;SUM([.G31];[.I31])&#10;+SUM(['漁業生產量值-漁業種類別魚類別生產量值1'.G31];['漁業生產量值-漁業種類別魚類別生產量值1'.I31];['漁業生產量值-漁業種類別魚類別生產量值1'.K31])&#10;+SUM(['漁業生產量值-漁業種類別魚類別生產量值2'.G31];['漁業生產量值-漁業種類別魚類別生產量值2'.I31];['漁業生產量值-漁業種類別魚類別生產量值2'.K31];['漁業生產量值-漁業種類別魚類別生產量值2'.M31])&#10;+SUM(['漁業生產量值-漁業種類別魚類別生產量值3'.I31];['漁業生產量值-漁業種類別魚類別生產量值3'.O31];['漁業生產量值-漁業種類別魚類別生產量值4'.C31];['漁業生產量值-漁業種類別魚類別生產量值4'.E31])&#10;+SUM(['漁業生產量值-漁業種類別魚類別生產量值4'.M31];['漁業生產量值-漁業種類別魚類別生產量值4'.O31];['漁業生產量值-漁業種類別魚類別生產量值5'.C31];['漁業生產量值-漁業種類別魚類別生產量值5'.E31];['漁業生產量值-漁業種類別魚類別生產量值5'.G31])&#10;+SUM(['漁業生產量值-漁業種類別魚類別生產量值6'.C31];['漁業生產量值-漁業種類別魚類別生產量值6'.E31];['漁業生產量值-漁業種類別魚類別生產量值6'.G31])&#10;+SUM(['漁業生產量值-漁業種類別魚類別生產量值6'.I31];['漁業生產量值-漁業種類別魚類別生產量值6'.K31];['漁業生產量值-漁業種類別魚類別生產量值6'.M31];['漁業生產量值-漁業種類別魚類別生產量值6'.O31];['漁業生產量值-漁業種類別魚類別生產量值7'.C31];['漁業生產量值-漁業種類別魚類別生產量值7'.E31];['漁業生產量值-漁業種類別魚類別生產量值7'.G31])&#10;+SUM(['漁業生產量值-漁業種類別魚類別生產量值7'.I31];['漁業生產量值-漁業種類別魚類別生產量值7'.K31];['漁業生產量值-漁業種類別魚類別生產量值7'.M31])&#10;+SUM(['漁業生產量值-漁業種類別魚類別生產量值9'.O31];['漁業生產量值-漁業種類別魚類別生產量值10'.C31])&#10;+SUM(['漁業生產量值-漁業種類別魚類別生產量值10'.O31])&#10;+SUM(['漁業生產量值-漁業種類別魚類別生產量值11'.K31];['漁業生產量值-漁業種類別魚類別生產量值11'.M31];['漁業生產量值-漁業種類別魚類別生產量值11'.O31];['漁業生產量值-漁業種類別魚類別生產量值12'.C31];['漁業生產量值-漁業種類別魚類別生產量值12'.E31])&#10;+SUM(['漁業生產量值-漁業種類別魚類別生產量值12'.O31])&#10;+SUM(['漁業生產量值-漁業種類別魚類別生產量值14'.K31];['漁業生產量值-漁業種類別魚類別生產量值15'.I31])&#10;+SUM(['漁業生產量值-漁業種類別魚類別生產量值15'.K31];['漁業生產量值-漁業種類別魚類別生產量值15'.M31];['漁業生產量值-漁業種類別魚類別生產量值15'.O31];['漁業生產量值-漁業種類別魚類別生產量值16'.C31])&#10;)" table:style-name="ce27">
            <text:p>-</text:p>
          </table:table-cell>
          <table:table-cell office:value-type="string" office:string-value="-" table:formula="of:=  IF(SUM([.H31];[.J31])&#10;+SUM(['漁業生產量值-漁業種類別魚類別生產量值1'.H31];['漁業生產量值-漁業種類別魚類別生產量值1'.J31];['漁業生產量值-漁業種類別魚類別生產量值1'.L31];['漁業生產量值-漁業種類別魚類別生產量值2'.F31])&#10;+SUM(['漁業生產量值-漁業種類別魚類別生產量值2'.H31];['漁業生產量值-漁業種類別魚類別生產量值2'.J31];['漁業生產量值-漁業種類別魚類別生產量值2'.L31];['漁業生產量值-漁業種類別魚類別生產量值2'.N31])&#10;+SUM(['漁業生產量值-漁業種類別魚類別生產量值3'.J31];['漁業生產量值-漁業種類別魚類別生產量值3'.P31];['漁業生產量值-漁業種類別魚類別生產量值4'.D31];['漁業生產量值-漁業種類別魚類別生產量值4'.F31])&#10;+SUM(['漁業生產量值-漁業種類別魚類別生產量值4'.N31];['漁業生產量值-漁業種類別魚類別生產量值4'.P31];['漁業生產量值-漁業種類別魚類別生產量值5'.D31];['漁業生產量值-漁業種類別魚類別生產量值5'.F31];['漁業生產量值-漁業種類別魚類別生產量值5'.H31])&#10;+SUM(['漁業生產量值-漁業種類別魚類別生產量值6'.D31];['漁業生產量值-漁業種類別魚類別生產量值6'.F31];['漁業生產量值-漁業種類別魚類別生產量值6'.H31])&#10;+SUM(['漁業生產量值-漁業種類別魚類別生產量值6'.J31];['漁業生產量值-漁業種類別魚類別生產量值6'.L31];['漁業生產量值-漁業種類別魚類別生產量值6'.N31];['漁業生產量值-漁業種類別魚類別生產量值6'.P31];['漁業生產量值-漁業種類別魚類別生產量值7'.D31];['漁業生產量值-漁業種類別魚類別生產量值7'.F31];['漁業生產量值-漁業種類別魚類別生產量值7'.H31])&#10;+SUM(['漁業生產量值-漁業種類別魚類別生產量值7'.J31];['漁業生產量值-漁業種類別魚類別生產量值7'.L31];['漁業生產量值-漁業種類別魚類別生產量值7'.N31])&#10;+SUM(['漁業生產量值-漁業種類別魚類別生產量值9'.P31];['漁業生產量值-漁業種類別魚類別生產量值10'.D31])&#10;+SUM(['漁業生產量值-漁業種類別魚類別生產量值10'.P31])&#10;+SUM(['漁業生產量值-漁業種類別魚類別生產量值11'.L31];['漁業生產量值-漁業種類別魚類別生產量值11'.N31];['漁業生產量值-漁業種類別魚類別生產量值11'.P31];['漁業生產量值-漁業種類別魚類別生產量值12'.D31];['漁業生產量值-漁業種類別魚類別生產量值12'.F31])&#10;+SUM(['漁業生產量值-漁業種類別魚類別生產量值12'.P31])&#10;+SUM(['漁業生產量值-漁業種類別魚類別生產量值14'.L31];['漁業生產量值-漁業種類別魚類別生產量值15'.J31])&#10;+SUM(['漁業生產量值-漁業種類別魚類別生產量值15'.L31];['漁業生產量值-漁業種類別魚類別生產量值15'.N31];['漁業生產量值-漁業種類別魚類別生產量值15'.P31];['漁業生產量值-漁業種類別魚類別生產量值16'.D31])=0;&quot;-&quot;;&#10;SUM([.H31];[.J31])&#10;+SUM(['漁業生產量值-漁業種類別魚類別生產量值1'.H31];['漁業生產量值-漁業種類別魚類別生產量值1'.J31];['漁業生產量值-漁業種類別魚類別生產量值1'.L31];['漁業生產量值-漁業種類別魚類別生產量值2'.F31])&#10;+SUM(['漁業生產量值-漁業種類別魚類別生產量值2'.H31];['漁業生產量值-漁業種類別魚類別生產量值2'.J31];['漁業生產量值-漁業種類別魚類別生產量值2'.L31];['漁業生產量值-漁業種類別魚類別生產量值2'.N31])&#10;+SUM(['漁業生產量值-漁業種類別魚類別生產量值3'.J31];['漁業生產量值-漁業種類別魚類別生產量值3'.P31];['漁業生產量值-漁業種類別魚類別生產量值4'.D31];['漁業生產量值-漁業種類別魚類別生產量值4'.F31])&#10;+SUM(['漁業生產量值-漁業種類別魚類別生產量值4'.N31];['漁業生產量值-漁業種類別魚類別生產量值4'.P31];['漁業生產量值-漁業種類別魚類別生產量值5'.D31];['漁業生產量值-漁業種類別魚類別生產量值5'.F31];['漁業生產量值-漁業種類別魚類別生產量值5'.H31])&#10;+SUM(['漁業生產量值-漁業種類別魚類別生產量值6'.D31];['漁業生產量值-漁業種類別魚類別生產量值6'.F31];['漁業生產量值-漁業種類別魚類別生產量值6'.H31])&#10;+SUM(['漁業生產量值-漁業種類別魚類別生產量值6'.J31];['漁業生產量值-漁業種類別魚類別生產量值6'.L31];['漁業生產量值-漁業種類別魚類別生產量值6'.N31];['漁業生產量值-漁業種類別魚類別生產量值6'.P31];['漁業生產量值-漁業種類別魚類別生產量值7'.D31];['漁業生產量值-漁業種類別魚類別生產量值7'.F31];['漁業生產量值-漁業種類別魚類別生產量值7'.H31])&#10;+SUM(['漁業生產量值-漁業種類別魚類別生產量值7'.J31];['漁業生產量值-漁業種類別魚類別生產量值7'.L31];['漁業生產量值-漁業種類別魚類別生產量值7'.N31])&#10;+SUM(['漁業生產量值-漁業種類別魚類別生產量值9'.P31];['漁業生產量值-漁業種類別魚類別生產量值10'.D31])&#10;+SUM(['漁業生產量值-漁業種類別魚類別生產量值10'.P31])&#10;+SUM(['漁業生產量值-漁業種類別魚類別生產量值11'.L31];['漁業生產量值-漁業種類別魚類別生產量值11'.N31];['漁業生產量值-漁業種類別魚類別生產量值11'.P31];['漁業生產量值-漁業種類別魚類別生產量值12'.D31];['漁業生產量值-漁業種類別魚類別生產量值12'.F31])&#10;+SUM(['漁業生產量值-漁業種類別魚類別生產量值12'.P31])&#10;+SUM(['漁業生產量值-漁業種類別魚類別生產量值14'.L31];['漁業生產量值-漁業種類別魚類別生產量值15'.J31])&#10;+SUM(['漁業生產量值-漁業種類別魚類別生產量值15'.L31];['漁業生產量值-漁業種類別魚類別生產量值15'.N31];['漁業生產量值-漁業種類別魚類別生產量值15'.P31];['漁業生產量值-漁業種類別魚類別生產量值16'.D31])&#10;)" table:style-name="ce2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office:string-value="-" table:formula="of:=  IF(SUM([.K31];[.M31];[.O31];['漁業生產量值-漁業種類別魚類別生產量值1'.C31];['漁業生產量值-漁業種類別魚類別生產量值1'.E31])=0;&quot;-&quot;;SUM([.K31];[.M31];[.O31];['漁業生產量值-漁業種類別魚類別生產量值1'.C31];['漁業生產量值-漁業種類別魚類別生產量值1'.E31]))" table:style-name="ce57">
            <text:p>-</text:p>
          </table:table-cell>
          <table:table-cell office:value-type="string" office:string-value="-" table:formula="of:=  IF(SUM([.L31];[.N31];[.P31];['漁業生產量值-漁業種類別魚類別生產量值1'.D31];['漁業生產量值-漁業種類別魚類別生產量值1'.F31])=0;&quot;-&quot;;SUM([.L31];[.N31];[.P31];['漁業生產量值-漁業種類別魚類別生產量值1'.D31];['漁業生產量值-漁業種類別魚類別生產量值1'.F31]))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1">
            <text:p>金馬地區</text:p>
          </table:table-cell>
          <table:table-cell office:value-type="string" table:style-name="ce62">
            <text:p>KINMA AREA</text:p>
          </table:table-cell>
          <table:table-cell office:value-type="float" office:value="389665.95164000004" table:formula="of:=  IF(SUM([.C33:.C35])=0;&quot;-&quot;;SUM([.C33:.C35]))" table:style-name="ce57">
            <text:p>389,666<text:s/></text:p>
          </table:table-cell>
          <table:table-cell office:value-type="float" office:value="28701037.136879999" table:formula="of:=  IF(SUM([.D33:.D35])=0;&quot;-&quot;;SUM([.D33:.D35]))" table:style-name="ce35">
            <text:p>28,701,037<text:s/></text:p>
          </table:table-cell>
          <table:table-cell office:value-type="float" office:value="389625.22644" table:formula="of:=  IF(SUM([.E33:.E35])=0;&quot;-&quot;;SUM([.E33:.E35]))" table:style-name="ce57">
            <text:p>389,625<text:s/></text:p>
          </table:table-cell>
          <table:table-cell office:value-type="float" office:value="28691885.537230004" table:formula="of:=  IF(SUM([.F33:.F35])=0;&quot;-&quot;;SUM([.F33:.F35]))" table:style-name="ce35">
            <text:p>28,691,886<text:s/></text:p>
          </table:table-cell>
          <table:table-cell office:value-type="float" office:value="3.4489999999999998" table:formula="of:=  IF(SUM([.G33:.G35])=0;&quot;-&quot;;SUM([.G33:.G35]))" table:style-name="ce57">
            <text:p>3<text:s/></text:p>
          </table:table-cell>
          <table:table-cell office:value-type="float" office:value="189.69499999999999" table:formula="of:=  IF(SUM([.H33:.H35])=0;&quot;-&quot;;SUM([.H33:.H35]))" table:style-name="ce35">
            <text:p>190<text:s/></text:p>
          </table:table-cell>
          <table:table-cell office:value-type="string" office:string-value="-" table:formula="of:=  IF(SUM([.K32];[.M32];[.O32];['漁業生產量值-漁業種類別魚類別生產量值1'.C32];['漁業生產量值-漁業種類別魚類別生產量值1'.E32])=0;&quot;-&quot;;SUM([.K32];[.M32];[.O32];['漁業生產量值-漁業種類別魚類別生產量值1'.C32];['漁業生產量值-漁業種類別魚類別生產量值1'.E32]))" table:style-name="ce57">
            <text:p>-</text:p>
          </table:table-cell>
          <table:table-cell office:value-type="string" office:string-value="-" table:formula="of:=  IF(SUM([.L32];[.N32];[.P32];['漁業生產量值-漁業種類別魚類別生產量值1'.D32];['漁業生產量值-漁業種類別魚類別生產量值1'.F32])=0;&quot;-&quot;;SUM([.L32];[.N32];[.P32];['漁業生產量值-漁業種類別魚類別生產量值1'.D32];['漁業生產量值-漁業種類別魚類別生產量值1'.F32]))" table:style-name="ce35">
            <text:p>-</text:p>
          </table:table-cell>
          <table:table-cell office:value-type="string" office:string-value="-" table:formula="of:=  IF(SUM([.K33:.K35])=0;&quot;-&quot;;SUM([.K33:.K35]))" table:style-name="ce57">
            <text:p>-</text:p>
          </table:table-cell>
          <table:table-cell office:value-type="string" office:string-value="-" table:formula="of:=  IF(SUM([.L33:.L35])=0;&quot;-&quot;;SUM([.L33:.L35]))" table:style-name="ce35">
            <text:p>-</text:p>
          </table:table-cell>
          <table:table-cell office:value-type="string" office:string-value="-" table:formula="of:=  IF(SUM([.M33:.M35])=0;&quot;-&quot;;SUM([.M33:.M35]))" table:style-name="ce57">
            <text:p>-</text:p>
          </table:table-cell>
          <table:table-cell office:value-type="string" office:string-value="-" table:formula="of:=  IF(SUM([.N33:.N35])=0;&quot;-&quot;;SUM([.N33:.N35]))" table:style-name="ce35">
            <text:p>-</text:p>
          </table:table-cell>
          <table:table-cell office:value-type="string" office:string-value="-" table:formula="of:=  IF(SUM([.O33:.O35])=0;&quot;-&quot;;SUM([.O33:.O35]))" table:style-name="ce57">
            <text:p>-</text:p>
          </table:table-cell>
          <table:table-cell office:value-type="string" office:string-value="-" table:formula="of:=  IF(SUM([.P33:.P35])=0;&quot;-&quot;;SUM([.P33:.P35]))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金門縣</text:p>
          </table:table-cell>
          <table:table-cell office:value-type="string" table:style-name="ce62">
            <text:p>KINMEN COUNTY</text:p>
          </table:table-cell>
          <table:table-cell office:value-type="float" office:value="363.29160000000002" table:style-name="ce57">
            <text:p>363<text:s/></text:p>
          </table:table-cell>
          <table:table-cell office:value-type="float" office:value="114513.478" table:style-name="ce35">
            <text:p>114,513<text:s/></text:p>
          </table:table-cell>
          <table:table-cell office:value-type="float" office:value="352.31439999999998" table:formula="of:=  IF(SUM([.G33];[.I33])&#10;+SUM(['漁業生產量值-漁業種類別魚類別生產量值1'.G33];['漁業生產量值-漁業種類別魚類別生產量值1'.I33];['漁業生產量值-漁業種類別魚類別生產量值1'.K33])&#10;+SUM(['漁業生產量值-漁業種類別魚類別生產量值2'.G33];['漁業生產量值-漁業種類別魚類別生產量值2'.I33];['漁業生產量值-漁業種類別魚類別生產量值2'.K33];['漁業生產量值-漁業種類別魚類別生產量值2'.M33])&#10;+SUM(['漁業生產量值-漁業種類別魚類別生產量值3'.I33];['漁業生產量值-漁業種類別魚類別生產量值3'.O33];['漁業生產量值-漁業種類別魚類別生產量值4'.C33];['漁業生產量值-漁業種類別魚類別生產量值4'.E33])&#10;+SUM(['漁業生產量值-漁業種類別魚類別生產量值4'.M33];['漁業生產量值-漁業種類別魚類別生產量值4'.O33];['漁業生產量值-漁業種類別魚類別生產量值5'.C33];['漁業生產量值-漁業種類別魚類別生產量值5'.E33];['漁業生產量值-漁業種類別魚類別生產量值5'.G33])&#10;+SUM(['漁業生產量值-漁業種類別魚類別生產量值6'.C33];['漁業生產量值-漁業種類別魚類別生產量值6'.E33];['漁業生產量值-漁業種類別魚類別生產量值6'.G33])&#10;+SUM(['漁業生產量值-漁業種類別魚類別生產量值6'.I33];['漁業生產量值-漁業種類別魚類別生產量值6'.K33];['漁業生產量值-漁業種類別魚類別生產量值6'.M33];['漁業生產量值-漁業種類別魚類別生產量值6'.O33];['漁業生產量值-漁業種類別魚類別生產量值7'.C33];['漁業生產量值-漁業種類別魚類別生產量值7'.E33];['漁業生產量值-漁業種類別魚類別生產量值7'.G33])&#10;+SUM(['漁業生產量值-漁業種類別魚類別生產量值7'.I33];['漁業生產量值-漁業種類別魚類別生產量值7'.K33];['漁業生產量值-漁業種類別魚類別生產量值7'.M33])&#10;+SUM(['漁業生產量值-漁業種類別魚類別生產量值9'.O33];['漁業生產量值-漁業種類別魚類別生產量值10'.C33])&#10;+SUM(['漁業生產量值-漁業種類別魚類別生產量值10'.O33])&#10;+SUM(['漁業生產量值-漁業種類別魚類別生產量值11'.K33];['漁業生產量值-漁業種類別魚類別生產量值11'.M33];['漁業生產量值-漁業種類別魚類別生產量值11'.O33];['漁業生產量值-漁業種類別魚類別生產量值12'.C33];['漁業生產量值-漁業種類別魚類別生產量值12'.E33])&#10;+SUM(['漁業生產量值-漁業種類別魚類別生產量值12'.O33])&#10;+SUM(['漁業生產量值-漁業種類別魚類別生產量值14'.K33];['漁業生產量值-漁業種類別魚類別生產量值15'.I33])&#10;+SUM(['漁業生產量值-漁業種類別魚類別生產量值15'.K33];['漁業生產量值-漁業種類別魚類別生產量值15'.M33];['漁業生產量值-漁業種類別魚類別生產量值15'.O33];['漁業生產量值-漁業種類別魚類別生產量值16'.C33])=0;&quot;-&quot;;&#10;SUM([.G33];[.I33])&#10;+SUM(['漁業生產量值-漁業種類別魚類別生產量值1'.G33];['漁業生產量值-漁業種類別魚類別生產量值1'.I33];['漁業生產量值-漁業種類別魚類別生產量值1'.K33])&#10;+SUM(['漁業生產量值-漁業種類別魚類別生產量值2'.G33];['漁業生產量值-漁業種類別魚類別生產量值2'.I33];['漁業生產量值-漁業種類別魚類別生產量值2'.K33];['漁業生產量值-漁業種類別魚類別生產量值2'.M33])&#10;+SUM(['漁業生產量值-漁業種類別魚類別生產量值3'.I33];['漁業生產量值-漁業種類別魚類別生產量值3'.O33];['漁業生產量值-漁業種類別魚類別生產量值4'.C33];['漁業生產量值-漁業種類別魚類別生產量值4'.E33])&#10;+SUM(['漁業生產量值-漁業種類別魚類別生產量值4'.M33];['漁業生產量值-漁業種類別魚類別生產量值4'.O33];['漁業生產量值-漁業種類別魚類別生產量值5'.C33];['漁業生產量值-漁業種類別魚類別生產量值5'.E33];['漁業生產量值-漁業種類別魚類別生產量值5'.G33])&#10;+SUM(['漁業生產量值-漁業種類別魚類別生產量值6'.C33];['漁業生產量值-漁業種類別魚類別生產量值6'.E33];['漁業生產量值-漁業種類別魚類別生產量值6'.G33])&#10;+SUM(['漁業生產量值-漁業種類別魚類別生產量值6'.I33];['漁業生產量值-漁業種類別魚類別生產量值6'.K33];['漁業生產量值-漁業種類別魚類別生產量值6'.M33];['漁業生產量值-漁業種類別魚類別生產量值6'.O33];['漁業生產量值-漁業種類別魚類別生產量值7'.C33];['漁業生產量值-漁業種類別魚類別生產量值7'.E33];['漁業生產量值-漁業種類別魚類別生產量值7'.G33])&#10;+SUM(['漁業生產量值-漁業種類別魚類別生產量值7'.I33];['漁業生產量值-漁業種類別魚類別生產量值7'.K33];['漁業生產量值-漁業種類別魚類別生產量值7'.M33])&#10;+SUM(['漁業生產量值-漁業種類別魚類別生產量值9'.O33];['漁業生產量值-漁業種類別魚類別生產量值10'.C33])&#10;+SUM(['漁業生產量值-漁業種類別魚類別生產量值10'.O33])&#10;+SUM(['漁業生產量值-漁業種類別魚類別生產量值11'.K33];['漁業生產量值-漁業種類別魚類別生產量值11'.M33];['漁業生產量值-漁業種類別魚類別生產量值11'.O33];['漁業生產量值-漁業種類別魚類別生產量值12'.C33];['漁業生產量值-漁業種類別魚類別生產量值12'.E33])&#10;+SUM(['漁業生產量值-漁業種類別魚類別生產量值12'.O33])&#10;+SUM(['漁業生產量值-漁業種類別魚類別生產量值14'.K33];['漁業生產量值-漁業種類別魚類別生產量值15'.I33])&#10;+SUM(['漁業生產量值-漁業種類別魚類別生產量值15'.K33];['漁業生產量值-漁業種類別魚類別生產量值15'.M33];['漁業生產量值-漁業種類別魚類別生產量值15'.O33];['漁業生產量值-漁業種類別魚類別生產量值16'.C33])&#10;)" table:style-name="ce27">
            <text:p>352<text:s/></text:p>
          </table:table-cell>
          <table:table-cell office:value-type="float" office:value="112371.57800000001" table:formula="of:=  IF(SUM([.H33];[.J33])&#10;+SUM(['漁業生產量值-漁業種類別魚類別生產量值1'.H33];['漁業生產量值-漁業種類別魚類別生產量值1'.J33];['漁業生產量值-漁業種類別魚類別生產量值1'.L33];['漁業生產量值-漁業種類別魚類別生產量值2'.F33])&#10;+SUM(['漁業生產量值-漁業種類別魚類別生產量值2'.H33];['漁業生產量值-漁業種類別魚類別生產量值2'.J33];['漁業生產量值-漁業種類別魚類別生產量值2'.L33];['漁業生產量值-漁業種類別魚類別生產量值2'.N33])&#10;+SUM(['漁業生產量值-漁業種類別魚類別生產量值3'.J33];['漁業生產量值-漁業種類別魚類別生產量值3'.P33];['漁業生產量值-漁業種類別魚類別生產量值4'.D33];['漁業生產量值-漁業種類別魚類別生產量值4'.F33])&#10;+SUM(['漁業生產量值-漁業種類別魚類別生產量值4'.N33];['漁業生產量值-漁業種類別魚類別生產量值4'.P33];['漁業生產量值-漁業種類別魚類別生產量值5'.D33];['漁業生產量值-漁業種類別魚類別生產量值5'.F33];['漁業生產量值-漁業種類別魚類別生產量值5'.H33])&#10;+SUM(['漁業生產量值-漁業種類別魚類別生產量值6'.D33];['漁業生產量值-漁業種類別魚類別生產量值6'.F33];['漁業生產量值-漁業種類別魚類別生產量值6'.H33])&#10;+SUM(['漁業生產量值-漁業種類別魚類別生產量值6'.J33];['漁業生產量值-漁業種類別魚類別生產量值6'.L33];['漁業生產量值-漁業種類別魚類別生產量值6'.N33];['漁業生產量值-漁業種類別魚類別生產量值6'.P33];['漁業生產量值-漁業種類別魚類別生產量值7'.D33];['漁業生產量值-漁業種類別魚類別生產量值7'.F33];['漁業生產量值-漁業種類別魚類別生產量值7'.H33])&#10;+SUM(['漁業生產量值-漁業種類別魚類別生產量值7'.J33];['漁業生產量值-漁業種類別魚類別生產量值7'.L33];['漁業生產量值-漁業種類別魚類別生產量值7'.N33])&#10;+SUM(['漁業生產量值-漁業種類別魚類別生產量值9'.P33];['漁業生產量值-漁業種類別魚類別生產量值10'.D33])&#10;+SUM(['漁業生產量值-漁業種類別魚類別生產量值10'.P33])&#10;+SUM(['漁業生產量值-漁業種類別魚類別生產量值11'.L33];['漁業生產量值-漁業種類別魚類別生產量值11'.N33];['漁業生產量值-漁業種類別魚類別生產量值11'.P33];['漁業生產量值-漁業種類別魚類別生產量值12'.D33];['漁業生產量值-漁業種類別魚類別生產量值12'.F33])&#10;+SUM(['漁業生產量值-漁業種類別魚類別生產量值12'.P33])&#10;+SUM(['漁業生產量值-漁業種類別魚類別生產量值14'.L33];['漁業生產量值-漁業種類別魚類別生產量值15'.J33])&#10;+SUM(['漁業生產量值-漁業種類別魚類別生產量值15'.L33];['漁業生產量值-漁業種類別魚類別生產量值15'.N33];['漁業生產量值-漁業種類別魚類別生產量值15'.P33];['漁業生產量值-漁業種類別魚類別生產量值16'.D33])=0;&quot;-&quot;;&#10;SUM([.H33];[.J33])&#10;+SUM(['漁業生產量值-漁業種類別魚類別生產量值1'.H33];['漁業生產量值-漁業種類別魚類別生產量值1'.J33];['漁業生產量值-漁業種類別魚類別生產量值1'.L33];['漁業生產量值-漁業種類別魚類別生產量值2'.F33])&#10;+SUM(['漁業生產量值-漁業種類別魚類別生產量值2'.H33];['漁業生產量值-漁業種類別魚類別生產量值2'.J33];['漁業生產量值-漁業種類別魚類別生產量值2'.L33];['漁業生產量值-漁業種類別魚類別生產量值2'.N33])&#10;+SUM(['漁業生產量值-漁業種類別魚類別生產量值3'.J33];['漁業生產量值-漁業種類別魚類別生產量值3'.P33];['漁業生產量值-漁業種類別魚類別生產量值4'.D33];['漁業生產量值-漁業種類別魚類別生產量值4'.F33])&#10;+SUM(['漁業生產量值-漁業種類別魚類別生產量值4'.N33];['漁業生產量值-漁業種類別魚類別生產量值4'.P33];['漁業生產量值-漁業種類別魚類別生產量值5'.D33];['漁業生產量值-漁業種類別魚類別生產量值5'.F33];['漁業生產量值-漁業種類別魚類別生產量值5'.H33])&#10;+SUM(['漁業生產量值-漁業種類別魚類別生產量值6'.D33];['漁業生產量值-漁業種類別魚類別生產量值6'.F33];['漁業生產量值-漁業種類別魚類別生產量值6'.H33])&#10;+SUM(['漁業生產量值-漁業種類別魚類別生產量值6'.J33];['漁業生產量值-漁業種類別魚類別生產量值6'.L33];['漁業生產量值-漁業種類別魚類別生產量值6'.N33];['漁業生產量值-漁業種類別魚類別生產量值6'.P33];['漁業生產量值-漁業種類別魚類別生產量值7'.D33];['漁業生產量值-漁業種類別魚類別生產量值7'.F33];['漁業生產量值-漁業種類別魚類別生產量值7'.H33])&#10;+SUM(['漁業生產量值-漁業種類別魚類別生產量值7'.J33];['漁業生產量值-漁業種類別魚類別生產量值7'.L33];['漁業生產量值-漁業種類別魚類別生產量值7'.N33])&#10;+SUM(['漁業生產量值-漁業種類別魚類別生產量值9'.P33];['漁業生產量值-漁業種類別魚類別生產量值10'.D33])&#10;+SUM(['漁業生產量值-漁業種類別魚類別生產量值10'.P33])&#10;+SUM(['漁業生產量值-漁業種類別魚類別生產量值11'.L33];['漁業生產量值-漁業種類別魚類別生產量值11'.N33];['漁業生產量值-漁業種類別魚類別生產量值11'.P33];['漁業生產量值-漁業種類別魚類別生產量值12'.D33];['漁業生產量值-漁業種類別魚類別生產量值12'.F33])&#10;+SUM(['漁業生產量值-漁業種類別魚類別生產量值12'.P33])&#10;+SUM(['漁業生產量值-漁業種類別魚類別生產量值14'.L33];['漁業生產量值-漁業種類別魚類別生產量值15'.J33])&#10;+SUM(['漁業生產量值-漁業種類別魚類別生產量值15'.L33];['漁業生產量值-漁業種類別魚類別生產量值15'.N33];['漁業生產量值-漁業種類別魚類別生產量值15'.P33];['漁業生產量值-漁業種類別魚類別生產量值16'.D33])&#10;)" table:style-name="ce27">
            <text:p>112,372<text:s/></text:p>
          </table:table-cell>
          <table:table-cell office:value-type="float" office:value="3.4489999999999998" table:style-name="ce57">
            <text:p>3<text:s/></text:p>
          </table:table-cell>
          <table:table-cell office:value-type="float" office:value="189.69499999999999" table:style-name="ce35">
            <text:p>190<text:s/></text:p>
          </table:table-cell>
          <table:table-cell office:value-type="string" office:string-value="-" table:formula="of:=  IF(SUM([.K33];[.M33];[.O33];['漁業生產量值-漁業種類別魚類別生產量值1'.C33];['漁業生產量值-漁業種類別魚類別生產量值1'.E33])=0;&quot;-&quot;;SUM([.K33];[.M33];[.O33];['漁業生產量值-漁業種類別魚類別生產量值1'.C33];['漁業生產量值-漁業種類別魚類別生產量值1'.E33]))" table:style-name="ce57">
            <text:p>-</text:p>
          </table:table-cell>
          <table:table-cell office:value-type="string" office:string-value="-" table:formula="of:=  IF(SUM([.L33];[.N33];[.P33];['漁業生產量值-漁業種類別魚類別生產量值1'.D33];['漁業生產量值-漁業種類別魚類別生產量值1'.F33])=0;&quot;-&quot;;SUM([.L33];[.N33];[.P33];['漁業生產量值-漁業種類別魚類別生產量值1'.D33];['漁業生產量值-漁業種類別魚類別生產量值1'.F33]))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連江縣</text:p>
          </table:table-cell>
          <table:table-cell office:value-type="string" table:style-name="ce62">
            <text:p>LIANJIANG COUNTY</text:p>
          </table:table-cell>
          <table:table-cell office:value-type="float" office:value="336.14400000000001" table:style-name="ce57">
            <text:p>336<text:s/></text:p>
          </table:table-cell>
          <table:table-cell office:value-type="float" office:value="57773.29" table:style-name="ce35">
            <text:p>57,773<text:s/></text:p>
          </table:table-cell>
          <table:table-cell office:value-type="float" office:value="306.39600000000002" table:formula="of:=  IF(SUM([.G34];[.I34])&#10;+SUM(['漁業生產量值-漁業種類別魚類別生產量值1'.G34];['漁業生產量值-漁業種類別魚類別生產量值1'.I34];['漁業生產量值-漁業種類別魚類別生產量值1'.K34])&#10;+SUM(['漁業生產量值-漁業種類別魚類別生產量值2'.G34];['漁業生產量值-漁業種類別魚類別生產量值2'.I34];['漁業生產量值-漁業種類別魚類別生產量值2'.K34];['漁業生產量值-漁業種類別魚類別生產量值2'.M34])&#10;+SUM(['漁業生產量值-漁業種類別魚類別生產量值3'.I34];['漁業生產量值-漁業種類別魚類別生產量值3'.O34];['漁業生產量值-漁業種類別魚類別生產量值4'.C34];['漁業生產量值-漁業種類別魚類別生產量值4'.E34])&#10;+SUM(['漁業生產量值-漁業種類別魚類別生產量值4'.M34];['漁業生產量值-漁業種類別魚類別生產量值4'.O34];['漁業生產量值-漁業種類別魚類別生產量值5'.C34];['漁業生產量值-漁業種類別魚類別生產量值5'.E34];['漁業生產量值-漁業種類別魚類別生產量值5'.G34])&#10;+SUM(['漁業生產量值-漁業種類別魚類別生產量值6'.C34];['漁業生產量值-漁業種類別魚類別生產量值6'.E34];['漁業生產量值-漁業種類別魚類別生產量值6'.G34])&#10;+SUM(['漁業生產量值-漁業種類別魚類別生產量值6'.I34];['漁業生產量值-漁業種類別魚類別生產量值6'.K34];['漁業生產量值-漁業種類別魚類別生產量值6'.M34];['漁業生產量值-漁業種類別魚類別生產量值6'.O34];['漁業生產量值-漁業種類別魚類別生產量值7'.C34];['漁業生產量值-漁業種類別魚類別生產量值7'.E34];['漁業生產量值-漁業種類別魚類別生產量值7'.G34])&#10;+SUM(['漁業生產量值-漁業種類別魚類別生產量值7'.I34];['漁業生產量值-漁業種類別魚類別生產量值7'.K34];['漁業生產量值-漁業種類別魚類別生產量值7'.M34])&#10;+SUM(['漁業生產量值-漁業種類別魚類別生產量值9'.O34];['漁業生產量值-漁業種類別魚類別生產量值10'.C34])&#10;+SUM(['漁業生產量值-漁業種類別魚類別生產量值10'.O34])&#10;+SUM(['漁業生產量值-漁業種類別魚類別生產量值11'.K34];['漁業生產量值-漁業種類別魚類別生產量值11'.M34];['漁業生產量值-漁業種類別魚類別生產量值11'.O34];['漁業生產量值-漁業種類別魚類別生產量值12'.C34];['漁業生產量值-漁業種類別魚類別生產量值12'.E34])&#10;+SUM(['漁業生產量值-漁業種類別魚類別生產量值12'.O34])&#10;+SUM(['漁業生產量值-漁業種類別魚類別生產量值14'.K34];['漁業生產量值-漁業種類別魚類別生產量值15'.I34])&#10;+SUM(['漁業生產量值-漁業種類別魚類別生產量值15'.K34];['漁業生產量值-漁業種類別魚類別生產量值15'.M34];['漁業生產量值-漁業種類別魚類別生產量值15'.O34];['漁業生產量值-漁業種類別魚類別生產量值16'.C34])=0;&quot;-&quot;;&#10;SUM([.G34];[.I34])&#10;+SUM(['漁業生產量值-漁業種類別魚類別生產量值1'.G34];['漁業生產量值-漁業種類別魚類別生產量值1'.I34];['漁業生產量值-漁業種類別魚類別生產量值1'.K34])&#10;+SUM(['漁業生產量值-漁業種類別魚類別生產量值2'.G34];['漁業生產量值-漁業種類別魚類別生產量值2'.I34];['漁業生產量值-漁業種類別魚類別生產量值2'.K34];['漁業生產量值-漁業種類別魚類別生產量值2'.M34])&#10;+SUM(['漁業生產量值-漁業種類別魚類別生產量值3'.I34];['漁業生產量值-漁業種類別魚類別生產量值3'.O34];['漁業生產量值-漁業種類別魚類別生產量值4'.C34];['漁業生產量值-漁業種類別魚類別生產量值4'.E34])&#10;+SUM(['漁業生產量值-漁業種類別魚類別生產量值4'.M34];['漁業生產量值-漁業種類別魚類別生產量值4'.O34];['漁業生產量值-漁業種類別魚類別生產量值5'.C34];['漁業生產量值-漁業種類別魚類別生產量值5'.E34];['漁業生產量值-漁業種類別魚類別生產量值5'.G34])&#10;+SUM(['漁業生產量值-漁業種類別魚類別生產量值6'.C34];['漁業生產量值-漁業種類別魚類別生產量值6'.E34];['漁業生產量值-漁業種類別魚類別生產量值6'.G34])&#10;+SUM(['漁業生產量值-漁業種類別魚類別生產量值6'.I34];['漁業生產量值-漁業種類別魚類別生產量值6'.K34];['漁業生產量值-漁業種類別魚類別生產量值6'.M34];['漁業生產量值-漁業種類別魚類別生產量值6'.O34];['漁業生產量值-漁業種類別魚類別生產量值7'.C34];['漁業生產量值-漁業種類別魚類別生產量值7'.E34];['漁業生產量值-漁業種類別魚類別生產量值7'.G34])&#10;+SUM(['漁業生產量值-漁業種類別魚類別生產量值7'.I34];['漁業生產量值-漁業種類別魚類別生產量值7'.K34];['漁業生產量值-漁業種類別魚類別生產量值7'.M34])&#10;+SUM(['漁業生產量值-漁業種類別魚類別生產量值9'.O34];['漁業生產量值-漁業種類別魚類別生產量值10'.C34])&#10;+SUM(['漁業生產量值-漁業種類別魚類別生產量值10'.O34])&#10;+SUM(['漁業生產量值-漁業種類別魚類別生產量值11'.K34];['漁業生產量值-漁業種類別魚類別生產量值11'.M34];['漁業生產量值-漁業種類別魚類別生產量值11'.O34];['漁業生產量值-漁業種類別魚類別生產量值12'.C34];['漁業生產量值-漁業種類別魚類別生產量值12'.E34])&#10;+SUM(['漁業生產量值-漁業種類別魚類別生產量值12'.O34])&#10;+SUM(['漁業生產量值-漁業種類別魚類別生產量值14'.K34];['漁業生產量值-漁業種類別魚類別生產量值15'.I34])&#10;+SUM(['漁業生產量值-漁業種類別魚類別生產量值15'.K34];['漁業生產量值-漁業種類別魚類別生產量值15'.M34];['漁業生產量值-漁業種類別魚類別生產量值15'.O34];['漁業生產量值-漁業種類別魚類別生產量值16'.C34])&#10;)" table:style-name="ce27">
            <text:p>306<text:s/></text:p>
          </table:table-cell>
          <table:table-cell office:value-type="float" office:value="50763.59" table:formula="of:=  IF(SUM([.H34];[.J34])&#10;+SUM(['漁業生產量值-漁業種類別魚類別生產量值1'.H34];['漁業生產量值-漁業種類別魚類別生產量值1'.J34];['漁業生產量值-漁業種類別魚類別生產量值1'.L34];['漁業生產量值-漁業種類別魚類別生產量值2'.F34])&#10;+SUM(['漁業生產量值-漁業種類別魚類別生產量值2'.H34];['漁業生產量值-漁業種類別魚類別生產量值2'.J34];['漁業生產量值-漁業種類別魚類別生產量值2'.L34];['漁業生產量值-漁業種類別魚類別生產量值2'.N34])&#10;+SUM(['漁業生產量值-漁業種類別魚類別生產量值3'.J34];['漁業生產量值-漁業種類別魚類別生產量值3'.P34];['漁業生產量值-漁業種類別魚類別生產量值4'.D34];['漁業生產量值-漁業種類別魚類別生產量值4'.F34])&#10;+SUM(['漁業生產量值-漁業種類別魚類別生產量值4'.N34];['漁業生產量值-漁業種類別魚類別生產量值4'.P34];['漁業生產量值-漁業種類別魚類別生產量值5'.D34];['漁業生產量值-漁業種類別魚類別生產量值5'.F34];['漁業生產量值-漁業種類別魚類別生產量值5'.H34])&#10;+SUM(['漁業生產量值-漁業種類別魚類別生產量值6'.D34];['漁業生產量值-漁業種類別魚類別生產量值6'.F34];['漁業生產量值-漁業種類別魚類別生產量值6'.H34])&#10;+SUM(['漁業生產量值-漁業種類別魚類別生產量值6'.J34];['漁業生產量值-漁業種類別魚類別生產量值6'.L34];['漁業生產量值-漁業種類別魚類別生產量值6'.N34];['漁業生產量值-漁業種類別魚類別生產量值6'.P34];['漁業生產量值-漁業種類別魚類別生產量值7'.D34];['漁業生產量值-漁業種類別魚類別生產量值7'.F34];['漁業生產量值-漁業種類別魚類別生產量值7'.H34])&#10;+SUM(['漁業生產量值-漁業種類別魚類別生產量值7'.J34];['漁業生產量值-漁業種類別魚類別生產量值7'.L34];['漁業生產量值-漁業種類別魚類別生產量值7'.N34])&#10;+SUM(['漁業生產量值-漁業種類別魚類別生產量值9'.P34];['漁業生產量值-漁業種類別魚類別生產量值10'.D34])&#10;+SUM(['漁業生產量值-漁業種類別魚類別生產量值10'.P34])&#10;+SUM(['漁業生產量值-漁業種類別魚類別生產量值11'.L34];['漁業生產量值-漁業種類別魚類別生產量值11'.N34];['漁業生產量值-漁業種類別魚類別生產量值11'.P34];['漁業生產量值-漁業種類別魚類別生產量值12'.D34];['漁業生產量值-漁業種類別魚類別生產量值12'.F34])&#10;+SUM(['漁業生產量值-漁業種類別魚類別生產量值12'.P34])&#10;+SUM(['漁業生產量值-漁業種類別魚類別生產量值14'.L34];['漁業生產量值-漁業種類別魚類別生產量值15'.J34])&#10;+SUM(['漁業生產量值-漁業種類別魚類別生產量值15'.L34];['漁業生產量值-漁業種類別魚類別生產量值15'.N34];['漁業生產量值-漁業種類別魚類別生產量值15'.P34];['漁業生產量值-漁業種類別魚類別生產量值16'.D34])=0;&quot;-&quot;;&#10;SUM([.H34];[.J34])&#10;+SUM(['漁業生產量值-漁業種類別魚類別生產量值1'.H34];['漁業生產量值-漁業種類別魚類別生產量值1'.J34];['漁業生產量值-漁業種類別魚類別生產量值1'.L34];['漁業生產量值-漁業種類別魚類別生產量值2'.F34])&#10;+SUM(['漁業生產量值-漁業種類別魚類別生產量值2'.H34];['漁業生產量值-漁業種類別魚類別生產量值2'.J34];['漁業生產量值-漁業種類別魚類別生產量值2'.L34];['漁業生產量值-漁業種類別魚類別生產量值2'.N34])&#10;+SUM(['漁業生產量值-漁業種類別魚類別生產量值3'.J34];['漁業生產量值-漁業種類別魚類別生產量值3'.P34];['漁業生產量值-漁業種類別魚類別生產量值4'.D34];['漁業生產量值-漁業種類別魚類別生產量值4'.F34])&#10;+SUM(['漁業生產量值-漁業種類別魚類別生產量值4'.N34];['漁業生產量值-漁業種類別魚類別生產量值4'.P34];['漁業生產量值-漁業種類別魚類別生產量值5'.D34];['漁業生產量值-漁業種類別魚類別生產量值5'.F34];['漁業生產量值-漁業種類別魚類別生產量值5'.H34])&#10;+SUM(['漁業生產量值-漁業種類別魚類別生產量值6'.D34];['漁業生產量值-漁業種類別魚類別生產量值6'.F34];['漁業生產量值-漁業種類別魚類別生產量值6'.H34])&#10;+SUM(['漁業生產量值-漁業種類別魚類別生產量值6'.J34];['漁業生產量值-漁業種類別魚類別生產量值6'.L34];['漁業生產量值-漁業種類別魚類別生產量值6'.N34];['漁業生產量值-漁業種類別魚類別生產量值6'.P34];['漁業生產量值-漁業種類別魚類別生產量值7'.D34];['漁業生產量值-漁業種類別魚類別生產量值7'.F34];['漁業生產量值-漁業種類別魚類別生產量值7'.H34])&#10;+SUM(['漁業生產量值-漁業種類別魚類別生產量值7'.J34];['漁業生產量值-漁業種類別魚類別生產量值7'.L34];['漁業生產量值-漁業種類別魚類別生產量值7'.N34])&#10;+SUM(['漁業生產量值-漁業種類別魚類別生產量值9'.P34];['漁業生產量值-漁業種類別魚類別生產量值10'.D34])&#10;+SUM(['漁業生產量值-漁業種類別魚類別生產量值10'.P34])&#10;+SUM(['漁業生產量值-漁業種類別魚類別生產量值11'.L34];['漁業生產量值-漁業種類別魚類別生產量值11'.N34];['漁業生產量值-漁業種類別魚類別生產量值11'.P34];['漁業生產量值-漁業種類別魚類別生產量值12'.D34];['漁業生產量值-漁業種類別魚類別生產量值12'.F34])&#10;+SUM(['漁業生產量值-漁業種類別魚類別生產量值12'.P34])&#10;+SUM(['漁業生產量值-漁業種類別魚類別生產量值14'.L34];['漁業生產量值-漁業種類別魚類別生產量值15'.J34])&#10;+SUM(['漁業生產量值-漁業種類別魚類別生產量值15'.L34];['漁業生產量值-漁業種類別魚類別生產量值15'.N34];['漁業生產量值-漁業種類別魚類別生產量值15'.P34];['漁業生產量值-漁業種類別魚類別生產量值16'.D34])&#10;)" table:style-name="ce27">
            <text:p>50,764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office:string-value="-" table:formula="of:=  IF(SUM([.K34];[.M34];[.O34];['漁業生產量值-漁業種類別魚類別生產量值1'.C34];['漁業生產量值-漁業種類別魚類別生產量值1'.E34])=0;&quot;-&quot;;SUM([.K34];[.M34];[.O34];['漁業生產量值-漁業種類別魚類別生產量值1'.C34];['漁業生產量值-漁業種類別魚類別生產量值1'.E34]))" table:style-name="ce57">
            <text:p>-</text:p>
          </table:table-cell>
          <table:table-cell office:value-type="string" office:string-value="-" table:formula="of:=  IF(SUM([.L34];[.N34];[.P34];['漁業生產量值-漁業種類別魚類別生產量值1'.D34];['漁業生產量值-漁業種類別魚類別生產量值1'.F34])=0;&quot;-&quot;;SUM([.L34];[.N34];[.P34];['漁業生產量值-漁業種類別魚類別生產量值1'.D34];['漁業生產量值-漁業種類別魚類別生產量值1'.F34]))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4">
            <text:p>國外基地</text:p>
          </table:table-cell>
          <table:table-cell office:value-type="string" table:style-name="ce65">
            <text:p>OVERSEAS LANDING</text:p>
          </table:table-cell>
          <table:table-cell office:value-type="float" office:value="388966.51604000002" table:style-name="ce58">
            <text:p>388,967<text:s/></text:p>
          </table:table-cell>
          <table:table-cell office:value-type="float" office:value="28528750.36888" table:style-name="ce54">
            <text:p>28,528,750<text:s/></text:p>
          </table:table-cell>
          <table:table-cell office:value-type="float" office:value="388966.51604000002" table:formula="of:=  IF(SUM([.G35];[.I35])&#10;+SUM(['漁業生產量值-漁業種類別魚類別生產量值1'.G35];['漁業生產量值-漁業種類別魚類別生產量值1'.I35];['漁業生產量值-漁業種類別魚類別生產量值1'.K35])&#10;+SUM(['漁業生產量值-漁業種類別魚類別生產量值2'.G35];['漁業生產量值-漁業種類別魚類別生產量值2'.I35];['漁業生產量值-漁業種類別魚類別生產量值2'.K35];['漁業生產量值-漁業種類別魚類別生產量值2'.M35])&#10;+SUM(['漁業生產量值-漁業種類別魚類別生產量值3'.I35];['漁業生產量值-漁業種類別魚類別生產量值3'.O35];['漁業生產量值-漁業種類別魚類別生產量值4'.C35];['漁業生產量值-漁業種類別魚類別生產量值4'.E35])&#10;+SUM(['漁業生產量值-漁業種類別魚類別生產量值4'.M35];['漁業生產量值-漁業種類別魚類別生產量值4'.O35];['漁業生產量值-漁業種類別魚類別生產量值5'.C35];['漁業生產量值-漁業種類別魚類別生產量值5'.E35];['漁業生產量值-漁業種類別魚類別生產量值5'.G35])&#10;+SUM(['漁業生產量值-漁業種類別魚類別生產量值6'.C35];['漁業生產量值-漁業種類別魚類別生產量值6'.E35];['漁業生產量值-漁業種類別魚類別生產量值6'.G35])&#10;+SUM(['漁業生產量值-漁業種類別魚類別生產量值6'.I35];['漁業生產量值-漁業種類別魚類別生產量值6'.K35];['漁業生產量值-漁業種類別魚類別生產量值6'.M35];['漁業生產量值-漁業種類別魚類別生產量值6'.O35];['漁業生產量值-漁業種類別魚類別生產量值7'.C35];['漁業生產量值-漁業種類別魚類別生產量值7'.E35];['漁業生產量值-漁業種類別魚類別生產量值7'.G35])&#10;+SUM(['漁業生產量值-漁業種類別魚類別生產量值7'.I35];['漁業生產量值-漁業種類別魚類別生產量值7'.K35];['漁業生產量值-漁業種類別魚類別生產量值7'.M35])&#10;+SUM(['漁業生產量值-漁業種類別魚類別生產量值9'.O35];['漁業生產量值-漁業種類別魚類別生產量值10'.C35])&#10;+SUM(['漁業生產量值-漁業種類別魚類別生產量值10'.O35])&#10;+SUM(['漁業生產量值-漁業種類別魚類別生產量值11'.K35];['漁業生產量值-漁業種類別魚類別生產量值11'.M35];['漁業生產量值-漁業種類別魚類別生產量值11'.O35];['漁業生產量值-漁業種類別魚類別生產量值12'.C35];['漁業生產量值-漁業種類別魚類別生產量值12'.E35])&#10;+SUM(['漁業生產量值-漁業種類別魚類別生產量值12'.O35])&#10;+SUM(['漁業生產量值-漁業種類別魚類別生產量值14'.K35];['漁業生產量值-漁業種類別魚類別生產量值15'.I35])&#10;+SUM(['漁業生產量值-漁業種類別魚類別生產量值15'.K35];['漁業生產量值-漁業種類別魚類別生產量值15'.M35];['漁業生產量值-漁業種類別魚類別生產量值15'.O35];['漁業生產量值-漁業種類別魚類別生產量值16'.C35])=0;&quot;-&quot;;&#10;SUM([.G35];[.I35])&#10;+SUM(['漁業生產量值-漁業種類別魚類別生產量值1'.G35];['漁業生產量值-漁業種類別魚類別生產量值1'.I35];['漁業生產量值-漁業種類別魚類別生產量值1'.K35])&#10;+SUM(['漁業生產量值-漁業種類別魚類別生產量值2'.G35];['漁業生產量值-漁業種類別魚類別生產量值2'.I35];['漁業生產量值-漁業種類別魚類別生產量值2'.K35];['漁業生產量值-漁業種類別魚類別生產量值2'.M35])&#10;+SUM(['漁業生產量值-漁業種類別魚類別生產量值3'.I35];['漁業生產量值-漁業種類別魚類別生產量值3'.O35];['漁業生產量值-漁業種類別魚類別生產量值4'.C35];['漁業生產量值-漁業種類別魚類別生產量值4'.E35])&#10;+SUM(['漁業生產量值-漁業種類別魚類別生產量值4'.M35];['漁業生產量值-漁業種類別魚類別生產量值4'.O35];['漁業生產量值-漁業種類別魚類別生產量值5'.C35];['漁業生產量值-漁業種類別魚類別生產量值5'.E35];['漁業生產量值-漁業種類別魚類別生產量值5'.G35])&#10;+SUM(['漁業生產量值-漁業種類別魚類別生產量值6'.C35];['漁業生產量值-漁業種類別魚類別生產量值6'.E35];['漁業生產量值-漁業種類別魚類別生產量值6'.G35])&#10;+SUM(['漁業生產量值-漁業種類別魚類別生產量值6'.I35];['漁業生產量值-漁業種類別魚類別生產量值6'.K35];['漁業生產量值-漁業種類別魚類別生產量值6'.M35];['漁業生產量值-漁業種類別魚類別生產量值6'.O35];['漁業生產量值-漁業種類別魚類別生產量值7'.C35];['漁業生產量值-漁業種類別魚類別生產量值7'.E35];['漁業生產量值-漁業種類別魚類別生產量值7'.G35])&#10;+SUM(['漁業生產量值-漁業種類別魚類別生產量值7'.I35];['漁業生產量值-漁業種類別魚類別生產量值7'.K35];['漁業生產量值-漁業種類別魚類別生產量值7'.M35])&#10;+SUM(['漁業生產量值-漁業種類別魚類別生產量值9'.O35];['漁業生產量值-漁業種類別魚類別生產量值10'.C35])&#10;+SUM(['漁業生產量值-漁業種類別魚類別生產量值10'.O35])&#10;+SUM(['漁業生產量值-漁業種類別魚類別生產量值11'.K35];['漁業生產量值-漁業種類別魚類別生產量值11'.M35];['漁業生產量值-漁業種類別魚類別生產量值11'.O35];['漁業生產量值-漁業種類別魚類別生產量值12'.C35];['漁業生產量值-漁業種類別魚類別生產量值12'.E35])&#10;+SUM(['漁業生產量值-漁業種類別魚類別生產量值12'.O35])&#10;+SUM(['漁業生產量值-漁業種類別魚類別生產量值14'.K35];['漁業生產量值-漁業種類別魚類別生產量值15'.I35])&#10;+SUM(['漁業生產量值-漁業種類別魚類別生產量值15'.K35];['漁業生產量值-漁業種類別魚類別生產量值15'.M35];['漁業生產量值-漁業種類別魚類別生產量值15'.O35];['漁業生產量值-漁業種類別魚類別生產量值16'.C35])&#10;)" table:style-name="ce27">
            <text:p>388,967<text:s/></text:p>
          </table:table-cell>
          <table:table-cell office:value-type="float" office:value="28528750.369230002" table:formula="of:=  IF(SUM([.H35];[.J35])&#10;+SUM(['漁業生產量值-漁業種類別魚類別生產量值1'.H35];['漁業生產量值-漁業種類別魚類別生產量值1'.J35];['漁業生產量值-漁業種類別魚類別生產量值1'.L35];['漁業生產量值-漁業種類別魚類別生產量值2'.F35])&#10;+SUM(['漁業生產量值-漁業種類別魚類別生產量值2'.H35];['漁業生產量值-漁業種類別魚類別生產量值2'.J35];['漁業生產量值-漁業種類別魚類別生產量值2'.L35];['漁業生產量值-漁業種類別魚類別生產量值2'.N35])&#10;+SUM(['漁業生產量值-漁業種類別魚類別生產量值3'.J35];['漁業生產量值-漁業種類別魚類別生產量值3'.P35];['漁業生產量值-漁業種類別魚類別生產量值4'.D35];['漁業生產量值-漁業種類別魚類別生產量值4'.F35])&#10;+SUM(['漁業生產量值-漁業種類別魚類別生產量值4'.N35];['漁業生產量值-漁業種類別魚類別生產量值4'.P35];['漁業生產量值-漁業種類別魚類別生產量值5'.D35];['漁業生產量值-漁業種類別魚類別生產量值5'.F35];['漁業生產量值-漁業種類別魚類別生產量值5'.H35])&#10;+SUM(['漁業生產量值-漁業種類別魚類別生產量值6'.D35];['漁業生產量值-漁業種類別魚類別生產量值6'.F35];['漁業生產量值-漁業種類別魚類別生產量值6'.H35])&#10;+SUM(['漁業生產量值-漁業種類別魚類別生產量值6'.J35];['漁業生產量值-漁業種類別魚類別生產量值6'.L35];['漁業生產量值-漁業種類別魚類別生產量值6'.N35];['漁業生產量值-漁業種類別魚類別生產量值6'.P35];['漁業生產量值-漁業種類別魚類別生產量值7'.D35];['漁業生產量值-漁業種類別魚類別生產量值7'.F35];['漁業生產量值-漁業種類別魚類別生產量值7'.H35])&#10;+SUM(['漁業生產量值-漁業種類別魚類別生產量值7'.J35];['漁業生產量值-漁業種類別魚類別生產量值7'.L35];['漁業生產量值-漁業種類別魚類別生產量值7'.N35])&#10;+SUM(['漁業生產量值-漁業種類別魚類別生產量值9'.P35];['漁業生產量值-漁業種類別魚類別生產量值10'.D35])&#10;+SUM(['漁業生產量值-漁業種類別魚類別生產量值10'.P35])&#10;+SUM(['漁業生產量值-漁業種類別魚類別生產量值11'.L35];['漁業生產量值-漁業種類別魚類別生產量值11'.N35];['漁業生產量值-漁業種類別魚類別生產量值11'.P35];['漁業生產量值-漁業種類別魚類別生產量值12'.D35];['漁業生產量值-漁業種類別魚類別生產量值12'.F35])&#10;+SUM(['漁業生產量值-漁業種類別魚類別生產量值12'.P35])&#10;+SUM(['漁業生產量值-漁業種類別魚類別生產量值14'.L35];['漁業生產量值-漁業種類別魚類別生產量值15'.J35])&#10;+SUM(['漁業生產量值-漁業種類別魚類別生產量值15'.L35];['漁業生產量值-漁業種類別魚類別生產量值15'.N35];['漁業生產量值-漁業種類別魚類別生產量值15'.P35];['漁業生產量值-漁業種類別魚類別生產量值16'.D35])=0;&quot;-&quot;;&#10;SUM([.H35];[.J35])&#10;+SUM(['漁業生產量值-漁業種類別魚類別生產量值1'.H35];['漁業生產量值-漁業種類別魚類別生產量值1'.J35];['漁業生產量值-漁業種類別魚類別生產量值1'.L35];['漁業生產量值-漁業種類別魚類別生產量值2'.F35])&#10;+SUM(['漁業生產量值-漁業種類別魚類別生產量值2'.H35];['漁業生產量值-漁業種類別魚類別生產量值2'.J35];['漁業生產量值-漁業種類別魚類別生產量值2'.L35];['漁業生產量值-漁業種類別魚類別生產量值2'.N35])&#10;+SUM(['漁業生產量值-漁業種類別魚類別生產量值3'.J35];['漁業生產量值-漁業種類別魚類別生產量值3'.P35];['漁業生產量值-漁業種類別魚類別生產量值4'.D35];['漁業生產量值-漁業種類別魚類別生產量值4'.F35])&#10;+SUM(['漁業生產量值-漁業種類別魚類別生產量值4'.N35];['漁業生產量值-漁業種類別魚類別生產量值4'.P35];['漁業生產量值-漁業種類別魚類別生產量值5'.D35];['漁業生產量值-漁業種類別魚類別生產量值5'.F35];['漁業生產量值-漁業種類別魚類別生產量值5'.H35])&#10;+SUM(['漁業生產量值-漁業種類別魚類別生產量值6'.D35];['漁業生產量值-漁業種類別魚類別生產量值6'.F35];['漁業生產量值-漁業種類別魚類別生產量值6'.H35])&#10;+SUM(['漁業生產量值-漁業種類別魚類別生產量值6'.J35];['漁業生產量值-漁業種類別魚類別生產量值6'.L35];['漁業生產量值-漁業種類別魚類別生產量值6'.N35];['漁業生產量值-漁業種類別魚類別生產量值6'.P35];['漁業生產量值-漁業種類別魚類別生產量值7'.D35];['漁業生產量值-漁業種類別魚類別生產量值7'.F35];['漁業生產量值-漁業種類別魚類別生產量值7'.H35])&#10;+SUM(['漁業生產量值-漁業種類別魚類別生產量值7'.J35];['漁業生產量值-漁業種類別魚類別生產量值7'.L35];['漁業生產量值-漁業種類別魚類別生產量值7'.N35])&#10;+SUM(['漁業生產量值-漁業種類別魚類別生產量值9'.P35];['漁業生產量值-漁業種類別魚類別生產量值10'.D35])&#10;+SUM(['漁業生產量值-漁業種類別魚類別生產量值10'.P35])&#10;+SUM(['漁業生產量值-漁業種類別魚類別生產量值11'.L35];['漁業生產量值-漁業種類別魚類別生產量值11'.N35];['漁業生產量值-漁業種類別魚類別生產量值11'.P35];['漁業生產量值-漁業種類別魚類別生產量值12'.D35];['漁業生產量值-漁業種類別魚類別生產量值12'.F35])&#10;+SUM(['漁業生產量值-漁業種類別魚類別生產量值12'.P35])&#10;+SUM(['漁業生產量值-漁業種類別魚類別生產量值14'.L35];['漁業生產量值-漁業種類別魚類別生產量值15'.J35])&#10;+SUM(['漁業生產量值-漁業種類別魚類別生產量值15'.L35];['漁業生產量值-漁業種類別魚類別生產量值15'.N35];['漁業生產量值-漁業種類別魚類別生產量值15'.P35];['漁業生產量值-漁業種類別魚類別生產量值16'.D35])&#10;)" table:style-name="ce27">
            <text:p>28,528,750<text:s/>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of:=  IF(SUM([.K35];[.M35];[.O35];['漁業生產量值-漁業種類別魚類別生產量值1'.C35];['漁業生產量值-漁業種類別魚類別生產量值1'.E35])=0;&quot;-&quot;;SUM([.K35];[.M35];[.O35];['漁業生產量值-漁業種類別魚類別生產量值1'.C35];['漁業生產量值-漁業種類別魚類別生產量值1'.E35]))" table:style-name="ce58">
            <text:p>-</text:p>
          </table:table-cell>
          <table:table-cell office:value-type="string" office:string-value="-" table:formula="of:=  IF(SUM([.L35];[.N35];[.P35];['漁業生產量值-漁業種類別魚類別生產量值1'.D35];['漁業生產量值-漁業種類別魚類別生產量值1'.F35])=0;&quot;-&quot;;SUM([.L35];[.N35];[.P35];['漁業生產量值-漁業種類別魚類別生產量值1'.D35];['漁業生產量值-漁業種類別魚類別生產量值1'.F35]))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table:number-columns-repeated="16368" table:style-name="ce24"/>
        </table:table-row>
        <table:table-row table:style-name="ro2">
          <table:table-cell office:value-type="string" table:number-columns-spanned="6" table:number-rows-spanned="1" table:style-name="ce71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72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42"/>
        </table:table-row>
        <table:table-row table:number-rows-repeated="1048540" table:style-name="ro3">
          <table:table-cell table:number-columns-repeated="16384"/>
        </table:table-row>
      </table:table>
      <table:table table:name="漁業生產量值-漁業種類別魚類別生產量值1" table:style-name="ta1">
        <table:table-column table:style-name="co1" table:default-cell-style-name="ce42"/>
        <table:table-column table:style-name="co2" table:default-cell-style-name="ce42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85">
            <text:p>7‧漁業生產量</text:p>
          </table:table-cell>
          <table:covered-table-cell table:number-columns-repeated="2"/>
          <table:table-cell table:number-columns-repeated="6" table:style-name="ce42"/>
          <table:table-cell office:value-type="string" table:style-name="ce42">
            <text:p>7‧FISHERIES PRODUCTION</text:p>
          </table:table-cell>
          <table:table-cell table:number-columns-repeated="16374" table:style-name="ce42"/>
        </table:table-row>
        <table:table-row table:style-name="ro1">
          <table:table-cell table:number-columns-repeated="4" table:style-name="ce42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42"/>
          <table:table-cell table:number-columns-repeated="2" table:style-name="ce3"/>
          <table:table-cell table:number-columns-repeated="2" table:style-name="ce42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42"/>
        </table:table-row>
        <table:table-row table:style-name="ro1">
          <table:table-cell table:style-name="ce42">
            <draw:custom-shape svg:x="0in" svg:y="0.20833in" svg:width="1.55027in" svg:height="1.25in" draw:z-index="1" draw:id="id1" draw:style-name="a1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3" table:number-rows-spanned="1" table:style-name="ce87">
            <text:p>(3) 縣市別魚類別生產量值(續)</text:p>
          </table:table-cell>
          <table:covered-table-cell table:number-columns-repeated="2"/>
          <table:table-cell table:style-name="ce42"/>
          <table:table-cell office:value-type="string" table:style-name="ce43">
            <text:p>價值：新臺幣千元</text:p>
          </table:table-cell>
          <table:table-cell table:style-name="ce42"/>
          <table:table-cell table:style-name="ce43"/>
          <table:table-cell office:value-type="string" table:style-name="ce43">
            <text:p>(3) By type of district by species(Continued)</text:p>
          </table:table-cell>
          <table:table-cell table:number-columns-repeated="3" table:style-name="ce42"/>
          <table:table-cell office:value-type="string" table:style-name="ce13">
            <text:p>Value：Thousand NT $</text:p>
          </table:table-cell>
          <table:table-cell table:number-columns-repeated="16371" table:style-name="ce42"/>
        </table:table-row>
        <table:table-row table:style-name="ro1">
          <table:table-cell office:value-type="string" table:number-columns-spanned="2" table:number-rows-spanned="3" table:style-name="ce184">
            <text:p><text:s text:c="20"/><text:span text:style-name="T2">魚類別</text:span></text:p>
            <text:p><text:span text:style-name="T2"><text:s text:c="20"/>Species</text:span></text:p>
          </table:table-cell>
          <table:covered-table-cell/>
          <table:table-cell office:value-type="string" table:number-columns-spanned="14" table:number-rows-spanned="1" table:style-name="ce189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number-columns-spanned="4" table:number-rows-spanned="1" table:style-name="ce189">
            <text:p>鯉科</text:p>
          </table:table-cell>
          <table:covered-table-cell table:number-columns-repeated="3"/>
          <table:table-cell table:number-columns-spanned="2" table:number-rows-spanned="1" table:style-name="ce191"/>
          <table:covered-table-cell/>
          <table:table-cell table:number-columns-spanned="2" table:number-rows-spanned="1" table:style-name="ce191"/>
          <table:covered-table-cell/>
          <table:table-cell office:value-type="string" table:number-columns-spanned="6" table:number-rows-spanned="1" table:style-name="ce189">
            <text:p>鱸 <text:s text:c="3"/>魚 <text:s text:c="3"/>類<text:s text:c="2"/></text:p>
          </table:table-cell>
          <table:covered-table-cell table:number-columns-repeated="5"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number-columns-spanned="2" table:number-rows-spanned="1" table:style-name="ce107">
            <text:p>鱅</text:p>
          </table:table-cell>
          <table:covered-table-cell/>
          <table:table-cell office:value-type="string" table:number-columns-spanned="2" table:number-rows-spanned="1" table:style-name="ce107">
            <text:p>其他</text:p>
          </table:table-cell>
          <table:covered-table-cell/>
          <table:table-cell office:value-type="string" table:number-columns-spanned="2" table:number-rows-spanned="1" table:style-name="ce190">
            <text:p>鰻 <text:s/>鱺 <text:s/>科</text:p>
          </table:table-cell>
          <table:covered-table-cell/>
          <table:table-cell office:value-type="string" table:number-columns-spanned="2" table:number-rows-spanned="1" table:style-name="ce188">
            <text:p>淡水鯰</text:p>
          </table:table-cell>
          <table:covered-table-cell/>
          <table:table-cell office:value-type="string" table:number-columns-spanned="2" table:number-rows-spanned="1" table:style-name="ce107">
            <text:p>小計</text:p>
          </table:table-cell>
          <table:covered-table-cell/>
          <table:table-cell office:value-type="string" table:number-columns-spanned="2" table:number-rows-spanned="1" table:style-name="ce107">
            <text:p>紅眼沙鱸</text:p>
          </table:table-cell>
          <table:covered-table-cell/>
          <table:table-cell office:value-type="string" table:number-columns-spanned="2" table:number-rows-spanned="1" table:style-name="ce107">
            <text:p>尖吻鱸</text:p>
          </table:table-cell>
          <table:covered-table-cell/>
          <table:table-cell table:number-columns-repeated="16368"/>
        </table:table-row>
        <table:table-row table:style-name="ro1">
          <table:table-cell office:value-type="string" table:number-columns-spanned="2" table:number-rows-spanned="3" table:style-name="ce187">
            <text:p>縣市別</text:p>
            <text:p>District</text:p>
          </table:table-cell>
          <table:covered-table-cell/>
          <table:table-cell office:value-type="string" table:number-columns-spanned="2" table:number-rows-spanned="1" table:style-name="ce174">
            <text:p>02005</text:p>
          </table:table-cell>
          <table:covered-table-cell/>
          <table:table-cell office:value-type="string" table:number-columns-spanned="2" table:number-rows-spanned="1" table:style-name="ce192">
            <text:p>02ZZZ</text:p>
          </table:table-cell>
          <table:covered-table-cell/>
          <table:table-cell office:value-type="string" table:number-columns-spanned="2" table:number-rows-spanned="1" table:style-name="ce186">
            <text:p>03000</text:p>
          </table:table-cell>
          <table:covered-table-cell/>
          <table:table-cell office:value-type="string" table:number-columns-spanned="2" table:number-rows-spanned="1" table:style-name="ce179">
            <text:p>04001</text:p>
          </table:table-cell>
          <table:covered-table-cell/>
          <table:table-cell office:value-type="string" table:number-columns-spanned="2" table:number-rows-spanned="1" table:style-name="ce114">
            <text:p>Sub Total</text:p>
          </table:table-cell>
          <table:covered-table-cell/>
          <table:table-cell office:value-type="string" table:number-columns-spanned="2" table:number-rows-spanned="1" table:style-name="ce109">
            <text:p>05003</text:p>
          </table:table-cell>
          <table:covered-table-cell/>
          <table:table-cell office:value-type="string" table:number-columns-spanned="2" table:number-rows-spanned="1" table:style-name="ce109">
            <text:p>05004</text:p>
          </table:table-cell>
          <table:covered-table-cell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7">
            <text:p>產量</text:p>
          </table:table-cell>
          <table:table-cell office:value-type="string" table:style-name="ce8">
            <text:p>價值</text:p>
          </table:table-cell>
          <table:table-cell office:value-type="string" table:style-name="ce7">
            <text:p>產量</text:p>
          </table:table-cell>
          <table:table-cell office:value-type="string" table:style-name="ce8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4">
            <text:p>價值</text:p>
          </table:table-cell>
          <table:table-cell office:value-type="string" table:style-name="ce55">
            <text:p>產量</text:p>
          </table:table-cell>
          <table:table-cell office:value-type="string" table:style-name="ce55">
            <text:p>價值</text:p>
          </table:table-cell>
          <table:table-cell office:value-type="string" table:style-name="ce55">
            <text:p>產量</text:p>
          </table:table-cell>
          <table:table-cell office:value-type="string" table:style-name="ce55">
            <text:p>價值</text:p>
          </table:table-cell>
          <table:table-cell office:value-type="string" table:style-name="ce55">
            <text:p>產量</text:p>
          </table:table-cell>
          <table:table-cell office:value-type="string" table:style-name="ce55">
            <text:p>價值</text:p>
          </table:table-cell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10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0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51">
            <text:p>Quantity</text:p>
          </table:table-cell>
          <table:table-cell office:value-type="string" table:style-name="ce51">
            <text:p>Value</text:p>
          </table:table-cell>
          <table:table-cell office:value-type="string" table:style-name="ce51">
            <text:p>Quantity</text:p>
          </table:table-cell>
          <table:table-cell office:value-type="string" table:style-name="ce51">
            <text:p>Value</text:p>
          </table:table-cell>
          <table:table-cell office:value-type="string" table:style-name="ce51">
            <text:p>Quantity</text:p>
          </table:table-cell>
          <table:table-cell office:value-type="string" table:style-name="ce51">
            <text:p>Value</text:p>
          </table:table-cell>
          <table:table-cell table:number-columns-repeated="16368"/>
        </table:table-row>
        <table:table-row table:style-name="ro1">
          <table:table-cell office:value-type="string" table:style-name="ce61">
            <text:p>總計</text:p>
          </table:table-cell>
          <table:table-cell office:value-type="string" table:style-name="ce62">
            <text:p>GRAND TOTAL</text:p>
          </table:table-cell>
          <table:table-cell office:value-type="float" office:value="567.46199999999999" table:formula="of:=  IF(SUM([.C11];[.C32])=0;&quot;-&quot;;SUM([.C11];[.C32]))" table:style-name="ce56">
            <text:p>567<text:s/></text:p>
          </table:table-cell>
          <table:table-cell office:value-type="float" office:value="29631.835100000004" table:formula="of:=  IF(SUM([.D11];[.D32])=0;&quot;-&quot;;SUM([.D11];[.D32]))" table:style-name="ce53">
            <text:p>29,632<text:s/></text:p>
          </table:table-cell>
          <table:table-cell office:value-type="float" office:value="235.04400000000001" table:formula="of:=  IF(SUM([.E11];[.E32])=0;&quot;-&quot;;SUM([.E11];[.E32]))" table:style-name="ce56">
            <text:p>235<text:s/></text:p>
          </table:table-cell>
          <table:table-cell office:value-type="float" office:value="13999.656000000001" table:formula="of:=  IF(SUM([.F11];[.F32])=0;&quot;-&quot;;SUM([.F11];[.F32]))" table:style-name="ce53">
            <text:p>14,000<text:s/></text:p>
          </table:table-cell>
          <table:table-cell office:value-type="float" office:value="4811.8510000000006" table:formula="of:=  IF(SUM([.G11];[.G32])=0;&quot;-&quot;;SUM([.G11];[.G32]))" table:style-name="ce56">
            <text:p>4,812<text:s/></text:p>
          </table:table-cell>
          <table:table-cell office:value-type="float" office:value="3556630.1753499997" table:formula="of:=  IF(SUM([.H11];[.H32])=0;&quot;-&quot;;SUM([.H11];[.H32]))" table:style-name="ce53">
            <text:p>3,556,630<text:s/></text:p>
          </table:table-cell>
          <table:table-cell office:value-type="float" office:value="358.27500000000003" table:formula="of:=  IF(SUM([.I11];[.I32])=0;&quot;-&quot;;SUM([.I11];[.I32]))" table:style-name="ce56">
            <text:p>358<text:s/></text:p>
          </table:table-cell>
          <table:table-cell office:value-type="float" office:value="11914.618700000001" table:formula="of:=  IF(SUM([.J11];[.J32])=0;&quot;-&quot;;SUM([.J11];[.J32]))" table:style-name="ce53">
            <text:p>11,915<text:s/></text:p>
          </table:table-cell>
          <table:table-cell office:value-type="float" office:value="18817.82994" table:formula="of:=  IF(SUM([.M10];[.O10];['漁業生產量值-漁業種類別魚類別生產量值2'.C10])=0;&quot;-&quot;;SUM([.M10];[.O10];['漁業生產量值-漁業種類別魚類別生產量值2'.C10]))" table:style-name="ce69">
            <text:p>18,818<text:s/></text:p>
          </table:table-cell>
          <table:table-cell office:value-type="float" office:value="1977101.2875099999" table:formula="of:=  IF(SUM([.N10];[.P10];['漁業生產量值-漁業種類別魚類別生產量值2'.D10])=0;&quot;-&quot;;SUM([.N10];[.P10];['漁業生產量值-漁業種類別魚類別生產量值2'.D10]))" table:style-name="ce69">
            <text:p>1,977,101<text:s/></text:p>
          </table:table-cell>
          <table:table-cell office:value-type="string" office:string-value="-" table:formula="of:=  IF(SUM([.M11];[.M32])=0;&quot;-&quot;;SUM([.M11];[.M32]))" table:style-name="ce56">
            <text:p>-</text:p>
          </table:table-cell>
          <table:table-cell office:value-type="string" office:string-value="-" table:formula="of:=  IF(SUM([.N11];[.N32])=0;&quot;-&quot;;SUM([.N11];[.N32]))" table:style-name="ce53">
            <text:p>-</text:p>
          </table:table-cell>
          <table:table-cell office:value-type="float" office:value="7555.3036900000006" table:formula="of:=  IF(SUM([.O11];[.O32])=0;&quot;-&quot;;SUM([.O11];[.O32]))" table:style-name="ce56">
            <text:p>7,555<text:s/></text:p>
          </table:table-cell>
          <table:table-cell office:value-type="float" office:value="800870.95442000008" table:formula="of:=  IF(SUM([.P11];[.P32])=0;&quot;-&quot;;SUM([.P11];[.P32]))" table:style-name="ce53">
            <text:p>800,871<text:s/></text:p>
          </table:table-cell>
          <table:table-cell table:number-columns-repeated="16368"/>
        </table:table-row>
        <table:table-row table:style-name="ro1">
          <table:table-cell office:value-type="string" table:style-name="ce61">
            <text:p>臺灣地區</text:p>
          </table:table-cell>
          <table:table-cell office:value-type="string" table:style-name="ce62">
            <text:p>TAIWAN AREA</text:p>
          </table:table-cell>
          <table:table-cell office:value-type="float" office:value="567.46199999999999" table:formula="of:=  IF(SUM([.C12:.C31])=0;&quot;-&quot;;SUM([.C12:.C31]))" table:style-name="ce57">
            <text:p>567<text:s/></text:p>
          </table:table-cell>
          <table:table-cell office:value-type="float" office:value="29631.835100000004" table:formula="of:=  IF(SUM([.D12:.D31])=0;&quot;-&quot;;SUM([.D12:.D31]))" table:style-name="ce35">
            <text:p>29,632<text:s/></text:p>
          </table:table-cell>
          <table:table-cell office:value-type="float" office:value="235.04400000000001" table:formula="of:=  IF(SUM([.E12:.E31])=0;&quot;-&quot;;SUM([.E12:.E31]))" table:style-name="ce57">
            <text:p>235<text:s/></text:p>
          </table:table-cell>
          <table:table-cell office:value-type="float" office:value="13999.656000000001" table:formula="of:=  IF(SUM([.F12:.F31])=0;&quot;-&quot;;SUM([.F12:.F31]))" table:style-name="ce35">
            <text:p>14,000<text:s/></text:p>
          </table:table-cell>
          <table:table-cell office:value-type="float" office:value="4811.8510000000006" table:formula="of:=  IF(SUM([.G12:.G31])=0;&quot;-&quot;;SUM([.G12:.G31]))" table:style-name="ce57">
            <text:p>4,812<text:s/></text:p>
          </table:table-cell>
          <table:table-cell office:value-type="float" office:value="3556630.1753499997" table:formula="of:=  IF(SUM([.H12:.H31])=0;&quot;-&quot;;SUM([.H12:.H31]))" table:style-name="ce35">
            <text:p>3,556,630<text:s/></text:p>
          </table:table-cell>
          <table:table-cell office:value-type="float" office:value="358.27500000000003" table:formula="of:=  IF(SUM([.I12:.I31])=0;&quot;-&quot;;SUM([.I12:.I31]))" table:style-name="ce57">
            <text:p>358<text:s/></text:p>
          </table:table-cell>
          <table:table-cell office:value-type="float" office:value="11914.618700000001" table:formula="of:=  IF(SUM([.J12:.J31])=0;&quot;-&quot;;SUM([.J12:.J31]))" table:style-name="ce35">
            <text:p>11,915<text:s/></text:p>
          </table:table-cell>
          <table:table-cell office:value-type="float" office:value="18760.075939999999" table:formula="of:=  IF(SUM([.M11];[.O11];['漁業生產量值-漁業種類別魚類別生產量值2'.C11])=0;&quot;-&quot;;SUM([.M11];[.O11];['漁業生產量值-漁業種類別魚類別生產量值2'.C11]))" table:style-name="ce52">
            <text:p>18,760<text:s/></text:p>
          </table:table-cell>
          <table:table-cell office:value-type="float" office:value="1968607.32751" table:formula="of:=  IF(SUM([.N11];[.P11];['漁業生產量值-漁業種類別魚類別生產量值2'.D11])=0;&quot;-&quot;;SUM([.N11];[.P11];['漁業生產量值-漁業種類別魚類別生產量值2'.D11]))" table:style-name="ce52">
            <text:p>1,968,607<text:s/></text:p>
          </table:table-cell>
          <table:table-cell office:value-type="string" office:string-value="-" table:formula="of:=  IF(SUM([.M12:.M31])=0;&quot;-&quot;;SUM([.M12:.M31]))" table:style-name="ce57">
            <text:p>-</text:p>
          </table:table-cell>
          <table:table-cell office:value-type="string" office:string-value="-" table:formula="of:=  IF(SUM([.N12:.N31])=0;&quot;-&quot;;SUM([.N12:.N31]))" table:style-name="ce35">
            <text:p>-</text:p>
          </table:table-cell>
          <table:table-cell office:value-type="float" office:value="7555.3036900000006" table:formula="of:=  IF(SUM([.O12:.O31])=0;&quot;-&quot;;SUM([.O12:.O31]))" table:style-name="ce57">
            <text:p>7,555<text:s/></text:p>
          </table:table-cell>
          <table:table-cell office:value-type="float" office:value="800870.95442000008" table:formula="of:=  IF(SUM([.P12:.P31])=0;&quot;-&quot;;SUM([.P12:.P31]))" table:style-name="ce35">
            <text:p>800,871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新北市</text:p>
          </table:table-cell>
          <table:table-cell office:value-type="string" table:style-name="ce62">
            <text:p>NEW TAIPEI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8" table:style-name="ce57">
            <text:p>8<text:s/></text:p>
          </table:table-cell>
          <table:table-cell office:value-type="float" office:value="2880" table:style-name="ce35">
            <text:p>2,880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6.5" table:formula="of:=  IF(SUM([.M12];[.O12];['漁業生產量值-漁業種類別魚類別生產量值2'.C12])=0;&quot;-&quot;;SUM([.M12];[.O12];['漁業生產量值-漁業種類別魚類別生產量值2'.C12]))" table:style-name="ce52">
            <text:p>27<text:s/></text:p>
          </table:table-cell>
          <table:table-cell office:value-type="float" office:value="4777.5" table:formula="of:=  IF(SUM([.N12];[.P12];['漁業生產量值-漁業種類別魚類別生產量值2'.D12])=0;&quot;-&quot;;SUM([.N12];[.P12];['漁業生產量值-漁業種類別魚類別生產量值2'.D12]))" table:style-name="ce52">
            <text:p>4,778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北市</text:p>
          </table:table-cell>
          <table:table-cell office:value-type="string" table:style-name="ce62">
            <text:p>TAIPEI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office:string-value="-" table:formula="of:=  IF(SUM([.M13];[.O13];['漁業生產量值-漁業種類別魚類別生產量值2'.C13])=0;&quot;-&quot;;SUM([.M13];[.O13];['漁業生產量值-漁業種類別魚類別生產量值2'.C13]))" table:style-name="ce52">
            <text:p>-</text:p>
          </table:table-cell>
          <table:table-cell office:value-type="string" office:string-value="-" table:formula="of:=  IF(SUM([.N13];[.P13];['漁業生產量值-漁業種類別魚類別生產量值2'.D13])=0;&quot;-&quot;;SUM([.N13];[.P13];['漁業生產量值-漁業種類別魚類別生產量值2'.D13]))" table:style-name="ce5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桃園市</text:p>
          </table:table-cell>
          <table:table-cell office:value-type="string" table:style-name="ce62">
            <text:p>TAOYUAN CITY</text:p>
          </table:table-cell>
          <table:table-cell office:value-type="float" office:value="186.209" table:style-name="ce57">
            <text:p>186<text:s/></text:p>
          </table:table-cell>
          <table:table-cell office:value-type="float" office:value="13097.976000000001" table:style-name="ce35">
            <text:p>13,098<text:s/></text:p>
          </table:table-cell>
          <table:table-cell office:value-type="float" office:value="223.63" table:style-name="ce57">
            <text:p>224<text:s/></text:p>
          </table:table-cell>
          <table:table-cell office:value-type="float" office:value="13203.611000000001" table:style-name="ce35">
            <text:p>13,204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1.651999999999999" table:formula="of:=  IF(SUM([.M14];[.O14];['漁業生產量值-漁業種類別魚類別生產量值2'.C14])=0;&quot;-&quot;;SUM([.M14];[.O14];['漁業生產量值-漁業種類別魚類別生產量值2'.C14]))" table:style-name="ce52">
            <text:p>12<text:s/></text:p>
          </table:table-cell>
          <table:table-cell office:value-type="float" office:value="1948.7574999999999" table:formula="of:=  IF(SUM([.N14];[.P14];['漁業生產量值-漁業種類別魚類別生產量值2'.D14])=0;&quot;-&quot;;SUM([.N14];[.P14];['漁業生產量值-漁業種類別魚類別生產量值2'.D14]))" table:style-name="ce52">
            <text:p>1,949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中市</text:p>
          </table:table-cell>
          <table:table-cell office:value-type="string" table:style-name="ce62">
            <text:p>TAICHUNG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.4362499999999998" table:formula="of:=  IF(SUM([.M15];[.O15];['漁業生產量值-漁業種類別魚類別生產量值2'.C15])=0;&quot;-&quot;;SUM([.M15];[.O15];['漁業生產量值-漁業種類別魚類別生產量值2'.C15]))" table:style-name="ce52">
            <text:p>1<text:s/></text:p>
          </table:table-cell>
          <table:table-cell office:value-type="float" office:value="280.36709000000002" table:formula="of:=  IF(SUM([.N15];[.P15];['漁業生產量值-漁業種類別魚類別生產量值2'.D15])=0;&quot;-&quot;;SUM([.N15];[.P15];['漁業生產量值-漁業種類別魚類別生產量值2'.D15]))" table:style-name="ce52">
            <text:p>280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8.9700000000000002E-2" table:style-name="ce57">
            <text:p>0<text:s/></text:p>
          </table:table-cell>
          <table:table-cell office:value-type="float" office:value="20.361899999999999" table:style-name="ce35">
            <text:p>20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南市</text:p>
          </table:table-cell>
          <table:table-cell office:value-type="string" table:style-name="ce62">
            <text:p>TAINAN CITY</text:p>
          </table:table-cell>
          <table:table-cell office:value-type="float" office:value="89.847999999999999" table:style-name="ce57">
            <text:p>90<text:s/></text:p>
          </table:table-cell>
          <table:table-cell office:value-type="float" office:value="4213.4683999999997" table:style-name="ce35">
            <text:p>4,213<text:s/></text:p>
          </table:table-cell>
          <table:table-cell office:value-type="float" office:value="7.2279999999999998" table:style-name="ce57">
            <text:p>7<text:s/></text:p>
          </table:table-cell>
          <table:table-cell office:value-type="float" office:value="493.56200000000001" table:style-name="ce35">
            <text:p>494<text:s/></text:p>
          </table:table-cell>
          <table:table-cell office:value-type="float" office:value="659.84199999999998" table:style-name="ce57">
            <text:p>660<text:s/></text:p>
          </table:table-cell>
          <table:table-cell office:value-type="float" office:value="457381.18" table:style-name="ce35">
            <text:p>457,381<text:s/></text:p>
          </table:table-cell>
          <table:table-cell office:value-type="float" office:value="94.03" table:style-name="ce57">
            <text:p>94<text:s/></text:p>
          </table:table-cell>
          <table:table-cell office:value-type="float" office:value="3871.0952000000002" table:style-name="ce35">
            <text:p>3,871<text:s/></text:p>
          </table:table-cell>
          <table:table-cell office:value-type="float" office:value="317.45499999999998" table:formula="of:=  IF(SUM([.M16];[.O16];['漁業生產量值-漁業種類別魚類別生產量值2'.C16])=0;&quot;-&quot;;SUM([.M16];[.O16];['漁業生產量值-漁業種類別魚類別生產量值2'.C16]))" table:style-name="ce52">
            <text:p>317<text:s/></text:p>
          </table:table-cell>
          <table:table-cell office:value-type="float" office:value="33469.992700000003" table:formula="of:=  IF(SUM([.N16];[.P16];['漁業生產量值-漁業種類別魚類別生產量值2'.D16])=0;&quot;-&quot;;SUM([.N16];[.P16];['漁業生產量值-漁業種類別魚類別生產量值2'.D16]))" table:style-name="ce52">
            <text:p>33,470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12.628" table:style-name="ce57">
            <text:p>113<text:s/></text:p>
          </table:table-cell>
          <table:table-cell office:value-type="float" office:value="11957.3282" table:style-name="ce35">
            <text:p>11,957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高雄市</text:p>
          </table:table-cell>
          <table:table-cell office:value-type="string" table:style-name="ce62">
            <text:p>KAOHSIUNG CITY</text:p>
          </table:table-cell>
          <table:table-cell office:value-type="float" office:value="6.1" table:style-name="ce57">
            <text:p>6<text:s/></text:p>
          </table:table-cell>
          <table:table-cell office:value-type="float" office:value="301.95" table:style-name="ce35">
            <text:p>302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452" table:style-name="ce57">
            <text:p>452<text:s/></text:p>
          </table:table-cell>
          <table:table-cell office:value-type="float" office:value="407746" table:style-name="ce35">
            <text:p>407,746<text:s/></text:p>
          </table:table-cell>
          <table:table-cell office:value-type="float" office:value="61.1" table:style-name="ce57">
            <text:p>61<text:s/></text:p>
          </table:table-cell>
          <table:table-cell office:value-type="float" office:value="962.15" table:style-name="ce35">
            <text:p>962<text:s/></text:p>
          </table:table-cell>
          <table:table-cell office:value-type="float" office:value="2851.5599899999997" table:formula="of:=  IF(SUM([.M17];[.O17];['漁業生產量值-漁業種類別魚類別生產量值2'.C17])=0;&quot;-&quot;;SUM([.M17];[.O17];['漁業生產量值-漁業種類別魚類別生產量值2'.C17]))" table:style-name="ce52">
            <text:p>2,852<text:s/></text:p>
          </table:table-cell>
          <table:table-cell office:value-type="float" office:value="301452.88761999999" table:formula="of:=  IF(SUM([.N17];[.P17];['漁業生產量值-漁業種類別魚類別生產量值2'.D17])=0;&quot;-&quot;;SUM([.N17];[.P17];['漁業生產量值-漁業種類別魚類別生產量值2'.D17]))" table:style-name="ce52">
            <text:p>301,453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850.9999899999998" table:style-name="ce57">
            <text:p>2,851<text:s/></text:p>
          </table:table-cell>
          <table:table-cell office:value-type="float" office:value="301228.88761999999" table:style-name="ce35">
            <text:p>301,229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宜蘭縣</text:p>
          </table:table-cell>
          <table:table-cell office:value-type="string" table:style-name="ce62">
            <text:p>ILAN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6.96" table:style-name="ce57">
            <text:p>17<text:s/></text:p>
          </table:table-cell>
          <table:table-cell office:value-type="float" office:value="10153.1" table:style-name="ce35">
            <text:p>10,153<text:s/></text:p>
          </table:table-cell>
          <table:table-cell office:value-type="float" office:value="3.621" table:style-name="ce57">
            <text:p>4<text:s/></text:p>
          </table:table-cell>
          <table:table-cell office:value-type="float" office:value="112.251" table:style-name="ce35">
            <text:p>112<text:s/></text:p>
          </table:table-cell>
          <table:table-cell office:value-type="float" office:value="316.411" table:formula="of:=  IF(SUM([.M18];[.O18];['漁業生產量值-漁業種類別魚類別生產量值2'.C18])=0;&quot;-&quot;;SUM([.M18];[.O18];['漁業生產量值-漁業種類別魚類別生產量值2'.C18]))" table:style-name="ce52">
            <text:p>316<text:s/></text:p>
          </table:table-cell>
          <table:table-cell office:value-type="float" office:value="28662.48" table:formula="of:=  IF(SUM([.N18];[.P18];['漁業生產量值-漁業種類別魚類別生產量值2'.D18])=0;&quot;-&quot;;SUM([.N18];[.P18];['漁業生產量值-漁業種類別魚類別生產量值2'.D18]))" table:style-name="ce52">
            <text:p>28,662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1" table:style-name="ce57">
            <text:p>11<text:s/></text:p>
          </table:table-cell>
          <table:table-cell office:value-type="float" office:value="1034" table:style-name="ce35">
            <text:p>1,034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新竹縣</text:p>
          </table:table-cell>
          <table:table-cell office:value-type="string" table:style-name="ce62">
            <text:p>HSINCHU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40.799999999999997" table:formula="of:=  IF(SUM([.M19];[.O19];['漁業生產量值-漁業種類別魚類別生產量值2'.C19])=0;&quot;-&quot;;SUM([.M19];[.O19];['漁業生產量值-漁業種類別魚類別生產量值2'.C19]))" table:style-name="ce52">
            <text:p>41<text:s/></text:p>
          </table:table-cell>
          <table:table-cell office:value-type="float" office:value="4910.8580000000002" table:formula="of:=  IF(SUM([.N19];[.P19];['漁業生產量值-漁業種類別魚類別生產量值2'.D19])=0;&quot;-&quot;;SUM([.N19];[.P19];['漁業生產量值-漁業種類別魚類別生產量值2'.D19]))" table:style-name="ce52">
            <text:p>4,911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苗栗縣</text:p>
          </table:table-cell>
          <table:table-cell office:value-type="string" table:style-name="ce62">
            <text:p>MIAOLI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4.68" table:style-name="ce57">
            <text:p>5<text:s/></text:p>
          </table:table-cell>
          <table:table-cell office:value-type="float" office:value="117.93600000000001" table:style-name="ce35">
            <text:p>118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0.30890000000000001" table:formula="of:=  IF(SUM([.M20];[.O20];['漁業生產量值-漁業種類別魚類別生產量值2'.C20])=0;&quot;-&quot;;SUM([.M20];[.O20];['漁業生產量值-漁業種類別魚類別生產量值2'.C20]))" table:style-name="ce52">
            <text:p>0<text:s/></text:p>
          </table:table-cell>
          <table:table-cell office:value-type="float" office:value="143.94739999999999" table:formula="of:=  IF(SUM([.N20];[.P20];['漁業生產量值-漁業種類別魚類別生產量值2'.D20])=0;&quot;-&quot;;SUM([.N20];[.P20];['漁業生產量值-漁業種類別魚類別生產量值2'.D20]))" table:style-name="ce52">
            <text:p>144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彰化縣</text:p>
          </table:table-cell>
          <table:table-cell office:value-type="string" table:style-name="ce62">
            <text:p>CHANGHWA COUNTY</text:p>
          </table:table-cell>
          <table:table-cell office:value-type="float" office:value="9.1" table:style-name="ce57">
            <text:p>9<text:s/></text:p>
          </table:table-cell>
          <table:table-cell office:value-type="float" office:value="535.08000000000004" table:style-name="ce35">
            <text:p>535<text:s/></text:p>
          </table:table-cell>
          <table:table-cell office:value-type="float" office:value="0.5" table:style-name="ce57">
            <text:p>1<text:s/></text:p>
          </table:table-cell>
          <table:table-cell office:value-type="float" office:value="19.434999999999999" table:style-name="ce35">
            <text:p>19<text:s/></text:p>
          </table:table-cell>
          <table:table-cell office:value-type="float" office:value="299.65300000000002" table:style-name="ce57">
            <text:p>300<text:s/></text:p>
          </table:table-cell>
          <table:table-cell office:value-type="float" office:value="193914.45" table:style-name="ce35">
            <text:p>193,914<text:s/></text:p>
          </table:table-cell>
          <table:table-cell office:value-type="float" office:value="0.1" table:style-name="ce57">
            <text:p>0<text:s/></text:p>
          </table:table-cell>
          <table:table-cell office:value-type="float" office:value="9.2349999999999994" table:style-name="ce35">
            <text:p>9<text:s/></text:p>
          </table:table-cell>
          <table:table-cell office:value-type="float" office:value="169.22299999999998" table:formula="of:=  IF(SUM([.M21];[.O21];['漁業生產量值-漁業種類別魚類別生產量值2'.C21])=0;&quot;-&quot;;SUM([.M21];[.O21];['漁業生產量值-漁業種類別魚類別生產量值2'.C21]))" table:style-name="ce52">
            <text:p>169<text:s/></text:p>
          </table:table-cell>
          <table:table-cell office:value-type="float" office:value="23916.182000000001" table:formula="of:=  IF(SUM([.N21];[.P21];['漁業生產量值-漁業種類別魚類別生產量值2'.D21])=0;&quot;-&quot;;SUM([.N21];[.P21];['漁業生產量值-漁業種類別魚類別生產量值2'.D21]))" table:style-name="ce52">
            <text:p>23,916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南投縣</text:p>
          </table:table-cell>
          <table:table-cell office:value-type="string" table:style-name="ce62">
            <text:p>NANTOU COUNTY</text:p>
          </table:table-cell>
          <table:table-cell office:value-type="float" office:value="1.7" table:style-name="ce57">
            <text:p>2<text:s/></text:p>
          </table:table-cell>
          <table:table-cell office:value-type="float" office:value="115.6" table:style-name="ce35">
            <text:p>116<text:s/></text:p>
          </table:table-cell>
          <table:table-cell office:value-type="float" office:value="0.65600000000000003" table:style-name="ce57">
            <text:p>1<text:s/></text:p>
          </table:table-cell>
          <table:table-cell office:value-type="float" office:value="72.16" table:style-name="ce35">
            <text:p>72<text:s/></text:p>
          </table:table-cell>
          <table:table-cell office:value-type="float" office:value="3.6" table:style-name="ce57">
            <text:p>4<text:s/></text:p>
          </table:table-cell>
          <table:table-cell office:value-type="float" office:value="3060" table:style-name="ce35">
            <text:p>3,060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3.46" table:formula="of:=  IF(SUM([.M22];[.O22];['漁業生產量值-漁業種類別魚類別生產量值2'.C22])=0;&quot;-&quot;;SUM([.M22];[.O22];['漁業生產量值-漁業種類別魚類別生產量值2'.C22]))" table:style-name="ce52">
            <text:p>3<text:s/></text:p>
          </table:table-cell>
          <table:table-cell office:value-type="float" office:value="726.6" table:formula="of:=  IF(SUM([.N22];[.P22];['漁業生產量值-漁業種類別魚類別生產量值2'.D22])=0;&quot;-&quot;;SUM([.N22];[.P22];['漁業生產量值-漁業種類別魚類別生產量值2'.D22]))" table:style-name="ce52">
            <text:p>727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雲林縣</text:p>
          </table:table-cell>
          <table:table-cell office:value-type="string" table:style-name="ce62">
            <text:p>YUNLIN COUNTY</text:p>
          </table:table-cell>
          <table:table-cell office:value-type="float" office:value="7.0000000000000001E-3" table:style-name="ce57">
            <text:p>0<text:s/></text:p>
          </table:table-cell>
          <table:table-cell office:value-type="float" office:value="0.52500000000000002" table:style-name="ce35">
            <text:p>1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482.2840000000001" table:style-name="ce57">
            <text:p>2,482<text:s/></text:p>
          </table:table-cell>
          <table:table-cell office:value-type="float" office:value="1732128.73" table:style-name="ce35">
            <text:p>1,732,129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964.03" table:formula="of:=  IF(SUM([.M23];[.O23];['漁業生產量值-漁業種類別魚類別生產量值2'.C23])=0;&quot;-&quot;;SUM([.M23];[.O23];['漁業生產量值-漁業種類別魚類別生產量值2'.C23]))" table:style-name="ce52">
            <text:p>1,964<text:s/></text:p>
          </table:table-cell>
          <table:table-cell office:value-type="float" office:value="151409.20000000001" table:formula="of:=  IF(SUM([.N23];[.P23];['漁業生產量值-漁業種類別魚類別生產量值2'.D23])=0;&quot;-&quot;;SUM([.N23];[.P23];['漁業生產量值-漁業種類別魚類別生產量值2'.D23]))" table:style-name="ce52">
            <text:p>151,409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64.3" table:style-name="ce57">
            <text:p>264<text:s/></text:p>
          </table:table-cell>
          <table:table-cell office:value-type="float" office:value="20536" table:style-name="ce35">
            <text:p>20,536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嘉義縣</text:p>
          </table:table-cell>
          <table:table-cell office:value-type="string" table:style-name="ce62">
            <text:p>CHIAYI COUNTY</text:p>
          </table:table-cell>
          <table:table-cell office:value-type="float" office:value="268.49799999999999" table:style-name="ce57">
            <text:p>268<text:s/></text:p>
          </table:table-cell>
          <table:table-cell office:value-type="float" office:value="11055.235699999999" table:style-name="ce35">
            <text:p>11,055<text:s/></text:p>
          </table:table-cell>
          <table:table-cell office:value-type="float" office:value="3.03" table:style-name="ce57">
            <text:p>3<text:s/></text:p>
          </table:table-cell>
          <table:table-cell office:value-type="float" office:value="210.88800000000001" table:style-name="ce35">
            <text:p>211<text:s/></text:p>
          </table:table-cell>
          <table:table-cell office:value-type="float" office:value="396.97" table:style-name="ce57">
            <text:p>397<text:s/></text:p>
          </table:table-cell>
          <table:table-cell office:value-type="float" office:value="376742.29200000002" table:style-name="ce35">
            <text:p>376,742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1426.996999999999" table:formula="of:=  IF(SUM([.M24];[.O24];['漁業生產量值-漁業種類別魚類別生產量值2'.C24])=0;&quot;-&quot;;SUM([.M24];[.O24];['漁業生產量值-漁業種類別魚類別生產量值2'.C24]))" table:style-name="ce52">
            <text:p>11,427<text:s/></text:p>
          </table:table-cell>
          <table:table-cell office:value-type="float" office:value="1231862.0382000001" table:formula="of:=  IF(SUM([.N24];[.P24];['漁業生產量值-漁業種類別魚類別生產量值2'.D24])=0;&quot;-&quot;;SUM([.N24];[.P24];['漁業生產量值-漁業種類別魚類別生產量值2'.D24]))" table:style-name="ce52">
            <text:p>1,231,862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964.998" table:style-name="ce57">
            <text:p>2,965<text:s/></text:p>
          </table:table-cell>
          <table:table-cell office:value-type="float" office:value="313343.87420000002" table:style-name="ce35">
            <text:p>313,344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屏東縣</text:p>
          </table:table-cell>
          <table:table-cell office:value-type="string" table:style-name="ce62">
            <text:p>PINGTUNG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482.86199999999997" table:style-name="ce57">
            <text:p>483<text:s/></text:p>
          </table:table-cell>
          <table:table-cell office:value-type="float" office:value="370131.48735000001" table:style-name="ce35">
            <text:p>370,131<text:s/></text:p>
          </table:table-cell>
          <table:table-cell office:value-type="float" office:value="189.57900000000001" table:style-name="ce57">
            <text:p>190<text:s/></text:p>
          </table:table-cell>
          <table:table-cell office:value-type="float" office:value="6635.0024999999996" table:style-name="ce35">
            <text:p>6,635<text:s/></text:p>
          </table:table-cell>
          <table:table-cell office:value-type="float" office:value="1556.652" table:formula="of:=  IF(SUM([.M25];[.O25];['漁業生產量值-漁業種類別魚類別生產量值2'.C25])=0;&quot;-&quot;;SUM([.M25];[.O25];['漁業生產量值-漁業種類別魚類別生產量值2'.C25]))" table:style-name="ce52">
            <text:p>1,557<text:s/></text:p>
          </table:table-cell>
          <table:table-cell office:value-type="float" office:value="178587.37700000001" table:formula="of:=  IF(SUM([.N25];[.P25];['漁業生產量值-漁業種類別魚類別生產量值2'.D25])=0;&quot;-&quot;;SUM([.N25];[.P25];['漁業生產量值-漁業種類別魚類別生產量值2'.D25]))" table:style-name="ce52">
            <text:p>178,587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351.288" table:style-name="ce57">
            <text:p>1,351<text:s/></text:p>
          </table:table-cell>
          <table:table-cell office:value-type="float" office:value="152750.5025" table:style-name="ce35">
            <text:p>152,751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東縣</text:p>
          </table:table-cell>
          <table:table-cell office:value-type="string" table:style-name="ce62">
            <text:p>TAITUNG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5" table:style-name="ce57">
            <text:p>5<text:s/></text:p>
          </table:table-cell>
          <table:table-cell office:value-type="float" office:value="2375" table:style-name="ce35">
            <text:p>2,375<text:s/></text:p>
          </table:table-cell>
          <table:table-cell office:value-type="float" office:value="9.8450000000000006" table:style-name="ce57">
            <text:p>10<text:s/></text:p>
          </table:table-cell>
          <table:table-cell office:value-type="float" office:value="324.88499999999999" table:style-name="ce35">
            <text:p>325<text:s/></text:p>
          </table:table-cell>
          <table:table-cell office:value-type="string" office:string-value="-" table:formula="of:=  IF(SUM([.M26];[.O26];['漁業生產量值-漁業種類別魚類別生產量值2'.C26])=0;&quot;-&quot;;SUM([.M26];[.O26];['漁業生產量值-漁業種類別魚類別生產量值2'.C26]))" table:style-name="ce52">
            <text:p>-</text:p>
          </table:table-cell>
          <table:table-cell office:value-type="string" office:string-value="-" table:formula="of:=  IF(SUM([.N26];[.P26];['漁業生產量值-漁業種類別魚類別生產量值2'.D26])=0;&quot;-&quot;;SUM([.N26];[.P26];['漁業生產量值-漁業種類別魚類別生產量值2'.D26]))" table:style-name="ce5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花蓮縣</text:p>
          </table:table-cell>
          <table:table-cell office:value-type="string" table:style-name="ce62">
            <text:p>HWALIEN COUNTY</text:p>
          </table:table-cell>
          <table:table-cell office:value-type="float" office:value="6" table:style-name="ce57">
            <text:p>6<text:s/></text:p>
          </table:table-cell>
          <table:table-cell office:value-type="float" office:value="312" table:style-name="ce35">
            <text:p>312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73.448800000000006" table:formula="of:=  IF(SUM([.M27];[.O27];['漁業生產量值-漁業種類別魚類別生產量值2'.C27])=0;&quot;-&quot;;SUM([.M27];[.O27];['漁業生產量值-漁業種類別魚類別生產量值2'.C27]))" table:style-name="ce52">
            <text:p>73<text:s/></text:p>
          </table:table-cell>
          <table:table-cell office:value-type="float" office:value="6389.64" table:formula="of:=  IF(SUM([.N27];[.P27];['漁業生產量值-漁業種類別魚類別生產量值2'.D27])=0;&quot;-&quot;;SUM([.N27];[.P27];['漁業生產量值-漁業種類別魚類別生產量值2'.D27]))" table:style-name="ce52">
            <text:p>6,390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澎湖縣</text:p>
          </table:table-cell>
          <table:table-cell office:value-type="string" table:style-name="ce62">
            <text:p>PENGHU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office:string-value="-" table:formula="of:=  IF(SUM([.M28];[.O28];['漁業生產量值-漁業種類別魚類別生產量值2'.C28])=0;&quot;-&quot;;SUM([.M28];[.O28];['漁業生產量值-漁業種類別魚類別生產量值2'.C28]))" table:style-name="ce52">
            <text:p>-</text:p>
          </table:table-cell>
          <table:table-cell office:value-type="string" office:string-value="-" table:formula="of:=  IF(SUM([.N28];[.P28];['漁業生產量值-漁業種類別魚類別生產量值2'.D28])=0;&quot;-&quot;;SUM([.N28];[.P28];['漁業生產量值-漁業種類別魚類別生產量值2'.D28]))" table:style-name="ce5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基隆市</text:p>
          </table:table-cell>
          <table:table-cell office:value-type="string" table:style-name="ce62">
            <text:p>KEELUNG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office:string-value="-" table:formula="of:=  IF(SUM([.M29];[.O29];['漁業生產量值-漁業種類別魚類別生產量值2'.C29])=0;&quot;-&quot;;SUM([.M29];[.O29];['漁業生產量值-漁業種類別魚類別生產量值2'.C29]))" table:style-name="ce52">
            <text:p>-</text:p>
          </table:table-cell>
          <table:table-cell office:value-type="string" office:string-value="-" table:formula="of:=  IF(SUM([.N29];[.P29];['漁業生產量值-漁業種類別魚類別生產量值2'.D29])=0;&quot;-&quot;;SUM([.N29];[.P29];['漁業生產量值-漁業種類別魚類別生產量值2'.D29]))" table:style-name="ce5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新竹市</text:p>
          </table:table-cell>
          <table:table-cell office:value-type="string" table:style-name="ce62">
            <text:p>HSINCHU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0.14199999999999999" table:formula="of:=  IF(SUM([.M30];[.O30];['漁業生產量值-漁業種類別魚類別生產量值2'.C30])=0;&quot;-&quot;;SUM([.M30];[.O30];['漁業生產量值-漁業種類別魚類別生產量值2'.C30]))" table:style-name="ce52">
            <text:p>0<text:s/></text:p>
          </table:table-cell>
          <table:table-cell office:value-type="float" office:value="69.5" table:formula="of:=  IF(SUM([.N30];[.P30];['漁業生產量值-漁業種類別魚類別生產量值2'.D30])=0;&quot;-&quot;;SUM([.N30];[.P30];['漁業生產量值-漁業種類別魚類別生產量值2'.D30]))" table:style-name="ce52">
            <text:p>70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嘉義市</text:p>
          </table:table-cell>
          <table:table-cell office:value-type="string" table:style-name="ce62">
            <text:p>CHIAYI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office:string-value="-" table:formula="of:=  IF(SUM([.M31];[.O31];['漁業生產量值-漁業種類別魚類別生產量值2'.C31])=0;&quot;-&quot;;SUM([.M31];[.O31];['漁業生產量值-漁業種類別魚類別生產量值2'.C31]))" table:style-name="ce52">
            <text:p>-</text:p>
          </table:table-cell>
          <table:table-cell office:value-type="string" office:string-value="-" table:formula="of:=  IF(SUM([.N31];[.P31];['漁業生產量值-漁業種類別魚類別生產量值2'.D31])=0;&quot;-&quot;;SUM([.N31];[.P31];['漁業生產量值-漁業種類別魚類別生產量值2'.D31]))" table:style-name="ce5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1">
            <text:p>金馬地區</text:p>
          </table:table-cell>
          <table:table-cell office:value-type="string" table:style-name="ce62">
            <text:p>KINMA AREA</text:p>
          </table:table-cell>
          <table:table-cell office:value-type="string" office:string-value="-" table:formula="of:=  IF(SUM([.C33:.C35])=0;&quot;-&quot;;SUM([.C33:.C35]))" table:style-name="ce57">
            <text:p>-</text:p>
          </table:table-cell>
          <table:table-cell office:value-type="string" office:string-value="-" table:formula="of:=  IF(SUM([.D33:.D35])=0;&quot;-&quot;;SUM([.D33:.D35]))" table:style-name="ce35">
            <text:p>-</text:p>
          </table:table-cell>
          <table:table-cell office:value-type="string" office:string-value="-" table:formula="of:=  IF(SUM([.E33:.E35])=0;&quot;-&quot;;SUM([.E33:.E35]))" table:style-name="ce57">
            <text:p>-</text:p>
          </table:table-cell>
          <table:table-cell office:value-type="string" office:string-value="-" table:formula="of:=  IF(SUM([.F33:.F35])=0;&quot;-&quot;;SUM([.F33:.F35]))" table:style-name="ce35">
            <text:p>-</text:p>
          </table:table-cell>
          <table:table-cell office:value-type="string" office:string-value="-" table:formula="of:=  IF(SUM([.G33:.G35])=0;&quot;-&quot;;SUM([.G33:.G35]))" table:style-name="ce57">
            <text:p>-</text:p>
          </table:table-cell>
          <table:table-cell office:value-type="string" office:string-value="-" table:formula="of:=  IF(SUM([.H33:.H35])=0;&quot;-&quot;;SUM([.H33:.H35]))" table:style-name="ce35">
            <text:p>-</text:p>
          </table:table-cell>
          <table:table-cell office:value-type="string" office:string-value="-" table:formula="of:=  IF(SUM([.I33:.I35])=0;&quot;-&quot;;SUM([.I33:.I35]))" table:style-name="ce57">
            <text:p>-</text:p>
          </table:table-cell>
          <table:table-cell office:value-type="string" office:string-value="-" table:formula="of:=  IF(SUM([.J33:.J35])=0;&quot;-&quot;;SUM([.J33:.J35]))" table:style-name="ce35">
            <text:p>-</text:p>
          </table:table-cell>
          <table:table-cell office:value-type="float" office:value="57.753999999999998" table:formula="of:=  IF(SUM([.M32];[.O32];['漁業生產量值-漁業種類別魚類別生產量值2'.C32])=0;&quot;-&quot;;SUM([.M32];[.O32];['漁業生產量值-漁業種類別魚類別生產量值2'.C32]))" table:style-name="ce52">
            <text:p>58<text:s/></text:p>
          </table:table-cell>
          <table:table-cell office:value-type="float" office:value="8493.9599999999991" table:formula="of:=  IF(SUM([.N32];[.P32];['漁業生產量值-漁業種類別魚類別生產量值2'.D32])=0;&quot;-&quot;;SUM([.N32];[.P32];['漁業生產量值-漁業種類別魚類別生產量值2'.D32]))" table:style-name="ce52">
            <text:p>8,494<text:s/></text:p>
          </table:table-cell>
          <table:table-cell office:value-type="string" office:string-value="-" table:formula="of:=  IF(SUM([.M33:.M35])=0;&quot;-&quot;;SUM([.M33:.M35]))" table:style-name="ce57">
            <text:p>-</text:p>
          </table:table-cell>
          <table:table-cell office:value-type="string" office:string-value="-" table:formula="of:=  IF(SUM([.N33:.N35])=0;&quot;-&quot;;SUM([.N33:.N35]))" table:style-name="ce35">
            <text:p>-</text:p>
          </table:table-cell>
          <table:table-cell office:value-type="string" office:string-value="-" table:formula="of:=  IF(SUM([.O33:.O35])=0;&quot;-&quot;;SUM([.O33:.O35]))" table:style-name="ce57">
            <text:p>-</text:p>
          </table:table-cell>
          <table:table-cell office:value-type="string" office:string-value="-" table:formula="of:=  IF(SUM([.P33:.P35])=0;&quot;-&quot;;SUM([.P33:.P35]))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金門縣</text:p>
          </table:table-cell>
          <table:table-cell office:value-type="string" table:style-name="ce62">
            <text:p>KINMEN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45.430999999999997" table:formula="of:=  IF(SUM([.M33];[.O33];['漁業生產量值-漁業種類別魚類別生產量值2'.C33])=0;&quot;-&quot;;SUM([.M33];[.O33];['漁業生產量值-漁業種類別魚類別生產量值2'.C33]))" table:style-name="ce52">
            <text:p>45<text:s/></text:p>
          </table:table-cell>
          <table:table-cell office:value-type="float" office:value="5413.21" table:formula="of:=  IF(SUM([.N33];[.P33];['漁業生產量值-漁業種類別魚類別生產量值2'.D33])=0;&quot;-&quot;;SUM([.N33];[.P33];['漁業生產量值-漁業種類別魚類別生產量值2'.D33]))" table:style-name="ce52">
            <text:p>5,413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連江縣</text:p>
          </table:table-cell>
          <table:table-cell office:value-type="string" table:style-name="ce62">
            <text:p>LIANJIANG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2.323" table:formula="of:=  IF(SUM([.M34];[.O34];['漁業生產量值-漁業種類別魚類別生產量值2'.C34])=0;&quot;-&quot;;SUM([.M34];[.O34];['漁業生產量值-漁業種類別魚類別生產量值2'.C34]))" table:style-name="ce52">
            <text:p>12<text:s/></text:p>
          </table:table-cell>
          <table:table-cell office:value-type="float" office:value="3080.75" table:formula="of:=  IF(SUM([.N34];[.P34];['漁業生產量值-漁業種類別魚類別生產量值2'.D34])=0;&quot;-&quot;;SUM([.N34];[.P34];['漁業生產量值-漁業種類別魚類別生產量值2'.D34]))" table:style-name="ce52">
            <text:p>3,081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4">
            <text:p>國外基地</text:p>
          </table:table-cell>
          <table:table-cell office:value-type="string" table:style-name="ce65">
            <text:p>OVERSEAS LANDING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of:=  IF(SUM([.M35];[.O35];['漁業生產量值-漁業種類別魚類別生產量值2'.C35])=0;&quot;-&quot;;SUM([.M35];[.O35];['漁業生產量值-漁業種類別魚類別生產量值2'.C35]))" table:style-name="ce70">
            <text:p>-</text:p>
          </table:table-cell>
          <table:table-cell office:value-type="string" office:string-value="-" table:formula="of:=  IF(SUM([.N35];[.P35];['漁業生產量值-漁業種類別魚類別生產量值2'.D35])=0;&quot;-&quot;;SUM([.N35];[.P35];['漁業生產量值-漁業種類別魚類別生產量值2'.D35]))" table:style-name="ce70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table:number-columns-repeated="16368" table:style-name="ce24"/>
        </table:table-row>
        <table:table-row table:style-name="ro2">
          <table:table-cell office:value-type="string" table:number-columns-spanned="6" table:number-rows-spanned="1" table:style-name="ce71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72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42"/>
        </table:table-row>
        <table:table-row table:style-name="ro3">
          <table:table-cell table:number-columns-repeated="2" table:style-name="ce42"/>
          <table:table-cell table:number-columns-repeated="16382" table:style-name="ce24"/>
        </table:table-row>
        <table:table-row table:number-rows-repeated="1048539" table:style-name="ro3">
          <table:table-cell table:number-columns-repeated="16384"/>
        </table:table-row>
      </table:table>
      <table:table table:name="漁業生產量值-漁業種類別魚類別生產量值2" table:style-name="ta1">
        <table:table-column table:style-name="co1" table:default-cell-style-name="ce42"/>
        <table:table-column table:style-name="co2" table:default-cell-style-name="ce42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85">
            <text:p>7‧漁業生產量</text:p>
          </table:table-cell>
          <table:covered-table-cell table:number-columns-repeated="2"/>
          <table:table-cell table:number-columns-repeated="6" table:style-name="ce42"/>
          <table:table-cell office:value-type="string" table:style-name="ce42">
            <text:p>7‧FISHERIES PRODUCTION</text:p>
          </table:table-cell>
          <table:table-cell table:number-columns-repeated="16374" table:style-name="ce42"/>
        </table:table-row>
        <table:table-row table:style-name="ro1">
          <table:table-cell table:number-columns-repeated="4" table:style-name="ce42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42"/>
          <table:table-cell table:number-columns-repeated="2" table:style-name="ce3"/>
          <table:table-cell table:number-columns-repeated="2" table:style-name="ce42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42"/>
        </table:table-row>
        <table:table-row table:style-name="ro1">
          <table:table-cell table:style-name="ce42">
            <draw:custom-shape svg:x="0in" svg:y="0.20833in" svg:width="1.55027in" svg:height="1.25in" draw:z-index="1" draw:id="id2" draw:style-name="a2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3" table:number-rows-spanned="1" table:style-name="ce87">
            <text:p>(3) 縣市別魚類別生產量值(續)</text:p>
          </table:table-cell>
          <table:covered-table-cell table:number-columns-repeated="2"/>
          <table:table-cell table:style-name="ce42"/>
          <table:table-cell office:value-type="string" table:style-name="ce43">
            <text:p>價值：新臺幣千元</text:p>
          </table:table-cell>
          <table:table-cell table:style-name="ce42"/>
          <table:table-cell table:style-name="ce43"/>
          <table:table-cell office:value-type="string" table:style-name="ce43">
            <text:p>(3) By type of district by species(Continued)</text:p>
          </table:table-cell>
          <table:table-cell table:number-columns-repeated="3" table:style-name="ce42"/>
          <table:table-cell office:value-type="string" table:style-name="ce13">
            <text:p>Value：Thousand NT $</text:p>
          </table:table-cell>
          <table:table-cell table:number-columns-repeated="16371" table:style-name="ce42"/>
        </table:table-row>
        <table:table-row table:style-name="ro1">
          <table:table-cell office:value-type="string" table:number-columns-spanned="2" table:number-rows-spanned="3" table:style-name="ce90">
            <text:p><text:s text:c="20"/><text:span text:style-name="T2">魚類別</text:span></text:p>
            <text:p><text:span text:style-name="T2"><text:s text:c="20"/>Species</text:span></text:p>
          </table:table-cell>
          <table:covered-table-cell/>
          <table:table-cell office:value-type="string" table:number-columns-spanned="14" table:number-rows-spanned="1" table:style-name="ce189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number-columns-spanned="2" table:number-rows-spanned="1" table:style-name="ce189">
            <text:p>鱸 <text:s text:c="3"/>魚 <text:s text:c="3"/>類<text:s text:c="2"/></text:p>
          </table:table-cell>
          <table:covered-table-cell/>
          <table:table-cell table:number-columns-spanned="2" table:number-rows-spanned="1" table:style-name="ce198"/>
          <table:covered-table-cell/>
          <table:table-cell table:number-columns-spanned="2" table:number-rows-spanned="1" table:style-name="ce191"/>
          <table:covered-table-cell/>
          <table:table-cell table:number-columns-spanned="2" table:number-rows-spanned="1" table:style-name="ce191"/>
          <table:covered-table-cell/>
          <table:table-cell table:number-columns-spanned="2" table:number-rows-spanned="1" table:style-name="ce191"/>
          <table:covered-table-cell/>
          <table:table-cell office:value-type="string" table:number-columns-spanned="4" table:number-rows-spanned="1" table:style-name="ce189">
            <text:p>鯛 <text:s text:c="2"/>科</text:p>
          </table:table-cell>
          <table:covered-table-cell table:number-columns-repeated="3"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number-columns-spanned="2" table:number-rows-spanned="1" table:style-name="ce193">
            <text:p>其他</text:p>
          </table:table-cell>
          <table:covered-table-cell/>
          <table:table-cell office:value-type="string" table:number-columns-spanned="2" table:number-rows-spanned="1" table:style-name="ce188">
            <text:p>觀賞魚類</text:p>
          </table:table-cell>
          <table:covered-table-cell/>
          <table:table-cell office:value-type="string" table:number-columns-spanned="2" table:number-rows-spanned="1" table:style-name="ce188">
            <text:p>麥奇鈎吻鮭</text:p>
          </table:table-cell>
          <table:covered-table-cell/>
          <table:table-cell office:value-type="string" table:number-columns-spanned="2" table:number-rows-spanned="1" table:style-name="ce194">
            <text:p>香魚</text:p>
          </table:table-cell>
          <table:covered-table-cell/>
          <table:table-cell office:value-type="string" table:number-columns-spanned="2" table:number-rows-spanned="1" table:style-name="ce194">
            <text:p>虱目魚</text:p>
          </table:table-cell>
          <table:covered-table-cell/>
          <table:table-cell office:value-type="string" table:number-columns-spanned="2" table:number-rows-spanned="1" table:style-name="ce193">
            <text:p>小計</text:p>
          </table:table-cell>
          <table:covered-table-cell/>
          <table:table-cell office:value-type="string" table:number-columns-spanned="2" table:number-rows-spanned="1" table:style-name="ce193">
            <text:p>真鯛</text:p>
          </table:table-cell>
          <table:covered-table-cell/>
          <table:table-cell table:number-columns-repeated="16368"/>
        </table:table-row>
        <table:table-row table:style-name="ro1">
          <table:table-cell office:value-type="string" table:number-columns-spanned="2" table:number-rows-spanned="3" table:style-name="ce197">
            <text:p>縣市別</text:p>
            <text:p>District</text:p>
          </table:table-cell>
          <table:covered-table-cell/>
          <table:table-cell office:value-type="string" table:number-columns-spanned="2" table:number-rows-spanned="1" table:style-name="ce196">
            <text:p>05ZZZ</text:p>
          </table:table-cell>
          <table:covered-table-cell/>
          <table:table-cell office:value-type="string" table:number-columns-spanned="2" table:number-rows-spanned="1" table:style-name="ce179">
            <text:p>07000</text:p>
          </table:table-cell>
          <table:covered-table-cell/>
          <table:table-cell office:value-type="string" table:number-columns-spanned="2" table:number-rows-spanned="1" table:style-name="ce195">
            <text:p>08001</text:p>
          </table:table-cell>
          <table:covered-table-cell/>
          <table:table-cell office:value-type="string" table:number-columns-spanned="2" table:number-rows-spanned="1" table:style-name="ce174">
            <text:p>09001</text:p>
          </table:table-cell>
          <table:covered-table-cell/>
          <table:table-cell office:value-type="string" table:number-columns-spanned="2" table:number-rows-spanned="1" table:style-name="ce174">
            <text:p>10001</text:p>
          </table:table-cell>
          <table:covered-table-cell/>
          <table:table-cell office:value-type="string" table:number-columns-spanned="2" table:number-rows-spanned="1" table:style-name="ce186">
            <text:p>Sub Total</text:p>
          </table:table-cell>
          <table:covered-table-cell/>
          <table:table-cell office:value-type="string" table:number-columns-spanned="2" table:number-rows-spanned="1" table:style-name="ce186">
            <text:p>12001</text:p>
          </table:table-cell>
          <table:covered-table-cell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office:value-type="string" table:style-name="ce8">
            <text:p>產量</text:p>
          </table:table-cell>
          <table:table-cell office:value-type="string" table:style-name="ce8">
            <text:p>價值</text:p>
          </table:table-cell>
          <table:table-cell office:value-type="string" table:style-name="ce8">
            <text:p>產量</text:p>
          </table:table-cell>
          <table:table-cell office:value-type="string" table:style-name="ce8">
            <text:p>價值</text:p>
          </table:table-cell>
          <table:table-cell office:value-type="string" table:style-name="ce8">
            <text:p>產量</text:p>
          </table:table-cell>
          <table:table-cell office:value-type="string" table:style-name="ce8">
            <text:p>價值</text:p>
          </table:table-cell>
          <table:table-cell office:value-type="string" table:style-name="ce50">
            <text:p>產量</text:p>
          </table:table-cell>
          <table:table-cell office:value-type="string" table:style-name="ce50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51">
            <text:p>Quantity</text:p>
          </table:table-cell>
          <table:table-cell office:value-type="string" table:style-name="ce5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table:number-columns-repeated="16368"/>
        </table:table-row>
        <table:table-row table:style-name="ro1">
          <table:table-cell office:value-type="string" table:style-name="ce61">
            <text:p>總計</text:p>
          </table:table-cell>
          <table:table-cell office:value-type="string" table:style-name="ce62">
            <text:p>GRAND TOTAL</text:p>
          </table:table-cell>
          <table:table-cell office:value-type="float" office:value="11262.526249999999" table:formula="of:=  IF(SUM([.C11];[.C32])=0;&quot;-&quot;;SUM([.C11];[.C32]))" table:style-name="ce56">
            <text:p>11,263<text:s/></text:p>
          </table:table-cell>
          <table:table-cell office:value-type="float" office:value="1176230.3330899999" table:formula="of:=  IF(SUM([.D11];[.D32])=0;&quot;-&quot;;SUM([.D11];[.D32]))" table:style-name="ce53">
            <text:p>1,176,230<text:s/></text:p>
          </table:table-cell>
          <table:table-cell office:value-type="float" office:value="51064.000000000007" table:formula="of:=  IF(SUM([.E11];[.E32])=0;&quot;-&quot;;SUM([.E11];[.E32]))" table:style-name="ce56">
            <text:p>51,064<text:s/></text:p>
          </table:table-cell>
          <table:table-cell office:value-type="float" office:value="994751.89997000003" table:formula="of:=  IF(SUM([.F11];[.F32])=0;&quot;-&quot;;SUM([.F11];[.F32]))" table:style-name="ce53">
            <text:p>994,752<text:s/></text:p>
          </table:table-cell>
          <table:table-cell office:value-type="float" office:value="170.16000000000003" table:formula="of:=  IF(SUM([.G11];[.G32])=0;&quot;-&quot;;SUM([.G11];[.G32]))" table:style-name="ce56">
            <text:p>170<text:s/></text:p>
          </table:table-cell>
          <table:table-cell office:value-type="float" office:value="34319.68" table:formula="of:=  IF(SUM([.H11];[.H32])=0;&quot;-&quot;;SUM([.H11];[.H32]))" table:style-name="ce53">
            <text:p>34,320<text:s/></text:p>
          </table:table-cell>
          <table:table-cell office:value-type="float" office:value="1045" table:formula="of:=  IF(SUM([.I11];[.I32])=0;&quot;-&quot;;SUM([.I11];[.I32]))" table:style-name="ce56">
            <text:p>1,045<text:s/></text:p>
          </table:table-cell>
          <table:table-cell office:value-type="float" office:value="165495.29999999999" table:formula="of:=  IF(SUM([.J11];[.J32])=0;&quot;-&quot;;SUM([.J11];[.J32]))" table:style-name="ce53">
            <text:p>165,495<text:s/></text:p>
          </table:table-cell>
          <table:table-cell office:value-type="float" office:value="44575.761749999991" table:formula="of:=  IF(SUM([.K11];[.K32])=0;&quot;-&quot;;SUM([.K11];[.K32]))" table:style-name="ce56">
            <text:p>44,576<text:s/></text:p>
          </table:table-cell>
          <table:table-cell office:value-type="float" office:value="3314754.7477699998" table:formula="of:=  IF(SUM([.L11];[.L32])=0;&quot;-&quot;;SUM([.L11];[.L32]))" table:style-name="ce53">
            <text:p>3,314,755<text:s/></text:p>
          </table:table-cell>
          <table:table-cell office:value-type="float" office:value="2352.91122" table:formula="of:=  IF(SUM([.O10];['漁業生產量值-漁業種類別魚類別生產量值3'.C10];['漁業生產量值-漁業種類別魚類別生產量值3'.E10];['漁業生產量值-漁業種類別魚類別生產量值3'.G10])=0;&quot;-&quot;;SUM([.O10];['漁業生產量值-漁業種類別魚類別生產量值3'.C10];['漁業生產量值-漁業種類別魚類別生產量值3'.E10];['漁業生產量值-漁業種類別魚類別生產量值3'.G10]))" table:style-name="ce69">
            <text:p>2,353<text:s/></text:p>
          </table:table-cell>
          <table:table-cell office:value-type="float" office:value="543921.05961999996" table:formula="of:=  IF(SUM([.P10];['漁業生產量值-漁業種類別魚類別生產量值3'.D10];['漁業生產量值-漁業種類別魚類別生產量值3'.F10];['漁業生產量值-漁業種類別魚類別生產量值3'.H10])=0;&quot;-&quot;;SUM([.P10];['漁業生產量值-漁業種類別魚類別生產量值3'.D10];['漁業生產量值-漁業種類別魚類別生產量值3'.F10];['漁業生產量值-漁業種類別魚類別生產量值3'.H10]))" table:style-name="ce69">
            <text:p>543,921<text:s/></text:p>
          </table:table-cell>
          <table:table-cell office:value-type="float" office:value="137.07550000000001" table:formula="of:=  IF(SUM([.O11];[.O32])=0;&quot;-&quot;;SUM([.O11];[.O32]))" table:style-name="ce56">
            <text:p>137<text:s/></text:p>
          </table:table-cell>
          <table:table-cell office:value-type="float" office:value="43752.178620000006" table:formula="of:=  IF(SUM([.P11];[.P32])=0;&quot;-&quot;;SUM([.P11];[.P32]))" table:style-name="ce53">
            <text:p>43,752<text:s/></text:p>
          </table:table-cell>
          <table:table-cell table:number-columns-repeated="16368"/>
        </table:table-row>
        <table:table-row table:style-name="ro1">
          <table:table-cell office:value-type="string" table:style-name="ce61">
            <text:p>臺灣地區</text:p>
          </table:table-cell>
          <table:table-cell office:value-type="string" table:style-name="ce62">
            <text:p>TAIWAN AREA</text:p>
          </table:table-cell>
          <table:table-cell office:value-type="float" office:value="11204.772249999998" table:formula="of:=  IF(SUM([.C12:.C31])=0;&quot;-&quot;;SUM([.C12:.C31]))" table:style-name="ce57">
            <text:p>11,205<text:s/></text:p>
          </table:table-cell>
          <table:table-cell office:value-type="float" office:value="1167736.3730899999" table:formula="of:=  IF(SUM([.D12:.D31])=0;&quot;-&quot;;SUM([.D12:.D31]))" table:style-name="ce35">
            <text:p>1,167,736<text:s/></text:p>
          </table:table-cell>
          <table:table-cell office:value-type="float" office:value="51064.000000000007" table:formula="of:=  IF(SUM([.E12:.E31])=0;&quot;-&quot;;SUM([.E12:.E31]))" table:style-name="ce57">
            <text:p>51,064<text:s/></text:p>
          </table:table-cell>
          <table:table-cell office:value-type="float" office:value="994751.89997000003" table:formula="of:=  IF(SUM([.F12:.F31])=0;&quot;-&quot;;SUM([.F12:.F31]))" table:style-name="ce35">
            <text:p>994,752<text:s/></text:p>
          </table:table-cell>
          <table:table-cell office:value-type="float" office:value="170.16000000000003" table:formula="of:=  IF(SUM([.G12:.G31])=0;&quot;-&quot;;SUM([.G12:.G31]))" table:style-name="ce57">
            <text:p>170<text:s/></text:p>
          </table:table-cell>
          <table:table-cell office:value-type="float" office:value="34319.68" table:formula="of:=  IF(SUM([.H12:.H31])=0;&quot;-&quot;;SUM([.H12:.H31]))" table:style-name="ce35">
            <text:p>34,320<text:s/></text:p>
          </table:table-cell>
          <table:table-cell office:value-type="float" office:value="1045" table:formula="of:=  IF(SUM([.I12:.I31])=0;&quot;-&quot;;SUM([.I12:.I31]))" table:style-name="ce57">
            <text:p>1,045<text:s/></text:p>
          </table:table-cell>
          <table:table-cell office:value-type="float" office:value="165495.29999999999" table:formula="of:=  IF(SUM([.J12:.J31])=0;&quot;-&quot;;SUM([.J12:.J31]))" table:style-name="ce35">
            <text:p>165,495<text:s/></text:p>
          </table:table-cell>
          <table:table-cell office:value-type="float" office:value="44575.761749999991" table:formula="of:=  IF(SUM([.K12:.K31])=0;&quot;-&quot;;SUM([.K12:.K31]))" table:style-name="ce57">
            <text:p>44,576<text:s/></text:p>
          </table:table-cell>
          <table:table-cell office:value-type="float" office:value="3314754.7477699998" table:formula="of:=  IF(SUM([.L12:.L31])=0;&quot;-&quot;;SUM([.L12:.L31]))" table:style-name="ce35">
            <text:p>3,314,755<text:s/></text:p>
          </table:table-cell>
          <table:table-cell office:value-type="float" office:value="2294.2737200000001" table:formula="of:=  IF(SUM([.O11];['漁業生產量值-漁業種類別魚類別生產量值3'.C11];['漁業生產量值-漁業種類別魚類別生產量值3'.E11];['漁業生產量值-漁業種類別魚類別生產量值3'.G11])=0;&quot;-&quot;;SUM([.O11];['漁業生產量值-漁業種類別魚類別生產量值3'.C11];['漁業生產量值-漁業種類別魚類別生產量值3'.E11];['漁業生產量值-漁業種類別魚類別生產量值3'.G11]))" table:style-name="ce52">
            <text:p>2,294<text:s/></text:p>
          </table:table-cell>
          <table:table-cell office:value-type="float" office:value="531248.76061999996" table:formula="of:=  IF(SUM([.P11];['漁業生產量值-漁業種類別魚類別生產量值3'.D11];['漁業生產量值-漁業種類別魚類別生產量值3'.F11];['漁業生產量值-漁業種類別魚類別生產量值3'.H11])=0;&quot;-&quot;;SUM([.P11];['漁業生產量值-漁業種類別魚類別生產量值3'.D11];['漁業生產量值-漁業種類別魚類別生產量值3'.F11];['漁業生產量值-漁業種類別魚類別生產量值3'.H11]))" table:style-name="ce52">
            <text:p>531,249<text:s/></text:p>
          </table:table-cell>
          <table:table-cell office:value-type="float" office:value="120.20010000000001" table:formula="of:=  IF(SUM([.O12:.O31])=0;&quot;-&quot;;SUM([.O12:.O31]))" table:style-name="ce57">
            <text:p>120<text:s/></text:p>
          </table:table-cell>
          <table:table-cell office:value-type="float" office:value="40630.229620000006" table:formula="of:=  IF(SUM([.P12:.P31])=0;&quot;-&quot;;SUM([.P12:.P31]))" table:style-name="ce35">
            <text:p>40,630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新北市</text:p>
          </table:table-cell>
          <table:table-cell office:value-type="string" table:style-name="ce62">
            <text:p>NEW TAIPEI CITY</text:p>
          </table:table-cell>
          <table:table-cell office:value-type="float" office:value="26.5" table:style-name="ce57">
            <text:p>27<text:s/></text:p>
          </table:table-cell>
          <table:table-cell office:value-type="float" office:value="4777.5" table:style-name="ce35">
            <text:p>4,778<text:s/></text:p>
          </table:table-cell>
          <table:table-cell office:value-type="float" office:value="327.04899999999998" table:style-name="ce57">
            <text:p>327<text:s/></text:p>
          </table:table-cell>
          <table:table-cell office:value-type="float" office:value="14668.5" table:style-name="ce35">
            <text:p>14,669<text:s/></text:p>
          </table:table-cell>
          <table:table-cell office:value-type="float" office:value="76.5" table:style-name="ce57">
            <text:p>77<text:s/></text:p>
          </table:table-cell>
          <table:table-cell office:value-type="float" office:value="16262.5" table:style-name="ce35">
            <text:p>16,263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52.95000000000002" table:formula="of:=  IF(SUM([.O12];['漁業生產量值-漁業種類別魚類別生產量值3'.C12];['漁業生產量值-漁業種類別魚類別生產量值3'.E12];['漁業生產量值-漁業種類別魚類別生產量值3'.G12])=0;&quot;-&quot;;SUM([.O12];['漁業生產量值-漁業種類別魚類別生產量值3'.C12];['漁業生產量值-漁業種類別魚類別生產量值3'.E12];['漁業生產量值-漁業種類別魚類別生產量值3'.G12]))" table:style-name="ce52">
            <text:p>253<text:s/></text:p>
          </table:table-cell>
          <table:table-cell office:value-type="float" office:value="75136.412500000006" table:formula="of:=  IF(SUM([.P12];['漁業生產量值-漁業種類別魚類別生產量值3'.D12];['漁業生產量值-漁業種類別魚類別生產量值3'.F12];['漁業生產量值-漁業種類別魚類別生產量值3'.H12])=0;&quot;-&quot;;SUM([.P12];['漁業生產量值-漁業種類別魚類別生產量值3'.D12];['漁業生產量值-漁業種類別魚類別生產量值3'.F12];['漁業生產量值-漁業種類別魚類別生產量值3'.H12]))" table:style-name="ce52">
            <text:p>75,136<text:s/></text:p>
          </table:table-cell>
          <table:table-cell office:value-type="float" office:value="45.825000000000003" table:style-name="ce57">
            <text:p>46<text:s/></text:p>
          </table:table-cell>
          <table:table-cell office:value-type="float" office:value="18677.625" table:style-name="ce35">
            <text:p>18,678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北市</text:p>
          </table:table-cell>
          <table:table-cell office:value-type="string" table:style-name="ce62">
            <text:p>TAIPEI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388.5" table:style-name="ce57">
            <text:p>389<text:s/></text:p>
          </table:table-cell>
          <table:table-cell office:value-type="float" office:value="9552" table:style-name="ce35">
            <text:p>9,552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office:string-value="-" table:formula="of:=  IF(SUM([.O13];['漁業生產量值-漁業種類別魚類別生產量值3'.C13];['漁業生產量值-漁業種類別魚類別生產量值3'.E13];['漁業生產量值-漁業種類別魚類別生產量值3'.G13])=0;&quot;-&quot;;SUM([.O13];['漁業生產量值-漁業種類別魚類別生產量值3'.C13];['漁業生產量值-漁業種類別魚類別生產量值3'.E13];['漁業生產量值-漁業種類別魚類別生產量值3'.G13]))" table:style-name="ce52">
            <text:p>-</text:p>
          </table:table-cell>
          <table:table-cell office:value-type="string" office:string-value="-" table:formula="of:=  IF(SUM([.P13];['漁業生產量值-漁業種類別魚類別生產量值3'.D13];['漁業生產量值-漁業種類別魚類別生產量值3'.F13];['漁業生產量值-漁業種類別魚類別生產量值3'.H13])=0;&quot;-&quot;;SUM([.P13];['漁業生產量值-漁業種類別魚類別生產量值3'.D13];['漁業生產量值-漁業種類別魚類別生產量值3'.F13];['漁業生產量值-漁業種類別魚類別生產量值3'.H13]))" table:style-name="ce5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桃園市</text:p>
          </table:table-cell>
          <table:table-cell office:value-type="string" table:style-name="ce62">
            <text:p>TAOYUAN CITY</text:p>
          </table:table-cell>
          <table:table-cell office:value-type="float" office:value="11.651999999999999" table:style-name="ce57">
            <text:p>12<text:s/></text:p>
          </table:table-cell>
          <table:table-cell office:value-type="float" office:value="1948.7574999999999" table:style-name="ce35">
            <text:p>1,949<text:s/></text:p>
          </table:table-cell>
          <table:table-cell office:value-type="float" office:value="410.37299999999999" table:style-name="ce57">
            <text:p>410<text:s/></text:p>
          </table:table-cell>
          <table:table-cell office:value-type="float" office:value="39677" table:style-name="ce35">
            <text:p>39,677<text:s/></text:p>
          </table:table-cell>
          <table:table-cell office:value-type="float" office:value="0.65" table:style-name="ce57">
            <text:p>1<text:s/></text:p>
          </table:table-cell>
          <table:table-cell office:value-type="float" office:value="127.4" table:style-name="ce35">
            <text:p>127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4.0500000000000001E-2" table:style-name="ce57">
            <text:p>0<text:s/></text:p>
          </table:table-cell>
          <table:table-cell office:value-type="float" office:value="3.0375000000000001" table:style-name="ce35">
            <text:p>3<text:s/></text:p>
          </table:table-cell>
          <table:table-cell office:value-type="float" office:value="21.982700000000001" table:formula="of:=  IF(SUM([.O14];['漁業生產量值-漁業種類別魚類別生產量值3'.C14];['漁業生產量值-漁業種類別魚類別生產量值3'.E14];['漁業生產量值-漁業種類別魚類別生產量值3'.G14])=0;&quot;-&quot;;SUM([.O14];['漁業生產量值-漁業種類別魚類別生產量值3'.C14];['漁業生產量值-漁業種類別魚類別生產量值3'.E14];['漁業生產量值-漁業種類別魚類別生產量值3'.G14]))" table:style-name="ce52">
            <text:p>22<text:s/></text:p>
          </table:table-cell>
          <table:table-cell office:value-type="float" office:value="7260.3724999999995" table:formula="of:=  IF(SUM([.P14];['漁業生產量值-漁業種類別魚類別生產量值3'.D14];['漁業生產量值-漁業種類別魚類別生產量值3'.F14];['漁業生產量值-漁業種類別魚類別生產量值3'.H14])=0;&quot;-&quot;;SUM([.P14];['漁業生產量值-漁業種類別魚類別生產量值3'.D14];['漁業生產量值-漁業種類別魚類別生產量值3'.F14];['漁業生產量值-漁業種類別魚類別生產量值3'.H14]))" table:style-name="ce52">
            <text:p>7,260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中市</text:p>
          </table:table-cell>
          <table:table-cell office:value-type="string" table:style-name="ce62">
            <text:p>TAICHUNG CITY</text:p>
          </table:table-cell>
          <table:table-cell office:value-type="float" office:value="1.3465499999999999" table:style-name="ce57">
            <text:p>1<text:s/></text:p>
          </table:table-cell>
          <table:table-cell office:value-type="float" office:value="260.00519000000003" table:style-name="ce35">
            <text:p>260<text:s/></text:p>
          </table:table-cell>
          <table:table-cell office:value-type="float" office:value="443.86399999999998" table:style-name="ce57">
            <text:p>444<text:s/></text:p>
          </table:table-cell>
          <table:table-cell office:value-type="float" office:value="17665" table:style-name="ce35">
            <text:p>17,665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0.36080000000000001" table:style-name="ce57">
            <text:p>0<text:s/></text:p>
          </table:table-cell>
          <table:table-cell office:value-type="float" office:value="37.884" table:style-name="ce35">
            <text:p>38<text:s/></text:p>
          </table:table-cell>
          <table:table-cell office:value-type="float" office:value="75.119649999999993" table:formula="of:=  IF(SUM([.O15];['漁業生產量值-漁業種類別魚類別生產量值3'.C15];['漁業生產量值-漁業種類別魚類別生產量值3'.E15];['漁業生產量值-漁業種類別魚類別生產量值3'.G15])=0;&quot;-&quot;;SUM([.O15];['漁業生產量值-漁業種類別魚類別生產量值3'.C15];['漁業生產量值-漁業種類別魚類別生產量值3'.E15];['漁業生產量值-漁業種類別魚類別生產量值3'.G15]))" table:style-name="ce52">
            <text:p>75<text:s/></text:p>
          </table:table-cell>
          <table:table-cell office:value-type="float" office:value="17339.01683" table:formula="of:=  IF(SUM([.P15];['漁業生產量值-漁業種類別魚類別生產量值3'.D15];['漁業生產量值-漁業種類別魚類別生產量值3'.F15];['漁業生產量值-漁業種類別魚類別生產量值3'.H15])=0;&quot;-&quot;;SUM([.P15];['漁業生產量值-漁業種類別魚類別生產量值3'.D15];['漁業生產量值-漁業種類別魚類別生產量值3'.F15];['漁業生產量值-漁業種類別魚類別生產量值3'.H15]))" table:style-name="ce52">
            <text:p>17,339<text:s/></text:p>
          </table:table-cell>
          <table:table-cell office:value-type="float" office:value="2.9251999999999998" table:style-name="ce57">
            <text:p>3<text:s/></text:p>
          </table:table-cell>
          <table:table-cell office:value-type="float" office:value="750.07960000000003" table:style-name="ce35">
            <text:p>750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南市</text:p>
          </table:table-cell>
          <table:table-cell office:value-type="string" table:style-name="ce62">
            <text:p>TAINAN CITY</text:p>
          </table:table-cell>
          <table:table-cell office:value-type="float" office:value="204.827" table:style-name="ce57">
            <text:p>205<text:s/></text:p>
          </table:table-cell>
          <table:table-cell office:value-type="float" office:value="21512.664499999999" table:style-name="ce35">
            <text:p>21,513<text:s/></text:p>
          </table:table-cell>
          <table:table-cell office:value-type="float" office:value="9298.2630000000008" table:style-name="ce57">
            <text:p>9,298<text:s/></text:p>
          </table:table-cell>
          <table:table-cell office:value-type="float" office:value="149495.24999000001" table:style-name="ce35">
            <text:p>149,495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3980.386999999999" table:style-name="ce57">
            <text:p>23,980<text:s/></text:p>
          </table:table-cell>
          <table:table-cell office:value-type="float" office:value="1729318.7642000001" table:style-name="ce35">
            <text:p>1,729,319<text:s/></text:p>
          </table:table-cell>
          <table:table-cell office:value-type="float" office:value="58.977000000000004" table:formula="of:=  IF(SUM([.O16];['漁業生產量值-漁業種類別魚類別生產量值3'.C16];['漁業生產量值-漁業種類別魚類別生產量值3'.E16];['漁業生產量值-漁業種類別魚類別生產量值3'.G16])=0;&quot;-&quot;;SUM([.O16];['漁業生產量值-漁業種類別魚類別生產量值3'.C16];['漁業生產量值-漁業種類別魚類別生產量值3'.E16];['漁業生產量值-漁業種類別魚類別生產量值3'.G16]))" table:style-name="ce52">
            <text:p>59<text:s/></text:p>
          </table:table-cell>
          <table:table-cell office:value-type="float" office:value="12540.2132" table:formula="of:=  IF(SUM([.P16];['漁業生產量值-漁業種類別魚類別生產量值3'.D16];['漁業生產量值-漁業種類別魚類別生產量值3'.F16];['漁業生產量值-漁業種類別魚類別生產量值3'.H16])=0;&quot;-&quot;;SUM([.P16];['漁業生產量值-漁業種類別魚類別生產量值3'.D16];['漁業生產量值-漁業種類別魚類別生產量值3'.F16];['漁業生產量值-漁業種類別魚類別生產量值3'.H16]))" table:style-name="ce52">
            <text:p>12,540<text:s/></text:p>
          </table:table-cell>
          <table:table-cell office:value-type="float" office:value="0.54600000000000004" table:style-name="ce57">
            <text:p>1<text:s/></text:p>
          </table:table-cell>
          <table:table-cell office:value-type="float" office:value="206.82480000000001" table:style-name="ce35">
            <text:p>207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高雄市</text:p>
          </table:table-cell>
          <table:table-cell office:value-type="string" table:style-name="ce62">
            <text:p>KAOHSIUNG CITY</text:p>
          </table:table-cell>
          <table:table-cell office:value-type="float" office:value="0.56000000000000005" table:style-name="ce57">
            <text:p>1<text:s/></text:p>
          </table:table-cell>
          <table:table-cell office:value-type="float" office:value="224" table:style-name="ce35">
            <text:p>224<text:s/></text:p>
          </table:table-cell>
          <table:table-cell office:value-type="float" office:value="824.49" table:style-name="ce57">
            <text:p>824<text:s/></text:p>
          </table:table-cell>
          <table:table-cell office:value-type="float" office:value="47219.5" table:style-name="ce35">
            <text:p>47,220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9291.9991200000004" table:style-name="ce57">
            <text:p>9,292<text:s/></text:p>
          </table:table-cell>
          <table:table-cell office:value-type="float" office:value="726066.33947000001" table:style-name="ce35">
            <text:p>726,066<text:s/></text:p>
          </table:table-cell>
          <table:table-cell office:value-type="float" office:value="259.89681999999999" table:formula="of:=  IF(SUM([.O17];['漁業生產量值-漁業種類別魚類別生產量值3'.C17];['漁業生產量值-漁業種類別魚類別生產量值3'.E17];['漁業生產量值-漁業種類別魚類別生產量值3'.G17])=0;&quot;-&quot;;SUM([.O17];['漁業生產量值-漁業種類別魚類別生產量值3'.C17];['漁業生產量值-漁業種類別魚類別生產量值3'.E17];['漁業生產量值-漁業種類別魚類別生產量值3'.G17]))" table:style-name="ce52">
            <text:p>260<text:s/></text:p>
          </table:table-cell>
          <table:table-cell office:value-type="float" office:value="45842.504990000001" table:formula="of:=  IF(SUM([.P17];['漁業生產量值-漁業種類別魚類別生產量值3'.D17];['漁業生產量值-漁業種類別魚類別生產量值3'.F17];['漁業生產量值-漁業種類別魚類別生產量值3'.H17])=0;&quot;-&quot;;SUM([.P17];['漁業生產量值-漁業種類別魚類別生產量值3'.D17];['漁業生產量值-漁業種類別魚類別生產量值3'.F17];['漁業生產量值-漁業種類別魚類別生產量值3'.H17]))" table:style-name="ce52">
            <text:p>45,843<text:s/></text:p>
          </table:table-cell>
          <table:table-cell office:value-type="float" office:value="9.9649999999999999" table:style-name="ce57">
            <text:p>10<text:s/></text:p>
          </table:table-cell>
          <table:table-cell office:value-type="float" office:value="3016.8939999999998" table:style-name="ce35">
            <text:p>3,017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宜蘭縣</text:p>
          </table:table-cell>
          <table:table-cell office:value-type="string" table:style-name="ce62">
            <text:p>ILAN COUNTY</text:p>
          </table:table-cell>
          <table:table-cell office:value-type="float" office:value="305.411" table:style-name="ce57">
            <text:p>305<text:s/></text:p>
          </table:table-cell>
          <table:table-cell office:value-type="float" office:value="27628.48" table:style-name="ce35">
            <text:p>27,628<text:s/></text:p>
          </table:table-cell>
          <table:table-cell office:value-type="float" office:value="343.06600000000003" table:style-name="ce57">
            <text:p>343<text:s/></text:p>
          </table:table-cell>
          <table:table-cell office:value-type="float" office:value="21306.5" table:style-name="ce35">
            <text:p>21,307<text:s/></text:p>
          </table:table-cell>
          <table:table-cell office:value-type="float" office:value="50.4" table:style-name="ce57">
            <text:p>50<text:s/></text:p>
          </table:table-cell>
          <table:table-cell office:value-type="float" office:value="10471.5" table:style-name="ce35">
            <text:p>10,472<text:s/></text:p>
          </table:table-cell>
          <table:table-cell office:value-type="float" office:value="1035" table:style-name="ce57">
            <text:p>1,035<text:s/></text:p>
          </table:table-cell>
          <table:table-cell office:value-type="float" office:value="163542.5" table:style-name="ce35">
            <text:p>163,543<text:s/></text:p>
          </table:table-cell>
          <table:table-cell office:value-type="float" office:value="48.223599999999998" table:style-name="ce57">
            <text:p>48<text:s/></text:p>
          </table:table-cell>
          <table:table-cell office:value-type="float" office:value="4112.5110000000004" table:style-name="ce35">
            <text:p>4,113<text:s/></text:p>
          </table:table-cell>
          <table:table-cell office:value-type="float" office:value="80.69919999999999" table:formula="of:=  IF(SUM([.O18];['漁業生產量值-漁業種類別魚類別生產量值3'.C18];['漁業生產量值-漁業種類別魚類別生產量值3'.E18];['漁業生產量值-漁業種類別魚類別生產量值3'.G18])=0;&quot;-&quot;;SUM([.O18];['漁業生產量值-漁業種類別魚類別生產量值3'.C18];['漁業生產量值-漁業種類別魚類別生產量值3'.E18];['漁業生產量值-漁業種類別魚類別生產量值3'.G18]))" table:style-name="ce52">
            <text:p>81<text:s/></text:p>
          </table:table-cell>
          <table:table-cell office:value-type="float" office:value="14960.212500000001" table:formula="of:=  IF(SUM([.P18];['漁業生產量值-漁業種類別魚類別生產量值3'.D18];['漁業生產量值-漁業種類別魚類別生產量值3'.F18];['漁業生產量值-漁業種類別魚類別生產量值3'.H18])=0;&quot;-&quot;;SUM([.P18];['漁業生產量值-漁業種類別魚類別生產量值3'.D18];['漁業生產量值-漁業種類別魚類別生產量值3'.F18];['漁業生產量值-漁業種類別魚類別生產量值3'.H18]))" table:style-name="ce52">
            <text:p>14,960<text:s/></text:p>
          </table:table-cell>
          <table:table-cell office:value-type="float" office:value="4.9000000000000002E-2" table:style-name="ce57">
            <text:p>0<text:s/></text:p>
          </table:table-cell>
          <table:table-cell office:value-type="float" office:value="26.2425" table:style-name="ce35">
            <text:p>26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新竹縣</text:p>
          </table:table-cell>
          <table:table-cell office:value-type="string" table:style-name="ce62">
            <text:p>HSINCHU COUNTY</text:p>
          </table:table-cell>
          <table:table-cell office:value-type="float" office:value="40.799999999999997" table:style-name="ce57">
            <text:p>41<text:s/></text:p>
          </table:table-cell>
          <table:table-cell office:value-type="float" office:value="4910.8580000000002" table:style-name="ce35">
            <text:p>4,911<text:s/></text:p>
          </table:table-cell>
          <table:table-cell office:value-type="float" office:value="10.683" table:style-name="ce57">
            <text:p>11<text:s/></text:p>
          </table:table-cell>
          <table:table-cell office:value-type="float" office:value="3302" table:style-name="ce35">
            <text:p>3,302<text:s/></text:p>
          </table:table-cell>
          <table:table-cell office:value-type="float" office:value="26.61" table:style-name="ce57">
            <text:p>27<text:s/></text:p>
          </table:table-cell>
          <table:table-cell office:value-type="float" office:value="3938.28" table:style-name="ce35">
            <text:p>3,938<text:s/></text:p>
          </table:table-cell>
          <table:table-cell office:value-type="float" office:value="10" table:style-name="ce57">
            <text:p>10<text:s/></text:p>
          </table:table-cell>
          <table:table-cell office:value-type="float" office:value="1952.8" table:style-name="ce35">
            <text:p>1,953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56.400000000000006" table:formula="of:=  IF(SUM([.O19];['漁業生產量值-漁業種類別魚類別生產量值3'.C19];['漁業生產量值-漁業種類別魚類別生產量值3'.E19];['漁業生產量值-漁業種類別魚類別生產量值3'.G19])=0;&quot;-&quot;;SUM([.O19];['漁業生產量值-漁業種類別魚類別生產量值3'.C19];['漁業生產量值-漁業種類別魚類別生產量值3'.E19];['漁業生產量值-漁業種類別魚類別生產量值3'.G19]))" table:style-name="ce52">
            <text:p>56<text:s/></text:p>
          </table:table-cell>
          <table:table-cell office:value-type="float" office:value="12758.376" table:formula="of:=  IF(SUM([.P19];['漁業生產量值-漁業種類別魚類別生產量值3'.D19];['漁業生產量值-漁業種類別魚類別生產量值3'.F19];['漁業生產量值-漁業種類別魚類別生產量值3'.H19])=0;&quot;-&quot;;SUM([.P19];['漁業生產量值-漁業種類別魚類別生產量值3'.D19];['漁業生產量值-漁業種類別魚類別生產量值3'.F19];['漁業生產量值-漁業種類別魚類別生產量值3'.H19]))" table:style-name="ce52">
            <text:p>12,758<text:s/></text:p>
          </table:table-cell>
          <table:table-cell office:value-type="float" office:value="18.600000000000001" table:style-name="ce57">
            <text:p>19<text:s/></text:p>
          </table:table-cell>
          <table:table-cell office:value-type="float" office:value="3845.55" table:style-name="ce35">
            <text:p>3,846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苗栗縣</text:p>
          </table:table-cell>
          <table:table-cell office:value-type="string" table:style-name="ce62">
            <text:p>MIAOLI COUNTY</text:p>
          </table:table-cell>
          <table:table-cell office:value-type="float" office:value="0.30890000000000001" table:style-name="ce57">
            <text:p>0<text:s/></text:p>
          </table:table-cell>
          <table:table-cell office:value-type="float" office:value="143.94739999999999" table:style-name="ce35">
            <text:p>144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0.16200000000000001" table:style-name="ce57">
            <text:p>0<text:s/></text:p>
          </table:table-cell>
          <table:table-cell office:value-type="float" office:value="13.87044" table:style-name="ce35">
            <text:p>14<text:s/></text:p>
          </table:table-cell>
          <table:table-cell office:value-type="float" office:value="35.777299999999997" table:formula="of:=  IF(SUM([.O20];['漁業生產量值-漁業種類別魚類別生產量值3'.C20];['漁業生產量值-漁業種類別魚類別生產量值3'.E20];['漁業生產量值-漁業種類別魚類別生產量值3'.G20])=0;&quot;-&quot;;SUM([.O20];['漁業生產量值-漁業種類別魚類別生產量值3'.C20];['漁業生產量值-漁業種類別魚類別生產量值3'.E20];['漁業生產量值-漁業種類別魚類別生產量值3'.G20]))" table:style-name="ce52">
            <text:p>36<text:s/></text:p>
          </table:table-cell>
          <table:table-cell office:value-type="float" office:value="15614.888569999999" table:formula="of:=  IF(SUM([.P20];['漁業生產量值-漁業種類別魚類別生產量值3'.D20];['漁業生產量值-漁業種類別魚類別生產量值3'.F20];['漁業生產量值-漁業種類別魚類別生產量值3'.H20])=0;&quot;-&quot;;SUM([.P20];['漁業生產量值-漁業種類別魚類別生產量值3'.D20];['漁業生產量值-漁業種類別魚類別生產量值3'.F20];['漁業生產量值-漁業種類別魚類別生產量值3'.H20]))" table:style-name="ce52">
            <text:p>15,615<text:s/></text:p>
          </table:table-cell>
          <table:table-cell office:value-type="float" office:value="9.2999999999999992E-3" table:style-name="ce57">
            <text:p>0<text:s/></text:p>
          </table:table-cell>
          <table:table-cell office:value-type="float" office:value="1.8032699999999999" table:style-name="ce35">
            <text:p>2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彰化縣</text:p>
          </table:table-cell>
          <table:table-cell office:value-type="string" table:style-name="ce62">
            <text:p>CHANGHWA COUNTY</text:p>
          </table:table-cell>
          <table:table-cell office:value-type="float" office:value="169.22299999999998" table:style-name="ce57">
            <text:p>169<text:s/></text:p>
          </table:table-cell>
          <table:table-cell office:value-type="float" office:value="23916.182000000001" table:style-name="ce35">
            <text:p>23,916<text:s/></text:p>
          </table:table-cell>
          <table:table-cell office:value-type="float" office:value="2487.9879999999998" table:style-name="ce57">
            <text:p>2,488<text:s/></text:p>
          </table:table-cell>
          <table:table-cell office:value-type="float" office:value="59522.349990000002" table:style-name="ce35">
            <text:p>59,522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8.8" table:style-name="ce57">
            <text:p>19<text:s/></text:p>
          </table:table-cell>
          <table:table-cell office:value-type="float" office:value="1556.452" table:style-name="ce35">
            <text:p>1,556<text:s/></text:p>
          </table:table-cell>
          <table:table-cell office:value-type="float" office:value="30.215" table:formula="of:=  IF(SUM([.O21];['漁業生產量值-漁業種類別魚類別生產量值3'.C21];['漁業生產量值-漁業種類別魚類別生產量值3'.E21];['漁業生產量值-漁業種類別魚類別生產量值3'.G21])=0;&quot;-&quot;;SUM([.O21];['漁業生產量值-漁業種類別魚類別生產量值3'.C21];['漁業生產量值-漁業種類別魚類別生產量值3'.E21];['漁業生產量值-漁業種類別魚類別生產量值3'.G21]))" table:style-name="ce52">
            <text:p>30<text:s/></text:p>
          </table:table-cell>
          <table:table-cell office:value-type="float" office:value="6392.174" table:formula="of:=  IF(SUM([.P21];['漁業生產量值-漁業種類別魚類別生產量值3'.D21];['漁業生產量值-漁業種類別魚類別生產量值3'.F21];['漁業生產量值-漁業種類別魚類別生產量值3'.H21])=0;&quot;-&quot;;SUM([.P21];['漁業生產量值-漁業種類別魚類別生產量值3'.D21];['漁業生產量值-漁業種類別魚類別生產量值3'.F21];['漁業生產量值-漁業種類別魚類別生產量值3'.H21]))" table:style-name="ce52">
            <text:p>6,392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南投縣</text:p>
          </table:table-cell>
          <table:table-cell office:value-type="string" table:style-name="ce62">
            <text:p>NANTOU COUNTY</text:p>
          </table:table-cell>
          <table:table-cell office:value-type="float" office:value="3.46" table:style-name="ce57">
            <text:p>3<text:s/></text:p>
          </table:table-cell>
          <table:table-cell office:value-type="float" office:value="726.6" table:style-name="ce35">
            <text:p>727<text:s/></text:p>
          </table:table-cell>
          <table:table-cell office:value-type="float" office:value="199.03100000000001" table:style-name="ce57">
            <text:p>199<text:s/></text:p>
          </table:table-cell>
          <table:table-cell office:value-type="float" office:value="12852" table:style-name="ce35">
            <text:p>12,852<text:s/></text:p>
          </table:table-cell>
          <table:table-cell office:value-type="float" office:value="16" table:style-name="ce57">
            <text:p>16<text:s/></text:p>
          </table:table-cell>
          <table:table-cell office:value-type="float" office:value="3520" table:style-name="ce35">
            <text:p>3,520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office:string-value="-" table:formula="of:=  IF(SUM([.O22];['漁業生產量值-漁業種類別魚類別生產量值3'.C22];['漁業生產量值-漁業種類別魚類別生產量值3'.E22];['漁業生產量值-漁業種類別魚類別生產量值3'.G22])=0;&quot;-&quot;;SUM([.O22];['漁業生產量值-漁業種類別魚類別生產量值3'.C22];['漁業生產量值-漁業種類別魚類別生產量值3'.E22];['漁業生產量值-漁業種類別魚類別生產量值3'.G22]))" table:style-name="ce52">
            <text:p>-</text:p>
          </table:table-cell>
          <table:table-cell office:value-type="string" office:string-value="-" table:formula="of:=  IF(SUM([.P22];['漁業生產量值-漁業種類別魚類別生產量值3'.D22];['漁業生產量值-漁業種類別魚類別生產量值3'.F22];['漁業生產量值-漁業種類別魚類別生產量值3'.H22])=0;&quot;-&quot;;SUM([.P22];['漁業生產量值-漁業種類別魚類別生產量值3'.D22];['漁業生產量值-漁業種類別魚類別生產量值3'.F22];['漁業生產量值-漁業種類別魚類別生產量值3'.H22]))" table:style-name="ce5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雲林縣</text:p>
          </table:table-cell>
          <table:table-cell office:value-type="string" table:style-name="ce62">
            <text:p>YUNLIN COUNTY</text:p>
          </table:table-cell>
          <table:table-cell office:value-type="float" office:value="1699.73" table:style-name="ce57">
            <text:p>1,700<text:s/></text:p>
          </table:table-cell>
          <table:table-cell office:value-type="float" office:value="130873.2" table:style-name="ce35">
            <text:p>130,873<text:s/></text:p>
          </table:table-cell>
          <table:table-cell office:value-type="float" office:value="523.75099999999998" table:style-name="ce57">
            <text:p>524<text:s/></text:p>
          </table:table-cell>
          <table:table-cell office:value-type="float" office:value="22306" table:style-name="ce35">
            <text:p>22,306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916" table:style-name="ce57">
            <text:p>2,916<text:s/></text:p>
          </table:table-cell>
          <table:table-cell office:value-type="float" office:value="219151.48" table:style-name="ce35">
            <text:p>219,151<text:s/></text:p>
          </table:table-cell>
          <table:table-cell office:value-type="float" office:value="22.858499999999999" table:formula="of:=  IF(SUM([.O23];['漁業生產量值-漁業種類別魚類別生產量值3'.C23];['漁業生產量值-漁業種類別魚類別生產量值3'.E23];['漁業生產量值-漁業種類別魚類別生產量值3'.G23])=0;&quot;-&quot;;SUM([.O23];['漁業生產量值-漁業種類別魚類別生產量值3'.C23];['漁業生產量值-漁業種類別魚類別生產量值3'.E23];['漁業生產量值-漁業種類別魚類別生產量值3'.G23]))" table:style-name="ce52">
            <text:p>23<text:s/></text:p>
          </table:table-cell>
          <table:table-cell office:value-type="float" office:value="5183.04" table:formula="of:=  IF(SUM([.P23];['漁業生產量值-漁業種類別魚類別生產量值3'.D23];['漁業生產量值-漁業種類別魚類別生產量值3'.F23];['漁業生產量值-漁業種類別魚類別生產量值3'.H23])=0;&quot;-&quot;;SUM([.P23];['漁業生產量值-漁業種類別魚類別生產量值3'.D23];['漁業生產量值-漁業種類別魚類別生產量值3'.F23];['漁業生產量值-漁業種類別魚類別生產量值3'.H23]))" table:style-name="ce52">
            <text:p>5,183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嘉義縣</text:p>
          </table:table-cell>
          <table:table-cell office:value-type="string" table:style-name="ce62">
            <text:p>CHIAYI COUNTY</text:p>
          </table:table-cell>
          <table:table-cell office:value-type="float" office:value="8461.9989999999998" table:style-name="ce57">
            <text:p>8,462<text:s/></text:p>
          </table:table-cell>
          <table:table-cell office:value-type="float" office:value="918518.16399999999" table:style-name="ce35">
            <text:p>918,518<text:s/></text:p>
          </table:table-cell>
          <table:table-cell office:value-type="float" office:value="474.18400000000003" table:style-name="ce57">
            <text:p>474<text:s/></text:p>
          </table:table-cell>
          <table:table-cell office:value-type="float" office:value="37311.5" table:style-name="ce35">
            <text:p>37,312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7650.5029999999997" table:style-name="ce57">
            <text:p>7,651<text:s/></text:p>
          </table:table-cell>
          <table:table-cell office:value-type="float" office:value="575449.0368" table:style-name="ce35">
            <text:p>575,449<text:s/></text:p>
          </table:table-cell>
          <table:table-cell office:value-type="float" office:value="387.45232999999996" table:formula="of:=  IF(SUM([.O24];['漁業生產量值-漁業種類別魚類別生產量值3'.C24];['漁業生產量值-漁業種類別魚類別生產量值3'.E24];['漁業生產量值-漁業種類別魚類別生產量值3'.G24])=0;&quot;-&quot;;SUM([.O24];['漁業生產量值-漁業種類別魚類別生產量值3'.C24];['漁業生產量值-漁業種類別魚類別生產量值3'.E24];['漁業生產量值-漁業種類別魚類別生產量值3'.G24]))" table:style-name="ce52">
            <text:p>387<text:s/></text:p>
          </table:table-cell>
          <table:table-cell office:value-type="float" office:value="63432.570509999998" table:formula="of:=  IF(SUM([.P24];['漁業生產量值-漁業種類別魚類別生產量值3'.D24];['漁業生產量值-漁業種類別魚類別生產量值3'.F24];['漁業生產量值-漁業種類別魚類別生產量值3'.H24])=0;&quot;-&quot;;SUM([.P24];['漁業生產量值-漁業種類別魚類別生產量值3'.D24];['漁業生產量值-漁業種類別魚類別生產量值3'.F24];['漁業生產量值-漁業種類別魚類別生產量值3'.H24]))" table:style-name="ce52">
            <text:p>63,433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屏東縣</text:p>
          </table:table-cell>
          <table:table-cell office:value-type="string" table:style-name="ce62">
            <text:p>PINGTUNG COUNTY</text:p>
          </table:table-cell>
          <table:table-cell office:value-type="float" office:value="205.364" table:style-name="ce57">
            <text:p>205<text:s/></text:p>
          </table:table-cell>
          <table:table-cell office:value-type="float" office:value="25836.874499999998" table:style-name="ce35">
            <text:p>25,837<text:s/></text:p>
          </table:table-cell>
          <table:table-cell office:value-type="float" office:value="32515.658000000003" table:style-name="ce57">
            <text:p>32,516<text:s/></text:p>
          </table:table-cell>
          <table:table-cell office:value-type="float" office:value="531595.29998999997" table:style-name="ce35">
            <text:p>531,595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662.10969999999998" table:style-name="ce57">
            <text:p>662<text:s/></text:p>
          </table:table-cell>
          <table:table-cell office:value-type="float" office:value="58415.790699999998" table:style-name="ce35">
            <text:p>58,416<text:s/></text:p>
          </table:table-cell>
          <table:table-cell office:value-type="float" office:value="156.18020000000001" table:formula="of:=  IF(SUM([.O25];['漁業生產量值-漁業種類別魚類別生產量值3'.C25];['漁業生產量值-漁業種類別魚類別生產量值3'.E25];['漁業生產量值-漁業種類別魚類別生產量值3'.G25])=0;&quot;-&quot;;SUM([.O25];['漁業生產量值-漁業種類別魚類別生產量值3'.C25];['漁業生產量值-漁業種類別魚類別生產量值3'.E25];['漁業生產量值-漁業種類別魚類別生產量值3'.G25]))" table:style-name="ce52">
            <text:p>156<text:s/></text:p>
          </table:table-cell>
          <table:table-cell office:value-type="float" office:value="26342.050499999998" table:formula="of:=  IF(SUM([.P25];['漁業生產量值-漁業種類別魚類別生產量值3'.D25];['漁業生產量值-漁業種類別魚類別生產量值3'.F25];['漁業生產量值-漁業種類別魚類別生產量值3'.H25])=0;&quot;-&quot;;SUM([.P25];['漁業生產量值-漁業種類別魚類別生產量值3'.D25];['漁業生產量值-漁業種類別魚類別生產量值3'.F25];['漁業生產量值-漁業種類別魚類別生產量值3'.H25]))" table:style-name="ce52">
            <text:p>26,342<text:s/></text:p>
          </table:table-cell>
          <table:table-cell office:value-type="float" office:value="3.0000000000000001E-3" table:style-name="ce57">
            <text:p>0<text:s/></text:p>
          </table:table-cell>
          <table:table-cell office:value-type="float" office:value="0.19500000000000001" table:style-name="ce35">
            <text:p>0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東縣</text:p>
          </table:table-cell>
          <table:table-cell office:value-type="string" table:style-name="ce62">
            <text:p>TAITUNG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3.3014000000000001" table:style-name="ce57">
            <text:p>3<text:s/></text:p>
          </table:table-cell>
          <table:table-cell office:value-type="float" office:value="288.00675999999999" table:style-name="ce35">
            <text:p>288<text:s/></text:p>
          </table:table-cell>
          <table:table-cell office:value-type="float" office:value="42.963899999999995" table:formula="of:=  IF(SUM([.O26];['漁業生產量值-漁業種類別魚類別生產量值3'.C26];['漁業生產量值-漁業種類別魚類別生產量值3'.E26];['漁業生產量值-漁業種類別魚類別生產量值3'.G26])=0;&quot;-&quot;;SUM([.O26];['漁業生產量值-漁業種類別魚類別生產量值3'.C26];['漁業生產量值-漁業種類別魚類別生產量值3'.E26];['漁業生產量值-漁業種類別魚類別生產量值3'.G26]))" table:style-name="ce52">
            <text:p>43<text:s/></text:p>
          </table:table-cell>
          <table:table-cell office:value-type="float" office:value="19351.158240000001" table:formula="of:=  IF(SUM([.P26];['漁業生產量值-漁業種類別魚類別生產量值3'.D26];['漁業生產量值-漁業種類別魚類別生產量值3'.F26];['漁業生產量值-漁業種類別魚類別生產量值3'.H26])=0;&quot;-&quot;;SUM([.P26];['漁業生產量值-漁業種類別魚類別生產量值3'.D26];['漁業生產量值-漁業種類別魚類別生產量值3'.F26];['漁業生產量值-漁業種類別魚類別生產量值3'.H26]))" table:style-name="ce52">
            <text:p>19,351<text:s/></text:p>
          </table:table-cell>
          <table:table-cell office:value-type="float" office:value="8.9099999999999999E-2" table:style-name="ce57">
            <text:p>0<text:s/></text:p>
          </table:table-cell>
          <table:table-cell office:value-type="float" office:value="44.505450000000003" table:style-name="ce35">
            <text:p>45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花蓮縣</text:p>
          </table:table-cell>
          <table:table-cell office:value-type="string" table:style-name="ce62">
            <text:p>HWALIEN COUNTY</text:p>
          </table:table-cell>
          <table:table-cell office:value-type="float" office:value="73.448800000000006" table:style-name="ce57">
            <text:p>73<text:s/></text:p>
          </table:table-cell>
          <table:table-cell office:value-type="float" office:value="6389.64" table:style-name="ce35">
            <text:p>6,390<text:s/></text:p>
          </table:table-cell>
          <table:table-cell office:value-type="float" office:value="22.1" table:style-name="ce57">
            <text:p>22<text:s/></text:p>
          </table:table-cell>
          <table:table-cell office:value-type="float" office:value="2309" table:style-name="ce35">
            <text:p>2,309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0.76163000000000003" table:style-name="ce57">
            <text:p>1<text:s/></text:p>
          </table:table-cell>
          <table:table-cell office:value-type="float" office:value="60.930399999999999" table:style-name="ce35">
            <text:p>61<text:s/></text:p>
          </table:table-cell>
          <table:table-cell office:value-type="float" office:value="9.6301999999999985" table:formula="of:=  IF(SUM([.O27];['漁業生產量值-漁業種類別魚類別生產量值3'.C27];['漁業生產量值-漁業種類別魚類別生產量值3'.E27];['漁業生產量值-漁業種類別魚類別生產量值3'.G27])=0;&quot;-&quot;;SUM([.O27];['漁業生產量值-漁業種類別魚類別生產量值3'.C27];['漁業生產量值-漁業種類別魚類別生產量值3'.E27];['漁業生產量值-漁業種類別魚類別生產量值3'.G27]))" table:style-name="ce52">
            <text:p>10<text:s/></text:p>
          </table:table-cell>
          <table:table-cell office:value-type="float" office:value="6932.92" table:formula="of:=  IF(SUM([.P27];['漁業生產量值-漁業種類別魚類別生產量值3'.D27];['漁業生產量值-漁業種類別魚類別生產量值3'.F27];['漁業生產量值-漁業種類別魚類別生產量值3'.H27])=0;&quot;-&quot;;SUM([.P27];['漁業生產量值-漁業種類別魚類別生產量值3'.D27];['漁業生產量值-漁業種類別魚類別生產量值3'.F27];['漁業生產量值-漁業種類別魚類別生產量值3'.H27]))" table:style-name="ce52">
            <text:p>6,933<text:s/></text:p>
          </table:table-cell>
          <table:table-cell office:value-type="float" office:value="1.0665" table:style-name="ce57">
            <text:p>1<text:s/></text:p>
          </table:table-cell>
          <table:table-cell office:value-type="float" office:value="85.32" table:style-name="ce35">
            <text:p>85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澎湖縣</text:p>
          </table:table-cell>
          <table:table-cell office:value-type="string" table:style-name="ce62">
            <text:p>PENGHU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537.4" table:formula="of:=  IF(SUM([.O28];['漁業生產量值-漁業種類別魚類別生產量值3'.C28];['漁業生產量值-漁業種類別魚類別生產量值3'.E28];['漁業生產量值-漁業種類別魚類別生產量值3'.G28])=0;&quot;-&quot;;SUM([.O28];['漁業生產量值-漁業種類別魚類別生產量值3'.C28];['漁業生產量值-漁業種類別魚類別生產量值3'.E28];['漁業生產量值-漁業種類別魚類別生產量值3'.G28]))" table:style-name="ce52">
            <text:p>537<text:s/></text:p>
          </table:table-cell>
          <table:table-cell office:value-type="float" office:value="145973.18" table:formula="of:=  IF(SUM([.P28];['漁業生產量值-漁業種類別魚類別生產量值3'.D28];['漁業生產量值-漁業種類別魚類別生產量值3'.F28];['漁業生產量值-漁業種類別魚類別生產量值3'.H28])=0;&quot;-&quot;;SUM([.P28];['漁業生產量值-漁業種類別魚類別生產量值3'.D28];['漁業生產量值-漁業種類別魚類別生產量值3'.F28];['漁業生產量值-漁業種類別魚類別生產量值3'.H28]))" table:style-name="ce52">
            <text:p>145,973<text:s/></text:p>
          </table:table-cell>
          <table:table-cell office:value-type="float" office:value="16.3" table:style-name="ce57">
            <text:p>16<text:s/></text:p>
          </table:table-cell>
          <table:table-cell office:value-type="float" office:value="6516.74" table:style-name="ce35">
            <text:p>6,517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基隆市</text:p>
          </table:table-cell>
          <table:table-cell office:value-type="string" table:style-name="ce62">
            <text:p>KEELUNG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04.19991999999999" table:formula="of:=  IF(SUM([.O29];['漁業生產量值-漁業種類別魚類別生產量值3'.C29];['漁業生產量值-漁業種類別魚類別生產量值3'.E29];['漁業生產量值-漁業種類別魚類別生產量值3'.G29])=0;&quot;-&quot;;SUM([.O29];['漁業生產量值-漁業種類別魚類別生產量值3'.C29];['漁業生產量值-漁業種類別魚類別生產量值3'.E29];['漁業生產量值-漁業種類別魚類別生產量值3'.G29]))" table:style-name="ce52">
            <text:p>204<text:s/></text:p>
          </table:table-cell>
          <table:table-cell office:value-type="float" office:value="34064.046279999995" table:formula="of:=  IF(SUM([.P29];['漁業生產量值-漁業種類別魚類別生產量值3'.D29];['漁業生產量值-漁業種類別魚類別生產量值3'.F29];['漁業生產量值-漁業種類別魚類別生產量值3'.H29])=0;&quot;-&quot;;SUM([.P29];['漁業生產量值-漁業種類別魚類別生產量值3'.D29];['漁業生產量值-漁業種類別魚類別生產量值3'.F29];['漁業生產量值-漁業種類別魚類別生產量值3'.H29]))" table:style-name="ce52">
            <text:p>34,064<text:s/></text:p>
          </table:table-cell>
          <table:table-cell office:value-type="float" office:value="7.4" table:style-name="ce57">
            <text:p>7<text:s/></text:p>
          </table:table-cell>
          <table:table-cell office:value-type="float" office:value="1622.08" table:style-name="ce35">
            <text:p>1,622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新竹市</text:p>
          </table:table-cell>
          <table:table-cell office:value-type="string" table:style-name="ce62">
            <text:p>HSINCHU CITY</text:p>
          </table:table-cell>
          <table:table-cell office:value-type="float" office:value="0.14199999999999999" table:style-name="ce57">
            <text:p>0<text:s/></text:p>
          </table:table-cell>
          <table:table-cell office:value-type="float" office:value="69.5" table:style-name="ce35">
            <text:p>70<text:s/></text:p>
          </table:table-cell>
          <table:table-cell office:value-type="float" office:value="2795" table:style-name="ce57">
            <text:p>2,795<text:s/></text:p>
          </table:table-cell>
          <table:table-cell office:value-type="float" office:value="25970" table:style-name="ce35">
            <text:p>25,970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3.113" table:style-name="ce57">
            <text:p>3<text:s/></text:p>
          </table:table-cell>
          <table:table-cell office:value-type="float" office:value="280.64449999999999" table:style-name="ce35">
            <text:p>281<text:s/></text:p>
          </table:table-cell>
          <table:table-cell office:value-type="float" office:value="61.570999999999998" table:formula="of:=  IF(SUM([.O30];['漁業生產量值-漁業種類別魚類別生產量值3'.C30];['漁業生產量值-漁業種類別魚類別生產量值3'.E30];['漁業生產量值-漁業種類別魚類別生產量值3'.G30])=0;&quot;-&quot;;SUM([.O30];['漁業生產量值-漁業種類別魚類別生產量值3'.C30];['漁業生產量值-漁業種類別魚類別生產量值3'.E30];['漁業生產量值-漁業種類別魚類別生產量值3'.G30]))" table:style-name="ce52">
            <text:p>62<text:s/></text:p>
          </table:table-cell>
          <table:table-cell office:value-type="float" office:value="22125.624" table:formula="of:=  IF(SUM([.P30];['漁業生產量值-漁業種類別魚類別生產量值3'.D30];['漁業生產量值-漁業種類別魚類別生產量值3'.F30];['漁業生產量值-漁業種類別魚類別生產量值3'.H30])=0;&quot;-&quot;;SUM([.P30];['漁業生產量值-漁業種類別魚類別生產量值3'.D30];['漁業生產量值-漁業種類別魚類別生產量值3'.F30];['漁業生產量值-漁業種類別魚類別生產量值3'.H30]))" table:style-name="ce52">
            <text:p>22,126<text:s/></text:p>
          </table:table-cell>
          <table:table-cell office:value-type="float" office:value="17.422000000000001" table:style-name="ce57">
            <text:p>17<text:s/></text:p>
          </table:table-cell>
          <table:table-cell office:value-type="float" office:value="5836.37" table:style-name="ce35">
            <text:p>5,836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嘉義市</text:p>
          </table:table-cell>
          <table:table-cell office:value-type="string" table:style-name="ce62">
            <text:p>CHIAYI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office:string-value="-" table:formula="of:=  IF(SUM([.O31];['漁業生產量值-漁業種類別魚類別生產量值3'.C31];['漁業生產量值-漁業種類別魚類別生產量值3'.E31];['漁業生產量值-漁業種類別魚類別生產量值3'.G31])=0;&quot;-&quot;;SUM([.O31];['漁業生產量值-漁業種類別魚類別生產量值3'.C31];['漁業生產量值-漁業種類別魚類別生產量值3'.E31];['漁業生產量值-漁業種類別魚類別生產量值3'.G31]))" table:style-name="ce52">
            <text:p>-</text:p>
          </table:table-cell>
          <table:table-cell office:value-type="string" office:string-value="-" table:formula="of:=  IF(SUM([.P31];['漁業生產量值-漁業種類別魚類別生產量值3'.D31];['漁業生產量值-漁業種類別魚類別生產量值3'.F31];['漁業生產量值-漁業種類別魚類別生產量值3'.H31])=0;&quot;-&quot;;SUM([.P31];['漁業生產量值-漁業種類別魚類別生產量值3'.D31];['漁業生產量值-漁業種類別魚類別生產量值3'.F31];['漁業生產量值-漁業種類別魚類別生產量值3'.H31]))" table:style-name="ce5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1">
            <text:p>金馬地區</text:p>
          </table:table-cell>
          <table:table-cell office:value-type="string" table:style-name="ce62">
            <text:p>KINMA AREA</text:p>
          </table:table-cell>
          <table:table-cell office:value-type="float" office:value="57.753999999999998" table:formula="of:=  IF(SUM([.C33:.C35])=0;&quot;-&quot;;SUM([.C33:.C35]))" table:style-name="ce57">
            <text:p>58<text:s/></text:p>
          </table:table-cell>
          <table:table-cell office:value-type="float" office:value="8493.9599999999991" table:formula="of:=  IF(SUM([.D33:.D35])=0;&quot;-&quot;;SUM([.D33:.D35]))" table:style-name="ce35">
            <text:p>8,494<text:s/></text:p>
          </table:table-cell>
          <table:table-cell office:value-type="string" office:string-value="-" table:formula="of:=  IF(SUM([.E33:.E35])=0;&quot;-&quot;;SUM([.E33:.E35]))" table:style-name="ce57">
            <text:p>-</text:p>
          </table:table-cell>
          <table:table-cell office:value-type="string" office:string-value="-" table:formula="of:=  IF(SUM([.F33:.F35])=0;&quot;-&quot;;SUM([.F33:.F35]))" table:style-name="ce35">
            <text:p>-</text:p>
          </table:table-cell>
          <table:table-cell office:value-type="string" office:string-value="-" table:formula="of:=  IF(SUM([.G33:.G35])=0;&quot;-&quot;;SUM([.G33:.G35]))" table:style-name="ce57">
            <text:p>-</text:p>
          </table:table-cell>
          <table:table-cell office:value-type="string" office:string-value="-" table:formula="of:=  IF(SUM([.H33:.H35])=0;&quot;-&quot;;SUM([.H33:.H35]))" table:style-name="ce35">
            <text:p>-</text:p>
          </table:table-cell>
          <table:table-cell office:value-type="string" office:string-value="-" table:formula="of:=  IF(SUM([.I33:.I35])=0;&quot;-&quot;;SUM([.I33:.I35]))" table:style-name="ce57">
            <text:p>-</text:p>
          </table:table-cell>
          <table:table-cell office:value-type="string" office:string-value="-" table:formula="of:=  IF(SUM([.J33:.J35])=0;&quot;-&quot;;SUM([.J33:.J35]))" table:style-name="ce35">
            <text:p>-</text:p>
          </table:table-cell>
          <table:table-cell office:value-type="string" office:string-value="-" table:formula="of:=  IF(SUM([.K33:.K35])=0;&quot;-&quot;;SUM([.K33:.K35]))" table:style-name="ce57">
            <text:p>-</text:p>
          </table:table-cell>
          <table:table-cell office:value-type="string" office:string-value="-" table:formula="of:=  IF(SUM([.L33:.L35])=0;&quot;-&quot;;SUM([.L33:.L35]))" table:style-name="ce35">
            <text:p>-</text:p>
          </table:table-cell>
          <table:table-cell office:value-type="float" office:value="58.637500000000003" table:formula="of:=  IF(SUM([.O32];['漁業生產量值-漁業種類別魚類別生產量值3'.C32];['漁業生產量值-漁業種類別魚類別生產量值3'.E32];['漁業生產量值-漁業種類別魚類別生產量值3'.G32])=0;&quot;-&quot;;SUM([.O32];['漁業生產量值-漁業種類別魚類別生產量值3'.C32];['漁業生產量值-漁業種類別魚類別生產量值3'.E32];['漁業生產量值-漁業種類別魚類別生產量值3'.G32]))" table:style-name="ce52">
            <text:p>59<text:s/></text:p>
          </table:table-cell>
          <table:table-cell office:value-type="float" office:value="12672.298999999999" table:formula="of:=  IF(SUM([.P32];['漁業生產量值-漁業種類別魚類別生產量值3'.D32];['漁業生產量值-漁業種類別魚類別生產量值3'.F32];['漁業生產量值-漁業種類別魚類別生產量值3'.H32])=0;&quot;-&quot;;SUM([.P32];['漁業生產量值-漁業種類別魚類別生產量值3'.D32];['漁業生產量值-漁業種類別魚類別生產量值3'.F32];['漁業生產量值-漁業種類別魚類別生產量值3'.H32]))" table:style-name="ce52">
            <text:p>12,672<text:s/></text:p>
          </table:table-cell>
          <table:table-cell office:value-type="float" office:value="16.875399999999999" table:formula="of:=  IF(SUM([.O33:.O35])=0;&quot;-&quot;;SUM([.O33:.O35]))" table:style-name="ce57">
            <text:p>17<text:s/></text:p>
          </table:table-cell>
          <table:table-cell office:value-type="float" office:value="3121.9490000000001" table:formula="of:=  IF(SUM([.P33:.P35])=0;&quot;-&quot;;SUM([.P33:.P35]))" table:style-name="ce35">
            <text:p>3,122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金門縣</text:p>
          </table:table-cell>
          <table:table-cell office:value-type="string" table:style-name="ce62">
            <text:p>KINMEN COUNTY</text:p>
          </table:table-cell>
          <table:table-cell office:value-type="float" office:value="45.430999999999997" table:style-name="ce57">
            <text:p>45<text:s/></text:p>
          </table:table-cell>
          <table:table-cell office:value-type="float" office:value="5413.21" table:style-name="ce35">
            <text:p>5,413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33.3005" table:formula="of:=  IF(SUM([.O33];['漁業生產量值-漁業種類別魚類別生產量值3'.C33];['漁業生產量值-漁業種類別魚類別生產量值3'.E33];['漁業生產量值-漁業種類別魚類別生產量值3'.G33])=0;&quot;-&quot;;SUM([.O33];['漁業生產量值-漁業種類別魚類別生產量值3'.C33];['漁業生產量值-漁業種類別魚類別生產量值3'.E33];['漁業生產量值-漁業種類別魚類別生產量值3'.G33]))" table:style-name="ce52">
            <text:p>33<text:s/></text:p>
          </table:table-cell>
          <table:table-cell office:value-type="float" office:value="6971.4740000000002" table:formula="of:=  IF(SUM([.P33];['漁業生產量值-漁業種類別魚類別生產量值3'.D33];['漁業生產量值-漁業種類別魚類別生產量值3'.F33];['漁業生產量值-漁業種類別魚類別生產量值3'.H33])=0;&quot;-&quot;;SUM([.P33];['漁業生產量值-漁業種類別魚類別生產量值3'.D33];['漁業生產量值-漁業種類別魚類別生產量值3'.F33];['漁業生產量值-漁業種類別魚類別生產量值3'.H33]))" table:style-name="ce52">
            <text:p>6,971<text:s/></text:p>
          </table:table-cell>
          <table:table-cell office:value-type="float" office:value="16.875399999999999" table:style-name="ce57">
            <text:p>17<text:s/></text:p>
          </table:table-cell>
          <table:table-cell office:value-type="float" office:value="3121.9490000000001" table:style-name="ce35">
            <text:p>3,122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連江縣</text:p>
          </table:table-cell>
          <table:table-cell office:value-type="string" table:style-name="ce62">
            <text:p>LIANJIANG COUNTY</text:p>
          </table:table-cell>
          <table:table-cell office:value-type="float" office:value="12.323" table:style-name="ce57">
            <text:p>12<text:s/></text:p>
          </table:table-cell>
          <table:table-cell office:value-type="float" office:value="3080.75" table:style-name="ce35">
            <text:p>3,081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5.337" table:formula="of:=  IF(SUM([.O34];['漁業生產量值-漁業種類別魚類別生產量值3'.C34];['漁業生產量值-漁業種類別魚類別生產量值3'.E34];['漁業生產量值-漁業種類別魚類別生產量值3'.G34])=0;&quot;-&quot;;SUM([.O34];['漁業生產量值-漁業種類別魚類別生產量值3'.C34];['漁業生產量值-漁業種類別魚類別生產量值3'.E34];['漁業生產量值-漁業種類別魚類別生產量值3'.G34]))" table:style-name="ce52">
            <text:p>25<text:s/></text:p>
          </table:table-cell>
          <table:table-cell office:value-type="float" office:value="5700.8249999999998" table:formula="of:=  IF(SUM([.P34];['漁業生產量值-漁業種類別魚類別生產量值3'.D34];['漁業生產量值-漁業種類別魚類別生產量值3'.F34];['漁業生產量值-漁業種類別魚類別生產量值3'.H34])=0;&quot;-&quot;;SUM([.P34];['漁業生產量值-漁業種類別魚類別生產量值3'.D34];['漁業生產量值-漁業種類別魚類別生產量值3'.F34];['漁業生產量值-漁業種類別魚類別生產量值3'.H34]))" table:style-name="ce52">
            <text:p>5,701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4">
            <text:p>國外基地</text:p>
          </table:table-cell>
          <table:table-cell office:value-type="string" table:style-name="ce65">
            <text:p>OVERSEAS LANDING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of:=  IF(SUM([.O35];['漁業生產量值-漁業種類別魚類別生產量值3'.C35];['漁業生產量值-漁業種類別魚類別生產量值3'.E35];['漁業生產量值-漁業種類別魚類別生產量值3'.G35])=0;&quot;-&quot;;SUM([.O35];['漁業生產量值-漁業種類別魚類別生產量值3'.C35];['漁業生產量值-漁業種類別魚類別生產量值3'.E35];['漁業生產量值-漁業種類別魚類別生產量值3'.G35]))" table:style-name="ce70">
            <text:p>-</text:p>
          </table:table-cell>
          <table:table-cell office:value-type="string" office:string-value="-" table:formula="of:=  IF(SUM([.P35];['漁業生產量值-漁業種類別魚類別生產量值3'.D35];['漁業生產量值-漁業種類別魚類別生產量值3'.F35];['漁業生產量值-漁業種類別魚類別生產量值3'.H35])=0;&quot;-&quot;;SUM([.P35];['漁業生產量值-漁業種類別魚類別生產量值3'.D35];['漁業生產量值-漁業種類別魚類別生產量值3'.F35];['漁業生產量值-漁業種類別魚類別生產量值3'.H35]))" table:style-name="ce70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table:number-columns-repeated="16368" table:style-name="ce24"/>
        </table:table-row>
        <table:table-row table:style-name="ro2">
          <table:table-cell office:value-type="string" table:number-columns-spanned="6" table:number-rows-spanned="1" table:style-name="ce71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72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42"/>
        </table:table-row>
        <table:table-row table:style-name="ro3">
          <table:table-cell table:number-columns-repeated="2" table:style-name="ce42"/>
          <table:table-cell table:number-columns-repeated="16382" table:style-name="ce24"/>
        </table:table-row>
        <table:table-row table:number-rows-repeated="1048539" table:style-name="ro3">
          <table:table-cell table:number-columns-repeated="16384"/>
        </table:table-row>
      </table:table>
      <table:table table:name="漁業生產量值-漁業種類別魚類別生產量值3" table:style-name="ta1">
        <table:table-column table:style-name="co1" table:default-cell-style-name="ce42"/>
        <table:table-column table:style-name="co2" table:default-cell-style-name="ce42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85">
            <text:p>7‧漁業生產量</text:p>
          </table:table-cell>
          <table:covered-table-cell table:number-columns-repeated="2"/>
          <table:table-cell table:number-columns-repeated="6" table:style-name="ce42"/>
          <table:table-cell office:value-type="string" table:style-name="ce42">
            <text:p>7‧FISHERIES PRODUCTION</text:p>
          </table:table-cell>
          <table:table-cell table:number-columns-repeated="16374" table:style-name="ce42"/>
        </table:table-row>
        <table:table-row table:style-name="ro1">
          <table:table-cell table:number-columns-repeated="4" table:style-name="ce42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42"/>
          <table:table-cell table:number-columns-repeated="2" table:style-name="ce3"/>
          <table:table-cell table:number-columns-repeated="2" table:style-name="ce42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42"/>
        </table:table-row>
        <table:table-row table:style-name="ro1">
          <table:table-cell table:style-name="ce42">
            <draw:custom-shape svg:x="0in" svg:y="0.20833in" svg:width="1.55027in" svg:height="1.25in" draw:z-index="1" draw:id="id3" draw:style-name="a3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3" table:number-rows-spanned="1" table:style-name="ce87">
            <text:p>(3) 縣市別魚類別生產量值(續)</text:p>
          </table:table-cell>
          <table:covered-table-cell table:number-columns-repeated="2"/>
          <table:table-cell table:style-name="ce42"/>
          <table:table-cell office:value-type="string" table:style-name="ce43">
            <text:p>價值：新臺幣千元</text:p>
          </table:table-cell>
          <table:table-cell table:style-name="ce42"/>
          <table:table-cell table:style-name="ce43"/>
          <table:table-cell office:value-type="string" table:style-name="ce43">
            <text:p>(3) By type of district by species(Continued)</text:p>
          </table:table-cell>
          <table:table-cell table:number-columns-repeated="3" table:style-name="ce42"/>
          <table:table-cell office:value-type="string" table:style-name="ce13">
            <text:p>Value：Thousand NT $</text:p>
          </table:table-cell>
          <table:table-cell table:number-columns-repeated="16371" table:style-name="ce42"/>
        </table:table-row>
        <table:table-row table:style-name="ro1">
          <table:table-cell office:value-type="string" table:number-columns-spanned="2" table:number-rows-spanned="3" table:style-name="ce184">
            <text:p><text:s text:c="20"/><text:span text:style-name="T2">魚類別</text:span></text:p>
            <text:p><text:span text:style-name="T2"><text:s text:c="20"/>Species</text:span></text:p>
          </table:table-cell>
          <table:covered-table-cell/>
          <table:table-cell office:value-type="string" table:number-columns-spanned="14" table:number-rows-spanned="1" table:style-name="ce189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number-columns-spanned="6" table:number-rows-spanned="1" table:style-name="ce202">
            <text:p>鯛 <text:s text:c="3"/>科</text:p>
          </table:table-cell>
          <table:covered-table-cell table:number-columns-repeated="5"/>
          <table:table-cell office:value-type="string" table:number-columns-spanned="6" table:number-rows-spanned="1" table:style-name="ce189">
            <text:p>石 <text:s/>首 <text:s/>魚 <text:s/>科</text:p>
          </table:table-cell>
          <table:covered-table-cell table:number-columns-repeated="5"/>
          <table:table-cell table:number-columns-spanned="2" table:number-rows-spanned="1" table:style-name="ce204"/>
          <table:covered-table-cell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number-columns-spanned="2" table:number-rows-spanned="1" table:style-name="ce193">
            <text:p>黃背牙鯛</text:p>
          </table:table-cell>
          <table:covered-table-cell/>
          <table:table-cell office:value-type="string" table:number-columns-spanned="2" table:number-rows-spanned="1" table:style-name="ce199">
            <text:p>黑棘鯛</text:p>
          </table:table-cell>
          <table:covered-table-cell/>
          <table:table-cell office:value-type="string" table:number-columns-spanned="2" table:number-rows-spanned="1" table:style-name="ce205">
            <text:p>其他</text:p>
          </table:table-cell>
          <table:covered-table-cell/>
          <table:table-cell office:value-type="string" table:number-columns-spanned="2" table:number-rows-spanned="1" table:style-name="ce201">
            <text:p>小計</text:p>
          </table:table-cell>
          <table:covered-table-cell/>
          <table:table-cell office:value-type="string" table:number-columns-spanned="2" table:number-rows-spanned="1" table:style-name="ce107">
            <text:p>白姑魚</text:p>
          </table:table-cell>
          <table:covered-table-cell/>
          <table:table-cell office:value-type="string" table:number-columns-spanned="2" table:number-rows-spanned="1" table:style-name="ce193">
            <text:p>其他</text:p>
          </table:table-cell>
          <table:covered-table-cell/>
          <table:table-cell office:value-type="string" table:number-columns-spanned="2" table:number-rows-spanned="1" table:style-name="ce203">
            <text:p>金線魚</text:p>
          </table:table-cell>
          <table:covered-table-cell/>
          <table:table-cell table:number-columns-repeated="16368"/>
        </table:table-row>
        <table:table-row table:style-name="ro1">
          <table:table-cell office:value-type="string" table:number-columns-spanned="2" table:number-rows-spanned="3" table:style-name="ce83">
            <text:p>縣市別</text:p>
            <text:p>District</text:p>
          </table:table-cell>
          <table:covered-table-cell/>
          <table:table-cell office:value-type="string" table:number-columns-spanned="2" table:number-rows-spanned="1" table:style-name="ce186">
            <text:p>12002</text:p>
          </table:table-cell>
          <table:covered-table-cell/>
          <table:table-cell office:value-type="string" table:number-columns-spanned="2" table:number-rows-spanned="1" table:style-name="ce178">
            <text:p>12004</text:p>
          </table:table-cell>
          <table:covered-table-cell/>
          <table:table-cell office:value-type="string" table:number-columns-spanned="2" table:number-rows-spanned="1" table:style-name="ce200">
            <text:p>12ZZZ</text:p>
          </table:table-cell>
          <table:covered-table-cell/>
          <table:table-cell office:value-type="string" table:number-columns-spanned="2" table:number-rows-spanned="1" table:style-name="ce179">
            <text:p>Sub Total</text:p>
          </table:table-cell>
          <table:covered-table-cell/>
          <table:table-cell office:value-type="string" table:number-columns-spanned="2" table:number-rows-spanned="1" table:style-name="ce109">
            <text:p>15004</text:p>
          </table:table-cell>
          <table:covered-table-cell/>
          <table:table-cell office:value-type="string" table:number-columns-spanned="2" table:number-rows-spanned="1" table:style-name="ce196">
            <text:p>15ZZZ</text:p>
          </table:table-cell>
          <table:covered-table-cell/>
          <table:table-cell office:value-type="string" table:number-columns-spanned="2" table:number-rows-spanned="1" table:style-name="ce186">
            <text:p>16001</text:p>
          </table:table-cell>
          <table:covered-table-cell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office:value-type="string" table:style-name="ce50">
            <text:p>產量</text:p>
          </table:table-cell>
          <table:table-cell office:value-type="string" table:style-name="ce50">
            <text:p>價值</text:p>
          </table:table-cell>
          <table:table-cell office:value-type="string" table:style-name="ce50">
            <text:p>產量</text:p>
          </table:table-cell>
          <table:table-cell office:value-type="string" table:style-name="ce50">
            <text:p>價值</text:p>
          </table:table-cell>
          <table:table-cell office:value-type="string" table:style-name="ce50">
            <text:p>產量</text:p>
          </table:table-cell>
          <table:table-cell office:value-type="string" table:style-name="ce50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51">
            <text:p>Quantity</text:p>
          </table:table-cell>
          <table:table-cell office:value-type="string" table:style-name="ce51">
            <text:p>Value</text:p>
          </table:table-cell>
          <table:table-cell office:value-type="string" table:style-name="ce51">
            <text:p>Quantity</text:p>
          </table:table-cell>
          <table:table-cell office:value-type="string" table:style-name="ce51">
            <text:p>Value</text:p>
          </table:table-cell>
          <table:table-cell office:value-type="string" table:style-name="ce51">
            <text:p>Quantity</text:p>
          </table:table-cell>
          <table:table-cell office:value-type="string" table:style-name="ce5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table:number-columns-repeated="16368"/>
        </table:table-row>
        <table:table-row table:style-name="ro1">
          <table:table-cell office:value-type="string" table:style-name="ce61">
            <text:p>總計</text:p>
          </table:table-cell>
          <table:table-cell office:value-type="string" table:style-name="ce62">
            <text:p>GRAND TOTAL</text:p>
          </table:table-cell>
          <table:table-cell office:value-type="float" office:value="541.11557000000005" table:formula="of:=  IF(SUM([.C11];[.C32])=0;&quot;-&quot;;SUM([.C11];[.C32]))" table:style-name="ce56">
            <text:p>541<text:s/></text:p>
          </table:table-cell>
          <table:table-cell office:value-type="float" office:value="122019.81753" table:formula="of:=  IF(SUM([.D11];[.D32])=0;&quot;-&quot;;SUM([.D11];[.D32]))" table:style-name="ce53">
            <text:p>122,020<text:s/></text:p>
          </table:table-cell>
          <table:table-cell office:value-type="float" office:value="350.84783000000004" table:formula="of:=  IF(SUM([.E11];[.E32])=0;&quot;-&quot;;SUM([.E11];[.E32]))" table:style-name="ce56">
            <text:p>351<text:s/></text:p>
          </table:table-cell>
          <table:table-cell office:value-type="float" office:value="77146.188279999988" table:formula="of:=  IF(SUM([.F11];[.F32])=0;&quot;-&quot;;SUM([.F11];[.F32]))" table:style-name="ce53">
            <text:p>77,146<text:s/></text:p>
          </table:table-cell>
          <table:table-cell office:value-type="float" office:value="1323.8723200000002" table:formula="of:=  IF(SUM([.G11];[.G32])=0;&quot;-&quot;;SUM([.G11];[.G32]))" table:style-name="ce56">
            <text:p>1,324<text:s/></text:p>
          </table:table-cell>
          <table:table-cell office:value-type="float" office:value="301002.87518999999" table:formula="of:=  IF(SUM([.H11];[.H32])=0;&quot;-&quot;;SUM([.H11];[.H32]))" table:style-name="ce53">
            <text:p>301,003<text:s/></text:p>
          </table:table-cell>
          <table:table-cell office:value-type="float" office:value="1680.2028400000002" table:formula="of:=  IF(SUM([.K10];[.M10])=0;&quot;-&quot;;SUM([.K10];[.M10]))" table:style-name="ce69">
            <text:p>1,680<text:s/></text:p>
          </table:table-cell>
          <table:table-cell office:value-type="float" office:value="376836.18101000006" table:formula="of:=  IF(SUM([.L10];[.N10])=0;&quot;-&quot;;SUM([.L10];[.N10]))" table:style-name="ce69">
            <text:p>376,836<text:s/></text:p>
          </table:table-cell>
          <table:table-cell office:value-type="float" office:value="749.09255000000007" table:formula="of:=  IF(SUM([.K11];[.K32])=0;&quot;-&quot;;SUM([.K11];[.K32]))" table:style-name="ce56">
            <text:p>749<text:s/></text:p>
          </table:table-cell>
          <table:table-cell office:value-type="float" office:value="86523.622480000005" table:formula="of:=  IF(SUM([.L11];[.L32])=0;&quot;-&quot;;SUM([.L11];[.L32]))" table:style-name="ce53">
            <text:p>86,524<text:s/></text:p>
          </table:table-cell>
          <table:table-cell office:value-type="float" office:value="931.11029000000008" table:formula="of:=  IF(SUM([.M11];[.M32])=0;&quot;-&quot;;SUM([.M11];[.M32]))" table:style-name="ce56">
            <text:p>931<text:s/></text:p>
          </table:table-cell>
          <table:table-cell office:value-type="float" office:value="290312.55853000004" table:formula="of:=  IF(SUM([.N11];[.N32])=0;&quot;-&quot;;SUM([.N11];[.N32]))" table:style-name="ce53">
            <text:p>290,313<text:s/></text:p>
          </table:table-cell>
          <table:table-cell office:value-type="float" office:value="94.440600000000003" table:formula="of:=  IF(SUM([.O11];[.O32])=0;&quot;-&quot;;SUM([.O11];[.O32]))" table:style-name="ce56">
            <text:p>94<text:s/></text:p>
          </table:table-cell>
          <table:table-cell office:value-type="float" office:value="24343.799180000002" table:formula="of:=  IF(SUM([.P11];[.P32])=0;&quot;-&quot;;SUM([.P11];[.P32]))" table:style-name="ce53">
            <text:p>24,344<text:s/></text:p>
          </table:table-cell>
          <table:table-cell table:number-columns-repeated="16368"/>
        </table:table-row>
        <table:table-row table:style-name="ro1">
          <table:table-cell office:value-type="string" table:style-name="ce61">
            <text:p>臺灣地區</text:p>
          </table:table-cell>
          <table:table-cell office:value-type="string" table:style-name="ce62">
            <text:p>TAIWAN AREA</text:p>
          </table:table-cell>
          <table:table-cell office:value-type="float" office:value="535.19207000000006" table:formula="of:=  IF(SUM([.C12:.C31])=0;&quot;-&quot;;SUM([.C12:.C31]))" table:style-name="ce57">
            <text:p>535<text:s/></text:p>
          </table:table-cell>
          <table:table-cell office:value-type="float" office:value="120835.11753" table:formula="of:=  IF(SUM([.D12:.D31])=0;&quot;-&quot;;SUM([.D12:.D31]))" table:style-name="ce35">
            <text:p>120,835<text:s/></text:p>
          </table:table-cell>
          <table:table-cell office:value-type="float" office:value="323.74983000000003" table:formula="of:=  IF(SUM([.E12:.E31])=0;&quot;-&quot;;SUM([.E12:.E31]))" table:style-name="ce57">
            <text:p>324<text:s/></text:p>
          </table:table-cell>
          <table:table-cell office:value-type="float" office:value="71005.11327999999" table:formula="of:=  IF(SUM([.F12:.F31])=0;&quot;-&quot;;SUM([.F12:.F31]))" table:style-name="ce35">
            <text:p>71,005<text:s/></text:p>
          </table:table-cell>
          <table:table-cell office:value-type="float" office:value="1315.1317200000001" table:formula="of:=  IF(SUM([.G12:.G31])=0;&quot;-&quot;;SUM([.G12:.G31]))" table:style-name="ce57">
            <text:p>1,315<text:s/></text:p>
          </table:table-cell>
          <table:table-cell office:value-type="float" office:value="298778.30018999998" table:formula="of:=  IF(SUM([.H12:.H31])=0;&quot;-&quot;;SUM([.H12:.H31]))" table:style-name="ce35">
            <text:p>298,778<text:s/></text:p>
          </table:table-cell>
          <table:table-cell office:value-type="float" office:value="1598.4763400000002" table:formula="of:=  IF(SUM([.K11];[.M11])=0;&quot;-&quot;;SUM([.K11];[.M11]))" table:style-name="ce52">
            <text:p>1,598<text:s/></text:p>
          </table:table-cell>
          <table:table-cell office:value-type="float" office:value="329214.63101000001" table:formula="of:=  IF(SUM([.L11];[.N11])=0;&quot;-&quot;;SUM([.L11];[.N11]))" table:style-name="ce52">
            <text:p>329,215<text:s/></text:p>
          </table:table-cell>
          <table:table-cell office:value-type="float" office:value="748.96555000000012" table:formula="of:=  IF(SUM([.K12:.K31])=0;&quot;-&quot;;SUM([.K12:.K31]))" table:style-name="ce57">
            <text:p>749<text:s/></text:p>
          </table:table-cell>
          <table:table-cell office:value-type="float" office:value="86504.572480000003" table:formula="of:=  IF(SUM([.L12:.L31])=0;&quot;-&quot;;SUM([.L12:.L31]))" table:style-name="ce35">
            <text:p>86,505<text:s/></text:p>
          </table:table-cell>
          <table:table-cell office:value-type="float" office:value="849.51079000000004" table:formula="of:=  IF(SUM([.M12:.M31])=0;&quot;-&quot;;SUM([.M12:.M31]))" table:style-name="ce57">
            <text:p>850<text:s/></text:p>
          </table:table-cell>
          <table:table-cell office:value-type="float" office:value="242710.05853000001" table:formula="of:=  IF(SUM([.N12:.N31])=0;&quot;-&quot;;SUM([.N12:.N31]))" table:style-name="ce35">
            <text:p>242,710<text:s/></text:p>
          </table:table-cell>
          <table:table-cell office:value-type="float" office:value="94.266599999999997" table:formula="of:=  IF(SUM([.O12:.O31])=0;&quot;-&quot;;SUM([.O12:.O31]))" table:style-name="ce57">
            <text:p>94<text:s/></text:p>
          </table:table-cell>
          <table:table-cell office:value-type="float" office:value="24326.39918" table:formula="of:=  IF(SUM([.P12:.P31])=0;&quot;-&quot;;SUM([.P12:.P31]))" table:style-name="ce35">
            <text:p>24,326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新北市</text:p>
          </table:table-cell>
          <table:table-cell office:value-type="string" table:style-name="ce62">
            <text:p>NEW TAIPEI CITY</text:p>
          </table:table-cell>
          <table:table-cell office:value-type="float" office:value="185.91" table:style-name="ce57">
            <text:p>186<text:s/></text:p>
          </table:table-cell>
          <table:table-cell office:value-type="float" office:value="53858.05" table:style-name="ce35">
            <text:p>53,858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1.215" table:style-name="ce57">
            <text:p>21<text:s/></text:p>
          </table:table-cell>
          <table:table-cell office:value-type="float" office:value="2600.7375000000002" table:style-name="ce35">
            <text:p>2,601<text:s/></text:p>
          </table:table-cell>
          <table:table-cell office:value-type="float" office:value="109.86" table:formula="of:=  IF(SUM([.K12];[.M12])=0;&quot;-&quot;;SUM([.K12];[.M12]))" table:style-name="ce52">
            <text:p>110<text:s/></text:p>
          </table:table-cell>
          <table:table-cell office:value-type="float" office:value="23635.1" table:formula="of:=  IF(SUM([.L12];[.N12])=0;&quot;-&quot;;SUM([.L12];[.N12]))" table:style-name="ce52">
            <text:p>23,635<text:s/></text:p>
          </table:table-cell>
          <table:table-cell office:value-type="float" office:value="36.61" table:style-name="ce57">
            <text:p>37<text:s/></text:p>
          </table:table-cell>
          <table:table-cell office:value-type="float" office:value="7013.9" table:style-name="ce35">
            <text:p>7,014<text:s/></text:p>
          </table:table-cell>
          <table:table-cell office:value-type="float" office:value="73.25" table:style-name="ce57">
            <text:p>73<text:s/></text:p>
          </table:table-cell>
          <table:table-cell office:value-type="float" office:value="16621.2" table:style-name="ce35">
            <text:p>16,621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北市</text:p>
          </table:table-cell>
          <table:table-cell office:value-type="string" table:style-name="ce62">
            <text:p>TAIPEI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office:string-value="-" table:formula="of:=  IF(SUM([.K13];[.M13])=0;&quot;-&quot;;SUM([.K13];[.M13]))" table:style-name="ce52">
            <text:p>-</text:p>
          </table:table-cell>
          <table:table-cell office:value-type="string" office:string-value="-" table:formula="of:=  IF(SUM([.L13];[.N13])=0;&quot;-&quot;;SUM([.L13];[.N13]))" table:style-name="ce5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桃園市</text:p>
          </table:table-cell>
          <table:table-cell office:value-type="string" table:style-name="ce62">
            <text:p>TAOYUAN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9.3318999999999992" table:style-name="ce57">
            <text:p>9<text:s/></text:p>
          </table:table-cell>
          <table:table-cell office:value-type="float" office:value="4106.9624999999996" table:style-name="ce35">
            <text:p>4,107<text:s/></text:p>
          </table:table-cell>
          <table:table-cell office:value-type="float" office:value="12.6508" table:style-name="ce57">
            <text:p>13<text:s/></text:p>
          </table:table-cell>
          <table:table-cell office:value-type="float" office:value="3153.41" table:style-name="ce35">
            <text:p>3,153<text:s/></text:p>
          </table:table-cell>
          <table:table-cell office:value-type="float" office:value="69.204800000000006" table:formula="of:=  IF(SUM([.K14];[.M14])=0;&quot;-&quot;;SUM([.K14];[.M14]))" table:style-name="ce52">
            <text:p>69<text:s/></text:p>
          </table:table-cell>
          <table:table-cell office:value-type="float" office:value="20271.125" table:formula="of:=  IF(SUM([.L14];[.N14])=0;&quot;-&quot;;SUM([.L14];[.N14]))" table:style-name="ce52">
            <text:p>20,271<text:s/></text:p>
          </table:table-cell>
          <table:table-cell office:value-type="float" office:value="39.051000000000002" table:style-name="ce57">
            <text:p>39<text:s/></text:p>
          </table:table-cell>
          <table:table-cell office:value-type="float" office:value="9484.01" table:style-name="ce35">
            <text:p>9,484<text:s/></text:p>
          </table:table-cell>
          <table:table-cell office:value-type="float" office:value="30.153799999999997" table:style-name="ce57">
            <text:p>30<text:s/></text:p>
          </table:table-cell>
          <table:table-cell office:value-type="float" office:value="10787.115" table:style-name="ce35">
            <text:p>10,787<text:s/></text:p>
          </table:table-cell>
          <table:table-cell office:value-type="float" office:value="3.2500000000000001E-2" table:style-name="ce57">
            <text:p>0<text:s/></text:p>
          </table:table-cell>
          <table:table-cell office:value-type="float" office:value="3.25" table:style-name="ce35">
            <text:p>3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中市</text:p>
          </table:table-cell>
          <table:table-cell office:value-type="string" table:style-name="ce62">
            <text:p>TAICHUNG CITY</text:p>
          </table:table-cell>
          <table:table-cell office:value-type="float" office:value="32.369050000000001" table:style-name="ce57">
            <text:p>32<text:s/></text:p>
          </table:table-cell>
          <table:table-cell office:value-type="float" office:value="9623.3184500000007" table:style-name="ce35">
            <text:p>9,623<text:s/></text:p>
          </table:table-cell>
          <table:table-cell office:value-type="float" office:value="7.9535999999999998" table:style-name="ce57">
            <text:p>8<text:s/></text:p>
          </table:table-cell>
          <table:table-cell office:value-type="float" office:value="2240.29036" table:style-name="ce35">
            <text:p>2,240<text:s/></text:p>
          </table:table-cell>
          <table:table-cell office:value-type="float" office:value="31.871799999999997" table:style-name="ce57">
            <text:p>32<text:s/></text:p>
          </table:table-cell>
          <table:table-cell office:value-type="float" office:value="4725.3284199999998" table:style-name="ce35">
            <text:p>4,725<text:s/></text:p>
          </table:table-cell>
          <table:table-cell office:value-type="float" office:value="60.83164" table:formula="of:=  IF(SUM([.K15];[.M15])=0;&quot;-&quot;;SUM([.K15];[.M15]))" table:style-name="ce52">
            <text:p>61<text:s/></text:p>
          </table:table-cell>
          <table:table-cell office:value-type="float" office:value="12618.493409999999" table:formula="of:=  IF(SUM([.L15];[.N15])=0;&quot;-&quot;;SUM([.L15];[.N15]))" table:style-name="ce52">
            <text:p>12,618<text:s/></text:p>
          </table:table-cell>
          <table:table-cell office:value-type="float" office:value="36.102150000000002" table:style-name="ce57">
            <text:p>36<text:s/></text:p>
          </table:table-cell>
          <table:table-cell office:value-type="float" office:value="4605.9121299999997" table:style-name="ce35">
            <text:p>4,606<text:s/></text:p>
          </table:table-cell>
          <table:table-cell office:value-type="float" office:value="24.729489999999998" table:style-name="ce57">
            <text:p>25<text:s/></text:p>
          </table:table-cell>
          <table:table-cell office:value-type="float" office:value="8012.5812800000003" table:style-name="ce35">
            <text:p>8,013<text:s/></text:p>
          </table:table-cell>
          <table:table-cell office:value-type="float" office:value="0.52029999999999998" table:style-name="ce57">
            <text:p>1<text:s/></text:p>
          </table:table-cell>
          <table:table-cell office:value-type="float" office:value="242.5898" table:style-name="ce35">
            <text:p>243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南市</text:p>
          </table:table-cell>
          <table:table-cell office:value-type="string" table:style-name="ce62">
            <text:p>TAINAN CITY</text:p>
          </table:table-cell>
          <table:table-cell office:value-type="float" office:value="0.3" table:style-name="ce57">
            <text:p>0<text:s/></text:p>
          </table:table-cell>
          <table:table-cell office:value-type="float" office:value="58.35" table:style-name="ce35">
            <text:p>58<text:s/></text:p>
          </table:table-cell>
          <table:table-cell office:value-type="float" office:value="25.972000000000001" table:style-name="ce57">
            <text:p>26<text:s/></text:p>
          </table:table-cell>
          <table:table-cell office:value-type="float" office:value="5681.2951999999996" table:style-name="ce35">
            <text:p>5,681<text:s/></text:p>
          </table:table-cell>
          <table:table-cell office:value-type="float" office:value="32.158999999999999" table:style-name="ce57">
            <text:p>32<text:s/></text:p>
          </table:table-cell>
          <table:table-cell office:value-type="float" office:value="6593.7432000000008" table:style-name="ce35">
            <text:p>6,594<text:s/></text:p>
          </table:table-cell>
          <table:table-cell office:value-type="float" office:value="136.68819999999999" table:formula="of:=  IF(SUM([.K16];[.M16])=0;&quot;-&quot;;SUM([.K16];[.M16]))" table:style-name="ce52">
            <text:p>137<text:s/></text:p>
          </table:table-cell>
          <table:table-cell office:value-type="float" office:value="25938.651019999998" table:formula="of:=  IF(SUM([.L16];[.N16])=0;&quot;-&quot;;SUM([.L16];[.N16]))" table:style-name="ce52">
            <text:p>25,939<text:s/></text:p>
          </table:table-cell>
          <table:table-cell office:value-type="float" office:value="78.882999999999996" table:style-name="ce57">
            <text:p>79<text:s/></text:p>
          </table:table-cell>
          <table:table-cell office:value-type="float" office:value="6462.6377000000002" table:style-name="ce35">
            <text:p>6,463<text:s/></text:p>
          </table:table-cell>
          <table:table-cell office:value-type="float" office:value="57.805199999999999" table:style-name="ce57">
            <text:p>58<text:s/></text:p>
          </table:table-cell>
          <table:table-cell office:value-type="float" office:value="19476.013319999998" table:style-name="ce35">
            <text:p>19,476<text:s/></text:p>
          </table:table-cell>
          <table:table-cell office:value-type="float" office:value="2.7E-2" table:style-name="ce57">
            <text:p>0<text:s/></text:p>
          </table:table-cell>
          <table:table-cell office:value-type="float" office:value="7.1738999999999997" table:style-name="ce35">
            <text:p>7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高雄市</text:p>
          </table:table-cell>
          <table:table-cell office:value-type="string" table:style-name="ce62">
            <text:p>KAOHSIUNG CITY</text:p>
          </table:table-cell>
          <table:table-cell office:value-type="float" office:value="55.66" table:style-name="ce57">
            <text:p>56<text:s/></text:p>
          </table:table-cell>
          <table:table-cell office:value-type="float" office:value="8954.6088" table:style-name="ce35">
            <text:p>8,955<text:s/></text:p>
          </table:table-cell>
          <table:table-cell office:value-type="float" office:value="34.072000000000003" table:style-name="ce57">
            <text:p>34<text:s/></text:p>
          </table:table-cell>
          <table:table-cell office:value-type="float" office:value="4309.0401000000002" table:style-name="ce35">
            <text:p>4,309<text:s/></text:p>
          </table:table-cell>
          <table:table-cell office:value-type="float" office:value="160.19981999999999" table:style-name="ce57">
            <text:p>160<text:s/></text:p>
          </table:table-cell>
          <table:table-cell office:value-type="float" office:value="29561.962090000001" table:style-name="ce35">
            <text:p>29,562<text:s/></text:p>
          </table:table-cell>
          <table:table-cell office:value-type="float" office:value="474.37799999999999" table:formula="of:=  IF(SUM([.K17];[.M17])=0;&quot;-&quot;;SUM([.K17];[.M17]))" table:style-name="ce52">
            <text:p>474<text:s/></text:p>
          </table:table-cell>
          <table:table-cell office:value-type="float" office:value="118364.29704999999" table:formula="of:=  IF(SUM([.L17];[.N17])=0;&quot;-&quot;;SUM([.L17];[.N17]))" table:style-name="ce52">
            <text:p>118,364<text:s/></text:p>
          </table:table-cell>
          <table:table-cell office:value-type="float" office:value="167.82499999999999" table:style-name="ce57">
            <text:p>168<text:s/></text:p>
          </table:table-cell>
          <table:table-cell office:value-type="float" office:value="27482.792000000001" table:style-name="ce35">
            <text:p>27,483<text:s/></text:p>
          </table:table-cell>
          <table:table-cell office:value-type="float" office:value="306.553" table:style-name="ce57">
            <text:p>307<text:s/></text:p>
          </table:table-cell>
          <table:table-cell office:value-type="float" office:value="90881.505049999992" table:style-name="ce35">
            <text:p>90,882<text:s/></text:p>
          </table:table-cell>
          <table:table-cell office:value-type="float" office:value="1.524" table:style-name="ce57">
            <text:p>2<text:s/></text:p>
          </table:table-cell>
          <table:table-cell office:value-type="float" office:value="152.88" table:style-name="ce35">
            <text:p>153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宜蘭縣</text:p>
          </table:table-cell>
          <table:table-cell office:value-type="string" table:style-name="ce62">
            <text:p>ILAN COUNTY</text:p>
          </table:table-cell>
          <table:table-cell office:value-type="float" office:value="71.555999999999997" table:style-name="ce57">
            <text:p>72<text:s/></text:p>
          </table:table-cell>
          <table:table-cell office:value-type="float" office:value="13093.698" table:style-name="ce35">
            <text:p>13,094<text:s/></text:p>
          </table:table-cell>
          <table:table-cell office:value-type="float" office:value="3.2800000000000003E-2" table:style-name="ce57">
            <text:p>0<text:s/></text:p>
          </table:table-cell>
          <table:table-cell office:value-type="float" office:value="13.12" table:style-name="ce35">
            <text:p>13<text:s/></text:p>
          </table:table-cell>
          <table:table-cell office:value-type="float" office:value="9.061399999999999" table:style-name="ce57">
            <text:p>9<text:s/></text:p>
          </table:table-cell>
          <table:table-cell office:value-type="float" office:value="1827.152" table:style-name="ce35">
            <text:p>1,827<text:s/></text:p>
          </table:table-cell>
          <table:table-cell office:value-type="float" office:value="175.62519999999998" table:formula="of:=  IF(SUM([.K18];[.M18])=0;&quot;-&quot;;SUM([.K18];[.M18]))" table:style-name="ce52">
            <text:p>176<text:s/></text:p>
          </table:table-cell>
          <table:table-cell office:value-type="float" office:value="33750.179899999996" table:formula="of:=  IF(SUM([.L18];[.N18])=0;&quot;-&quot;;SUM([.L18];[.N18]))" table:style-name="ce52">
            <text:p>33,750<text:s/></text:p>
          </table:table-cell>
          <table:table-cell office:value-type="float" office:value="7.8185000000000002" table:style-name="ce57">
            <text:p>8<text:s/></text:p>
          </table:table-cell>
          <table:table-cell office:value-type="float" office:value="540.41099999999994" table:style-name="ce35">
            <text:p>540<text:s/></text:p>
          </table:table-cell>
          <table:table-cell office:value-type="float" office:value="167.80669999999998" table:style-name="ce57">
            <text:p>168<text:s/></text:p>
          </table:table-cell>
          <table:table-cell office:value-type="float" office:value="33209.768899999995" table:style-name="ce35">
            <text:p>33,210<text:s/></text:p>
          </table:table-cell>
          <table:table-cell office:value-type="float" office:value="7.7999999999999996E-3" table:style-name="ce57">
            <text:p>0<text:s/></text:p>
          </table:table-cell>
          <table:table-cell office:value-type="float" office:value="3.12" table:style-name="ce35">
            <text:p>3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新竹縣</text:p>
          </table:table-cell>
          <table:table-cell office:value-type="string" table:style-name="ce62">
            <text:p>HSINCHU COUNTY</text:p>
          </table:table-cell>
          <table:table-cell office:value-type="float" office:value="18.600000000000001" table:style-name="ce57">
            <text:p>19<text:s/></text:p>
          </table:table-cell>
          <table:table-cell office:value-type="float" office:value="4732.0259999999998" table:style-name="ce35">
            <text:p>4,732<text:s/></text:p>
          </table:table-cell>
          <table:table-cell office:value-type="float" office:value="19.2" table:style-name="ce57">
            <text:p>19<text:s/></text:p>
          </table:table-cell>
          <table:table-cell office:value-type="float" office:value="4180.8" table:style-name="ce35">
            <text:p>4,181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63.1" table:formula="of:=  IF(SUM([.K19];[.M19])=0;&quot;-&quot;;SUM([.K19];[.M19]))" table:style-name="ce52">
            <text:p>63<text:s/></text:p>
          </table:table-cell>
          <table:table-cell office:value-type="float" office:value="9446.7119999999995" table:formula="of:=  IF(SUM([.L19];[.N19])=0;&quot;-&quot;;SUM([.L19];[.N19]))" table:style-name="ce52">
            <text:p>9,447<text:s/></text:p>
          </table:table-cell>
          <table:table-cell office:value-type="float" office:value="15.9" table:style-name="ce57">
            <text:p>16<text:s/></text:p>
          </table:table-cell>
          <table:table-cell office:value-type="float" office:value="1479.972" table:style-name="ce35">
            <text:p>1,480<text:s/></text:p>
          </table:table-cell>
          <table:table-cell office:value-type="float" office:value="47.2" table:style-name="ce57">
            <text:p>47<text:s/></text:p>
          </table:table-cell>
          <table:table-cell office:value-type="float" office:value="7966.74" table:style-name="ce35">
            <text:p>7,967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苗栗縣</text:p>
          </table:table-cell>
          <table:table-cell office:value-type="string" table:style-name="ce62">
            <text:p>MIAOLI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0.261699999999999" table:style-name="ce57">
            <text:p>10<text:s/></text:p>
          </table:table-cell>
          <table:table-cell office:value-type="float" office:value="3933.3096099999998" table:style-name="ce35">
            <text:p>3,933<text:s/></text:p>
          </table:table-cell>
          <table:table-cell office:value-type="float" office:value="25.5063" table:style-name="ce57">
            <text:p>26<text:s/></text:p>
          </table:table-cell>
          <table:table-cell office:value-type="float" office:value="11679.77569" table:style-name="ce35">
            <text:p>11,680<text:s/></text:p>
          </table:table-cell>
          <table:table-cell office:value-type="float" office:value="69.111400000000003" table:formula="of:=  IF(SUM([.K20];[.M20])=0;&quot;-&quot;;SUM([.K20];[.M20]))" table:style-name="ce52">
            <text:p>69<text:s/></text:p>
          </table:table-cell>
          <table:table-cell office:value-type="float" office:value="22510.138920000001" table:formula="of:=  IF(SUM([.L20];[.N20])=0;&quot;-&quot;;SUM([.L20];[.N20]))" table:style-name="ce52">
            <text:p>22,510<text:s/></text:p>
          </table:table-cell>
          <table:table-cell office:value-type="float" office:value="48.5717" table:style-name="ce57">
            <text:p>49<text:s/></text:p>
          </table:table-cell>
          <table:table-cell office:value-type="float" office:value="6471.5781500000003" table:style-name="ce35">
            <text:p>6,472<text:s/></text:p>
          </table:table-cell>
          <table:table-cell office:value-type="float" office:value="20.5397" table:style-name="ce57">
            <text:p>21<text:s/></text:p>
          </table:table-cell>
          <table:table-cell office:value-type="float" office:value="16038.56077" table:style-name="ce35">
            <text:p>16,039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彰化縣</text:p>
          </table:table-cell>
          <table:table-cell office:value-type="string" table:style-name="ce62">
            <text:p>CHANGHWA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6.759" table:style-name="ce57">
            <text:p>27<text:s/></text:p>
          </table:table-cell>
          <table:table-cell office:value-type="float" office:value="5619.39" table:style-name="ce35">
            <text:p>5,619<text:s/></text:p>
          </table:table-cell>
          <table:table-cell office:value-type="float" office:value="3.4560000000000004" table:style-name="ce57">
            <text:p>3<text:s/></text:p>
          </table:table-cell>
          <table:table-cell office:value-type="float" office:value="772.78399999999999" table:style-name="ce35">
            <text:p>773<text:s/></text:p>
          </table:table-cell>
          <table:table-cell office:value-type="float" office:value="182.02799999999999" table:formula="of:=  IF(SUM([.K21];[.M21])=0;&quot;-&quot;;SUM([.K21];[.M21]))" table:style-name="ce52">
            <text:p>182<text:s/></text:p>
          </table:table-cell>
          <table:table-cell office:value-type="float" office:value="21250.353000000003" table:formula="of:=  IF(SUM([.L21];[.N21])=0;&quot;-&quot;;SUM([.L21];[.N21]))" table:style-name="ce52">
            <text:p>21,250<text:s/></text:p>
          </table:table-cell>
          <table:table-cell office:value-type="float" office:value="121.714" table:style-name="ce57">
            <text:p>122<text:s/></text:p>
          </table:table-cell>
          <table:table-cell office:value-type="float" office:value="7059.4120000000003" table:style-name="ce35">
            <text:p>7,059<text:s/></text:p>
          </table:table-cell>
          <table:table-cell office:value-type="float" office:value="60.314" table:style-name="ce57">
            <text:p>60<text:s/></text:p>
          </table:table-cell>
          <table:table-cell office:value-type="float" office:value="14190.941000000001" table:style-name="ce35">
            <text:p>14,191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南投縣</text:p>
          </table:table-cell>
          <table:table-cell office:value-type="string" table:style-name="ce62">
            <text:p>NANTOU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office:string-value="-" table:formula="of:=  IF(SUM([.K22];[.M22])=0;&quot;-&quot;;SUM([.K22];[.M22]))" table:style-name="ce52">
            <text:p>-</text:p>
          </table:table-cell>
          <table:table-cell office:value-type="string" office:string-value="-" table:formula="of:=  IF(SUM([.L22];[.N22])=0;&quot;-&quot;;SUM([.L22];[.N22]))" table:style-name="ce5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雲林縣</text:p>
          </table:table-cell>
          <table:table-cell office:value-type="string" table:style-name="ce62">
            <text:p>YUNLIN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2.858499999999999" table:style-name="ce57">
            <text:p>23<text:s/></text:p>
          </table:table-cell>
          <table:table-cell office:value-type="float" office:value="5183.04" table:style-name="ce35">
            <text:p>5,183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9.333100000000002" table:formula="of:=  IF(SUM([.K23];[.M23])=0;&quot;-&quot;;SUM([.K23];[.M23]))" table:style-name="ce52">
            <text:p>29<text:s/></text:p>
          </table:table-cell>
          <table:table-cell office:value-type="float" office:value="2646.5704999999998" table:formula="of:=  IF(SUM([.L23];[.N23])=0;&quot;-&quot;;SUM([.L23];[.N23]))" table:style-name="ce52">
            <text:p>2,647<text:s/></text:p>
          </table:table-cell>
          <table:table-cell office:value-type="float" office:value="26.6112" table:style-name="ce57">
            <text:p>27<text:s/></text:p>
          </table:table-cell>
          <table:table-cell office:value-type="float" office:value="1596.672" table:style-name="ce35">
            <text:p>1,597<text:s/></text:p>
          </table:table-cell>
          <table:table-cell office:value-type="float" office:value="2.7219000000000002" table:style-name="ce57">
            <text:p>3<text:s/></text:p>
          </table:table-cell>
          <table:table-cell office:value-type="float" office:value="1049.8985" table:style-name="ce35">
            <text:p>1,050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嘉義縣</text:p>
          </table:table-cell>
          <table:table-cell office:value-type="string" table:style-name="ce62">
            <text:p>CHIAYI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34.10232999999999" table:style-name="ce57">
            <text:p>134<text:s/></text:p>
          </table:table-cell>
          <table:table-cell office:value-type="float" office:value="23479.275509999999" table:style-name="ce35">
            <text:p>23,479<text:s/></text:p>
          </table:table-cell>
          <table:table-cell office:value-type="float" office:value="253.35" table:style-name="ce57">
            <text:p>253<text:s/></text:p>
          </table:table-cell>
          <table:table-cell office:value-type="float" office:value="39953.294999999998" table:style-name="ce35">
            <text:p>39,953<text:s/></text:p>
          </table:table-cell>
          <table:table-cell office:value-type="float" office:value="78.625" table:formula="of:=  IF(SUM([.K24];[.M24])=0;&quot;-&quot;;SUM([.K24];[.M24]))" table:style-name="ce52">
            <text:p>79<text:s/></text:p>
          </table:table-cell>
          <table:table-cell office:value-type="float" office:value="6404.1040000000003" table:formula="of:=  IF(SUM([.L24];[.N24])=0;&quot;-&quot;;SUM([.L24];[.N24]))" table:style-name="ce52">
            <text:p>6,404<text:s/></text:p>
          </table:table-cell>
          <table:table-cell office:value-type="float" office:value="74.143000000000001" table:style-name="ce57">
            <text:p>74<text:s/></text:p>
          </table:table-cell>
          <table:table-cell office:value-type="float" office:value="5530.348" table:style-name="ce35">
            <text:p>5,530<text:s/></text:p>
          </table:table-cell>
          <table:table-cell office:value-type="float" office:value="4.4819999999999993" table:style-name="ce57">
            <text:p>4<text:s/></text:p>
          </table:table-cell>
          <table:table-cell office:value-type="float" office:value="873.75600000000009" table:style-name="ce35">
            <text:p>874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屏東縣</text:p>
          </table:table-cell>
          <table:table-cell office:value-type="string" table:style-name="ce62">
            <text:p>PINGTUNG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.468" table:style-name="ce57">
            <text:p>2<text:s/></text:p>
          </table:table-cell>
          <table:table-cell office:value-type="float" office:value="518.28" table:style-name="ce35">
            <text:p>518<text:s/></text:p>
          </table:table-cell>
          <table:table-cell office:value-type="float" office:value="153.70920000000001" table:style-name="ce57">
            <text:p>154<text:s/></text:p>
          </table:table-cell>
          <table:table-cell office:value-type="float" office:value="25823.575499999999" table:style-name="ce35">
            <text:p>25,824<text:s/></text:p>
          </table:table-cell>
          <table:table-cell office:value-type="float" office:value="11.968599999999999" table:formula="of:=  IF(SUM([.K25];[.M25])=0;&quot;-&quot;;SUM([.K25];[.M25]))" table:style-name="ce52">
            <text:p>12<text:s/></text:p>
          </table:table-cell>
          <table:table-cell office:value-type="float" office:value="5698.1455000000005" table:formula="of:=  IF(SUM([.L25];[.N25])=0;&quot;-&quot;;SUM([.L25];[.N25]))" table:style-name="ce52">
            <text:p>5,698<text:s/></text:p>
          </table:table-cell>
          <table:table-cell office:value-type="float" office:value="4.6444999999999999" table:style-name="ce57">
            <text:p>5<text:s/></text:p>
          </table:table-cell>
          <table:table-cell office:value-type="float" office:value="1416.5725" table:style-name="ce35">
            <text:p>1,417<text:s/></text:p>
          </table:table-cell>
          <table:table-cell office:value-type="float" office:value="7.3240999999999996" table:style-name="ce57">
            <text:p>7<text:s/></text:p>
          </table:table-cell>
          <table:table-cell office:value-type="float" office:value="4281.5730000000003" table:style-name="ce35">
            <text:p>4,282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東縣</text:p>
          </table:table-cell>
          <table:table-cell office:value-type="string" table:style-name="ce62">
            <text:p>TAITUNG COUNTY</text:p>
          </table:table-cell>
          <table:table-cell office:value-type="float" office:value="4.1970999999999998" table:style-name="ce57">
            <text:p>4<text:s/></text:p>
          </table:table-cell>
          <table:table-cell office:value-type="float" office:value="1959.84" table:style-name="ce35">
            <text:p>1,960<text:s/></text:p>
          </table:table-cell>
          <table:table-cell office:value-type="float" office:value="4.5949999999999998" table:style-name="ce57">
            <text:p>5<text:s/></text:p>
          </table:table-cell>
          <table:table-cell office:value-type="float" office:value="2067.75" table:style-name="ce35">
            <text:p>2,068<text:s/></text:p>
          </table:table-cell>
          <table:table-cell office:value-type="float" office:value="34.082699999999996" table:style-name="ce57">
            <text:p>34<text:s/></text:p>
          </table:table-cell>
          <table:table-cell office:value-type="float" office:value="15279.062790000002" table:style-name="ce35">
            <text:p>15,279<text:s/></text:p>
          </table:table-cell>
          <table:table-cell office:value-type="float" office:value="12.0893" table:formula="of:=  IF(SUM([.K26];[.M26])=0;&quot;-&quot;;SUM([.K26];[.M26]))" table:style-name="ce52">
            <text:p>12<text:s/></text:p>
          </table:table-cell>
          <table:table-cell office:value-type="float" office:value="11645.876109999999" table:formula="of:=  IF(SUM([.L26];[.N26])=0;&quot;-&quot;;SUM([.L26];[.N26]))" table:style-name="ce52">
            <text:p>11,646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2.0893" table:style-name="ce57">
            <text:p>12<text:s/></text:p>
          </table:table-cell>
          <table:table-cell office:value-type="float" office:value="11645.876109999999" table:style-name="ce35">
            <text:p>11,646<text:s/></text:p>
          </table:table-cell>
          <table:table-cell office:value-type="float" office:value="5.5E-2" table:style-name="ce57">
            <text:p>0<text:s/></text:p>
          </table:table-cell>
          <table:table-cell office:value-type="float" office:value="17.435479999999998" table:style-name="ce35">
            <text:p>17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花蓮縣</text:p>
          </table:table-cell>
          <table:table-cell office:value-type="string" table:style-name="ce62">
            <text:p>HWALIEN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7.0000000000000001E-3" table:style-name="ce57">
            <text:p>0<text:s/></text:p>
          </table:table-cell>
          <table:table-cell office:value-type="float" office:value="2.2400000000000002" table:style-name="ce35">
            <text:p>2<text:s/></text:p>
          </table:table-cell>
          <table:table-cell office:value-type="float" office:value="8.5566999999999993" table:style-name="ce57">
            <text:p>9<text:s/></text:p>
          </table:table-cell>
          <table:table-cell office:value-type="float" office:value="6845.36" table:style-name="ce35">
            <text:p>6,845<text:s/></text:p>
          </table:table-cell>
          <table:table-cell office:value-type="float" office:value="2.2179000000000002" table:formula="of:=  IF(SUM([.K27];[.M27])=0;&quot;-&quot;;SUM([.K27];[.M27]))" table:style-name="ce52">
            <text:p>2<text:s/></text:p>
          </table:table-cell>
          <table:table-cell office:value-type="float" office:value="815.15100000000007" table:formula="of:=  IF(SUM([.L27];[.N27])=0;&quot;-&quot;;SUM([.L27];[.N27]))" table:style-name="ce52">
            <text:p>815<text:s/></text:p>
          </table:table-cell>
          <table:table-cell office:value-type="float" office:value="4.65E-2" table:style-name="ce57">
            <text:p>0<text:s/></text:p>
          </table:table-cell>
          <table:table-cell office:value-type="float" office:value="6.9749999999999996" table:style-name="ce35">
            <text:p>7<text:s/></text:p>
          </table:table-cell>
          <table:table-cell office:value-type="float" office:value="2.1714000000000002" table:style-name="ce57">
            <text:p>2<text:s/></text:p>
          </table:table-cell>
          <table:table-cell office:value-type="float" office:value="808.17600000000004" table:style-name="ce35">
            <text:p>808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澎湖縣</text:p>
          </table:table-cell>
          <table:table-cell office:value-type="string" table:style-name="ce62">
            <text:p>PENGHU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521.1" table:style-name="ce57">
            <text:p>521<text:s/></text:p>
          </table:table-cell>
          <table:table-cell office:value-type="float" office:value="139456.44" table:style-name="ce35">
            <text:p>139,456<text:s/></text:p>
          </table:table-cell>
          <table:table-cell office:value-type="float" office:value="10.8" table:formula="of:=  IF(SUM([.K28];[.M28])=0;&quot;-&quot;;SUM([.K28];[.M28]))" table:style-name="ce52">
            <text:p>11<text:s/></text:p>
          </table:table-cell>
          <table:table-cell office:value-type="float" office:value="2220.84" table:formula="of:=  IF(SUM([.L28];[.N28])=0;&quot;-&quot;;SUM([.L28];[.N28]))" table:style-name="ce52">
            <text:p>2,221<text:s/></text:p>
          </table:table-cell>
          <table:table-cell office:value-type="float" office:value="7.6" table:style-name="ce57">
            <text:p>8<text:s/></text:p>
          </table:table-cell>
          <table:table-cell office:value-type="float" office:value="1011.56" table:style-name="ce35">
            <text:p>1,012<text:s/></text:p>
          </table:table-cell>
          <table:table-cell office:value-type="float" office:value="3.2" table:style-name="ce57">
            <text:p>3<text:s/></text:p>
          </table:table-cell>
          <table:table-cell office:value-type="float" office:value="1209.28" table:style-name="ce35">
            <text:p>1,209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基隆市</text:p>
          </table:table-cell>
          <table:table-cell office:value-type="string" table:style-name="ce62">
            <text:p>KEELUNG CITY</text:p>
          </table:table-cell>
          <table:table-cell office:value-type="float" office:value="166.59992" table:style-name="ce57">
            <text:p>167<text:s/></text:p>
          </table:table-cell>
          <table:table-cell office:value-type="float" office:value="28555.226279999999" table:style-name="ce35">
            <text:p>28,555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30.2" table:style-name="ce57">
            <text:p>30<text:s/></text:p>
          </table:table-cell>
          <table:table-cell office:value-type="float" office:value="3886.74" table:style-name="ce35">
            <text:p>3,887<text:s/></text:p>
          </table:table-cell>
          <table:table-cell office:value-type="string" office:string-value="-" table:formula="of:=  IF(SUM([.K29];[.M29])=0;&quot;-&quot;;SUM([.K29];[.M29]))" table:style-name="ce52">
            <text:p>-</text:p>
          </table:table-cell>
          <table:table-cell office:value-type="string" office:string-value="-" table:formula="of:=  IF(SUM([.L29];[.N29])=0;&quot;-&quot;;SUM([.L29];[.N29]))" table:style-name="ce5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92.1" table:style-name="ce57">
            <text:p>92<text:s/></text:p>
          </table:table-cell>
          <table:table-cell office:value-type="float" office:value="23899.95" table:style-name="ce35">
            <text:p>23,900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新竹市</text:p>
          </table:table-cell>
          <table:table-cell office:value-type="string" table:style-name="ce62">
            <text:p>HSINCHU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6.135999999999999" table:style-name="ce57">
            <text:p>26<text:s/></text:p>
          </table:table-cell>
          <table:table-cell office:value-type="float" office:value="9670.32" table:style-name="ce35">
            <text:p>9,670<text:s/></text:p>
          </table:table-cell>
          <table:table-cell office:value-type="float" office:value="18.012999999999998" table:style-name="ce57">
            <text:p>18<text:s/></text:p>
          </table:table-cell>
          <table:table-cell office:value-type="float" office:value="6618.9340000000002" table:style-name="ce35">
            <text:p>6,619<text:s/></text:p>
          </table:table-cell>
          <table:table-cell office:value-type="float" office:value="112.61519999999999" table:formula="of:=  IF(SUM([.K30];[.M30])=0;&quot;-&quot;;SUM([.K30];[.M30]))" table:style-name="ce52">
            <text:p>113<text:s/></text:p>
          </table:table-cell>
          <table:table-cell office:value-type="float" office:value="11998.893599999999" table:formula="of:=  IF(SUM([.L30];[.N30])=0;&quot;-&quot;;SUM([.L30];[.N30]))" table:style-name="ce52">
            <text:p>11,999<text:s/></text:p>
          </table:table-cell>
          <table:table-cell office:value-type="float" office:value="83.444999999999993" table:style-name="ce57">
            <text:p>83<text:s/></text:p>
          </table:table-cell>
          <table:table-cell office:value-type="float" office:value="6341.82" table:style-name="ce35">
            <text:p>6,342<text:s/></text:p>
          </table:table-cell>
          <table:table-cell office:value-type="float" office:value="29.170200000000001" table:style-name="ce57">
            <text:p>29<text:s/></text:p>
          </table:table-cell>
          <table:table-cell office:value-type="float" office:value="5657.0735999999997" table:style-name="ce35">
            <text:p>5,657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嘉義市</text:p>
          </table:table-cell>
          <table:table-cell office:value-type="string" table:style-name="ce62">
            <text:p>CHIAYI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office:string-value="-" table:formula="of:=  IF(SUM([.K31];[.M31])=0;&quot;-&quot;;SUM([.K31];[.M31]))" table:style-name="ce52">
            <text:p>-</text:p>
          </table:table-cell>
          <table:table-cell office:value-type="string" office:string-value="-" table:formula="of:=  IF(SUM([.L31];[.N31])=0;&quot;-&quot;;SUM([.L31];[.N31]))" table:style-name="ce5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1">
            <text:p>金馬地區</text:p>
          </table:table-cell>
          <table:table-cell office:value-type="string" table:style-name="ce62">
            <text:p>KINMA AREA</text:p>
          </table:table-cell>
          <table:table-cell office:value-type="float" office:value="5.9234999999999998" table:formula="of:=  IF(SUM([.C33:.C35])=0;&quot;-&quot;;SUM([.C33:.C35]))" table:style-name="ce57">
            <text:p>6<text:s/></text:p>
          </table:table-cell>
          <table:table-cell office:value-type="float" office:value="1184.7" table:formula="of:=  IF(SUM([.D33:.D35])=0;&quot;-&quot;;SUM([.D33:.D35]))" table:style-name="ce35">
            <text:p>1,185<text:s/></text:p>
          </table:table-cell>
          <table:table-cell office:value-type="float" office:value="27.097999999999999" table:formula="of:=  IF(SUM([.E33:.E35])=0;&quot;-&quot;;SUM([.E33:.E35]))" table:style-name="ce57">
            <text:p>27<text:s/></text:p>
          </table:table-cell>
          <table:table-cell office:value-type="float" office:value="6141.0749999999998" table:formula="of:=  IF(SUM([.F33:.F35])=0;&quot;-&quot;;SUM([.F33:.F35]))" table:style-name="ce35">
            <text:p>6,141<text:s/></text:p>
          </table:table-cell>
          <table:table-cell office:value-type="float" office:value="8.7405999999999988" table:formula="of:=  IF(SUM([.G33:.G35])=0;&quot;-&quot;;SUM([.G33:.G35]))" table:style-name="ce57">
            <text:p>9<text:s/></text:p>
          </table:table-cell>
          <table:table-cell office:value-type="float" office:value="2224.5749999999998" table:formula="of:=  IF(SUM([.H33:.H35])=0;&quot;-&quot;;SUM([.H33:.H35]))" table:style-name="ce35">
            <text:p>2,225<text:s/></text:p>
          </table:table-cell>
          <table:table-cell office:value-type="float" office:value="81.726500000000001" table:formula="of:=  IF(SUM([.K32];[.M32])=0;&quot;-&quot;;SUM([.K32];[.M32]))" table:style-name="ce52">
            <text:p>82<text:s/></text:p>
          </table:table-cell>
          <table:table-cell office:value-type="float" office:value="47621.55" table:formula="of:=  IF(SUM([.L32];[.N32])=0;&quot;-&quot;;SUM([.L32];[.N32]))" table:style-name="ce52">
            <text:p>47,622<text:s/></text:p>
          </table:table-cell>
          <table:table-cell office:value-type="float" office:value="0.127" table:formula="of:=  IF(SUM([.K33:.K35])=0;&quot;-&quot;;SUM([.K33:.K35]))" table:style-name="ce57">
            <text:p>0<text:s/></text:p>
          </table:table-cell>
          <table:table-cell office:value-type="float" office:value="19.05" table:formula="of:=  IF(SUM([.L33:.L35])=0;&quot;-&quot;;SUM([.L33:.L35]))" table:style-name="ce35">
            <text:p>19<text:s/></text:p>
          </table:table-cell>
          <table:table-cell office:value-type="float" office:value="81.599500000000006" table:formula="of:=  IF(SUM([.M33:.M35])=0;&quot;-&quot;;SUM([.M33:.M35]))" table:style-name="ce57">
            <text:p>82<text:s/></text:p>
          </table:table-cell>
          <table:table-cell office:value-type="float" office:value="47602.5" table:formula="of:=  IF(SUM([.N33:.N35])=0;&quot;-&quot;;SUM([.N33:.N35]))" table:style-name="ce35">
            <text:p>47,603<text:s/></text:p>
          </table:table-cell>
          <table:table-cell office:value-type="float" office:value="0.17399999999999999" table:formula="of:=  IF(SUM([.O33:.O35])=0;&quot;-&quot;;SUM([.O33:.O35]))" table:style-name="ce57">
            <text:p>0<text:s/></text:p>
          </table:table-cell>
          <table:table-cell office:value-type="float" office:value="17.399999999999999" table:formula="of:=  IF(SUM([.P33:.P35])=0;&quot;-&quot;;SUM([.P33:.P35]))" table:style-name="ce35">
            <text:p>17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金門縣</text:p>
          </table:table-cell>
          <table:table-cell office:value-type="string" table:style-name="ce62">
            <text:p>KINMEN COUNTY</text:p>
          </table:table-cell>
          <table:table-cell office:value-type="float" office:value="5.9234999999999998" table:style-name="ce57">
            <text:p>6<text:s/></text:p>
          </table:table-cell>
          <table:table-cell office:value-type="float" office:value="1184.7" table:style-name="ce35">
            <text:p>1,185<text:s/></text:p>
          </table:table-cell>
          <table:table-cell office:value-type="float" office:value="1.7609999999999999" table:style-name="ce57">
            <text:p>2<text:s/></text:p>
          </table:table-cell>
          <table:table-cell office:value-type="float" office:value="440.25" table:style-name="ce35">
            <text:p>440<text:s/></text:p>
          </table:table-cell>
          <table:table-cell office:value-type="float" office:value="8.7405999999999988" table:style-name="ce57">
            <text:p>9<text:s/></text:p>
          </table:table-cell>
          <table:table-cell office:value-type="float" office:value="2224.5749999999998" table:style-name="ce35">
            <text:p>2,225<text:s/></text:p>
          </table:table-cell>
          <table:table-cell office:value-type="float" office:value="45.128500000000003" table:formula="of:=  IF(SUM([.K33];[.M33])=0;&quot;-&quot;;SUM([.K33];[.M33]))" table:style-name="ce52">
            <text:p>45<text:s/></text:p>
          </table:table-cell>
          <table:table-cell office:value-type="float" office:value="38503.275000000001" table:formula="of:=  IF(SUM([.L33];[.N33])=0;&quot;-&quot;;SUM([.L33];[.N33]))" table:style-name="ce52">
            <text:p>38,503<text:s/></text:p>
          </table:table-cell>
          <table:table-cell office:value-type="float" office:value="0.127" table:style-name="ce57">
            <text:p>0<text:s/></text:p>
          </table:table-cell>
          <table:table-cell office:value-type="float" office:value="19.05" table:style-name="ce35">
            <text:p>19<text:s/></text:p>
          </table:table-cell>
          <table:table-cell office:value-type="float" office:value="45.0015" table:style-name="ce57">
            <text:p>45<text:s/></text:p>
          </table:table-cell>
          <table:table-cell office:value-type="float" office:value="38484.224999999999" table:style-name="ce35">
            <text:p>38,484<text:s/></text:p>
          </table:table-cell>
          <table:table-cell office:value-type="float" office:value="0.17399999999999999" table:style-name="ce57">
            <text:p>0<text:s/></text:p>
          </table:table-cell>
          <table:table-cell office:value-type="float" office:value="17.399999999999999" table:style-name="ce35">
            <text:p>17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連江縣</text:p>
          </table:table-cell>
          <table:table-cell office:value-type="string" table:style-name="ce62">
            <text:p>LIANJIANG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5.337" table:style-name="ce57">
            <text:p>25<text:s/></text:p>
          </table:table-cell>
          <table:table-cell office:value-type="float" office:value="5700.8249999999998" table:style-name="ce35">
            <text:p>5,701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36.597999999999999" table:formula="of:=  IF(SUM([.K34];[.M34])=0;&quot;-&quot;;SUM([.K34];[.M34]))" table:style-name="ce52">
            <text:p>37<text:s/></text:p>
          </table:table-cell>
          <table:table-cell office:value-type="float" office:value="9118.2749999999996" table:formula="of:=  IF(SUM([.L34];[.N34])=0;&quot;-&quot;;SUM([.L34];[.N34]))" table:style-name="ce52">
            <text:p>9,118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36.597999999999999" table:style-name="ce57">
            <text:p>37<text:s/></text:p>
          </table:table-cell>
          <table:table-cell office:value-type="float" office:value="9118.2749999999996" table:style-name="ce35">
            <text:p>9,118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4">
            <text:p>國外基地</text:p>
          </table:table-cell>
          <table:table-cell office:value-type="string" table:style-name="ce65">
            <text:p>OVERSEAS LANDING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of:=  IF(SUM([.K35];[.M35])=0;&quot;-&quot;;SUM([.K35];[.M35]))" table:style-name="ce70">
            <text:p>-</text:p>
          </table:table-cell>
          <table:table-cell office:value-type="string" office:string-value="-" table:formula="of:=  IF(SUM([.L35];[.N35])=0;&quot;-&quot;;SUM([.L35];[.N35]))" table:style-name="ce70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table:number-columns-repeated="16368" table:style-name="ce24"/>
        </table:table-row>
        <table:table-row table:style-name="ro2">
          <table:table-cell office:value-type="string" table:number-columns-spanned="6" table:number-rows-spanned="1" table:style-name="ce71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72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42"/>
        </table:table-row>
        <table:table-row table:style-name="ro3">
          <table:table-cell table:number-columns-repeated="2" table:style-name="ce42"/>
          <table:table-cell table:number-columns-repeated="16382" table:style-name="ce24"/>
        </table:table-row>
        <table:table-row table:number-rows-repeated="1048539" table:style-name="ro3">
          <table:table-cell table:number-columns-repeated="16384"/>
        </table:table-row>
      </table:table>
      <table:table table:name="漁業生產量值-漁業種類別魚類別生產量值4" table:style-name="ta1">
        <table:table-column table:style-name="co1" table:default-cell-style-name="ce42"/>
        <table:table-column table:style-name="co2" table:default-cell-style-name="ce42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85">
            <text:p>7‧漁業生產量</text:p>
          </table:table-cell>
          <table:covered-table-cell table:number-columns-repeated="2"/>
          <table:table-cell table:number-columns-repeated="6" table:style-name="ce42"/>
          <table:table-cell office:value-type="string" table:style-name="ce42">
            <text:p>7‧FISHERIES PRODUCTION</text:p>
          </table:table-cell>
          <table:table-cell table:number-columns-repeated="16374" table:style-name="ce42"/>
        </table:table-row>
        <table:table-row table:style-name="ro1">
          <table:table-cell table:number-columns-repeated="4" table:style-name="ce42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42"/>
          <table:table-cell table:number-columns-repeated="2" table:style-name="ce3"/>
          <table:table-cell table:number-columns-repeated="2" table:style-name="ce42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42"/>
        </table:table-row>
        <table:table-row table:style-name="ro1">
          <table:table-cell table:style-name="ce42">
            <draw:custom-shape svg:x="0in" svg:y="0.20833in" svg:width="1.55027in" svg:height="1.25in" draw:z-index="1" draw:id="id4" draw:style-name="a4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3" table:number-rows-spanned="1" table:style-name="ce87">
            <text:p>(3) 縣市別魚類別生產量值(續)</text:p>
          </table:table-cell>
          <table:covered-table-cell table:number-columns-repeated="2"/>
          <table:table-cell table:style-name="ce42"/>
          <table:table-cell office:value-type="string" table:style-name="ce43">
            <text:p>價值：新臺幣千元</text:p>
          </table:table-cell>
          <table:table-cell table:style-name="ce42"/>
          <table:table-cell table:style-name="ce43"/>
          <table:table-cell office:value-type="string" table:style-name="ce43">
            <text:p>(3) By type of district by species(Continued)</text:p>
          </table:table-cell>
          <table:table-cell table:number-columns-repeated="3" table:style-name="ce42"/>
          <table:table-cell office:value-type="string" table:style-name="ce13">
            <text:p>Value：Thousand NT $</text:p>
          </table:table-cell>
          <table:table-cell table:number-columns-repeated="16371" table:style-name="ce42"/>
        </table:table-row>
        <table:table-row table:style-name="ro1">
          <table:table-cell office:value-type="string" table:number-columns-spanned="2" table:number-rows-spanned="3" table:style-name="ce184">
            <text:p><text:s text:c="20"/><text:span text:style-name="T2">魚類別</text:span></text:p>
            <text:p><text:span text:style-name="T2"><text:s text:c="20"/>Species</text:span></text:p>
          </table:table-cell>
          <table:covered-table-cell/>
          <table:table-cell office:value-type="string" table:number-columns-spanned="14" table:number-rows-spanned="1" table:style-name="ce189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1">
          <table:covered-table-cell/>
          <table:covered-table-cell/>
          <table:table-cell table:style-name="ce16"/>
          <table:table-cell table:style-name="ce17"/>
          <table:table-cell office:value-type="string" table:number-columns-spanned="8" table:number-rows-spanned="1" table:style-name="ce189">
            <text:p>石 <text:s/>斑 <text:s/>類</text:p>
          </table:table-cell>
          <table:covered-table-cell table:number-columns-repeated="7"/>
          <table:table-cell table:number-columns-spanned="2" table:number-rows-spanned="1" table:style-name="ce107"/>
          <table:covered-table-cell/>
          <table:table-cell table:number-columns-spanned="2" table:number-rows-spanned="1" table:style-name="ce107"/>
          <table:covered-table-cell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number-columns-spanned="2" table:number-rows-spanned="1" table:style-name="ce190">
            <text:p>大棘大眼鯛</text:p>
          </table:table-cell>
          <table:covered-table-cell/>
          <table:table-cell office:value-type="string" table:number-columns-spanned="2" table:number-rows-spanned="1" table:style-name="ce199">
            <text:p>小計</text:p>
          </table:table-cell>
          <table:covered-table-cell/>
          <table:table-cell office:value-type="string" table:number-columns-spanned="2" table:number-rows-spanned="1" table:style-name="ce199">
            <text:p>點帶石斑</text:p>
          </table:table-cell>
          <table:covered-table-cell/>
          <table:table-cell office:value-type="string" table:number-columns-spanned="2" table:number-rows-spanned="1" table:style-name="ce199">
            <text:p>鞍帶石斑魚</text:p>
          </table:table-cell>
          <table:covered-table-cell/>
          <table:table-cell office:value-type="string" table:number-columns-spanned="2" table:number-rows-spanned="1" table:style-name="ce199">
            <text:p>其他</text:p>
          </table:table-cell>
          <table:covered-table-cell/>
          <table:table-cell office:value-type="string" table:number-columns-spanned="2" table:number-rows-spanned="1" table:style-name="ce206">
            <text:p>合齒魚科</text:p>
          </table:table-cell>
          <table:covered-table-cell/>
          <table:table-cell office:value-type="string" table:number-columns-spanned="2" table:number-rows-spanned="1" table:style-name="ce206">
            <text:p>鯙科</text:p>
          </table:table-cell>
          <table:covered-table-cell/>
          <table:table-cell table:number-columns-repeated="16368"/>
        </table:table-row>
        <table:table-row table:style-name="ro1">
          <table:table-cell office:value-type="string" table:number-columns-spanned="2" table:number-rows-spanned="3" table:style-name="ce83">
            <text:p>縣市別</text:p>
            <text:p>District</text:p>
          </table:table-cell>
          <table:covered-table-cell/>
          <table:table-cell office:value-type="string" table:number-columns-spanned="2" table:number-rows-spanned="1" table:style-name="ce186">
            <text:p>23001</text:p>
          </table:table-cell>
          <table:covered-table-cell/>
          <table:table-cell office:value-type="string" table:number-columns-spanned="2" table:number-rows-spanned="1" table:style-name="ce178">
            <text:p>Sub Total</text:p>
          </table:table-cell>
          <table:covered-table-cell/>
          <table:table-cell office:value-type="string" table:number-columns-spanned="2" table:number-rows-spanned="1" table:style-name="ce178">
            <text:p>26002</text:p>
          </table:table-cell>
          <table:covered-table-cell/>
          <table:table-cell office:value-type="string" table:number-columns-spanned="2" table:number-rows-spanned="1" table:style-name="ce178">
            <text:p>26003</text:p>
          </table:table-cell>
          <table:covered-table-cell/>
          <table:table-cell office:value-type="string" table:number-columns-spanned="2" table:number-rows-spanned="1" table:style-name="ce200">
            <text:p>26ZZZ</text:p>
          </table:table-cell>
          <table:covered-table-cell/>
          <table:table-cell office:value-type="string" table:number-columns-spanned="2" table:number-rows-spanned="1" table:style-name="ce178">
            <text:p>29000</text:p>
          </table:table-cell>
          <table:covered-table-cell/>
          <table:table-cell office:value-type="string" table:number-columns-spanned="2" table:number-rows-spanned="1" table:style-name="ce178">
            <text:p>30000</text:p>
          </table:table-cell>
          <table:covered-table-cell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office:value-type="string" table:style-name="ce7">
            <text:p>產量</text:p>
          </table:table-cell>
          <table:table-cell office:value-type="string" table:style-name="ce8">
            <text:p>價值</text:p>
          </table:table-cell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0">
            <text:p>Quantity</text:p>
          </table:table-cell>
          <table:table-cell office:value-type="string" table:style-name="ce11">
            <text:p>Value</text:p>
          </table:table-cell>
          <table:table-cell table:number-columns-repeated="16368"/>
        </table:table-row>
        <table:table-row table:style-name="ro1">
          <table:table-cell office:value-type="string" table:style-name="ce61">
            <text:p>總計</text:p>
          </table:table-cell>
          <table:table-cell office:value-type="string" table:style-name="ce62">
            <text:p>GRAND TOTAL</text:p>
          </table:table-cell>
          <table:table-cell office:value-type="float" office:value="328.50509999999997" table:formula="of:=  IF(SUM([.C11];[.C32])=0;&quot;-&quot;;SUM([.C11];[.C32]))" table:style-name="ce56">
            <text:p>329<text:s/></text:p>
          </table:table-cell>
          <table:table-cell office:value-type="float" office:value="101260.16585999999" table:formula="of:=  IF(SUM([.D11];[.D32])=0;&quot;-&quot;;SUM([.D11];[.D32]))" table:style-name="ce53">
            <text:p>101,260<text:s/></text:p>
          </table:table-cell>
          <table:table-cell office:value-type="float" office:value="21001.480650000001" table:formula="of:=  IF(SUM([.G10];[.I10];[.K10])=0;&quot;-&quot;;SUM([.G10];[.I10];[.K10]))" table:style-name="ce56">
            <text:p>21,001<text:s/></text:p>
          </table:table-cell>
          <table:table-cell office:value-type="float" office:value="5661117.4274999993" table:formula="of:=  IF(SUM([.H10];[.J10];[.L10])=0;&quot;-&quot;;SUM([.H10];[.J10];[.L10]))" table:style-name="ce53">
            <text:p>5,661,117<text:s/></text:p>
          </table:table-cell>
          <table:table-cell office:value-type="float" office:value="12101.251470000001" table:formula="of:=  IF(SUM([.G11];[.G32])=0;&quot;-&quot;;SUM([.G11];[.G32]))" table:style-name="ce56">
            <text:p>12,101<text:s/></text:p>
          </table:table-cell>
          <table:table-cell office:value-type="float" office:value="2953138.1203999994" table:formula="of:=  IF(SUM([.H11];[.H32])=0;&quot;-&quot;;SUM([.H11];[.H32]))" table:style-name="ce53">
            <text:p>2,953,138<text:s/></text:p>
          </table:table-cell>
          <table:table-cell office:value-type="float" office:value="5407.9980899999991" table:formula="of:=  IF(SUM([.I11];[.I32])=0;&quot;-&quot;;SUM([.I11];[.I32]))" table:style-name="ce56">
            <text:p>5,408<text:s/></text:p>
          </table:table-cell>
          <table:table-cell office:value-type="float" office:value="1838616.2566" table:formula="of:=  IF(SUM([.J11];[.J32])=0;&quot;-&quot;;SUM([.J11];[.J32]))" table:style-name="ce53">
            <text:p>1,838,616<text:s/></text:p>
          </table:table-cell>
          <table:table-cell office:value-type="float" office:value="3492.2310899999998" table:formula="of:=  IF(SUM([.K11];[.K32])=0;&quot;-&quot;;SUM([.K11];[.K32]))" table:style-name="ce56">
            <text:p>3,492<text:s/></text:p>
          </table:table-cell>
          <table:table-cell office:value-type="float" office:value="869363.0504999999" table:formula="of:=  IF(SUM([.L11];[.L32])=0;&quot;-&quot;;SUM([.L11];[.L32]))" table:style-name="ce53">
            <text:p>869,363<text:s/></text:p>
          </table:table-cell>
          <table:table-cell office:value-type="float" office:value="301.17099000000002" table:formula="of:=  IF(SUM([.M11];[.M32])=0;&quot;-&quot;;SUM([.M11];[.M32]))" table:style-name="ce56">
            <text:p>301<text:s/></text:p>
          </table:table-cell>
          <table:table-cell office:value-type="float" office:value="18980.886860000002" table:formula="of:=  IF(SUM([.N11];[.N32])=0;&quot;-&quot;;SUM([.N11];[.N32]))" table:style-name="ce53">
            <text:p>18,981<text:s/></text:p>
          </table:table-cell>
          <table:table-cell office:value-type="float" office:value="341.52449999999999" table:formula="of:=  IF(SUM([.O11];[.O32])=0;&quot;-&quot;;SUM([.O11];[.O32]))" table:style-name="ce56">
            <text:p>342<text:s/></text:p>
          </table:table-cell>
          <table:table-cell office:value-type="float" office:value="26361.25819" table:formula="of:=  IF(SUM([.P11];[.P32])=0;&quot;-&quot;;SUM([.P11];[.P32]))" table:style-name="ce53">
            <text:p>26,361<text:s/></text:p>
          </table:table-cell>
          <table:table-cell table:number-columns-repeated="16368"/>
        </table:table-row>
        <table:table-row table:style-name="ro1">
          <table:table-cell office:value-type="string" table:style-name="ce61">
            <text:p>臺灣地區</text:p>
          </table:table-cell>
          <table:table-cell office:value-type="string" table:style-name="ce62">
            <text:p>TAIWAN AREA</text:p>
          </table:table-cell>
          <table:table-cell office:value-type="float" office:value="328.50509999999997" table:formula="of:=  IF(SUM([.C12:.C31])=0;&quot;-&quot;;SUM([.C12:.C31]))" table:style-name="ce57">
            <text:p>329<text:s/></text:p>
          </table:table-cell>
          <table:table-cell office:value-type="float" office:value="101260.16585999999" table:formula="of:=  IF(SUM([.D12:.D31])=0;&quot;-&quot;;SUM([.D12:.D31]))" table:style-name="ce35">
            <text:p>101,260<text:s/></text:p>
          </table:table-cell>
          <table:table-cell office:value-type="float" office:value="20989.022250000002" table:formula="of:=  IF(SUM([.G11];[.I11];[.K11])=0;&quot;-&quot;;SUM([.G11];[.I11];[.K11]))" table:style-name="ce57">
            <text:p>20,989<text:s/></text:p>
          </table:table-cell>
          <table:table-cell office:value-type="float" office:value="5656175.0534999995" table:formula="of:=  IF(SUM([.H11];[.J11];[.L11])=0;&quot;-&quot;;SUM([.H11];[.J11];[.L11]))" table:style-name="ce35">
            <text:p>5,656,175<text:s/></text:p>
          </table:table-cell>
          <table:table-cell office:value-type="float" office:value="12101.251470000001" table:formula="of:=  IF(SUM([.G12:.G31])=0;&quot;-&quot;;SUM([.G12:.G31]))" table:style-name="ce57">
            <text:p>12,101<text:s/></text:p>
          </table:table-cell>
          <table:table-cell office:value-type="float" office:value="2953138.1203999994" table:formula="of:=  IF(SUM([.H12:.H31])=0;&quot;-&quot;;SUM([.H12:.H31]))" table:style-name="ce35">
            <text:p>2,953,138<text:s/></text:p>
          </table:table-cell>
          <table:table-cell office:value-type="float" office:value="5407.9980899999991" table:formula="of:=  IF(SUM([.I12:.I31])=0;&quot;-&quot;;SUM([.I12:.I31]))" table:style-name="ce57">
            <text:p>5,408<text:s/></text:p>
          </table:table-cell>
          <table:table-cell office:value-type="float" office:value="1838616.2566" table:formula="of:=  IF(SUM([.J12:.J31])=0;&quot;-&quot;;SUM([.J12:.J31]))" table:style-name="ce35">
            <text:p>1,838,616<text:s/></text:p>
          </table:table-cell>
          <table:table-cell office:value-type="float" office:value="3479.7726899999998" table:formula="of:=  IF(SUM([.K12:.K31])=0;&quot;-&quot;;SUM([.K12:.K31]))" table:style-name="ce57">
            <text:p>3,480<text:s/></text:p>
          </table:table-cell>
          <table:table-cell office:value-type="float" office:value="864420.67649999994" table:formula="of:=  IF(SUM([.L12:.L31])=0;&quot;-&quot;;SUM([.L12:.L31]))" table:style-name="ce35">
            <text:p>864,421<text:s/></text:p>
          </table:table-cell>
          <table:table-cell office:value-type="float" office:value="301.17099000000002" table:formula="of:=  IF(SUM([.M12:.M31])=0;&quot;-&quot;;SUM([.M12:.M31]))" table:style-name="ce57">
            <text:p>301<text:s/></text:p>
          </table:table-cell>
          <table:table-cell office:value-type="float" office:value="18980.886860000002" table:formula="of:=  IF(SUM([.N12:.N31])=0;&quot;-&quot;;SUM([.N12:.N31]))" table:style-name="ce35">
            <text:p>18,981<text:s/></text:p>
          </table:table-cell>
          <table:table-cell office:value-type="float" office:value="341.52449999999999" table:formula="of:=  IF(SUM([.O12:.O31])=0;&quot;-&quot;;SUM([.O12:.O31]))" table:style-name="ce57">
            <text:p>342<text:s/></text:p>
          </table:table-cell>
          <table:table-cell office:value-type="float" office:value="26361.25819" table:formula="of:=  IF(SUM([.P12:.P31])=0;&quot;-&quot;;SUM([.P12:.P31]))" table:style-name="ce35">
            <text:p>26,361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新北市</text:p>
          </table:table-cell>
          <table:table-cell office:value-type="string" table:style-name="ce62">
            <text:p>NEW TAIPEI CITY</text:p>
          </table:table-cell>
          <table:table-cell office:value-type="float" office:value="17.47" table:style-name="ce57">
            <text:p>17<text:s/></text:p>
          </table:table-cell>
          <table:table-cell office:value-type="float" office:value="6988.15" table:style-name="ce35">
            <text:p>6,988<text:s/></text:p>
          </table:table-cell>
          <table:table-cell office:value-type="float" office:value="48.9" table:formula="of:=  IF(SUM([.G12];[.I12];[.K12])=0;&quot;-&quot;;SUM([.G12];[.I12];[.K12]))" table:style-name="ce57">
            <text:p>49<text:s/></text:p>
          </table:table-cell>
          <table:table-cell office:value-type="float" office:value="19560" table:formula="of:=  IF(SUM([.H12];[.J12];[.L12])=0;&quot;-&quot;;SUM([.H12];[.J12];[.L12]))" table:style-name="ce35">
            <text:p>19,560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48.9" table:style-name="ce57">
            <text:p>49<text:s/></text:p>
          </table:table-cell>
          <table:table-cell office:value-type="float" office:value="19560" table:style-name="ce35">
            <text:p>19,560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1.3" table:style-name="ce57">
            <text:p>11<text:s/></text:p>
          </table:table-cell>
          <table:table-cell office:value-type="float" office:value="2090.5" table:style-name="ce35">
            <text:p>2,091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北市</text:p>
          </table:table-cell>
          <table:table-cell office:value-type="string" table:style-name="ce62">
            <text:p>TAIPEI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office:string-value="-" table:formula="of:=  IF(SUM([.G13];[.I13];[.K13])=0;&quot;-&quot;;SUM([.G13];[.I13];[.K13]))" table:style-name="ce57">
            <text:p>-</text:p>
          </table:table-cell>
          <table:table-cell office:value-type="string" office:string-value="-" table:formula="of:=  IF(SUM([.H13];[.J13];[.L13])=0;&quot;-&quot;;SUM([.H13];[.J13];[.L13]))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桃園市</text:p>
          </table:table-cell>
          <table:table-cell office:value-type="string" table:style-name="ce62">
            <text:p>TAOYUAN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32.528099999999995" table:formula="of:=  IF(SUM([.G14];[.I14];[.K14])=0;&quot;-&quot;;SUM([.G14];[.I14];[.K14]))" table:style-name="ce57">
            <text:p>33<text:s/></text:p>
          </table:table-cell>
          <table:table-cell office:value-type="float" office:value="12172.834999999999" table:formula="of:=  IF(SUM([.H14];[.J14];[.L14])=0;&quot;-&quot;;SUM([.H14];[.J14];[.L14]))" table:style-name="ce35">
            <text:p>12,173<text:s/></text:p>
          </table:table-cell>
          <table:table-cell office:value-type="float" office:value="16.767099999999999" table:style-name="ce57">
            <text:p>17<text:s/></text:p>
          </table:table-cell>
          <table:table-cell office:value-type="float" office:value="5868.4849999999997" table:style-name="ce35">
            <text:p>5,868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5.760999999999999" table:style-name="ce57">
            <text:p>16<text:s/></text:p>
          </table:table-cell>
          <table:table-cell office:value-type="float" office:value="6304.35" table:style-name="ce35">
            <text:p>6,304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中市</text:p>
          </table:table-cell>
          <table:table-cell office:value-type="string" table:style-name="ce62">
            <text:p>TAICHUNG CITY</text:p>
          </table:table-cell>
          <table:table-cell office:value-type="float" office:value="3.3492000000000002" table:style-name="ce57">
            <text:p>3<text:s/></text:p>
          </table:table-cell>
          <table:table-cell office:value-type="float" office:value="1081.2220600000001" table:style-name="ce35">
            <text:p>1,081<text:s/></text:p>
          </table:table-cell>
          <table:table-cell office:value-type="float" office:value="2.3022999999999998" table:formula="of:=  IF(SUM([.G15];[.I15];[.K15])=0;&quot;-&quot;;SUM([.G15];[.I15];[.K15]))" table:style-name="ce57">
            <text:p>2<text:s/></text:p>
          </table:table-cell>
          <table:table-cell office:value-type="float" office:value="1106.2550799999999" table:formula="of:=  IF(SUM([.H15];[.J15];[.L15])=0;&quot;-&quot;;SUM([.H15];[.J15];[.L15]))" table:style-name="ce35">
            <text:p>1,106<text:s/></text:p>
          </table:table-cell>
          <table:table-cell office:value-type="float" office:value="2.3022999999999998" table:style-name="ce57">
            <text:p>2<text:s/></text:p>
          </table:table-cell>
          <table:table-cell office:value-type="float" office:value="1106.2550799999999" table:style-name="ce35">
            <text:p>1,106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4.8155000000000001" table:style-name="ce57">
            <text:p>5<text:s/></text:p>
          </table:table-cell>
          <table:table-cell office:value-type="float" office:value="323.84233" table:style-name="ce35">
            <text:p>324<text:s/></text:p>
          </table:table-cell>
          <table:table-cell office:value-type="float" office:value="1.8013999999999999" table:style-name="ce57">
            <text:p>2<text:s/></text:p>
          </table:table-cell>
          <table:table-cell office:value-type="float" office:value="247.38619" table:style-name="ce35">
            <text:p>247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南市</text:p>
          </table:table-cell>
          <table:table-cell office:value-type="string" table:style-name="ce62">
            <text:p>TAINAN CITY</text:p>
          </table:table-cell>
          <table:table-cell office:value-type="float" office:value="0.57050000000000001" table:style-name="ce57">
            <text:p>1<text:s/></text:p>
          </table:table-cell>
          <table:table-cell office:value-type="float" office:value="156.08879999999999" table:style-name="ce35">
            <text:p>156<text:s/></text:p>
          </table:table-cell>
          <table:table-cell office:value-type="float" office:value="3772.1854999999996" table:formula="of:=  IF(SUM([.G16];[.I16];[.K16])=0;&quot;-&quot;;SUM([.G16];[.I16];[.K16]))" table:style-name="ce57">
            <text:p>3,772<text:s/></text:p>
          </table:table-cell>
          <table:table-cell office:value-type="float" office:value="684567.96335000009" table:formula="of:=  IF(SUM([.H16];[.J16];[.L16])=0;&quot;-&quot;;SUM([.H16];[.J16];[.L16]))" table:style-name="ce35">
            <text:p>684,568<text:s/></text:p>
          </table:table-cell>
          <table:table-cell office:value-type="float" office:value="2623.72" table:style-name="ce57">
            <text:p>2,624<text:s/></text:p>
          </table:table-cell>
          <table:table-cell office:value-type="float" office:value="481385.96" table:style-name="ce35">
            <text:p>481,386<text:s/></text:p>
          </table:table-cell>
          <table:table-cell office:value-type="float" office:value="686.91700000000003" table:style-name="ce57">
            <text:p>687<text:s/></text:p>
          </table:table-cell>
          <table:table-cell office:value-type="float" office:value="126623.0393" table:style-name="ce35">
            <text:p>126,623<text:s/></text:p>
          </table:table-cell>
          <table:table-cell office:value-type="float" office:value="461.54849999999999" table:style-name="ce57">
            <text:p>462<text:s/></text:p>
          </table:table-cell>
          <table:table-cell office:value-type="float" office:value="76558.96405000001" table:style-name="ce35">
            <text:p>76,559<text:s/></text:p>
          </table:table-cell>
          <table:table-cell office:value-type="float" office:value="16.9665" table:style-name="ce57">
            <text:p>17<text:s/></text:p>
          </table:table-cell>
          <table:table-cell office:value-type="float" office:value="981.93615" table:style-name="ce35">
            <text:p>982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高雄市</text:p>
          </table:table-cell>
          <table:table-cell office:value-type="string" table:style-name="ce62">
            <text:p>KAOHSIUNG CITY</text:p>
          </table:table-cell>
          <table:table-cell office:value-type="float" office:value="80.834100000000007" table:style-name="ce57">
            <text:p>81<text:s/></text:p>
          </table:table-cell>
          <table:table-cell office:value-type="float" office:value="43111.271000000001" table:style-name="ce35">
            <text:p>43,111<text:s/></text:p>
          </table:table-cell>
          <table:table-cell office:value-type="float" office:value="5383.4640500000005" table:formula="of:=  IF(SUM([.G17];[.I17];[.K17])=0;&quot;-&quot;;SUM([.G17];[.I17];[.K17]))" table:style-name="ce57">
            <text:p>5,383<text:s/></text:p>
          </table:table-cell>
          <table:table-cell office:value-type="float" office:value="1399778.65753" table:formula="of:=  IF(SUM([.H17];[.J17];[.L17])=0;&quot;-&quot;;SUM([.H17];[.J17];[.L17]))" table:style-name="ce35">
            <text:p>1,399,779<text:s/></text:p>
          </table:table-cell>
          <table:table-cell office:value-type="float" office:value="2420.0000700000001" table:style-name="ce57">
            <text:p>2,420<text:s/></text:p>
          </table:table-cell>
          <table:table-cell office:value-type="float" office:value="430448.11580999999" table:style-name="ce35">
            <text:p>430,448<text:s/></text:p>
          </table:table-cell>
          <table:table-cell office:value-type="float" office:value="1677.99999" table:style-name="ce57">
            <text:p>1,678<text:s/></text:p>
          </table:table-cell>
          <table:table-cell office:value-type="float" office:value="617426.80255000002" table:style-name="ce35">
            <text:p>617,427<text:s/></text:p>
          </table:table-cell>
          <table:table-cell office:value-type="float" office:value="1285.46399" table:style-name="ce57">
            <text:p>1,285<text:s/></text:p>
          </table:table-cell>
          <table:table-cell office:value-type="float" office:value="351903.73917000002" table:style-name="ce35">
            <text:p>351,904<text:s/></text:p>
          </table:table-cell>
          <table:table-cell office:value-type="float" office:value="161.46" table:style-name="ce57">
            <text:p>161<text:s/></text:p>
          </table:table-cell>
          <table:table-cell office:value-type="float" office:value="10896.014999999999" table:style-name="ce35">
            <text:p>10,896<text:s/></text:p>
          </table:table-cell>
          <table:table-cell office:value-type="float" office:value="17.263999999999999" table:style-name="ce57">
            <text:p>17<text:s/></text:p>
          </table:table-cell>
          <table:table-cell office:value-type="float" office:value="1773.2059999999999" table:style-name="ce35">
            <text:p>1,773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宜蘭縣</text:p>
          </table:table-cell>
          <table:table-cell office:value-type="string" table:style-name="ce62">
            <text:p>ILAN COUNTY</text:p>
          </table:table-cell>
          <table:table-cell office:value-type="float" office:value="28.541" table:style-name="ce57">
            <text:p>29<text:s/></text:p>
          </table:table-cell>
          <table:table-cell office:value-type="float" office:value="9640.1059999999998" table:style-name="ce35">
            <text:p>9,640<text:s/></text:p>
          </table:table-cell>
          <table:table-cell office:value-type="float" office:value="352.57690000000002" table:formula="of:=  IF(SUM([.G18];[.I18];[.K18])=0;&quot;-&quot;;SUM([.G18];[.I18];[.K18]))" table:style-name="ce57">
            <text:p>353<text:s/></text:p>
          </table:table-cell>
          <table:table-cell office:value-type="float" office:value="81376.795799999993" table:formula="of:=  IF(SUM([.H18];[.J18];[.L18])=0;&quot;-&quot;;SUM([.H18];[.J18];[.L18]))" table:style-name="ce35">
            <text:p>81,377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36.831400000000002" table:style-name="ce57">
            <text:p>37<text:s/></text:p>
          </table:table-cell>
          <table:table-cell office:value-type="float" office:value="12772.394" table:style-name="ce35">
            <text:p>12,772<text:s/></text:p>
          </table:table-cell>
          <table:table-cell office:value-type="float" office:value="315.74549999999999" table:style-name="ce57">
            <text:p>316<text:s/></text:p>
          </table:table-cell>
          <table:table-cell office:value-type="float" office:value="68604.401799999992" table:style-name="ce35">
            <text:p>68,604<text:s/></text:p>
          </table:table-cell>
          <table:table-cell office:value-type="float" office:value="4.9210000000000003" table:style-name="ce57">
            <text:p>5<text:s/></text:p>
          </table:table-cell>
          <table:table-cell office:value-type="float" office:value="295.26" table:style-name="ce35">
            <text:p>295<text:s/></text:p>
          </table:table-cell>
          <table:table-cell office:value-type="float" office:value="180.57900000000001" table:style-name="ce57">
            <text:p>181<text:s/></text:p>
          </table:table-cell>
          <table:table-cell office:value-type="float" office:value="7410.6409999999996" table:style-name="ce35">
            <text:p>7,411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新竹縣</text:p>
          </table:table-cell>
          <table:table-cell office:value-type="string" table:style-name="ce62">
            <text:p>HSINCHU COUNTY</text:p>
          </table:table-cell>
          <table:table-cell office:value-type="float" office:value="18" table:style-name="ce57">
            <text:p>18<text:s/></text:p>
          </table:table-cell>
          <table:table-cell office:value-type="float" office:value="4802.9399999999996" table:style-name="ce35">
            <text:p>4,803<text:s/></text:p>
          </table:table-cell>
          <table:table-cell office:value-type="string" office:string-value="-" table:formula="of:=  IF(SUM([.G19];[.I19];[.K19])=0;&quot;-&quot;;SUM([.G19];[.I19];[.K19]))" table:style-name="ce57">
            <text:p>-</text:p>
          </table:table-cell>
          <table:table-cell office:value-type="string" office:string-value="-" table:formula="of:=  IF(SUM([.H19];[.J19];[.L19])=0;&quot;-&quot;;SUM([.H19];[.J19];[.L19]))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苗栗縣</text:p>
          </table:table-cell>
          <table:table-cell office:value-type="string" table:style-name="ce62">
            <text:p>MIAOLI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0.80389999999999995" table:formula="of:=  IF(SUM([.G20];[.I20];[.K20])=0;&quot;-&quot;;SUM([.G20];[.I20];[.K20]))" table:style-name="ce57">
            <text:p>1<text:s/></text:p>
          </table:table-cell>
          <table:table-cell office:value-type="float" office:value="193.99203000000003" table:formula="of:=  IF(SUM([.H20];[.J20];[.L20])=0;&quot;-&quot;;SUM([.H20];[.J20];[.L20]))" table:style-name="ce35">
            <text:p>194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.7500000000000002E-2" table:style-name="ce57">
            <text:p>0<text:s/></text:p>
          </table:table-cell>
          <table:table-cell office:value-type="float" office:value="3.45275" table:style-name="ce35">
            <text:p>3<text:s/></text:p>
          </table:table-cell>
          <table:table-cell office:value-type="float" office:value="0.78639999999999999" table:style-name="ce57">
            <text:p>1<text:s/></text:p>
          </table:table-cell>
          <table:table-cell office:value-type="float" office:value="190.53928000000002" table:style-name="ce35">
            <text:p>191<text:s/></text:p>
          </table:table-cell>
          <table:table-cell office:value-type="float" office:value="23.55" table:style-name="ce57">
            <text:p>24<text:s/></text:p>
          </table:table-cell>
          <table:table-cell office:value-type="float" office:value="1350.828" table:style-name="ce35">
            <text:p>1,351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彰化縣</text:p>
          </table:table-cell>
          <table:table-cell office:value-type="string" table:style-name="ce62">
            <text:p>CHANGHWA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3" table:formula="of:=  IF(SUM([.G21];[.I21];[.K21])=0;&quot;-&quot;;SUM([.G21];[.I21];[.K21]))" table:style-name="ce57">
            <text:p>3<text:s/></text:p>
          </table:table-cell>
          <table:table-cell office:value-type="float" office:value="698.1" table:formula="of:=  IF(SUM([.H21];[.J21];[.L21])=0;&quot;-&quot;;SUM([.H21];[.J21];[.L21]))" table:style-name="ce35">
            <text:p>698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3" table:style-name="ce57">
            <text:p>3<text:s/></text:p>
          </table:table-cell>
          <table:table-cell office:value-type="float" office:value="698.1" table:style-name="ce35">
            <text:p>698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南投縣</text:p>
          </table:table-cell>
          <table:table-cell office:value-type="string" table:style-name="ce62">
            <text:p>NANTOU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office:string-value="-" table:formula="of:=  IF(SUM([.G22];[.I22];[.K22])=0;&quot;-&quot;;SUM([.G22];[.I22];[.K22]))" table:style-name="ce57">
            <text:p>-</text:p>
          </table:table-cell>
          <table:table-cell office:value-type="string" office:string-value="-" table:formula="of:=  IF(SUM([.H22];[.J22];[.L22])=0;&quot;-&quot;;SUM([.H22];[.J22];[.L22]))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雲林縣</text:p>
          </table:table-cell>
          <table:table-cell office:value-type="string" table:style-name="ce62">
            <text:p>YUNLIN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60.399900000000002" table:formula="of:=  IF(SUM([.G23];[.I23];[.K23])=0;&quot;-&quot;;SUM([.G23];[.I23];[.K23]))" table:style-name="ce57">
            <text:p>60<text:s/></text:p>
          </table:table-cell>
          <table:table-cell office:value-type="float" office:value="18965.514999999999" table:formula="of:=  IF(SUM([.H23];[.J23];[.L23])=0;&quot;-&quot;;SUM([.H23];[.J23];[.L23]))" table:style-name="ce35">
            <text:p>18,966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58" table:style-name="ce57">
            <text:p>58<text:s/></text:p>
          </table:table-cell>
          <table:table-cell office:value-type="float" office:value="18293.2" table:style-name="ce35">
            <text:p>18,293<text:s/></text:p>
          </table:table-cell>
          <table:table-cell office:value-type="float" office:value="2.3999000000000001" table:style-name="ce57">
            <text:p>2<text:s/></text:p>
          </table:table-cell>
          <table:table-cell office:value-type="float" office:value="672.31500000000005" table:style-name="ce35">
            <text:p>672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嘉義縣</text:p>
          </table:table-cell>
          <table:table-cell office:value-type="string" table:style-name="ce62">
            <text:p>CHIAYI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405.90999999999997" table:formula="of:=  IF(SUM([.G24];[.I24];[.K24])=0;&quot;-&quot;;SUM([.G24];[.I24];[.K24]))" table:style-name="ce57">
            <text:p>406<text:s/></text:p>
          </table:table-cell>
          <table:table-cell office:value-type="float" office:value="76750.118000000002" table:formula="of:=  IF(SUM([.H24];[.J24];[.L24])=0;&quot;-&quot;;SUM([.H24];[.J24];[.L24]))" table:style-name="ce35">
            <text:p>76,750<text:s/></text:p>
          </table:table-cell>
          <table:table-cell office:value-type="float" office:value="149.90600000000001" table:style-name="ce57">
            <text:p>150<text:s/></text:p>
          </table:table-cell>
          <table:table-cell office:value-type="float" office:value="34800.22" table:style-name="ce35">
            <text:p>34,800<text:s/></text:p>
          </table:table-cell>
          <table:table-cell office:value-type="float" office:value="52" table:style-name="ce57">
            <text:p>52<text:s/></text:p>
          </table:table-cell>
          <table:table-cell office:value-type="float" office:value="14820" table:style-name="ce35">
            <text:p>14,820<text:s/></text:p>
          </table:table-cell>
          <table:table-cell office:value-type="float" office:value="204.00399999999999" table:style-name="ce57">
            <text:p>204<text:s/></text:p>
          </table:table-cell>
          <table:table-cell office:value-type="float" office:value="27129.898000000001" table:style-name="ce35">
            <text:p>27,130<text:s/></text:p>
          </table:table-cell>
          <table:table-cell office:value-type="float" office:value="8.7628900000000005" table:style-name="ce57">
            <text:p>9<text:s/></text:p>
          </table:table-cell>
          <table:table-cell office:value-type="float" office:value="515.10838000000001" table:style-name="ce35">
            <text:p>515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屏東縣</text:p>
          </table:table-cell>
          <table:table-cell office:value-type="string" table:style-name="ce62">
            <text:p>PINGTUNG COUNTY</text:p>
          </table:table-cell>
          <table:table-cell office:value-type="float" office:value="2.3048000000000002" table:style-name="ce57">
            <text:p>2<text:s/></text:p>
          </table:table-cell>
          <table:table-cell office:value-type="float" office:value="1152.4000000000001" table:style-name="ce35">
            <text:p>1,152<text:s/></text:p>
          </table:table-cell>
          <table:table-cell office:value-type="float" office:value="10205.0404" table:formula="of:=  IF(SUM([.G25];[.I25];[.K25])=0;&quot;-&quot;;SUM([.G25];[.I25];[.K25]))" table:style-name="ce57">
            <text:p>10,205<text:s/></text:p>
          </table:table-cell>
          <table:table-cell office:value-type="float" office:value="3120696.3020099998" table:formula="of:=  IF(SUM([.H25];[.J25];[.L25])=0;&quot;-&quot;;SUM([.H25];[.J25];[.L25]))" table:style-name="ce35">
            <text:p>3,120,696<text:s/></text:p>
          </table:table-cell>
          <table:table-cell office:value-type="float" office:value="6597.8190000000004" table:style-name="ce57">
            <text:p>6,598<text:s/></text:p>
          </table:table-cell>
          <table:table-cell office:value-type="float" office:value="1912446.1765099999" table:style-name="ce35">
            <text:p>1,912,446<text:s/></text:p>
          </table:table-cell>
          <table:table-cell office:value-type="float" office:value="2778.6963999999998" table:style-name="ce57">
            <text:p>2,779<text:s/></text:p>
          </table:table-cell>
          <table:table-cell office:value-type="float" office:value="1002694.458" table:style-name="ce35">
            <text:p>1,002,694<text:s/></text:p>
          </table:table-cell>
          <table:table-cell office:value-type="float" office:value="828.52499999999998" table:style-name="ce57">
            <text:p>829<text:s/></text:p>
          </table:table-cell>
          <table:table-cell office:value-type="float" office:value="205555.66750000001" table:style-name="ce35">
            <text:p>205,556<text:s/></text:p>
          </table:table-cell>
          <table:table-cell office:value-type="float" office:value="2.2111000000000001" table:style-name="ce57">
            <text:p>2<text:s/></text:p>
          </table:table-cell>
          <table:table-cell office:value-type="float" office:value="110.55500000000001" table:style-name="ce35">
            <text:p>111<text:s/></text:p>
          </table:table-cell>
          <table:table-cell office:value-type="float" office:value="0.108" table:style-name="ce57">
            <text:p>0<text:s/></text:p>
          </table:table-cell>
          <table:table-cell office:value-type="float" office:value="21.6" table:style-name="ce35">
            <text:p>22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東縣</text:p>
          </table:table-cell>
          <table:table-cell office:value-type="string" table:style-name="ce62">
            <text:p>TAITUNG COUNTY</text:p>
          </table:table-cell>
          <table:table-cell office:value-type="float" office:value="9.7672000000000008" table:style-name="ce57">
            <text:p>10<text:s/></text:p>
          </table:table-cell>
          <table:table-cell office:value-type="float" office:value="3979.913" table:style-name="ce35">
            <text:p>3,980<text:s/></text:p>
          </table:table-cell>
          <table:table-cell office:value-type="float" office:value="9.4602000000000004" table:formula="of:=  IF(SUM([.G26];[.I26];[.K26])=0;&quot;-&quot;;SUM([.G26];[.I26];[.K26]))" table:style-name="ce57">
            <text:p>9<text:s/></text:p>
          </table:table-cell>
          <table:table-cell office:value-type="float" office:value="4430.8256999999994" table:formula="of:=  IF(SUM([.H26];[.J26];[.L26])=0;&quot;-&quot;;SUM([.H26];[.J26];[.L26]))" table:style-name="ce35">
            <text:p>4,431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3.6027999999999998" table:style-name="ce57">
            <text:p>4<text:s/></text:p>
          </table:table-cell>
          <table:table-cell office:value-type="float" office:value="901.05" table:style-name="ce35">
            <text:p>901<text:s/></text:p>
          </table:table-cell>
          <table:table-cell office:value-type="float" office:value="5.8574000000000002" table:style-name="ce57">
            <text:p>6<text:s/></text:p>
          </table:table-cell>
          <table:table-cell office:value-type="float" office:value="3529.7756999999997" table:style-name="ce35">
            <text:p>3,530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6.4721000000000002" table:style-name="ce57">
            <text:p>6<text:s/></text:p>
          </table:table-cell>
          <table:table-cell office:value-type="float" office:value="1587.125" table:style-name="ce35">
            <text:p>1,587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花蓮縣</text:p>
          </table:table-cell>
          <table:table-cell office:value-type="string" table:style-name="ce62">
            <text:p>HWALIEN COUNTY</text:p>
          </table:table-cell>
          <table:table-cell office:value-type="float" office:value="6.5682999999999998" table:style-name="ce57">
            <text:p>7<text:s/></text:p>
          </table:table-cell>
          <table:table-cell office:value-type="float" office:value="2298.9050000000002" table:style-name="ce35">
            <text:p>2,299<text:s/></text:p>
          </table:table-cell>
          <table:table-cell office:value-type="string" office:string-value="-" table:formula="of:=  IF(SUM([.G27];[.I27];[.K27])=0;&quot;-&quot;;SUM([.G27];[.I27];[.K27]))" table:style-name="ce57">
            <text:p>-</text:p>
          </table:table-cell>
          <table:table-cell office:value-type="string" office:string-value="-" table:formula="of:=  IF(SUM([.H27];[.J27];[.L27])=0;&quot;-&quot;;SUM([.H27];[.J27];[.L27]))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澎湖縣</text:p>
          </table:table-cell>
          <table:table-cell office:value-type="string" table:style-name="ce62">
            <text:p>PENGHU COUNTY</text:p>
          </table:table-cell>
          <table:table-cell office:value-type="float" office:value="3.1" table:style-name="ce57">
            <text:p>3<text:s/></text:p>
          </table:table-cell>
          <table:table-cell office:value-type="float" office:value="715.17" table:style-name="ce35">
            <text:p>715<text:s/></text:p>
          </table:table-cell>
          <table:table-cell office:value-type="float" office:value="686.5" table:formula="of:=  IF(SUM([.G28];[.I28];[.K28])=0;&quot;-&quot;;SUM([.G28];[.I28];[.K28]))" table:style-name="ce57">
            <text:p>687<text:s/></text:p>
          </table:table-cell>
          <table:table-cell office:value-type="float" office:value="227119.85" table:formula="of:=  IF(SUM([.H28];[.J28];[.L28])=0;&quot;-&quot;;SUM([.H28];[.J28];[.L28]))" table:style-name="ce35">
            <text:p>227,120<text:s/></text:p>
          </table:table-cell>
          <table:table-cell office:value-type="float" office:value="282.10000000000002" table:style-name="ce57">
            <text:p>282<text:s/></text:p>
          </table:table-cell>
          <table:table-cell office:value-type="float" office:value="84630" table:style-name="ce35">
            <text:p>84,630<text:s/></text:p>
          </table:table-cell>
          <table:table-cell office:value-type="float" office:value="110.9" table:style-name="ce57">
            <text:p>111<text:s/></text:p>
          </table:table-cell>
          <table:table-cell office:value-type="float" office:value="44360" table:style-name="ce35">
            <text:p>44,360<text:s/></text:p>
          </table:table-cell>
          <table:table-cell office:value-type="float" office:value="293.5" table:style-name="ce57">
            <text:p>294<text:s/></text:p>
          </table:table-cell>
          <table:table-cell office:value-type="float" office:value="98129.85" table:style-name="ce35">
            <text:p>98,130<text:s/></text:p>
          </table:table-cell>
          <table:table-cell office:value-type="float" office:value="2.9" table:style-name="ce57">
            <text:p>3<text:s/></text:p>
          </table:table-cell>
          <table:table-cell office:value-type="float" office:value="319.87" table:style-name="ce35">
            <text:p>320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基隆市</text:p>
          </table:table-cell>
          <table:table-cell office:value-type="string" table:style-name="ce62">
            <text:p>KEELUNG CITY</text:p>
          </table:table-cell>
          <table:table-cell office:value-type="float" office:value="158" table:style-name="ce57">
            <text:p>158<text:s/></text:p>
          </table:table-cell>
          <table:table-cell office:value-type="float" office:value="27334" table:style-name="ce35">
            <text:p>27,334<text:s/></text:p>
          </table:table-cell>
          <table:table-cell office:value-type="string" office:string-value="-" table:formula="of:=  IF(SUM([.G29];[.I29];[.K29])=0;&quot;-&quot;;SUM([.G29];[.I29];[.K29]))" table:style-name="ce57">
            <text:p>-</text:p>
          </table:table-cell>
          <table:table-cell office:value-type="string" office:string-value="-" table:formula="of:=  IF(SUM([.H29];[.J29];[.L29])=0;&quot;-&quot;;SUM([.H29];[.J29];[.L29]))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74.5" table:style-name="ce57">
            <text:p>75<text:s/></text:p>
          </table:table-cell>
          <table:table-cell office:value-type="float" office:value="4097.5" table:style-name="ce35">
            <text:p>4,098<text:s/></text:p>
          </table:table-cell>
          <table:table-cell office:value-type="float" office:value="124" table:style-name="ce57">
            <text:p>124<text:s/></text:p>
          </table:table-cell>
          <table:table-cell office:value-type="float" office:value="13230.8" table:style-name="ce35">
            <text:p>13,231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新竹市</text:p>
          </table:table-cell>
          <table:table-cell office:value-type="string" table:style-name="ce62">
            <text:p>HSINCHU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5.951000000000001" table:formula="of:=  IF(SUM([.G30];[.I30];[.K30])=0;&quot;-&quot;;SUM([.G30];[.I30];[.K30]))" table:style-name="ce57">
            <text:p>26<text:s/></text:p>
          </table:table-cell>
          <table:table-cell office:value-type="float" office:value="8757.8439999999991" table:formula="of:=  IF(SUM([.H30];[.J30];[.L30])=0;&quot;-&quot;;SUM([.H30];[.J30];[.L30]))" table:style-name="ce35">
            <text:p>8,758<text:s/></text:p>
          </table:table-cell>
          <table:table-cell office:value-type="float" office:value="8.6370000000000005" table:style-name="ce57">
            <text:p>9<text:s/></text:p>
          </table:table-cell>
          <table:table-cell office:value-type="float" office:value="2452.9079999999999" table:style-name="ce35">
            <text:p>2,453<text:s/></text:p>
          </table:table-cell>
          <table:table-cell office:value-type="float" office:value="3.3000000000000002E-2" table:style-name="ce57">
            <text:p>0<text:s/></text:p>
          </table:table-cell>
          <table:table-cell office:value-type="float" office:value="23.76" table:style-name="ce35">
            <text:p>24<text:s/></text:p>
          </table:table-cell>
          <table:table-cell office:value-type="float" office:value="17.280999999999999" table:style-name="ce57">
            <text:p>17<text:s/></text:p>
          </table:table-cell>
          <table:table-cell office:value-type="float" office:value="6281.1759999999995" table:style-name="ce35">
            <text:p>6,281<text:s/></text:p>
          </table:table-cell>
          <table:table-cell office:value-type="float" office:value="1.0840000000000001" table:style-name="ce57">
            <text:p>1<text:s/></text:p>
          </table:table-cell>
          <table:table-cell office:value-type="float" office:value="89.971999999999994" table:style-name="ce35">
            <text:p>90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嘉義市</text:p>
          </table:table-cell>
          <table:table-cell office:value-type="string" table:style-name="ce62">
            <text:p>CHIAYI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office:string-value="-" table:formula="of:=  IF(SUM([.G31];[.I31];[.K31])=0;&quot;-&quot;;SUM([.G31];[.I31];[.K31]))" table:style-name="ce57">
            <text:p>-</text:p>
          </table:table-cell>
          <table:table-cell office:value-type="string" office:string-value="-" table:formula="of:=  IF(SUM([.H31];[.J31];[.L31])=0;&quot;-&quot;;SUM([.H31];[.J31];[.L31]))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1">
            <text:p>金馬地區</text:p>
          </table:table-cell>
          <table:table-cell office:value-type="string" table:style-name="ce62">
            <text:p>KINMA AREA</text:p>
          </table:table-cell>
          <table:table-cell office:value-type="string" office:string-value="-" table:formula="of:=  IF(SUM([.C33:.C35])=0;&quot;-&quot;;SUM([.C33:.C35]))" table:style-name="ce57">
            <text:p>-</text:p>
          </table:table-cell>
          <table:table-cell office:value-type="string" office:string-value="-" table:formula="of:=  IF(SUM([.D33:.D35])=0;&quot;-&quot;;SUM([.D33:.D35]))" table:style-name="ce35">
            <text:p>-</text:p>
          </table:table-cell>
          <table:table-cell office:value-type="float" office:value="12.458399999999999" table:formula="of:=  IF(SUM([.G32];[.I32];[.K32])=0;&quot;-&quot;;SUM([.G32];[.I32];[.K32]))" table:style-name="ce57">
            <text:p>12<text:s/></text:p>
          </table:table-cell>
          <table:table-cell office:value-type="float" office:value="4942.3739999999998" table:formula="of:=  IF(SUM([.H32];[.J32];[.L32])=0;&quot;-&quot;;SUM([.H32];[.J32];[.L32]))" table:style-name="ce35">
            <text:p>4,942<text:s/></text:p>
          </table:table-cell>
          <table:table-cell office:value-type="string" office:string-value="-" table:formula="of:=  IF(SUM([.G33:.G35])=0;&quot;-&quot;;SUM([.G33:.G35]))" table:style-name="ce57">
            <text:p>-</text:p>
          </table:table-cell>
          <table:table-cell office:value-type="string" office:string-value="-" table:formula="of:=  IF(SUM([.H33:.H35])=0;&quot;-&quot;;SUM([.H33:.H35]))" table:style-name="ce35">
            <text:p>-</text:p>
          </table:table-cell>
          <table:table-cell office:value-type="string" office:string-value="-" table:formula="of:=  IF(SUM([.I33:.I35])=0;&quot;-&quot;;SUM([.I33:.I35]))" table:style-name="ce57">
            <text:p>-</text:p>
          </table:table-cell>
          <table:table-cell office:value-type="string" office:string-value="-" table:formula="of:=  IF(SUM([.J33:.J35])=0;&quot;-&quot;;SUM([.J33:.J35]))" table:style-name="ce35">
            <text:p>-</text:p>
          </table:table-cell>
          <table:table-cell office:value-type="float" office:value="12.458399999999999" table:formula="of:=  IF(SUM([.K33:.K35])=0;&quot;-&quot;;SUM([.K33:.K35]))" table:style-name="ce57">
            <text:p>12<text:s/></text:p>
          </table:table-cell>
          <table:table-cell office:value-type="float" office:value="4942.3739999999998" table:formula="of:=  IF(SUM([.L33:.L35])=0;&quot;-&quot;;SUM([.L33:.L35]))" table:style-name="ce35">
            <text:p>4,942<text:s/></text:p>
          </table:table-cell>
          <table:table-cell office:value-type="string" office:string-value="-" table:formula="of:=  IF(SUM([.M33:.M35])=0;&quot;-&quot;;SUM([.M33:.M35]))" table:style-name="ce57">
            <text:p>-</text:p>
          </table:table-cell>
          <table:table-cell office:value-type="string" office:string-value="-" table:formula="of:=  IF(SUM([.N33:.N35])=0;&quot;-&quot;;SUM([.N33:.N35]))" table:style-name="ce35">
            <text:p>-</text:p>
          </table:table-cell>
          <table:table-cell office:value-type="string" office:string-value="-" table:formula="of:=  IF(SUM([.O33:.O35])=0;&quot;-&quot;;SUM([.O33:.O35]))" table:style-name="ce57">
            <text:p>-</text:p>
          </table:table-cell>
          <table:table-cell office:value-type="string" office:string-value="-" table:formula="of:=  IF(SUM([.P33:.P35])=0;&quot;-&quot;;SUM([.P33:.P35]))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金門縣</text:p>
          </table:table-cell>
          <table:table-cell office:value-type="string" table:style-name="ce62">
            <text:p>KINMEN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0.45539999999999997" table:formula="of:=  IF(SUM([.G33];[.I33];[.K33])=0;&quot;-&quot;;SUM([.G33];[.I33];[.K33]))" table:style-name="ce57">
            <text:p>0<text:s/></text:p>
          </table:table-cell>
          <table:table-cell office:value-type="float" office:value="141.17400000000001" table:formula="of:=  IF(SUM([.H33];[.J33];[.L33])=0;&quot;-&quot;;SUM([.H33];[.J33];[.L33]))" table:style-name="ce35">
            <text:p>141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0.45539999999999997" table:style-name="ce57">
            <text:p>0<text:s/></text:p>
          </table:table-cell>
          <table:table-cell office:value-type="float" office:value="141.17400000000001" table:style-name="ce35">
            <text:p>141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連江縣</text:p>
          </table:table-cell>
          <table:table-cell office:value-type="string" table:style-name="ce62">
            <text:p>LIANJIANG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2.003" table:formula="of:=  IF(SUM([.G34];[.I34];[.K34])=0;&quot;-&quot;;SUM([.G34];[.I34];[.K34]))" table:style-name="ce57">
            <text:p>12<text:s/></text:p>
          </table:table-cell>
          <table:table-cell office:value-type="float" office:value="4801.2" table:formula="of:=  IF(SUM([.H34];[.J34];[.L34])=0;&quot;-&quot;;SUM([.H34];[.J34];[.L34]))" table:style-name="ce35">
            <text:p>4,801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2.003" table:style-name="ce57">
            <text:p>12<text:s/></text:p>
          </table:table-cell>
          <table:table-cell office:value-type="float" office:value="4801.2" table:style-name="ce35">
            <text:p>4,801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4">
            <text:p>國外基地</text:p>
          </table:table-cell>
          <table:table-cell office:value-type="string" table:style-name="ce65">
            <text:p>OVERSEAS LANDING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of:=  IF(SUM([.G35];[.I35];[.K35])=0;&quot;-&quot;;SUM([.G35];[.I35];[.K35]))" table:style-name="ce58">
            <text:p>-</text:p>
          </table:table-cell>
          <table:table-cell office:value-type="string" office:string-value="-" table:formula="of:=  IF(SUM([.H35];[.J35];[.L35])=0;&quot;-&quot;;SUM([.H35];[.J35];[.L35]))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table:number-columns-repeated="16368" table:style-name="ce24"/>
        </table:table-row>
        <table:table-row table:style-name="ro2">
          <table:table-cell office:value-type="string" table:number-columns-spanned="6" table:number-rows-spanned="1" table:style-name="ce71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72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42"/>
        </table:table-row>
        <table:table-row table:style-name="ro3">
          <table:table-cell table:number-columns-repeated="2" table:style-name="ce42"/>
          <table:table-cell table:number-columns-repeated="16382" table:style-name="ce24"/>
        </table:table-row>
        <table:table-row table:number-rows-repeated="1048539" table:style-name="ro3">
          <table:table-cell table:number-columns-repeated="16384"/>
        </table:table-row>
      </table:table>
      <table:table table:name="漁業生產量值-漁業種類別魚類別生產量值5" table:style-name="ta1">
        <table:table-column table:style-name="co1" table:default-cell-style-name="ce42"/>
        <table:table-column table:style-name="co2" table:default-cell-style-name="ce42"/>
        <table:table-column table:style-name="co3" table:default-cell-style-name="ce19"/>
        <table:table-column table:style-name="co5" table:default-cell-style-name="ce19"/>
        <table:table-column table:style-name="co3" table:default-cell-style-name="ce19"/>
        <table:table-column table:style-name="co5" table:default-cell-style-name="ce19"/>
        <table:table-column table:style-name="co3" table:default-cell-style-name="ce19"/>
        <table:table-column table:style-name="co5" table:default-cell-style-name="ce19"/>
        <table:table-column table:style-name="co3" table:default-cell-style-name="ce19"/>
        <table:table-column table:style-name="co5" table:default-cell-style-name="ce19"/>
        <table:table-column table:style-name="co3" table:default-cell-style-name="ce19"/>
        <table:table-column table:style-name="co5" table:default-cell-style-name="ce19"/>
        <table:table-column table:style-name="co3" table:default-cell-style-name="ce19"/>
        <table:table-column table:style-name="co5" table:default-cell-style-name="ce19"/>
        <table:table-column table:style-name="co3" table:default-cell-style-name="ce19"/>
        <table:table-column table:style-name="co5" table:default-cell-style-name="ce19"/>
        <table:table-column table:style-name="co3" table:default-cell-style-name="ce19"/>
        <table:table-column table:style-name="co6" table:number-columns-repeated="16367" table:default-cell-style-name="ce19"/>
        <table:table-row table:style-name="ro1">
          <table:table-cell office:value-type="string" table:number-columns-spanned="3" table:number-rows-spanned="1" table:style-name="ce85">
            <text:p>7‧漁業生產量</text:p>
          </table:table-cell>
          <table:covered-table-cell table:number-columns-repeated="2"/>
          <table:table-cell table:number-columns-repeated="6" table:style-name="ce42"/>
          <table:table-cell office:value-type="string" table:style-name="ce42">
            <text:p>7‧FISHERIES PRODUCTION</text:p>
          </table:table-cell>
          <table:table-cell table:number-columns-repeated="16374" table:style-name="ce42"/>
        </table:table-row>
        <table:table-row table:style-name="ro1">
          <table:table-cell table:number-columns-repeated="4" table:style-name="ce42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42"/>
          <table:table-cell table:number-columns-repeated="2" table:style-name="ce3"/>
          <table:table-cell table:number-columns-repeated="2" table:style-name="ce42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42"/>
        </table:table-row>
        <table:table-row table:style-name="ro1">
          <table:table-cell table:style-name="ce42">
            <draw:custom-shape svg:x="0in" svg:y="0.20833in" svg:width="1.55027in" svg:height="1.25in" draw:z-index="1" draw:id="id5" draw:style-name="a5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3" table:number-rows-spanned="1" table:style-name="ce87">
            <text:p>(3) 縣市別魚類別生產量值(續)</text:p>
          </table:table-cell>
          <table:covered-table-cell table:number-columns-repeated="2"/>
          <table:table-cell table:style-name="ce42"/>
          <table:table-cell office:value-type="string" table:style-name="ce43">
            <text:p>價值：新臺幣千元</text:p>
          </table:table-cell>
          <table:table-cell table:style-name="ce42"/>
          <table:table-cell table:style-name="ce43"/>
          <table:table-cell office:value-type="string" table:style-name="ce43">
            <text:p>(3) By type of district by species(Continued)</text:p>
          </table:table-cell>
          <table:table-cell table:number-columns-repeated="3" table:style-name="ce42"/>
          <table:table-cell office:value-type="string" table:style-name="ce13">
            <text:p>Value：Thousand NT $</text:p>
          </table:table-cell>
          <table:table-cell table:number-columns-repeated="16371" table:style-name="ce42"/>
        </table:table-row>
        <table:table-row table:style-name="ro1">
          <table:table-cell office:value-type="string" table:number-columns-spanned="2" table:number-rows-spanned="3" table:style-name="ce184">
            <text:p><text:s text:c="20"/><text:span text:style-name="T2">魚類別</text:span></text:p>
            <text:p><text:span text:style-name="T2"><text:s text:c="20"/>Species</text:span></text:p>
          </table:table-cell>
          <table:covered-table-cell/>
          <table:table-cell office:value-type="string" table:number-columns-spanned="14" table:number-rows-spanned="1" table:style-name="ce208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1">
          <table:covered-table-cell/>
          <table:covered-table-cell/>
          <table:table-cell table:number-columns-spanned="2" table:number-rows-spanned="1" table:style-name="ce107"/>
          <table:covered-table-cell/>
          <table:table-cell table:number-columns-spanned="2" table:number-rows-spanned="1" table:style-name="ce107"/>
          <table:covered-table-cell/>
          <table:table-cell office:value-type="string" table:number-columns-spanned="10" table:number-rows-spanned="1" table:style-name="ce189">
            <text:p>鰺 <text:s text:c="3"/>科</text:p>
          </table:table-cell>
          <table:covered-table-cell table:number-columns-repeated="9"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number-columns-spanned="2" table:number-rows-spanned="1" table:style-name="ce190">
            <text:p>海鱺</text:p>
          </table:table-cell>
          <table:covered-table-cell/>
          <table:table-cell office:value-type="string" table:number-columns-spanned="2" table:number-rows-spanned="1" table:style-name="ce206">
            <text:p>眼眶魚</text:p>
          </table:table-cell>
          <table:covered-table-cell/>
          <table:table-cell office:value-type="string" table:number-columns-spanned="2" table:number-rows-spanned="1" table:style-name="ce201">
            <text:p>小計</text:p>
          </table:table-cell>
          <table:covered-table-cell/>
          <table:table-cell office:value-type="string" table:number-columns-spanned="2" table:number-rows-spanned="1" table:style-name="ce209">
            <text:p>真鰺</text:p>
          </table:table-cell>
          <table:covered-table-cell/>
          <table:table-cell office:value-type="string" table:number-columns-spanned="2" table:number-rows-spanned="1" table:style-name="ce207">
            <text:p>藍圓鰺</text:p>
          </table:table-cell>
          <table:covered-table-cell/>
          <table:table-cell office:value-type="string" table:number-columns-spanned="2" table:number-rows-spanned="1" table:style-name="ce207">
            <text:p>吉打副葉鰺</text:p>
          </table:table-cell>
          <table:covered-table-cell/>
          <table:table-cell office:value-type="string" table:number-columns-spanned="2" table:number-rows-spanned="1" table:style-name="ce207">
            <text:p>其他</text:p>
          </table:table-cell>
          <table:covered-table-cell/>
          <table:table-cell table:number-columns-repeated="16368"/>
        </table:table-row>
        <table:table-row table:style-name="ro1">
          <table:table-cell office:value-type="string" table:number-columns-spanned="2" table:number-rows-spanned="3" table:style-name="ce83">
            <text:p>縣市別</text:p>
            <text:p>District</text:p>
          </table:table-cell>
          <table:covered-table-cell/>
          <table:table-cell office:value-type="string" table:number-columns-spanned="2" table:number-rows-spanned="1" table:style-name="ce186">
            <text:p>34001</text:p>
          </table:table-cell>
          <table:covered-table-cell/>
          <table:table-cell office:value-type="string" table:number-columns-spanned="2" table:number-rows-spanned="1" table:style-name="ce178">
            <text:p>35001</text:p>
          </table:table-cell>
          <table:covered-table-cell/>
          <table:table-cell office:value-type="string" table:number-columns-spanned="2" table:number-rows-spanned="1" table:style-name="ce179">
            <text:p>Sub Total</text:p>
          </table:table-cell>
          <table:covered-table-cell/>
          <table:table-cell office:value-type="string" table:number-columns-spanned="2" table:number-rows-spanned="1" table:style-name="ce109">
            <text:p>36001</text:p>
          </table:table-cell>
          <table:covered-table-cell/>
          <table:table-cell office:value-type="string" table:number-columns-spanned="2" table:number-rows-spanned="1" table:style-name="ce109">
            <text:p>36003</text:p>
          </table:table-cell>
          <table:covered-table-cell/>
          <table:table-cell office:value-type="string" table:number-columns-spanned="2" table:number-rows-spanned="1" table:style-name="ce186">
            <text:p>36005</text:p>
          </table:table-cell>
          <table:covered-table-cell/>
          <table:table-cell office:value-type="string" table:number-columns-spanned="2" table:number-rows-spanned="1" table:style-name="ce200">
            <text:p>36ZZZ</text:p>
          </table:table-cell>
          <table:covered-table-cell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office:value-type="string" table:style-name="ce21">
            <text:p>產量</text:p>
          </table:table-cell>
          <table:table-cell office:value-type="string" table:style-name="ce21">
            <text:p>價值</text:p>
          </table:table-cell>
          <table:table-cell office:value-type="string" table:style-name="ce21">
            <text:p>產量</text:p>
          </table:table-cell>
          <table:table-cell office:value-type="string" table:style-name="ce21">
            <text:p>價值</text:p>
          </table:table-cell>
          <table:table-cell office:value-type="string" table:style-name="ce21">
            <text:p>產量</text:p>
          </table:table-cell>
          <table:table-cell office:value-type="string" table:style-name="ce21">
            <text:p>價值</text:p>
          </table:table-cell>
          <table:table-cell office:value-type="string" table:style-name="ce21">
            <text:p>產量</text:p>
          </table:table-cell>
          <table:table-cell office:value-type="string" table:style-name="ce21">
            <text:p>價值</text:p>
          </table:table-cell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23">
            <text:p>Quantity</text:p>
          </table:table-cell>
          <table:table-cell office:value-type="string" table:style-name="ce23">
            <text:p>Value</text:p>
          </table:table-cell>
          <table:table-cell office:value-type="string" table:style-name="ce23">
            <text:p>Quantity</text:p>
          </table:table-cell>
          <table:table-cell office:value-type="string" table:style-name="ce23">
            <text:p>Value</text:p>
          </table:table-cell>
          <table:table-cell office:value-type="string" table:style-name="ce23">
            <text:p>Quantity</text:p>
          </table:table-cell>
          <table:table-cell office:value-type="string" table:style-name="ce23">
            <text:p>Value</text:p>
          </table:table-cell>
          <table:table-cell office:value-type="string" table:style-name="ce23">
            <text:p>Quantity</text:p>
          </table:table-cell>
          <table:table-cell office:value-type="string" table:style-name="ce23">
            <text:p>Value</text:p>
          </table:table-cell>
          <table:table-cell table:number-columns-repeated="16368"/>
        </table:table-row>
        <table:table-row table:style-name="ro1">
          <table:table-cell office:value-type="string" table:style-name="ce61">
            <text:p>總計</text:p>
          </table:table-cell>
          <table:table-cell office:value-type="string" table:style-name="ce62">
            <text:p>GRAND TOTAL</text:p>
          </table:table-cell>
          <table:table-cell office:value-type="float" office:value="1529.6897499999998" table:formula="of:=  IF(SUM([.C11];[.C32])=0;&quot;-&quot;;SUM([.C11];[.C32]))" table:style-name="ce56">
            <text:p>1,530<text:s/></text:p>
          </table:table-cell>
          <table:table-cell office:value-type="float" office:value="452075.69055" table:formula="of:=  IF(SUM([.D11];[.D32])=0;&quot;-&quot;;SUM([.D11];[.D32]))" table:style-name="ce53">
            <text:p>452,076<text:s/></text:p>
          </table:table-cell>
          <table:table-cell office:value-type="float" office:value="6019.0119399999994" table:formula="of:=  IF(SUM([.E11];[.E32])=0;&quot;-&quot;;SUM([.E11];[.E32]))" table:style-name="ce56">
            <text:p>6,019<text:s/></text:p>
          </table:table-cell>
          <table:table-cell office:value-type="float" office:value="138130.88188999999" table:formula="of:=  IF(SUM([.F11];[.F32])=0;&quot;-&quot;;SUM([.F11];[.F32]))" table:style-name="ce53">
            <text:p>138,131<text:s/></text:p>
          </table:table-cell>
          <table:table-cell office:value-type="float" office:value="16586.253800000002" table:formula="of:=  IF(SUM([.I10];[.K10];[.M10];[.O10])=0;&quot;-&quot;;SUM([.I10];[.K10];[.M10];[.O10]))" table:style-name="ce56">
            <text:p>16,586<text:s/></text:p>
          </table:table-cell>
          <table:table-cell office:value-type="float" office:value="946522.32637000014" table:formula="of:=  IF(SUM([.J10];[.L10];[.N10];[.P10])=0;&quot;-&quot;;SUM([.J10];[.L10];[.N10];[.P10]))" table:style-name="ce53">
            <text:p>946,522<text:s/></text:p>
          </table:table-cell>
          <table:table-cell office:value-type="float" office:value="7433.0518200000015" table:formula="of:=  IF(SUM([.I11];[.I32])=0;&quot;-&quot;;SUM([.I11];[.I32]))" table:style-name="ce56">
            <text:p>7,433<text:s/></text:p>
          </table:table-cell>
          <table:table-cell office:value-type="float" office:value="206824.67363" table:formula="of:=  IF(SUM([.J11];[.J32])=0;&quot;-&quot;;SUM([.J11];[.J32]))" table:style-name="ce53">
            <text:p>206,825<text:s/></text:p>
          </table:table-cell>
          <table:table-cell office:value-type="float" office:value="5079.9508000000014" table:formula="of:=  IF(SUM([.K11];[.K32])=0;&quot;-&quot;;SUM([.K11];[.K32]))" table:style-name="ce56">
            <text:p>5,080<text:s/></text:p>
          </table:table-cell>
          <table:table-cell office:value-type="float" office:value="131258.06242999999" table:formula="of:=  IF(SUM([.L11];[.L32])=0;&quot;-&quot;;SUM([.L11];[.L32]))" table:style-name="ce53">
            <text:p>131,258<text:s/></text:p>
          </table:table-cell>
          <table:table-cell office:value-type="float" office:value="362.77120000000002" table:formula="of:=  IF(SUM([.M11];[.M32])=0;&quot;-&quot;;SUM([.M11];[.M32]))" table:style-name="ce56">
            <text:p>363<text:s/></text:p>
          </table:table-cell>
          <table:table-cell office:value-type="float" office:value="59199.95091" table:formula="of:=  IF(SUM([.N11];[.N32])=0;&quot;-&quot;;SUM([.N11];[.N32]))" table:style-name="ce53">
            <text:p>59,200<text:s/></text:p>
          </table:table-cell>
          <table:table-cell office:value-type="float" office:value="3710.4799800000001" table:formula="of:=  IF(SUM([.O11];[.O32])=0;&quot;-&quot;;SUM([.O11];[.O32]))" table:style-name="ce56">
            <text:p>3,710<text:s/></text:p>
          </table:table-cell>
          <table:table-cell office:value-type="float" office:value="549239.6394000001" table:formula="of:=  IF(SUM([.P11];[.P32])=0;&quot;-&quot;;SUM([.P11];[.P32]))" table:style-name="ce53">
            <text:p>549,240<text:s/></text:p>
          </table:table-cell>
          <table:table-cell table:number-columns-repeated="16368"/>
        </table:table-row>
        <table:table-row table:style-name="ro1">
          <table:table-cell office:value-type="string" table:style-name="ce61">
            <text:p>臺灣地區</text:p>
          </table:table-cell>
          <table:table-cell office:value-type="string" table:style-name="ce62">
            <text:p>TAIWAN AREA</text:p>
          </table:table-cell>
          <table:table-cell office:value-type="float" office:value="1529.6422499999999" table:formula="of:=  IF(SUM([.C12:.C31])=0;&quot;-&quot;;SUM([.C12:.C31]))" table:style-name="ce57">
            <text:p>1,530<text:s/></text:p>
          </table:table-cell>
          <table:table-cell office:value-type="float" office:value="452067.14055000001" table:formula="of:=  IF(SUM([.D12:.D31])=0;&quot;-&quot;;SUM([.D12:.D31]))" table:style-name="ce35">
            <text:p>452,067<text:s/></text:p>
          </table:table-cell>
          <table:table-cell office:value-type="float" office:value="6019.0119399999994" table:formula="of:=  IF(SUM([.E12:.E31])=0;&quot;-&quot;;SUM([.E12:.E31]))" table:style-name="ce57">
            <text:p>6,019<text:s/></text:p>
          </table:table-cell>
          <table:table-cell office:value-type="float" office:value="138130.88188999999" table:formula="of:=  IF(SUM([.F12:.F31])=0;&quot;-&quot;;SUM([.F12:.F31]))" table:style-name="ce35">
            <text:p>138,131<text:s/></text:p>
          </table:table-cell>
          <table:table-cell office:value-type="float" office:value="16566.989800000003" table:formula="of:=  IF(SUM([.I11];[.K11];[.M11];[.O11])=0;&quot;-&quot;;SUM([.I11];[.K11];[.M11];[.O11]))" table:style-name="ce57">
            <text:p>16,567<text:s/></text:p>
          </table:table-cell>
          <table:table-cell office:value-type="float" office:value="944230.1563700001" table:formula="of:=  IF(SUM([.J11];[.L11];[.N11];[.P11])=0;&quot;-&quot;;SUM([.J11];[.L11];[.N11];[.P11]))" table:style-name="ce35">
            <text:p>944,230<text:s/></text:p>
          </table:table-cell>
          <table:table-cell office:value-type="float" office:value="7422.5913200000014" table:formula="of:=  IF(SUM([.I12:.I31])=0;&quot;-&quot;;SUM([.I12:.I31]))" table:style-name="ce57">
            <text:p>7,423<text:s/></text:p>
          </table:table-cell>
          <table:table-cell office:value-type="float" office:value="205621.71613000002" table:formula="of:=  IF(SUM([.J12:.J31])=0;&quot;-&quot;;SUM([.J12:.J31]))" table:style-name="ce35">
            <text:p>205,622<text:s/></text:p>
          </table:table-cell>
          <table:table-cell office:value-type="float" office:value="5079.9508000000014" table:formula="of:=  IF(SUM([.K12:.K31])=0;&quot;-&quot;;SUM([.K12:.K31]))" table:style-name="ce57">
            <text:p>5,080<text:s/></text:p>
          </table:table-cell>
          <table:table-cell office:value-type="float" office:value="131258.06242999999" table:formula="of:=  IF(SUM([.L12:.L31])=0;&quot;-&quot;;SUM([.L12:.L31]))" table:style-name="ce35">
            <text:p>131,258<text:s/></text:p>
          </table:table-cell>
          <table:table-cell office:value-type="float" office:value="362.77120000000002" table:formula="of:=  IF(SUM([.M12:.M31])=0;&quot;-&quot;;SUM([.M12:.M31]))" table:style-name="ce57">
            <text:p>363<text:s/></text:p>
          </table:table-cell>
          <table:table-cell office:value-type="float" office:value="59199.95091" table:formula="of:=  IF(SUM([.N12:.N31])=0;&quot;-&quot;;SUM([.N12:.N31]))" table:style-name="ce35">
            <text:p>59,200<text:s/></text:p>
          </table:table-cell>
          <table:table-cell office:value-type="float" office:value="3701.6764800000001" table:formula="of:=  IF(SUM([.O12:.O31])=0;&quot;-&quot;;SUM([.O12:.O31]))" table:style-name="ce57">
            <text:p>3,702<text:s/></text:p>
          </table:table-cell>
          <table:table-cell office:value-type="float" office:value="548150.42690000008" table:formula="of:=  IF(SUM([.P12:.P31])=0;&quot;-&quot;;SUM([.P12:.P31]))" table:style-name="ce35">
            <text:p>548,150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新北市</text:p>
          </table:table-cell>
          <table:table-cell office:value-type="string" table:style-name="ce62">
            <text:p>NEW TAIPEI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3614.96" table:formula="of:=  IF(SUM([.I12];[.K12];[.M12];[.O12])=0;&quot;-&quot;;SUM([.I12];[.K12];[.M12];[.O12]))" table:style-name="ce57">
            <text:p>3,615<text:s/></text:p>
          </table:table-cell>
          <table:table-cell office:value-type="float" office:value="126303.05" table:formula="of:=  IF(SUM([.J12];[.L12];[.N12];[.P12])=0;&quot;-&quot;;SUM([.J12];[.L12];[.N12];[.P12]))" table:style-name="ce35">
            <text:p>126,303<text:s/></text:p>
          </table:table-cell>
          <table:table-cell office:value-type="float" office:value="2786.4" table:style-name="ce57">
            <text:p>2,786<text:s/></text:p>
          </table:table-cell>
          <table:table-cell office:value-type="float" office:value="80215.100000000006" table:style-name="ce35">
            <text:p>80,215<text:s/></text:p>
          </table:table-cell>
          <table:table-cell office:value-type="float" office:value="209.2" table:style-name="ce57">
            <text:p>209<text:s/></text:p>
          </table:table-cell>
          <table:table-cell office:value-type="float" office:value="6135" table:style-name="ce35">
            <text:p>6,135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619.36" table:style-name="ce57">
            <text:p>619<text:s/></text:p>
          </table:table-cell>
          <table:table-cell office:value-type="float" office:value="39952.949999999997" table:style-name="ce35">
            <text:p>39,953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北市</text:p>
          </table:table-cell>
          <table:table-cell office:value-type="string" table:style-name="ce62">
            <text:p>TAIPEI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office:string-value="-" table:formula="of:=  IF(SUM([.I13];[.K13];[.M13];[.O13])=0;&quot;-&quot;;SUM([.I13];[.K13];[.M13];[.O13]))" table:style-name="ce57">
            <text:p>-</text:p>
          </table:table-cell>
          <table:table-cell office:value-type="string" office:string-value="-" table:formula="of:=  IF(SUM([.J13];[.L13];[.N13];[.P13])=0;&quot;-&quot;;SUM([.J13];[.L13];[.N13];[.P13]))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桃園市</text:p>
          </table:table-cell>
          <table:table-cell office:value-type="string" table:style-name="ce62">
            <text:p>TAOYUAN CITY</text:p>
          </table:table-cell>
          <table:table-cell office:value-type="float" office:value="1.4E-2" table:style-name="ce57">
            <text:p>0<text:s/></text:p>
          </table:table-cell>
          <table:table-cell office:value-type="float" office:value="2.4500000000000002" table:style-name="ce35">
            <text:p>2<text:s/></text:p>
          </table:table-cell>
          <table:table-cell office:value-type="float" office:value="8.3000000000000004E-2" table:style-name="ce57">
            <text:p>0<text:s/></text:p>
          </table:table-cell>
          <table:table-cell office:value-type="float" office:value="3.1124999999999998" table:style-name="ce35">
            <text:p>3<text:s/></text:p>
          </table:table-cell>
          <table:table-cell office:value-type="float" office:value="39.070999999999998" table:formula="of:=  IF(SUM([.I14];[.K14];[.M14];[.O14])=0;&quot;-&quot;;SUM([.I14];[.K14];[.M14];[.O14]))" table:style-name="ce57">
            <text:p>39<text:s/></text:p>
          </table:table-cell>
          <table:table-cell office:value-type="float" office:value="4088.2574999999997" table:formula="of:=  IF(SUM([.J14];[.L14];[.N14];[.P14])=0;&quot;-&quot;;SUM([.J14];[.L14];[.N14];[.P14]))" table:style-name="ce35">
            <text:p>4,088<text:s/></text:p>
          </table:table-cell>
          <table:table-cell office:value-type="float" office:value="2.8000000000000001E-2" table:style-name="ce57">
            <text:p>0<text:s/></text:p>
          </table:table-cell>
          <table:table-cell office:value-type="float" office:value="1.4" table:style-name="ce35">
            <text:p>1<text:s/></text:p>
          </table:table-cell>
          <table:table-cell office:value-type="float" office:value="0.34300000000000003" table:style-name="ce57">
            <text:p>0<text:s/></text:p>
          </table:table-cell>
          <table:table-cell office:value-type="float" office:value="15.435" table:style-name="ce35">
            <text:p>15<text:s/></text:p>
          </table:table-cell>
          <table:table-cell office:value-type="float" office:value="4.65E-2" table:style-name="ce57">
            <text:p>0<text:s/></text:p>
          </table:table-cell>
          <table:table-cell office:value-type="float" office:value="8.1374999999999993" table:style-name="ce35">
            <text:p>8<text:s/></text:p>
          </table:table-cell>
          <table:table-cell office:value-type="float" office:value="38.653500000000001" table:style-name="ce57">
            <text:p>39<text:s/></text:p>
          </table:table-cell>
          <table:table-cell office:value-type="float" office:value="4063.2849999999999" table:style-name="ce35">
            <text:p>4,063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中市</text:p>
          </table:table-cell>
          <table:table-cell office:value-type="string" table:style-name="ce62">
            <text:p>TAICHUNG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.2639" table:style-name="ce57">
            <text:p>1<text:s/></text:p>
          </table:table-cell>
          <table:table-cell office:value-type="float" office:value="58.556440000000002" table:style-name="ce35">
            <text:p>59<text:s/></text:p>
          </table:table-cell>
          <table:table-cell office:value-type="float" office:value="25.174560000000003" table:formula="of:=  IF(SUM([.I15];[.K15];[.M15];[.O15])=0;&quot;-&quot;;SUM([.I15];[.K15];[.M15];[.O15]))" table:style-name="ce57">
            <text:p>25<text:s/></text:p>
          </table:table-cell>
          <table:table-cell office:value-type="float" office:value="4723.44625" table:formula="of:=  IF(SUM([.J15];[.L15];[.N15];[.P15])=0;&quot;-&quot;;SUM([.J15];[.L15];[.N15];[.P15]))" table:style-name="ce35">
            <text:p>4,723<text:s/></text:p>
          </table:table-cell>
          <table:table-cell office:value-type="float" office:value="10.226459999999999" table:style-name="ce57">
            <text:p>10<text:s/></text:p>
          </table:table-cell>
          <table:table-cell office:value-type="float" office:value="665.53782999999999" table:style-name="ce35">
            <text:p>666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2.360200000000001" table:style-name="ce57">
            <text:p>12<text:s/></text:p>
          </table:table-cell>
          <table:table-cell office:value-type="float" office:value="3546.38841" table:style-name="ce35">
            <text:p>3,546<text:s/></text:p>
          </table:table-cell>
          <table:table-cell office:value-type="float" office:value="2.5879000000000003" table:style-name="ce57">
            <text:p>3<text:s/></text:p>
          </table:table-cell>
          <table:table-cell office:value-type="float" office:value="511.52001000000001" table:style-name="ce35">
            <text:p>512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南市</text:p>
          </table:table-cell>
          <table:table-cell office:value-type="string" table:style-name="ce62">
            <text:p>TAINAN CITY</text:p>
          </table:table-cell>
          <table:table-cell office:value-type="float" office:value="1.2785" table:style-name="ce57">
            <text:p>1<text:s/></text:p>
          </table:table-cell>
          <table:table-cell office:value-type="float" office:value="256.85064999999997" table:style-name="ce35">
            <text:p>257<text:s/></text:p>
          </table:table-cell>
          <table:table-cell office:value-type="float" office:value="252.922" table:style-name="ce57">
            <text:p>253<text:s/></text:p>
          </table:table-cell>
          <table:table-cell office:value-type="float" office:value="9258.0727000000006" table:style-name="ce35">
            <text:p>9,258<text:s/></text:p>
          </table:table-cell>
          <table:table-cell office:value-type="float" office:value="261.94850000000002" table:formula="of:=  IF(SUM([.I16];[.K16];[.M16];[.O16])=0;&quot;-&quot;;SUM([.I16];[.K16];[.M16];[.O16]))" table:style-name="ce57">
            <text:p>262<text:s/></text:p>
          </table:table-cell>
          <table:table-cell office:value-type="float" office:value="21577.260000000002" table:formula="of:=  IF(SUM([.J16];[.L16];[.N16];[.P16])=0;&quot;-&quot;;SUM([.J16];[.L16];[.N16];[.P16]))" table:style-name="ce35">
            <text:p>21,577<text:s/></text:p>
          </table:table-cell>
          <table:table-cell office:value-type="float" office:value="52.64" table:style-name="ce57">
            <text:p>53<text:s/></text:p>
          </table:table-cell>
          <table:table-cell office:value-type="float" office:value="2757.7579999999998" table:style-name="ce35">
            <text:p>2,758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8.5615000000000006" table:style-name="ce57">
            <text:p>9<text:s/></text:p>
          </table:table-cell>
          <table:table-cell office:value-type="float" office:value="726.75390000000004" table:style-name="ce35">
            <text:p>727<text:s/></text:p>
          </table:table-cell>
          <table:table-cell office:value-type="float" office:value="200.74700000000001" table:style-name="ce57">
            <text:p>201<text:s/></text:p>
          </table:table-cell>
          <table:table-cell office:value-type="float" office:value="18092.748100000001" table:style-name="ce35">
            <text:p>18,093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高雄市</text:p>
          </table:table-cell>
          <table:table-cell office:value-type="string" table:style-name="ce62">
            <text:p>KAOHSIUNG CITY</text:p>
          </table:table-cell>
          <table:table-cell office:value-type="float" office:value="1.548" table:style-name="ce57">
            <text:p>2<text:s/></text:p>
          </table:table-cell>
          <table:table-cell office:value-type="float" office:value="66.563999999999993" table:style-name="ce35">
            <text:p>67<text:s/></text:p>
          </table:table-cell>
          <table:table-cell office:value-type="float" office:value="5170.3440000000001" table:style-name="ce57">
            <text:p>5,170<text:s/></text:p>
          </table:table-cell>
          <table:table-cell office:value-type="float" office:value="95047.566500000001" table:style-name="ce35">
            <text:p>95,048<text:s/></text:p>
          </table:table-cell>
          <table:table-cell office:value-type="float" office:value="2067.9614000000001" table:formula="of:=  IF(SUM([.I17];[.K17];[.M17];[.O17])=0;&quot;-&quot;;SUM([.I17];[.K17];[.M17];[.O17]))" table:style-name="ce57">
            <text:p>2,068<text:s/></text:p>
          </table:table-cell>
          <table:table-cell office:value-type="float" office:value="140248.76595999999" table:formula="of:=  IF(SUM([.J17];[.L17];[.N17];[.P17])=0;&quot;-&quot;;SUM([.J17];[.L17];[.N17];[.P17]))" table:style-name="ce35">
            <text:p>140,249<text:s/></text:p>
          </table:table-cell>
          <table:table-cell office:value-type="float" office:value="846.01580000000001" table:style-name="ce57">
            <text:p>846<text:s/></text:p>
          </table:table-cell>
          <table:table-cell office:value-type="float" office:value="27887.71902" table:style-name="ce35">
            <text:p>27,888<text:s/></text:p>
          </table:table-cell>
          <table:table-cell office:value-type="float" office:value="154.47999999999999" table:style-name="ce57">
            <text:p>154<text:s/></text:p>
          </table:table-cell>
          <table:table-cell office:value-type="float" office:value="4403.0680000000002" table:style-name="ce35">
            <text:p>4,403<text:s/></text:p>
          </table:table-cell>
          <table:table-cell office:value-type="float" office:value="328.84829999999999" table:style-name="ce57">
            <text:p>329<text:s/></text:p>
          </table:table-cell>
          <table:table-cell office:value-type="float" office:value="52921.544139999998" table:style-name="ce35">
            <text:p>52,922<text:s/></text:p>
          </table:table-cell>
          <table:table-cell office:value-type="float" office:value="738.61730000000011" table:style-name="ce57">
            <text:p>739<text:s/></text:p>
          </table:table-cell>
          <table:table-cell office:value-type="float" office:value="55036.434800000003" table:style-name="ce35">
            <text:p>55,036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宜蘭縣</text:p>
          </table:table-cell>
          <table:table-cell office:value-type="string" table:style-name="ce62">
            <text:p>ILAN COUNTY</text:p>
          </table:table-cell>
          <table:table-cell office:value-type="float" office:value="3.3915799999999998" table:style-name="ce57">
            <text:p>3<text:s/></text:p>
          </table:table-cell>
          <table:table-cell office:value-type="float" office:value="1076.1990000000001" table:style-name="ce35">
            <text:p>1,076<text:s/></text:p>
          </table:table-cell>
          <table:table-cell office:value-type="float" office:value="57.301200000000001" table:style-name="ce57">
            <text:p>57<text:s/></text:p>
          </table:table-cell>
          <table:table-cell office:value-type="float" office:value="988.52754000000004" table:style-name="ce35">
            <text:p>989<text:s/></text:p>
          </table:table-cell>
          <table:table-cell office:value-type="float" office:value="8312.0521599999993" table:formula="of:=  IF(SUM([.I18];[.K18];[.M18];[.O18])=0;&quot;-&quot;;SUM([.I18];[.K18];[.M18];[.O18]))" table:style-name="ce57">
            <text:p>8,312<text:s/></text:p>
          </table:table-cell>
          <table:table-cell office:value-type="float" office:value="241812.15379000001" table:formula="of:=  IF(SUM([.J18];[.L18];[.N18];[.P18])=0;&quot;-&quot;;SUM([.J18];[.L18];[.N18];[.P18]))" table:style-name="ce35">
            <text:p>241,812<text:s/></text:p>
          </table:table-cell>
          <table:table-cell office:value-type="float" office:value="3133.3991999999998" table:style-name="ce57">
            <text:p>3,133<text:s/></text:p>
          </table:table-cell>
          <table:table-cell office:value-type="float" office:value="78690.715620000003" table:style-name="ce35">
            <text:p>78,691<text:s/></text:p>
          </table:table-cell>
          <table:table-cell office:value-type="float" office:value="4673.3001999999997" table:style-name="ce57">
            <text:p>4,673<text:s/></text:p>
          </table:table-cell>
          <table:table-cell office:value-type="float" office:value="118508.78446" table:style-name="ce35">
            <text:p>118,509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505.35276000000005" table:style-name="ce57">
            <text:p>505<text:s/></text:p>
          </table:table-cell>
          <table:table-cell office:value-type="float" office:value="44612.653709999999" table:style-name="ce35">
            <text:p>44,613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新竹縣</text:p>
          </table:table-cell>
          <table:table-cell office:value-type="string" table:style-name="ce62">
            <text:p>HSINCHU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office:string-value="-" table:formula="of:=  IF(SUM([.I19];[.K19];[.M19];[.O19])=0;&quot;-&quot;;SUM([.I19];[.K19];[.M19];[.O19]))" table:style-name="ce57">
            <text:p>-</text:p>
          </table:table-cell>
          <table:table-cell office:value-type="string" office:string-value="-" table:formula="of:=  IF(SUM([.J19];[.L19];[.N19];[.P19])=0;&quot;-&quot;;SUM([.J19];[.L19];[.N19];[.P19]))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苗栗縣</text:p>
          </table:table-cell>
          <table:table-cell office:value-type="string" table:style-name="ce62">
            <text:p>MIAOLI COUNTY</text:p>
          </table:table-cell>
          <table:table-cell office:value-type="float" office:value="1.1504000000000001" table:style-name="ce57">
            <text:p>1<text:s/></text:p>
          </table:table-cell>
          <table:table-cell office:value-type="float" office:value="250.67215999999999" table:style-name="ce35">
            <text:p>251<text:s/></text:p>
          </table:table-cell>
          <table:table-cell office:value-type="float" office:value="1.67E-2" table:style-name="ce57">
            <text:p>0<text:s/></text:p>
          </table:table-cell>
          <table:table-cell office:value-type="float" office:value="0.56445999999999996" table:style-name="ce35">
            <text:p>1<text:s/></text:p>
          </table:table-cell>
          <table:table-cell office:value-type="float" office:value="84.528999999999996" table:formula="of:=  IF(SUM([.I20];[.K20];[.M20];[.O20])=0;&quot;-&quot;;SUM([.I20];[.K20];[.M20];[.O20]))" table:style-name="ce57">
            <text:p>85<text:s/></text:p>
          </table:table-cell>
          <table:table-cell office:value-type="float" office:value="8795.1296500000008" table:formula="of:=  IF(SUM([.J20];[.L20];[.N20];[.P20])=0;&quot;-&quot;;SUM([.J20];[.L20];[.N20];[.P20]))" table:style-name="ce35">
            <text:p>8,795<text:s/></text:p>
          </table:table-cell>
          <table:table-cell office:value-type="float" office:value="41.515799999999999" table:style-name="ce57">
            <text:p>42<text:s/></text:p>
          </table:table-cell>
          <table:table-cell office:value-type="float" office:value="2316.5816399999999" table:style-name="ce35">
            <text:p>2,317<text:s/></text:p>
          </table:table-cell>
          <table:table-cell office:value-type="float" office:value="18.7042" table:style-name="ce57">
            <text:p>19<text:s/></text:p>
          </table:table-cell>
          <table:table-cell office:value-type="float" office:value="684.57371999999998" table:style-name="ce35">
            <text:p>685<text:s/></text:p>
          </table:table-cell>
          <table:table-cell office:value-type="float" office:value="2.3980000000000001" table:style-name="ce57">
            <text:p>2<text:s/></text:p>
          </table:table-cell>
          <table:table-cell office:value-type="float" office:value="373.70335999999998" table:style-name="ce35">
            <text:p>374<text:s/></text:p>
          </table:table-cell>
          <table:table-cell office:value-type="float" office:value="21.911000000000001" table:style-name="ce57">
            <text:p>22<text:s/></text:p>
          </table:table-cell>
          <table:table-cell office:value-type="float" office:value="5420.2709300000006" table:style-name="ce35">
            <text:p>5,420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彰化縣</text:p>
          </table:table-cell>
          <table:table-cell office:value-type="string" table:style-name="ce62">
            <text:p>CHANGHWA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.9810000000000001" table:formula="of:=  IF(SUM([.I21];[.K21];[.M21];[.O21])=0;&quot;-&quot;;SUM([.I21];[.K21];[.M21];[.O21]))" table:style-name="ce57">
            <text:p>2<text:s/></text:p>
          </table:table-cell>
          <table:table-cell office:value-type="float" office:value="85.171999999999997" table:formula="of:=  IF(SUM([.J21];[.L21];[.N21];[.P21])=0;&quot;-&quot;;SUM([.J21];[.L21];[.N21];[.P21]))" table:style-name="ce35">
            <text:p>85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.915" table:style-name="ce57">
            <text:p>2<text:s/></text:p>
          </table:table-cell>
          <table:table-cell office:value-type="float" office:value="61.28" table:style-name="ce35">
            <text:p>61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6.6000000000000003E-2" table:style-name="ce57">
            <text:p>0<text:s/></text:p>
          </table:table-cell>
          <table:table-cell office:value-type="float" office:value="23.891999999999999" table:style-name="ce35">
            <text:p>24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南投縣</text:p>
          </table:table-cell>
          <table:table-cell office:value-type="string" table:style-name="ce62">
            <text:p>NANTOU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office:string-value="-" table:formula="of:=  IF(SUM([.I22];[.K22];[.M22];[.O22])=0;&quot;-&quot;;SUM([.I22];[.K22];[.M22];[.O22]))" table:style-name="ce57">
            <text:p>-</text:p>
          </table:table-cell>
          <table:table-cell office:value-type="string" office:string-value="-" table:formula="of:=  IF(SUM([.J22];[.L22];[.N22];[.P22])=0;&quot;-&quot;;SUM([.J22];[.L22];[.N22];[.P22]))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雲林縣</text:p>
          </table:table-cell>
          <table:table-cell office:value-type="string" table:style-name="ce62">
            <text:p>YUNLIN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3.5745999999999998" table:formula="of:=  IF(SUM([.I23];[.K23];[.M23];[.O23])=0;&quot;-&quot;;SUM([.I23];[.K23];[.M23];[.O23]))" table:style-name="ce57">
            <text:p>4<text:s/></text:p>
          </table:table-cell>
          <table:table-cell office:value-type="float" office:value="1017.979" table:formula="of:=  IF(SUM([.J23];[.L23];[.N23];[.P23])=0;&quot;-&quot;;SUM([.J23];[.L23];[.N23];[.P23]))" table:style-name="ce35">
            <text:p>1,018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4.5999999999999999E-3" table:style-name="ce57">
            <text:p>0<text:s/></text:p>
          </table:table-cell>
          <table:table-cell office:value-type="float" office:value="0.52900000000000003" table:style-name="ce35">
            <text:p>1<text:s/></text:p>
          </table:table-cell>
          <table:table-cell office:value-type="float" office:value="3.57" table:style-name="ce57">
            <text:p>4<text:s/></text:p>
          </table:table-cell>
          <table:table-cell office:value-type="float" office:value="1017.45" table:style-name="ce35">
            <text:p>1,017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嘉義縣</text:p>
          </table:table-cell>
          <table:table-cell office:value-type="string" table:style-name="ce62">
            <text:p>CHIAYI COUNTY</text:p>
          </table:table-cell>
          <table:table-cell office:value-type="float" office:value="0.55744000000000005" table:style-name="ce57">
            <text:p>1<text:s/></text:p>
          </table:table-cell>
          <table:table-cell office:value-type="float" office:value="119.5552" table:style-name="ce35">
            <text:p>120<text:s/></text:p>
          </table:table-cell>
          <table:table-cell office:value-type="float" office:value="7.6470000000000002" table:style-name="ce57">
            <text:p>8<text:s/></text:p>
          </table:table-cell>
          <table:table-cell office:value-type="float" office:value="286.10300000000001" table:style-name="ce35">
            <text:p>286<text:s/></text:p>
          </table:table-cell>
          <table:table-cell office:value-type="string" office:string-value="-" table:formula="of:=  IF(SUM([.I24];[.K24];[.M24];[.O24])=0;&quot;-&quot;;SUM([.I24];[.K24];[.M24];[.O24]))" table:style-name="ce57">
            <text:p>-</text:p>
          </table:table-cell>
          <table:table-cell office:value-type="string" office:string-value="-" table:formula="of:=  IF(SUM([.J24];[.L24];[.N24];[.P24])=0;&quot;-&quot;;SUM([.J24];[.L24];[.N24];[.P24]))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屏東縣</text:p>
          </table:table-cell>
          <table:table-cell office:value-type="string" table:style-name="ce62">
            <text:p>PINGTUNG COUNTY</text:p>
          </table:table-cell>
          <table:table-cell office:value-type="float" office:value="544.68033000000003" table:style-name="ce57">
            <text:p>545<text:s/></text:p>
          </table:table-cell>
          <table:table-cell office:value-type="float" office:value="109031.3903" table:style-name="ce35">
            <text:p>109,031<text:s/></text:p>
          </table:table-cell>
          <table:table-cell office:value-type="float" office:value="190.77889999999999" table:style-name="ce57">
            <text:p>191<text:s/></text:p>
          </table:table-cell>
          <table:table-cell office:value-type="float" office:value="3821.623" table:style-name="ce35">
            <text:p>3,822<text:s/></text:p>
          </table:table-cell>
          <table:table-cell office:value-type="float" office:value="618.96379999999999" table:formula="of:=  IF(SUM([.I25];[.K25];[.M25];[.O25])=0;&quot;-&quot;;SUM([.I25];[.K25];[.M25];[.O25]))" table:style-name="ce57">
            <text:p>619<text:s/></text:p>
          </table:table-cell>
          <table:table-cell office:value-type="float" office:value="158519.88569999998" table:formula="of:=  IF(SUM([.J25];[.L25];[.N25];[.P25])=0;&quot;-&quot;;SUM([.J25];[.L25];[.N25];[.P25]))" table:style-name="ce35">
            <text:p>158,520<text:s/></text:p>
          </table:table-cell>
          <table:table-cell office:value-type="float" office:value="2.7953000000000001" table:style-name="ce57">
            <text:p>3<text:s/></text:p>
          </table:table-cell>
          <table:table-cell office:value-type="float" office:value="314.7045" table:style-name="ce35">
            <text:p>315<text:s/></text:p>
          </table:table-cell>
          <table:table-cell office:value-type="float" office:value="0.18540000000000001" table:style-name="ce57">
            <text:p>0<text:s/></text:p>
          </table:table-cell>
          <table:table-cell office:value-type="float" office:value="14.182" table:style-name="ce35">
            <text:p>14<text:s/></text:p>
          </table:table-cell>
          <table:table-cell office:value-type="float" office:value="5.66" table:style-name="ce57">
            <text:p>6<text:s/></text:p>
          </table:table-cell>
          <table:table-cell office:value-type="float" office:value="509.4" table:style-name="ce35">
            <text:p>509<text:s/></text:p>
          </table:table-cell>
          <table:table-cell office:value-type="float" office:value="610.32309999999995" table:style-name="ce57">
            <text:p>610<text:s/></text:p>
          </table:table-cell>
          <table:table-cell office:value-type="float" office:value="157681.5992" table:style-name="ce35">
            <text:p>157,682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東縣</text:p>
          </table:table-cell>
          <table:table-cell office:value-type="string" table:style-name="ce62">
            <text:p>TAITUNG COUNTY</text:p>
          </table:table-cell>
          <table:table-cell office:value-type="float" office:value="0.10199999999999999" table:style-name="ce57">
            <text:p>0<text:s/></text:p>
          </table:table-cell>
          <table:table-cell office:value-type="float" office:value="20.779240000000001" table:style-name="ce35">
            <text:p>21<text:s/></text:p>
          </table:table-cell>
          <table:table-cell office:value-type="float" office:value="2.3239999999999998" table:style-name="ce57">
            <text:p>2<text:s/></text:p>
          </table:table-cell>
          <table:table-cell office:value-type="float" office:value="435.41215" table:style-name="ce35">
            <text:p>435<text:s/></text:p>
          </table:table-cell>
          <table:table-cell office:value-type="float" office:value="98.461399999999998" table:formula="of:=  IF(SUM([.I26];[.K26];[.M26];[.O26])=0;&quot;-&quot;;SUM([.I26];[.K26];[.M26];[.O26]))" table:style-name="ce57">
            <text:p>98<text:s/></text:p>
          </table:table-cell>
          <table:table-cell office:value-type="float" office:value="18656.622030000002" table:formula="of:=  IF(SUM([.J26];[.L26];[.N26];[.P26])=0;&quot;-&quot;;SUM([.J26];[.L26];[.N26];[.P26]))" table:style-name="ce35">
            <text:p>18,657<text:s/></text:p>
          </table:table-cell>
          <table:table-cell office:value-type="float" office:value="3.4678" table:style-name="ce57">
            <text:p>3<text:s/></text:p>
          </table:table-cell>
          <table:table-cell office:value-type="float" office:value="416.13200000000001" table:style-name="ce35">
            <text:p>416<text:s/></text:p>
          </table:table-cell>
          <table:table-cell office:value-type="float" office:value="4.2995999999999999" table:style-name="ce57">
            <text:p>4<text:s/></text:p>
          </table:table-cell>
          <table:table-cell office:value-type="float" office:value="536.83924999999999" table:style-name="ce35">
            <text:p>537<text:s/></text:p>
          </table:table-cell>
          <table:table-cell office:value-type="float" office:value="3.6659999999999999" table:style-name="ce57">
            <text:p>4<text:s/></text:p>
          </table:table-cell>
          <table:table-cell office:value-type="float" office:value="895.0086" table:style-name="ce35">
            <text:p>895<text:s/></text:p>
          </table:table-cell>
          <table:table-cell office:value-type="float" office:value="87.027999999999992" table:style-name="ce57">
            <text:p>87<text:s/></text:p>
          </table:table-cell>
          <table:table-cell office:value-type="float" office:value="16808.642180000003" table:style-name="ce35">
            <text:p>16,809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花蓮縣</text:p>
          </table:table-cell>
          <table:table-cell office:value-type="string" table:style-name="ce62">
            <text:p>HWALIEN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92.203239999999994" table:style-name="ce57">
            <text:p>92<text:s/></text:p>
          </table:table-cell>
          <table:table-cell office:value-type="float" office:value="8298.2916000000005" table:style-name="ce35">
            <text:p>8,298<text:s/></text:p>
          </table:table-cell>
          <table:table-cell office:value-type="float" office:value="110.8271" table:formula="of:=  IF(SUM([.I27];[.K27];[.M27];[.O27])=0;&quot;-&quot;;SUM([.I27];[.K27];[.M27];[.O27]))" table:style-name="ce57">
            <text:p>111<text:s/></text:p>
          </table:table-cell>
          <table:table-cell office:value-type="float" office:value="29936.067499999997" table:formula="of:=  IF(SUM([.J27];[.L27];[.N27];[.P27])=0;&quot;-&quot;;SUM([.J27];[.L27];[.N27];[.P27]))" table:style-name="ce35">
            <text:p>29,936<text:s/></text:p>
          </table:table-cell>
          <table:table-cell office:value-type="float" office:value="7.7392000000000003" table:style-name="ce57">
            <text:p>8<text:s/></text:p>
          </table:table-cell>
          <table:table-cell office:value-type="float" office:value="464.35199999999998" table:style-name="ce35">
            <text:p>464<text:s/></text:p>
          </table:table-cell>
          <table:table-cell office:value-type="float" office:value="3.2204000000000002" table:style-name="ce57">
            <text:p>3<text:s/></text:p>
          </table:table-cell>
          <table:table-cell office:value-type="float" office:value="386.44799999999998" table:style-name="ce35">
            <text:p>386<text:s/></text:p>
          </table:table-cell>
          <table:table-cell office:value-type="float" office:value="0.54010000000000002" table:style-name="ce57">
            <text:p>1<text:s/></text:p>
          </table:table-cell>
          <table:table-cell office:value-type="float" office:value="21.603999999999999" table:style-name="ce35">
            <text:p>22<text:s/></text:p>
          </table:table-cell>
          <table:table-cell office:value-type="float" office:value="99.327399999999997" table:style-name="ce57">
            <text:p>99<text:s/></text:p>
          </table:table-cell>
          <table:table-cell office:value-type="float" office:value="29063.663499999999" table:style-name="ce35">
            <text:p>29,064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澎湖縣</text:p>
          </table:table-cell>
          <table:table-cell office:value-type="string" table:style-name="ce62">
            <text:p>PENGHU COUNTY</text:p>
          </table:table-cell>
          <table:table-cell office:value-type="float" office:value="970.8" table:style-name="ce57">
            <text:p>971<text:s/></text:p>
          </table:table-cell>
          <table:table-cell office:value-type="float" office:value="339780" table:style-name="ce35">
            <text:p>339,780<text:s/></text:p>
          </table:table-cell>
          <table:table-cell office:value-type="float" office:value="194.9" table:style-name="ce57">
            <text:p>195<text:s/></text:p>
          </table:table-cell>
          <table:table-cell office:value-type="float" office:value="19490" table:style-name="ce35">
            <text:p>19,490<text:s/></text:p>
          </table:table-cell>
          <table:table-cell office:value-type="float" office:value="713.35" table:formula="of:=  IF(SUM([.I28];[.K28];[.M28];[.O28])=0;&quot;-&quot;;SUM([.I28];[.K28];[.M28];[.O28]))" table:style-name="ce57">
            <text:p>713<text:s/></text:p>
          </table:table-cell>
          <table:table-cell office:value-type="float" office:value="105189.38" table:formula="of:=  IF(SUM([.J28];[.L28];[.N28];[.P28])=0;&quot;-&quot;;SUM([.J28];[.L28];[.N28];[.P28]))" table:style-name="ce35">
            <text:p>105,189<text:s/></text:p>
          </table:table-cell>
          <table:table-cell office:value-type="float" office:value="350.6" table:style-name="ce57">
            <text:p>351<text:s/></text:p>
          </table:table-cell>
          <table:table-cell office:value-type="float" office:value="2068.54" table:style-name="ce35">
            <text:p>2,069<text:s/></text:p>
          </table:table-cell>
          <table:table-cell office:value-type="float" office:value="10.6" table:style-name="ce57">
            <text:p>11<text:s/></text:p>
          </table:table-cell>
          <table:table-cell office:value-type="float" office:value="201.4" table:style-name="ce35">
            <text:p>201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352.15" table:style-name="ce57">
            <text:p>352<text:s/></text:p>
          </table:table-cell>
          <table:table-cell office:value-type="float" office:value="102919.44" table:style-name="ce35">
            <text:p>102,919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基隆市</text:p>
          </table:table-cell>
          <table:table-cell office:value-type="string" table:style-name="ce62">
            <text:p>KEELUNG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425.07128" table:formula="of:=  IF(SUM([.I29];[.K29];[.M29];[.O29])=0;&quot;-&quot;;SUM([.I29];[.K29];[.M29];[.O29]))" table:style-name="ce57">
            <text:p>425<text:s/></text:p>
          </table:table-cell>
          <table:table-cell office:value-type="float" office:value="67866.694990000004" table:formula="of:=  IF(SUM([.J29];[.L29];[.N29];[.P29])=0;&quot;-&quot;;SUM([.J29];[.L29];[.N29];[.P29]))" table:style-name="ce35">
            <text:p>67,867<text:s/></text:p>
          </table:table-cell>
          <table:table-cell office:value-type="float" office:value="104.82876" table:style-name="ce57">
            <text:p>105<text:s/></text:p>
          </table:table-cell>
          <table:table-cell office:value-type="float" office:value="4266.5305200000003" table:style-name="ce35">
            <text:p>4,267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320.24252000000001" table:style-name="ce57">
            <text:p>320<text:s/></text:p>
          </table:table-cell>
          <table:table-cell office:value-type="float" office:value="63600.164470000003" table:style-name="ce35">
            <text:p>63,600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新竹市</text:p>
          </table:table-cell>
          <table:table-cell office:value-type="string" table:style-name="ce62">
            <text:p>HSINCHU CITY</text:p>
          </table:table-cell>
          <table:table-cell office:value-type="float" office:value="6.12" table:style-name="ce57">
            <text:p>6<text:s/></text:p>
          </table:table-cell>
          <table:table-cell office:value-type="float" office:value="1462.68" table:style-name="ce35">
            <text:p>1,463<text:s/></text:p>
          </table:table-cell>
          <table:table-cell office:value-type="float" office:value="49.228000000000002" table:style-name="ce57">
            <text:p>49<text:s/></text:p>
          </table:table-cell>
          <table:table-cell office:value-type="float" office:value="443.05200000000002" table:style-name="ce35">
            <text:p>443<text:s/></text:p>
          </table:table-cell>
          <table:table-cell office:value-type="float" office:value="189.06400000000002" table:formula="of:=  IF(SUM([.I30];[.K30];[.M30];[.O30])=0;&quot;-&quot;;SUM([.I30];[.K30];[.M30];[.O30]))" table:style-name="ce57">
            <text:p>189<text:s/></text:p>
          </table:table-cell>
          <table:table-cell office:value-type="float" office:value="15410.291999999999" table:formula="of:=  IF(SUM([.J30];[.L30];[.N30];[.P30])=0;&quot;-&quot;;SUM([.J30];[.L30];[.N30];[.P30]))" table:style-name="ce35">
            <text:p>15,410<text:s/></text:p>
          </table:table-cell>
          <table:table-cell office:value-type="float" office:value="82.935000000000002" table:style-name="ce57">
            <text:p>83<text:s/></text:p>
          </table:table-cell>
          <table:table-cell office:value-type="float" office:value="5556.6450000000004" table:style-name="ce35">
            <text:p>5,557<text:s/></text:p>
          </table:table-cell>
          <table:table-cell office:value-type="float" office:value="3.7029999999999998" table:style-name="ce57">
            <text:p>4<text:s/></text:p>
          </table:table-cell>
          <table:table-cell office:value-type="float" office:value="311.05200000000002" table:style-name="ce35">
            <text:p>311<text:s/></text:p>
          </table:table-cell>
          <table:table-cell office:value-type="float" office:value="0.68600000000000005" table:style-name="ce57">
            <text:p>1<text:s/></text:p>
          </table:table-cell>
          <table:table-cell office:value-type="float" office:value="196.88200000000001" table:style-name="ce35">
            <text:p>197<text:s/></text:p>
          </table:table-cell>
          <table:table-cell office:value-type="float" office:value="101.74000000000001" table:style-name="ce57">
            <text:p>102<text:s/></text:p>
          </table:table-cell>
          <table:table-cell office:value-type="float" office:value="9345.7129999999997" table:style-name="ce35">
            <text:p>9,346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嘉義市</text:p>
          </table:table-cell>
          <table:table-cell office:value-type="string" table:style-name="ce62">
            <text:p>CHIAYI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office:string-value="-" table:formula="of:=  IF(SUM([.I31];[.K31];[.M31];[.O31])=0;&quot;-&quot;;SUM([.I31];[.K31];[.M31];[.O31]))" table:style-name="ce57">
            <text:p>-</text:p>
          </table:table-cell>
          <table:table-cell office:value-type="string" office:string-value="-" table:formula="of:=  IF(SUM([.J31];[.L31];[.N31];[.P31])=0;&quot;-&quot;;SUM([.J31];[.L31];[.N31];[.P31]))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1">
            <text:p>金馬地區</text:p>
          </table:table-cell>
          <table:table-cell office:value-type="string" table:style-name="ce62">
            <text:p>KINMA AREA</text:p>
          </table:table-cell>
          <table:table-cell office:value-type="float" office:value="4.7500000000000001E-2" table:formula="of:=  IF(SUM([.C33:.C35])=0;&quot;-&quot;;SUM([.C33:.C35]))" table:style-name="ce57">
            <text:p>0<text:s/></text:p>
          </table:table-cell>
          <table:table-cell office:value-type="float" office:value="8.5500000000000007" table:formula="of:=  IF(SUM([.D33:.D35])=0;&quot;-&quot;;SUM([.D33:.D35]))" table:style-name="ce35">
            <text:p>9<text:s/></text:p>
          </table:table-cell>
          <table:table-cell office:value-type="string" office:string-value="-" table:formula="of:=  IF(SUM([.E33:.E35])=0;&quot;-&quot;;SUM([.E33:.E35]))" table:style-name="ce57">
            <text:p>-</text:p>
          </table:table-cell>
          <table:table-cell office:value-type="string" office:string-value="-" table:formula="of:=  IF(SUM([.F33:.F35])=0;&quot;-&quot;;SUM([.F33:.F35]))" table:style-name="ce35">
            <text:p>-</text:p>
          </table:table-cell>
          <table:table-cell office:value-type="float" office:value="19.263999999999999" table:formula="of:=  IF(SUM([.I32];[.K32];[.M32];[.O32])=0;&quot;-&quot;;SUM([.I32];[.K32];[.M32];[.O32]))" table:style-name="ce57">
            <text:p>19<text:s/></text:p>
          </table:table-cell>
          <table:table-cell office:value-type="float" office:value="2292.17" table:formula="of:=  IF(SUM([.J32];[.L32];[.N32];[.P32])=0;&quot;-&quot;;SUM([.J32];[.L32];[.N32];[.P32]))" table:style-name="ce35">
            <text:p>2,292<text:s/></text:p>
          </table:table-cell>
          <table:table-cell office:value-type="float" office:value="10.4605" table:formula="of:=  IF(SUM([.I33:.I35])=0;&quot;-&quot;;SUM([.I33:.I35]))" table:style-name="ce57">
            <text:p>10<text:s/></text:p>
          </table:table-cell>
          <table:table-cell office:value-type="float" office:value="1202.9575" table:formula="of:=  IF(SUM([.J33:.J35])=0;&quot;-&quot;;SUM([.J33:.J35]))" table:style-name="ce35">
            <text:p>1,203<text:s/></text:p>
          </table:table-cell>
          <table:table-cell office:value-type="string" office:string-value="-" table:formula="of:=  IF(SUM([.K33:.K35])=0;&quot;-&quot;;SUM([.K33:.K35]))" table:style-name="ce57">
            <text:p>-</text:p>
          </table:table-cell>
          <table:table-cell office:value-type="string" office:string-value="-" table:formula="of:=  IF(SUM([.L33:.L35])=0;&quot;-&quot;;SUM([.L33:.L35]))" table:style-name="ce35">
            <text:p>-</text:p>
          </table:table-cell>
          <table:table-cell office:value-type="string" office:string-value="-" table:formula="of:=  IF(SUM([.M33:.M35])=0;&quot;-&quot;;SUM([.M33:.M35]))" table:style-name="ce57">
            <text:p>-</text:p>
          </table:table-cell>
          <table:table-cell office:value-type="string" office:string-value="-" table:formula="of:=  IF(SUM([.N33:.N35])=0;&quot;-&quot;;SUM([.N33:.N35]))" table:style-name="ce35">
            <text:p>-</text:p>
          </table:table-cell>
          <table:table-cell office:value-type="float" office:value="8.8034999999999997" table:formula="of:=  IF(SUM([.O33:.O35])=0;&quot;-&quot;;SUM([.O33:.O35]))" table:style-name="ce57">
            <text:p>9<text:s/></text:p>
          </table:table-cell>
          <table:table-cell office:value-type="float" office:value="1089.2125000000001" table:formula="of:=  IF(SUM([.P33:.P35])=0;&quot;-&quot;;SUM([.P33:.P35]))" table:style-name="ce35">
            <text:p>1,089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金門縣</text:p>
          </table:table-cell>
          <table:table-cell office:value-type="string" table:style-name="ce62">
            <text:p>KINMEN COUNTY</text:p>
          </table:table-cell>
          <table:table-cell office:value-type="float" office:value="4.7500000000000001E-2" table:style-name="ce57">
            <text:p>0<text:s/></text:p>
          </table:table-cell>
          <table:table-cell office:value-type="float" office:value="8.5500000000000007" table:style-name="ce35">
            <text:p>9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9.263999999999999" table:formula="of:=  IF(SUM([.I33];[.K33];[.M33];[.O33])=0;&quot;-&quot;;SUM([.I33];[.K33];[.M33];[.O33]))" table:style-name="ce57">
            <text:p>19<text:s/></text:p>
          </table:table-cell>
          <table:table-cell office:value-type="float" office:value="2292.17" table:formula="of:=  IF(SUM([.J33];[.L33];[.N33];[.P33])=0;&quot;-&quot;;SUM([.J33];[.L33];[.N33];[.P33]))" table:style-name="ce35">
            <text:p>2,292<text:s/></text:p>
          </table:table-cell>
          <table:table-cell office:value-type="float" office:value="10.4605" table:style-name="ce57">
            <text:p>10<text:s/></text:p>
          </table:table-cell>
          <table:table-cell office:value-type="float" office:value="1202.9575" table:style-name="ce35">
            <text:p>1,203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8.8034999999999997" table:style-name="ce57">
            <text:p>9<text:s/></text:p>
          </table:table-cell>
          <table:table-cell office:value-type="float" office:value="1089.2125000000001" table:style-name="ce35">
            <text:p>1,089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連江縣</text:p>
          </table:table-cell>
          <table:table-cell office:value-type="string" table:style-name="ce62">
            <text:p>LIANJIANG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office:string-value="-" table:formula="of:=  IF(SUM([.I34];[.K34];[.M34];[.O34])=0;&quot;-&quot;;SUM([.I34];[.K34];[.M34];[.O34]))" table:style-name="ce57">
            <text:p>-</text:p>
          </table:table-cell>
          <table:table-cell office:value-type="string" office:string-value="-" table:formula="of:=  IF(SUM([.J34];[.L34];[.N34];[.P34])=0;&quot;-&quot;;SUM([.J34];[.L34];[.N34];[.P34]))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4">
            <text:p>國外基地</text:p>
          </table:table-cell>
          <table:table-cell office:value-type="string" table:style-name="ce65">
            <text:p>OVERSEAS LANDING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of:=  IF(SUM([.I35];[.K35];[.M35];[.O35])=0;&quot;-&quot;;SUM([.I35];[.K35];[.M35];[.O35]))" table:style-name="ce58">
            <text:p>-</text:p>
          </table:table-cell>
          <table:table-cell office:value-type="string" office:string-value="-" table:formula="of:=  IF(SUM([.J35];[.L35];[.N35];[.P35])=0;&quot;-&quot;;SUM([.J35];[.L35];[.N35];[.P35]))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table:number-columns-repeated="16368" table:style-name="ce25"/>
        </table:table-row>
        <table:table-row table:style-name="ro2">
          <table:table-cell office:value-type="string" table:number-columns-spanned="6" table:number-rows-spanned="1" table:style-name="ce71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72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42"/>
        </table:table-row>
        <table:table-row table:style-name="ro3">
          <table:table-cell table:number-columns-repeated="2" table:style-name="ce42"/>
          <table:table-cell table:number-columns-repeated="16382" table:style-name="ce24"/>
        </table:table-row>
        <table:table-row table:number-rows-repeated="1048539" table:style-name="ro3">
          <table:table-cell table:number-columns-repeated="16384"/>
        </table:table-row>
      </table:table>
      <table:table table:name="漁業生產量值-漁業種類別魚類別生產量值6" table:style-name="ta1">
        <table:table-column table:style-name="co1" table:default-cell-style-name="ce42"/>
        <table:table-column table:style-name="co2" table:default-cell-style-name="ce42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85">
            <text:p>7‧漁業生產量</text:p>
          </table:table-cell>
          <table:covered-table-cell table:number-columns-repeated="2"/>
          <table:table-cell table:number-columns-repeated="6" table:style-name="ce42"/>
          <table:table-cell office:value-type="string" table:style-name="ce42">
            <text:p>7‧FISHERIES PRODUCTION</text:p>
          </table:table-cell>
          <table:table-cell table:number-columns-repeated="16374" table:style-name="ce42"/>
        </table:table-row>
        <table:table-row table:style-name="ro1">
          <table:table-cell table:number-columns-repeated="4" table:style-name="ce42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42"/>
          <table:table-cell table:number-columns-repeated="2" table:style-name="ce3"/>
          <table:table-cell table:number-columns-repeated="2" table:style-name="ce42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42"/>
        </table:table-row>
        <table:table-row table:style-name="ro1">
          <table:table-cell table:style-name="ce42">
            <draw:custom-shape svg:x="0in" svg:y="0.20833in" svg:width="1.55027in" svg:height="1.25in" draw:z-index="1" draw:id="id6" draw:style-name="a6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3" table:number-rows-spanned="1" table:style-name="ce87">
            <text:p>(3) 縣市別魚類別生產量值(續)</text:p>
          </table:table-cell>
          <table:covered-table-cell table:number-columns-repeated="2"/>
          <table:table-cell table:style-name="ce42"/>
          <table:table-cell office:value-type="string" table:style-name="ce43">
            <text:p>價值：新臺幣千元</text:p>
          </table:table-cell>
          <table:table-cell table:style-name="ce42"/>
          <table:table-cell table:style-name="ce43"/>
          <table:table-cell office:value-type="string" table:style-name="ce43">
            <text:p>(3) By type of district by species(Continued)</text:p>
          </table:table-cell>
          <table:table-cell table:number-columns-repeated="3" table:style-name="ce42"/>
          <table:table-cell office:value-type="string" table:style-name="ce13">
            <text:p>Value：Thousand NT $</text:p>
          </table:table-cell>
          <table:table-cell table:number-columns-repeated="16371" table:style-name="ce42"/>
        </table:table-row>
        <table:table-row table:style-name="ro1">
          <table:table-cell office:value-type="string" table:number-columns-spanned="2" table:number-rows-spanned="3" table:style-name="ce184">
            <text:p><text:s text:c="20"/><text:span text:style-name="T2">魚類別</text:span></text:p>
            <text:p><text:span text:style-name="T2"><text:s text:c="20"/>Species</text:span></text:p>
          </table:table-cell>
          <table:covered-table-cell/>
          <table:table-cell office:value-type="string" table:number-columns-spanned="14" table:number-rows-spanned="1" table:style-name="ce189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1">
          <table:covered-table-cell/>
          <table:covered-table-cell/>
          <table:table-cell table:number-columns-spanned="2" table:number-rows-spanned="1" table:style-name="ce211"/>
          <table:covered-table-cell/>
          <table:table-cell table:number-columns-spanned="2" table:number-rows-spanned="1" table:style-name="ce211"/>
          <table:covered-table-cell/>
          <table:table-cell table:number-columns-spanned="2" table:number-rows-spanned="1" table:style-name="ce211"/>
          <table:covered-table-cell/>
          <table:table-cell table:number-columns-spanned="2" table:number-rows-spanned="1" table:style-name="ce107"/>
          <table:covered-table-cell/>
          <table:table-cell table:number-columns-spanned="2" table:number-rows-spanned="1" table:style-name="ce198"/>
          <table:covered-table-cell/>
          <table:table-cell table:number-columns-spanned="2" table:number-rows-spanned="1" table:style-name="ce198"/>
          <table:covered-table-cell/>
          <table:table-cell table:style-name="ce14"/>
          <table:table-cell table:style-name="ce15"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number-columns-spanned="2" table:number-rows-spanned="1" table:style-name="ce214">
            <text:p>鯔</text:p>
          </table:table-cell>
          <table:covered-table-cell/>
          <table:table-cell office:value-type="string" table:number-columns-spanned="2" table:number-rows-spanned="1" table:style-name="ce212">
            <text:p>鐮鯧</text:p>
          </table:table-cell>
          <table:covered-table-cell/>
          <table:table-cell office:value-type="string" table:number-columns-spanned="2" table:number-rows-spanned="1" table:style-name="ce212">
            <text:p>刺鯧</text:p>
          </table:table-cell>
          <table:covered-table-cell/>
          <table:table-cell office:value-type="string" table:number-columns-spanned="2" table:number-rows-spanned="1" table:style-name="ce206">
            <text:p>馬鮁科</text:p>
          </table:table-cell>
          <table:covered-table-cell/>
          <table:table-cell office:value-type="string" table:number-columns-spanned="2" table:number-rows-spanned="1" table:style-name="ce206">
            <text:p>飛魚卵</text:p>
          </table:table-cell>
          <table:covered-table-cell/>
          <table:table-cell office:value-type="string" table:number-columns-spanned="2" table:number-rows-spanned="1" table:style-name="ce206">
            <text:p>帶鰆科</text:p>
          </table:table-cell>
          <table:covered-table-cell/>
          <table:table-cell office:value-type="string" table:number-columns-spanned="2" table:number-rows-spanned="1" table:style-name="ce206">
            <text:p>帶魚屬</text:p>
          </table:table-cell>
          <table:covered-table-cell/>
          <table:table-cell table:number-columns-repeated="16368"/>
        </table:table-row>
        <table:table-row table:style-name="ro1">
          <table:table-cell office:value-type="string" table:number-columns-spanned="2" table:number-rows-spanned="3" table:style-name="ce83">
            <text:p>縣市別</text:p>
            <text:p>District</text:p>
          </table:table-cell>
          <table:covered-table-cell/>
          <table:table-cell office:value-type="string" table:number-columns-spanned="2" table:number-rows-spanned="1" table:style-name="ce213">
            <text:p>37001</text:p>
          </table:table-cell>
          <table:covered-table-cell/>
          <table:table-cell office:value-type="string" table:number-columns-spanned="2" table:number-rows-spanned="1" table:style-name="ce210">
            <text:p>38002</text:p>
          </table:table-cell>
          <table:covered-table-cell/>
          <table:table-cell office:value-type="string" table:number-columns-spanned="2" table:number-rows-spanned="1" table:style-name="ce210">
            <text:p>39001</text:p>
          </table:table-cell>
          <table:covered-table-cell/>
          <table:table-cell office:value-type="string" table:number-columns-spanned="2" table:number-rows-spanned="1" table:style-name="ce210">
            <text:p>40000</text:p>
          </table:table-cell>
          <table:covered-table-cell/>
          <table:table-cell office:value-type="string" table:number-columns-spanned="2" table:number-rows-spanned="1" table:style-name="ce210">
            <text:p>41001</text:p>
          </table:table-cell>
          <table:covered-table-cell/>
          <table:table-cell office:value-type="string" table:number-columns-spanned="2" table:number-rows-spanned="1" table:style-name="ce210">
            <text:p>46000</text:p>
          </table:table-cell>
          <table:covered-table-cell/>
          <table:table-cell office:value-type="string" table:number-columns-spanned="2" table:number-rows-spanned="1" table:style-name="ce178">
            <text:p>48000</text:p>
          </table:table-cell>
          <table:covered-table-cell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21">
            <text:p>產量</text:p>
          </table:table-cell>
          <table:table-cell office:value-type="string" table:style-name="ce21">
            <text:p>價值</text:p>
          </table:table-cell>
          <table:table-cell office:value-type="string" table:style-name="ce21">
            <text:p>產量</text:p>
          </table:table-cell>
          <table:table-cell office:value-type="string" table:style-name="ce21">
            <text:p>價值</text:p>
          </table:table-cell>
          <table:table-cell office:value-type="string" table:style-name="ce21">
            <text:p>產量</text:p>
          </table:table-cell>
          <table:table-cell office:value-type="string" table:style-name="ce21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23">
            <text:p>Quantity</text:p>
          </table:table-cell>
          <table:table-cell office:value-type="string" table:style-name="ce23">
            <text:p>Value</text:p>
          </table:table-cell>
          <table:table-cell office:value-type="string" table:style-name="ce23">
            <text:p>Quantity</text:p>
          </table:table-cell>
          <table:table-cell office:value-type="string" table:style-name="ce23">
            <text:p>Value</text:p>
          </table:table-cell>
          <table:table-cell office:value-type="string" table:style-name="ce23">
            <text:p>Quantity</text:p>
          </table:table-cell>
          <table:table-cell office:value-type="string" table:style-name="ce23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table:number-columns-repeated="16368"/>
        </table:table-row>
        <table:table-row table:style-name="ro1">
          <table:table-cell office:value-type="string" table:style-name="ce61">
            <text:p>總計</text:p>
          </table:table-cell>
          <table:table-cell office:value-type="string" table:style-name="ce62">
            <text:p>GRAND TOTAL</text:p>
          </table:table-cell>
          <table:table-cell office:value-type="float" office:value="3308.9074600000004" table:formula="of:=  IF(SUM([.C11];[.C32])=0;&quot;-&quot;;SUM([.C11];[.C32]))" table:style-name="ce56">
            <text:p>3,309<text:s/></text:p>
          </table:table-cell>
          <table:table-cell office:value-type="float" office:value="286840.84970000002" table:formula="of:=  IF(SUM([.D11];[.D32])=0;&quot;-&quot;;SUM([.D11];[.D32]))" table:style-name="ce53">
            <text:p>286,841<text:s/></text:p>
          </table:table-cell>
          <table:table-cell office:value-type="float" office:value="184.97643999999997" table:formula="of:=  IF(SUM([.E11];[.E32])=0;&quot;-&quot;;SUM([.E11];[.E32]))" table:style-name="ce56">
            <text:p>185<text:s/></text:p>
          </table:table-cell>
          <table:table-cell office:value-type="float" office:value="43486.069559999996" table:formula="of:=  IF(SUM([.F11];[.F32])=0;&quot;-&quot;;SUM([.F11];[.F32]))" table:style-name="ce53">
            <text:p>43,486<text:s/></text:p>
          </table:table-cell>
          <table:table-cell office:value-type="float" office:value="592.47487999999998" table:formula="of:=  IF(SUM([.G11];[.G32])=0;&quot;-&quot;;SUM([.G11];[.G32]))" table:style-name="ce56">
            <text:p>592<text:s/></text:p>
          </table:table-cell>
          <table:table-cell office:value-type="float" office:value="146753.06344" table:formula="of:=  IF(SUM([.H11];[.H32])=0;&quot;-&quot;;SUM([.H11];[.H32]))" table:style-name="ce53">
            <text:p>146,753<text:s/></text:p>
          </table:table-cell>
          <table:table-cell office:value-type="float" office:value="4018.02189" table:formula="of:=  IF(SUM([.I11];[.I32])=0;&quot;-&quot;;SUM([.I11];[.I32]))" table:style-name="ce56">
            <text:p>4,018<text:s/></text:p>
          </table:table-cell>
          <table:table-cell office:value-type="float" office:value="957815.07814999996" table:formula="of:=  IF(SUM([.J11];[.J32])=0;&quot;-&quot;;SUM([.J11];[.J32]))" table:style-name="ce53">
            <text:p>957,815<text:s/></text:p>
          </table:table-cell>
          <table:table-cell office:value-type="float" office:value="54.06" table:formula="of:=  IF(SUM([.K11];[.K32])=0;&quot;-&quot;;SUM([.K11];[.K32]))" table:style-name="ce56">
            <text:p>54<text:s/></text:p>
          </table:table-cell>
          <table:table-cell office:value-type="float" office:value="9648.7999999999993" table:formula="of:=  IF(SUM([.L11];[.L32])=0;&quot;-&quot;;SUM([.L11];[.L32]))" table:style-name="ce53">
            <text:p>9,649<text:s/></text:p>
          </table:table-cell>
          <table:table-cell office:value-type="float" office:value="16774.114030000001" table:formula="of:=  IF(SUM([.M11];[.M32])=0;&quot;-&quot;;SUM([.M11];[.M32]))" table:style-name="ce56">
            <text:p>16,774<text:s/></text:p>
          </table:table-cell>
          <table:table-cell office:value-type="float" office:value="670805.09356999991" table:formula="of:=  IF(SUM([.N11];[.N32])=0;&quot;-&quot;;SUM([.N11];[.N32]))" table:style-name="ce53">
            <text:p>670,805<text:s/></text:p>
          </table:table-cell>
          <table:table-cell office:value-type="float" office:value="4593.8288300000004" table:formula="of:=  IF(SUM([.O11];[.O32])=0;&quot;-&quot;;SUM([.O11];[.O32]))" table:style-name="ce56">
            <text:p>4,594<text:s/></text:p>
          </table:table-cell>
          <table:table-cell office:value-type="float" office:value="493672.43247" table:formula="of:=  IF(SUM([.P11];[.P32])=0;&quot;-&quot;;SUM([.P11];[.P32]))" table:style-name="ce53">
            <text:p>493,672<text:s/></text:p>
          </table:table-cell>
          <table:table-cell table:number-columns-repeated="16368"/>
        </table:table-row>
        <table:table-row table:style-name="ro1">
          <table:table-cell office:value-type="string" table:style-name="ce61">
            <text:p>臺灣地區</text:p>
          </table:table-cell>
          <table:table-cell office:value-type="string" table:style-name="ce62">
            <text:p>TAIWAN AREA</text:p>
          </table:table-cell>
          <table:table-cell office:value-type="float" office:value="3292.9724600000004" table:formula="of:=  IF(SUM([.C12:.C31])=0;&quot;-&quot;;SUM([.C12:.C31]))" table:style-name="ce57">
            <text:p>3,293<text:s/></text:p>
          </table:table-cell>
          <table:table-cell office:value-type="float" office:value="285386.3247" table:formula="of:=  IF(SUM([.D12:.D31])=0;&quot;-&quot;;SUM([.D12:.D31]))" table:style-name="ce35">
            <text:p>285,386<text:s/></text:p>
          </table:table-cell>
          <table:table-cell office:value-type="float" office:value="184.97643999999997" table:formula="of:=  IF(SUM([.E12:.E31])=0;&quot;-&quot;;SUM([.E12:.E31]))" table:style-name="ce57">
            <text:p>185<text:s/></text:p>
          </table:table-cell>
          <table:table-cell office:value-type="float" office:value="43486.069559999996" table:formula="of:=  IF(SUM([.F12:.F31])=0;&quot;-&quot;;SUM([.F12:.F31]))" table:style-name="ce35">
            <text:p>43,486<text:s/></text:p>
          </table:table-cell>
          <table:table-cell office:value-type="float" office:value="587.40437999999995" table:formula="of:=  IF(SUM([.G12:.G31])=0;&quot;-&quot;;SUM([.G12:.G31]))" table:style-name="ce57">
            <text:p>587<text:s/></text:p>
          </table:table-cell>
          <table:table-cell office:value-type="float" office:value="146144.60344000001" table:formula="of:=  IF(SUM([.H12:.H31])=0;&quot;-&quot;;SUM([.H12:.H31]))" table:style-name="ce35">
            <text:p>146,145<text:s/></text:p>
          </table:table-cell>
          <table:table-cell office:value-type="float" office:value="4018.0013899999999" table:formula="of:=  IF(SUM([.I12:.I31])=0;&quot;-&quot;;SUM([.I12:.I31]))" table:style-name="ce57">
            <text:p>4,018<text:s/></text:p>
          </table:table-cell>
          <table:table-cell office:value-type="float" office:value="957810.97814999998" table:formula="of:=  IF(SUM([.J12:.J31])=0;&quot;-&quot;;SUM([.J12:.J31]))" table:style-name="ce35">
            <text:p>957,811<text:s/></text:p>
          </table:table-cell>
          <table:table-cell office:value-type="float" office:value="54.06" table:formula="of:=  IF(SUM([.K12:.K31])=0;&quot;-&quot;;SUM([.K12:.K31]))" table:style-name="ce57">
            <text:p>54<text:s/></text:p>
          </table:table-cell>
          <table:table-cell office:value-type="float" office:value="9648.7999999999993" table:formula="of:=  IF(SUM([.L12:.L31])=0;&quot;-&quot;;SUM([.L12:.L31]))" table:style-name="ce35">
            <text:p>9,649<text:s/></text:p>
          </table:table-cell>
          <table:table-cell office:value-type="float" office:value="14054.5039" table:formula="of:=  IF(SUM([.M12:.M31])=0;&quot;-&quot;;SUM([.M12:.M31]))" table:style-name="ce57">
            <text:p>14,055<text:s/></text:p>
          </table:table-cell>
          <table:table-cell office:value-type="float" office:value="480688.80081999995" table:formula="of:=  IF(SUM([.N12:.N31])=0;&quot;-&quot;;SUM([.N12:.N31]))" table:style-name="ce35">
            <text:p>480,689<text:s/></text:p>
          </table:table-cell>
          <table:table-cell office:value-type="float" office:value="4579.6368300000004" table:formula="of:=  IF(SUM([.O12:.O31])=0;&quot;-&quot;;SUM([.O12:.O31]))" table:style-name="ce57">
            <text:p>4,580<text:s/></text:p>
          </table:table-cell>
          <table:table-cell office:value-type="float" office:value="491053.03246999998" table:formula="of:=  IF(SUM([.P12:.P31])=0;&quot;-&quot;;SUM([.P12:.P31]))" table:style-name="ce35">
            <text:p>491,053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新北市</text:p>
          </table:table-cell>
          <table:table-cell office:value-type="string" table:style-name="ce62">
            <text:p>NEW TAIPEI CITY</text:p>
          </table:table-cell>
          <table:table-cell office:value-type="float" office:value="265.73500000000001" table:style-name="ce57">
            <text:p>266<text:s/></text:p>
          </table:table-cell>
          <table:table-cell office:value-type="float" office:value="27814.625" table:style-name="ce35">
            <text:p>27,815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.5910000000000002" table:style-name="ce57">
            <text:p>3<text:s/></text:p>
          </table:table-cell>
          <table:table-cell office:value-type="float" office:value="466.38" table:style-name="ce35">
            <text:p>466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695.2" table:style-name="ce57">
            <text:p>695<text:s/></text:p>
          </table:table-cell>
          <table:table-cell office:value-type="float" office:value="147640.5" table:style-name="ce35">
            <text:p>147,641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北市</text:p>
          </table:table-cell>
          <table:table-cell office:value-type="string" table:style-name="ce62">
            <text:p>TAIPEI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桃園市</text:p>
          </table:table-cell>
          <table:table-cell office:value-type="string" table:style-name="ce62">
            <text:p>TAOYUAN CITY</text:p>
          </table:table-cell>
          <table:table-cell office:value-type="float" office:value="81.892200000000003" table:style-name="ce57">
            <text:p>82<text:s/></text:p>
          </table:table-cell>
          <table:table-cell office:value-type="float" office:value="14992.112999999999" table:style-name="ce35">
            <text:p>14,992<text:s/></text:p>
          </table:table-cell>
          <table:table-cell office:value-type="float" office:value="0.316" table:style-name="ce57">
            <text:p>0<text:s/></text:p>
          </table:table-cell>
          <table:table-cell office:value-type="float" office:value="79" table:style-name="ce35">
            <text:p>79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33.9129" table:style-name="ce57">
            <text:p>34<text:s/></text:p>
          </table:table-cell>
          <table:table-cell office:value-type="float" office:value="20595.127499999999" table:style-name="ce35">
            <text:p>20,595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4.0000000000000001E-3" table:style-name="ce57">
            <text:p>0<text:s/></text:p>
          </table:table-cell>
          <table:table-cell office:value-type="float" office:value="1.3" table:style-name="ce35">
            <text:p>1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中市</text:p>
          </table:table-cell>
          <table:table-cell office:value-type="string" table:style-name="ce62">
            <text:p>TAICHUNG CITY</text:p>
          </table:table-cell>
          <table:table-cell office:value-type="float" office:value="232.16156000000001" table:style-name="ce57">
            <text:p>232<text:s/></text:p>
          </table:table-cell>
          <table:table-cell office:value-type="float" office:value="24667.165649999999" table:style-name="ce35">
            <text:p>24,667<text:s/></text:p>
          </table:table-cell>
          <table:table-cell office:value-type="float" office:value="15.0709" table:style-name="ce57">
            <text:p>15<text:s/></text:p>
          </table:table-cell>
          <table:table-cell office:value-type="float" office:value="4010.0648999999999" table:style-name="ce35">
            <text:p>4,010<text:s/></text:p>
          </table:table-cell>
          <table:table-cell office:value-type="float" office:value="72.746520000000004" table:style-name="ce57">
            <text:p>73<text:s/></text:p>
          </table:table-cell>
          <table:table-cell office:value-type="float" office:value="25339.795129999999" table:style-name="ce35">
            <text:p>25,340<text:s/></text:p>
          </table:table-cell>
          <table:table-cell office:value-type="float" office:value="20.603619999999999" table:style-name="ce57">
            <text:p>21<text:s/></text:p>
          </table:table-cell>
          <table:table-cell office:value-type="float" office:value="6017.9051499999996" table:style-name="ce35">
            <text:p>6,018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1.140599999999999" table:style-name="ce57">
            <text:p>21<text:s/></text:p>
          </table:table-cell>
          <table:table-cell office:value-type="float" office:value="3625.6128699999999" table:style-name="ce35">
            <text:p>3,626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南市</text:p>
          </table:table-cell>
          <table:table-cell office:value-type="string" table:style-name="ce62">
            <text:p>TAINAN CITY</text:p>
          </table:table-cell>
          <table:table-cell office:value-type="float" office:value="704.28800000000001" table:style-name="ce57">
            <text:p>704<text:s/></text:p>
          </table:table-cell>
          <table:table-cell office:value-type="float" office:value="57354.640099999997" table:style-name="ce35">
            <text:p>57,355<text:s/></text:p>
          </table:table-cell>
          <table:table-cell office:value-type="float" office:value="14.744" table:style-name="ce57">
            <text:p>15<text:s/></text:p>
          </table:table-cell>
          <table:table-cell office:value-type="float" office:value="3304.9132" table:style-name="ce35">
            <text:p>3,305<text:s/></text:p>
          </table:table-cell>
          <table:table-cell office:value-type="float" office:value="36.15" table:style-name="ce57">
            <text:p>36<text:s/></text:p>
          </table:table-cell>
          <table:table-cell office:value-type="float" office:value="10051.634" table:style-name="ce35">
            <text:p>10,052<text:s/></text:p>
          </table:table-cell>
          <table:table-cell office:value-type="float" office:value="22.924499999999998" table:style-name="ce57">
            <text:p>23<text:s/></text:p>
          </table:table-cell>
          <table:table-cell office:value-type="float" office:value="5738.52585" table:style-name="ce35">
            <text:p>5,739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66.244500000000002" table:style-name="ce57">
            <text:p>66<text:s/></text:p>
          </table:table-cell>
          <table:table-cell office:value-type="float" office:value="8881.5193500000005" table:style-name="ce35">
            <text:p>8,882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高雄市</text:p>
          </table:table-cell>
          <table:table-cell office:value-type="string" table:style-name="ce62">
            <text:p>KAOHSIUNG CITY</text:p>
          </table:table-cell>
          <table:table-cell office:value-type="float" office:value="40.143000000000001" table:style-name="ce57">
            <text:p>40<text:s/></text:p>
          </table:table-cell>
          <table:table-cell office:value-type="float" office:value="6257.3389999999999" table:style-name="ce35">
            <text:p>6,257<text:s/></text:p>
          </table:table-cell>
          <table:table-cell office:value-type="float" office:value="82.978999999999999" table:style-name="ce57">
            <text:p>83<text:s/></text:p>
          </table:table-cell>
          <table:table-cell office:value-type="float" office:value="19240.252" table:style-name="ce35">
            <text:p>19,240<text:s/></text:p>
          </table:table-cell>
          <table:table-cell office:value-type="float" office:value="156.06299999999999" table:style-name="ce57">
            <text:p>156<text:s/></text:p>
          </table:table-cell>
          <table:table-cell office:value-type="float" office:value="47682.582000000002" table:style-name="ce35">
            <text:p>47,683<text:s/></text:p>
          </table:table-cell>
          <table:table-cell office:value-type="float" office:value="148.30799999999999" table:style-name="ce57">
            <text:p>148<text:s/></text:p>
          </table:table-cell>
          <table:table-cell office:value-type="float" office:value="15849.329" table:style-name="ce35">
            <text:p>15,849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2833.968000000001" table:style-name="ce57">
            <text:p>12,834<text:s/></text:p>
          </table:table-cell>
          <table:table-cell office:value-type="float" office:value="410507.7942" table:style-name="ce35">
            <text:p>410,508<text:s/></text:p>
          </table:table-cell>
          <table:table-cell office:value-type="float" office:value="644.07299999999998" table:style-name="ce57">
            <text:p>644<text:s/></text:p>
          </table:table-cell>
          <table:table-cell office:value-type="float" office:value="61720.147010000001" table:style-name="ce35">
            <text:p>61,720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宜蘭縣</text:p>
          </table:table-cell>
          <table:table-cell office:value-type="string" table:style-name="ce62">
            <text:p>ILAN COUNTY</text:p>
          </table:table-cell>
          <table:table-cell office:value-type="float" office:value="661.94039999999995" table:style-name="ce57">
            <text:p>662<text:s/></text:p>
          </table:table-cell>
          <table:table-cell office:value-type="float" office:value="39756.642" table:style-name="ce35">
            <text:p>39,757<text:s/></text:p>
          </table:table-cell>
          <table:table-cell office:value-type="float" office:value="10.338200000000001" table:style-name="ce57">
            <text:p>10<text:s/></text:p>
          </table:table-cell>
          <table:table-cell office:value-type="float" office:value="2626.2292000000002" table:style-name="ce35">
            <text:p>2,626<text:s/></text:p>
          </table:table-cell>
          <table:table-cell office:value-type="float" office:value="22.772400000000001" table:style-name="ce57">
            <text:p>23<text:s/></text:p>
          </table:table-cell>
          <table:table-cell office:value-type="float" office:value="7418.9885000000004" table:style-name="ce35">
            <text:p>7,419<text:s/></text:p>
          </table:table-cell>
          <table:table-cell office:value-type="float" office:value="180.7646" table:style-name="ce57">
            <text:p>181<text:s/></text:p>
          </table:table-cell>
          <table:table-cell office:value-type="float" office:value="75921.131999999998" table:style-name="ce35">
            <text:p>75,921<text:s/></text:p>
          </table:table-cell>
          <table:table-cell office:value-type="float" office:value="0.82" table:style-name="ce57">
            <text:p>1<text:s/></text:p>
          </table:table-cell>
          <table:table-cell office:value-type="float" office:value="65.599999999999994" table:style-name="ce35">
            <text:p>66<text:s/></text:p>
          </table:table-cell>
          <table:table-cell office:value-type="float" office:value="126.2033" table:style-name="ce57">
            <text:p>126<text:s/></text:p>
          </table:table-cell>
          <table:table-cell office:value-type="float" office:value="9878.4658199999994" table:style-name="ce35">
            <text:p>9,878<text:s/></text:p>
          </table:table-cell>
          <table:table-cell office:value-type="float" office:value="1609.1243999999999" table:style-name="ce57">
            <text:p>1,609<text:s/></text:p>
          </table:table-cell>
          <table:table-cell office:value-type="float" office:value="67972.782869999995" table:style-name="ce35">
            <text:p>67,973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新竹縣</text:p>
          </table:table-cell>
          <table:table-cell office:value-type="string" table:style-name="ce62">
            <text:p>HSINCHU COUNTY</text:p>
          </table:table-cell>
          <table:table-cell office:value-type="float" office:value="5.5E-2" table:style-name="ce57">
            <text:p>0<text:s/></text:p>
          </table:table-cell>
          <table:table-cell office:value-type="float" office:value="3.1487500000000002" table:style-name="ce35">
            <text:p>3<text:s/></text:p>
          </table:table-cell>
          <table:table-cell office:value-type="float" office:value="18.899999999999999" table:style-name="ce57">
            <text:p>19<text:s/></text:p>
          </table:table-cell>
          <table:table-cell office:value-type="float" office:value="2650.7249999999999" table:style-name="ce35">
            <text:p>2,651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1.5" table:style-name="ce57">
            <text:p>22<text:s/></text:p>
          </table:table-cell>
          <table:table-cell office:value-type="float" office:value="4773" table:style-name="ce35">
            <text:p>4,773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苗栗縣</text:p>
          </table:table-cell>
          <table:table-cell office:value-type="string" table:style-name="ce62">
            <text:p>MIAOLI COUNTY</text:p>
          </table:table-cell>
          <table:table-cell office:value-type="float" office:value="19.650400000000001" table:style-name="ce57">
            <text:p>20<text:s/></text:p>
          </table:table-cell>
          <table:table-cell office:value-type="float" office:value="13951.784" table:style-name="ce35">
            <text:p>13,952<text:s/></text:p>
          </table:table-cell>
          <table:table-cell office:value-type="float" office:value="6.12" table:style-name="ce57">
            <text:p>6<text:s/></text:p>
          </table:table-cell>
          <table:table-cell office:value-type="float" office:value="1214.82" table:style-name="ce35">
            <text:p>1,215<text:s/></text:p>
          </table:table-cell>
          <table:table-cell office:value-type="float" office:value="0.64300000000000002" table:style-name="ce57">
            <text:p>1<text:s/></text:p>
          </table:table-cell>
          <table:table-cell office:value-type="float" office:value="138.77869000000001" table:style-name="ce35">
            <text:p>139<text:s/></text:p>
          </table:table-cell>
          <table:table-cell office:value-type="float" office:value="41.805500000000002" table:style-name="ce57">
            <text:p>42<text:s/></text:p>
          </table:table-cell>
          <table:table-cell office:value-type="float" office:value="20029.015050000002" table:style-name="ce35">
            <text:p>20,029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79.994600000000005" table:style-name="ce57">
            <text:p>80<text:s/></text:p>
          </table:table-cell>
          <table:table-cell office:value-type="float" office:value="14896.34368" table:style-name="ce35">
            <text:p>14,896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彰化縣</text:p>
          </table:table-cell>
          <table:table-cell office:value-type="string" table:style-name="ce62">
            <text:p>CHANGHWA COUNTY</text:p>
          </table:table-cell>
          <table:table-cell office:value-type="float" office:value="96.356899999999996" table:style-name="ce57">
            <text:p>96<text:s/></text:p>
          </table:table-cell>
          <table:table-cell office:value-type="float" office:value="19200.882399999999" table:style-name="ce35">
            <text:p>19,201<text:s/></text:p>
          </table:table-cell>
          <table:table-cell office:value-type="float" office:value="0.72" table:style-name="ce57">
            <text:p>1<text:s/></text:p>
          </table:table-cell>
          <table:table-cell office:value-type="float" office:value="180" table:style-name="ce35">
            <text:p>180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62.067999999999998" table:style-name="ce57">
            <text:p>62<text:s/></text:p>
          </table:table-cell>
          <table:table-cell office:value-type="float" office:value="16572.155999999999" table:style-name="ce35">
            <text:p>16,572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30.96" table:style-name="ce57">
            <text:p>31<text:s/></text:p>
          </table:table-cell>
          <table:table-cell office:value-type="float" office:value="3684.24" table:style-name="ce35">
            <text:p>3,684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南投縣</text:p>
          </table:table-cell>
          <table:table-cell office:value-type="string" table:style-name="ce62">
            <text:p>NANTOU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雲林縣</text:p>
          </table:table-cell>
          <table:table-cell office:value-type="string" table:style-name="ce62">
            <text:p>YUNLIN COUNTY</text:p>
          </table:table-cell>
          <table:table-cell office:value-type="float" office:value="32.045000000000002" table:style-name="ce57">
            <text:p>32<text:s/></text:p>
          </table:table-cell>
          <table:table-cell office:value-type="float" office:value="4874.6750000000002" table:style-name="ce35">
            <text:p>4,875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3.98" table:style-name="ce57">
            <text:p>4<text:s/></text:p>
          </table:table-cell>
          <table:table-cell office:value-type="float" office:value="995" table:style-name="ce35">
            <text:p>995<text:s/></text:p>
          </table:table-cell>
          <table:table-cell office:value-type="float" office:value="14.83" table:style-name="ce57">
            <text:p>15<text:s/></text:p>
          </table:table-cell>
          <table:table-cell office:value-type="float" office:value="6673.5" table:style-name="ce35">
            <text:p>6,674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4.27" table:style-name="ce57">
            <text:p>24<text:s/></text:p>
          </table:table-cell>
          <table:table-cell office:value-type="float" office:value="5218.05" table:style-name="ce35">
            <text:p>5,218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嘉義縣</text:p>
          </table:table-cell>
          <table:table-cell office:value-type="string" table:style-name="ce62">
            <text:p>CHIAYI COUNTY</text:p>
          </table:table-cell>
          <table:table-cell office:value-type="float" office:value="634.846" table:style-name="ce57">
            <text:p>635<text:s/></text:p>
          </table:table-cell>
          <table:table-cell office:value-type="float" office:value="36729.609799999998" table:style-name="ce35">
            <text:p>36,730<text:s/></text:p>
          </table:table-cell>
          <table:table-cell office:value-type="float" office:value="13.51294" table:style-name="ce57">
            <text:p>14<text:s/></text:p>
          </table:table-cell>
          <table:table-cell office:value-type="float" office:value="3043.6922599999998" table:style-name="ce35">
            <text:p>3,044<text:s/></text:p>
          </table:table-cell>
          <table:table-cell office:value-type="float" office:value="22.903860000000002" table:style-name="ce57">
            <text:p>23<text:s/></text:p>
          </table:table-cell>
          <table:table-cell office:value-type="float" office:value="6296.3551200000002" table:style-name="ce35">
            <text:p>6,296<text:s/></text:p>
          </table:table-cell>
          <table:table-cell office:value-type="float" office:value="15.96547" table:style-name="ce57">
            <text:p>16<text:s/></text:p>
          </table:table-cell>
          <table:table-cell office:value-type="float" office:value="9580.4721000000009" table:style-name="ce35">
            <text:p>9,580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67.303420000000003" table:style-name="ce57">
            <text:p>67<text:s/></text:p>
          </table:table-cell>
          <table:table-cell office:value-type="float" office:value="6704.1709199999996" table:style-name="ce35">
            <text:p>6,704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屏東縣</text:p>
          </table:table-cell>
          <table:table-cell office:value-type="string" table:style-name="ce62">
            <text:p>PINGTUNG COUNTY</text:p>
          </table:table-cell>
          <table:table-cell office:value-type="float" office:value="92.3" table:style-name="ce57">
            <text:p>92<text:s/></text:p>
          </table:table-cell>
          <table:table-cell office:value-type="float" office:value="9229" table:style-name="ce35">
            <text:p>9,229<text:s/></text:p>
          </table:table-cell>
          <table:table-cell office:value-type="float" office:value="5.3E-3" table:style-name="ce57">
            <text:p>0<text:s/></text:p>
          </table:table-cell>
          <table:table-cell office:value-type="float" office:value="1.113" table:style-name="ce35">
            <text:p>1<text:s/></text:p>
          </table:table-cell>
          <table:table-cell office:value-type="float" office:value="1.0306" table:style-name="ce57">
            <text:p>1<text:s/></text:p>
          </table:table-cell>
          <table:table-cell office:value-type="float" office:value="427.69900000000001" table:style-name="ce35">
            <text:p>428<text:s/></text:p>
          </table:table-cell>
          <table:table-cell office:value-type="float" office:value="3428.9011999999998" table:style-name="ce57">
            <text:p>3,429<text:s/></text:p>
          </table:table-cell>
          <table:table-cell office:value-type="float" office:value="767214.88899999997" table:style-name="ce35">
            <text:p>767,215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075.1135999999999" table:style-name="ce57">
            <text:p>1,075<text:s/></text:p>
          </table:table-cell>
          <table:table-cell office:value-type="float" office:value="58127.343800000002" table:style-name="ce35">
            <text:p>58,127<text:s/></text:p>
          </table:table-cell>
          <table:table-cell office:value-type="float" office:value="35.222499999999997" table:style-name="ce57">
            <text:p>35<text:s/></text:p>
          </table:table-cell>
          <table:table-cell office:value-type="float" office:value="8147.9629999999997" table:style-name="ce35">
            <text:p>8,148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東縣</text:p>
          </table:table-cell>
          <table:table-cell office:value-type="string" table:style-name="ce62">
            <text:p>TAITUNG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0.87460000000000004" table:style-name="ce57">
            <text:p>1<text:s/></text:p>
          </table:table-cell>
          <table:table-cell office:value-type="float" office:value="371.49250000000001" table:style-name="ce35">
            <text:p>371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7.959199999999999" table:style-name="ce57">
            <text:p>18<text:s/></text:p>
          </table:table-cell>
          <table:table-cell office:value-type="float" office:value="2074.413" table:style-name="ce35">
            <text:p>2,074<text:s/></text:p>
          </table:table-cell>
          <table:table-cell office:value-type="float" office:value="28.396000000000001" table:style-name="ce57">
            <text:p>28<text:s/></text:p>
          </table:table-cell>
          <table:table-cell office:value-type="float" office:value="9684.3151999999991" table:style-name="ce35">
            <text:p>9,684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花蓮縣</text:p>
          </table:table-cell>
          <table:table-cell office:value-type="string" table:style-name="ce62">
            <text:p>HWALIEN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5.7251000000000003" table:style-name="ce57">
            <text:p>6<text:s/></text:p>
          </table:table-cell>
          <table:table-cell office:value-type="float" office:value="1431.2750000000001" table:style-name="ce35">
            <text:p>1,431<text:s/></text:p>
          </table:table-cell>
          <table:table-cell office:value-type="float" office:value="0.436" table:style-name="ce57">
            <text:p>0<text:s/></text:p>
          </table:table-cell>
          <table:table-cell office:value-type="float" office:value="109" table:style-name="ce35">
            <text:p>109<text:s/></text:p>
          </table:table-cell>
          <table:table-cell office:value-type="float" office:value="8.9999999999999993E-3" table:style-name="ce57">
            <text:p>0<text:s/></text:p>
          </table:table-cell>
          <table:table-cell office:value-type="float" office:value="4.95" table:style-name="ce35">
            <text:p>5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.2598" table:style-name="ce57">
            <text:p>1<text:s/></text:p>
          </table:table-cell>
          <table:table-cell office:value-type="float" office:value="100.78400000000001" table:style-name="ce35">
            <text:p>101<text:s/></text:p>
          </table:table-cell>
          <table:table-cell office:value-type="float" office:value="36.509" table:style-name="ce57">
            <text:p>37<text:s/></text:p>
          </table:table-cell>
          <table:table-cell office:value-type="float" office:value="10222.52" table:style-name="ce35">
            <text:p>10,223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澎湖縣</text:p>
          </table:table-cell>
          <table:table-cell office:value-type="string" table:style-name="ce62">
            <text:p>PENGHU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4.2" table:style-name="ce57">
            <text:p>14<text:s/></text:p>
          </table:table-cell>
          <table:table-cell office:value-type="float" office:value="4970" table:style-name="ce35">
            <text:p>4,970<text:s/></text:p>
          </table:table-cell>
          <table:table-cell office:value-type="float" office:value="22.1" table:style-name="ce57">
            <text:p>22<text:s/></text:p>
          </table:table-cell>
          <table:table-cell office:value-type="float" office:value="5790.2" table:style-name="ce35">
            <text:p>5,790<text:s/></text:p>
          </table:table-cell>
          <table:table-cell office:value-type="float" office:value="7" table:style-name="ce57">
            <text:p>7<text:s/></text:p>
          </table:table-cell>
          <table:table-cell office:value-type="float" office:value="574" table:style-name="ce35">
            <text:p>574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53" table:style-name="ce57">
            <text:p>53<text:s/></text:p>
          </table:table-cell>
          <table:table-cell office:value-type="float" office:value="826.8" table:style-name="ce35">
            <text:p>827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基隆市</text:p>
          </table:table-cell>
          <table:table-cell office:value-type="string" table:style-name="ce62">
            <text:p>KEELUNG CITY</text:p>
          </table:table-cell>
          <table:table-cell office:value-type="float" office:value="346.63" table:style-name="ce57">
            <text:p>347<text:s/></text:p>
          </table:table-cell>
          <table:table-cell office:value-type="float" office:value="12478.68" table:style-name="ce35">
            <text:p>12,479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45.5" table:style-name="ce57">
            <text:p>246<text:s/></text:p>
          </table:table-cell>
          <table:table-cell office:value-type="float" office:value="40973.949999999997" table:style-name="ce35">
            <text:p>40,974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50.649000000000001" table:style-name="ce57">
            <text:p>51<text:s/></text:p>
          </table:table-cell>
          <table:table-cell office:value-type="float" office:value="9116.82" table:style-name="ce35">
            <text:p>9,117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144.7638099999999" table:style-name="ce57">
            <text:p>1,145<text:s/></text:p>
          </table:table-cell>
          <table:table-cell office:value-type="float" office:value="130274.12157" table:style-name="ce35">
            <text:p>130,274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新竹市</text:p>
          </table:table-cell>
          <table:table-cell office:value-type="string" table:style-name="ce62">
            <text:p>HSINCHU CITY</text:p>
          </table:table-cell>
          <table:table-cell office:value-type="float" office:value="84.929000000000002" table:style-name="ce57">
            <text:p>85<text:s/></text:p>
          </table:table-cell>
          <table:table-cell office:value-type="float" office:value="18076.02" table:style-name="ce35">
            <text:p>18,076<text:s/></text:p>
          </table:table-cell>
          <table:table-cell office:value-type="float" office:value="2.3450000000000002" table:style-name="ce57">
            <text:p>2<text:s/></text:p>
          </table:table-cell>
          <table:table-cell office:value-type="float" office:value="733.98500000000001" table:style-name="ce35">
            <text:p>734<text:s/></text:p>
          </table:table-cell>
          <table:table-cell office:value-type="float" office:value="3.0790000000000002" table:style-name="ce57">
            <text:p>3<text:s/></text:p>
          </table:table-cell>
          <table:table-cell office:value-type="float" office:value="920.62099999999998" table:style-name="ce35">
            <text:p>921<text:s/></text:p>
          </table:table-cell>
          <table:table-cell office:value-type="float" office:value="18.533999999999999" table:style-name="ce57">
            <text:p>19<text:s/></text:p>
          </table:table-cell>
          <table:table-cell office:value-type="float" office:value="7895.4840000000004" table:style-name="ce35">
            <text:p>7,895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43.430999999999997" table:style-name="ce57">
            <text:p>43<text:s/></text:p>
          </table:table-cell>
          <table:table-cell office:value-type="float" office:value="11552.646000000001" table:style-name="ce35">
            <text:p>11,553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嘉義市</text:p>
          </table:table-cell>
          <table:table-cell office:value-type="string" table:style-name="ce62">
            <text:p>CHIAYI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1">
            <text:p>金馬地區</text:p>
          </table:table-cell>
          <table:table-cell office:value-type="string" table:style-name="ce62">
            <text:p>KINMA AREA</text:p>
          </table:table-cell>
          <table:table-cell office:value-type="float" office:value="15.934999999999999" table:formula="of:=  IF(SUM([.C33:.C35])=0;&quot;-&quot;;SUM([.C33:.C35]))" table:style-name="ce57">
            <text:p>16<text:s/></text:p>
          </table:table-cell>
          <table:table-cell office:value-type="float" office:value="1454.5249999999999" table:formula="of:=  IF(SUM([.D33:.D35])=0;&quot;-&quot;;SUM([.D33:.D35]))" table:style-name="ce35">
            <text:p>1,455<text:s/></text:p>
          </table:table-cell>
          <table:table-cell office:value-type="string" office:string-value="-" table:formula="of:=  IF(SUM([.E33:.E35])=0;&quot;-&quot;;SUM([.E33:.E35]))" table:style-name="ce57">
            <text:p>-</text:p>
          </table:table-cell>
          <table:table-cell office:value-type="string" office:string-value="-" table:formula="of:=  IF(SUM([.F33:.F35])=0;&quot;-&quot;;SUM([.F33:.F35]))" table:style-name="ce35">
            <text:p>-</text:p>
          </table:table-cell>
          <table:table-cell office:value-type="float" office:value="5.0705" table:formula="of:=  IF(SUM([.G33:.G35])=0;&quot;-&quot;;SUM([.G33:.G35]))" table:style-name="ce57">
            <text:p>5<text:s/></text:p>
          </table:table-cell>
          <table:table-cell office:value-type="float" office:value="608.46" table:formula="of:=  IF(SUM([.H33:.H35])=0;&quot;-&quot;;SUM([.H33:.H35]))" table:style-name="ce35">
            <text:p>608<text:s/></text:p>
          </table:table-cell>
          <table:table-cell office:value-type="float" office:value="2.0500000000000001E-2" table:formula="of:=  IF(SUM([.I33:.I35])=0;&quot;-&quot;;SUM([.I33:.I35]))" table:style-name="ce57">
            <text:p>0<text:s/></text:p>
          </table:table-cell>
          <table:table-cell office:value-type="float" office:value="4.0999999999999996" table:formula="of:=  IF(SUM([.J33:.J35])=0;&quot;-&quot;;SUM([.J33:.J35]))" table:style-name="ce35">
            <text:p>4<text:s/></text:p>
          </table:table-cell>
          <table:table-cell office:value-type="string" office:string-value="-" table:formula="of:=  IF(SUM([.K33:.K35])=0;&quot;-&quot;;SUM([.K33:.K35]))" table:style-name="ce57">
            <text:p>-</text:p>
          </table:table-cell>
          <table:table-cell office:value-type="string" office:string-value="-" table:formula="of:=  IF(SUM([.L33:.L35])=0;&quot;-&quot;;SUM([.L33:.L35]))" table:style-name="ce35">
            <text:p>-</text:p>
          </table:table-cell>
          <table:table-cell office:value-type="float" office:value="2719.61013" table:formula="of:=  IF(SUM([.M33:.M35])=0;&quot;-&quot;;SUM([.M33:.M35]))" table:style-name="ce57">
            <text:p>2,720<text:s/></text:p>
          </table:table-cell>
          <table:table-cell office:value-type="float" office:value="190116.29274999999" table:formula="of:=  IF(SUM([.N33:.N35])=0;&quot;-&quot;;SUM([.N33:.N35]))" table:style-name="ce35">
            <text:p>190,116<text:s/></text:p>
          </table:table-cell>
          <table:table-cell office:value-type="float" office:value="14.192" table:formula="of:=  IF(SUM([.O33:.O35])=0;&quot;-&quot;;SUM([.O33:.O35]))" table:style-name="ce57">
            <text:p>14<text:s/></text:p>
          </table:table-cell>
          <table:table-cell office:value-type="float" office:value="2619.4" table:formula="of:=  IF(SUM([.P33:.P35])=0;&quot;-&quot;;SUM([.P33:.P35]))" table:style-name="ce35">
            <text:p>2,619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金門縣</text:p>
          </table:table-cell>
          <table:table-cell office:value-type="string" table:style-name="ce62">
            <text:p>KINMEN COUNTY</text:p>
          </table:table-cell>
          <table:table-cell office:value-type="float" office:value="0.81499999999999995" table:style-name="ce57">
            <text:p>1<text:s/></text:p>
          </table:table-cell>
          <table:table-cell office:value-type="float" office:value="93.724999999999994" table:style-name="ce35">
            <text:p>94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5.0705" table:style-name="ce57">
            <text:p>5<text:s/></text:p>
          </table:table-cell>
          <table:table-cell office:value-type="float" office:value="608.46" table:style-name="ce35">
            <text:p>608<text:s/></text:p>
          </table:table-cell>
          <table:table-cell office:value-type="float" office:value="2.0500000000000001E-2" table:style-name="ce57">
            <text:p>0<text:s/></text:p>
          </table:table-cell>
          <table:table-cell office:value-type="float" office:value="4.0999999999999996" table:style-name="ce35">
            <text:p>4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.19" table:style-name="ce57">
            <text:p>2<text:s/></text:p>
          </table:table-cell>
          <table:table-cell office:value-type="float" office:value="219" table:style-name="ce35">
            <text:p>219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連江縣</text:p>
          </table:table-cell>
          <table:table-cell office:value-type="string" table:style-name="ce62">
            <text:p>LIANJIANG COUNTY</text:p>
          </table:table-cell>
          <table:table-cell office:value-type="float" office:value="15.12" table:style-name="ce57">
            <text:p>15<text:s/></text:p>
          </table:table-cell>
          <table:table-cell office:value-type="float" office:value="1360.8" table:style-name="ce35">
            <text:p>1,361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2.002000000000001" table:style-name="ce57">
            <text:p>12<text:s/></text:p>
          </table:table-cell>
          <table:table-cell office:value-type="float" office:value="2400.4" table:style-name="ce35">
            <text:p>2,400<text:s/></text:p>
          </table:table-cell>
          <table:table-cell table:number-columns-repeated="16368"/>
        </table:table-row>
        <table:table-row table:style-name="ro1">
          <table:table-cell office:value-type="string" table:style-name="ce64">
            <text:p>國外基地</text:p>
          </table:table-cell>
          <table:table-cell office:value-type="string" table:style-name="ce65">
            <text:p>OVERSEAS LANDING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float" office:value="2719.61013" table:style-name="ce58">
            <text:p>2,720<text:s/></text:p>
          </table:table-cell>
          <table:table-cell office:value-type="float" office:value="190116.29274999999" table:style-name="ce54">
            <text:p>190,116<text:s/>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table:number-columns-repeated="16368" table:style-name="ce24"/>
        </table:table-row>
        <table:table-row table:style-name="ro2">
          <table:table-cell office:value-type="string" table:number-columns-spanned="6" table:number-rows-spanned="1" table:style-name="ce71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72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42"/>
        </table:table-row>
        <table:table-row table:style-name="ro3">
          <table:table-cell table:number-columns-repeated="2" table:style-name="ce42"/>
          <table:table-cell table:number-columns-repeated="16382" table:style-name="ce24"/>
        </table:table-row>
        <table:table-row table:number-rows-repeated="1048539" table:style-name="ro3">
          <table:table-cell table:number-columns-repeated="16384"/>
        </table:table-row>
      </table:table>
      <table:table table:name="漁業生產量值-漁業種類別魚類別生產量值7" table:style-name="ta1">
        <table:table-column table:style-name="co1" table:default-cell-style-name="ce42"/>
        <table:table-column table:style-name="co2" table:default-cell-style-name="ce42"/>
        <table:table-column table:style-name="co3" table:default-cell-style-name="ce19"/>
        <table:table-column table:style-name="co5" table:default-cell-style-name="ce19"/>
        <table:table-column table:style-name="co3" table:default-cell-style-name="ce19"/>
        <table:table-column table:style-name="co5" table:default-cell-style-name="ce19"/>
        <table:table-column table:style-name="co3" table:default-cell-style-name="ce19"/>
        <table:table-column table:style-name="co5" table:default-cell-style-name="ce19"/>
        <table:table-column table:style-name="co3" table:default-cell-style-name="ce19"/>
        <table:table-column table:style-name="co5" table:default-cell-style-name="ce19"/>
        <table:table-column table:style-name="co3" table:default-cell-style-name="ce19"/>
        <table:table-column table:style-name="co5" table:default-cell-style-name="ce19"/>
        <table:table-column table:style-name="co3" table:default-cell-style-name="ce19"/>
        <table:table-column table:style-name="co5" table:default-cell-style-name="ce19"/>
        <table:table-column table:style-name="co3" table:default-cell-style-name="ce19"/>
        <table:table-column table:style-name="co5" table:default-cell-style-name="ce19"/>
        <table:table-column table:style-name="co3" table:default-cell-style-name="ce19"/>
        <table:table-column table:style-name="co6" table:number-columns-repeated="16367" table:default-cell-style-name="ce19"/>
        <table:table-row table:style-name="ro1">
          <table:table-cell office:value-type="string" table:number-columns-spanned="3" table:number-rows-spanned="1" table:style-name="ce85">
            <text:p>7‧漁業生產量</text:p>
          </table:table-cell>
          <table:covered-table-cell table:number-columns-repeated="2"/>
          <table:table-cell table:number-columns-repeated="6" table:style-name="ce42"/>
          <table:table-cell office:value-type="string" table:style-name="ce42">
            <text:p>7‧FISHERIES PRODUCTION</text:p>
          </table:table-cell>
          <table:table-cell table:number-columns-repeated="16374" table:style-name="ce42"/>
        </table:table-row>
        <table:table-row table:style-name="ro1">
          <table:table-cell table:number-columns-repeated="4" table:style-name="ce42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42"/>
          <table:table-cell table:number-columns-repeated="2" table:style-name="ce3"/>
          <table:table-cell table:number-columns-repeated="2" table:style-name="ce42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42"/>
        </table:table-row>
        <table:table-row table:style-name="ro1">
          <table:table-cell table:style-name="ce42">
            <draw:custom-shape svg:x="0in" svg:y="0.20833in" svg:width="1.55027in" svg:height="1.25in" draw:z-index="1" draw:id="id7" draw:style-name="a7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3" table:number-rows-spanned="1" table:style-name="ce87">
            <text:p>(3) 縣市別魚類別生產量值(續)</text:p>
          </table:table-cell>
          <table:covered-table-cell table:number-columns-repeated="2"/>
          <table:table-cell table:style-name="ce42"/>
          <table:table-cell office:value-type="string" table:style-name="ce43">
            <text:p>價值：新臺幣千元</text:p>
          </table:table-cell>
          <table:table-cell table:style-name="ce42"/>
          <table:table-cell table:style-name="ce43"/>
          <table:table-cell office:value-type="string" table:style-name="ce43">
            <text:p>(3) By type of district by species(Continued)</text:p>
          </table:table-cell>
          <table:table-cell table:number-columns-repeated="3" table:style-name="ce42"/>
          <table:table-cell office:value-type="string" table:style-name="ce13">
            <text:p>Value：Thousand NT $</text:p>
          </table:table-cell>
          <table:table-cell table:number-columns-repeated="16371" table:style-name="ce42"/>
        </table:table-row>
        <table:table-row table:style-name="ro1">
          <table:table-cell office:value-type="string" table:number-columns-spanned="2" table:number-rows-spanned="3" table:style-name="ce184">
            <text:p><text:s text:c="20"/><text:span text:style-name="T2">魚類別</text:span></text:p>
            <text:p><text:span text:style-name="T2"><text:s text:c="20"/>Species</text:span></text:p>
          </table:table-cell>
          <table:covered-table-cell/>
          <table:table-cell office:value-type="string" table:number-columns-spanned="14" table:number-rows-spanned="1" table:style-name="ce208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1">
          <table:covered-table-cell/>
          <table:covered-table-cell/>
          <table:table-cell table:number-columns-spanned="2" table:number-rows-spanned="1" table:style-name="ce198"/>
          <table:covered-table-cell/>
          <table:table-cell table:number-columns-spanned="2" table:number-rows-spanned="1" table:style-name="ce198"/>
          <table:covered-table-cell/>
          <table:table-cell table:number-columns-spanned="2" table:number-rows-spanned="1" table:style-name="ce107"/>
          <table:covered-table-cell/>
          <table:table-cell table:number-columns-spanned="2" table:number-rows-spanned="1" table:style-name="ce215"/>
          <table:covered-table-cell/>
          <table:table-cell table:number-columns-spanned="2" table:number-rows-spanned="1" table:style-name="ce215"/>
          <table:covered-table-cell/>
          <table:table-cell office:value-type="string" table:number-columns-spanned="4" table:number-rows-spanned="1" table:style-name="ce189">
            <text:p>鯖 <text:s text:c="5"/>科</text:p>
          </table:table-cell>
          <table:covered-table-cell table:number-columns-repeated="3"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number-columns-spanned="2" table:number-rows-spanned="1" table:style-name="ce190">
            <text:p>鬼頭刀</text:p>
          </table:table-cell>
          <table:covered-table-cell/>
          <table:table-cell office:value-type="string" table:number-columns-spanned="2" table:number-rows-spanned="1" table:style-name="ce206">
            <text:p>日本銀帶鯡</text:p>
          </table:table-cell>
          <table:covered-table-cell/>
          <table:table-cell office:value-type="string" table:number-columns-spanned="2" table:number-rows-spanned="1" table:style-name="ce206">
            <text:p>其他鯡</text:p>
          </table:table-cell>
          <table:covered-table-cell/>
          <table:table-cell office:value-type="string" table:number-columns-spanned="2" table:number-rows-spanned="1" table:style-name="ce212">
            <text:p>鱙仔</text:p>
          </table:table-cell>
          <table:covered-table-cell/>
          <table:table-cell office:value-type="string" table:number-columns-spanned="2" table:number-rows-spanned="1" table:style-name="ce216">
            <text:p>魩仔</text:p>
          </table:table-cell>
          <table:covered-table-cell/>
          <table:table-cell office:value-type="string" table:number-columns-spanned="2" table:number-rows-spanned="1" table:style-name="ce193">
            <text:p>小計</text:p>
          </table:table-cell>
          <table:covered-table-cell/>
          <table:table-cell office:value-type="string" table:number-columns-spanned="2" table:number-rows-spanned="1" table:style-name="ce201">
            <text:p>花腹鯖</text:p>
          </table:table-cell>
          <table:covered-table-cell/>
          <table:table-cell table:number-columns-repeated="16368"/>
        </table:table-row>
        <table:table-row table:style-name="ro1">
          <table:table-cell office:value-type="string" table:number-columns-spanned="2" table:number-rows-spanned="3" table:style-name="ce83">
            <text:p>縣市別</text:p>
            <text:p>District</text:p>
          </table:table-cell>
          <table:covered-table-cell/>
          <table:table-cell office:value-type="string" table:number-columns-spanned="2" table:number-rows-spanned="1" table:style-name="ce186">
            <text:p>49001</text:p>
          </table:table-cell>
          <table:covered-table-cell/>
          <table:table-cell office:value-type="string" table:number-columns-spanned="2" table:number-rows-spanned="1" table:style-name="ce178">
            <text:p>51003</text:p>
          </table:table-cell>
          <table:covered-table-cell/>
          <table:table-cell office:value-type="string" table:number-columns-spanned="2" table:number-rows-spanned="1" table:style-name="ce178">
            <text:p>51099</text:p>
          </table:table-cell>
          <table:covered-table-cell/>
          <table:table-cell office:value-type="string" table:number-columns-spanned="2" table:number-rows-spanned="1" table:style-name="ce178">
            <text:p>52001</text:p>
          </table:table-cell>
          <table:covered-table-cell/>
          <table:table-cell office:value-type="string" table:number-columns-spanned="2" table:number-rows-spanned="1" table:style-name="ce179">
            <text:p>52002</text:p>
          </table:table-cell>
          <table:covered-table-cell/>
          <table:table-cell office:value-type="string" table:number-columns-spanned="2" table:number-rows-spanned="1" table:style-name="ce186">
            <text:p>Sub Total</text:p>
          </table:table-cell>
          <table:covered-table-cell/>
          <table:table-cell office:value-type="string" table:number-columns-spanned="2" table:number-rows-spanned="1" table:style-name="ce179">
            <text:p>53001</text:p>
          </table:table-cell>
          <table:covered-table-cell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office:value-type="string" table:style-name="ce21">
            <text:p>產量</text:p>
          </table:table-cell>
          <table:table-cell office:value-type="string" table:style-name="ce21">
            <text:p>價值</text:p>
          </table:table-cell>
          <table:table-cell office:value-type="string" table:style-name="ce21">
            <text:p>產量</text:p>
          </table:table-cell>
          <table:table-cell office:value-type="string" table:style-name="ce20">
            <text:p>價值</text:p>
          </table:table-cell>
          <table:table-cell office:value-type="string" table:style-name="ce59">
            <text:p>產量</text:p>
          </table:table-cell>
          <table:table-cell office:value-type="string" table:style-name="ce9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33">
            <text:p>價值</text:p>
          </table:table-cell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23">
            <text:p>Quantity</text:p>
          </table:table-cell>
          <table:table-cell office:value-type="string" table:style-name="ce23">
            <text:p>Value</text:p>
          </table:table-cell>
          <table:table-cell office:value-type="string" table:style-name="ce23">
            <text:p>Quantity</text:p>
          </table:table-cell>
          <table:table-cell office:value-type="string" table:style-name="ce22">
            <text:p>Value</text:p>
          </table:table-cell>
          <table:table-cell office:value-type="string" table:style-name="ce60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34">
            <text:p>Value</text:p>
          </table:table-cell>
          <table:table-cell table:number-columns-repeated="16368"/>
        </table:table-row>
        <table:table-row table:style-name="ro1">
          <table:table-cell office:value-type="string" table:style-name="ce61">
            <text:p>總計</text:p>
          </table:table-cell>
          <table:table-cell office:value-type="string" table:style-name="ce62">
            <text:p>GRAND TOTAL</text:p>
          </table:table-cell>
          <table:table-cell office:value-type="float" office:value="13423.434569999999" table:formula="of:=  IF(SUM([.C11];[.C32])=0;&quot;-&quot;;SUM([.C11];[.C32]))" table:style-name="ce56">
            <text:p>13,423<text:s/></text:p>
          </table:table-cell>
          <table:table-cell office:value-type="float" office:value="1063512.6991999999" table:formula="of:=  IF(SUM([.D11];[.D32])=0;&quot;-&quot;;SUM([.D11];[.D32]))" table:style-name="ce53">
            <text:p>1,063,513<text:s/></text:p>
          </table:table-cell>
          <table:table-cell office:value-type="float" office:value="16.5" table:formula="of:=  IF(SUM([.E11];[.E32])=0;&quot;-&quot;;SUM([.E11];[.E32]))" table:style-name="ce56">
            <text:p>17<text:s/></text:p>
          </table:table-cell>
          <table:table-cell office:value-type="float" office:value="1650" table:formula="of:=  IF(SUM([.F11];[.F32])=0;&quot;-&quot;;SUM([.F11];[.F32]))" table:style-name="ce53">
            <text:p>1,650<text:s/></text:p>
          </table:table-cell>
          <table:table-cell office:value-type="float" office:value="1210.2508" table:formula="of:=  IF(SUM([.G11];[.G32])=0;&quot;-&quot;;SUM([.G11];[.G32]))" table:style-name="ce56">
            <text:p>1,210<text:s/></text:p>
          </table:table-cell>
          <table:table-cell office:value-type="float" office:value="14626.90652" table:formula="of:=  IF(SUM([.H11];[.H32])=0;&quot;-&quot;;SUM([.H11];[.H32]))" table:style-name="ce53">
            <text:p>14,627<text:s/></text:p>
          </table:table-cell>
          <table:table-cell office:value-type="float" office:value="64.700199999999995" table:formula="of:=  IF(SUM([.I11];[.I32])=0;&quot;-&quot;;SUM([.I11];[.I32]))" table:style-name="ce56">
            <text:p>65<text:s/></text:p>
          </table:table-cell>
          <table:table-cell office:value-type="float" office:value="5889.7230000000009" table:formula="of:=  IF(SUM([.J11];[.J32])=0;&quot;-&quot;;SUM([.J11];[.J32]))" table:style-name="ce53">
            <text:p>5,890<text:s/></text:p>
          </table:table-cell>
          <table:table-cell office:value-type="float" office:value="747.12780000000009" table:formula="of:=  IF(SUM([.K11];[.K32])=0;&quot;-&quot;;SUM([.K11];[.K32]))" table:style-name="ce56">
            <text:p>747<text:s/></text:p>
          </table:table-cell>
          <table:table-cell office:value-type="float" office:value="131271.9817" table:formula="of:=  IF(SUM([.L11];[.L32])=0;&quot;-&quot;;SUM([.L11];[.L32]))" table:style-name="ce53">
            <text:p>131,272<text:s/></text:p>
          </table:table-cell>
          <table:table-cell office:value-type="float" office:value="398228.28677999997" table:formula="of:=  IF(SUM([.O10];['漁業生產量值-漁業種類別魚類別生產量值8'.C10];['漁業生產量值-漁業種類別魚類別生產量值8'.E10];['漁業生產量值-漁業種類別魚類別生產量值8'.G10];['漁業生產量值-漁業種類別魚類別生產量值8'.I10];['漁業生產量值-漁業種類別魚類別生產量值8'.K10];['漁業生產量值-漁業種類別魚類別生產量值8'.M10];['漁業生產量值-漁業種類別魚類別生產量值8'.O10];['漁業生產量值-漁業種類別魚類別生產量值9'.C10];['漁業生產量值-漁業種類別魚類別生產量值9'.E10];['漁業生產量值-漁業種類別魚類別生產量值9'.G10];['漁業生產量值-漁業種類別魚類別生產量值9'.I10];['漁業生產量值-漁業種類別魚類別生產量值9'.K10];['漁業生產量值-漁業種類別魚類別生產量值9'.M10])=0;&quot;-&quot;;SUM([.O10];['漁業生產量值-漁業種類別魚類別生產量值8'.C10];['漁業生產量值-漁業種類別魚類別生產量值8'.E10];['漁業生產量值-漁業種類別魚類別生產量值8'.G10];['漁業生產量值-漁業種類別魚類別生產量值8'.I10];['漁業生產量值-漁業種類別魚類別生產量值8'.K10];['漁業生產量值-漁業種類別魚類別生產量值8'.M10];['漁業生產量值-漁業種類別魚類別生產量值8'.O10];['漁業生產量值-漁業種類別魚類別生產量值9'.C10];['漁業生產量值-漁業種類別魚類別生產量值9'.E10];['漁業生產量值-漁業種類別魚類別生產量值9'.G10];['漁業生產量值-漁業種類別魚類別生產量值9'.I10];['漁業生產量值-漁業種類別魚類別生產量值9'.K10];['漁業生產量值-漁業種類別魚類別生產量值9'.M10]))" table:style-name="ce56">
            <text:p>398,228<text:s/></text:p>
          </table:table-cell>
          <table:table-cell office:value-type="float" office:value="29591735.649980001" table:formula="of:=  IF(SUM([.P10];['漁業生產量值-漁業種類別魚類別生產量值8'.D10];['漁業生產量值-漁業種類別魚類別生產量值8'.F10];['漁業生產量值-漁業種類別魚類別生產量值8'.H10];['漁業生產量值-漁業種類別魚類別生產量值8'.J10];['漁業生產量值-漁業種類別魚類別生產量值8'.L10];['漁業生產量值-漁業種類別魚類別生產量值8'.N10];['漁業生產量值-漁業種類別魚類別生產量值8'.P10];['漁業生產量值-漁業種類別魚類別生產量值9'.D10];['漁業生產量值-漁業種類別魚類別生產量值9'.F10];['漁業生產量值-漁業種類別魚類別生產量值9'.H10];['漁業生產量值-漁業種類別魚類別生產量值9'.J10];['漁業生產量值-漁業種類別魚類別生產量值9'.L10];['漁業生產量值-漁業種類別魚類別生產量值9'.N10])=0;&quot;-&quot;;SUM([.P10];['漁業生產量值-漁業種類別魚類別生產量值8'.D10];['漁業生產量值-漁業種類別魚類別生產量值8'.F10];['漁業生產量值-漁業種類別魚類別生產量值8'.H10];['漁業生產量值-漁業種類別魚類別生產量值8'.J10];['漁業生產量值-漁業種類別魚類別生產量值8'.L10];['漁業生產量值-漁業種類別魚類別生產量值8'.N10];['漁業生產量值-漁業種類別魚類別生產量值8'.P10];['漁業生產量值-漁業種類別魚類別生產量值9'.D10];['漁業生產量值-漁業種類別魚類別生產量值9'.F10];['漁業生產量值-漁業種類別魚類別生產量值9'.H10];['漁業生產量值-漁業種類別魚類別生產量值9'.J10];['漁業生產量值-漁業種類別魚類別生產量值9'.L10];['漁業生產量值-漁業種類別魚類別生產量值9'.N10]))" table:style-name="ce53">
            <text:p>29,591,736<text:s/></text:p>
          </table:table-cell>
          <table:table-cell office:value-type="float" office:value="58928.631319999993" table:formula="of:=  IF(SUM([.O11];[.O32])=0;&quot;-&quot;;SUM([.O11];[.O32]))" table:style-name="ce56">
            <text:p>58,929<text:s/></text:p>
          </table:table-cell>
          <table:table-cell office:value-type="float" office:value="2480865.6423200001" table:formula="of:=  IF(SUM([.P11];[.P32])=0;&quot;-&quot;;SUM([.P11];[.P32]))" table:style-name="ce53">
            <text:p>2,480,866<text:s/></text:p>
          </table:table-cell>
          <table:table-cell table:number-columns-repeated="16368"/>
        </table:table-row>
        <table:table-row table:style-name="ro1">
          <table:table-cell office:value-type="string" table:style-name="ce61">
            <text:p>臺灣地區</text:p>
          </table:table-cell>
          <table:table-cell office:value-type="string" table:style-name="ce62">
            <text:p>TAIWAN AREA</text:p>
          </table:table-cell>
          <table:table-cell office:value-type="float" office:value="13423.434569999999" table:formula="of:=  IF(SUM([.C12:.C31])=0;&quot;-&quot;;SUM([.C12:.C31]))" table:style-name="ce57">
            <text:p>13,423<text:s/></text:p>
          </table:table-cell>
          <table:table-cell office:value-type="float" office:value="1063512.6991999999" table:formula="of:=  IF(SUM([.D12:.D31])=0;&quot;-&quot;;SUM([.D12:.D31]))" table:style-name="ce35">
            <text:p>1,063,513<text:s/></text:p>
          </table:table-cell>
          <table:table-cell office:value-type="float" office:value="16.5" table:formula="of:=  IF(SUM([.E12:.E31])=0;&quot;-&quot;;SUM([.E12:.E31]))" table:style-name="ce57">
            <text:p>17<text:s/></text:p>
          </table:table-cell>
          <table:table-cell office:value-type="float" office:value="1650" table:formula="of:=  IF(SUM([.F12:.F31])=0;&quot;-&quot;;SUM([.F12:.F31]))" table:style-name="ce35">
            <text:p>1,650<text:s/></text:p>
          </table:table-cell>
          <table:table-cell office:value-type="float" office:value="1210.0708" table:formula="of:=  IF(SUM([.G12:.G31])=0;&quot;-&quot;;SUM([.G12:.G31]))" table:style-name="ce57">
            <text:p>1,210<text:s/></text:p>
          </table:table-cell>
          <table:table-cell office:value-type="float" office:value="14599.90652" table:formula="of:=  IF(SUM([.H12:.H31])=0;&quot;-&quot;;SUM([.H12:.H31]))" table:style-name="ce35">
            <text:p>14,600<text:s/></text:p>
          </table:table-cell>
          <table:table-cell office:value-type="float" office:value="64.700199999999995" table:formula="of:=  IF(SUM([.I12:.I31])=0;&quot;-&quot;;SUM([.I12:.I31]))" table:style-name="ce57">
            <text:p>65<text:s/></text:p>
          </table:table-cell>
          <table:table-cell office:value-type="float" office:value="5889.7230000000009" table:formula="of:=  IF(SUM([.J12:.J31])=0;&quot;-&quot;;SUM([.J12:.J31]))" table:style-name="ce35">
            <text:p>5,890<text:s/></text:p>
          </table:table-cell>
          <table:table-cell office:value-type="float" office:value="747.12780000000009" table:formula="of:=  IF(SUM([.K12:.K31])=0;&quot;-&quot;;SUM([.K12:.K31]))" table:style-name="ce57">
            <text:p>747<text:s/></text:p>
          </table:table-cell>
          <table:table-cell office:value-type="float" office:value="131271.9817" table:formula="of:=  IF(SUM([.L12:.L31])=0;&quot;-&quot;;SUM([.L12:.L31]))" table:style-name="ce35">
            <text:p>131,272<text:s/></text:p>
          </table:table-cell>
          <table:table-cell office:value-type="float" office:value="99656.687699999995" table:formula="of:=  IF(SUM([.O11];['漁業生產量值-漁業種類別魚類別生產量值8'.C11];['漁業生產量值-漁業種類別魚類別生產量值8'.E11];['漁業生產量值-漁業種類別魚類別生產量值8'.G11];['漁業生產量值-漁業種類別魚類別生產量值8'.I11];['漁業生產量值-漁業種類別魚類別生產量值8'.K11];['漁業生產量值-漁業種類別魚類別生產量值8'.M11];['漁業生產量值-漁業種類別魚類別生產量值8'.O11];['漁業生產量值-漁業種類別魚類別生產量值9'.C11];['漁業生產量值-漁業種類別魚類別生產量值9'.E11];['漁業生產量值-漁業種類別魚類別生產量值9'.G11];['漁業生產量值-漁業種類別魚類別生產量值9'.I11];['漁業生產量值-漁業種類別魚類別生產量值9'.K11];['漁業生產量值-漁業種類別魚類別生產量值9'.M11])=0;&quot;-&quot;;SUM([.O11];['漁業生產量值-漁業種類別魚類別生產量值8'.C11];['漁業生產量值-漁業種類別魚類別生產量值8'.E11];['漁業生產量值-漁業種類別魚類別生產量值8'.G11];['漁業生產量值-漁業種類別魚類別生產量值8'.I11];['漁業生產量值-漁業種類別魚類別生產量值8'.K11];['漁業生產量值-漁業種類別魚類別生產量值8'.M11];['漁業生產量值-漁業種類別魚類別生產量值8'.O11];['漁業生產量值-漁業種類別魚類別生產量值9'.C11];['漁業生產量值-漁業種類別魚類別生產量值9'.E11];['漁業生產量值-漁業種類別魚類別生產量值9'.G11];['漁業生產量值-漁業種類別魚類別生產量值9'.I11];['漁業生產量值-漁業種類別魚類別生產量值9'.K11];['漁業生產量值-漁業種類別魚類別生產量值9'.M11]))" table:style-name="ce57">
            <text:p>99,657<text:s/></text:p>
          </table:table-cell>
          <table:table-cell office:value-type="float" office:value="5724682.5670599993" table:formula="of:=  IF(SUM([.P11];['漁業生產量值-漁業種類別魚類別生產量值8'.D11];['漁業生產量值-漁業種類別魚類別生產量值8'.F11];['漁業生產量值-漁業種類別魚類別生產量值8'.H11];['漁業生產量值-漁業種類別魚類別生產量值8'.J11];['漁業生產量值-漁業種類別魚類別生產量值8'.L11];['漁業生產量值-漁業種類別魚類別生產量值8'.N11];['漁業生產量值-漁業種類別魚類別生產量值8'.P11];['漁業生產量值-漁業種類別魚類別生產量值9'.D11];['漁業生產量值-漁業種類別魚類別生產量值9'.F11];['漁業生產量值-漁業種類別魚類別生產量值9'.H11];['漁業生產量值-漁業種類別魚類別生產量值9'.J11];['漁業生產量值-漁業種類別魚類別生產量值9'.L11];['漁業生產量值-漁業種類別魚類別生產量值9'.N11])=0;&quot;-&quot;;SUM([.P11];['漁業生產量值-漁業種類別魚類別生產量值8'.D11];['漁業生產量值-漁業種類別魚類別生產量值8'.F11];['漁業生產量值-漁業種類別魚類別生產量值8'.H11];['漁業生產量值-漁業種類別魚類別生產量值8'.J11];['漁業生產量值-漁業種類別魚類別生產量值8'.L11];['漁業生產量值-漁業種類別魚類別生產量值8'.N11];['漁業生產量值-漁業種類別魚類別生產量值8'.P11];['漁業生產量值-漁業種類別魚類別生產量值9'.D11];['漁業生產量值-漁業種類別魚類別生產量值9'.F11];['漁業生產量值-漁業種類別魚類別生產量值9'.H11];['漁業生產量值-漁業種類別魚類別生產量值9'.J11];['漁業生產量值-漁業種類別魚類別生產量值9'.L11];['漁業生產量值-漁業種類別魚類別生產量值9'.N11]))" table:style-name="ce35">
            <text:p>5,724,683<text:s/></text:p>
          </table:table-cell>
          <table:table-cell office:value-type="float" office:value="58928.551319999991" table:formula="of:=  IF(SUM([.O12:.O31])=0;&quot;-&quot;;SUM([.O12:.O31]))" table:style-name="ce57">
            <text:p>58,929<text:s/></text:p>
          </table:table-cell>
          <table:table-cell office:value-type="float" office:value="2480857.6423200001" table:formula="of:=  IF(SUM([.P12:.P31])=0;&quot;-&quot;;SUM([.P12:.P31]))" table:style-name="ce35">
            <text:p>2,480,858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新北市</text:p>
          </table:table-cell>
          <table:table-cell office:value-type="string" table:style-name="ce62">
            <text:p>NEW TAIPEI CITY</text:p>
          </table:table-cell>
          <table:table-cell office:value-type="float" office:value="2.1" table:style-name="ce57">
            <text:p>2<text:s/></text:p>
          </table:table-cell>
          <table:table-cell office:value-type="float" office:value="99.75" table:style-name="ce35">
            <text:p>100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.5371999999999999" table:style-name="ce57">
            <text:p>3<text:s/></text:p>
          </table:table-cell>
          <table:table-cell office:value-type="float" office:value="317.14999999999998" table:style-name="ce35">
            <text:p>317<text:s/></text:p>
          </table:table-cell>
          <table:table-cell office:value-type="float" office:value="25.032800000000002" table:style-name="ce57">
            <text:p>25<text:s/></text:p>
          </table:table-cell>
          <table:table-cell office:value-type="float" office:value="4532.8100000000004" table:style-name="ce35">
            <text:p>4,533<text:s/></text:p>
          </table:table-cell>
          <table:table-cell office:value-type="float" office:value="15923.609999999999" table:formula="of:=  IF(SUM([.O12];['漁業生產量值-漁業種類別魚類別生產量值8'.C12];['漁業生產量值-漁業種類別魚類別生產量值8'.E12];['漁業生產量值-漁業種類別魚類別生產量值8'.G12];['漁業生產量值-漁業種類別魚類別生產量值8'.I12];['漁業生產量值-漁業種類別魚類別生產量值8'.K12];['漁業生產量值-漁業種類別魚類別生產量值8'.M12];['漁業生產量值-漁業種類別魚類別生產量值8'.O12];['漁業生產量值-漁業種類別魚類別生產量值9'.C12];['漁業生產量值-漁業種類別魚類別生產量值9'.E12];['漁業生產量值-漁業種類別魚類別生產量值9'.G12];['漁業生產量值-漁業種類別魚類別生產量值9'.I12];['漁業生產量值-漁業種類別魚類別生產量值9'.K12];['漁業生產量值-漁業種類別魚類別生產量值9'.M12])=0;&quot;-&quot;;SUM([.O12];['漁業生產量值-漁業種類別魚類別生產量值8'.C12];['漁業生產量值-漁業種類別魚類別生產量值8'.E12];['漁業生產量值-漁業種類別魚類別生產量值8'.G12];['漁業生產量值-漁業種類別魚類別生產量值8'.I12];['漁業生產量值-漁業種類別魚類別生產量值8'.K12];['漁業生產量值-漁業種類別魚類別生產量值8'.M12];['漁業生產量值-漁業種類別魚類別生產量值8'.O12];['漁業生產量值-漁業種類別魚類別生產量值9'.C12];['漁業生產量值-漁業種類別魚類別生產量值9'.E12];['漁業生產量值-漁業種類別魚類別生產量值9'.G12];['漁業生產量值-漁業種類別魚類別生產量值9'.I12];['漁業生產量值-漁業種類別魚類別生產量值9'.K12];['漁業生產量值-漁業種類別魚類別生產量值9'.M12]))" table:style-name="ce57">
            <text:p>15,924<text:s/></text:p>
          </table:table-cell>
          <table:table-cell office:value-type="float" office:value="906329.125" table:formula="of:=  IF(SUM([.P12];['漁業生產量值-漁業種類別魚類別生產量值8'.D12];['漁業生產量值-漁業種類別魚類別生產量值8'.F12];['漁業生產量值-漁業種類別魚類別生產量值8'.H12];['漁業生產量值-漁業種類別魚類別生產量值8'.J12];['漁業生產量值-漁業種類別魚類別生產量值8'.L12];['漁業生產量值-漁業種類別魚類別生產量值8'.N12];['漁業生產量值-漁業種類別魚類別生產量值8'.P12];['漁業生產量值-漁業種類別魚類別生產量值9'.D12];['漁業生產量值-漁業種類別魚類別生產量值9'.F12];['漁業生產量值-漁業種類別魚類別生產量值9'.H12];['漁業生產量值-漁業種類別魚類別生產量值9'.J12];['漁業生產量值-漁業種類別魚類別生產量值9'.L12];['漁業生產量值-漁業種類別魚類別生產量值9'.N12])=0;&quot;-&quot;;SUM([.P12];['漁業生產量值-漁業種類別魚類別生產量值8'.D12];['漁業生產量值-漁業種類別魚類別生產量值8'.F12];['漁業生產量值-漁業種類別魚類別生產量值8'.H12];['漁業生產量值-漁業種類別魚類別生產量值8'.J12];['漁業生產量值-漁業種類別魚類別生產量值8'.L12];['漁業生產量值-漁業種類別魚類別生產量值8'.N12];['漁業生產量值-漁業種類別魚類別生產量值8'.P12];['漁業生產量值-漁業種類別魚類別生產量值9'.D12];['漁業生產量值-漁業種類別魚類別生產量值9'.F12];['漁業生產量值-漁業種類別魚類別生產量值9'.H12];['漁業生產量值-漁業種類別魚類別生產量值9'.J12];['漁業生產量值-漁業種類別魚類別生產量值9'.L12];['漁業生產量值-漁業種類別魚類別生產量值9'.N12]))" table:style-name="ce35">
            <text:p>906,329<text:s/></text:p>
          </table:table-cell>
          <table:table-cell office:value-type="float" office:value="14699.47" table:style-name="ce57">
            <text:p>14,699<text:s/></text:p>
          </table:table-cell>
          <table:table-cell office:value-type="float" office:value="841245.55" table:style-name="ce35">
            <text:p>841,246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北市</text:p>
          </table:table-cell>
          <table:table-cell office:value-type="string" table:style-name="ce62">
            <text:p>TAIPEI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office:string-value="-" table:formula="of:=  IF(SUM([.O13];['漁業生產量值-漁業種類別魚類別生產量值8'.C13];['漁業生產量值-漁業種類別魚類別生產量值8'.E13];['漁業生產量值-漁業種類別魚類別生產量值8'.G13];['漁業生產量值-漁業種類別魚類別生產量值8'.I13];['漁業生產量值-漁業種類別魚類別生產量值8'.K13];['漁業生產量值-漁業種類別魚類別生產量值8'.M13];['漁業生產量值-漁業種類別魚類別生產量值8'.O13];['漁業生產量值-漁業種類別魚類別生產量值9'.C13];['漁業生產量值-漁業種類別魚類別生產量值9'.E13];['漁業生產量值-漁業種類別魚類別生產量值9'.G13];['漁業生產量值-漁業種類別魚類別生產量值9'.I13];['漁業生產量值-漁業種類別魚類別生產量值9'.K13];['漁業生產量值-漁業種類別魚類別生產量值9'.M13])=0;&quot;-&quot;;SUM([.O13];['漁業生產量值-漁業種類別魚類別生產量值8'.C13];['漁業生產量值-漁業種類別魚類別生產量值8'.E13];['漁業生產量值-漁業種類別魚類別生產量值8'.G13];['漁業生產量值-漁業種類別魚類別生產量值8'.I13];['漁業生產量值-漁業種類別魚類別生產量值8'.K13];['漁業生產量值-漁業種類別魚類別生產量值8'.M13];['漁業生產量值-漁業種類別魚類別生產量值8'.O13];['漁業生產量值-漁業種類別魚類別生產量值9'.C13];['漁業生產量值-漁業種類別魚類別生產量值9'.E13];['漁業生產量值-漁業種類別魚類別生產量值9'.G13];['漁業生產量值-漁業種類別魚類別生產量值9'.I13];['漁業生產量值-漁業種類別魚類別生產量值9'.K13];['漁業生產量值-漁業種類別魚類別生產量值9'.M13]))" table:style-name="ce57">
            <text:p>-</text:p>
          </table:table-cell>
          <table:table-cell office:value-type="string" office:string-value="-" table:formula="of:=  IF(SUM([.P13];['漁業生產量值-漁業種類別魚類別生產量值8'.D13];['漁業生產量值-漁業種類別魚類別生產量值8'.F13];['漁業生產量值-漁業種類別魚類別生產量值8'.H13];['漁業生產量值-漁業種類別魚類別生產量值8'.J13];['漁業生產量值-漁業種類別魚類別生產量值8'.L13];['漁業生產量值-漁業種類別魚類別生產量值8'.N13];['漁業生產量值-漁業種類別魚類別生產量值8'.P13];['漁業生產量值-漁業種類別魚類別生產量值9'.D13];['漁業生產量值-漁業種類別魚類別生產量值9'.F13];['漁業生產量值-漁業種類別魚類別生產量值9'.H13];['漁業生產量值-漁業種類別魚類別生產量值9'.J13];['漁業生產量值-漁業種類別魚類別生產量值9'.L13];['漁業生產量值-漁業種類別魚類別生產量值9'.N13])=0;&quot;-&quot;;SUM([.P13];['漁業生產量值-漁業種類別魚類別生產量值8'.D13];['漁業生產量值-漁業種類別魚類別生產量值8'.F13];['漁業生產量值-漁業種類別魚類別生產量值8'.H13];['漁業生產量值-漁業種類別魚類別生產量值8'.J13];['漁業生產量值-漁業種類別魚類別生產量值8'.L13];['漁業生產量值-漁業種類別魚類別生產量值8'.N13];['漁業生產量值-漁業種類別魚類別生產量值8'.P13];['漁業生產量值-漁業種類別魚類別生產量值9'.D13];['漁業生產量值-漁業種類別魚類別生產量值9'.F13];['漁業生產量值-漁業種類別魚類別生產量值9'.H13];['漁業生產量值-漁業種類別魚類別生產量值9'.J13];['漁業生產量值-漁業種類別魚類別生產量值9'.L13];['漁業生產量值-漁業種類別魚類別生產量值9'.N13]))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桃園市</text:p>
          </table:table-cell>
          <table:table-cell office:value-type="string" table:style-name="ce62">
            <text:p>TAOYUAN CITY</text:p>
          </table:table-cell>
          <table:table-cell office:value-type="float" office:value="6.0000000000000001E-3" table:style-name="ce57">
            <text:p>0<text:s/></text:p>
          </table:table-cell>
          <table:table-cell office:value-type="float" office:value="0.24" table:style-name="ce35">
            <text:p>0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36.826000000000001" table:style-name="ce57">
            <text:p>37<text:s/></text:p>
          </table:table-cell>
          <table:table-cell office:value-type="float" office:value="2860.0324999999998" table:style-name="ce35">
            <text:p>2,860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44.88" table:style-name="ce57">
            <text:p>45<text:s/></text:p>
          </table:table-cell>
          <table:table-cell office:value-type="float" office:value="6576.35" table:style-name="ce35">
            <text:p>6,576<text:s/></text:p>
          </table:table-cell>
          <table:table-cell office:value-type="float" office:value="15.3385" table:formula="of:=  IF(SUM([.O14];['漁業生產量值-漁業種類別魚類別生產量值8'.C14];['漁業生產量值-漁業種類別魚類別生產量值8'.E14];['漁業生產量值-漁業種類別魚類別生產量值8'.G14];['漁業生產量值-漁業種類別魚類別生產量值8'.I14];['漁業生產量值-漁業種類別魚類別生產量值8'.K14];['漁業生產量值-漁業種類別魚類別生產量值8'.M14];['漁業生產量值-漁業種類別魚類別生產量值8'.O14];['漁業生產量值-漁業種類別魚類別生產量值9'.C14];['漁業生產量值-漁業種類別魚類別生產量值9'.E14];['漁業生產量值-漁業種類別魚類別生產量值9'.G14];['漁業生產量值-漁業種類別魚類別生產量值9'.I14];['漁業生產量值-漁業種類別魚類別生產量值9'.K14];['漁業生產量值-漁業種類別魚類別生產量值9'.M14])=0;&quot;-&quot;;SUM([.O14];['漁業生產量值-漁業種類別魚類別生產量值8'.C14];['漁業生產量值-漁業種類別魚類別生產量值8'.E14];['漁業生產量值-漁業種類別魚類別生產量值8'.G14];['漁業生產量值-漁業種類別魚類別生產量值8'.I14];['漁業生產量值-漁業種類別魚類別生產量值8'.K14];['漁業生產量值-漁業種類別魚類別生產量值8'.M14];['漁業生產量值-漁業種類別魚類別生產量值8'.O14];['漁業生產量值-漁業種類別魚類別生產量值9'.C14];['漁業生產量值-漁業種類別魚類別生產量值9'.E14];['漁業生產量值-漁業種類別魚類別生產量值9'.G14];['漁業生產量值-漁業種類別魚類別生產量值9'.I14];['漁業生產量值-漁業種類別魚類別生產量值9'.K14];['漁業生產量值-漁業種類別魚類別生產量值9'.M14]))" table:style-name="ce57">
            <text:p>15<text:s/></text:p>
          </table:table-cell>
          <table:table-cell office:value-type="float" office:value="5306.9050000000007" table:formula="of:=  IF(SUM([.P14];['漁業生產量值-漁業種類別魚類別生產量值8'.D14];['漁業生產量值-漁業種類別魚類別生產量值8'.F14];['漁業生產量值-漁業種類別魚類別生產量值8'.H14];['漁業生產量值-漁業種類別魚類別生產量值8'.J14];['漁業生產量值-漁業種類別魚類別生產量值8'.L14];['漁業生產量值-漁業種類別魚類別生產量值8'.N14];['漁業生產量值-漁業種類別魚類別生產量值8'.P14];['漁業生產量值-漁業種類別魚類別生產量值9'.D14];['漁業生產量值-漁業種類別魚類別生產量值9'.F14];['漁業生產量值-漁業種類別魚類別生產量值9'.H14];['漁業生產量值-漁業種類別魚類別生產量值9'.J14];['漁業生產量值-漁業種類別魚類別生產量值9'.L14];['漁業生產量值-漁業種類別魚類別生產量值9'.N14])=0;&quot;-&quot;;SUM([.P14];['漁業生產量值-漁業種類別魚類別生產量值8'.D14];['漁業生產量值-漁業種類別魚類別生產量值8'.F14];['漁業生產量值-漁業種類別魚類別生產量值8'.H14];['漁業生產量值-漁業種類別魚類別生產量值8'.J14];['漁業生產量值-漁業種類別魚類別生產量值8'.L14];['漁業生產量值-漁業種類別魚類別生產量值8'.N14];['漁業生產量值-漁業種類別魚類別生產量值8'.P14];['漁業生產量值-漁業種類別魚類別生產量值9'.D14];['漁業生產量值-漁業種類別魚類別生產量值9'.F14];['漁業生產量值-漁業種類別魚類別生產量值9'.H14];['漁業生產量值-漁業種類別魚類別生產量值9'.J14];['漁業生產量值-漁業種類別魚類別生產量值9'.L14];['漁業生產量值-漁業種類別魚類別生產量值9'.N14]))" table:style-name="ce35">
            <text:p>5,307<text:s/></text:p>
          </table:table-cell>
          <table:table-cell office:value-type="float" office:value="0.317" table:style-name="ce57">
            <text:p>0<text:s/></text:p>
          </table:table-cell>
          <table:table-cell office:value-type="float" office:value="17.434999999999999" table:style-name="ce35">
            <text:p>17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中市</text:p>
          </table:table-cell>
          <table:table-cell office:value-type="string" table:style-name="ce62">
            <text:p>TAICHUNG CITY</text:p>
          </table:table-cell>
          <table:table-cell office:value-type="float" office:value="0.83069999999999999" table:style-name="ce57">
            <text:p>1<text:s/></text:p>
          </table:table-cell>
          <table:table-cell office:value-type="float" office:value="35.620330000000003" table:style-name="ce35">
            <text:p>36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8.5823999999999998" table:style-name="ce57">
            <text:p>9<text:s/></text:p>
          </table:table-cell>
          <table:table-cell office:value-type="float" office:value="771.72928000000002" table:style-name="ce35">
            <text:p>772<text:s/></text:p>
          </table:table-cell>
          <table:table-cell office:value-type="float" office:value="0.128" table:style-name="ce57">
            <text:p>0<text:s/></text:p>
          </table:table-cell>
          <table:table-cell office:value-type="float" office:value="8.9600000000000009" table:style-name="ce35">
            <text:p>9<text:s/></text:p>
          </table:table-cell>
          <table:table-cell office:value-type="float" office:value="10.285" table:style-name="ce57">
            <text:p>10<text:s/></text:p>
          </table:table-cell>
          <table:table-cell office:value-type="float" office:value="2509.54" table:style-name="ce35">
            <text:p>2,510<text:s/></text:p>
          </table:table-cell>
          <table:table-cell office:value-type="float" office:value="72.103300000000004" table:formula="of:=  IF(SUM([.O15];['漁業生產量值-漁業種類別魚類別生產量值8'.C15];['漁業生產量值-漁業種類別魚類別生產量值8'.E15];['漁業生產量值-漁業種類別魚類別生產量值8'.G15];['漁業生產量值-漁業種類別魚類別生產量值8'.I15];['漁業生產量值-漁業種類別魚類別生產量值8'.K15];['漁業生產量值-漁業種類別魚類別生產量值8'.M15];['漁業生產量值-漁業種類別魚類別生產量值8'.O15];['漁業生產量值-漁業種類別魚類別生產量值9'.C15];['漁業生產量值-漁業種類別魚類別生產量值9'.E15];['漁業生產量值-漁業種類別魚類別生產量值9'.G15];['漁業生產量值-漁業種類別魚類別生產量值9'.I15];['漁業生產量值-漁業種類別魚類別生產量值9'.K15];['漁業生產量值-漁業種類別魚類別生產量值9'.M15])=0;&quot;-&quot;;SUM([.O15];['漁業生產量值-漁業種類別魚類別生產量值8'.C15];['漁業生產量值-漁業種類別魚類別生產量值8'.E15];['漁業生產量值-漁業種類別魚類別生產量值8'.G15];['漁業生產量值-漁業種類別魚類別生產量值8'.I15];['漁業生產量值-漁業種類別魚類別生產量值8'.K15];['漁業生產量值-漁業種類別魚類別生產量值8'.M15];['漁業生產量值-漁業種類別魚類別生產量值8'.O15];['漁業生產量值-漁業種類別魚類別生產量值9'.C15];['漁業生產量值-漁業種類別魚類別生產量值9'.E15];['漁業生產量值-漁業種類別魚類別生產量值9'.G15];['漁業生產量值-漁業種類別魚類別生產量值9'.I15];['漁業生產量值-漁業種類別魚類別生產量值9'.K15];['漁業生產量值-漁業種類別魚類別生產量值9'.M15]))" table:style-name="ce57">
            <text:p>72<text:s/></text:p>
          </table:table-cell>
          <table:table-cell office:value-type="float" office:value="13183.741360000002" table:formula="of:=  IF(SUM([.P15];['漁業生產量值-漁業種類別魚類別生產量值8'.D15];['漁業生產量值-漁業種類別魚類別生產量值8'.F15];['漁業生產量值-漁業種類別魚類別生產量值8'.H15];['漁業生產量值-漁業種類別魚類別生產量值8'.J15];['漁業生產量值-漁業種類別魚類別生產量值8'.L15];['漁業生產量值-漁業種類別魚類別生產量值8'.N15];['漁業生產量值-漁業種類別魚類別生產量值8'.P15];['漁業生產量值-漁業種類別魚類別生產量值9'.D15];['漁業生產量值-漁業種類別魚類別生產量值9'.F15];['漁業生產量值-漁業種類別魚類別生產量值9'.H15];['漁業生產量值-漁業種類別魚類別生產量值9'.J15];['漁業生產量值-漁業種類別魚類別生產量值9'.L15];['漁業生產量值-漁業種類別魚類別生產量值9'.N15])=0;&quot;-&quot;;SUM([.P15];['漁業生產量值-漁業種類別魚類別生產量值8'.D15];['漁業生產量值-漁業種類別魚類別生產量值8'.F15];['漁業生產量值-漁業種類別魚類別生產量值8'.H15];['漁業生產量值-漁業種類別魚類別生產量值8'.J15];['漁業生產量值-漁業種類別魚類別生產量值8'.L15];['漁業生產量值-漁業種類別魚類別生產量值8'.N15];['漁業生產量值-漁業種類別魚類別生產量值8'.P15];['漁業生產量值-漁業種類別魚類別生產量值9'.D15];['漁業生產量值-漁業種類別魚類別生產量值9'.F15];['漁業生產量值-漁業種類別魚類別生產量值9'.H15];['漁業生產量值-漁業種類別魚類別生產量值9'.J15];['漁業生產量值-漁業種類別魚類別生產量值9'.L15];['漁業生產量值-漁業種類別魚類別生產量值9'.N15]))" table:style-name="ce35">
            <text:p>13,184<text:s/></text:p>
          </table:table-cell>
          <table:table-cell office:value-type="float" office:value="6.3037999999999998" table:style-name="ce57">
            <text:p>6<text:s/></text:p>
          </table:table-cell>
          <table:table-cell office:value-type="float" office:value="331.83197000000001" table:style-name="ce35">
            <text:p>332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南市</text:p>
          </table:table-cell>
          <table:table-cell office:value-type="string" table:style-name="ce62">
            <text:p>TAINAN CITY</text:p>
          </table:table-cell>
          <table:table-cell office:value-type="float" office:value="3.5205000000000002" table:style-name="ce57">
            <text:p>4<text:s/></text:p>
          </table:table-cell>
          <table:table-cell office:value-type="float" office:value="178.13730000000001" table:style-name="ce35">
            <text:p>178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67.668999999999997" table:formula="of:=  IF(SUM([.O16];['漁業生產量值-漁業種類別魚類別生產量值8'.C16];['漁業生產量值-漁業種類別魚類別生產量值8'.E16];['漁業生產量值-漁業種類別魚類別生產量值8'.G16];['漁業生產量值-漁業種類別魚類別生產量值8'.I16];['漁業生產量值-漁業種類別魚類別生產量值8'.K16];['漁業生產量值-漁業種類別魚類別生產量值8'.M16];['漁業生產量值-漁業種類別魚類別生產量值8'.O16];['漁業生產量值-漁業種類別魚類別生產量值9'.C16];['漁業生產量值-漁業種類別魚類別生產量值9'.E16];['漁業生產量值-漁業種類別魚類別生產量值9'.G16];['漁業生產量值-漁業種類別魚類別生產量值9'.I16];['漁業生產量值-漁業種類別魚類別生產量值9'.K16];['漁業生產量值-漁業種類別魚類別生產量值9'.M16])=0;&quot;-&quot;;SUM([.O16];['漁業生產量值-漁業種類別魚類別生產量值8'.C16];['漁業生產量值-漁業種類別魚類別生產量值8'.E16];['漁業生產量值-漁業種類別魚類別生產量值8'.G16];['漁業生產量值-漁業種類別魚類別生產量值8'.I16];['漁業生產量值-漁業種類別魚類別生產量值8'.K16];['漁業生產量值-漁業種類別魚類別生產量值8'.M16];['漁業生產量值-漁業種類別魚類別生產量值8'.O16];['漁業生產量值-漁業種類別魚類別生產量值9'.C16];['漁業生產量值-漁業種類別魚類別生產量值9'.E16];['漁業生產量值-漁業種類別魚類別生產量值9'.G16];['漁業生產量值-漁業種類別魚類別生產量值9'.I16];['漁業生產量值-漁業種類別魚類別生產量值9'.K16];['漁業生產量值-漁業種類別魚類別生產量值9'.M16]))" table:style-name="ce57">
            <text:p>68<text:s/></text:p>
          </table:table-cell>
          <table:table-cell office:value-type="float" office:value="14484.964950000001" table:formula="of:=  IF(SUM([.P16];['漁業生產量值-漁業種類別魚類別生產量值8'.D16];['漁業生產量值-漁業種類別魚類別生產量值8'.F16];['漁業生產量值-漁業種類別魚類別生產量值8'.H16];['漁業生產量值-漁業種類別魚類別生產量值8'.J16];['漁業生產量值-漁業種類別魚類別生產量值8'.L16];['漁業生產量值-漁業種類別魚類別生產量值8'.N16];['漁業生產量值-漁業種類別魚類別生產量值8'.P16];['漁業生產量值-漁業種類別魚類別生產量值9'.D16];['漁業生產量值-漁業種類別魚類別生產量值9'.F16];['漁業生產量值-漁業種類別魚類別生產量值9'.H16];['漁業生產量值-漁業種類別魚類別生產量值9'.J16];['漁業生產量值-漁業種類別魚類別生產量值9'.L16];['漁業生產量值-漁業種類別魚類別生產量值9'.N16])=0;&quot;-&quot;;SUM([.P16];['漁業生產量值-漁業種類別魚類別生產量值8'.D16];['漁業生產量值-漁業種類別魚類別生產量值8'.F16];['漁業生產量值-漁業種類別魚類別生產量值8'.H16];['漁業生產量值-漁業種類別魚類別生產量值8'.J16];['漁業生產量值-漁業種類別魚類別生產量值8'.L16];['漁業生產量值-漁業種類別魚類別生產量值8'.N16];['漁業生產量值-漁業種類別魚類別生產量值8'.P16];['漁業生產量值-漁業種類別魚類別生產量值9'.D16];['漁業生產量值-漁業種類別魚類別生產量值9'.F16];['漁業生產量值-漁業種類別魚類別生產量值9'.H16];['漁業生產量值-漁業種類別魚類別生產量值9'.J16];['漁業生產量值-漁業種類別魚類別生產量值9'.L16];['漁業生產量值-漁業種類別魚類別生產量值9'.N16]))" table:style-name="ce35">
            <text:p>14,485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高雄市</text:p>
          </table:table-cell>
          <table:table-cell office:value-type="string" table:style-name="ce62">
            <text:p>KAOHSIUNG CITY</text:p>
          </table:table-cell>
          <table:table-cell office:value-type="float" office:value="353.58499999999998" table:style-name="ce57">
            <text:p>354<text:s/></text:p>
          </table:table-cell>
          <table:table-cell office:value-type="float" office:value="19042.392070000002" table:style-name="ce35">
            <text:p>19,042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3.3330000000000002" table:style-name="ce57">
            <text:p>3<text:s/></text:p>
          </table:table-cell>
          <table:table-cell office:value-type="float" office:value="56.661000000000001" table:style-name="ce35">
            <text:p>57<text:s/></text:p>
          </table:table-cell>
          <table:table-cell office:value-type="float" office:value="17.48" table:style-name="ce57">
            <text:p>17<text:s/></text:p>
          </table:table-cell>
          <table:table-cell office:value-type="float" office:value="936.95600000000002" table:style-name="ce35">
            <text:p>937<text:s/></text:p>
          </table:table-cell>
          <table:table-cell office:value-type="float" office:value="33.438000000000002" table:style-name="ce57">
            <text:p>33<text:s/></text:p>
          </table:table-cell>
          <table:table-cell office:value-type="float" office:value="7230.4679999999998" table:style-name="ce35">
            <text:p>7,230<text:s/></text:p>
          </table:table-cell>
          <table:table-cell office:value-type="float" office:value="12682.2718" table:formula="of:=  IF(SUM([.O17];['漁業生產量值-漁業種類別魚類別生產量值8'.C17];['漁業生產量值-漁業種類別魚類別生產量值8'.E17];['漁業生產量值-漁業種類別魚類別生產量值8'.G17];['漁業生產量值-漁業種類別魚類別生產量值8'.I17];['漁業生產量值-漁業種類別魚類別生產量值8'.K17];['漁業生產量值-漁業種類別魚類別生產量值8'.M17];['漁業生產量值-漁業種類別魚類別生產量值8'.O17];['漁業生產量值-漁業種類別魚類別生產量值9'.C17];['漁業生產量值-漁業種類別魚類別生產量值9'.E17];['漁業生產量值-漁業種類別魚類別生產量值9'.G17];['漁業生產量值-漁業種類別魚類別生產量值9'.I17];['漁業生產量值-漁業種類別魚類別生產量值9'.K17];['漁業生產量值-漁業種類別魚類別生產量值9'.M17])=0;&quot;-&quot;;SUM([.O17];['漁業生產量值-漁業種類別魚類別生產量值8'.C17];['漁業生產量值-漁業種類別魚類別生產量值8'.E17];['漁業生產量值-漁業種類別魚類別生產量值8'.G17];['漁業生產量值-漁業種類別魚類別生產量值8'.I17];['漁業生產量值-漁業種類別魚類別生產量值8'.K17];['漁業生產量值-漁業種類別魚類別生產量值8'.M17];['漁業生產量值-漁業種類別魚類別生產量值8'.O17];['漁業生產量值-漁業種類別魚類別生產量值9'.C17];['漁業生產量值-漁業種類別魚類別生產量值9'.E17];['漁業生產量值-漁業種類別魚類別生產量值9'.G17];['漁業生產量值-漁業種類別魚類別生產量值9'.I17];['漁業生產量值-漁業種類別魚類別生產量值9'.K17];['漁業生產量值-漁業種類別魚類別生產量值9'.M17]))" table:style-name="ce57">
            <text:p>12,682<text:s/></text:p>
          </table:table-cell>
          <table:table-cell office:value-type="float" office:value="852122.0750999999" table:formula="of:=  IF(SUM([.P17];['漁業生產量值-漁業種類別魚類別生產量值8'.D17];['漁業生產量值-漁業種類別魚類別生產量值8'.F17];['漁業生產量值-漁業種類別魚類別生產量值8'.H17];['漁業生產量值-漁業種類別魚類別生產量值8'.J17];['漁業生產量值-漁業種類別魚類別生產量值8'.L17];['漁業生產量值-漁業種類別魚類別生產量值8'.N17];['漁業生產量值-漁業種類別魚類別生產量值8'.P17];['漁業生產量值-漁業種類別魚類別生產量值9'.D17];['漁業生產量值-漁業種類別魚類別生產量值9'.F17];['漁業生產量值-漁業種類別魚類別生產量值9'.H17];['漁業生產量值-漁業種類別魚類別生產量值9'.J17];['漁業生產量值-漁業種類別魚類別生產量值9'.L17];['漁業生產量值-漁業種類別魚類別生產量值9'.N17])=0;&quot;-&quot;;SUM([.P17];['漁業生產量值-漁業種類別魚類別生產量值8'.D17];['漁業生產量值-漁業種類別魚類別生產量值8'.F17];['漁業生產量值-漁業種類別魚類別生產量值8'.H17];['漁業生產量值-漁業種類別魚類別生產量值8'.J17];['漁業生產量值-漁業種類別魚類別生產量值8'.L17];['漁業生產量值-漁業種類別魚類別生產量值8'.N17];['漁業生產量值-漁業種類別魚類別生產量值8'.P17];['漁業生產量值-漁業種類別魚類別生產量值9'.D17];['漁業生產量值-漁業種類別魚類別生產量值9'.F17];['漁業生產量值-漁業種類別魚類別生產量值9'.H17];['漁業生產量值-漁業種類別魚類別生產量值9'.J17];['漁業生產量值-漁業種類別魚類別生產量值9'.L17];['漁業生產量值-漁業種類別魚類別生產量值9'.N17]))" table:style-name="ce35">
            <text:p>852,122<text:s/></text:p>
          </table:table-cell>
          <table:table-cell office:value-type="float" office:value="740.86199999999997" table:style-name="ce57">
            <text:p>741<text:s/></text:p>
          </table:table-cell>
          <table:table-cell office:value-type="float" office:value="28804.344000000001" table:style-name="ce35">
            <text:p>28,804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宜蘭縣</text:p>
          </table:table-cell>
          <table:table-cell office:value-type="string" table:style-name="ce62">
            <text:p>ILAN COUNTY</text:p>
          </table:table-cell>
          <table:table-cell office:value-type="float" office:value="3120.0972700000002" table:style-name="ce57">
            <text:p>3,120<text:s/></text:p>
          </table:table-cell>
          <table:table-cell office:value-type="float" office:value="315865.50085000001" table:style-name="ce35">
            <text:p>315,866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.05" table:style-name="ce57">
            <text:p>1<text:s/></text:p>
          </table:table-cell>
          <table:table-cell office:value-type="float" office:value="46.2" table:style-name="ce35">
            <text:p>46<text:s/></text:p>
          </table:table-cell>
          <table:table-cell office:value-type="float" office:value="394.16899999999998" table:style-name="ce57">
            <text:p>394<text:s/></text:p>
          </table:table-cell>
          <table:table-cell office:value-type="float" office:value="55538.473700000002" table:style-name="ce35">
            <text:p>55,538<text:s/></text:p>
          </table:table-cell>
          <table:table-cell office:value-type="float" office:value="28509.61404" table:formula="of:=  IF(SUM([.O18];['漁業生產量值-漁業種類別魚類別生產量值8'.C18];['漁業生產量值-漁業種類別魚類別生產量值8'.E18];['漁業生產量值-漁業種類別魚類別生產量值8'.G18];['漁業生產量值-漁業種類別魚類別生產量值8'.I18];['漁業生產量值-漁業種類別魚類別生產量值8'.K18];['漁業生產量值-漁業種類別魚類別生產量值8'.M18];['漁業生產量值-漁業種類別魚類別生產量值8'.O18];['漁業生產量值-漁業種類別魚類別生產量值9'.C18];['漁業生產量值-漁業種類別魚類別生產量值9'.E18];['漁業生產量值-漁業種類別魚類別生產量值9'.G18];['漁業生產量值-漁業種類別魚類別生產量值9'.I18];['漁業生產量值-漁業種類別魚類別生產量值9'.K18];['漁業生產量值-漁業種類別魚類別生產量值9'.M18])=0;&quot;-&quot;;SUM([.O18];['漁業生產量值-漁業種類別魚類別生產量值8'.C18];['漁業生產量值-漁業種類別魚類別生產量值8'.E18];['漁業生產量值-漁業種類別魚類別生產量值8'.G18];['漁業生產量值-漁業種類別魚類別生產量值8'.I18];['漁業生產量值-漁業種類別魚類別生產量值8'.K18];['漁業生產量值-漁業種類別魚類別生產量值8'.M18];['漁業生產量值-漁業種類別魚類別生產量值8'.O18];['漁業生產量值-漁業種類別魚類別生產量值9'.C18];['漁業生產量值-漁業種類別魚類別生產量值9'.E18];['漁業生產量值-漁業種類別魚類別生產量值9'.G18];['漁業生產量值-漁業種類別魚類別生產量值9'.I18];['漁業生產量值-漁業種類別魚類別生產量值9'.K18];['漁業生產量值-漁業種類別魚類別生產量值9'.M18]))" table:style-name="ce57">
            <text:p>28,510<text:s/></text:p>
          </table:table-cell>
          <table:table-cell office:value-type="float" office:value="1183812.4832200001" table:formula="of:=  IF(SUM([.P18];['漁業生產量值-漁業種類別魚類別生產量值8'.D18];['漁業生產量值-漁業種類別魚類別生產量值8'.F18];['漁業生產量值-漁業種類別魚類別生產量值8'.H18];['漁業生產量值-漁業種類別魚類別生產量值8'.J18];['漁業生產量值-漁業種類別魚類別生產量值8'.L18];['漁業生產量值-漁業種類別魚類別生產量值8'.N18];['漁業生產量值-漁業種類別魚類別生產量值8'.P18];['漁業生產量值-漁業種類別魚類別生產量值9'.D18];['漁業生產量值-漁業種類別魚類別生產量值9'.F18];['漁業生產量值-漁業種類別魚類別生產量值9'.H18];['漁業生產量值-漁業種類別魚類別生產量值9'.J18];['漁業生產量值-漁業種類別魚類別生產量值9'.L18];['漁業生產量值-漁業種類別魚類別生產量值9'.N18])=0;&quot;-&quot;;SUM([.P18];['漁業生產量值-漁業種類別魚類別生產量值8'.D18];['漁業生產量值-漁業種類別魚類別生產量值8'.F18];['漁業生產量值-漁業種類別魚類別生產量值8'.H18];['漁業生產量值-漁業種類別魚類別生產量值8'.J18];['漁業生產量值-漁業種類別魚類別生產量值8'.L18];['漁業生產量值-漁業種類別魚類別生產量值8'.N18];['漁業生產量值-漁業種類別魚類別生產量值8'.P18];['漁業生產量值-漁業種類別魚類別生產量值9'.D18];['漁業生產量值-漁業種類別魚類別生產量值9'.F18];['漁業生產量值-漁業種類別魚類別生產量值9'.H18];['漁業生產量值-漁業種類別魚類別生產量值9'.J18];['漁業生產量值-漁業種類別魚類別生產量值9'.L18];['漁業生產量值-漁業種類別魚類別生產量值9'.N18]))" table:style-name="ce35">
            <text:p>1,183,812<text:s/></text:p>
          </table:table-cell>
          <table:table-cell office:value-type="float" office:value="16494.6224" table:style-name="ce57">
            <text:p>16,495<text:s/></text:p>
          </table:table-cell>
          <table:table-cell office:value-type="float" office:value="355044.3137" table:style-name="ce35">
            <text:p>355,044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新竹縣</text:p>
          </table:table-cell>
          <table:table-cell office:value-type="string" table:style-name="ce62">
            <text:p>HSINCHU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0.97499999999999998" table:style-name="ce57">
            <text:p>1<text:s/></text:p>
          </table:table-cell>
          <table:table-cell office:value-type="float" office:value="57.524999999999999" table:style-name="ce35">
            <text:p>58<text:s/></text:p>
          </table:table-cell>
          <table:table-cell office:value-type="float" office:value="50.027999999999999" table:style-name="ce57">
            <text:p>50<text:s/></text:p>
          </table:table-cell>
          <table:table-cell office:value-type="float" office:value="7254.06" table:style-name="ce35">
            <text:p>7,254<text:s/></text:p>
          </table:table-cell>
          <table:table-cell office:value-type="float" office:value="41" table:formula="of:=  IF(SUM([.O19];['漁業生產量值-漁業種類別魚類別生產量值8'.C19];['漁業生產量值-漁業種類別魚類別生產量值8'.E19];['漁業生產量值-漁業種類別魚類別生產量值8'.G19];['漁業生產量值-漁業種類別魚類別生產量值8'.I19];['漁業生產量值-漁業種類別魚類別生產量值8'.K19];['漁業生產量值-漁業種類別魚類別生產量值8'.M19];['漁業生產量值-漁業種類別魚類別生產量值8'.O19];['漁業生產量值-漁業種類別魚類別生產量值9'.C19];['漁業生產量值-漁業種類別魚類別生產量值9'.E19];['漁業生產量值-漁業種類別魚類別生產量值9'.G19];['漁業生產量值-漁業種類別魚類別生產量值9'.I19];['漁業生產量值-漁業種類別魚類別生產量值9'.K19];['漁業生產量值-漁業種類別魚類別生產量值9'.M19])=0;&quot;-&quot;;SUM([.O19];['漁業生產量值-漁業種類別魚類別生產量值8'.C19];['漁業生產量值-漁業種類別魚類別生產量值8'.E19];['漁業生產量值-漁業種類別魚類別生產量值8'.G19];['漁業生產量值-漁業種類別魚類別生產量值8'.I19];['漁業生產量值-漁業種類別魚類別生產量值8'.K19];['漁業生產量值-漁業種類別魚類別生產量值8'.M19];['漁業生產量值-漁業種類別魚類別生產量值8'.O19];['漁業生產量值-漁業種類別魚類別生產量值9'.C19];['漁業生產量值-漁業種類別魚類別生產量值9'.E19];['漁業生產量值-漁業種類別魚類別生產量值9'.G19];['漁業生產量值-漁業種類別魚類別生產量值9'.I19];['漁業生產量值-漁業種類別魚類別生產量值9'.K19];['漁業生產量值-漁業種類別魚類別生產量值9'.M19]))" table:style-name="ce57">
            <text:p>41<text:s/></text:p>
          </table:table-cell>
          <table:table-cell office:value-type="float" office:value="11413.248" table:formula="of:=  IF(SUM([.P19];['漁業生產量值-漁業種類別魚類別生產量值8'.D19];['漁業生產量值-漁業種類別魚類別生產量值8'.F19];['漁業生產量值-漁業種類別魚類別生產量值8'.H19];['漁業生產量值-漁業種類別魚類別生產量值8'.J19];['漁業生產量值-漁業種類別魚類別生產量值8'.L19];['漁業生產量值-漁業種類別魚類別生產量值8'.N19];['漁業生產量值-漁業種類別魚類別生產量值8'.P19];['漁業生產量值-漁業種類別魚類別生產量值9'.D19];['漁業生產量值-漁業種類別魚類別生產量值9'.F19];['漁業生產量值-漁業種類別魚類別生產量值9'.H19];['漁業生產量值-漁業種類別魚類別生產量值9'.J19];['漁業生產量值-漁業種類別魚類別生產量值9'.L19];['漁業生產量值-漁業種類別魚類別生產量值9'.N19])=0;&quot;-&quot;;SUM([.P19];['漁業生產量值-漁業種類別魚類別生產量值8'.D19];['漁業生產量值-漁業種類別魚類別生產量值8'.F19];['漁業生產量值-漁業種類別魚類別生產量值8'.H19];['漁業生產量值-漁業種類別魚類別生產量值8'.J19];['漁業生產量值-漁業種類別魚類別生產量值8'.L19];['漁業生產量值-漁業種類別魚類別生產量值8'.N19];['漁業生產量值-漁業種類別魚類別生產量值8'.P19];['漁業生產量值-漁業種類別魚類別生產量值9'.D19];['漁業生產量值-漁業種類別魚類別生產量值9'.F19];['漁業生產量值-漁業種類別魚類別生產量值9'.H19];['漁業生產量值-漁業種類別魚類別生產量值9'.J19];['漁業生產量值-漁業種類別魚類別生產量值9'.L19];['漁業生產量值-漁業種類別魚類別生產量值9'.N19]))" table:style-name="ce35">
            <text:p>11,413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苗栗縣</text:p>
          </table:table-cell>
          <table:table-cell office:value-type="string" table:style-name="ce62">
            <text:p>MIAOLI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3.5214" table:style-name="ce57">
            <text:p>14<text:s/></text:p>
          </table:table-cell>
          <table:table-cell office:value-type="float" office:value="2097.16914" table:style-name="ce35">
            <text:p>2,097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44.67110000000002" table:formula="of:=  IF(SUM([.O20];['漁業生產量值-漁業種類別魚類別生產量值8'.C20];['漁業生產量值-漁業種類別魚類別生產量值8'.E20];['漁業生產量值-漁業種類別魚類別生產量值8'.G20];['漁業生產量值-漁業種類別魚類別生產量值8'.I20];['漁業生產量值-漁業種類別魚類別生產量值8'.K20];['漁業生產量值-漁業種類別魚類別生產量值8'.M20];['漁業生產量值-漁業種類別魚類別生產量值8'.O20];['漁業生產量值-漁業種類別魚類別生產量值9'.C20];['漁業生產量值-漁業種類別魚類別生產量值9'.E20];['漁業生產量值-漁業種類別魚類別生產量值9'.G20];['漁業生產量值-漁業種類別魚類別生產量值9'.I20];['漁業生產量值-漁業種類別魚類別生產量值9'.K20];['漁業生產量值-漁業種類別魚類別生產量值9'.M20])=0;&quot;-&quot;;SUM([.O20];['漁業生產量值-漁業種類別魚類別生產量值8'.C20];['漁業生產量值-漁業種類別魚類別生產量值8'.E20];['漁業生產量值-漁業種類別魚類別生產量值8'.G20];['漁業生產量值-漁業種類別魚類別生產量值8'.I20];['漁業生產量值-漁業種類別魚類別生產量值8'.K20];['漁業生產量值-漁業種類別魚類別生產量值8'.M20];['漁業生產量值-漁業種類別魚類別生產量值8'.O20];['漁業生產量值-漁業種類別魚類別生產量值9'.C20];['漁業生產量值-漁業種類別魚類別生產量值9'.E20];['漁業生產量值-漁業種類別魚類別生產量值9'.G20];['漁業生產量值-漁業種類別魚類別生產量值9'.I20];['漁業生產量值-漁業種類別魚類別生產量值9'.K20];['漁業生產量值-漁業種類別魚類別生產量值9'.M20]))" table:style-name="ce57">
            <text:p>145<text:s/></text:p>
          </table:table-cell>
          <table:table-cell office:value-type="float" office:value="28960.371209999998" table:formula="of:=  IF(SUM([.P20];['漁業生產量值-漁業種類別魚類別生產量值8'.D20];['漁業生產量值-漁業種類別魚類別生產量值8'.F20];['漁業生產量值-漁業種類別魚類別生產量值8'.H20];['漁業生產量值-漁業種類別魚類別生產量值8'.J20];['漁業生產量值-漁業種類別魚類別生產量值8'.L20];['漁業生產量值-漁業種類別魚類別生產量值8'.N20];['漁業生產量值-漁業種類別魚類別生產量值8'.P20];['漁業生產量值-漁業種類別魚類別生產量值9'.D20];['漁業生產量值-漁業種類別魚類別生產量值9'.F20];['漁業生產量值-漁業種類別魚類別生產量值9'.H20];['漁業生產量值-漁業種類別魚類別生產量值9'.J20];['漁業生產量值-漁業種類別魚類別生產量值9'.L20];['漁業生產量值-漁業種類別魚類別生產量值9'.N20])=0;&quot;-&quot;;SUM([.P20];['漁業生產量值-漁業種類別魚類別生產量值8'.D20];['漁業生產量值-漁業種類別魚類別生產量值8'.F20];['漁業生產量值-漁業種類別魚類別生產量值8'.H20];['漁業生產量值-漁業種類別魚類別生產量值8'.J20];['漁業生產量值-漁業種類別魚類別生產量值8'.L20];['漁業生產量值-漁業種類別魚類別生產量值8'.N20];['漁業生產量值-漁業種類別魚類別生產量值8'.P20];['漁業生產量值-漁業種類別魚類別生產量值9'.D20];['漁業生產量值-漁業種類別魚類別生產量值9'.F20];['漁業生產量值-漁業種類別魚類別生產量值9'.H20];['漁業生產量值-漁業種類別魚類別生產量值9'.J20];['漁業生產量值-漁業種類別魚類別生產量值9'.L20];['漁業生產量值-漁業種類別魚類別生產量值9'.N20]))" table:style-name="ce35">
            <text:p>28,960<text:s/></text:p>
          </table:table-cell>
          <table:table-cell office:value-type="float" office:value="18.106200000000001" table:style-name="ce57">
            <text:p>18<text:s/></text:p>
          </table:table-cell>
          <table:table-cell office:value-type="float" office:value="794.34100999999998" table:style-name="ce35">
            <text:p>794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彰化縣</text:p>
          </table:table-cell>
          <table:table-cell office:value-type="string" table:style-name="ce62">
            <text:p>CHANGHWA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5.008" table:style-name="ce57">
            <text:p>5<text:s/></text:p>
          </table:table-cell>
          <table:table-cell office:value-type="float" office:value="118.6896" table:style-name="ce35">
            <text:p>119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3.0179999999999998" table:formula="of:=  IF(SUM([.O21];['漁業生產量值-漁業種類別魚類別生產量值8'.C21];['漁業生產量值-漁業種類別魚類別生產量值8'.E21];['漁業生產量值-漁業種類別魚類別生產量值8'.G21];['漁業生產量值-漁業種類別魚類別生產量值8'.I21];['漁業生產量值-漁業種類別魚類別生產量值8'.K21];['漁業生產量值-漁業種類別魚類別生產量值8'.M21];['漁業生產量值-漁業種類別魚類別生產量值8'.O21];['漁業生產量值-漁業種類別魚類別生產量值9'.C21];['漁業生產量值-漁業種類別魚類別生產量值9'.E21];['漁業生產量值-漁業種類別魚類別生產量值9'.G21];['漁業生產量值-漁業種類別魚類別生產量值9'.I21];['漁業生產量值-漁業種類別魚類別生產量值9'.K21];['漁業生產量值-漁業種類別魚類別生產量值9'.M21])=0;&quot;-&quot;;SUM([.O21];['漁業生產量值-漁業種類別魚類別生產量值8'.C21];['漁業生產量值-漁業種類別魚類別生產量值8'.E21];['漁業生產量值-漁業種類別魚類別生產量值8'.G21];['漁業生產量值-漁業種類別魚類別生產量值8'.I21];['漁業生產量值-漁業種類別魚類別生產量值8'.K21];['漁業生產量值-漁業種類別魚類別生產量值8'.M21];['漁業生產量值-漁業種類別魚類別生產量值8'.O21];['漁業生產量值-漁業種類別魚類別生產量值9'.C21];['漁業生產量值-漁業種類別魚類別生產量值9'.E21];['漁業生產量值-漁業種類別魚類別生產量值9'.G21];['漁業生產量值-漁業種類別魚類別生產量值9'.I21];['漁業生產量值-漁業種類別魚類別生產量值9'.K21];['漁業生產量值-漁業種類別魚類別生產量值9'.M21]))" table:style-name="ce57">
            <text:p>3<text:s/></text:p>
          </table:table-cell>
          <table:table-cell office:value-type="float" office:value="1843.998" table:formula="of:=  IF(SUM([.P21];['漁業生產量值-漁業種類別魚類別生產量值8'.D21];['漁業生產量值-漁業種類別魚類別生產量值8'.F21];['漁業生產量值-漁業種類別魚類別生產量值8'.H21];['漁業生產量值-漁業種類別魚類別生產量值8'.J21];['漁業生產量值-漁業種類別魚類別生產量值8'.L21];['漁業生產量值-漁業種類別魚類別生產量值8'.N21];['漁業生產量值-漁業種類別魚類別生產量值8'.P21];['漁業生產量值-漁業種類別魚類別生產量值9'.D21];['漁業生產量值-漁業種類別魚類別生產量值9'.F21];['漁業生產量值-漁業種類別魚類別生產量值9'.H21];['漁業生產量值-漁業種類別魚類別生產量值9'.J21];['漁業生產量值-漁業種類別魚類別生產量值9'.L21];['漁業生產量值-漁業種類別魚類別生產量值9'.N21])=0;&quot;-&quot;;SUM([.P21];['漁業生產量值-漁業種類別魚類別生產量值8'.D21];['漁業生產量值-漁業種類別魚類別生產量值8'.F21];['漁業生產量值-漁業種類別魚類別生產量值8'.H21];['漁業生產量值-漁業種類別魚類別生產量值8'.J21];['漁業生產量值-漁業種類別魚類別生產量值8'.L21];['漁業生產量值-漁業種類別魚類別生產量值8'.N21];['漁業生產量值-漁業種類別魚類別生產量值8'.P21];['漁業生產量值-漁業種類別魚類別生產量值9'.D21];['漁業生產量值-漁業種類別魚類別生產量值9'.F21];['漁業生產量值-漁業種類別魚類別生產量值9'.H21];['漁業生產量值-漁業種類別魚類別生產量值9'.J21];['漁業生產量值-漁業種類別魚類別生產量值9'.L21];['漁業生產量值-漁業種類別魚類別生產量值9'.N21]))" table:style-name="ce35">
            <text:p>1,844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南投縣</text:p>
          </table:table-cell>
          <table:table-cell office:value-type="string" table:style-name="ce62">
            <text:p>NANTOU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office:string-value="-" table:formula="of:=  IF(SUM([.O22];['漁業生產量值-漁業種類別魚類別生產量值8'.C22];['漁業生產量值-漁業種類別魚類別生產量值8'.E22];['漁業生產量值-漁業種類別魚類別生產量值8'.G22];['漁業生產量值-漁業種類別魚類別生產量值8'.I22];['漁業生產量值-漁業種類別魚類別生產量值8'.K22];['漁業生產量值-漁業種類別魚類別生產量值8'.M22];['漁業生產量值-漁業種類別魚類別生產量值8'.O22];['漁業生產量值-漁業種類別魚類別生產量值9'.C22];['漁業生產量值-漁業種類別魚類別生產量值9'.E22];['漁業生產量值-漁業種類別魚類別生產量值9'.G22];['漁業生產量值-漁業種類別魚類別生產量值9'.I22];['漁業生產量值-漁業種類別魚類別生產量值9'.K22];['漁業生產量值-漁業種類別魚類別生產量值9'.M22])=0;&quot;-&quot;;SUM([.O22];['漁業生產量值-漁業種類別魚類別生產量值8'.C22];['漁業生產量值-漁業種類別魚類別生產量值8'.E22];['漁業生產量值-漁業種類別魚類別生產量值8'.G22];['漁業生產量值-漁業種類別魚類別生產量值8'.I22];['漁業生產量值-漁業種類別魚類別生產量值8'.K22];['漁業生產量值-漁業種類別魚類別生產量值8'.M22];['漁業生產量值-漁業種類別魚類別生產量值8'.O22];['漁業生產量值-漁業種類別魚類別生產量值9'.C22];['漁業生產量值-漁業種類別魚類別生產量值9'.E22];['漁業生產量值-漁業種類別魚類別生產量值9'.G22];['漁業生產量值-漁業種類別魚類別生產量值9'.I22];['漁業生產量值-漁業種類別魚類別生產量值9'.K22];['漁業生產量值-漁業種類別魚類別生產量值9'.M22]))" table:style-name="ce57">
            <text:p>-</text:p>
          </table:table-cell>
          <table:table-cell office:value-type="string" office:string-value="-" table:formula="of:=  IF(SUM([.P22];['漁業生產量值-漁業種類別魚類別生產量值8'.D22];['漁業生產量值-漁業種類別魚類別生產量值8'.F22];['漁業生產量值-漁業種類別魚類別生產量值8'.H22];['漁業生產量值-漁業種類別魚類別生產量值8'.J22];['漁業生產量值-漁業種類別魚類別生產量值8'.L22];['漁業生產量值-漁業種類別魚類別生產量值8'.N22];['漁業生產量值-漁業種類別魚類別生產量值8'.P22];['漁業生產量值-漁業種類別魚類別生產量值9'.D22];['漁業生產量值-漁業種類別魚類別生產量值9'.F22];['漁業生產量值-漁業種類別魚類別生產量值9'.H22];['漁業生產量值-漁業種類別魚類別生產量值9'.J22];['漁業生產量值-漁業種類別魚類別生產量值9'.L22];['漁業生產量值-漁業種類別魚類別生產量值9'.N22])=0;&quot;-&quot;;SUM([.P22];['漁業生產量值-漁業種類別魚類別生產量值8'.D22];['漁業生產量值-漁業種類別魚類別生產量值8'.F22];['漁業生產量值-漁業種類別魚類別生產量值8'.H22];['漁業生產量值-漁業種類別魚類別生產量值8'.J22];['漁業生產量值-漁業種類別魚類別生產量值8'.L22];['漁業生產量值-漁業種類別魚類別生產量值8'.N22];['漁業生產量值-漁業種類別魚類別生產量值8'.P22];['漁業生產量值-漁業種類別魚類別生產量值9'.D22];['漁業生產量值-漁業種類別魚類別生產量值9'.F22];['漁業生產量值-漁業種類別魚類別生產量值9'.H22];['漁業生產量值-漁業種類別魚類別生產量值9'.J22];['漁業生產量值-漁業種類別魚類別生產量值9'.L22];['漁業生產量值-漁業種類別魚類別生產量值9'.N22]))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雲林縣</text:p>
          </table:table-cell>
          <table:table-cell office:value-type="string" table:style-name="ce62">
            <text:p>YUNLIN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7.66" table:formula="of:=  IF(SUM([.O23];['漁業生產量值-漁業種類別魚類別生產量值8'.C23];['漁業生產量值-漁業種類別魚類別生產量值8'.E23];['漁業生產量值-漁業種類別魚類別生產量值8'.G23];['漁業生產量值-漁業種類別魚類別生產量值8'.I23];['漁業生產量值-漁業種類別魚類別生產量值8'.K23];['漁業生產量值-漁業種類別魚類別生產量值8'.M23];['漁業生產量值-漁業種類別魚類別生產量值8'.O23];['漁業生產量值-漁業種類別魚類別生產量值9'.C23];['漁業生產量值-漁業種類別魚類別生產量值9'.E23];['漁業生產量值-漁業種類別魚類別生產量值9'.G23];['漁業生產量值-漁業種類別魚類別生產量值9'.I23];['漁業生產量值-漁業種類別魚類別生產量值9'.K23];['漁業生產量值-漁業種類別魚類別生產量值9'.M23])=0;&quot;-&quot;;SUM([.O23];['漁業生產量值-漁業種類別魚類別生產量值8'.C23];['漁業生產量值-漁業種類別魚類別生產量值8'.E23];['漁業生產量值-漁業種類別魚類別生產量值8'.G23];['漁業生產量值-漁業種類別魚類別生產量值8'.I23];['漁業生產量值-漁業種類別魚類別生產量值8'.K23];['漁業生產量值-漁業種類別魚類別生產量值8'.M23];['漁業生產量值-漁業種類別魚類別生產量值8'.O23];['漁業生產量值-漁業種類別魚類別生產量值9'.C23];['漁業生產量值-漁業種類別魚類別生產量值9'.E23];['漁業生產量值-漁業種類別魚類別生產量值9'.G23];['漁業生產量值-漁業種類別魚類別生產量值9'.I23];['漁業生產量值-漁業種類別魚類別生產量值9'.K23];['漁業生產量值-漁業種類別魚類別生產量值9'.M23]))" table:style-name="ce57">
            <text:p>8<text:s/></text:p>
          </table:table-cell>
          <table:table-cell office:value-type="float" office:value="2872.5" table:formula="of:=  IF(SUM([.P23];['漁業生產量值-漁業種類別魚類別生產量值8'.D23];['漁業生產量值-漁業種類別魚類別生產量值8'.F23];['漁業生產量值-漁業種類別魚類別生產量值8'.H23];['漁業生產量值-漁業種類別魚類別生產量值8'.J23];['漁業生產量值-漁業種類別魚類別生產量值8'.L23];['漁業生產量值-漁業種類別魚類別生產量值8'.N23];['漁業生產量值-漁業種類別魚類別生產量值8'.P23];['漁業生產量值-漁業種類別魚類別生產量值9'.D23];['漁業生產量值-漁業種類別魚類別生產量值9'.F23];['漁業生產量值-漁業種類別魚類別生產量值9'.H23];['漁業生產量值-漁業種類別魚類別生產量值9'.J23];['漁業生產量值-漁業種類別魚類別生產量值9'.L23];['漁業生產量值-漁業種類別魚類別生產量值9'.N23])=0;&quot;-&quot;;SUM([.P23];['漁業生產量值-漁業種類別魚類別生產量值8'.D23];['漁業生產量值-漁業種類別魚類別生產量值8'.F23];['漁業生產量值-漁業種類別魚類別生產量值8'.H23];['漁業生產量值-漁業種類別魚類別生產量值8'.J23];['漁業生產量值-漁業種類別魚類別生產量值8'.L23];['漁業生產量值-漁業種類別魚類別生產量值8'.N23];['漁業生產量值-漁業種類別魚類別生產量值8'.P23];['漁業生產量值-漁業種類別魚類別生產量值9'.D23];['漁業生產量值-漁業種類別魚類別生產量值9'.F23];['漁業生產量值-漁業種類別魚類別生產量值9'.H23];['漁業生產量值-漁業種類別魚類別生產量值9'.J23];['漁業生產量值-漁業種類別魚類別生產量值9'.L23];['漁業生產量值-漁業種類別魚類別生產量值9'.N23]))" table:style-name="ce35">
            <text:p>2,873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嘉義縣</text:p>
          </table:table-cell>
          <table:table-cell office:value-type="string" table:style-name="ce62">
            <text:p>CHIAYI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9.0734200000000005" table:formula="of:=  IF(SUM([.O24];['漁業生產量值-漁業種類別魚類別生產量值8'.C24];['漁業生產量值-漁業種類別魚類別生產量值8'.E24];['漁業生產量值-漁業種類別魚類別生產量值8'.G24];['漁業生產量值-漁業種類別魚類別生產量值8'.I24];['漁業生產量值-漁業種類別魚類別生產量值8'.K24];['漁業生產量值-漁業種類別魚類別生產量值8'.M24];['漁業生產量值-漁業種類別魚類別生產量值8'.O24];['漁業生產量值-漁業種類別魚類別生產量值9'.C24];['漁業生產量值-漁業種類別魚類別生產量值9'.E24];['漁業生產量值-漁業種類別魚類別生產量值9'.G24];['漁業生產量值-漁業種類別魚類別生產量值9'.I24];['漁業生產量值-漁業種類別魚類別生產量值9'.K24];['漁業生產量值-漁業種類別魚類別生產量值9'.M24])=0;&quot;-&quot;;SUM([.O24];['漁業生產量值-漁業種類別魚類別生產量值8'.C24];['漁業生產量值-漁業種類別魚類別生產量值8'.E24];['漁業生產量值-漁業種類別魚類別生產量值8'.G24];['漁業生產量值-漁業種類別魚類別生產量值8'.I24];['漁業生產量值-漁業種類別魚類別生產量值8'.K24];['漁業生產量值-漁業種類別魚類別生產量值8'.M24];['漁業生產量值-漁業種類別魚類別生產量值8'.O24];['漁業生產量值-漁業種類別魚類別生產量值9'.C24];['漁業生產量值-漁業種類別魚類別生產量值9'.E24];['漁業生產量值-漁業種類別魚類別生產量值9'.G24];['漁業生產量值-漁業種類別魚類別生產量值9'.I24];['漁業生產量值-漁業種類別魚類別生產量值9'.K24];['漁業生產量值-漁業種類別魚類別生產量值9'.M24]))" table:style-name="ce57">
            <text:p>9<text:s/></text:p>
          </table:table-cell>
          <table:table-cell office:value-type="float" office:value="2032.6714999999999" table:formula="of:=  IF(SUM([.P24];['漁業生產量值-漁業種類別魚類別生產量值8'.D24];['漁業生產量值-漁業種類別魚類別生產量值8'.F24];['漁業生產量值-漁業種類別魚類別生產量值8'.H24];['漁業生產量值-漁業種類別魚類別生產量值8'.J24];['漁業生產量值-漁業種類別魚類別生產量值8'.L24];['漁業生產量值-漁業種類別魚類別生產量值8'.N24];['漁業生產量值-漁業種類別魚類別生產量值8'.P24];['漁業生產量值-漁業種類別魚類別生產量值9'.D24];['漁業生產量值-漁業種類別魚類別生產量值9'.F24];['漁業生產量值-漁業種類別魚類別生產量值9'.H24];['漁業生產量值-漁業種類別魚類別生產量值9'.J24];['漁業生產量值-漁業種類別魚類別生產量值9'.L24];['漁業生產量值-漁業種類別魚類別生產量值9'.N24])=0;&quot;-&quot;;SUM([.P24];['漁業生產量值-漁業種類別魚類別生產量值8'.D24];['漁業生產量值-漁業種類別魚類別生產量值8'.F24];['漁業生產量值-漁業種類別魚類別生產量值8'.H24];['漁業生產量值-漁業種類別魚類別生產量值8'.J24];['漁業生產量值-漁業種類別魚類別生產量值8'.L24];['漁業生產量值-漁業種類別魚類別生產量值8'.N24];['漁業生產量值-漁業種類別魚類別生產量值8'.P24];['漁業生產量值-漁業種類別魚類別生產量值9'.D24];['漁業生產量值-漁業種類別魚類別生產量值9'.F24];['漁業生產量值-漁業種類別魚類別生產量值9'.H24];['漁業生產量值-漁業種類別魚類別生產量值9'.J24];['漁業生產量值-漁業種類別魚類別生產量值9'.L24];['漁業生產量值-漁業種類別魚類別生產量值9'.N24]))" table:style-name="ce35">
            <text:p>2,033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屏東縣</text:p>
          </table:table-cell>
          <table:table-cell office:value-type="string" table:style-name="ce62">
            <text:p>PINGTUNG COUNTY</text:p>
          </table:table-cell>
          <table:table-cell office:value-type="float" office:value="7883.6629999999996" table:style-name="ce57">
            <text:p>7,884<text:s/></text:p>
          </table:table-cell>
          <table:table-cell office:value-type="float" office:value="521855.09139999998" table:style-name="ce35">
            <text:p>521,855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4.948" table:style-name="ce57">
            <text:p>15<text:s/></text:p>
          </table:table-cell>
          <table:table-cell office:value-type="float" office:value="1031.412" table:style-name="ce35">
            <text:p>1,031<text:s/></text:p>
          </table:table-cell>
          <table:table-cell office:value-type="float" office:value="87.537000000000006" table:style-name="ce57">
            <text:p>88<text:s/></text:p>
          </table:table-cell>
          <table:table-cell office:value-type="float" office:value="24510.36" table:style-name="ce35">
            <text:p>24,510<text:s/></text:p>
          </table:table-cell>
          <table:table-cell office:value-type="float" office:value="12746.3649" table:formula="of:=  IF(SUM([.O25];['漁業生產量值-漁業種類別魚類別生產量值8'.C25];['漁業生產量值-漁業種類別魚類別生產量值8'.E25];['漁業生產量值-漁業種類別魚類別生產量值8'.G25];['漁業生產量值-漁業種類別魚類別生產量值8'.I25];['漁業生產量值-漁業種類別魚類別生產量值8'.K25];['漁業生產量值-漁業種類別魚類別生產量值8'.M25];['漁業生產量值-漁業種類別魚類別生產量值8'.O25];['漁業生產量值-漁業種類別魚類別生產量值9'.C25];['漁業生產量值-漁業種類別魚類別生產量值9'.E25];['漁業生產量值-漁業種類別魚類別生產量值9'.G25];['漁業生產量值-漁業種類別魚類別生產量值9'.I25];['漁業生產量值-漁業種類別魚類別生產量值9'.K25];['漁業生產量值-漁業種類別魚類別生產量值9'.M25])=0;&quot;-&quot;;SUM([.O25];['漁業生產量值-漁業種類別魚類別生產量值8'.C25];['漁業生產量值-漁業種類別魚類別生產量值8'.E25];['漁業生產量值-漁業種類別魚類別生產量值8'.G25];['漁業生產量值-漁業種類別魚類別生產量值8'.I25];['漁業生產量值-漁業種類別魚類別生產量值8'.K25];['漁業生產量值-漁業種類別魚類別生產量值8'.M25];['漁業生產量值-漁業種類別魚類別生產量值8'.O25];['漁業生產量值-漁業種類別魚類別生產量值9'.C25];['漁業生產量值-漁業種類別魚類別生產量值9'.E25];['漁業生產量值-漁業種類別魚類別生產量值9'.G25];['漁業生產量值-漁業種類別魚類別生產量值9'.I25];['漁業生產量值-漁業種類別魚類別生產量值9'.K25];['漁業生產量值-漁業種類別魚類別生產量值9'.M25]))" table:style-name="ce57">
            <text:p>12,746<text:s/></text:p>
          </table:table-cell>
          <table:table-cell office:value-type="float" office:value="1119273.19095" table:formula="of:=  IF(SUM([.P25];['漁業生產量值-漁業種類別魚類別生產量值8'.D25];['漁業生產量值-漁業種類別魚類別生產量值8'.F25];['漁業生產量值-漁業種類別魚類別生產量值8'.H25];['漁業生產量值-漁業種類別魚類別生產量值8'.J25];['漁業生產量值-漁業種類別魚類別生產量值8'.L25];['漁業生產量值-漁業種類別魚類別生產量值8'.N25];['漁業生產量值-漁業種類別魚類別生產量值8'.P25];['漁業生產量值-漁業種類別魚類別生產量值9'.D25];['漁業生產量值-漁業種類別魚類別生產量值9'.F25];['漁業生產量值-漁業種類別魚類別生產量值9'.H25];['漁業生產量值-漁業種類別魚類別生產量值9'.J25];['漁業生產量值-漁業種類別魚類別生產量值9'.L25];['漁業生產量值-漁業種類別魚類別生產量值9'.N25])=0;&quot;-&quot;;SUM([.P25];['漁業生產量值-漁業種類別魚類別生產量值8'.D25];['漁業生產量值-漁業種類別魚類別生產量值8'.F25];['漁業生產量值-漁業種類別魚類別生產量值8'.H25];['漁業生產量值-漁業種類別魚類別生產量值8'.J25];['漁業生產量值-漁業種類別魚類別生產量值8'.L25];['漁業生產量值-漁業種類別魚類別生產量值8'.N25];['漁業生產量值-漁業種類別魚類別生產量值8'.P25];['漁業生產量值-漁業種類別魚類別生產量值9'.D25];['漁業生產量值-漁業種類別魚類別生產量值9'.F25];['漁業生產量值-漁業種類別魚類別生產量值9'.H25];['漁業生產量值-漁業種類別魚類別生產量值9'.J25];['漁業生產量值-漁業種類別魚類別生產量值9'.L25];['漁業生產量值-漁業種類別魚類別生產量值9'.N25]))" table:style-name="ce35">
            <text:p>1,119,273<text:s/></text:p>
          </table:table-cell>
          <table:table-cell office:value-type="float" office:value="1.9800000000000002E-2" table:style-name="ce57">
            <text:p>0<text:s/></text:p>
          </table:table-cell>
          <table:table-cell office:value-type="float" office:value="0.79200000000000004" table:style-name="ce35">
            <text:p>1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東縣</text:p>
          </table:table-cell>
          <table:table-cell office:value-type="string" table:style-name="ce62">
            <text:p>TAITUNG COUNTY</text:p>
          </table:table-cell>
          <table:table-cell office:value-type="float" office:value="1803.0840000000001" table:style-name="ce57">
            <text:p>1,803<text:s/></text:p>
          </table:table-cell>
          <table:table-cell office:value-type="float" office:value="184629.37875" table:style-name="ce35">
            <text:p>184,629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257.9957099999999" table:formula="of:=  IF(SUM([.O26];['漁業生產量值-漁業種類別魚類別生產量值8'.C26];['漁業生產量值-漁業種類別魚類別生產量值8'.E26];['漁業生產量值-漁業種類別魚類別生產量值8'.G26];['漁業生產量值-漁業種類別魚類別生產量值8'.I26];['漁業生產量值-漁業種類別魚類別生產量值8'.K26];['漁業生產量值-漁業種類別魚類別生產量值8'.M26];['漁業生產量值-漁業種類別魚類別生產量值8'.O26];['漁業生產量值-漁業種類別魚類別生產量值9'.C26];['漁業生產量值-漁業種類別魚類別生產量值9'.E26];['漁業生產量值-漁業種類別魚類別生產量值9'.G26];['漁業生產量值-漁業種類別魚類別生產量值9'.I26];['漁業生產量值-漁業種類別魚類別生產量值9'.K26];['漁業生產量值-漁業種類別魚類別生產量值9'.M26])=0;&quot;-&quot;;SUM([.O26];['漁業生產量值-漁業種類別魚類別生產量值8'.C26];['漁業生產量值-漁業種類別魚類別生產量值8'.E26];['漁業生產量值-漁業種類別魚類別生產量值8'.G26];['漁業生產量值-漁業種類別魚類別生產量值8'.I26];['漁業生產量值-漁業種類別魚類別生產量值8'.K26];['漁業生產量值-漁業種類別魚類別生產量值8'.M26];['漁業生產量值-漁業種類別魚類別生產量值8'.O26];['漁業生產量值-漁業種類別魚類別生產量值9'.C26];['漁業生產量值-漁業種類別魚類別生產量值9'.E26];['漁業生產量值-漁業種類別魚類別生產量值9'.G26];['漁業生產量值-漁業種類別魚類別生產量值9'.I26];['漁業生產量值-漁業種類別魚類別生產量值9'.K26];['漁業生產量值-漁業種類別魚類別生產量值9'.M26]))" table:style-name="ce57">
            <text:p>1,258<text:s/></text:p>
          </table:table-cell>
          <table:table-cell office:value-type="float" office:value="197464.67901999998" table:formula="of:=  IF(SUM([.P26];['漁業生產量值-漁業種類別魚類別生產量值8'.D26];['漁業生產量值-漁業種類別魚類別生產量值8'.F26];['漁業生產量值-漁業種類別魚類別生產量值8'.H26];['漁業生產量值-漁業種類別魚類別生產量值8'.J26];['漁業生產量值-漁業種類別魚類別生產量值8'.L26];['漁業生產量值-漁業種類別魚類別生產量值8'.N26];['漁業生產量值-漁業種類別魚類別生產量值8'.P26];['漁業生產量值-漁業種類別魚類別生產量值9'.D26];['漁業生產量值-漁業種類別魚類別生產量值9'.F26];['漁業生產量值-漁業種類別魚類別生產量值9'.H26];['漁業生產量值-漁業種類別魚類別生產量值9'.J26];['漁業生產量值-漁業種類別魚類別生產量值9'.L26];['漁業生產量值-漁業種類別魚類別生產量值9'.N26])=0;&quot;-&quot;;SUM([.P26];['漁業生產量值-漁業種類別魚類別生產量值8'.D26];['漁業生產量值-漁業種類別魚類別生產量值8'.F26];['漁業生產量值-漁業種類別魚類別生產量值8'.H26];['漁業生產量值-漁業種類別魚類別生產量值8'.J26];['漁業生產量值-漁業種類別魚類別生產量值8'.L26];['漁業生產量值-漁業種類別魚類別生產量值8'.N26];['漁業生產量值-漁業種類別魚類別生產量值8'.P26];['漁業生產量值-漁業種類別魚類別生產量值9'.D26];['漁業生產量值-漁業種類別魚類別生產量值9'.F26];['漁業生產量值-漁業種類別魚類別生產量值9'.H26];['漁業生產量值-漁業種類別魚類別生產量值9'.J26];['漁業生產量值-漁業種類別魚類別生產量值9'.L26];['漁業生產量值-漁業種類別魚類別生產量值9'.N26]))" table:style-name="ce35">
            <text:p>197,465<text:s/></text:p>
          </table:table-cell>
          <table:table-cell office:value-type="float" office:value="20.335000000000001" table:style-name="ce57">
            <text:p>20<text:s/></text:p>
          </table:table-cell>
          <table:table-cell office:value-type="float" office:value="2050.0583000000001" table:style-name="ce35">
            <text:p>2,050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花蓮縣</text:p>
          </table:table-cell>
          <table:table-cell office:value-type="string" table:style-name="ce62">
            <text:p>HWALIEN COUNTY</text:p>
          </table:table-cell>
          <table:table-cell office:value-type="float" office:value="256.54809999999998" table:style-name="ce57">
            <text:p>257<text:s/></text:p>
          </table:table-cell>
          <table:table-cell office:value-type="float" office:value="21806.588500000002" table:style-name="ce35">
            <text:p>21,807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0.5" table:style-name="ce57">
            <text:p>1<text:s/></text:p>
          </table:table-cell>
          <table:table-cell office:value-type="float" office:value="10.5" table:style-name="ce35">
            <text:p>11<text:s/></text:p>
          </table:table-cell>
          <table:table-cell office:value-type="float" office:value="23.04" table:style-name="ce57">
            <text:p>23<text:s/></text:p>
          </table:table-cell>
          <table:table-cell office:value-type="float" office:value="2764.8" table:style-name="ce35">
            <text:p>2,765<text:s/></text:p>
          </table:table-cell>
          <table:table-cell office:value-type="float" office:value="67.153999999999996" table:style-name="ce57">
            <text:p>67<text:s/></text:p>
          </table:table-cell>
          <table:table-cell office:value-type="float" office:value="13430.8" table:style-name="ce35">
            <text:p>13,431<text:s/></text:p>
          </table:table-cell>
          <table:table-cell office:value-type="float" office:value="592.01781000000005" table:formula="of:=  IF(SUM([.O27];['漁業生產量值-漁業種類別魚類別生產量值8'.C27];['漁業生產量值-漁業種類別魚類別生產量值8'.E27];['漁業生產量值-漁業種類別魚類別生產量值8'.G27];['漁業生產量值-漁業種類別魚類別生產量值8'.I27];['漁業生產量值-漁業種類別魚類別生產量值8'.K27];['漁業生產量值-漁業種類別魚類別生產量值8'.M27];['漁業生產量值-漁業種類別魚類別生產量值8'.O27];['漁業生產量值-漁業種類別魚類別生產量值9'.C27];['漁業生產量值-漁業種類別魚類別生產量值9'.E27];['漁業生產量值-漁業種類別魚類別生產量值9'.G27];['漁業生產量值-漁業種類別魚類別生產量值9'.I27];['漁業生產量值-漁業種類別魚類別生產量值9'.K27];['漁業生產量值-漁業種類別魚類別生產量值9'.M27])=0;&quot;-&quot;;SUM([.O27];['漁業生產量值-漁業種類別魚類別生產量值8'.C27];['漁業生產量值-漁業種類別魚類別生產量值8'.E27];['漁業生產量值-漁業種類別魚類別生產量值8'.G27];['漁業生產量值-漁業種類別魚類別生產量值8'.I27];['漁業生產量值-漁業種類別魚類別生產量值8'.K27];['漁業生產量值-漁業種類別魚類別生產量值8'.M27];['漁業生產量值-漁業種類別魚類別生產量值8'.O27];['漁業生產量值-漁業種類別魚類別生產量值9'.C27];['漁業生產量值-漁業種類別魚類別生產量值9'.E27];['漁業生產量值-漁業種類別魚類別生產量值9'.G27];['漁業生產量值-漁業種類別魚類別生產量值9'.I27];['漁業生產量值-漁業種類別魚類別生產量值9'.K27];['漁業生產量值-漁業種類別魚類別生產量值9'.M27]))" table:style-name="ce57">
            <text:p>592<text:s/></text:p>
          </table:table-cell>
          <table:table-cell office:value-type="float" office:value="40196.9856" table:formula="of:=  IF(SUM([.P27];['漁業生產量值-漁業種類別魚類別生產量值8'.D27];['漁業生產量值-漁業種類別魚類別生產量值8'.F27];['漁業生產量值-漁業種類別魚類別生產量值8'.H27];['漁業生產量值-漁業種類別魚類別生產量值8'.J27];['漁業生產量值-漁業種類別魚類別生產量值8'.L27];['漁業生產量值-漁業種類別魚類別生產量值8'.N27];['漁業生產量值-漁業種類別魚類別生產量值8'.P27];['漁業生產量值-漁業種類別魚類別生產量值9'.D27];['漁業生產量值-漁業種類別魚類別生產量值9'.F27];['漁業生產量值-漁業種類別魚類別生產量值9'.H27];['漁業生產量值-漁業種類別魚類別生產量值9'.J27];['漁業生產量值-漁業種類別魚類別生產量值9'.L27];['漁業生產量值-漁業種類別魚類別生產量值9'.N27])=0;&quot;-&quot;;SUM([.P27];['漁業生產量值-漁業種類別魚類別生產量值8'.D27];['漁業生產量值-漁業種類別魚類別生產量值8'.F27];['漁業生產量值-漁業種類別魚類別生產量值8'.H27];['漁業生產量值-漁業種類別魚類別生產量值8'.J27];['漁業生產量值-漁業種類別魚類別生產量值8'.L27];['漁業生產量值-漁業種類別魚類別生產量值8'.N27];['漁業生產量值-漁業種類別魚類別生產量值8'.P27];['漁業生產量值-漁業種類別魚類別生產量值9'.D27];['漁業生產量值-漁業種類別魚類別生產量值9'.F27];['漁業生產量值-漁業種類別魚類別生產量值9'.H27];['漁業生產量值-漁業種類別魚類別生產量值9'.J27];['漁業生產量值-漁業種類別魚類別生產量值9'.L27];['漁業生產量值-漁業種類別魚類別生產量值9'.N27]))" table:style-name="ce35">
            <text:p>40,197<text:s/></text:p>
          </table:table-cell>
          <table:table-cell office:value-type="float" office:value="18.079899999999999" table:style-name="ce57">
            <text:p>18<text:s/></text:p>
          </table:table-cell>
          <table:table-cell office:value-type="float" office:value="451.9975" table:style-name="ce35">
            <text:p>452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澎湖縣</text:p>
          </table:table-cell>
          <table:table-cell office:value-type="string" table:style-name="ce62">
            <text:p>PENGHU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6.5" table:style-name="ce57">
            <text:p>17<text:s/></text:p>
          </table:table-cell>
          <table:table-cell office:value-type="float" office:value="1650" table:style-name="ce35">
            <text:p>1,650<text:s/></text:p>
          </table:table-cell>
          <table:table-cell office:value-type="float" office:value="1140.25" table:style-name="ce57">
            <text:p>1,140<text:s/></text:p>
          </table:table-cell>
          <table:table-cell office:value-type="float" office:value="8551.875" table:style-name="ce35">
            <text:p>8,552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558.59999999999991" table:formula="of:=  IF(SUM([.O28];['漁業生產量值-漁業種類別魚類別生產量值8'.C28];['漁業生產量值-漁業種類別魚類別生產量值8'.E28];['漁業生產量值-漁業種類別魚類別生產量值8'.G28];['漁業生產量值-漁業種類別魚類別生產量值8'.I28];['漁業生產量值-漁業種類別魚類別生產量值8'.K28];['漁業生產量值-漁業種類別魚類別生產量值8'.M28];['漁業生產量值-漁業種類別魚類別生產量值8'.O28];['漁業生產量值-漁業種類別魚類別生產量值9'.C28];['漁業生產量值-漁業種類別魚類別生產量值9'.E28];['漁業生產量值-漁業種類別魚類別生產量值9'.G28];['漁業生產量值-漁業種類別魚類別生產量值9'.I28];['漁業生產量值-漁業種類別魚類別生產量值9'.K28];['漁業生產量值-漁業種類別魚類別生產量值9'.M28])=0;&quot;-&quot;;SUM([.O28];['漁業生產量值-漁業種類別魚類別生產量值8'.C28];['漁業生產量值-漁業種類別魚類別生產量值8'.E28];['漁業生產量值-漁業種類別魚類別生產量值8'.G28];['漁業生產量值-漁業種類別魚類別生產量值8'.I28];['漁業生產量值-漁業種類別魚類別生產量值8'.K28];['漁業生產量值-漁業種類別魚類別生產量值8'.M28];['漁業生產量值-漁業種類別魚類別生產量值8'.O28];['漁業生產量值-漁業種類別魚類別生產量值9'.C28];['漁業生產量值-漁業種類別魚類別生產量值9'.E28];['漁業生產量值-漁業種類別魚類別生產量值9'.G28];['漁業生產量值-漁業種類別魚類別生產量值9'.I28];['漁業生產量值-漁業種類別魚類別生產量值9'.K28];['漁業生產量值-漁業種類別魚類別生產量值9'.M28]))" table:style-name="ce57">
            <text:p>559<text:s/></text:p>
          </table:table-cell>
          <table:table-cell office:value-type="float" office:value="73238.25" table:formula="of:=  IF(SUM([.P28];['漁業生產量值-漁業種類別魚類別生產量值8'.D28];['漁業生產量值-漁業種類別魚類別生產量值8'.F28];['漁業生產量值-漁業種類別魚類別生產量值8'.H28];['漁業生產量值-漁業種類別魚類別生產量值8'.J28];['漁業生產量值-漁業種類別魚類別生產量值8'.L28];['漁業生產量值-漁業種類別魚類別生產量值8'.N28];['漁業生產量值-漁業種類別魚類別生產量值8'.P28];['漁業生產量值-漁業種類別魚類別生產量值9'.D28];['漁業生產量值-漁業種類別魚類別生產量值9'.F28];['漁業生產量值-漁業種類別魚類別生產量值9'.H28];['漁業生產量值-漁業種類別魚類別生產量值9'.J28];['漁業生產量值-漁業種類別魚類別生產量值9'.L28];['漁業生產量值-漁業種類別魚類別生產量值9'.N28])=0;&quot;-&quot;;SUM([.P28];['漁業生產量值-漁業種類別魚類別生產量值8'.D28];['漁業生產量值-漁業種類別魚類別生產量值8'.F28];['漁業生產量值-漁業種類別魚類別生產量值8'.H28];['漁業生產量值-漁業種類別魚類別生產量值8'.J28];['漁業生產量值-漁業種類別魚類別生產量值8'.L28];['漁業生產量值-漁業種類別魚類別生產量值8'.N28];['漁業生產量值-漁業種類別魚類別生產量值8'.P28];['漁業生產量值-漁業種類別魚類別生產量值9'.D28];['漁業生產量值-漁業種類別魚類別生產量值9'.F28];['漁業生產量值-漁業種類別魚類別生產量值9'.H28];['漁業生產量值-漁業種類別魚類別生產量值9'.J28];['漁業生產量值-漁業種類別魚類別生產量值9'.L28];['漁業生產量值-漁業種類別魚類別生產量值9'.N28]))" table:style-name="ce35">
            <text:p>73,238<text:s/></text:p>
          </table:table-cell>
          <table:table-cell office:value-type="float" office:value="88.8" table:style-name="ce57">
            <text:p>89<text:s/></text:p>
          </table:table-cell>
          <table:table-cell office:value-type="float" office:value="719.28" table:style-name="ce35">
            <text:p>719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基隆市</text:p>
          </table:table-cell>
          <table:table-cell office:value-type="string" table:style-name="ce62">
            <text:p>KEELUNG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6942.458119999999" table:formula="of:=  IF(SUM([.O29];['漁業生產量值-漁業種類別魚類別生產量值8'.C29];['漁業生產量值-漁業種類別魚類別生產量值8'.E29];['漁業生產量值-漁業種類別魚類別生產量值8'.G29];['漁業生產量值-漁業種類別魚類別生產量值8'.I29];['漁業生產量值-漁業種類別魚類別生產量值8'.K29];['漁業生產量值-漁業種類別魚類別生產量值8'.M29];['漁業生產量值-漁業種類別魚類別生產量值8'.O29];['漁業生產量值-漁業種類別魚類別生產量值9'.C29];['漁業生產量值-漁業種類別魚類別生產量值9'.E29];['漁業生產量值-漁業種類別魚類別生產量值9'.G29];['漁業生產量值-漁業種類別魚類別生產量值9'.I29];['漁業生產量值-漁業種類別魚類別生產量值9'.K29];['漁業生產量值-漁業種類別魚類別生產量值9'.M29])=0;&quot;-&quot;;SUM([.O29];['漁業生產量值-漁業種類別魚類別生產量值8'.C29];['漁業生產量值-漁業種類別魚類別生產量值8'.E29];['漁業生產量值-漁業種類別魚類別生產量值8'.G29];['漁業生產量值-漁業種類別魚類別生產量值8'.I29];['漁業生產量值-漁業種類別魚類別生產量值8'.K29];['漁業生產量值-漁業種類別魚類別生產量值8'.M29];['漁業生產量值-漁業種類別魚類別生產量值8'.O29];['漁業生產量值-漁業種類別魚類別生產量值9'.C29];['漁業生產量值-漁業種類別魚類別生產量值9'.E29];['漁業生產量值-漁業種類別魚類別生產量值9'.G29];['漁業生產量值-漁業種類別魚類別生產量值9'.I29];['漁業生產量值-漁業種類別魚類別生產量值9'.K29];['漁業生產量值-漁業種類別魚類別生產量值9'.M29]))" table:style-name="ce57">
            <text:p>26,942<text:s/></text:p>
          </table:table-cell>
          <table:table-cell office:value-type="float" office:value="1259246.6161500001" table:formula="of:=  IF(SUM([.P29];['漁業生產量值-漁業種類別魚類別生產量值8'.D29];['漁業生產量值-漁業種類別魚類別生產量值8'.F29];['漁業生產量值-漁業種類別魚類別生產量值8'.H29];['漁業生產量值-漁業種類別魚類別生產量值8'.J29];['漁業生產量值-漁業種類別魚類別生產量值8'.L29];['漁業生產量值-漁業種類別魚類別生產量值8'.N29];['漁業生產量值-漁業種類別魚類別生產量值8'.P29];['漁業生產量值-漁業種類別魚類別生產量值9'.D29];['漁業生產量值-漁業種類別魚類別生產量值9'.F29];['漁業生產量值-漁業種類別魚類別生產量值9'.H29];['漁業生產量值-漁業種類別魚類別生產量值9'.J29];['漁業生產量值-漁業種類別魚類別生產量值9'.L29];['漁業生產量值-漁業種類別魚類別生產量值9'.N29])=0;&quot;-&quot;;SUM([.P29];['漁業生產量值-漁業種類別魚類別生產量值8'.D29];['漁業生產量值-漁業種類別魚類別生產量值8'.F29];['漁業生產量值-漁業種類別魚類別生產量值8'.H29];['漁業生產量值-漁業種類別魚類別生產量值8'.J29];['漁業生產量值-漁業種類別魚類別生產量值8'.L29];['漁業生產量值-漁業種類別魚類別生產量值8'.N29];['漁業生產量值-漁業種類別魚類別生產量值8'.P29];['漁業生產量值-漁業種類別魚類別生產量值9'.D29];['漁業生產量值-漁業種類別魚類別生產量值9'.F29];['漁業生產量值-漁業種類別魚類別生產量值9'.H29];['漁業生產量值-漁業種類別魚類別生產量值9'.J29];['漁業生產量值-漁業種類別魚類別生產量值9'.L29];['漁業生產量值-漁業種類別魚類別生產量值9'.N29]))" table:style-name="ce35">
            <text:p>1,259,247<text:s/></text:p>
          </table:table-cell>
          <table:table-cell office:value-type="float" office:value="26823.81122" table:style-name="ce57">
            <text:p>26,824<text:s/></text:p>
          </table:table-cell>
          <table:table-cell office:value-type="float" office:value="1249989.6028400001" table:style-name="ce35">
            <text:p>1,249,990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新竹市</text:p>
          </table:table-cell>
          <table:table-cell office:value-type="string" table:style-name="ce62">
            <text:p>HSINCHU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.0499999999999998" table:style-name="ce57">
            <text:p>2<text:s/></text:p>
          </table:table-cell>
          <table:table-cell office:value-type="float" office:value="133.25" table:style-name="ce35">
            <text:p>133<text:s/></text:p>
          </table:table-cell>
          <table:table-cell office:value-type="float" office:value="4.5419999999999998" table:style-name="ce57">
            <text:p>5<text:s/></text:p>
          </table:table-cell>
          <table:table-cell office:value-type="float" office:value="726.72" table:style-name="ce35">
            <text:p>727<text:s/></text:p>
          </table:table-cell>
          <table:table-cell office:value-type="float" office:value="34.603999999999999" table:style-name="ce57">
            <text:p>35<text:s/></text:p>
          </table:table-cell>
          <table:table-cell office:value-type="float" office:value="9689.1200000000008" table:style-name="ce35">
            <text:p>9,689<text:s/></text:p>
          </table:table-cell>
          <table:table-cell office:value-type="float" office:value="83.221999999999994" table:formula="of:=  IF(SUM([.O30];['漁業生產量值-漁業種類別魚類別生產量值8'.C30];['漁業生產量值-漁業種類別魚類別生產量值8'.E30];['漁業生產量值-漁業種類別魚類別生產量值8'.G30];['漁業生產量值-漁業種類別魚類別生產量值8'.I30];['漁業生產量值-漁業種類別魚類別生產量值8'.K30];['漁業生產量值-漁業種類別魚類別生產量值8'.M30];['漁業生產量值-漁業種類別魚類別生產量值8'.O30];['漁業生產量值-漁業種類別魚類別生產量值9'.C30];['漁業生產量值-漁業種類別魚類別生產量值9'.E30];['漁業生產量值-漁業種類別魚類別生產量值9'.G30];['漁業生產量值-漁業種類別魚類別生產量值9'.I30];['漁業生產量值-漁業種類別魚類別生產量值9'.K30];['漁業生產量值-漁業種類別魚類別生產量值9'.M30])=0;&quot;-&quot;;SUM([.O30];['漁業生產量值-漁業種類別魚類別生產量值8'.C30];['漁業生產量值-漁業種類別魚類別生產量值8'.E30];['漁業生產量值-漁業種類別魚類別生產量值8'.G30];['漁業生產量值-漁業種類別魚類別生產量值8'.I30];['漁業生產量值-漁業種類別魚類別生產量值8'.K30];['漁業生產量值-漁業種類別魚類別生產量值8'.M30];['漁業生產量值-漁業種類別魚類別生產量值8'.O30];['漁業生產量值-漁業種類別魚類別生產量值9'.C30];['漁業生產量值-漁業種類別魚類別生產量值9'.E30];['漁業生產量值-漁業種類別魚類別生產量值9'.G30];['漁業生產量值-漁業種類別魚類別生產量值9'.I30];['漁業生產量值-漁業種類別魚類別生產量值9'.K30];['漁業生產量值-漁業種類別魚類別生產量值9'.M30]))" table:style-name="ce57">
            <text:p>83<text:s/></text:p>
          </table:table-cell>
          <table:table-cell office:value-type="float" office:value="12900.762000000001" table:formula="of:=  IF(SUM([.P30];['漁業生產量值-漁業種類別魚類別生產量值8'.D30];['漁業生產量值-漁業種類別魚類別生產量值8'.F30];['漁業生產量值-漁業種類別魚類別生產量值8'.H30];['漁業生產量值-漁業種類別魚類別生產量值8'.J30];['漁業生產量值-漁業種類別魚類別生產量值8'.L30];['漁業生產量值-漁業種類別魚類別生產量值8'.N30];['漁業生產量值-漁業種類別魚類別生產量值8'.P30];['漁業生產量值-漁業種類別魚類別生產量值9'.D30];['漁業生產量值-漁業種類別魚類別生產量值9'.F30];['漁業生產量值-漁業種類別魚類別生產量值9'.H30];['漁業生產量值-漁業種類別魚類別生產量值9'.J30];['漁業生產量值-漁業種類別魚類別生產量值9'.L30];['漁業生產量值-漁業種類別魚類別生產量值9'.N30])=0;&quot;-&quot;;SUM([.P30];['漁業生產量值-漁業種類別魚類別生產量值8'.D30];['漁業生產量值-漁業種類別魚類別生產量值8'.F30];['漁業生產量值-漁業種類別魚類別生產量值8'.H30];['漁業生產量值-漁業種類別魚類別生產量值8'.J30];['漁業生產量值-漁業種類別魚類別生產量值8'.L30];['漁業生產量值-漁業種類別魚類別生產量值8'.N30];['漁業生產量值-漁業種類別魚類別生產量值8'.P30];['漁業生產量值-漁業種類別魚類別生產量值9'.D30];['漁業生產量值-漁業種類別魚類別生產量值9'.F30];['漁業生產量值-漁業種類別魚類別生產量值9'.H30];['漁業生產量值-漁業種類別魚類別生產量值9'.J30];['漁業生產量值-漁業種類別魚類別生產量值9'.L30];['漁業生產量值-漁業種類別魚類別生產量值9'.N30]))" table:style-name="ce35">
            <text:p>12,901<text:s/></text:p>
          </table:table-cell>
          <table:table-cell office:value-type="float" office:value="17.824000000000002" table:style-name="ce57">
            <text:p>18<text:s/></text:p>
          </table:table-cell>
          <table:table-cell office:value-type="float" office:value="1408.096" table:style-name="ce35">
            <text:p>1,408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嘉義市</text:p>
          </table:table-cell>
          <table:table-cell office:value-type="string" table:style-name="ce62">
            <text:p>CHIAYI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office:string-value="-" table:formula="of:=  IF(SUM([.O31];['漁業生產量值-漁業種類別魚類別生產量值8'.C31];['漁業生產量值-漁業種類別魚類別生產量值8'.E31];['漁業生產量值-漁業種類別魚類別生產量值8'.G31];['漁業生產量值-漁業種類別魚類別生產量值8'.I31];['漁業生產量值-漁業種類別魚類別生產量值8'.K31];['漁業生產量值-漁業種類別魚類別生產量值8'.M31];['漁業生產量值-漁業種類別魚類別生產量值8'.O31];['漁業生產量值-漁業種類別魚類別生產量值9'.C31];['漁業生產量值-漁業種類別魚類別生產量值9'.E31];['漁業生產量值-漁業種類別魚類別生產量值9'.G31];['漁業生產量值-漁業種類別魚類別生產量值9'.I31];['漁業生產量值-漁業種類別魚類別生產量值9'.K31];['漁業生產量值-漁業種類別魚類別生產量值9'.M31])=0;&quot;-&quot;;SUM([.O31];['漁業生產量值-漁業種類別魚類別生產量值8'.C31];['漁業生產量值-漁業種類別魚類別生產量值8'.E31];['漁業生產量值-漁業種類別魚類別生產量值8'.G31];['漁業生產量值-漁業種類別魚類別生產量值8'.I31];['漁業生產量值-漁業種類別魚類別生產量值8'.K31];['漁業生產量值-漁業種類別魚類別生產量值8'.M31];['漁業生產量值-漁業種類別魚類別生產量值8'.O31];['漁業生產量值-漁業種類別魚類別生產量值9'.C31];['漁業生產量值-漁業種類別魚類別生產量值9'.E31];['漁業生產量值-漁業種類別魚類別生產量值9'.G31];['漁業生產量值-漁業種類別魚類別生產量值9'.I31];['漁業生產量值-漁業種類別魚類別生產量值9'.K31];['漁業生產量值-漁業種類別魚類別生產量值9'.M31]))" table:style-name="ce57">
            <text:p>-</text:p>
          </table:table-cell>
          <table:table-cell office:value-type="string" office:string-value="-" table:formula="of:=  IF(SUM([.P31];['漁業生產量值-漁業種類別魚類別生產量值8'.D31];['漁業生產量值-漁業種類別魚類別生產量值8'.F31];['漁業生產量值-漁業種類別魚類別生產量值8'.H31];['漁業生產量值-漁業種類別魚類別生產量值8'.J31];['漁業生產量值-漁業種類別魚類別生產量值8'.L31];['漁業生產量值-漁業種類別魚類別生產量值8'.N31];['漁業生產量值-漁業種類別魚類別生產量值8'.P31];['漁業生產量值-漁業種類別魚類別生產量值9'.D31];['漁業生產量值-漁業種類別魚類別生產量值9'.F31];['漁業生產量值-漁業種類別魚類別生產量值9'.H31];['漁業生產量值-漁業種類別魚類別生產量值9'.J31];['漁業生產量值-漁業種類別魚類別生產量值9'.L31];['漁業生產量值-漁業種類別魚類別生產量值9'.N31])=0;&quot;-&quot;;SUM([.P31];['漁業生產量值-漁業種類別魚類別生產量值8'.D31];['漁業生產量值-漁業種類別魚類別生產量值8'.F31];['漁業生產量值-漁業種類別魚類別生產量值8'.H31];['漁業生產量值-漁業種類別魚類別生產量值8'.J31];['漁業生產量值-漁業種類別魚類別生產量值8'.L31];['漁業生產量值-漁業種類別魚類別生產量值8'.N31];['漁業生產量值-漁業種類別魚類別生產量值8'.P31];['漁業生產量值-漁業種類別魚類別生產量值9'.D31];['漁業生產量值-漁業種類別魚類別生產量值9'.F31];['漁業生產量值-漁業種類別魚類別生產量值9'.H31];['漁業生產量值-漁業種類別魚類別生產量值9'.J31];['漁業生產量值-漁業種類別魚類別生產量值9'.L31];['漁業生產量值-漁業種類別魚類別生產量值9'.N31]))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1">
            <text:p>金馬地區</text:p>
          </table:table-cell>
          <table:table-cell office:value-type="string" table:style-name="ce62">
            <text:p>KINMA AREA</text:p>
          </table:table-cell>
          <table:table-cell office:value-type="string" office:string-value="-" table:formula="of:=  IF(SUM([.C33:.C35])=0;&quot;-&quot;;SUM([.C33:.C35]))" table:style-name="ce57">
            <text:p>-</text:p>
          </table:table-cell>
          <table:table-cell office:value-type="string" office:string-value="-" table:formula="of:=  IF(SUM([.D33:.D35])=0;&quot;-&quot;;SUM([.D33:.D35]))" table:style-name="ce35">
            <text:p>-</text:p>
          </table:table-cell>
          <table:table-cell office:value-type="string" office:string-value="-" table:formula="of:=  IF(SUM([.E33:.E35])=0;&quot;-&quot;;SUM([.E33:.E35]))" table:style-name="ce57">
            <text:p>-</text:p>
          </table:table-cell>
          <table:table-cell office:value-type="string" office:string-value="-" table:formula="of:=  IF(SUM([.F33:.F35])=0;&quot;-&quot;;SUM([.F33:.F35]))" table:style-name="ce35">
            <text:p>-</text:p>
          </table:table-cell>
          <table:table-cell office:value-type="float" office:value="0.18" table:formula="of:=  IF(SUM([.G33:.G35])=0;&quot;-&quot;;SUM([.G33:.G35]))" table:style-name="ce57">
            <text:p>0<text:s/></text:p>
          </table:table-cell>
          <table:table-cell office:value-type="float" office:value="27" table:formula="of:=  IF(SUM([.H33:.H35])=0;&quot;-&quot;;SUM([.H33:.H35]))" table:style-name="ce35">
            <text:p>27<text:s/></text:p>
          </table:table-cell>
          <table:table-cell office:value-type="string" office:string-value="-" table:formula="of:=  IF(SUM([.I33:.I35])=0;&quot;-&quot;;SUM([.I33:.I35]))" table:style-name="ce57">
            <text:p>-</text:p>
          </table:table-cell>
          <table:table-cell office:value-type="string" office:string-value="-" table:formula="of:=  IF(SUM([.J33:.J35])=0;&quot;-&quot;;SUM([.J33:.J35]))" table:style-name="ce35">
            <text:p>-</text:p>
          </table:table-cell>
          <table:table-cell office:value-type="string" office:string-value="-" table:formula="of:=  IF(SUM([.K33:.K35])=0;&quot;-&quot;;SUM([.K33:.K35]))" table:style-name="ce57">
            <text:p>-</text:p>
          </table:table-cell>
          <table:table-cell office:value-type="string" office:string-value="-" table:formula="of:=  IF(SUM([.L33:.L35])=0;&quot;-&quot;;SUM([.L33:.L35]))" table:style-name="ce35">
            <text:p>-</text:p>
          </table:table-cell>
          <table:table-cell office:value-type="float" office:value="298571.59908000001" table:formula="of:=  IF(SUM([.O32];['漁業生產量值-漁業種類別魚類別生產量值8'.C32];['漁業生產量值-漁業種類別魚類別生產量值8'.E32];['漁業生產量值-漁業種類別魚類別生產量值8'.G32];['漁業生產量值-漁業種類別魚類別生產量值8'.I32];['漁業生產量值-漁業種類別魚類別生產量值8'.K32];['漁業生產量值-漁業種類別魚類別生產量值8'.M32];['漁業生產量值-漁業種類別魚類別生產量值8'.O32];['漁業生產量值-漁業種類別魚類別生產量值9'.C32];['漁業生產量值-漁業種類別魚類別生產量值9'.E32];['漁業生產量值-漁業種類別魚類別生產量值9'.G32];['漁業生產量值-漁業種類別魚類別生產量值9'.I32];['漁業生產量值-漁業種類別魚類別生產量值9'.K32];['漁業生產量值-漁業種類別魚類別生產量值9'.M32])=0;&quot;-&quot;;SUM([.O32];['漁業生產量值-漁業種類別魚類別生產量值8'.C32];['漁業生產量值-漁業種類別魚類別生產量值8'.E32];['漁業生產量值-漁業種類別魚類別生產量值8'.G32];['漁業生產量值-漁業種類別魚類別生產量值8'.I32];['漁業生產量值-漁業種類別魚類別生產量值8'.K32];['漁業生產量值-漁業種類別魚類別生產量值8'.M32];['漁業生產量值-漁業種類別魚類別生產量值8'.O32];['漁業生產量值-漁業種類別魚類別生產量值9'.C32];['漁業生產量值-漁業種類別魚類別生產量值9'.E32];['漁業生產量值-漁業種類別魚類別生產量值9'.G32];['漁業生產量值-漁業種類別魚類別生產量值9'.I32];['漁業生產量值-漁業種類別魚類別生產量值9'.K32];['漁業生產量值-漁業種類別魚類別生產量值9'.M32]))" table:style-name="ce57">
            <text:p>298,572<text:s/></text:p>
          </table:table-cell>
          <table:table-cell office:value-type="float" office:value="23867053.082920004" table:formula="of:=  IF(SUM([.P32];['漁業生產量值-漁業種類別魚類別生產量值8'.D32];['漁業生產量值-漁業種類別魚類別生產量值8'.F32];['漁業生產量值-漁業種類別魚類別生產量值8'.H32];['漁業生產量值-漁業種類別魚類別生產量值8'.J32];['漁業生產量值-漁業種類別魚類別生產量值8'.L32];['漁業生產量值-漁業種類別魚類別生產量值8'.N32];['漁業生產量值-漁業種類別魚類別生產量值8'.P32];['漁業生產量值-漁業種類別魚類別生產量值9'.D32];['漁業生產量值-漁業種類別魚類別生產量值9'.F32];['漁業生產量值-漁業種類別魚類別生產量值9'.H32];['漁業生產量值-漁業種類別魚類別生產量值9'.J32];['漁業生產量值-漁業種類別魚類別生產量值9'.L32];['漁業生產量值-漁業種類別魚類別生產量值9'.N32])=0;&quot;-&quot;;SUM([.P32];['漁業生產量值-漁業種類別魚類別生產量值8'.D32];['漁業生產量值-漁業種類別魚類別生產量值8'.F32];['漁業生產量值-漁業種類別魚類別生產量值8'.H32];['漁業生產量值-漁業種類別魚類別生產量值8'.J32];['漁業生產量值-漁業種類別魚類別生產量值8'.L32];['漁業生產量值-漁業種類別魚類別生產量值8'.N32];['漁業生產量值-漁業種類別魚類別生產量值8'.P32];['漁業生產量值-漁業種類別魚類別生產量值9'.D32];['漁業生產量值-漁業種類別魚類別生產量值9'.F32];['漁業生產量值-漁業種類別魚類別生產量值9'.H32];['漁業生產量值-漁業種類別魚類別生產量值9'.J32];['漁業生產量值-漁業種類別魚類別生產量值9'.L32];['漁業生產量值-漁業種類別魚類別生產量值9'.N32]))" table:style-name="ce35">
            <text:p>23,867,053<text:s/></text:p>
          </table:table-cell>
          <table:table-cell office:value-type="float" office:value="0.08" table:formula="of:=  IF(SUM([.O33:.O35])=0;&quot;-&quot;;SUM([.O33:.O35]))" table:style-name="ce57">
            <text:p>0<text:s/></text:p>
          </table:table-cell>
          <table:table-cell office:value-type="float" office:value="8" table:formula="of:=  IF(SUM([.P33:.P35])=0;&quot;-&quot;;SUM([.P33:.P35]))" table:style-name="ce35">
            <text:p>8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金門縣</text:p>
          </table:table-cell>
          <table:table-cell office:value-type="string" table:style-name="ce62">
            <text:p>KINMEN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0.18" table:style-name="ce57">
            <text:p>0<text:s/></text:p>
          </table:table-cell>
          <table:table-cell office:value-type="float" office:value="27" table:style-name="ce35">
            <text:p>27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8.1950000000000003" table:formula="of:=  IF(SUM([.O33];['漁業生產量值-漁業種類別魚類別生產量值8'.C33];['漁業生產量值-漁業種類別魚類別生產量值8'.E33];['漁業生產量值-漁業種類別魚類別生產量值8'.G33];['漁業生產量值-漁業種類別魚類別生產量值8'.I33];['漁業生產量值-漁業種類別魚類別生產量值8'.K33];['漁業生產量值-漁業種類別魚類別生產量值8'.M33];['漁業生產量值-漁業種類別魚類別生產量值8'.O33];['漁業生產量值-漁業種類別魚類別生產量值9'.C33];['漁業生產量值-漁業種類別魚類別生產量值9'.E33];['漁業生產量值-漁業種類別魚類別生產量值9'.G33];['漁業生產量值-漁業種類別魚類別生產量值9'.I33];['漁業生產量值-漁業種類別魚類別生產量值9'.K33];['漁業生產量值-漁業種類別魚類別生產量值9'.M33])=0;&quot;-&quot;;SUM([.O33];['漁業生產量值-漁業種類別魚類別生產量值8'.C33];['漁業生產量值-漁業種類別魚類別生產量值8'.E33];['漁業生產量值-漁業種類別魚類別生產量值8'.G33];['漁業生產量值-漁業種類別魚類別生產量值8'.I33];['漁業生產量值-漁業種類別魚類別生產量值8'.K33];['漁業生產量值-漁業種類別魚類別生產量值8'.M33];['漁業生產量值-漁業種類別魚類別生產量值8'.O33];['漁業生產量值-漁業種類別魚類別生產量值9'.C33];['漁業生產量值-漁業種類別魚類別生產量值9'.E33];['漁業生產量值-漁業種類別魚類別生產量值9'.G33];['漁業生產量值-漁業種類別魚類別生產量值9'.I33];['漁業生產量值-漁業種類別魚類別生產量值9'.K33];['漁業生產量值-漁業種類別魚類別生產量值9'.M33]))" table:style-name="ce57">
            <text:p>8<text:s/></text:p>
          </table:table-cell>
          <table:table-cell office:value-type="float" office:value="900.65" table:formula="of:=  IF(SUM([.P33];['漁業生產量值-漁業種類別魚類別生產量值8'.D33];['漁業生產量值-漁業種類別魚類別生產量值8'.F33];['漁業生產量值-漁業種類別魚類別生產量值8'.H33];['漁業生產量值-漁業種類別魚類別生產量值8'.J33];['漁業生產量值-漁業種類別魚類別生產量值8'.L33];['漁業生產量值-漁業種類別魚類別生產量值8'.N33];['漁業生產量值-漁業種類別魚類別生產量值8'.P33];['漁業生產量值-漁業種類別魚類別生產量值9'.D33];['漁業生產量值-漁業種類別魚類別生產量值9'.F33];['漁業生產量值-漁業種類別魚類別生產量值9'.H33];['漁業生產量值-漁業種類別魚類別生產量值9'.J33];['漁業生產量值-漁業種類別魚類別生產量值9'.L33];['漁業生產量值-漁業種類別魚類別生產量值9'.N33])=0;&quot;-&quot;;SUM([.P33];['漁業生產量值-漁業種類別魚類別生產量值8'.D33];['漁業生產量值-漁業種類別魚類別生產量值8'.F33];['漁業生產量值-漁業種類別魚類別生產量值8'.H33];['漁業生產量值-漁業種類別魚類別生產量值8'.J33];['漁業生產量值-漁業種類別魚類別生產量值8'.L33];['漁業生產量值-漁業種類別魚類別生產量值8'.N33];['漁業生產量值-漁業種類別魚類別生產量值8'.P33];['漁業生產量值-漁業種類別魚類別生產量值9'.D33];['漁業生產量值-漁業種類別魚類別生產量值9'.F33];['漁業生產量值-漁業種類別魚類別生產量值9'.H33];['漁業生產量值-漁業種類別魚類別生產量值9'.J33];['漁業生產量值-漁業種類別魚類別生產量值9'.L33];['漁業生產量值-漁業種類別魚類別生產量值9'.N33]))" table:style-name="ce35">
            <text:p>901<text:s/></text:p>
          </table:table-cell>
          <table:table-cell office:value-type="float" office:value="0.08" table:style-name="ce57">
            <text:p>0<text:s/></text:p>
          </table:table-cell>
          <table:table-cell office:value-type="float" office:value="8" table:style-name="ce35">
            <text:p>8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連江縣</text:p>
          </table:table-cell>
          <table:table-cell office:value-type="string" table:style-name="ce62">
            <text:p>LIANJIANG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42.448" table:formula="of:=  IF(SUM([.O34];['漁業生產量值-漁業種類別魚類別生產量值8'.C34];['漁業生產量值-漁業種類別魚類別生產量值8'.E34];['漁業生產量值-漁業種類別魚類別生產量值8'.G34];['漁業生產量值-漁業種類別魚類別生產量值8'.I34];['漁業生產量值-漁業種類別魚類別生產量值8'.K34];['漁業生產量值-漁業種類別魚類別生產量值8'.M34];['漁業生產量值-漁業種類別魚類別生產量值8'.O34];['漁業生產量值-漁業種類別魚類別生產量值9'.C34];['漁業生產量值-漁業種類別魚類別生產量值9'.E34];['漁業生產量值-漁業種類別魚類別生產量值9'.G34];['漁業生產量值-漁業種類別魚類別生產量值9'.I34];['漁業生產量值-漁業種類別魚類別生產量值9'.K34];['漁業生產量值-漁業種類別魚類別生產量值9'.M34])=0;&quot;-&quot;;SUM([.O34];['漁業生產量值-漁業種類別魚類別生產量值8'.C34];['漁業生產量值-漁業種類別魚類別生產量值8'.E34];['漁業生產量值-漁業種類別魚類別生產量值8'.G34];['漁業生產量值-漁業種類別魚類別生產量值8'.I34];['漁業生產量值-漁業種類別魚類別生產量值8'.K34];['漁業生產量值-漁業種類別魚類別生產量值8'.M34];['漁業生產量值-漁業種類別魚類別生產量值8'.O34];['漁業生產量值-漁業種類別魚類別生產量值9'.C34];['漁業生產量值-漁業種類別魚類別生產量值9'.E34];['漁業生產量值-漁業種類別魚類別生產量值9'.G34];['漁業生產量值-漁業種類別魚類別生產量值9'.I34];['漁業生產量值-漁業種類別魚類別生產量值9'.K34];['漁業生產量值-漁業種類別魚類別生產量值9'.M34]))" table:style-name="ce57">
            <text:p>42<text:s/></text:p>
          </table:table-cell>
          <table:table-cell office:value-type="float" office:value="8701.84" table:formula="of:=  IF(SUM([.P34];['漁業生產量值-漁業種類別魚類別生產量值8'.D34];['漁業生產量值-漁業種類別魚類別生產量值8'.F34];['漁業生產量值-漁業種類別魚類別生產量值8'.H34];['漁業生產量值-漁業種類別魚類別生產量值8'.J34];['漁業生產量值-漁業種類別魚類別生產量值8'.L34];['漁業生產量值-漁業種類別魚類別生產量值8'.N34];['漁業生產量值-漁業種類別魚類別生產量值8'.P34];['漁業生產量值-漁業種類別魚類別生產量值9'.D34];['漁業生產量值-漁業種類別魚類別生產量值9'.F34];['漁業生產量值-漁業種類別魚類別生產量值9'.H34];['漁業生產量值-漁業種類別魚類別生產量值9'.J34];['漁業生產量值-漁業種類別魚類別生產量值9'.L34];['漁業生產量值-漁業種類別魚類別生產量值9'.N34])=0;&quot;-&quot;;SUM([.P34];['漁業生產量值-漁業種類別魚類別生產量值8'.D34];['漁業生產量值-漁業種類別魚類別生產量值8'.F34];['漁業生產量值-漁業種類別魚類別生產量值8'.H34];['漁業生產量值-漁業種類別魚類別生產量值8'.J34];['漁業生產量值-漁業種類別魚類別生產量值8'.L34];['漁業生產量值-漁業種類別魚類別生產量值8'.N34];['漁業生產量值-漁業種類別魚類別生產量值8'.P34];['漁業生產量值-漁業種類別魚類別生產量值9'.D34];['漁業生產量值-漁業種類別魚類別生產量值9'.F34];['漁業生產量值-漁業種類別魚類別生產量值9'.H34];['漁業生產量值-漁業種類別魚類別生產量值9'.J34];['漁業生產量值-漁業種類別魚類別生產量值9'.L34];['漁業生產量值-漁業種類別魚類別生產量值9'.N34]))" table:style-name="ce35">
            <text:p>8,702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4">
            <text:p>國外基地</text:p>
          </table:table-cell>
          <table:table-cell office:value-type="string" table:style-name="ce65">
            <text:p>OVERSEAS LANDING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float" office:value="298520.95608000003" table:formula="of:=  IF(SUM([.O35];['漁業生產量值-漁業種類別魚類別生產量值8'.C35];['漁業生產量值-漁業種類別魚類別生產量值8'.E35];['漁業生產量值-漁業種類別魚類別生產量值8'.G35];['漁業生產量值-漁業種類別魚類別生產量值8'.I35];['漁業生產量值-漁業種類別魚類別生產量值8'.K35];['漁業生產量值-漁業種類別魚類別生產量值8'.M35];['漁業生產量值-漁業種類別魚類別生產量值8'.O35];['漁業生產量值-漁業種類別魚類別生產量值9'.C35];['漁業生產量值-漁業種類別魚類別生產量值9'.E35];['漁業生產量值-漁業種類別魚類別生產量值9'.G35];['漁業生產量值-漁業種類別魚類別生產量值9'.I35];['漁業生產量值-漁業種類別魚類別生產量值9'.K35];['漁業生產量值-漁業種類別魚類別生產量值9'.M35])=0;&quot;-&quot;;SUM([.O35];['漁業生產量值-漁業種類別魚類別生產量值8'.C35];['漁業生產量值-漁業種類別魚類別生產量值8'.E35];['漁業生產量值-漁業種類別魚類別生產量值8'.G35];['漁業生產量值-漁業種類別魚類別生產量值8'.I35];['漁業生產量值-漁業種類別魚類別生產量值8'.K35];['漁業生產量值-漁業種類別魚類別生產量值8'.M35];['漁業生產量值-漁業種類別魚類別生產量值8'.O35];['漁業生產量值-漁業種類別魚類別生產量值9'.C35];['漁業生產量值-漁業種類別魚類別生產量值9'.E35];['漁業生產量值-漁業種類別魚類別生產量值9'.G35];['漁業生產量值-漁業種類別魚類別生產量值9'.I35];['漁業生產量值-漁業種類別魚類別生產量值9'.K35];['漁業生產量值-漁業種類別魚類別生產量值9'.M35]))" table:style-name="ce58">
            <text:p>298,521<text:s/></text:p>
          </table:table-cell>
          <table:table-cell office:value-type="float" office:value="23857450.592920002" table:formula="of:=  IF(SUM([.P35];['漁業生產量值-漁業種類別魚類別生產量值8'.D35];['漁業生產量值-漁業種類別魚類別生產量值8'.F35];['漁業生產量值-漁業種類別魚類別生產量值8'.H35];['漁業生產量值-漁業種類別魚類別生產量值8'.J35];['漁業生產量值-漁業種類別魚類別生產量值8'.L35];['漁業生產量值-漁業種類別魚類別生產量值8'.N35];['漁業生產量值-漁業種類別魚類別生產量值8'.P35];['漁業生產量值-漁業種類別魚類別生產量值9'.D35];['漁業生產量值-漁業種類別魚類別生產量值9'.F35];['漁業生產量值-漁業種類別魚類別生產量值9'.H35];['漁業生產量值-漁業種類別魚類別生產量值9'.J35];['漁業生產量值-漁業種類別魚類別生產量值9'.L35];['漁業生產量值-漁業種類別魚類別生產量值9'.N35])=0;&quot;-&quot;;SUM([.P35];['漁業生產量值-漁業種類別魚類別生產量值8'.D35];['漁業生產量值-漁業種類別魚類別生產量值8'.F35];['漁業生產量值-漁業種類別魚類別生產量值8'.H35];['漁業生產量值-漁業種類別魚類別生產量值8'.J35];['漁業生產量值-漁業種類別魚類別生產量值8'.L35];['漁業生產量值-漁業種類別魚類別生產量值8'.N35];['漁業生產量值-漁業種類別魚類別生產量值8'.P35];['漁業生產量值-漁業種類別魚類別生產量值9'.D35];['漁業生產量值-漁業種類別魚類別生產量值9'.F35];['漁業生產量值-漁業種類別魚類別生產量值9'.H35];['漁業生產量值-漁業種類別魚類別生產量值9'.J35];['漁業生產量值-漁業種類別魚類別生產量值9'.L35];['漁業生產量值-漁業種類別魚類別生產量值9'.N35]))" table:style-name="ce54">
            <text:p>23,857,451<text:s/>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table:number-columns-repeated="16368" table:style-name="ce25"/>
        </table:table-row>
        <table:table-row table:style-name="ro2">
          <table:table-cell office:value-type="string" table:number-columns-spanned="6" table:number-rows-spanned="1" table:style-name="ce71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72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42"/>
        </table:table-row>
        <table:table-row table:style-name="ro3">
          <table:table-cell table:number-columns-repeated="2" table:style-name="ce42"/>
          <table:table-cell table:number-columns-repeated="16382" table:style-name="ce24"/>
        </table:table-row>
        <table:table-row table:number-rows-repeated="1048539" table:style-name="ro3">
          <table:table-cell table:number-columns-repeated="16384"/>
        </table:table-row>
      </table:table>
      <table:table table:name="漁業生產量值-漁業種類別魚類別生產量值8" table:style-name="ta1">
        <table:table-column table:style-name="co1" table:default-cell-style-name="ce42"/>
        <table:table-column table:style-name="co2" table:default-cell-style-name="ce42"/>
        <table:table-column table:style-name="co3" table:default-cell-style-name="ce19"/>
        <table:table-column table:style-name="co5" table:default-cell-style-name="ce19"/>
        <table:table-column table:style-name="co3" table:default-cell-style-name="ce19"/>
        <table:table-column table:style-name="co5" table:default-cell-style-name="ce19"/>
        <table:table-column table:style-name="co3" table:default-cell-style-name="ce19"/>
        <table:table-column table:style-name="co5" table:default-cell-style-name="ce19"/>
        <table:table-column table:style-name="co3" table:default-cell-style-name="ce19"/>
        <table:table-column table:style-name="co5" table:default-cell-style-name="ce19"/>
        <table:table-column table:style-name="co3" table:default-cell-style-name="ce19"/>
        <table:table-column table:style-name="co5" table:default-cell-style-name="ce19"/>
        <table:table-column table:style-name="co3" table:default-cell-style-name="ce19"/>
        <table:table-column table:style-name="co5" table:default-cell-style-name="ce19"/>
        <table:table-column table:style-name="co3" table:default-cell-style-name="ce19"/>
        <table:table-column table:style-name="co5" table:default-cell-style-name="ce19"/>
        <table:table-column table:style-name="co3" table:default-cell-style-name="ce19"/>
        <table:table-column table:style-name="co6" table:number-columns-repeated="16367" table:default-cell-style-name="ce19"/>
        <table:table-row table:style-name="ro1">
          <table:table-cell office:value-type="string" table:number-columns-spanned="3" table:number-rows-spanned="1" table:style-name="ce85">
            <text:p>7‧漁業生產量</text:p>
          </table:table-cell>
          <table:covered-table-cell table:number-columns-repeated="2"/>
          <table:table-cell table:number-columns-repeated="6" table:style-name="ce42"/>
          <table:table-cell office:value-type="string" table:style-name="ce42">
            <text:p>7‧FISHERIES PRODUCTION</text:p>
          </table:table-cell>
          <table:table-cell table:number-columns-repeated="16374" table:style-name="ce42"/>
        </table:table-row>
        <table:table-row table:style-name="ro1">
          <table:table-cell table:number-columns-repeated="4" table:style-name="ce42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42"/>
          <table:table-cell table:number-columns-repeated="2" table:style-name="ce3"/>
          <table:table-cell table:number-columns-repeated="2" table:style-name="ce42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42"/>
        </table:table-row>
        <table:table-row table:style-name="ro1">
          <table:table-cell table:style-name="ce42">
            <draw:custom-shape svg:x="0in" svg:y="0.20833in" svg:width="1.55027in" svg:height="1.25in" draw:z-index="1" draw:id="id8" draw:style-name="a8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3" table:number-rows-spanned="1" table:style-name="ce87">
            <text:p>(3) 縣市別魚類別生產量值(續)</text:p>
          </table:table-cell>
          <table:covered-table-cell table:number-columns-repeated="2"/>
          <table:table-cell table:style-name="ce42"/>
          <table:table-cell office:value-type="string" table:style-name="ce43">
            <text:p>價值：新臺幣千元</text:p>
          </table:table-cell>
          <table:table-cell table:style-name="ce42"/>
          <table:table-cell table:style-name="ce43"/>
          <table:table-cell office:value-type="string" table:style-name="ce43">
            <text:p>(3) By type of district by species(Continued)</text:p>
          </table:table-cell>
          <table:table-cell table:number-columns-repeated="3" table:style-name="ce42"/>
          <table:table-cell office:value-type="string" table:style-name="ce13">
            <text:p>Value：Thousand NT $</text:p>
          </table:table-cell>
          <table:table-cell table:number-columns-repeated="16371" table:style-name="ce42"/>
        </table:table-row>
        <table:table-row table:style-name="ro1">
          <table:table-cell office:value-type="string" table:number-columns-spanned="2" table:number-rows-spanned="3" table:style-name="ce90">
            <text:p><text:s text:c="20"/><text:span text:style-name="T2">魚類別</text:span></text:p>
            <text:p><text:span text:style-name="T2"><text:s text:c="20"/>Species</text:span></text:p>
          </table:table-cell>
          <table:covered-table-cell/>
          <table:table-cell office:value-type="string" table:number-columns-spanned="14" table:number-rows-spanned="1" table:style-name="ce208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number-columns-spanned="14" table:number-rows-spanned="1" table:style-name="ce208">
            <text:p>鯖 <text:s text:c="5"/>科</text:p>
          </table:table-cell>
          <table:covered-table-cell table:number-columns-repeated="13"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number-columns-spanned="2" table:number-rows-spanned="1" table:style-name="ce209">
            <text:p>正鰹</text:p>
          </table:table-cell>
          <table:covered-table-cell/>
          <table:table-cell office:value-type="string" table:number-columns-spanned="2" table:number-rows-spanned="1" table:style-name="ce207">
            <text:p>扁花鰹</text:p>
          </table:table-cell>
          <table:covered-table-cell/>
          <table:table-cell office:value-type="string" table:number-columns-spanned="2" table:number-rows-spanned="1" table:style-name="ce207">
            <text:p>圓花鰹</text:p>
          </table:table-cell>
          <table:covered-table-cell/>
          <table:table-cell office:value-type="string" table:number-columns-spanned="2" table:number-rows-spanned="1" table:style-name="ce207">
            <text:p>其他鰹類</text:p>
          </table:table-cell>
          <table:covered-table-cell/>
          <table:table-cell office:value-type="string" table:number-columns-spanned="2" table:number-rows-spanned="1" table:style-name="ce207">
            <text:p>康氏馬加鰆</text:p>
          </table:table-cell>
          <table:covered-table-cell/>
          <table:table-cell office:value-type="string" table:number-columns-spanned="2" table:number-rows-spanned="1" table:style-name="ce207">
            <text:p>日本馬加鰆</text:p>
          </table:table-cell>
          <table:covered-table-cell/>
          <table:table-cell office:value-type="string" table:number-columns-spanned="2" table:number-rows-spanned="1" table:style-name="ce207">
            <text:p>其他鰆類</text:p>
          </table:table-cell>
          <table:covered-table-cell/>
          <table:table-cell table:number-columns-repeated="16368"/>
        </table:table-row>
        <table:table-row table:style-name="ro1">
          <table:table-cell office:value-type="string" table:number-columns-spanned="2" table:number-rows-spanned="3" table:style-name="ce197">
            <text:p>縣市別</text:p>
            <text:p>District</text:p>
          </table:table-cell>
          <table:covered-table-cell/>
          <table:table-cell office:value-type="string" table:number-columns-spanned="2" table:number-rows-spanned="1" table:style-name="ce213">
            <text:p>53101</text:p>
          </table:table-cell>
          <table:covered-table-cell/>
          <table:table-cell office:value-type="string" table:number-columns-spanned="2" table:number-rows-spanned="1" table:style-name="ce210">
            <text:p>53102</text:p>
          </table:table-cell>
          <table:covered-table-cell/>
          <table:table-cell office:value-type="string" table:number-columns-spanned="2" table:number-rows-spanned="1" table:style-name="ce210">
            <text:p>53103</text:p>
          </table:table-cell>
          <table:covered-table-cell/>
          <table:table-cell office:value-type="string" table:number-columns-spanned="2" table:number-rows-spanned="1" table:style-name="ce217">
            <text:p>53199</text:p>
          </table:table-cell>
          <table:covered-table-cell/>
          <table:table-cell office:value-type="string" table:number-columns-spanned="2" table:number-rows-spanned="1" table:style-name="ce210">
            <text:p>53201</text:p>
          </table:table-cell>
          <table:covered-table-cell/>
          <table:table-cell office:value-type="string" table:number-columns-spanned="2" table:number-rows-spanned="1" table:style-name="ce210">
            <text:p>53202</text:p>
          </table:table-cell>
          <table:covered-table-cell/>
          <table:table-cell office:value-type="string" table:number-columns-spanned="2" table:number-rows-spanned="1" table:style-name="ce210">
            <text:p>53299</text:p>
          </table:table-cell>
          <table:covered-table-cell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21">
            <text:p>產量</text:p>
          </table:table-cell>
          <table:table-cell office:value-type="string" table:style-name="ce21">
            <text:p>價值</text:p>
          </table:table-cell>
          <table:table-cell office:value-type="string" table:style-name="ce21">
            <text:p>產量</text:p>
          </table:table-cell>
          <table:table-cell office:value-type="string" table:style-name="ce21">
            <text:p>價值</text:p>
          </table:table-cell>
          <table:table-cell office:value-type="string" table:style-name="ce21">
            <text:p>產量</text:p>
          </table:table-cell>
          <table:table-cell office:value-type="string" table:style-name="ce21">
            <text:p>價值</text:p>
          </table:table-cell>
          <table:table-cell office:value-type="string" table:style-name="ce21">
            <text:p>產量</text:p>
          </table:table-cell>
          <table:table-cell office:value-type="string" table:style-name="ce21">
            <text:p>價值</text:p>
          </table:table-cell>
          <table:table-cell office:value-type="string" table:style-name="ce21">
            <text:p>產量</text:p>
          </table:table-cell>
          <table:table-cell office:value-type="string" table:style-name="ce21">
            <text:p>價值</text:p>
          </table:table-cell>
          <table:table-cell office:value-type="string" table:style-name="ce21">
            <text:p>產量</text:p>
          </table:table-cell>
          <table:table-cell office:value-type="string" table:style-name="ce21">
            <text:p>價值</text:p>
          </table:table-cell>
          <table:table-cell office:value-type="string" table:style-name="ce21">
            <text:p>產量</text:p>
          </table:table-cell>
          <table:table-cell office:value-type="string" table:style-name="ce21">
            <text:p>價值</text:p>
          </table:table-cell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23">
            <text:p>Quantity</text:p>
          </table:table-cell>
          <table:table-cell office:value-type="string" table:style-name="ce23">
            <text:p>Value</text:p>
          </table:table-cell>
          <table:table-cell office:value-type="string" table:style-name="ce23">
            <text:p>Quantity</text:p>
          </table:table-cell>
          <table:table-cell office:value-type="string" table:style-name="ce23">
            <text:p>Value</text:p>
          </table:table-cell>
          <table:table-cell office:value-type="string" table:style-name="ce23">
            <text:p>Quantity</text:p>
          </table:table-cell>
          <table:table-cell office:value-type="string" table:style-name="ce23">
            <text:p>Value</text:p>
          </table:table-cell>
          <table:table-cell office:value-type="string" table:style-name="ce23">
            <text:p>Quantity</text:p>
          </table:table-cell>
          <table:table-cell office:value-type="string" table:style-name="ce23">
            <text:p>Value</text:p>
          </table:table-cell>
          <table:table-cell office:value-type="string" table:style-name="ce23">
            <text:p>Quantity</text:p>
          </table:table-cell>
          <table:table-cell office:value-type="string" table:style-name="ce23">
            <text:p>Value</text:p>
          </table:table-cell>
          <table:table-cell office:value-type="string" table:style-name="ce23">
            <text:p>Quantity</text:p>
          </table:table-cell>
          <table:table-cell office:value-type="string" table:style-name="ce23">
            <text:p>Value</text:p>
          </table:table-cell>
          <table:table-cell office:value-type="string" table:style-name="ce23">
            <text:p>Quantity</text:p>
          </table:table-cell>
          <table:table-cell office:value-type="string" table:style-name="ce23">
            <text:p>Value</text:p>
          </table:table-cell>
          <table:table-cell table:number-columns-repeated="16368"/>
        </table:table-row>
        <table:table-row table:style-name="ro1">
          <table:table-cell office:value-type="string" table:style-name="ce61">
            <text:p>總計</text:p>
          </table:table-cell>
          <table:table-cell office:value-type="string" table:style-name="ce62">
            <text:p>GRAND TOTAL</text:p>
          </table:table-cell>
          <table:table-cell office:value-type="float" office:value="149650.85069000002" table:formula="of:=  IF(SUM([.C11];[.C32])=0;&quot;-&quot;;SUM([.C11];[.C32]))" table:style-name="ce56">
            <text:p>149,651<text:s/></text:p>
          </table:table-cell>
          <table:table-cell office:value-type="float" office:value="4811100.9503299994" table:formula="of:=  IF(SUM([.D11];[.D32])=0;&quot;-&quot;;SUM([.D11];[.D32]))" table:style-name="ce53">
            <text:p>4,811,101<text:s/></text:p>
          </table:table-cell>
          <table:table-cell office:value-type="float" office:value="1023.35244" table:formula="of:=  IF(SUM([.E11];[.E32])=0;&quot;-&quot;;SUM([.E11];[.E32]))" table:style-name="ce56">
            <text:p>1,023<text:s/></text:p>
          </table:table-cell>
          <table:table-cell office:value-type="float" office:value="48672.826120000005" table:formula="of:=  IF(SUM([.F11];[.F32])=0;&quot;-&quot;;SUM([.F11];[.F32]))" table:style-name="ce53">
            <text:p>48,673<text:s/></text:p>
          </table:table-cell>
          <table:table-cell office:value-type="float" office:value="3214.0160000000005" table:formula="of:=  IF(SUM([.G11];[.G32])=0;&quot;-&quot;;SUM([.G11];[.G32]))" table:style-name="ce56">
            <text:p>3,214<text:s/></text:p>
          </table:table-cell>
          <table:table-cell office:value-type="float" office:value="81476.619480000008" table:formula="of:=  IF(SUM([.H11];[.H32])=0;&quot;-&quot;;SUM([.H11];[.H32]))" table:style-name="ce53">
            <text:p>81,477<text:s/></text:p>
          </table:table-cell>
          <table:table-cell office:value-type="float" office:value="272.09839999999997" table:formula="of:=  IF(SUM([.I11];[.I32])=0;&quot;-&quot;;SUM([.I11];[.I32]))" table:style-name="ce56">
            <text:p>272<text:s/></text:p>
          </table:table-cell>
          <table:table-cell office:value-type="float" office:value="6748.4837999999991" table:formula="of:=  IF(SUM([.J11];[.J32])=0;&quot;-&quot;;SUM([.J11];[.J32]))" table:style-name="ce53">
            <text:p>6,748<text:s/></text:p>
          </table:table-cell>
          <table:table-cell office:value-type="float" office:value="524.41053000000011" table:formula="of:=  IF(SUM([.K11];[.K32])=0;&quot;-&quot;;SUM([.K11];[.K32]))" table:style-name="ce56">
            <text:p>524<text:s/></text:p>
          </table:table-cell>
          <table:table-cell office:value-type="float" office:value="175244.26022" table:formula="of:=  IF(SUM([.L11];[.L32])=0;&quot;-&quot;;SUM([.L11];[.L32]))" table:style-name="ce53">
            <text:p>175,244<text:s/></text:p>
          </table:table-cell>
          <table:table-cell office:value-type="float" office:value="441.53070000000002" table:formula="of:=  IF(SUM([.M11];[.M32])=0;&quot;-&quot;;SUM([.M11];[.M32]))" table:style-name="ce56">
            <text:p>442<text:s/></text:p>
          </table:table-cell>
          <table:table-cell office:value-type="float" office:value="65841.664440000008" table:formula="of:=  IF(SUM([.N11];[.N32])=0;&quot;-&quot;;SUM([.N11];[.N32]))" table:style-name="ce53">
            <text:p>65,842<text:s/></text:p>
          </table:table-cell>
          <table:table-cell office:value-type="float" office:value="2918.8725800000002" table:formula="of:=  IF(SUM([.O11];[.O32])=0;&quot;-&quot;;SUM([.O11];[.O32]))" table:style-name="ce56">
            <text:p>2,919<text:s/></text:p>
          </table:table-cell>
          <table:table-cell office:value-type="float" office:value="235098.28287" table:formula="of:=  IF(SUM([.P11];[.P32])=0;&quot;-&quot;;SUM([.P11];[.P32]))" table:style-name="ce53">
            <text:p>235,098<text:s/></text:p>
          </table:table-cell>
          <table:table-cell table:number-columns-repeated="16368"/>
        </table:table-row>
        <table:table-row table:style-name="ro1">
          <table:table-cell office:value-type="string" table:style-name="ce61">
            <text:p>臺灣地區</text:p>
          </table:table-cell>
          <table:table-cell office:value-type="string" table:style-name="ce62">
            <text:p>TAIWAN AREA</text:p>
          </table:table-cell>
          <table:table-cell office:value-type="float" office:value="3118.0699999999997" table:formula="of:=  IF(SUM([.C12:.C31])=0;&quot;-&quot;;SUM([.C12:.C31]))" table:style-name="ce57">
            <text:p>3,118<text:s/></text:p>
          </table:table-cell>
          <table:table-cell office:value-type="float" office:value="106478.14762999999" table:formula="of:=  IF(SUM([.D12:.D31])=0;&quot;-&quot;;SUM([.D12:.D31]))" table:style-name="ce35">
            <text:p>106,478<text:s/></text:p>
          </table:table-cell>
          <table:table-cell office:value-type="float" office:value="1023.35244" table:formula="of:=  IF(SUM([.E12:.E31])=0;&quot;-&quot;;SUM([.E12:.E31]))" table:style-name="ce57">
            <text:p>1,023<text:s/></text:p>
          </table:table-cell>
          <table:table-cell office:value-type="float" office:value="48672.826120000005" table:formula="of:=  IF(SUM([.F12:.F31])=0;&quot;-&quot;;SUM([.F12:.F31]))" table:style-name="ce35">
            <text:p>48,673<text:s/></text:p>
          </table:table-cell>
          <table:table-cell office:value-type="float" office:value="3214.0160000000005" table:formula="of:=  IF(SUM([.G12:.G31])=0;&quot;-&quot;;SUM([.G12:.G31]))" table:style-name="ce57">
            <text:p>3,214<text:s/></text:p>
          </table:table-cell>
          <table:table-cell office:value-type="float" office:value="81476.619480000008" table:formula="of:=  IF(SUM([.H12:.H31])=0;&quot;-&quot;;SUM([.H12:.H31]))" table:style-name="ce35">
            <text:p>81,477<text:s/></text:p>
          </table:table-cell>
          <table:table-cell office:value-type="float" office:value="272.09839999999997" table:formula="of:=  IF(SUM([.I12:.I31])=0;&quot;-&quot;;SUM([.I12:.I31]))" table:style-name="ce57">
            <text:p>272<text:s/></text:p>
          </table:table-cell>
          <table:table-cell office:value-type="float" office:value="6748.4837999999991" table:formula="of:=  IF(SUM([.J12:.J31])=0;&quot;-&quot;;SUM([.J12:.J31]))" table:style-name="ce35">
            <text:p>6,748<text:s/></text:p>
          </table:table-cell>
          <table:table-cell office:value-type="float" office:value="524.41053000000011" table:formula="of:=  IF(SUM([.K12:.K31])=0;&quot;-&quot;;SUM([.K12:.K31]))" table:style-name="ce57">
            <text:p>524<text:s/></text:p>
          </table:table-cell>
          <table:table-cell office:value-type="float" office:value="175244.26022" table:formula="of:=  IF(SUM([.L12:.L31])=0;&quot;-&quot;;SUM([.L12:.L31]))" table:style-name="ce35">
            <text:p>175,244<text:s/></text:p>
          </table:table-cell>
          <table:table-cell office:value-type="float" office:value="433.41570000000002" table:formula="of:=  IF(SUM([.M12:.M31])=0;&quot;-&quot;;SUM([.M12:.M31]))" table:style-name="ce57">
            <text:p>433<text:s/></text:p>
          </table:table-cell>
          <table:table-cell office:value-type="float" office:value="64949.014440000006" table:formula="of:=  IF(SUM([.N12:.N31])=0;&quot;-&quot;;SUM([.N12:.N31]))" table:style-name="ce35">
            <text:p>64,949<text:s/></text:p>
          </table:table-cell>
          <table:table-cell office:value-type="float" office:value="2918.8725800000002" table:formula="of:=  IF(SUM([.O12:.O31])=0;&quot;-&quot;;SUM([.O12:.O31]))" table:style-name="ce57">
            <text:p>2,919<text:s/></text:p>
          </table:table-cell>
          <table:table-cell office:value-type="float" office:value="235053.02223" table:formula="of:=  IF(SUM([.P12:.P31])=0;&quot;-&quot;;SUM([.P12:.P31]))" table:style-name="ce35">
            <text:p>235,053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新北市</text:p>
          </table:table-cell>
          <table:table-cell office:value-type="string" table:style-name="ce62">
            <text:p>NEW TAIPEI CITY</text:p>
          </table:table-cell>
          <table:table-cell office:value-type="float" office:value="273.81" table:style-name="ce57">
            <text:p>274<text:s/></text:p>
          </table:table-cell>
          <table:table-cell office:value-type="float" office:value="11824.125" table:style-name="ce35">
            <text:p>11,824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378.9" table:style-name="ce57">
            <text:p>379<text:s/></text:p>
          </table:table-cell>
          <table:table-cell office:value-type="float" office:value="10798.65" table:style-name="ce35">
            <text:p>10,799<text:s/></text:p>
          </table:table-cell>
          <table:table-cell office:value-type="float" office:value="2.2000000000000002" table:style-name="ce57">
            <text:p>2<text:s/></text:p>
          </table:table-cell>
          <table:table-cell office:value-type="float" office:value="62.7" table:style-name="ce35">
            <text:p>63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33.9" table:style-name="ce57">
            <text:p>134<text:s/></text:p>
          </table:table-cell>
          <table:table-cell office:value-type="float" office:value="24102" table:style-name="ce35">
            <text:p>24,102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北市</text:p>
          </table:table-cell>
          <table:table-cell office:value-type="string" table:style-name="ce62">
            <text:p>TAIPEI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桃園市</text:p>
          </table:table-cell>
          <table:table-cell office:value-type="string" table:style-name="ce62">
            <text:p>TAOYUAN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.5999999999999999E-2" table:style-name="ce57">
            <text:p>0<text:s/></text:p>
          </table:table-cell>
          <table:table-cell office:value-type="float" office:value="0.97499999999999998" table:style-name="ce35">
            <text:p>1<text:s/></text:p>
          </table:table-cell>
          <table:table-cell office:value-type="float" office:value="0.03" table:style-name="ce57">
            <text:p>0<text:s/></text:p>
          </table:table-cell>
          <table:table-cell office:value-type="float" office:value="1.125" table:style-name="ce35">
            <text:p>1<text:s/></text:p>
          </table:table-cell>
          <table:table-cell office:value-type="float" office:value="3.3000000000000002E-2" table:style-name="ce57">
            <text:p>0<text:s/></text:p>
          </table:table-cell>
          <table:table-cell office:value-type="float" office:value="0.495" table:style-name="ce35">
            <text:p>0<text:s/></text:p>
          </table:table-cell>
          <table:table-cell office:value-type="float" office:value="2.7610000000000001" table:style-name="ce57">
            <text:p>3<text:s/></text:p>
          </table:table-cell>
          <table:table-cell office:value-type="float" office:value="593.61500000000001" table:style-name="ce35">
            <text:p>594<text:s/></text:p>
          </table:table-cell>
          <table:table-cell office:value-type="float" office:value="3.1560000000000001" table:style-name="ce57">
            <text:p>3<text:s/></text:p>
          </table:table-cell>
          <table:table-cell office:value-type="float" office:value="678.54" table:style-name="ce35">
            <text:p>679<text:s/></text:p>
          </table:table-cell>
          <table:table-cell office:value-type="float" office:value="7.3209999999999997" table:style-name="ce57">
            <text:p>7<text:s/></text:p>
          </table:table-cell>
          <table:table-cell office:value-type="float" office:value="3597.9949999999999" table:style-name="ce35">
            <text:p>3,598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中市</text:p>
          </table:table-cell>
          <table:table-cell office:value-type="string" table:style-name="ce62">
            <text:p>TAICHUNG CITY</text:p>
          </table:table-cell>
          <table:table-cell office:value-type="float" office:value="5.2499999999999998E-2" table:style-name="ce57">
            <text:p>0<text:s/></text:p>
          </table:table-cell>
          <table:table-cell office:value-type="float" office:value="2.1" table:style-name="ce35">
            <text:p>2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2.742699999999999" table:style-name="ce57">
            <text:p>13<text:s/></text:p>
          </table:table-cell>
          <table:table-cell office:value-type="float" office:value="304.42306000000002" table:style-name="ce35">
            <text:p>304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3.350899999999999" table:style-name="ce57">
            <text:p>23<text:s/></text:p>
          </table:table-cell>
          <table:table-cell office:value-type="float" office:value="6970.2435800000003" table:style-name="ce35">
            <text:p>6,970<text:s/></text:p>
          </table:table-cell>
          <table:table-cell office:value-type="float" office:value="15.432399999999999" table:style-name="ce57">
            <text:p>15<text:s/></text:p>
          </table:table-cell>
          <table:table-cell office:value-type="float" office:value="3461.4872099999998" table:style-name="ce35">
            <text:p>3,461<text:s/></text:p>
          </table:table-cell>
          <table:table-cell office:value-type="float" office:value="5.0080999999999998" table:style-name="ce57">
            <text:p>5<text:s/></text:p>
          </table:table-cell>
          <table:table-cell office:value-type="float" office:value="472.41399000000001" table:style-name="ce35">
            <text:p>472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南市</text:p>
          </table:table-cell>
          <table:table-cell office:value-type="string" table:style-name="ce62">
            <text:p>TAINAN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.339" table:style-name="ce57">
            <text:p>2<text:s/></text:p>
          </table:table-cell>
          <table:table-cell office:value-type="float" office:value="127.84399999999999" table:style-name="ce35">
            <text:p>128<text:s/></text:p>
          </table:table-cell>
          <table:table-cell office:value-type="float" office:value="8.9789999999999992" table:style-name="ce57">
            <text:p>9<text:s/></text:p>
          </table:table-cell>
          <table:table-cell office:value-type="float" office:value="422.01299999999998" table:style-name="ce35">
            <text:p>422<text:s/></text:p>
          </table:table-cell>
          <table:table-cell office:value-type="float" office:value="0.04" table:style-name="ce57">
            <text:p>0<text:s/></text:p>
          </table:table-cell>
          <table:table-cell office:value-type="float" office:value="2" table:style-name="ce35">
            <text:p>2<text:s/></text:p>
          </table:table-cell>
          <table:table-cell office:value-type="float" office:value="28.627500000000001" table:style-name="ce57">
            <text:p>29<text:s/></text:p>
          </table:table-cell>
          <table:table-cell office:value-type="float" office:value="10074.791300000001" table:style-name="ce35">
            <text:p>10,075<text:s/></text:p>
          </table:table-cell>
          <table:table-cell office:value-type="float" office:value="0.3805" table:style-name="ce57">
            <text:p>0<text:s/></text:p>
          </table:table-cell>
          <table:table-cell office:value-type="float" office:value="28.65165" table:style-name="ce35">
            <text:p>29<text:s/></text:p>
          </table:table-cell>
          <table:table-cell office:value-type="float" office:value="27.303000000000001" table:style-name="ce57">
            <text:p>27<text:s/></text:p>
          </table:table-cell>
          <table:table-cell office:value-type="float" office:value="3829.665" table:style-name="ce35">
            <text:p>3,830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高雄市</text:p>
          </table:table-cell>
          <table:table-cell office:value-type="string" table:style-name="ce62">
            <text:p>KAOHSIUNG CITY</text:p>
          </table:table-cell>
          <table:table-cell office:value-type="float" office:value="933.15610000000004" table:style-name="ce57">
            <text:p>933<text:s/></text:p>
          </table:table-cell>
          <table:table-cell office:value-type="float" office:value="31141.997879999999" table:style-name="ce35">
            <text:p>31,142<text:s/></text:p>
          </table:table-cell>
          <table:table-cell office:value-type="float" office:value="255.11699999999999" table:style-name="ce57">
            <text:p>255<text:s/></text:p>
          </table:table-cell>
          <table:table-cell office:value-type="float" office:value="9391.4789999999994" table:style-name="ce35">
            <text:p>9,391<text:s/></text:p>
          </table:table-cell>
          <table:table-cell office:value-type="float" office:value="96.38" table:style-name="ce57">
            <text:p>96<text:s/></text:p>
          </table:table-cell>
          <table:table-cell office:value-type="float" office:value="1734.84" table:style-name="ce35">
            <text:p>1,735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69.77600000000001" table:style-name="ce57">
            <text:p>170<text:s/></text:p>
          </table:table-cell>
          <table:table-cell office:value-type="float" office:value="68097.689400000003" table:style-name="ce35">
            <text:p>68,098<text:s/></text:p>
          </table:table-cell>
          <table:table-cell office:value-type="float" office:value="96.185000000000002" table:style-name="ce57">
            <text:p>96<text:s/></text:p>
          </table:table-cell>
          <table:table-cell office:value-type="float" office:value="11480.106680000001" table:style-name="ce35">
            <text:p>11,480<text:s/></text:p>
          </table:table-cell>
          <table:table-cell office:value-type="float" office:value="693.49749999999995" table:style-name="ce57">
            <text:p>693<text:s/></text:p>
          </table:table-cell>
          <table:table-cell office:value-type="float" office:value="50131.767899999999" table:style-name="ce35">
            <text:p>50,132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宜蘭縣</text:p>
          </table:table-cell>
          <table:table-cell office:value-type="string" table:style-name="ce62">
            <text:p>ILAN COUNTY</text:p>
          </table:table-cell>
          <table:table-cell office:value-type="float" office:value="1315.1972000000001" table:style-name="ce57">
            <text:p>1,315<text:s/></text:p>
          </table:table-cell>
          <table:table-cell office:value-type="float" office:value="40602.107839999997" table:style-name="ce35">
            <text:p>40,602<text:s/></text:p>
          </table:table-cell>
          <table:table-cell office:value-type="float" office:value="421.63094000000001" table:style-name="ce57">
            <text:p>422<text:s/></text:p>
          </table:table-cell>
          <table:table-cell office:value-type="float" office:value="26268.81192" table:style-name="ce35">
            <text:p>26,269<text:s/></text:p>
          </table:table-cell>
          <table:table-cell office:value-type="float" office:value="2445.2278999999999" table:style-name="ce57">
            <text:p>2,445<text:s/></text:p>
          </table:table-cell>
          <table:table-cell office:value-type="float" office:value="53920.971030000001" table:style-name="ce35">
            <text:p>53,921<text:s/></text:p>
          </table:table-cell>
          <table:table-cell office:value-type="float" office:value="2.6309999999999998" table:style-name="ce57">
            <text:p>3<text:s/></text:p>
          </table:table-cell>
          <table:table-cell office:value-type="float" office:value="101.691" table:style-name="ce35">
            <text:p>102<text:s/></text:p>
          </table:table-cell>
          <table:table-cell office:value-type="float" office:value="92.992199999999997" table:style-name="ce57">
            <text:p>93<text:s/></text:p>
          </table:table-cell>
          <table:table-cell office:value-type="float" office:value="9566.4642000000003" table:style-name="ce35">
            <text:p>9,566<text:s/></text:p>
          </table:table-cell>
          <table:table-cell office:value-type="float" office:value="244.2842" table:style-name="ce57">
            <text:p>244<text:s/></text:p>
          </table:table-cell>
          <table:table-cell office:value-type="float" office:value="30086.169000000002" table:style-name="ce35">
            <text:p>30,086<text:s/></text:p>
          </table:table-cell>
          <table:table-cell office:value-type="float" office:value="753.28359999999998" table:style-name="ce57">
            <text:p>753<text:s/></text:p>
          </table:table-cell>
          <table:table-cell office:value-type="float" office:value="39156.728080000001" table:style-name="ce35">
            <text:p>39,157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新竹縣</text:p>
          </table:table-cell>
          <table:table-cell office:value-type="string" table:style-name="ce62">
            <text:p>HSINCHU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0.6" table:style-name="ce57">
            <text:p>21<text:s/></text:p>
          </table:table-cell>
          <table:table-cell office:value-type="float" office:value="6940.14" table:style-name="ce35">
            <text:p>6,940<text:s/></text:p>
          </table:table-cell>
          <table:table-cell office:value-type="float" office:value="20.399999999999999" table:style-name="ce57">
            <text:p>20<text:s/></text:p>
          </table:table-cell>
          <table:table-cell office:value-type="float" office:value="4473.1080000000002" table:style-name="ce35">
            <text:p>4,473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苗栗縣</text:p>
          </table:table-cell>
          <table:table-cell office:value-type="string" table:style-name="ce62">
            <text:p>MIAOLI COUNTY</text:p>
          </table:table-cell>
          <table:table-cell office:value-type="float" office:value="34.047899999999998" table:style-name="ce57">
            <text:p>34<text:s/></text:p>
          </table:table-cell>
          <table:table-cell office:value-type="float" office:value="1637.70399" table:style-name="ce35">
            <text:p>1,638<text:s/></text:p>
          </table:table-cell>
          <table:table-cell office:value-type="float" office:value="24.202999999999999" table:style-name="ce57">
            <text:p>24<text:s/></text:p>
          </table:table-cell>
          <table:table-cell office:value-type="float" office:value="713.98850000000004" table:style-name="ce35">
            <text:p>714<text:s/></text:p>
          </table:table-cell>
          <table:table-cell office:value-type="float" office:value="3.5398999999999998" table:style-name="ce57">
            <text:p>4<text:s/></text:p>
          </table:table-cell>
          <table:table-cell office:value-type="float" office:value="163.18939" table:style-name="ce35">
            <text:p>163<text:s/></text:p>
          </table:table-cell>
          <table:table-cell office:value-type="float" office:value="2.653" table:style-name="ce57">
            <text:p>3<text:s/></text:p>
          </table:table-cell>
          <table:table-cell office:value-type="float" office:value="112.7525" table:style-name="ce35">
            <text:p>113<text:s/></text:p>
          </table:table-cell>
          <table:table-cell office:value-type="float" office:value="4.7264999999999997" table:style-name="ce57">
            <text:p>5<text:s/></text:p>
          </table:table-cell>
          <table:table-cell office:value-type="float" office:value="1517.6791499999999" table:style-name="ce35">
            <text:p>1,518<text:s/></text:p>
          </table:table-cell>
          <table:table-cell office:value-type="float" office:value="12.0655" table:style-name="ce57">
            <text:p>12<text:s/></text:p>
          </table:table-cell>
          <table:table-cell office:value-type="float" office:value="5632.1754000000001" table:style-name="ce35">
            <text:p>5,632<text:s/></text:p>
          </table:table-cell>
          <table:table-cell office:value-type="float" office:value="1.8324" table:style-name="ce57">
            <text:p>2<text:s/></text:p>
          </table:table-cell>
          <table:table-cell office:value-type="float" office:value="372.89339999999999" table:style-name="ce35">
            <text:p>373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彰化縣</text:p>
          </table:table-cell>
          <table:table-cell office:value-type="string" table:style-name="ce62">
            <text:p>CHANGHWA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南投縣</text:p>
          </table:table-cell>
          <table:table-cell office:value-type="string" table:style-name="ce62">
            <text:p>NANTOU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雲林縣</text:p>
          </table:table-cell>
          <table:table-cell office:value-type="string" table:style-name="ce62">
            <text:p>YUNLIN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.93" table:style-name="ce57">
            <text:p>3<text:s/></text:p>
          </table:table-cell>
          <table:table-cell office:value-type="float" office:value="1098.75" table:style-name="ce35">
            <text:p>1,099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嘉義縣</text:p>
          </table:table-cell>
          <table:table-cell office:value-type="string" table:style-name="ce62">
            <text:p>CHIAYI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9.0734200000000005" table:style-name="ce57">
            <text:p>9<text:s/></text:p>
          </table:table-cell>
          <table:table-cell office:value-type="float" office:value="2032.6714999999999" table:style-name="ce35">
            <text:p>2,033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屏東縣</text:p>
          </table:table-cell>
          <table:table-cell office:value-type="string" table:style-name="ce62">
            <text:p>PINGTUNG COUNTY</text:p>
          </table:table-cell>
          <table:table-cell office:value-type="float" office:value="263.33580000000001" table:style-name="ce57">
            <text:p>263<text:s/></text:p>
          </table:table-cell>
          <table:table-cell office:value-type="float" office:value="5733.12345" table:style-name="ce35">
            <text:p>5,733<text:s/></text:p>
          </table:table-cell>
          <table:table-cell office:value-type="float" office:value="35.686" table:style-name="ce57">
            <text:p>36<text:s/></text:p>
          </table:table-cell>
          <table:table-cell office:value-type="float" office:value="1249.01" table:style-name="ce35">
            <text:p>1,249<text:s/></text:p>
          </table:table-cell>
          <table:table-cell office:value-type="float" office:value="0.436" table:style-name="ce57">
            <text:p>0<text:s/></text:p>
          </table:table-cell>
          <table:table-cell office:value-type="float" office:value="30.52" table:style-name="ce35">
            <text:p>31<text:s/></text:p>
          </table:table-cell>
          <table:table-cell office:value-type="float" office:value="0.14000000000000001" table:style-name="ce57">
            <text:p>0<text:s/></text:p>
          </table:table-cell>
          <table:table-cell office:value-type="float" office:value="10.15" table:style-name="ce35">
            <text:p>10<text:s/></text:p>
          </table:table-cell>
          <table:table-cell office:value-type="float" office:value="5.2660999999999998" table:style-name="ce57">
            <text:p>5<text:s/></text:p>
          </table:table-cell>
          <table:table-cell office:value-type="float" office:value="2202.538" table:style-name="ce35">
            <text:p>2,203<text:s/></text:p>
          </table:table-cell>
          <table:table-cell office:value-type="float" office:value="15.3116" table:style-name="ce57">
            <text:p>15<text:s/></text:p>
          </table:table-cell>
          <table:table-cell office:value-type="float" office:value="643.69600000000003" table:style-name="ce35">
            <text:p>644<text:s/></text:p>
          </table:table-cell>
          <table:table-cell office:value-type="float" office:value="1101.7467999999999" table:style-name="ce57">
            <text:p>1,102<text:s/></text:p>
          </table:table-cell>
          <table:table-cell office:value-type="float" office:value="79757.960999999996" table:style-name="ce35">
            <text:p>79,758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東縣</text:p>
          </table:table-cell>
          <table:table-cell office:value-type="string" table:style-name="ce62">
            <text:p>TAITUNG COUNTY</text:p>
          </table:table-cell>
          <table:table-cell office:value-type="float" office:value="123.76009999999999" table:style-name="ce57">
            <text:p>124<text:s/></text:p>
          </table:table-cell>
          <table:table-cell office:value-type="float" office:value="8056.65247" table:style-name="ce35">
            <text:p>8,057<text:s/></text:p>
          </table:table-cell>
          <table:table-cell office:value-type="float" office:value="214.64590000000001" table:style-name="ce57">
            <text:p>215<text:s/></text:p>
          </table:table-cell>
          <table:table-cell office:value-type="float" office:value="7839.0847000000003" table:style-name="ce35">
            <text:p>7,839<text:s/></text:p>
          </table:table-cell>
          <table:table-cell office:value-type="float" office:value="20.8416" table:style-name="ce57">
            <text:p>21<text:s/></text:p>
          </table:table-cell>
          <table:table-cell office:value-type="float" office:value="1744.463" table:style-name="ce35">
            <text:p>1,744<text:s/></text:p>
          </table:table-cell>
          <table:table-cell office:value-type="float" office:value="16.783300000000001" table:style-name="ce57">
            <text:p>17<text:s/></text:p>
          </table:table-cell>
          <table:table-cell office:value-type="float" office:value="1718.3327999999999" table:style-name="ce35">
            <text:p>1,718<text:s/></text:p>
          </table:table-cell>
          <table:table-cell office:value-type="float" office:value="6.9539999999999997" table:style-name="ce57">
            <text:p>7<text:s/></text:p>
          </table:table-cell>
          <table:table-cell office:value-type="float" office:value="3868.0844900000002" table:style-name="ce35">
            <text:p>3,868<text:s/></text:p>
          </table:table-cell>
          <table:table-cell office:value-type="float" office:value="0.1163" table:style-name="ce57">
            <text:p>0<text:s/></text:p>
          </table:table-cell>
          <table:table-cell office:value-type="float" office:value="34.308500000000002" table:style-name="ce35">
            <text:p>34<text:s/></text:p>
          </table:table-cell>
          <table:table-cell office:value-type="float" office:value="68.092699999999994" table:style-name="ce57">
            <text:p>68<text:s/></text:p>
          </table:table-cell>
          <table:table-cell office:value-type="float" office:value="8653.7182499999999" table:style-name="ce35">
            <text:p>8,654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花蓮縣</text:p>
          </table:table-cell>
          <table:table-cell office:value-type="string" table:style-name="ce62">
            <text:p>HWALIEN COUNTY</text:p>
          </table:table-cell>
          <table:table-cell office:value-type="float" office:value="117.46939999999999" table:style-name="ce57">
            <text:p>117<text:s/></text:p>
          </table:table-cell>
          <table:table-cell office:value-type="float" office:value="5286.1229999999996" table:style-name="ce35">
            <text:p>5,286<text:s/></text:p>
          </table:table-cell>
          <table:table-cell office:value-type="float" office:value="65.468599999999995" table:style-name="ce57">
            <text:p>65<text:s/></text:p>
          </table:table-cell>
          <table:table-cell office:value-type="float" office:value="2946.087" table:style-name="ce35">
            <text:p>2,946<text:s/></text:p>
          </table:table-cell>
          <table:table-cell office:value-type="float" office:value="246.1489" table:style-name="ce57">
            <text:p>246<text:s/></text:p>
          </table:table-cell>
          <table:table-cell office:value-type="float" office:value="12307.445" table:style-name="ce35">
            <text:p>12,307<text:s/></text:p>
          </table:table-cell>
          <table:table-cell office:value-type="float" office:value="14.392099999999999" table:style-name="ce57">
            <text:p>14<text:s/></text:p>
          </table:table-cell>
          <table:table-cell office:value-type="float" office:value="647.64449999999999" table:style-name="ce35">
            <text:p>648<text:s/></text:p>
          </table:table-cell>
          <table:table-cell office:value-type="float" office:value="29.739909999999998" table:style-name="ce57">
            <text:p>30<text:s/></text:p>
          </table:table-cell>
          <table:table-cell office:value-type="float" office:value="4758.3855999999996" table:style-name="ce35">
            <text:p>4,758<text:s/></text:p>
          </table:table-cell>
          <table:table-cell office:value-type="float" office:value="9.0372000000000003" table:style-name="ce57">
            <text:p>9<text:s/></text:p>
          </table:table-cell>
          <table:table-cell office:value-type="float" office:value="4066.74" table:style-name="ce35">
            <text:p>4,067<text:s/></text:p>
          </table:table-cell>
          <table:table-cell office:value-type="float" office:value="52.581899999999997" table:style-name="ce57">
            <text:p>53<text:s/></text:p>
          </table:table-cell>
          <table:table-cell office:value-type="float" office:value="5258.19" table:style-name="ce35">
            <text:p>5,258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澎湖縣</text:p>
          </table:table-cell>
          <table:table-cell office:value-type="string" table:style-name="ce62">
            <text:p>PENGHU COUNTY</text:p>
          </table:table-cell>
          <table:table-cell office:value-type="float" office:value="47.2" table:style-name="ce57">
            <text:p>47<text:s/></text:p>
          </table:table-cell>
          <table:table-cell office:value-type="float" office:value="1652" table:style-name="ce35">
            <text:p>1,652<text:s/></text:p>
          </table:table-cell>
          <table:table-cell office:value-type="float" office:value="3.9" table:style-name="ce57">
            <text:p>4<text:s/></text:p>
          </table:table-cell>
          <table:table-cell office:value-type="float" office:value="115.05" table:style-name="ce35">
            <text:p>115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12" table:style-name="ce57">
            <text:p>212<text:s/></text:p>
          </table:table-cell>
          <table:table-cell office:value-type="float" office:value="3180" table:style-name="ce35">
            <text:p>3,180<text:s/></text:p>
          </table:table-cell>
          <table:table-cell office:value-type="float" office:value="126.2" table:style-name="ce57">
            <text:p>126<text:s/></text:p>
          </table:table-cell>
          <table:table-cell office:value-type="float" office:value="56991.92" table:style-name="ce35">
            <text:p>56,992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6" table:style-name="ce57">
            <text:p>26<text:s/></text:p>
          </table:table-cell>
          <table:table-cell office:value-type="float" office:value="9490" table:style-name="ce35">
            <text:p>9,490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基隆市</text:p>
          </table:table-cell>
          <table:table-cell office:value-type="string" table:style-name="ce62">
            <text:p>KEELUNG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34.108580000000003" table:style-name="ce57">
            <text:p>34<text:s/></text:p>
          </table:table-cell>
          <table:table-cell office:value-type="float" office:value="5317.5276100000001" table:style-name="ce35">
            <text:p>5,318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新竹市</text:p>
          </table:table-cell>
          <table:table-cell office:value-type="string" table:style-name="ce62">
            <text:p>HSINCHU CITY</text:p>
          </table:table-cell>
          <table:table-cell office:value-type="float" office:value="10.041" table:style-name="ce57">
            <text:p>10<text:s/></text:p>
          </table:table-cell>
          <table:table-cell office:value-type="float" office:value="542.21400000000006" table:style-name="ce35">
            <text:p>542<text:s/></text:p>
          </table:table-cell>
          <table:table-cell office:value-type="float" office:value="0.33600000000000002" table:style-name="ce57">
            <text:p>0<text:s/></text:p>
          </table:table-cell>
          <table:table-cell office:value-type="float" office:value="20.495999999999999" table:style-name="ce35">
            <text:p>20<text:s/></text:p>
          </table:table-cell>
          <table:table-cell office:value-type="float" office:value="0.79" table:style-name="ce57">
            <text:p>1<text:s/></text:p>
          </table:table-cell>
          <table:table-cell office:value-type="float" office:value="48.98" table:style-name="ce35">
            <text:p>49<text:s/></text:p>
          </table:table-cell>
          <table:table-cell office:value-type="float" office:value="21.225999999999999" table:style-name="ce57">
            <text:p>21<text:s/></text:p>
          </table:table-cell>
          <table:table-cell office:value-type="float" office:value="912.71799999999996" table:style-name="ce35">
            <text:p>913<text:s/></text:p>
          </table:table-cell>
          <table:table-cell office:value-type="float" office:value="1.413" table:style-name="ce57">
            <text:p>1<text:s/></text:p>
          </table:table-cell>
          <table:table-cell office:value-type="float" office:value="531.28800000000001" table:style-name="ce35">
            <text:p>531<text:s/></text:p>
          </table:table-cell>
          <table:table-cell office:value-type="float" office:value="17.047000000000001" table:style-name="ce57">
            <text:p>17<text:s/></text:p>
          </table:table-cell>
          <table:table-cell office:value-type="float" office:value="4364.0320000000002" table:style-name="ce35">
            <text:p>4,364<text:s/></text:p>
          </table:table-cell>
          <table:table-cell office:value-type="float" office:value="14.196999999999999" table:style-name="ce57">
            <text:p>14<text:s/></text:p>
          </table:table-cell>
          <table:table-cell office:value-type="float" office:value="4912.1620000000003" table:style-name="ce35">
            <text:p>4,912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嘉義市</text:p>
          </table:table-cell>
          <table:table-cell office:value-type="string" table:style-name="ce62">
            <text:p>CHIAYI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1">
            <text:p>金馬地區</text:p>
          </table:table-cell>
          <table:table-cell office:value-type="string" table:style-name="ce62">
            <text:p>KINMA AREA</text:p>
          </table:table-cell>
          <table:table-cell office:value-type="float" office:value="146532.78069000001" table:formula="of:=  IF(SUM([.C33:.C35])=0;&quot;-&quot;;SUM([.C33:.C35]))" table:style-name="ce57">
            <text:p>146,533<text:s/></text:p>
          </table:table-cell>
          <table:table-cell office:value-type="float" office:value="4704622.8026999999" table:formula="of:=  IF(SUM([.D33:.D35])=0;&quot;-&quot;;SUM([.D33:.D35]))" table:style-name="ce35">
            <text:p>4,704,623<text:s/></text:p>
          </table:table-cell>
          <table:table-cell office:value-type="string" office:string-value="-" table:formula="of:=  IF(SUM([.E33:.E35])=0;&quot;-&quot;;SUM([.E33:.E35]))" table:style-name="ce57">
            <text:p>-</text:p>
          </table:table-cell>
          <table:table-cell office:value-type="string" office:string-value="-" table:formula="of:=  IF(SUM([.F33:.F35])=0;&quot;-&quot;;SUM([.F33:.F35]))" table:style-name="ce35">
            <text:p>-</text:p>
          </table:table-cell>
          <table:table-cell office:value-type="string" office:string-value="-" table:formula="of:=  IF(SUM([.G33:.G35])=0;&quot;-&quot;;SUM([.G33:.G35]))" table:style-name="ce57">
            <text:p>-</text:p>
          </table:table-cell>
          <table:table-cell office:value-type="string" office:string-value="-" table:formula="of:=  IF(SUM([.H33:.H35])=0;&quot;-&quot;;SUM([.H33:.H35]))" table:style-name="ce35">
            <text:p>-</text:p>
          </table:table-cell>
          <table:table-cell office:value-type="string" office:string-value="-" table:formula="of:=  IF(SUM([.I33:.I35])=0;&quot;-&quot;;SUM([.I33:.I35]))" table:style-name="ce57">
            <text:p>-</text:p>
          </table:table-cell>
          <table:table-cell office:value-type="string" office:string-value="-" table:formula="of:=  IF(SUM([.J33:.J35])=0;&quot;-&quot;;SUM([.J33:.J35]))" table:style-name="ce35">
            <text:p>-</text:p>
          </table:table-cell>
          <table:table-cell office:value-type="string" office:string-value="-" table:formula="of:=  IF(SUM([.K33:.K35])=0;&quot;-&quot;;SUM([.K33:.K35]))" table:style-name="ce57">
            <text:p>-</text:p>
          </table:table-cell>
          <table:table-cell office:value-type="string" office:string-value="-" table:formula="of:=  IF(SUM([.L33:.L35])=0;&quot;-&quot;;SUM([.L33:.L35]))" table:style-name="ce35">
            <text:p>-</text:p>
          </table:table-cell>
          <table:table-cell office:value-type="float" office:value="8.1150000000000002" table:formula="of:=  IF(SUM([.M33:.M35])=0;&quot;-&quot;;SUM([.M33:.M35]))" table:style-name="ce57">
            <text:p>8<text:s/></text:p>
          </table:table-cell>
          <table:table-cell office:value-type="float" office:value="892.65" table:formula="of:=  IF(SUM([.N33:.N35])=0;&quot;-&quot;;SUM([.N33:.N35]))" table:style-name="ce35">
            <text:p>893<text:s/></text:p>
          </table:table-cell>
          <table:table-cell office:value-type="string" office:string-value="-" table:formula="of:=  IF(SUM([.O33:.O35])=0;&quot;-&quot;;SUM([.O33:.O35]))" table:style-name="ce57">
            <text:p>-</text:p>
          </table:table-cell>
          <table:table-cell office:value-type="float" office:value="45.260640000000002" table:formula="of:=  IF(SUM([.P33:.P35])=0;&quot;-&quot;;SUM([.P33:.P35]))" table:style-name="ce35">
            <text:p>45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金門縣</text:p>
          </table:table-cell>
          <table:table-cell office:value-type="string" table:style-name="ce62">
            <text:p>KINMEN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8.1150000000000002" table:style-name="ce57">
            <text:p>8<text:s/></text:p>
          </table:table-cell>
          <table:table-cell office:value-type="float" office:value="892.65" table:style-name="ce35">
            <text:p>893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連江縣</text:p>
          </table:table-cell>
          <table:table-cell office:value-type="string" table:style-name="ce62">
            <text:p>LIANJIANG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4">
            <text:p>國外基地</text:p>
          </table:table-cell>
          <table:table-cell office:value-type="string" table:style-name="ce65">
            <text:p>OVERSEAS LANDING</text:p>
          </table:table-cell>
          <table:table-cell office:value-type="float" office:value="146532.78069000001" table:style-name="ce58">
            <text:p>146,533<text:s/></text:p>
          </table:table-cell>
          <table:table-cell office:value-type="float" office:value="4704622.8026999999" table:style-name="ce54">
            <text:p>4,704,623<text:s/>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float" office:value="45.260640000000002" table:style-name="ce54">
            <text:p>45<text:s/></text:p>
          </table:table-cell>
          <table:table-cell table:number-columns-repeated="16368" table:style-name="ce25"/>
        </table:table-row>
        <table:table-row table:style-name="ro2">
          <table:table-cell office:value-type="string" table:number-columns-spanned="6" table:number-rows-spanned="1" table:style-name="ce71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72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42"/>
        </table:table-row>
        <table:table-row table:style-name="ro3">
          <table:table-cell table:number-columns-repeated="2" table:style-name="ce42"/>
          <table:table-cell table:number-columns-repeated="16382" table:style-name="ce24"/>
        </table:table-row>
        <table:table-row table:number-rows-repeated="1048539" table:style-name="ro3">
          <table:table-cell table:number-columns-repeated="16384"/>
        </table:table-row>
      </table:table>
      <table:table table:name="漁業生產量值-漁業種類別魚類別生產量值9" table:style-name="ta1">
        <table:table-column table:style-name="co1" table:default-cell-style-name="ce42"/>
        <table:table-column table:style-name="co2" table:default-cell-style-name="ce42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85">
            <text:p>7‧漁業生產量</text:p>
          </table:table-cell>
          <table:covered-table-cell table:number-columns-repeated="2"/>
          <table:table-cell table:number-columns-repeated="6" table:style-name="ce42"/>
          <table:table-cell office:value-type="string" table:style-name="ce42">
            <text:p>7‧FISHERIES PRODUCTION</text:p>
          </table:table-cell>
          <table:table-cell table:number-columns-repeated="16374" table:style-name="ce42"/>
        </table:table-row>
        <table:table-row table:style-name="ro1">
          <table:table-cell table:number-columns-repeated="4" table:style-name="ce42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42"/>
          <table:table-cell table:number-columns-repeated="2" table:style-name="ce3"/>
          <table:table-cell table:number-columns-repeated="2" table:style-name="ce42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42"/>
        </table:table-row>
        <table:table-row table:style-name="ro1">
          <table:table-cell table:style-name="ce42">
            <draw:custom-shape svg:x="0in" svg:y="0.20833in" svg:width="1.55027in" svg:height="1.25in" draw:z-index="1" draw:id="id9" draw:style-name="a9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3" table:number-rows-spanned="1" table:style-name="ce87">
            <text:p>(3) 縣市別魚類別生產量值(續)</text:p>
          </table:table-cell>
          <table:covered-table-cell table:number-columns-repeated="2"/>
          <table:table-cell table:style-name="ce42"/>
          <table:table-cell office:value-type="string" table:style-name="ce43">
            <text:p>價值：新臺幣千元</text:p>
          </table:table-cell>
          <table:table-cell table:style-name="ce42"/>
          <table:table-cell table:style-name="ce43"/>
          <table:table-cell office:value-type="string" table:style-name="ce43">
            <text:p>(3) By type of district by species(Continued)</text:p>
          </table:table-cell>
          <table:table-cell table:number-columns-repeated="3" table:style-name="ce42"/>
          <table:table-cell office:value-type="string" table:style-name="ce13">
            <text:p>Value：Thousand NT $</text:p>
          </table:table-cell>
          <table:table-cell table:number-columns-repeated="16371" table:style-name="ce42"/>
        </table:table-row>
        <table:table-row table:style-name="ro1">
          <table:table-cell office:value-type="string" table:number-columns-spanned="2" table:number-rows-spanned="3" table:style-name="ce90">
            <text:p><text:s text:c="20"/><text:span text:style-name="T2">魚類別</text:span></text:p>
            <text:p><text:span text:style-name="T2"><text:s text:c="20"/>Species</text:span></text:p>
          </table:table-cell>
          <table:covered-table-cell/>
          <table:table-cell office:value-type="string" table:number-columns-spanned="14" table:number-rows-spanned="1" table:style-name="ce189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number-columns-spanned="12" table:number-rows-spanned="1" table:style-name="ce189">
            <text:p>鯖 <text:s text:c="5"/>科</text:p>
          </table:table-cell>
          <table:covered-table-cell table:number-columns-repeated="11"/>
          <table:table-cell table:number-columns-spanned="2" table:number-rows-spanned="1" table:style-name="ce107"/>
          <table:covered-table-cell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number-columns-spanned="2" table:number-rows-spanned="1" table:style-name="ce209">
            <text:p>長鰭鮪</text:p>
          </table:table-cell>
          <table:covered-table-cell/>
          <table:table-cell office:value-type="string" table:number-columns-spanned="2" table:number-rows-spanned="1" table:style-name="ce207">
            <text:p>大目鮪</text:p>
          </table:table-cell>
          <table:covered-table-cell/>
          <table:table-cell office:value-type="string" table:number-columns-spanned="2" table:number-rows-spanned="1" table:style-name="ce207">
            <text:p>黃鰭鮪</text:p>
          </table:table-cell>
          <table:covered-table-cell/>
          <table:table-cell office:value-type="string" table:number-columns-spanned="2" table:number-rows-spanned="1" table:style-name="ce207">
            <text:p>太平洋黑鮪</text:p>
          </table:table-cell>
          <table:covered-table-cell/>
          <table:table-cell office:value-type="string" table:number-columns-spanned="2" table:number-rows-spanned="1" table:style-name="ce199">
            <text:p>南方黑鮪</text:p>
          </table:table-cell>
          <table:covered-table-cell/>
          <table:table-cell office:value-type="string" table:number-columns-spanned="2" table:number-rows-spanned="1" table:style-name="ce199">
            <text:p>其他</text:p>
          </table:table-cell>
          <table:covered-table-cell/>
          <table:table-cell office:value-type="string" table:number-columns-spanned="2" table:number-rows-spanned="1" table:style-name="ce206">
            <text:p>劍旗魚</text:p>
          </table:table-cell>
          <table:covered-table-cell/>
          <table:table-cell table:number-columns-repeated="16368"/>
        </table:table-row>
        <table:table-row table:style-name="ro1">
          <table:table-cell office:value-type="string" table:number-columns-spanned="2" table:number-rows-spanned="3" table:style-name="ce197">
            <text:p>縣市別</text:p>
            <text:p>District</text:p>
          </table:table-cell>
          <table:covered-table-cell/>
          <table:table-cell office:value-type="string" table:number-columns-spanned="2" table:number-rows-spanned="1" table:style-name="ce213">
            <text:p>53301</text:p>
          </table:table-cell>
          <table:covered-table-cell/>
          <table:table-cell office:value-type="string" table:number-columns-spanned="2" table:number-rows-spanned="1" table:style-name="ce210">
            <text:p>53302</text:p>
          </table:table-cell>
          <table:covered-table-cell/>
          <table:table-cell office:value-type="string" table:number-columns-spanned="2" table:number-rows-spanned="1" table:style-name="ce210">
            <text:p>53303</text:p>
          </table:table-cell>
          <table:covered-table-cell/>
          <table:table-cell office:value-type="string" table:number-columns-spanned="2" table:number-rows-spanned="1" table:style-name="ce217">
            <text:p>53304</text:p>
          </table:table-cell>
          <table:covered-table-cell/>
          <table:table-cell office:value-type="string" table:number-columns-spanned="2" table:number-rows-spanned="1" table:style-name="ce210">
            <text:p>53305</text:p>
          </table:table-cell>
          <table:covered-table-cell/>
          <table:table-cell office:value-type="string" table:number-columns-spanned="2" table:number-rows-spanned="1" table:style-name="ce200">
            <text:p>53ZZZ</text:p>
          </table:table-cell>
          <table:covered-table-cell/>
          <table:table-cell office:value-type="string" table:number-columns-spanned="2" table:number-rows-spanned="1" table:style-name="ce178">
            <text:p>54001</text:p>
          </table:table-cell>
          <table:covered-table-cell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21">
            <text:p>產量</text:p>
          </table:table-cell>
          <table:table-cell office:value-type="string" table:style-name="ce21">
            <text:p>價值</text:p>
          </table:table-cell>
          <table:table-cell office:value-type="string" table:style-name="ce21">
            <text:p>產量</text:p>
          </table:table-cell>
          <table:table-cell office:value-type="string" table:style-name="ce21">
            <text:p>價值</text:p>
          </table:table-cell>
          <table:table-cell office:value-type="string" table:style-name="ce21">
            <text:p>產量</text:p>
          </table:table-cell>
          <table:table-cell office:value-type="string" table:style-name="ce21">
            <text:p>價值</text:p>
          </table:table-cell>
          <table:table-cell office:value-type="string" table:style-name="ce21">
            <text:p>產量</text:p>
          </table:table-cell>
          <table:table-cell office:value-type="string" table:style-name="ce21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23">
            <text:p>Quantity</text:p>
          </table:table-cell>
          <table:table-cell office:value-type="string" table:style-name="ce23">
            <text:p>Value</text:p>
          </table:table-cell>
          <table:table-cell office:value-type="string" table:style-name="ce23">
            <text:p>Quantity</text:p>
          </table:table-cell>
          <table:table-cell office:value-type="string" table:style-name="ce23">
            <text:p>Value</text:p>
          </table:table-cell>
          <table:table-cell office:value-type="string" table:style-name="ce23">
            <text:p>Quantity</text:p>
          </table:table-cell>
          <table:table-cell office:value-type="string" table:style-name="ce23">
            <text:p>Value</text:p>
          </table:table-cell>
          <table:table-cell office:value-type="string" table:style-name="ce23">
            <text:p>Quantity</text:p>
          </table:table-cell>
          <table:table-cell office:value-type="string" table:style-name="ce23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table:number-columns-repeated="16368"/>
        </table:table-row>
        <table:table-row table:style-name="ro1">
          <table:table-cell office:value-type="string" table:style-name="ce61">
            <text:p>總計</text:p>
          </table:table-cell>
          <table:table-cell office:value-type="string" table:style-name="ce62">
            <text:p>GRAND TOTAL</text:p>
          </table:table-cell>
          <table:table-cell office:value-type="float" office:value="51343.845799999996" table:formula="of:=  IF(SUM([.C11];[.C32])=0;&quot;-&quot;;SUM([.C11];[.C32]))" table:style-name="ce56">
            <text:p>51,344<text:s/></text:p>
          </table:table-cell>
          <table:table-cell office:value-type="float" office:value="4189924.0525700003" table:formula="of:=  IF(SUM([.D11];[.D32])=0;&quot;-&quot;;SUM([.D11];[.D32]))" table:style-name="ce53">
            <text:p>4,189,924<text:s/></text:p>
          </table:table-cell>
          <table:table-cell office:value-type="float" office:value="46648.443160000003" table:formula="of:=  IF(SUM([.E11];[.E32])=0;&quot;-&quot;;SUM([.E11];[.E32]))" table:style-name="ce56">
            <text:p>46,648<text:s/></text:p>
          </table:table-cell>
          <table:table-cell office:value-type="float" office:value="9475915.6752199996" table:formula="of:=  IF(SUM([.F11];[.F32])=0;&quot;-&quot;;SUM([.F11];[.F32]))" table:style-name="ce53">
            <text:p>9,475,916<text:s/></text:p>
          </table:table-cell>
          <table:table-cell office:value-type="float" office:value="75090.127340000006" table:formula="of:=  IF(SUM([.G11];[.G32])=0;&quot;-&quot;;SUM([.G11];[.G32]))" table:style-name="ce56">
            <text:p>75,090<text:s/></text:p>
          </table:table-cell>
          <table:table-cell office:value-type="float" office:value="7330695.4667100003" table:formula="of:=  IF(SUM([.H11];[.H32])=0;&quot;-&quot;;SUM([.H11];[.H32]))" table:style-name="ce53">
            <text:p>7,330,695<text:s/></text:p>
          </table:table-cell>
          <table:table-cell office:value-type="float" office:value="454.38960000000003" table:formula="of:=  IF(SUM([.I11];[.I32])=0;&quot;-&quot;;SUM([.I11];[.I32]))" table:style-name="ce56">
            <text:p>454<text:s/></text:p>
          </table:table-cell>
          <table:table-cell office:value-type="float" office:value="171336.92806999999" table:formula="of:=  IF(SUM([.J11];[.J32])=0;&quot;-&quot;;SUM([.J11];[.J32]))" table:style-name="ce53">
            <text:p>171,337<text:s/></text:p>
          </table:table-cell>
          <table:table-cell office:value-type="float" office:value="1022.85" table:formula="of:=  IF(SUM([.K11];[.K32])=0;&quot;-&quot;;SUM([.K11];[.K32]))" table:style-name="ce56">
            <text:p>1,023<text:s/></text:p>
          </table:table-cell>
          <table:table-cell office:value-type="float" office:value="252425.95679" table:formula="of:=  IF(SUM([.L11];[.L32])=0;&quot;-&quot;;SUM([.L11];[.L32]))" table:style-name="ce53">
            <text:p>252,426<text:s/></text:p>
          </table:table-cell>
          <table:table-cell office:value-type="float" office:value="6694.8682200000012" table:formula="of:=  IF(SUM([.M11];[.M32])=0;&quot;-&quot;;SUM([.M11];[.M32]))" table:style-name="ce56">
            <text:p>6,695<text:s/></text:p>
          </table:table-cell>
          <table:table-cell office:value-type="float" office:value="266388.84103999997" table:formula="of:=  IF(SUM([.N11];[.N32])=0;&quot;-&quot;;SUM([.N11];[.N32]))" table:style-name="ce53">
            <text:p>266,389<text:s/></text:p>
          </table:table-cell>
          <table:table-cell office:value-type="float" office:value="14332.478939999999" table:formula="of:=  IF(SUM([.O11];[.O32])=0;&quot;-&quot;;SUM([.O11];[.O32]))" table:style-name="ce56">
            <text:p>14,332<text:s/></text:p>
          </table:table-cell>
          <table:table-cell office:value-type="float" office:value="1810801.3877900001" table:formula="of:=  IF(SUM([.P11];[.P32])=0;&quot;-&quot;;SUM([.P11];[.P32]))" table:style-name="ce53">
            <text:p>1,810,801<text:s/></text:p>
          </table:table-cell>
          <table:table-cell table:number-columns-repeated="16368"/>
        </table:table-row>
        <table:table-row table:style-name="ro1">
          <table:table-cell office:value-type="string" table:style-name="ce61">
            <text:p>臺灣地區</text:p>
          </table:table-cell>
          <table:table-cell office:value-type="string" table:style-name="ce62">
            <text:p>TAIWAN AREA</text:p>
          </table:table-cell>
          <table:table-cell office:value-type="float" office:value="5096.5377999999992" table:formula="of:=  IF(SUM([.C12:.C31])=0;&quot;-&quot;;SUM([.C12:.C31]))" table:style-name="ce57">
            <text:p>5,097<text:s/></text:p>
          </table:table-cell>
          <table:table-cell office:value-type="float" office:value="380169.94717999996" table:formula="of:=  IF(SUM([.D12:.D31])=0;&quot;-&quot;;SUM([.D12:.D31]))" table:style-name="ce35">
            <text:p>380,170<text:s/></text:p>
          </table:table-cell>
          <table:table-cell office:value-type="float" office:value="2853.2657999999997" table:formula="of:=  IF(SUM([.E12:.E31])=0;&quot;-&quot;;SUM([.E12:.E31]))" table:style-name="ce57">
            <text:p>2,853<text:s/></text:p>
          </table:table-cell>
          <table:table-cell office:value-type="float" office:value="242056.76669999998" table:formula="of:=  IF(SUM([.F12:.F31])=0;&quot;-&quot;;SUM([.F12:.F31]))" table:style-name="ce35">
            <text:p>242,057<text:s/></text:p>
          </table:table-cell>
          <table:table-cell office:value-type="float" office:value="13968.534710000002" table:formula="of:=  IF(SUM([.G12:.G31])=0;&quot;-&quot;;SUM([.G12:.G31]))" table:style-name="ce57">
            <text:p>13,969<text:s/></text:p>
          </table:table-cell>
          <table:table-cell office:value-type="float" office:value="1457143.0342600001" table:formula="of:=  IF(SUM([.H12:.H31])=0;&quot;-&quot;;SUM([.H12:.H31]))" table:style-name="ce35">
            <text:p>1,457,143<text:s/></text:p>
          </table:table-cell>
          <table:table-cell office:value-type="float" office:value="453.5806" table:formula="of:=  IF(SUM([.I12:.I31])=0;&quot;-&quot;;SUM([.I12:.I31]))" table:style-name="ce57">
            <text:p>454<text:s/></text:p>
          </table:table-cell>
          <table:table-cell office:value-type="float" office:value="171221.62899999999" table:formula="of:=  IF(SUM([.J12:.J31])=0;&quot;-&quot;;SUM([.J12:.J31]))" table:style-name="ce35">
            <text:p>171,222<text:s/></text:p>
          </table:table-cell>
          <table:table-cell office:value-type="float" office:value="199.5616" table:formula="of:=  IF(SUM([.K12:.K31])=0;&quot;-&quot;;SUM([.K12:.K31]))" table:style-name="ce57">
            <text:p>200<text:s/></text:p>
          </table:table-cell>
          <table:table-cell office:value-type="float" office:value="16924.172640000001" table:formula="of:=  IF(SUM([.L12:.L31])=0;&quot;-&quot;;SUM([.L12:.L31]))" table:style-name="ce35">
            <text:p>16,924<text:s/></text:p>
          </table:table-cell>
          <table:table-cell office:value-type="float" office:value="6652.4202200000009" table:formula="of:=  IF(SUM([.M12:.M31])=0;&quot;-&quot;;SUM([.M12:.M31]))" table:style-name="ce57">
            <text:p>6,652<text:s/></text:p>
          </table:table-cell>
          <table:table-cell office:value-type="float" office:value="257687.00103999994" table:formula="of:=  IF(SUM([.N12:.N31])=0;&quot;-&quot;;SUM([.N12:.N31]))" table:style-name="ce35">
            <text:p>257,687<text:s/></text:p>
          </table:table-cell>
          <table:table-cell office:value-type="float" office:value="4904.9166999999998" table:formula="of:=  IF(SUM([.O12:.O31])=0;&quot;-&quot;;SUM([.O12:.O31]))" table:style-name="ce57">
            <text:p>4,905<text:s/></text:p>
          </table:table-cell>
          <table:table-cell office:value-type="float" office:value="397288.95357999997" table:formula="of:=  IF(SUM([.P12:.P31])=0;&quot;-&quot;;SUM([.P12:.P31]))" table:style-name="ce35">
            <text:p>397,289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新北市</text:p>
          </table:table-cell>
          <table:table-cell office:value-type="string" table:style-name="ce62">
            <text:p>NEW TAIPEI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435.33" table:style-name="ce57">
            <text:p>435<text:s/></text:p>
          </table:table-cell>
          <table:table-cell office:value-type="float" office:value="18296.099999999999" table:style-name="ce35">
            <text:p>18,296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北市</text:p>
          </table:table-cell>
          <table:table-cell office:value-type="string" table:style-name="ce62">
            <text:p>TAIPEI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桃園市</text:p>
          </table:table-cell>
          <table:table-cell office:value-type="string" table:style-name="ce62">
            <text:p>TAOYUAN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.6944999999999999" table:style-name="ce57">
            <text:p>2<text:s/></text:p>
          </table:table-cell>
          <table:table-cell office:value-type="float" office:value="416.72500000000002" table:style-name="ce35">
            <text:p>417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中市</text:p>
          </table:table-cell>
          <table:table-cell office:value-type="string" table:style-name="ce62">
            <text:p>TAICHUNG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9.2129000000000012" table:style-name="ce57">
            <text:p>9<text:s/></text:p>
          </table:table-cell>
          <table:table-cell office:value-type="float" office:value="1641.2415500000002" table:style-name="ce35">
            <text:p>1,641<text:s/></text:p>
          </table:table-cell>
          <table:table-cell office:value-type="float" office:value="4.2000000000000003E-2" table:style-name="ce57">
            <text:p>0<text:s/></text:p>
          </table:table-cell>
          <table:table-cell office:value-type="float" office:value="3.36" table:style-name="ce35">
            <text:p>3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南市</text:p>
          </table:table-cell>
          <table:table-cell office:value-type="string" table:style-name="ce62">
            <text:p>TAINAN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高雄市</text:p>
          </table:table-cell>
          <table:table-cell office:value-type="string" table:style-name="ce62">
            <text:p>KAOHSIUNG CITY</text:p>
          </table:table-cell>
          <table:table-cell office:value-type="float" office:value="2795.2559999999999" table:style-name="ce57">
            <text:p>2,795<text:s/></text:p>
          </table:table-cell>
          <table:table-cell office:value-type="float" office:value="199953.86050000001" table:style-name="ce35">
            <text:p>199,954<text:s/></text:p>
          </table:table-cell>
          <table:table-cell office:value-type="float" office:value="1290.9159999999999" table:style-name="ce57">
            <text:p>1,291<text:s/></text:p>
          </table:table-cell>
          <table:table-cell office:value-type="float" office:value="83512.819399999993" table:style-name="ce35">
            <text:p>83,513<text:s/></text:p>
          </table:table-cell>
          <table:table-cell office:value-type="float" office:value="4831.9125999999997" table:style-name="ce57">
            <text:p>4,832<text:s/></text:p>
          </table:table-cell>
          <table:table-cell office:value-type="float" office:value="324235.18469999998" table:style-name="ce35">
            <text:p>324,235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99.5616" table:style-name="ce57">
            <text:p>200<text:s/></text:p>
          </table:table-cell>
          <table:table-cell office:value-type="float" office:value="16924.172640000001" table:style-name="ce35">
            <text:p>16,924<text:s/></text:p>
          </table:table-cell>
          <table:table-cell office:value-type="float" office:value="579.65200000000004" table:style-name="ce57">
            <text:p>580<text:s/></text:p>
          </table:table-cell>
          <table:table-cell office:value-type="float" office:value="26713.812999999998" table:style-name="ce35">
            <text:p>26,714<text:s/></text:p>
          </table:table-cell>
          <table:table-cell office:value-type="float" office:value="2320.3436000000002" table:style-name="ce57">
            <text:p>2,320<text:s/></text:p>
          </table:table-cell>
          <table:table-cell office:value-type="float" office:value="201815.74419999999" table:style-name="ce35">
            <text:p>201,816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宜蘭縣</text:p>
          </table:table-cell>
          <table:table-cell office:value-type="string" table:style-name="ce62">
            <text:p>ILAN COUNTY</text:p>
          </table:table-cell>
          <table:table-cell office:value-type="float" office:value="39.453000000000003" table:style-name="ce57">
            <text:p>39<text:s/></text:p>
          </table:table-cell>
          <table:table-cell office:value-type="float" office:value="2430.5151000000001" table:style-name="ce35">
            <text:p>2,431<text:s/></text:p>
          </table:table-cell>
          <table:table-cell office:value-type="float" office:value="64.605000000000004" table:style-name="ce57">
            <text:p>65<text:s/></text:p>
          </table:table-cell>
          <table:table-cell office:value-type="float" office:value="9648.9801000000007" table:style-name="ce35">
            <text:p>9,649<text:s/></text:p>
          </table:table-cell>
          <table:table-cell office:value-type="float" office:value="1190.3293000000001" table:style-name="ce57">
            <text:p>1,190<text:s/></text:p>
          </table:table-cell>
          <table:table-cell office:value-type="float" office:value="328093.37599999999" table:style-name="ce35">
            <text:p>328,093<text:s/></text:p>
          </table:table-cell>
          <table:table-cell office:value-type="float" office:value="211.27600000000001" table:style-name="ce57">
            <text:p>211<text:s/></text:p>
          </table:table-cell>
          <table:table-cell office:value-type="float" office:value="127927.618" table:style-name="ce35">
            <text:p>127,928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5234.0813000000016" table:style-name="ce57">
            <text:p>5,234<text:s/></text:p>
          </table:table-cell>
          <table:table-cell office:value-type="float" office:value="160964.73724999998" table:style-name="ce35">
            <text:p>160,965<text:s/></text:p>
          </table:table-cell>
          <table:table-cell office:value-type="float" office:value="172.36" table:style-name="ce57">
            <text:p>172<text:s/></text:p>
          </table:table-cell>
          <table:table-cell office:value-type="float" office:value="17278.254700000001" table:style-name="ce35">
            <text:p>17,278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新竹縣</text:p>
          </table:table-cell>
          <table:table-cell office:value-type="string" table:style-name="ce62">
            <text:p>HSINCHU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苗栗縣</text:p>
          </table:table-cell>
          <table:table-cell office:value-type="string" table:style-name="ce62">
            <text:p>MIAOLI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43.496699999999997" table:style-name="ce57">
            <text:p>43<text:s/></text:p>
          </table:table-cell>
          <table:table-cell office:value-type="float" office:value="18015.647869999997" table:style-name="ce35">
            <text:p>18,016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彰化縣</text:p>
          </table:table-cell>
          <table:table-cell office:value-type="string" table:style-name="ce62">
            <text:p>CHANGHWA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3.0179999999999998" table:style-name="ce57">
            <text:p>3<text:s/></text:p>
          </table:table-cell>
          <table:table-cell office:value-type="float" office:value="1843.998" table:style-name="ce35">
            <text:p>1,844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南投縣</text:p>
          </table:table-cell>
          <table:table-cell office:value-type="string" table:style-name="ce62">
            <text:p>NANTOU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雲林縣</text:p>
          </table:table-cell>
          <table:table-cell office:value-type="string" table:style-name="ce62">
            <text:p>YUNLIN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4.7300000000000004" table:style-name="ce57">
            <text:p>5<text:s/></text:p>
          </table:table-cell>
          <table:table-cell office:value-type="float" office:value="1773.75" table:style-name="ce35">
            <text:p>1,774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嘉義縣</text:p>
          </table:table-cell>
          <table:table-cell office:value-type="string" table:style-name="ce62">
            <text:p>CHIAYI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屏東縣</text:p>
          </table:table-cell>
          <table:table-cell office:value-type="string" table:style-name="ce62">
            <text:p>PINGTUNG COUNTY</text:p>
          </table:table-cell>
          <table:table-cell office:value-type="float" office:value="2200.7682" table:style-name="ce57">
            <text:p>2,201<text:s/></text:p>
          </table:table-cell>
          <table:table-cell office:value-type="float" office:value="172346.86799999999" table:style-name="ce35">
            <text:p>172,347<text:s/></text:p>
          </table:table-cell>
          <table:table-cell office:value-type="float" office:value="1457.2028" table:style-name="ce57">
            <text:p>1,457<text:s/></text:p>
          </table:table-cell>
          <table:table-cell office:value-type="float" office:value="140806.984" table:style-name="ce35">
            <text:p>140,807<text:s/></text:p>
          </table:table-cell>
          <table:table-cell office:value-type="float" office:value="7399.6611000000003" table:style-name="ce57">
            <text:p>7,400<text:s/></text:p>
          </table:table-cell>
          <table:table-cell office:value-type="float" office:value="678363.24600000004" table:style-name="ce35">
            <text:p>678,363<text:s/></text:p>
          </table:table-cell>
          <table:table-cell office:value-type="float" office:value="231.56960000000001" table:style-name="ce57">
            <text:p>232<text:s/></text:p>
          </table:table-cell>
          <table:table-cell office:value-type="float" office:value="35708.660000000003" table:style-name="ce35">
            <text:p>35,709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35.2211" table:style-name="ce57">
            <text:p>35<text:s/></text:p>
          </table:table-cell>
          <table:table-cell office:value-type="float" office:value="2419.6424999999999" table:style-name="ce35">
            <text:p>2,420<text:s/></text:p>
          </table:table-cell>
          <table:table-cell office:value-type="float" office:value="2311.8024999999998" table:style-name="ce57">
            <text:p>2,312<text:s/></text:p>
          </table:table-cell>
          <table:table-cell office:value-type="float" office:value="167439.99350000001" table:style-name="ce35">
            <text:p>167,440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東縣</text:p>
          </table:table-cell>
          <table:table-cell office:value-type="string" table:style-name="ce62">
            <text:p>TAITUNG COUNTY</text:p>
          </table:table-cell>
          <table:table-cell office:value-type="float" office:value="61.060600000000001" table:style-name="ce57">
            <text:p>61<text:s/></text:p>
          </table:table-cell>
          <table:table-cell office:value-type="float" office:value="5438.7035800000003" table:style-name="ce35">
            <text:p>5,439<text:s/></text:p>
          </table:table-cell>
          <table:table-cell office:value-type="float" office:value="40.542000000000002" table:style-name="ce57">
            <text:p>41<text:s/></text:p>
          </table:table-cell>
          <table:table-cell office:value-type="float" office:value="8087.9831999999997" table:style-name="ce35">
            <text:p>8,088<text:s/></text:p>
          </table:table-cell>
          <table:table-cell office:value-type="float" office:value="537.80800999999997" table:style-name="ce57">
            <text:p>538<text:s/></text:p>
          </table:table-cell>
          <table:table-cell office:value-type="float" office:value="125127.67256000001" table:style-name="ce35">
            <text:p>125,128<text:s/></text:p>
          </table:table-cell>
          <table:table-cell office:value-type="float" office:value="10.734999999999999" table:style-name="ce57">
            <text:p>11<text:s/></text:p>
          </table:table-cell>
          <table:table-cell office:value-type="float" office:value="7585.3509999999997" table:style-name="ce35">
            <text:p>7,585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36.3212" table:style-name="ce57">
            <text:p>136<text:s/></text:p>
          </table:table-cell>
          <table:table-cell office:value-type="float" office:value="17260.266170000003" table:style-name="ce35">
            <text:p>17,260<text:s/></text:p>
          </table:table-cell>
          <table:table-cell office:value-type="float" office:value="98.118499999999997" table:style-name="ce57">
            <text:p>98<text:s/></text:p>
          </table:table-cell>
          <table:table-cell office:value-type="float" office:value="10009.06818" table:style-name="ce35">
            <text:p>10,009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花蓮縣</text:p>
          </table:table-cell>
          <table:table-cell office:value-type="string" table:style-name="ce62">
            <text:p>HWALIEN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8.8237000000000005" table:style-name="ce57">
            <text:p>9<text:s/></text:p>
          </table:table-cell>
          <table:table-cell office:value-type="float" office:value="1323.5550000000001" table:style-name="ce35">
            <text:p>1,324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30.276199999999999" table:style-name="ce57">
            <text:p>30<text:s/></text:p>
          </table:table-cell>
          <table:table-cell office:value-type="float" office:value="3150.8180000000002" table:style-name="ce35">
            <text:p>3,151<text:s/></text:p>
          </table:table-cell>
          <table:table-cell office:value-type="float" office:value="2.2501000000000002" table:style-name="ce57">
            <text:p>2<text:s/></text:p>
          </table:table-cell>
          <table:table-cell office:value-type="float" office:value="742.53300000000002" table:style-name="ce35">
            <text:p>743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澎湖縣</text:p>
          </table:table-cell>
          <table:table-cell office:value-type="string" table:style-name="ce62">
            <text:p>PENGHU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54.5" table:style-name="ce57">
            <text:p>55<text:s/></text:p>
          </table:table-cell>
          <table:table-cell office:value-type="float" office:value="1090" table:style-name="ce35">
            <text:p>1,090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基隆市</text:p>
          </table:table-cell>
          <table:table-cell office:value-type="string" table:style-name="ce62">
            <text:p>KEELUNG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84.538319999999999" table:style-name="ce57">
            <text:p>85<text:s/></text:p>
          </table:table-cell>
          <table:table-cell office:value-type="float" office:value="3939.4857000000002" table:style-name="ce35">
            <text:p>3,939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新竹市</text:p>
          </table:table-cell>
          <table:table-cell office:value-type="string" table:style-name="ce62">
            <text:p>HSINCHU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0.34799999999999998" table:style-name="ce57">
            <text:p>0<text:s/></text:p>
          </table:table-cell>
          <table:table-cell office:value-type="float" office:value="160.77600000000001" table:style-name="ce35">
            <text:p>161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嘉義市</text:p>
          </table:table-cell>
          <table:table-cell office:value-type="string" table:style-name="ce62">
            <text:p>CHIAYI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1">
            <text:p>金馬地區</text:p>
          </table:table-cell>
          <table:table-cell office:value-type="string" table:style-name="ce62">
            <text:p>KINMA AREA</text:p>
          </table:table-cell>
          <table:table-cell office:value-type="float" office:value="46247.307999999997" table:formula="of:=  IF(SUM([.C33:.C35])=0;&quot;-&quot;;SUM([.C33:.C35]))" table:style-name="ce57">
            <text:p>46,247<text:s/></text:p>
          </table:table-cell>
          <table:table-cell office:value-type="float" office:value="3809754.1053900002" table:formula="of:=  IF(SUM([.D33:.D35])=0;&quot;-&quot;;SUM([.D33:.D35]))" table:style-name="ce35">
            <text:p>3,809,754<text:s/></text:p>
          </table:table-cell>
          <table:table-cell office:value-type="float" office:value="43795.177360000001" table:formula="of:=  IF(SUM([.E33:.E35])=0;&quot;-&quot;;SUM([.E33:.E35]))" table:style-name="ce57">
            <text:p>43,795<text:s/></text:p>
          </table:table-cell>
          <table:table-cell office:value-type="float" office:value="9233858.9085200001" table:formula="of:=  IF(SUM([.F33:.F35])=0;&quot;-&quot;;SUM([.F33:.F35]))" table:style-name="ce35">
            <text:p>9,233,859<text:s/></text:p>
          </table:table-cell>
          <table:table-cell office:value-type="float" office:value="61121.592629999999" table:formula="of:=  IF(SUM([.G33:.G35])=0;&quot;-&quot;;SUM([.G33:.G35]))" table:style-name="ce57">
            <text:p>61,122<text:s/></text:p>
          </table:table-cell>
          <table:table-cell office:value-type="float" office:value="5873552.4324500002" table:formula="of:=  IF(SUM([.H33:.H35])=0;&quot;-&quot;;SUM([.H33:.H35]))" table:style-name="ce35">
            <text:p>5,873,552<text:s/></text:p>
          </table:table-cell>
          <table:table-cell office:value-type="float" office:value="0.80900000000000005" table:formula="of:=  IF(SUM([.I33:.I35])=0;&quot;-&quot;;SUM([.I33:.I35]))" table:style-name="ce57">
            <text:p>1<text:s/></text:p>
          </table:table-cell>
          <table:table-cell office:value-type="float" office:value="115.29907" table:formula="of:=  IF(SUM([.J33:.J35])=0;&quot;-&quot;;SUM([.J33:.J35]))" table:style-name="ce35">
            <text:p>115<text:s/></text:p>
          </table:table-cell>
          <table:table-cell office:value-type="float" office:value="823.28840000000002" table:formula="of:=  IF(SUM([.K33:.K35])=0;&quot;-&quot;;SUM([.K33:.K35]))" table:style-name="ce57">
            <text:p>823<text:s/></text:p>
          </table:table-cell>
          <table:table-cell office:value-type="float" office:value="235501.78414999999" table:formula="of:=  IF(SUM([.L33:.L35])=0;&quot;-&quot;;SUM([.L33:.L35]))" table:style-name="ce35">
            <text:p>235,502<text:s/></text:p>
          </table:table-cell>
          <table:table-cell office:value-type="float" office:value="42.448" table:formula="of:=  IF(SUM([.M33:.M35])=0;&quot;-&quot;;SUM([.M33:.M35]))" table:style-name="ce57">
            <text:p>42<text:s/></text:p>
          </table:table-cell>
          <table:table-cell office:value-type="float" office:value="8701.84" table:formula="of:=  IF(SUM([.N33:.N35])=0;&quot;-&quot;;SUM([.N33:.N35]))" table:style-name="ce35">
            <text:p>8,702<text:s/></text:p>
          </table:table-cell>
          <table:table-cell office:value-type="float" office:value="9427.5622399999993" table:formula="of:=  IF(SUM([.O33:.O35])=0;&quot;-&quot;;SUM([.O33:.O35]))" table:style-name="ce57">
            <text:p>9,428<text:s/></text:p>
          </table:table-cell>
          <table:table-cell office:value-type="float" office:value="1413512.4342100001" table:formula="of:=  IF(SUM([.P33:.P35])=0;&quot;-&quot;;SUM([.P33:.P35]))" table:style-name="ce35">
            <text:p>1,413,512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金門縣</text:p>
          </table:table-cell>
          <table:table-cell office:value-type="string" table:style-name="ce62">
            <text:p>KINMEN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連江縣</text:p>
          </table:table-cell>
          <table:table-cell office:value-type="string" table:style-name="ce62">
            <text:p>LIANJIANG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42.448" table:style-name="ce57">
            <text:p>42<text:s/></text:p>
          </table:table-cell>
          <table:table-cell office:value-type="float" office:value="8701.84" table:style-name="ce35">
            <text:p>8,702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4">
            <text:p>國外基地</text:p>
          </table:table-cell>
          <table:table-cell office:value-type="string" table:style-name="ce65">
            <text:p>OVERSEAS LANDING</text:p>
          </table:table-cell>
          <table:table-cell office:value-type="float" office:value="46247.307999999997" table:style-name="ce58">
            <text:p>46,247<text:s/></text:p>
          </table:table-cell>
          <table:table-cell office:value-type="float" office:value="3809754.1053900002" table:style-name="ce54">
            <text:p>3,809,754<text:s/></text:p>
          </table:table-cell>
          <table:table-cell office:value-type="float" office:value="43795.177360000001" table:style-name="ce58">
            <text:p>43,795<text:s/></text:p>
          </table:table-cell>
          <table:table-cell office:value-type="float" office:value="9233858.9085200001" table:style-name="ce54">
            <text:p>9,233,859<text:s/></text:p>
          </table:table-cell>
          <table:table-cell office:value-type="float" office:value="61121.592629999999" table:style-name="ce58">
            <text:p>61,122<text:s/></text:p>
          </table:table-cell>
          <table:table-cell office:value-type="float" office:value="5873552.4324500002" table:style-name="ce54">
            <text:p>5,873,552<text:s/></text:p>
          </table:table-cell>
          <table:table-cell office:value-type="float" office:value="0.80900000000000005" table:style-name="ce58">
            <text:p>1<text:s/></text:p>
          </table:table-cell>
          <table:table-cell office:value-type="float" office:value="115.29907" table:style-name="ce54">
            <text:p>115<text:s/></text:p>
          </table:table-cell>
          <table:table-cell office:value-type="float" office:value="823.28840000000002" table:style-name="ce58">
            <text:p>823<text:s/></text:p>
          </table:table-cell>
          <table:table-cell office:value-type="float" office:value="235501.78414999999" table:style-name="ce54">
            <text:p>235,502<text:s/>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float" office:value="9427.5622399999993" table:style-name="ce58">
            <text:p>9,428<text:s/></text:p>
          </table:table-cell>
          <table:table-cell office:value-type="float" office:value="1413512.4342100001" table:style-name="ce54">
            <text:p>1,413,512<text:s/></text:p>
          </table:table-cell>
          <table:table-cell table:number-columns-repeated="16368" table:style-name="ce24"/>
        </table:table-row>
        <table:table-row table:style-name="ro2">
          <table:table-cell office:value-type="string" table:number-columns-spanned="6" table:number-rows-spanned="1" table:style-name="ce71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72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42"/>
        </table:table-row>
        <table:table-row table:style-name="ro3">
          <table:table-cell table:number-columns-repeated="2" table:style-name="ce42"/>
          <table:table-cell table:number-columns-repeated="16382" table:style-name="ce24"/>
        </table:table-row>
        <table:table-row table:number-rows-repeated="1048539" table:style-name="ro3">
          <table:table-cell table:number-columns-repeated="16384"/>
        </table:table-row>
      </table:table>
      <table:table table:name="漁業生產量值-漁業種類別魚類別生產量值10" table:style-name="ta1">
        <table:table-column table:style-name="co1" table:default-cell-style-name="ce42"/>
        <table:table-column table:style-name="co2" table:default-cell-style-name="ce42"/>
        <table:table-column table:style-name="co3" table:default-cell-style-name="ce19"/>
        <table:table-column table:style-name="co5" table:default-cell-style-name="ce19"/>
        <table:table-column table:style-name="co3" table:default-cell-style-name="ce19"/>
        <table:table-column table:style-name="co5" table:default-cell-style-name="ce19"/>
        <table:table-column table:style-name="co3" table:default-cell-style-name="ce19"/>
        <table:table-column table:style-name="co5" table:default-cell-style-name="ce19"/>
        <table:table-column table:style-name="co3" table:default-cell-style-name="ce19"/>
        <table:table-column table:style-name="co5" table:default-cell-style-name="ce19"/>
        <table:table-column table:style-name="co3" table:default-cell-style-name="ce19"/>
        <table:table-column table:style-name="co5" table:default-cell-style-name="ce19"/>
        <table:table-column table:style-name="co3" table:default-cell-style-name="ce19"/>
        <table:table-column table:style-name="co5" table:default-cell-style-name="ce19"/>
        <table:table-column table:style-name="co3" table:default-cell-style-name="ce19"/>
        <table:table-column table:style-name="co5" table:default-cell-style-name="ce19"/>
        <table:table-column table:style-name="co3" table:default-cell-style-name="ce19"/>
        <table:table-column table:style-name="co6" table:number-columns-repeated="16367" table:default-cell-style-name="ce19"/>
        <table:table-row table:style-name="ro1">
          <table:table-cell office:value-type="string" table:number-columns-spanned="3" table:number-rows-spanned="1" table:style-name="ce85">
            <text:p>7‧漁業生產量</text:p>
          </table:table-cell>
          <table:covered-table-cell table:number-columns-repeated="2"/>
          <table:table-cell table:number-columns-repeated="6" table:style-name="ce42"/>
          <table:table-cell office:value-type="string" table:style-name="ce42">
            <text:p>7‧FISHERIES PRODUCTION</text:p>
          </table:table-cell>
          <table:table-cell table:number-columns-repeated="16374" table:style-name="ce42"/>
        </table:table-row>
        <table:table-row table:style-name="ro1">
          <table:table-cell table:number-columns-repeated="4" table:style-name="ce42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42"/>
          <table:table-cell table:number-columns-repeated="2" table:style-name="ce3"/>
          <table:table-cell table:number-columns-repeated="2" table:style-name="ce42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42"/>
        </table:table-row>
        <table:table-row table:style-name="ro1">
          <table:table-cell table:style-name="ce42">
            <draw:custom-shape svg:x="0in" svg:y="0.20833in" svg:width="1.55027in" svg:height="1.25in" draw:z-index="1" draw:id="id10" draw:style-name="a10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3" table:number-rows-spanned="1" table:style-name="ce87">
            <text:p>(3) 縣市別魚類別生產量值(續)</text:p>
          </table:table-cell>
          <table:covered-table-cell table:number-columns-repeated="2"/>
          <table:table-cell table:style-name="ce42"/>
          <table:table-cell office:value-type="string" table:style-name="ce43">
            <text:p>價值：新臺幣千元</text:p>
          </table:table-cell>
          <table:table-cell table:style-name="ce42"/>
          <table:table-cell table:style-name="ce43"/>
          <table:table-cell office:value-type="string" table:style-name="ce43">
            <text:p>(3) By type of district by species(Continued)</text:p>
          </table:table-cell>
          <table:table-cell table:number-columns-repeated="3" table:style-name="ce42"/>
          <table:table-cell office:value-type="string" table:style-name="ce13">
            <text:p>Value：Thousand NT $</text:p>
          </table:table-cell>
          <table:table-cell table:number-columns-repeated="16371" table:style-name="ce42"/>
        </table:table-row>
        <table:table-row table:style-name="ro1">
          <table:table-cell office:value-type="string" table:number-columns-spanned="2" table:number-rows-spanned="3" table:style-name="ce184">
            <text:p><text:s text:c="20"/><text:span text:style-name="T2">魚類別</text:span></text:p>
            <text:p><text:span text:style-name="T2"><text:s text:c="20"/>Species</text:span></text:p>
          </table:table-cell>
          <table:covered-table-cell/>
          <table:table-cell office:value-type="string" table:number-columns-spanned="14" table:number-rows-spanned="1" table:style-name="ce208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number-columns-spanned="12" table:number-rows-spanned="1" table:style-name="ce208">
            <text:p>旗 <text:s text:c="5"/>魚 <text:s text:c="5"/>科</text:p>
          </table:table-cell>
          <table:covered-table-cell table:number-columns-repeated="11"/>
          <table:table-cell office:value-type="string" table:number-columns-spanned="2" table:number-rows-spanned="1" table:style-name="ce208">
            <text:p>鯊 <text:s text:c="5"/>魚 <text:s text:c="5"/>類</text:p>
          </table:table-cell>
          <table:covered-table-cell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number-columns-spanned="2" table:number-rows-spanned="1" table:style-name="ce193">
            <text:p>小計</text:p>
          </table:table-cell>
          <table:covered-table-cell/>
          <table:table-cell office:value-type="string" table:number-columns-spanned="2" table:number-rows-spanned="1" table:style-name="ce199">
            <text:p>紅肉旗魚</text:p>
          </table:table-cell>
          <table:covered-table-cell/>
          <table:table-cell office:value-type="string" table:number-columns-spanned="2" table:number-rows-spanned="1" table:style-name="ce199">
            <text:p>黑皮旗魚</text:p>
          </table:table-cell>
          <table:covered-table-cell/>
          <table:table-cell office:value-type="string" table:number-columns-spanned="2" table:number-rows-spanned="1" table:style-name="ce207">
            <text:p>立翅旗魚</text:p>
          </table:table-cell>
          <table:covered-table-cell/>
          <table:table-cell office:value-type="string" table:number-columns-spanned="2" table:number-rows-spanned="1" table:style-name="ce207">
            <text:p>雨傘旗魚</text:p>
          </table:table-cell>
          <table:covered-table-cell/>
          <table:table-cell office:value-type="string" table:number-columns-spanned="2" table:number-rows-spanned="1" table:style-name="ce207">
            <text:p>其他</text:p>
          </table:table-cell>
          <table:covered-table-cell/>
          <table:table-cell office:value-type="string" table:number-columns-spanned="2" table:number-rows-spanned="1" table:style-name="ce199">
            <text:p>小計</text:p>
          </table:table-cell>
          <table:covered-table-cell/>
          <table:table-cell table:number-columns-repeated="16368"/>
        </table:table-row>
        <table:table-row table:style-name="ro1">
          <table:table-cell office:value-type="string" table:number-columns-spanned="2" table:number-rows-spanned="3" table:style-name="ce83">
            <text:p>縣市別</text:p>
            <text:p>District</text:p>
          </table:table-cell>
          <table:covered-table-cell/>
          <table:table-cell office:value-type="string" table:number-columns-spanned="2" table:number-rows-spanned="1" table:style-name="ce186">
            <text:p>Sub Total</text:p>
          </table:table-cell>
          <table:covered-table-cell/>
          <table:table-cell office:value-type="string" table:number-columns-spanned="2" table:number-rows-spanned="1" table:style-name="ce178">
            <text:p>55001</text:p>
          </table:table-cell>
          <table:covered-table-cell/>
          <table:table-cell office:value-type="string" table:number-columns-spanned="2" table:number-rows-spanned="1" table:style-name="ce178">
            <text:p>55003</text:p>
          </table:table-cell>
          <table:covered-table-cell/>
          <table:table-cell office:value-type="string" table:number-columns-spanned="2" table:number-rows-spanned="1" table:style-name="ce178">
            <text:p>55004</text:p>
          </table:table-cell>
          <table:covered-table-cell/>
          <table:table-cell office:value-type="string" table:number-columns-spanned="2" table:number-rows-spanned="1" table:style-name="ce178">
            <text:p>55005</text:p>
          </table:table-cell>
          <table:covered-table-cell/>
          <table:table-cell office:value-type="string" table:number-columns-spanned="2" table:number-rows-spanned="1" table:style-name="ce200">
            <text:p>55ZZZ</text:p>
          </table:table-cell>
          <table:covered-table-cell/>
          <table:table-cell office:value-type="string" table:number-columns-spanned="2" table:number-rows-spanned="1" table:style-name="ce178">
            <text:p>Sub Total</text:p>
          </table:table-cell>
          <table:covered-table-cell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office:value-type="string" table:style-name="ce21">
            <text:p>產量</text:p>
          </table:table-cell>
          <table:table-cell office:value-type="string" table:style-name="ce21">
            <text:p>價值</text:p>
          </table:table-cell>
          <table:table-cell office:value-type="string" table:style-name="ce21">
            <text:p>產量</text:p>
          </table:table-cell>
          <table:table-cell office:value-type="string" table:style-name="ce21">
            <text:p>價值</text:p>
          </table:table-cell>
          <table:table-cell office:value-type="string" table:style-name="ce21">
            <text:p>產量</text:p>
          </table:table-cell>
          <table:table-cell office:value-type="string" table:style-name="ce21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23">
            <text:p>Quantity</text:p>
          </table:table-cell>
          <table:table-cell office:value-type="string" table:style-name="ce23">
            <text:p>Value</text:p>
          </table:table-cell>
          <table:table-cell office:value-type="string" table:style-name="ce23">
            <text:p>Quantity</text:p>
          </table:table-cell>
          <table:table-cell office:value-type="string" table:style-name="ce23">
            <text:p>Value</text:p>
          </table:table-cell>
          <table:table-cell office:value-type="string" table:style-name="ce23">
            <text:p>Quantity</text:p>
          </table:table-cell>
          <table:table-cell office:value-type="string" table:style-name="ce23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table:number-columns-repeated="16368"/>
        </table:table-row>
        <table:table-row table:style-name="ro1">
          <table:table-cell office:value-type="string" table:style-name="ce61">
            <text:p>總計</text:p>
          </table:table-cell>
          <table:table-cell office:value-type="string" table:style-name="ce62">
            <text:p>GRAND TOTAL</text:p>
          </table:table-cell>
          <table:table-cell office:value-type="float" office:value="18518.614320000001" table:formula="of:=  IF(SUM([.E10];[.G10];[.I10];[.K10];[.M10])=0;&quot;-&quot;;SUM([.E10];[.G10];[.I10];[.K10];[.M10]))" table:style-name="ce32">
            <text:p>18,519<text:s/></text:p>
          </table:table-cell>
          <table:table-cell office:value-type="float" office:value="1504134.5271200002" table:formula="of:=  IF(SUM([.F10];[.H10];[.J10];[.L10];[.N10])=0;&quot;-&quot;;SUM([.F10];[.H10];[.J10];[.L10];[.N10]))" table:style-name="ce53">
            <text:p>1,504,135<text:s/></text:p>
          </table:table-cell>
          <table:table-cell office:value-type="float" office:value="1940.5283199999999" table:formula="of:=  IF(SUM([.E11];[.E32])=0;&quot;-&quot;;SUM([.E11];[.E32]))" table:style-name="ce56">
            <text:p>1,941<text:s/></text:p>
          </table:table-cell>
          <table:table-cell office:value-type="float" office:value="170268.0772" table:formula="of:=  IF(SUM([.F11];[.F32])=0;&quot;-&quot;;SUM([.F11];[.F32]))" table:style-name="ce53">
            <text:p>170,268<text:s/></text:p>
          </table:table-cell>
          <table:table-cell office:value-type="float" office:value="13400.57885" table:formula="of:=  IF(SUM([.G11];[.G32])=0;&quot;-&quot;;SUM([.G11];[.G32]))" table:style-name="ce56">
            <text:p>13,401<text:s/></text:p>
          </table:table-cell>
          <table:table-cell office:value-type="float" office:value="1076377.30535" table:formula="of:=  IF(SUM([.H11];[.H32])=0;&quot;-&quot;;SUM([.H11];[.H32]))" table:style-name="ce53">
            <text:p>1,076,377<text:s/></text:p>
          </table:table-cell>
          <table:table-cell office:value-type="float" office:value="925.46911999999998" table:formula="of:=  IF(SUM([.I11];[.I32])=0;&quot;-&quot;;SUM([.I11];[.I32]))" table:style-name="ce56">
            <text:p>925<text:s/></text:p>
          </table:table-cell>
          <table:table-cell office:value-type="float" office:value="120761.74639999999" table:formula="of:=  IF(SUM([.J11];[.J32])=0;&quot;-&quot;;SUM([.J11];[.J32]))" table:style-name="ce53">
            <text:p>120,762<text:s/></text:p>
          </table:table-cell>
          <table:table-cell office:value-type="float" office:value="1930.8707600000002" table:formula="of:=  IF(SUM([.K11];[.K32])=0;&quot;-&quot;;SUM([.K11];[.K32]))" table:style-name="ce56">
            <text:p>1,931<text:s/></text:p>
          </table:table-cell>
          <table:table-cell office:value-type="float" office:value="122901.4817" table:formula="of:=  IF(SUM([.L11];[.L32])=0;&quot;-&quot;;SUM([.L11];[.L32]))" table:style-name="ce53">
            <text:p>122,901<text:s/></text:p>
          </table:table-cell>
          <table:table-cell office:value-type="float" office:value="321.16727000000003" table:formula="of:=  IF(SUM([.M11];[.M32])=0;&quot;-&quot;;SUM([.M11];[.M32]))" table:style-name="ce56">
            <text:p>321<text:s/></text:p>
          </table:table-cell>
          <table:table-cell office:value-type="float" office:value="13825.91647" table:formula="of:=  IF(SUM([.N11];[.N32])=0;&quot;-&quot;;SUM([.N11];[.N32]))" table:style-name="ce53">
            <text:p>13,826<text:s/></text:p>
          </table:table-cell>
          <table:table-cell office:value-type="float" office:value="28964.85238" table:formula="of:=  IF(SUM(['漁業生產量值-漁業種類別魚類別生產量值11'.C10];['漁業生產量值-漁業種類別魚類別生產量值11'.E10];['漁業生產量值-漁業種類別魚類別生產量值11'.G10];['漁業生產量值-漁業種類別魚類別生產量值11'.I10])=0;&quot;-&quot;;SUM(['漁業生產量值-漁業種類別魚類別生產量值11'.C10];['漁業生產量值-漁業種類別魚類別生產量值11'.E10];['漁業生產量值-漁業種類別魚類別生產量值11'.G10];['漁業生產量值-漁業種類別魚類別生產量值11'.I10]))" table:style-name="ce56">
            <text:p>28,965<text:s/></text:p>
          </table:table-cell>
          <table:table-cell office:value-type="float" office:value="820162.41521000012" table:formula="of:=  IF(SUM(['漁業生產量值-漁業種類別魚類別生產量值11'.D10];['漁業生產量值-漁業種類別魚類別生產量值11'.F10];['漁業生產量值-漁業種類別魚類別生產量值11'.H10];['漁業生產量值-漁業種類別魚類別生產量值11'.J10])=0;&quot;-&quot;;SUM(['漁業生產量值-漁業種類別魚類別生產量值11'.D10];['漁業生產量值-漁業種類別魚類別生產量值11'.F10];['漁業生產量值-漁業種類別魚類別生產量值11'.H10];['漁業生產量值-漁業種類別魚類別生產量值11'.J10]))" table:style-name="ce32">
            <text:p>820,162<text:s/></text:p>
          </table:table-cell>
          <table:table-cell table:number-columns-repeated="16368"/>
        </table:table-row>
        <table:table-row table:style-name="ro1">
          <table:table-cell office:value-type="string" table:style-name="ce61">
            <text:p>臺灣地區</text:p>
          </table:table-cell>
          <table:table-cell office:value-type="string" table:style-name="ce62">
            <text:p>TAIWAN AREA</text:p>
          </table:table-cell>
          <table:table-cell office:value-type="float" office:value="11545.546990000001" table:formula="of:=  IF(SUM([.E11];[.G11];[.I11];[.K11];[.M11])=0;&quot;-&quot;;SUM([.E11];[.G11];[.I11];[.K11];[.M11]))" table:style-name="ce26">
            <text:p>11,546<text:s/></text:p>
          </table:table-cell>
          <table:table-cell office:value-type="float" office:value="976320.23161000013" table:formula="of:=  IF(SUM([.F11];[.H11];[.J11];[.L11];[.N11])=0;&quot;-&quot;;SUM([.F11];[.H11];[.J11];[.L11];[.N11]))" table:style-name="ce35">
            <text:p>976,320<text:s/></text:p>
          </table:table-cell>
          <table:table-cell office:value-type="float" office:value="772.04359999999997" table:formula="of:=  IF(SUM([.E12:.E31])=0;&quot;-&quot;;SUM([.E12:.E31]))" table:style-name="ce57">
            <text:p>772<text:s/></text:p>
          </table:table-cell>
          <table:table-cell office:value-type="float" office:value="51251.880440000001" table:formula="of:=  IF(SUM([.F12:.F31])=0;&quot;-&quot;;SUM([.F12:.F31]))" table:style-name="ce35">
            <text:p>51,252<text:s/></text:p>
          </table:table-cell>
          <table:table-cell office:value-type="float" office:value="8778.8817899999995" table:formula="of:=  IF(SUM([.G12:.G31])=0;&quot;-&quot;;SUM([.G12:.G31]))" table:style-name="ce57">
            <text:p>8,779<text:s/></text:p>
          </table:table-cell>
          <table:table-cell office:value-type="float" office:value="730756.58669000014" table:formula="of:=  IF(SUM([.H12:.H31])=0;&quot;-&quot;;SUM([.H12:.H31]))" table:style-name="ce35">
            <text:p>730,757<text:s/></text:p>
          </table:table-cell>
          <table:table-cell office:value-type="float" office:value="521.76790000000005" table:formula="of:=  IF(SUM([.I12:.I31])=0;&quot;-&quot;;SUM([.I12:.I31]))" table:style-name="ce57">
            <text:p>522<text:s/></text:p>
          </table:table-cell>
          <table:table-cell office:value-type="float" office:value="92641.336839999989" table:formula="of:=  IF(SUM([.J12:.J31])=0;&quot;-&quot;;SUM([.J12:.J31]))" table:style-name="ce35">
            <text:p>92,641<text:s/></text:p>
          </table:table-cell>
          <table:table-cell office:value-type="float" office:value="1338.2539000000002" table:formula="of:=  IF(SUM([.K12:.K31])=0;&quot;-&quot;;SUM([.K12:.K31]))" table:style-name="ce57">
            <text:p>1,338<text:s/></text:p>
          </table:table-cell>
          <table:table-cell office:value-type="float" office:value="95809.711620000002" table:formula="of:=  IF(SUM([.L12:.L31])=0;&quot;-&quot;;SUM([.L12:.L31]))" table:style-name="ce35">
            <text:p>95,810<text:s/></text:p>
          </table:table-cell>
          <table:table-cell office:value-type="float" office:value="134.59980000000002" table:formula="of:=  IF(SUM([.M12:.M31])=0;&quot;-&quot;;SUM([.M12:.M31]))" table:style-name="ce57">
            <text:p>135<text:s/></text:p>
          </table:table-cell>
          <table:table-cell office:value-type="float" office:value="5860.7160200000008" table:formula="of:=  IF(SUM([.N12:.N31])=0;&quot;-&quot;;SUM([.N12:.N31]))" table:style-name="ce35">
            <text:p>5,861<text:s/></text:p>
          </table:table-cell>
          <table:table-cell office:value-type="float" office:value="19931.338800000001" table:formula="of:=  IF(SUM(['漁業生產量值-漁業種類別魚類別生產量值11'.C11];['漁業生產量值-漁業種類別魚類別生產量值11'.E11];['漁業生產量值-漁業種類別魚類別生產量值11'.G11];['漁業生產量值-漁業種類別魚類別生產量值11'.I11])=0;&quot;-&quot;;SUM(['漁業生產量值-漁業種類別魚類別生產量值11'.C11];['漁業生產量值-漁業種類別魚類別生產量值11'.E11];['漁業生產量值-漁業種類別魚類別生產量值11'.G11];['漁業生產量值-漁業種類別魚類別生產量值11'.I11]))" table:style-name="ce57">
            <text:p>19,931<text:s/></text:p>
          </table:table-cell>
          <table:table-cell office:value-type="float" office:value="625943.73458000005" table:formula="of:=  IF(SUM(['漁業生產量值-漁業種類別魚類別生產量值11'.D11];['漁業生產量值-漁業種類別魚類別生產量值11'.F11];['漁業生產量值-漁業種類別魚類別生產量值11'.H11];['漁業生產量值-漁業種類別魚類別生產量值11'.J11])=0;&quot;-&quot;;SUM(['漁業生產量值-漁業種類別魚類別生產量值11'.D11];['漁業生產量值-漁業種類別魚類別生產量值11'.F11];['漁業生產量值-漁業種類別魚類別生產量值11'.H11];['漁業生產量值-漁業種類別魚類別生產量值11'.J11]))" table:style-name="ce26">
            <text:p>625,944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新北市</text:p>
          </table:table-cell>
          <table:table-cell office:value-type="string" table:style-name="ce62">
            <text:p>NEW TAIPEI CITY</text:p>
          </table:table-cell>
          <table:table-cell office:value-type="string" office:string-value="-" table:formula="of:=  IF(SUM([.E12];[.G12];[.I12];[.K12];[.M12])=0;&quot;-&quot;;SUM([.E12];[.G12];[.I12];[.K12];[.M12]))" table:style-name="ce26">
            <text:p>-</text:p>
          </table:table-cell>
          <table:table-cell office:value-type="string" office:string-value="-" table:formula="of:=  IF(SUM([.F12];[.H12];[.J12];[.L12];[.N12])=0;&quot;-&quot;;SUM([.F12];[.H12];[.J12];[.L12];[.N12]))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30.323" table:formula="of:=  IF(SUM(['漁業生產量值-漁業種類別魚類別生產量值11'.C12];['漁業生產量值-漁業種類別魚類別生產量值11'.E12];['漁業生產量值-漁業種類別魚類別生產量值11'.G12];['漁業生產量值-漁業種類別魚類別生產量值11'.I12])=0;&quot;-&quot;;SUM(['漁業生產量值-漁業種類別魚類別生產量值11'.C12];['漁業生產量值-漁業種類別魚類別生產量值11'.E12];['漁業生產量值-漁業種類別魚類別生產量值11'.G12];['漁業生產量值-漁業種類別魚類別生產量值11'.I12]))" table:style-name="ce57">
            <text:p>30<text:s/></text:p>
          </table:table-cell>
          <table:table-cell office:value-type="float" office:value="11348.495000000001" table:formula="of:=  IF(SUM(['漁業生產量值-漁業種類別魚類別生產量值11'.D12];['漁業生產量值-漁業種類別魚類別生產量值11'.F12];['漁業生產量值-漁業種類別魚類別生產量值11'.H12];['漁業生產量值-漁業種類別魚類別生產量值11'.J12])=0;&quot;-&quot;;SUM(['漁業生產量值-漁業種類別魚類別生產量值11'.D12];['漁業生產量值-漁業種類別魚類別生產量值11'.F12];['漁業生產量值-漁業種類別魚類別生產量值11'.H12];['漁業生產量值-漁業種類別魚類別生產量值11'.J12]))" table:style-name="ce26">
            <text:p>11,348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北市</text:p>
          </table:table-cell>
          <table:table-cell office:value-type="string" table:style-name="ce62">
            <text:p>TAIPEI CITY</text:p>
          </table:table-cell>
          <table:table-cell office:value-type="string" office:string-value="-" table:formula="of:=  IF(SUM([.E13];[.G13];[.I13];[.K13];[.M13])=0;&quot;-&quot;;SUM([.E13];[.G13];[.I13];[.K13];[.M13]))" table:style-name="ce26">
            <text:p>-</text:p>
          </table:table-cell>
          <table:table-cell office:value-type="string" office:string-value="-" table:formula="of:=  IF(SUM([.F13];[.H13];[.J13];[.L13];[.N13])=0;&quot;-&quot;;SUM([.F13];[.H13];[.J13];[.L13];[.N13]))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office:string-value="-" table:formula="of:=  IF(SUM(['漁業生產量值-漁業種類別魚類別生產量值11'.C13];['漁業生產量值-漁業種類別魚類別生產量值11'.E13];['漁業生產量值-漁業種類別魚類別生產量值11'.G13];['漁業生產量值-漁業種類別魚類別生產量值11'.I13])=0;&quot;-&quot;;SUM(['漁業生產量值-漁業種類別魚類別生產量值11'.C13];['漁業生產量值-漁業種類別魚類別生產量值11'.E13];['漁業生產量值-漁業種類別魚類別生產量值11'.G13];['漁業生產量值-漁業種類別魚類別生產量值11'.I13]))" table:style-name="ce57">
            <text:p>-</text:p>
          </table:table-cell>
          <table:table-cell office:value-type="string" office:string-value="-" table:formula="of:=  IF(SUM(['漁業生產量值-漁業種類別魚類別生產量值11'.D13];['漁業生產量值-漁業種類別魚類別生產量值11'.F13];['漁業生產量值-漁業種類別魚類別生產量值11'.H13];['漁業生產量值-漁業種類別魚類別生產量值11'.J13])=0;&quot;-&quot;;SUM(['漁業生產量值-漁業種類別魚類別生產量值11'.D13];['漁業生產量值-漁業種類別魚類別生產量值11'.F13];['漁業生產量值-漁業種類別魚類別生產量值11'.H13];['漁業生產量值-漁業種類別魚類別生產量值11'.J13]))" table:style-name="ce26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桃園市</text:p>
          </table:table-cell>
          <table:table-cell office:value-type="string" table:style-name="ce62">
            <text:p>TAOYUAN CITY</text:p>
          </table:table-cell>
          <table:table-cell office:value-type="float" office:value="1.2500000000000001E-2" table:formula="of:=  IF(SUM([.E14];[.G14];[.I14];[.K14];[.M14])=0;&quot;-&quot;;SUM([.E14];[.G14];[.I14];[.K14];[.M14]))" table:style-name="ce26">
            <text:p>0<text:s/></text:p>
          </table:table-cell>
          <table:table-cell office:value-type="float" office:value="0.6875" table:formula="of:=  IF(SUM([.F14];[.H14];[.J14];[.L14];[.N14])=0;&quot;-&quot;;SUM([.F14];[.H14];[.J14];[.L14];[.N14]))" table:style-name="ce35">
            <text:p>1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.2500000000000001E-2" table:style-name="ce57">
            <text:p>0<text:s/></text:p>
          </table:table-cell>
          <table:table-cell office:value-type="float" office:value="0.6875" table:style-name="ce35">
            <text:p>1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0.674500000000002" table:formula="of:=  IF(SUM(['漁業生產量值-漁業種類別魚類別生產量值11'.C14];['漁業生產量值-漁業種類別魚類別生產量值11'.E14];['漁業生產量值-漁業種類別魚類別生產量值11'.G14];['漁業生產量值-漁業種類別魚類別生產量值11'.I14])=0;&quot;-&quot;;SUM(['漁業生產量值-漁業種類別魚類別生產量值11'.C14];['漁業生產量值-漁業種類別魚類別生產量值11'.E14];['漁業生產量值-漁業種類別魚類別生產量值11'.G14];['漁業生產量值-漁業種類別魚類別生產量值11'.I14]))" table:style-name="ce57">
            <text:p>21<text:s/></text:p>
          </table:table-cell>
          <table:table-cell office:value-type="float" office:value="1175.615" table:formula="of:=  IF(SUM(['漁業生產量值-漁業種類別魚類別生產量值11'.D14];['漁業生產量值-漁業種類別魚類別生產量值11'.F14];['漁業生產量值-漁業種類別魚類別生產量值11'.H14];['漁業生產量值-漁業種類別魚類別生產量值11'.J14])=0;&quot;-&quot;;SUM(['漁業生產量值-漁業種類別魚類別生產量值11'.D14];['漁業生產量值-漁業種類別魚類別生產量值11'.F14];['漁業生產量值-漁業種類別魚類別生產量值11'.H14];['漁業生產量值-漁業種類別魚類別生產量值11'.J14]))" table:style-name="ce26">
            <text:p>1,176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中市</text:p>
          </table:table-cell>
          <table:table-cell office:value-type="string" table:style-name="ce62">
            <text:p>TAICHUNG CITY</text:p>
          </table:table-cell>
          <table:table-cell office:value-type="float" office:value="0.66320000000000001" table:formula="of:=  IF(SUM([.E15];[.G15];[.I15];[.K15];[.M15])=0;&quot;-&quot;;SUM([.E15];[.G15];[.I15];[.K15];[.M15]))" table:style-name="ce26">
            <text:p>1<text:s/></text:p>
          </table:table-cell>
          <table:table-cell office:value-type="float" office:value="57.2" table:formula="of:=  IF(SUM([.F15];[.H15];[.J15];[.L15];[.N15])=0;&quot;-&quot;;SUM([.F15];[.H15];[.J15];[.L15];[.N15]))" table:style-name="ce35">
            <text:p>57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0.29120000000000001" table:style-name="ce57">
            <text:p>0<text:s/></text:p>
          </table:table-cell>
          <table:table-cell office:value-type="float" office:value="37.856000000000002" table:style-name="ce35">
            <text:p>38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0.372" table:style-name="ce57">
            <text:p>0<text:s/></text:p>
          </table:table-cell>
          <table:table-cell office:value-type="float" office:value="19.344000000000001" table:style-name="ce35">
            <text:p>19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29.22479999999999" table:formula="of:=  IF(SUM(['漁業生產量值-漁業種類別魚類別生產量值11'.C15];['漁業生產量值-漁業種類別魚類別生產量值11'.E15];['漁業生產量值-漁業種類別魚類別生產量值11'.G15];['漁業生產量值-漁業種類別魚類別生產量值11'.I15])=0;&quot;-&quot;;SUM(['漁業生產量值-漁業種類別魚類別生產量值11'.C15];['漁業生產量值-漁業種類別魚類別生產量值11'.E15];['漁業生產量值-漁業種類別魚類別生產量值11'.G15];['漁業生產量值-漁業種類別魚類別生產量值11'.I15]))" table:style-name="ce57">
            <text:p>129<text:s/></text:p>
          </table:table-cell>
          <table:table-cell office:value-type="float" office:value="6127.8398399999996" table:formula="of:=  IF(SUM(['漁業生產量值-漁業種類別魚類別生產量值11'.D15];['漁業生產量值-漁業種類別魚類別生產量值11'.F15];['漁業生產量值-漁業種類別魚類別生產量值11'.H15];['漁業生產量值-漁業種類別魚類別生產量值11'.J15])=0;&quot;-&quot;;SUM(['漁業生產量值-漁業種類別魚類別生產量值11'.D15];['漁業生產量值-漁業種類別魚類別生產量值11'.F15];['漁業生產量值-漁業種類別魚類別生產量值11'.H15];['漁業生產量值-漁業種類別魚類別生產量值11'.J15]))" table:style-name="ce26">
            <text:p>6,128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南市</text:p>
          </table:table-cell>
          <table:table-cell office:value-type="string" table:style-name="ce62">
            <text:p>TAINAN CITY</text:p>
          </table:table-cell>
          <table:table-cell office:value-type="float" office:value="0.247" table:formula="of:=  IF(SUM([.E16];[.G16];[.I16];[.K16];[.M16])=0;&quot;-&quot;;SUM([.E16];[.G16];[.I16];[.K16];[.M16]))" table:style-name="ce26">
            <text:p>0<text:s/></text:p>
          </table:table-cell>
          <table:table-cell office:value-type="float" office:value="18.5991" table:formula="of:=  IF(SUM([.F16];[.H16];[.J16];[.L16];[.N16])=0;&quot;-&quot;;SUM([.F16];[.H16];[.J16];[.L16];[.N16]))" table:style-name="ce35">
            <text:p>19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0.247" table:style-name="ce57">
            <text:p>0<text:s/></text:p>
          </table:table-cell>
          <table:table-cell office:value-type="float" office:value="18.5991" table:style-name="ce35">
            <text:p>19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35.040500000000002" table:formula="of:=  IF(SUM(['漁業生產量值-漁業種類別魚類別生產量值11'.C16];['漁業生產量值-漁業種類別魚類別生產量值11'.E16];['漁業生產量值-漁業種類別魚類別生產量值11'.G16];['漁業生產量值-漁業種類別魚類別生產量值11'.I16])=0;&quot;-&quot;;SUM(['漁業生產量值-漁業種類別魚類別生產量值11'.C16];['漁業生產量值-漁業種類別魚類別生產量值11'.E16];['漁業生產量值-漁業種類別魚類別生產量值11'.G16];['漁業生產量值-漁業種類別魚類別生產量值11'.I16]))" table:style-name="ce57">
            <text:p>35<text:s/></text:p>
          </table:table-cell>
          <table:table-cell office:value-type="float" office:value="1290.9692499999999" table:formula="of:=  IF(SUM(['漁業生產量值-漁業種類別魚類別生產量值11'.D16];['漁業生產量值-漁業種類別魚類別生產量值11'.F16];['漁業生產量值-漁業種類別魚類別生產量值11'.H16];['漁業生產量值-漁業種類別魚類別生產量值11'.J16])=0;&quot;-&quot;;SUM(['漁業生產量值-漁業種類別魚類別生產量值11'.D16];['漁業生產量值-漁業種類別魚類別生產量值11'.F16];['漁業生產量值-漁業種類別魚類別生產量值11'.H16];['漁業生產量值-漁業種類別魚類別生產量值11'.J16]))" table:style-name="ce26">
            <text:p>1,291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高雄市</text:p>
          </table:table-cell>
          <table:table-cell office:value-type="string" table:style-name="ce62">
            <text:p>KAOHSIUNG CITY</text:p>
          </table:table-cell>
          <table:table-cell office:value-type="float" office:value="5190.7448999999988" table:formula="of:=  IF(SUM([.E17];[.G17];[.I17];[.K17];[.M17])=0;&quot;-&quot;;SUM([.E17];[.G17];[.I17];[.K17];[.M17]))" table:style-name="ce26">
            <text:p>5,191<text:s/></text:p>
          </table:table-cell>
          <table:table-cell office:value-type="float" office:value="366378.64656000002" table:formula="of:=  IF(SUM([.F17];[.H17];[.J17];[.L17];[.N17])=0;&quot;-&quot;;SUM([.F17];[.H17];[.J17];[.L17];[.N17]))" table:style-name="ce35">
            <text:p>366,379<text:s/></text:p>
          </table:table-cell>
          <table:table-cell office:value-type="float" office:value="476.9033" table:style-name="ce57">
            <text:p>477<text:s/></text:p>
          </table:table-cell>
          <table:table-cell office:value-type="float" office:value="30032.654640000001" table:style-name="ce35">
            <text:p>30,033<text:s/></text:p>
          </table:table-cell>
          <table:table-cell office:value-type="float" office:value="4161.6869999999999" table:style-name="ce57">
            <text:p>4,162<text:s/></text:p>
          </table:table-cell>
          <table:table-cell office:value-type="float" office:value="308539.18040000001" table:style-name="ce35">
            <text:p>308,539<text:s/></text:p>
          </table:table-cell>
          <table:table-cell office:value-type="float" office:value="152.172" table:style-name="ce57">
            <text:p>152<text:s/></text:p>
          </table:table-cell>
          <table:table-cell office:value-type="float" office:value="10222.4915" table:style-name="ce35">
            <text:p>10,222<text:s/></text:p>
          </table:table-cell>
          <table:table-cell office:value-type="float" office:value="277.52100000000002" table:style-name="ce57">
            <text:p>278<text:s/></text:p>
          </table:table-cell>
          <table:table-cell office:value-type="float" office:value="12087.4156" table:style-name="ce35">
            <text:p>12,087<text:s/></text:p>
          </table:table-cell>
          <table:table-cell office:value-type="float" office:value="122.4616" table:style-name="ce57">
            <text:p>122<text:s/></text:p>
          </table:table-cell>
          <table:table-cell office:value-type="float" office:value="5496.9044200000008" table:style-name="ce35">
            <text:p>5,497<text:s/></text:p>
          </table:table-cell>
          <table:table-cell office:value-type="float" office:value="5515.5149999999994" table:formula="of:=  IF(SUM(['漁業生產量值-漁業種類別魚類別生產量值11'.C17];['漁業生產量值-漁業種類別魚類別生產量值11'.E17];['漁業生產量值-漁業種類別魚類別生產量值11'.G17];['漁業生產量值-漁業種類別魚類別生產量值11'.I17])=0;&quot;-&quot;;SUM(['漁業生產量值-漁業種類別魚類別生產量值11'.C17];['漁業生產量值-漁業種類別魚類別生產量值11'.E17];['漁業生產量值-漁業種類別魚類別生產量值11'.G17];['漁業生產量值-漁業種類別魚類別生產量值11'.I17]))" table:style-name="ce57">
            <text:p>5,516<text:s/></text:p>
          </table:table-cell>
          <table:table-cell office:value-type="float" office:value="125609.66138000001" table:formula="of:=  IF(SUM(['漁業生產量值-漁業種類別魚類別生產量值11'.D17];['漁業生產量值-漁業種類別魚類別生產量值11'.F17];['漁業生產量值-漁業種類別魚類別生產量值11'.H17];['漁業生產量值-漁業種類別魚類別生產量值11'.J17])=0;&quot;-&quot;;SUM(['漁業生產量值-漁業種類別魚類別生產量值11'.D17];['漁業生產量值-漁業種類別魚類別生產量值11'.F17];['漁業生產量值-漁業種類別魚類別生產量值11'.H17];['漁業生產量值-漁業種類別魚類別生產量值11'.J17]))" table:style-name="ce26">
            <text:p>125,610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宜蘭縣</text:p>
          </table:table-cell>
          <table:table-cell office:value-type="string" table:style-name="ce62">
            <text:p>ILAN COUNTY</text:p>
          </table:table-cell>
          <table:table-cell office:value-type="float" office:value="561.88189" table:formula="of:=  IF(SUM([.E18];[.G18];[.I18];[.K18];[.M18])=0;&quot;-&quot;;SUM([.E18];[.G18];[.I18];[.K18];[.M18]))" table:style-name="ce26">
            <text:p>562<text:s/></text:p>
          </table:table-cell>
          <table:table-cell office:value-type="float" office:value="85037.444409999996" table:formula="of:=  IF(SUM([.F18];[.H18];[.J18];[.L18];[.N18])=0;&quot;-&quot;;SUM([.F18];[.H18];[.J18];[.L18];[.N18]))" table:style-name="ce35">
            <text:p>85,037<text:s/></text:p>
          </table:table-cell>
          <table:table-cell office:value-type="float" office:value="49.664999999999999" table:style-name="ce57">
            <text:p>50<text:s/></text:p>
          </table:table-cell>
          <table:table-cell office:value-type="float" office:value="3486.875" table:style-name="ce35">
            <text:p>3,487<text:s/></text:p>
          </table:table-cell>
          <table:table-cell office:value-type="float" office:value="286.10068999999999" table:style-name="ce57">
            <text:p>286<text:s/></text:p>
          </table:table-cell>
          <table:table-cell office:value-type="float" office:value="41832.976889999998" table:style-name="ce35">
            <text:p>41,833<text:s/></text:p>
          </table:table-cell>
          <table:table-cell office:value-type="float" office:value="99.465000000000003" table:style-name="ce57">
            <text:p>99<text:s/></text:p>
          </table:table-cell>
          <table:table-cell office:value-type="float" office:value="31888.478999999999" table:style-name="ce35">
            <text:p>31,888<text:s/></text:p>
          </table:table-cell>
          <table:table-cell office:value-type="float" office:value="121.4302" table:style-name="ce57">
            <text:p>121<text:s/></text:p>
          </table:table-cell>
          <table:table-cell office:value-type="float" office:value="7664.3535199999997" table:style-name="ce35">
            <text:p>7,664<text:s/></text:p>
          </table:table-cell>
          <table:table-cell office:value-type="float" office:value="5.2210000000000001" table:style-name="ce57">
            <text:p>5<text:s/></text:p>
          </table:table-cell>
          <table:table-cell office:value-type="float" office:value="164.76" table:style-name="ce35">
            <text:p>165<text:s/></text:p>
          </table:table-cell>
          <table:table-cell office:value-type="float" office:value="3713.7558000000004" table:formula="of:=  IF(SUM(['漁業生產量值-漁業種類別魚類別生產量值11'.C18];['漁業生產量值-漁業種類別魚類別生產量值11'.E18];['漁業生產量值-漁業種類別魚類別生產量值11'.G18];['漁業生產量值-漁業種類別魚類別生產量值11'.I18])=0;&quot;-&quot;;SUM(['漁業生產量值-漁業種類別魚類別生產量值11'.C18];['漁業生產量值-漁業種類別魚類別生產量值11'.E18];['漁業生產量值-漁業種類別魚類別生產量值11'.G18];['漁業生產量值-漁業種類別魚類別生產量值11'.I18]))" table:style-name="ce57">
            <text:p>3,714<text:s/></text:p>
          </table:table-cell>
          <table:table-cell office:value-type="float" office:value="179620.09879999998" table:formula="of:=  IF(SUM(['漁業生產量值-漁業種類別魚類別生產量值11'.D18];['漁業生產量值-漁業種類別魚類別生產量值11'.F18];['漁業生產量值-漁業種類別魚類別生產量值11'.H18];['漁業生產量值-漁業種類別魚類別生產量值11'.J18])=0;&quot;-&quot;;SUM(['漁業生產量值-漁業種類別魚類別生產量值11'.D18];['漁業生產量值-漁業種類別魚類別生產量值11'.F18];['漁業生產量值-漁業種類別魚類別生產量值11'.H18];['漁業生產量值-漁業種類別魚類別生產量值11'.J18]))" table:style-name="ce26">
            <text:p>179,620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新竹縣</text:p>
          </table:table-cell>
          <table:table-cell office:value-type="string" table:style-name="ce62">
            <text:p>HSINCHU COUNTY</text:p>
          </table:table-cell>
          <table:table-cell office:value-type="string" office:string-value="-" table:formula="of:=  IF(SUM([.E19];[.G19];[.I19];[.K19];[.M19])=0;&quot;-&quot;;SUM([.E19];[.G19];[.I19];[.K19];[.M19]))" table:style-name="ce26">
            <text:p>-</text:p>
          </table:table-cell>
          <table:table-cell office:value-type="string" office:string-value="-" table:formula="of:=  IF(SUM([.F19];[.H19];[.J19];[.L19];[.N19])=0;&quot;-&quot;;SUM([.F19];[.H19];[.J19];[.L19];[.N19]))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office:string-value="-" table:formula="of:=  IF(SUM(['漁業生產量值-漁業種類別魚類別生產量值11'.C19];['漁業生產量值-漁業種類別魚類別生產量值11'.E19];['漁業生產量值-漁業種類別魚類別生產量值11'.G19];['漁業生產量值-漁業種類別魚類別生產量值11'.I19])=0;&quot;-&quot;;SUM(['漁業生產量值-漁業種類別魚類別生產量值11'.C19];['漁業生產量值-漁業種類別魚類別生產量值11'.E19];['漁業生產量值-漁業種類別魚類別生產量值11'.G19];['漁業生產量值-漁業種類別魚類別生產量值11'.I19]))" table:style-name="ce57">
            <text:p>-</text:p>
          </table:table-cell>
          <table:table-cell office:value-type="string" office:string-value="-" table:formula="of:=  IF(SUM(['漁業生產量值-漁業種類別魚類別生產量值11'.D19];['漁業生產量值-漁業種類別魚類別生產量值11'.F19];['漁業生產量值-漁業種類別魚類別生產量值11'.H19];['漁業生產量值-漁業種類別魚類別生產量值11'.J19])=0;&quot;-&quot;;SUM(['漁業生產量值-漁業種類別魚類別生產量值11'.D19];['漁業生產量值-漁業種類別魚類別生產量值11'.F19];['漁業生產量值-漁業種類別魚類別生產量值11'.H19];['漁業生產量值-漁業種類別魚類別生產量值11'.J19]))" table:style-name="ce26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苗栗縣</text:p>
          </table:table-cell>
          <table:table-cell office:value-type="string" table:style-name="ce62">
            <text:p>MIAOLI COUNTY</text:p>
          </table:table-cell>
          <table:table-cell office:value-type="float" office:value="5.5300000000000002E-2" table:formula="of:=  IF(SUM([.E20];[.G20];[.I20];[.K20];[.M20])=0;&quot;-&quot;;SUM([.E20];[.G20];[.I20];[.K20];[.M20]))" table:style-name="ce26">
            <text:p>0<text:s/></text:p>
          </table:table-cell>
          <table:table-cell office:value-type="float" office:value="7.5650399999999998" table:formula="of:=  IF(SUM([.F20];[.H20];[.J20];[.L20];[.N20])=0;&quot;-&quot;;SUM([.F20];[.H20];[.J20];[.L20];[.N20]))" table:style-name="ce35">
            <text:p>8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5.5300000000000002E-2" table:style-name="ce57">
            <text:p>0<text:s/></text:p>
          </table:table-cell>
          <table:table-cell office:value-type="float" office:value="7.5650399999999998" table:style-name="ce35">
            <text:p>8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7.740600000000001" table:formula="of:=  IF(SUM(['漁業生產量值-漁業種類別魚類別生產量值11'.C20];['漁業生產量值-漁業種類別魚類別生產量值11'.E20];['漁業生產量值-漁業種類別魚類別生產量值11'.G20];['漁業生產量值-漁業種類別魚類別生產量值11'.I20])=0;&quot;-&quot;;SUM(['漁業生產量值-漁業種類別魚類別生產量值11'.C20];['漁業生產量值-漁業種類別魚類別生產量值11'.E20];['漁業生產量值-漁業種類別魚類別生產量值11'.G20];['漁業生產量值-漁業種類別魚類別生產量值11'.I20]))" table:style-name="ce57">
            <text:p>28<text:s/></text:p>
          </table:table-cell>
          <table:table-cell office:value-type="float" office:value="2190.1980399999998" table:formula="of:=  IF(SUM(['漁業生產量值-漁業種類別魚類別生產量值11'.D20];['漁業生產量值-漁業種類別魚類別生產量值11'.F20];['漁業生產量值-漁業種類別魚類別生產量值11'.H20];['漁業生產量值-漁業種類別魚類別生產量值11'.J20])=0;&quot;-&quot;;SUM(['漁業生產量值-漁業種類別魚類別生產量值11'.D20];['漁業生產量值-漁業種類別魚類別生產量值11'.F20];['漁業生產量值-漁業種類別魚類別生產量值11'.H20];['漁業生產量值-漁業種類別魚類別生產量值11'.J20]))" table:style-name="ce26">
            <text:p>2,190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彰化縣</text:p>
          </table:table-cell>
          <table:table-cell office:value-type="string" table:style-name="ce62">
            <text:p>CHANGHWA COUNTY</text:p>
          </table:table-cell>
          <table:table-cell office:value-type="string" office:string-value="-" table:formula="of:=  IF(SUM([.E21];[.G21];[.I21];[.K21];[.M21])=0;&quot;-&quot;;SUM([.E21];[.G21];[.I21];[.K21];[.M21]))" table:style-name="ce26">
            <text:p>-</text:p>
          </table:table-cell>
          <table:table-cell office:value-type="string" office:string-value="-" table:formula="of:=  IF(SUM([.F21];[.H21];[.J21];[.L21];[.N21])=0;&quot;-&quot;;SUM([.F21];[.H21];[.J21];[.L21];[.N21]))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5.930999999999999" table:formula="of:=  IF(SUM(['漁業生產量值-漁業種類別魚類別生產量值11'.C21];['漁業生產量值-漁業種類別魚類別生產量值11'.E21];['漁業生產量值-漁業種類別魚類別生產量值11'.G21];['漁業生產量值-漁業種類別魚類別生產量值11'.I21])=0;&quot;-&quot;;SUM(['漁業生產量值-漁業種類別魚類別生產量值11'.C21];['漁業生產量值-漁業種類別魚類別生產量值11'.E21];['漁業生產量值-漁業種類別魚類別生產量值11'.G21];['漁業生產量值-漁業種類別魚類別生產量值11'.I21]))" table:style-name="ce57">
            <text:p>16<text:s/></text:p>
          </table:table-cell>
          <table:table-cell office:value-type="float" office:value="1210.7560000000001" table:formula="of:=  IF(SUM(['漁業生產量值-漁業種類別魚類別生產量值11'.D21];['漁業生產量值-漁業種類別魚類別生產量值11'.F21];['漁業生產量值-漁業種類別魚類別生產量值11'.H21];['漁業生產量值-漁業種類別魚類別生產量值11'.J21])=0;&quot;-&quot;;SUM(['漁業生產量值-漁業種類別魚類別生產量值11'.D21];['漁業生產量值-漁業種類別魚類別生產量值11'.F21];['漁業生產量值-漁業種類別魚類別生產量值11'.H21];['漁業生產量值-漁業種類別魚類別生產量值11'.J21]))" table:style-name="ce26">
            <text:p>1,211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南投縣</text:p>
          </table:table-cell>
          <table:table-cell office:value-type="string" table:style-name="ce62">
            <text:p>NANTOU COUNTY</text:p>
          </table:table-cell>
          <table:table-cell office:value-type="string" office:string-value="-" table:formula="of:=  IF(SUM([.E22];[.G22];[.I22];[.K22];[.M22])=0;&quot;-&quot;;SUM([.E22];[.G22];[.I22];[.K22];[.M22]))" table:style-name="ce26">
            <text:p>-</text:p>
          </table:table-cell>
          <table:table-cell office:value-type="string" office:string-value="-" table:formula="of:=  IF(SUM([.F22];[.H22];[.J22];[.L22];[.N22])=0;&quot;-&quot;;SUM([.F22];[.H22];[.J22];[.L22];[.N22]))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office:string-value="-" table:formula="of:=  IF(SUM(['漁業生產量值-漁業種類別魚類別生產量值11'.C22];['漁業生產量值-漁業種類別魚類別生產量值11'.E22];['漁業生產量值-漁業種類別魚類別生產量值11'.G22];['漁業生產量值-漁業種類別魚類別生產量值11'.I22])=0;&quot;-&quot;;SUM(['漁業生產量值-漁業種類別魚類別生產量值11'.C22];['漁業生產量值-漁業種類別魚類別生產量值11'.E22];['漁業生產量值-漁業種類別魚類別生產量值11'.G22];['漁業生產量值-漁業種類別魚類別生產量值11'.I22]))" table:style-name="ce57">
            <text:p>-</text:p>
          </table:table-cell>
          <table:table-cell office:value-type="string" office:string-value="-" table:formula="of:=  IF(SUM(['漁業生產量值-漁業種類別魚類別生產量值11'.D22];['漁業生產量值-漁業種類別魚類別生產量值11'.F22];['漁業生產量值-漁業種類別魚類別生產量值11'.H22];['漁業生產量值-漁業種類別魚類別生產量值11'.J22])=0;&quot;-&quot;;SUM(['漁業生產量值-漁業種類別魚類別生產量值11'.D22];['漁業生產量值-漁業種類別魚類別生產量值11'.F22];['漁業生產量值-漁業種類別魚類別生產量值11'.H22];['漁業生產量值-漁業種類別魚類別生產量值11'.J22]))" table:style-name="ce26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雲林縣</text:p>
          </table:table-cell>
          <table:table-cell office:value-type="string" table:style-name="ce62">
            <text:p>YUNLIN COUNTY</text:p>
          </table:table-cell>
          <table:table-cell office:value-type="string" office:string-value="-" table:formula="of:=  IF(SUM([.E23];[.G23];[.I23];[.K23];[.M23])=0;&quot;-&quot;;SUM([.E23];[.G23];[.I23];[.K23];[.M23]))" table:style-name="ce26">
            <text:p>-</text:p>
          </table:table-cell>
          <table:table-cell office:value-type="string" office:string-value="-" table:formula="of:=  IF(SUM([.F23];[.H23];[.J23];[.L23];[.N23])=0;&quot;-&quot;;SUM([.F23];[.H23];[.J23];[.L23];[.N23]))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0.64" table:formula="of:=  IF(SUM(['漁業生產量值-漁業種類別魚類別生產量值11'.C23];['漁業生產量值-漁業種類別魚類別生產量值11'.E23];['漁業生產量值-漁業種類別魚類別生產量值11'.G23];['漁業生產量值-漁業種類別魚類別生產量值11'.I23])=0;&quot;-&quot;;SUM(['漁業生產量值-漁業種類別魚類別生產量值11'.C23];['漁業生產量值-漁業種類別魚類別生產量值11'.E23];['漁業生產量值-漁業種類別魚類別生產量值11'.G23];['漁業生產量值-漁業種類別魚類別生產量值11'.I23]))" table:style-name="ce57">
            <text:p>11<text:s/></text:p>
          </table:table-cell>
          <table:table-cell office:value-type="float" office:value="425.6" table:formula="of:=  IF(SUM(['漁業生產量值-漁業種類別魚類別生產量值11'.D23];['漁業生產量值-漁業種類別魚類別生產量值11'.F23];['漁業生產量值-漁業種類別魚類別生產量值11'.H23];['漁業生產量值-漁業種類別魚類別生產量值11'.J23])=0;&quot;-&quot;;SUM(['漁業生產量值-漁業種類別魚類別生產量值11'.D23];['漁業生產量值-漁業種類別魚類別生產量值11'.F23];['漁業生產量值-漁業種類別魚類別生產量值11'.H23];['漁業生產量值-漁業種類別魚類別生產量值11'.J23]))" table:style-name="ce26">
            <text:p>426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嘉義縣</text:p>
          </table:table-cell>
          <table:table-cell office:value-type="string" table:style-name="ce62">
            <text:p>CHIAYI COUNTY</text:p>
          </table:table-cell>
          <table:table-cell office:value-type="string" office:string-value="-" table:formula="of:=  IF(SUM([.E24];[.G24];[.I24];[.K24];[.M24])=0;&quot;-&quot;;SUM([.E24];[.G24];[.I24];[.K24];[.M24]))" table:style-name="ce26">
            <text:p>-</text:p>
          </table:table-cell>
          <table:table-cell office:value-type="string" office:string-value="-" table:formula="of:=  IF(SUM([.F24];[.H24];[.J24];[.L24];[.N24])=0;&quot;-&quot;;SUM([.F24];[.H24];[.J24];[.L24];[.N24]))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0.186" table:formula="of:=  IF(SUM(['漁業生產量值-漁業種類別魚類別生產量值11'.C24];['漁業生產量值-漁業種類別魚類別生產量值11'.E24];['漁業生產量值-漁業種類別魚類別生產量值11'.G24];['漁業生產量值-漁業種類別魚類別生產量值11'.I24])=0;&quot;-&quot;;SUM(['漁業生產量值-漁業種類別魚類別生產量值11'.C24];['漁業生產量值-漁業種類別魚類別生產量值11'.E24];['漁業生產量值-漁業種類別魚類別生產量值11'.G24];['漁業生產量值-漁業種類別魚類別生產量值11'.I24]))" table:style-name="ce57">
            <text:p>0<text:s/></text:p>
          </table:table-cell>
          <table:table-cell office:value-type="float" office:value="6.51" table:formula="of:=  IF(SUM(['漁業生產量值-漁業種類別魚類別生產量值11'.D24];['漁業生產量值-漁業種類別魚類別生產量值11'.F24];['漁業生產量值-漁業種類別魚類別生產量值11'.H24];['漁業生產量值-漁業種類別魚類別生產量值11'.J24])=0;&quot;-&quot;;SUM(['漁業生產量值-漁業種類別魚類別生產量值11'.D24];['漁業生產量值-漁業種類別魚類別生產量值11'.F24];['漁業生產量值-漁業種類別魚類別生產量值11'.H24];['漁業生產量值-漁業種類別魚類別生產量值11'.J24]))" table:style-name="ce26">
            <text:p>7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屏東縣</text:p>
          </table:table-cell>
          <table:table-cell office:value-type="string" table:style-name="ce62">
            <text:p>PINGTUNG COUNTY</text:p>
          </table:table-cell>
          <table:table-cell office:value-type="float" office:value="5112.8958000000002" table:formula="of:=  IF(SUM([.E25];[.G25];[.I25];[.K25];[.M25])=0;&quot;-&quot;;SUM([.E25];[.G25];[.I25];[.K25];[.M25]))" table:style-name="ce26">
            <text:p>5,113<text:s/></text:p>
          </table:table-cell>
          <table:table-cell office:value-type="float" office:value="401463.40649999998" table:formula="of:=  IF(SUM([.F25];[.H25];[.J25];[.L25];[.N25])=0;&quot;-&quot;;SUM([.F25];[.H25];[.J25];[.L25];[.N25]))" table:style-name="ce35">
            <text:p>401,463<text:s/></text:p>
          </table:table-cell>
          <table:table-cell office:value-type="float" office:value="221.1808" table:style-name="ce57">
            <text:p>221<text:s/></text:p>
          </table:table-cell>
          <table:table-cell office:value-type="float" office:value="15010.418799999999" table:style-name="ce35">
            <text:p>15,010<text:s/></text:p>
          </table:table-cell>
          <table:table-cell office:value-type="float" office:value="4121.8353999999999" table:style-name="ce57">
            <text:p>4,122<text:s/></text:p>
          </table:table-cell>
          <table:table-cell office:value-type="float" office:value="345055.81550000003" table:style-name="ce35">
            <text:p>345,056<text:s/></text:p>
          </table:table-cell>
          <table:table-cell office:value-type="float" office:value="118.41459999999999" table:style-name="ce57">
            <text:p>118<text:s/></text:p>
          </table:table-cell>
          <table:table-cell office:value-type="float" office:value="10873.671399999999" table:style-name="ce35">
            <text:p>10,874<text:s/></text:p>
          </table:table-cell>
          <table:table-cell office:value-type="float" office:value="644.9298" table:style-name="ce57">
            <text:p>645<text:s/></text:p>
          </table:table-cell>
          <table:table-cell office:value-type="float" office:value="30360.120800000001" table:style-name="ce35">
            <text:p>30,360<text:s/></text:p>
          </table:table-cell>
          <table:table-cell office:value-type="float" office:value="6.5351999999999997" table:style-name="ce57">
            <text:p>7<text:s/></text:p>
          </table:table-cell>
          <table:table-cell office:value-type="float" office:value="163.38" table:style-name="ce35">
            <text:p>163<text:s/></text:p>
          </table:table-cell>
          <table:table-cell office:value-type="float" office:value="10040.952700000002" table:formula="of:=  IF(SUM(['漁業生產量值-漁業種類別魚類別生產量值11'.C25];['漁業生產量值-漁業種類別魚類別生產量值11'.E25];['漁業生產量值-漁業種類別魚類別生產量值11'.G25];['漁業生產量值-漁業種類別魚類別生產量值11'.I25])=0;&quot;-&quot;;SUM(['漁業生產量值-漁業種類別魚類別生產量值11'.C25];['漁業生產量值-漁業種類別魚類別生產量值11'.E25];['漁業生產量值-漁業種類別魚類別生產量值11'.G25];['漁業生產量值-漁業種類別魚類別生產量值11'.I25]))" table:style-name="ce57">
            <text:p>10,041<text:s/></text:p>
          </table:table-cell>
          <table:table-cell office:value-type="float" office:value="270848.79495000001" table:formula="of:=  IF(SUM(['漁業生產量值-漁業種類別魚類別生產量值11'.D25];['漁業生產量值-漁業種類別魚類別生產量值11'.F25];['漁業生產量值-漁業種類別魚類別生產量值11'.H25];['漁業生產量值-漁業種類別魚類別生產量值11'.J25])=0;&quot;-&quot;;SUM(['漁業生產量值-漁業種類別魚類別生產量值11'.D25];['漁業生產量值-漁業種類別魚類別生產量值11'.F25];['漁業生產量值-漁業種類別魚類別生產量值11'.H25];['漁業生產量值-漁業種類別魚類別生產量值11'.J25]))" table:style-name="ce26">
            <text:p>270,849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東縣</text:p>
          </table:table-cell>
          <table:table-cell office:value-type="string" table:style-name="ce62">
            <text:p>TAITUNG COUNTY</text:p>
          </table:table-cell>
          <table:table-cell office:value-type="float" office:value="643.69709999999998" table:formula="of:=  IF(SUM([.E26];[.G26];[.I26];[.K26];[.M26])=0;&quot;-&quot;;SUM([.E26];[.G26];[.I26];[.K26];[.M26]))" table:style-name="ce26">
            <text:p>644<text:s/></text:p>
          </table:table-cell>
          <table:table-cell office:value-type="float" office:value="117300.7545" table:formula="of:=  IF(SUM([.F26];[.H26];[.J26];[.L26];[.N26])=0;&quot;-&quot;;SUM([.F26];[.H26];[.J26];[.L26];[.N26]))" table:style-name="ce35">
            <text:p>117,301<text:s/></text:p>
          </table:table-cell>
          <table:table-cell office:value-type="float" office:value="24.136500000000002" table:style-name="ce57">
            <text:p>24<text:s/></text:p>
          </table:table-cell>
          <table:table-cell office:value-type="float" office:value="2703.288" table:style-name="ce35">
            <text:p>2,703<text:s/></text:p>
          </table:table-cell>
          <table:table-cell office:value-type="float" office:value="204.67449999999999" table:style-name="ce57">
            <text:p>205<text:s/></text:p>
          </table:table-cell>
          <table:table-cell office:value-type="float" office:value="33487.697899999999" table:style-name="ce35">
            <text:p>33,488<text:s/></text:p>
          </table:table-cell>
          <table:table-cell office:value-type="float" office:value="145.15299999999999" table:style-name="ce57">
            <text:p>145<text:s/></text:p>
          </table:table-cell>
          <table:table-cell office:value-type="float" office:value="37371.329899999997" table:style-name="ce35">
            <text:p>37,371<text:s/></text:p>
          </table:table-cell>
          <table:table-cell office:value-type="float" office:value="269.61110000000002" table:style-name="ce57">
            <text:p>270<text:s/></text:p>
          </table:table-cell>
          <table:table-cell office:value-type="float" office:value="43728.767099999997" table:style-name="ce35">
            <text:p>43,729<text:s/></text:p>
          </table:table-cell>
          <table:table-cell office:value-type="float" office:value="0.122" table:style-name="ce57">
            <text:p>0<text:s/></text:p>
          </table:table-cell>
          <table:table-cell office:value-type="float" office:value="9.6715999999999998" table:style-name="ce35">
            <text:p>10<text:s/></text:p>
          </table:table-cell>
          <table:table-cell office:value-type="float" office:value="354.1259" table:formula="of:=  IF(SUM(['漁業生產量值-漁業種類別魚類別生產量值11'.C26];['漁業生產量值-漁業種類別魚類別生產量值11'.E26];['漁業生產量值-漁業種類別魚類別生產量值11'.G26];['漁業生產量值-漁業種類別魚類別生產量值11'.I26])=0;&quot;-&quot;;SUM(['漁業生產量值-漁業種類別魚類別生產量值11'.C26];['漁業生產量值-漁業種類別魚類別生產量值11'.E26];['漁業生產量值-漁業種類別魚類別生產量值11'.G26];['漁業生產量值-漁業種類別魚類別生產量值11'.I26]))" table:style-name="ce57">
            <text:p>354<text:s/></text:p>
          </table:table-cell>
          <table:table-cell office:value-type="float" office:value="24230.963820000004" table:formula="of:=  IF(SUM(['漁業生產量值-漁業種類別魚類別生產量值11'.D26];['漁業生產量值-漁業種類別魚類別生產量值11'.F26];['漁業生產量值-漁業種類別魚類別生產量值11'.H26];['漁業生產量值-漁業種類別魚類別生產量值11'.J26])=0;&quot;-&quot;;SUM(['漁業生產量值-漁業種類別魚類別生產量值11'.D26];['漁業生產量值-漁業種類別魚類別生產量值11'.F26];['漁業生產量值-漁業種類別魚類別生產量值11'.H26];['漁業生產量值-漁業種類別魚類別生產量值11'.J26]))" table:style-name="ce26">
            <text:p>24,231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花蓮縣</text:p>
          </table:table-cell>
          <table:table-cell office:value-type="string" table:style-name="ce62">
            <text:p>HWALIEN COUNTY</text:p>
          </table:table-cell>
          <table:table-cell office:value-type="float" office:value="35.349299999999992" table:formula="of:=  IF(SUM([.E27];[.G27];[.I27];[.K27];[.M27])=0;&quot;-&quot;;SUM([.E27];[.G27];[.I27];[.K27];[.M27]))" table:style-name="ce26">
            <text:p>35<text:s/></text:p>
          </table:table-cell>
          <table:table-cell office:value-type="float" office:value="6055.9279999999999" table:formula="of:=  IF(SUM([.F27];[.H27];[.J27];[.L27];[.N27])=0;&quot;-&quot;;SUM([.F27];[.H27];[.J27];[.L27];[.N27]))" table:style-name="ce35">
            <text:p>6,056<text:s/></text:p>
          </table:table-cell>
          <table:table-cell office:value-type="float" office:value="0.158" table:style-name="ce57">
            <text:p>0<text:s/></text:p>
          </table:table-cell>
          <table:table-cell office:value-type="float" office:value="18.643999999999998" table:style-name="ce35">
            <text:p>19<text:s/></text:p>
          </table:table-cell>
          <table:table-cell office:value-type="float" office:value="4.2930000000000001" table:style-name="ce57">
            <text:p>4<text:s/></text:p>
          </table:table-cell>
          <table:table-cell office:value-type="float" office:value="1803.06" table:style-name="ce35">
            <text:p>1,803<text:s/></text:p>
          </table:table-cell>
          <table:table-cell office:value-type="float" office:value="6.508" table:style-name="ce57">
            <text:p>7<text:s/></text:p>
          </table:table-cell>
          <table:table-cell office:value-type="float" office:value="2277.8000000000002" table:style-name="ce35">
            <text:p>2,278<text:s/></text:p>
          </table:table-cell>
          <table:table-cell office:value-type="float" office:value="24.130299999999998" table:style-name="ce57">
            <text:p>24<text:s/></text:p>
          </table:table-cell>
          <table:table-cell office:value-type="float" office:value="1930.424" table:style-name="ce35">
            <text:p>1,930<text:s/></text:p>
          </table:table-cell>
          <table:table-cell office:value-type="float" office:value="0.26" table:style-name="ce57">
            <text:p>0<text:s/></text:p>
          </table:table-cell>
          <table:table-cell office:value-type="float" office:value="26" table:style-name="ce35">
            <text:p>26<text:s/></text:p>
          </table:table-cell>
          <table:table-cell office:value-type="float" office:value="5.4589999999999996" table:formula="of:=  IF(SUM(['漁業生產量值-漁業種類別魚類別生產量值11'.C27];['漁業生產量值-漁業種類別魚類別生產量值11'.E27];['漁業生產量值-漁業種類別魚類別生產量值11'.G27];['漁業生產量值-漁業種類別魚類別生產量值11'.I27])=0;&quot;-&quot;;SUM(['漁業生產量值-漁業種類別魚類別生產量值11'.C27];['漁業生產量值-漁業種類別魚類別生產量值11'.E27];['漁業生產量值-漁業種類別魚類別生產量值11'.G27];['漁業生產量值-漁業種類別魚類別生產量值11'.I27]))" table:style-name="ce57">
            <text:p>5<text:s/></text:p>
          </table:table-cell>
          <table:table-cell office:value-type="float" office:value="376.22250000000003" table:formula="of:=  IF(SUM(['漁業生產量值-漁業種類別魚類別生產量值11'.D27];['漁業生產量值-漁業種類別魚類別生產量值11'.F27];['漁業生產量值-漁業種類別魚類別生產量值11'.H27];['漁業生產量值-漁業種類別魚類別生產量值11'.J27])=0;&quot;-&quot;;SUM(['漁業生產量值-漁業種類別魚類別生產量值11'.D27];['漁業生產量值-漁業種類別魚類別生產量值11'.F27];['漁業生產量值-漁業種類別魚類別生產量值11'.H27];['漁業生產量值-漁業種類別魚類別生產量值11'.J27]))" table:style-name="ce26">
            <text:p>376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澎湖縣</text:p>
          </table:table-cell>
          <table:table-cell office:value-type="string" table:style-name="ce62">
            <text:p>PENGHU COUNTY</text:p>
          </table:table-cell>
          <table:table-cell office:value-type="string" office:string-value="-" table:formula="of:=  IF(SUM([.E28];[.G28];[.I28];[.K28];[.M28])=0;&quot;-&quot;;SUM([.E28];[.G28];[.I28];[.K28];[.M28]))" table:style-name="ce26">
            <text:p>-</text:p>
          </table:table-cell>
          <table:table-cell office:value-type="string" office:string-value="-" table:formula="of:=  IF(SUM([.F28];[.H28];[.J28];[.L28];[.N28])=0;&quot;-&quot;;SUM([.F28];[.H28];[.J28];[.L28];[.N28]))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7.7" table:formula="of:=  IF(SUM(['漁業生產量值-漁業種類別魚類別生產量值11'.C28];['漁業生產量值-漁業種類別魚類別生產量值11'.E28];['漁業生產量值-漁業種類別魚類別生產量值11'.G28];['漁業生產量值-漁業種類別魚類別生產量值11'.I28])=0;&quot;-&quot;;SUM(['漁業生產量值-漁業種類別魚類別生產量值11'.C28];['漁業生產量值-漁業種類別魚類別生產量值11'.E28];['漁業生產量值-漁業種類別魚類別生產量值11'.G28];['漁業生產量值-漁業種類別魚類別生產量值11'.I28]))" table:style-name="ce57">
            <text:p>8<text:s/></text:p>
          </table:table-cell>
          <table:table-cell office:value-type="float" office:value="390.39" table:formula="of:=  IF(SUM(['漁業生產量值-漁業種類別魚類別生產量值11'.D28];['漁業生產量值-漁業種類別魚類別生產量值11'.F28];['漁業生產量值-漁業種類別魚類別生產量值11'.H28];['漁業生產量值-漁業種類別魚類別生產量值11'.J28])=0;&quot;-&quot;;SUM(['漁業生產量值-漁業種類別魚類別生產量值11'.D28];['漁業生產量值-漁業種類別魚類別生產量值11'.F28];['漁業生產量值-漁業種類別魚類別生產量值11'.H28];['漁業生產量值-漁業種類別魚類別生產量值11'.J28]))" table:style-name="ce26">
            <text:p>390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基隆市</text:p>
          </table:table-cell>
          <table:table-cell office:value-type="string" table:style-name="ce62">
            <text:p>KEELUNG CITY</text:p>
          </table:table-cell>
          <table:table-cell office:value-type="string" office:string-value="-" table:formula="of:=  IF(SUM([.E29];[.G29];[.I29];[.K29];[.M29])=0;&quot;-&quot;;SUM([.E29];[.G29];[.I29];[.K29];[.M29]))" table:style-name="ce26">
            <text:p>-</text:p>
          </table:table-cell>
          <table:table-cell office:value-type="string" office:string-value="-" table:formula="of:=  IF(SUM([.F29];[.H29];[.J29];[.L29];[.N29])=0;&quot;-&quot;;SUM([.F29];[.H29];[.J29];[.L29];[.N29]))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1" table:formula="of:=  IF(SUM(['漁業生產量值-漁業種類別魚類別生產量值11'.C29];['漁業生產量值-漁業種類別魚類別生產量值11'.E29];['漁業生產量值-漁業種類別魚類別生產量值11'.G29];['漁業生產量值-漁業種類別魚類別生產量值11'.I29])=0;&quot;-&quot;;SUM(['漁業生產量值-漁業種類別魚類別生產量值11'.C29];['漁業生產量值-漁業種類別魚類別生產量值11'.E29];['漁業生產量值-漁業種類別魚類別生產量值11'.G29];['漁業生產量值-漁業種類別魚類別生產量值11'.I29]))" table:style-name="ce57">
            <text:p>11<text:s/></text:p>
          </table:table-cell>
          <table:table-cell office:value-type="float" office:value="359.7" table:formula="of:=  IF(SUM(['漁業生產量值-漁業種類別魚類別生產量值11'.D29];['漁業生產量值-漁業種類別魚類別生產量值11'.F29];['漁業生產量值-漁業種類別魚類別生產量值11'.H29];['漁業生產量值-漁業種類別魚類別生產量值11'.J29])=0;&quot;-&quot;;SUM(['漁業生產量值-漁業種類別魚類別生產量值11'.D29];['漁業生產量值-漁業種類別魚類別生產量值11'.F29];['漁業生產量值-漁業種類別魚類別生產量值11'.H29];['漁業生產量值-漁業種類別魚類別生產量值11'.J29]))" table:style-name="ce26">
            <text:p>360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新竹市</text:p>
          </table:table-cell>
          <table:table-cell office:value-type="string" table:style-name="ce62">
            <text:p>HSINCHU CITY</text:p>
          </table:table-cell>
          <table:table-cell office:value-type="string" office:string-value="-" table:formula="of:=  IF(SUM([.E30];[.G30];[.I30];[.K30];[.M30])=0;&quot;-&quot;;SUM([.E30];[.G30];[.I30];[.K30];[.M30]))" table:style-name="ce26">
            <text:p>-</text:p>
          </table:table-cell>
          <table:table-cell office:value-type="string" office:string-value="-" table:formula="of:=  IF(SUM([.F30];[.H30];[.J30];[.L30];[.N30])=0;&quot;-&quot;;SUM([.F30];[.H30];[.J30];[.L30];[.N30]))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3.07" table:formula="of:=  IF(SUM(['漁業生產量值-漁業種類別魚類別生產量值11'.C30];['漁業生產量值-漁業種類別魚類別生產量值11'.E30];['漁業生產量值-漁業種類別魚類別生產量值11'.G30];['漁業生產量值-漁業種類別魚類別生產量值11'.I30])=0;&quot;-&quot;;SUM(['漁業生產量值-漁業種類別魚類別生產量值11'.C30];['漁業生產量值-漁業種類別魚類別生產量值11'.E30];['漁業生產量值-漁業種類別魚類別生產量值11'.G30];['漁業生產量值-漁業種類別魚類別生產量值11'.I30]))" table:style-name="ce57">
            <text:p>13<text:s/></text:p>
          </table:table-cell>
          <table:table-cell office:value-type="float" office:value="731.92" table:formula="of:=  IF(SUM(['漁業生產量值-漁業種類別魚類別生產量值11'.D30];['漁業生產量值-漁業種類別魚類別生產量值11'.F30];['漁業生產量值-漁業種類別魚類別生產量值11'.H30];['漁業生產量值-漁業種類別魚類別生產量值11'.J30])=0;&quot;-&quot;;SUM(['漁業生產量值-漁業種類別魚類別生產量值11'.D30];['漁業生產量值-漁業種類別魚類別生產量值11'.F30];['漁業生產量值-漁業種類別魚類別生產量值11'.H30];['漁業生產量值-漁業種類別魚類別生產量值11'.J30]))" table:style-name="ce26">
            <text:p>732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嘉義市</text:p>
          </table:table-cell>
          <table:table-cell office:value-type="string" table:style-name="ce62">
            <text:p>CHIAYI CITY</text:p>
          </table:table-cell>
          <table:table-cell office:value-type="string" office:string-value="-" table:formula="of:=  IF(SUM([.E31];[.G31];[.I31];[.K31];[.M31])=0;&quot;-&quot;;SUM([.E31];[.G31];[.I31];[.K31];[.M31]))" table:style-name="ce26">
            <text:p>-</text:p>
          </table:table-cell>
          <table:table-cell office:value-type="string" office:string-value="-" table:formula="of:=  IF(SUM([.F31];[.H31];[.J31];[.L31];[.N31])=0;&quot;-&quot;;SUM([.F31];[.H31];[.J31];[.L31];[.N31]))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office:string-value="-" table:formula="of:=  IF(SUM(['漁業生產量值-漁業種類別魚類別生產量值11'.C31];['漁業生產量值-漁業種類別魚類別生產量值11'.E31];['漁業生產量值-漁業種類別魚類別生產量值11'.G31];['漁業生產量值-漁業種類別魚類別生產量值11'.I31])=0;&quot;-&quot;;SUM(['漁業生產量值-漁業種類別魚類別生產量值11'.C31];['漁業生產量值-漁業種類別魚類別生產量值11'.E31];['漁業生產量值-漁業種類別魚類別生產量值11'.G31];['漁業生產量值-漁業種類別魚類別生產量值11'.I31]))" table:style-name="ce57">
            <text:p>-</text:p>
          </table:table-cell>
          <table:table-cell office:value-type="string" office:string-value="-" table:formula="of:=  IF(SUM(['漁業生產量值-漁業種類別魚類別生產量值11'.D31];['漁業生產量值-漁業種類別魚類別生產量值11'.F31];['漁業生產量值-漁業種類別魚類別生產量值11'.H31];['漁業生產量值-漁業種類別魚類別生產量值11'.J31])=0;&quot;-&quot;;SUM(['漁業生產量值-漁業種類別魚類別生產量值11'.D31];['漁業生產量值-漁業種類別魚類別生產量值11'.F31];['漁業生產量值-漁業種類別魚類別生產量值11'.H31];['漁業生產量值-漁業種類別魚類別生產量值11'.J31]))" table:style-name="ce26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1">
            <text:p>金馬地區</text:p>
          </table:table-cell>
          <table:table-cell office:value-type="string" table:style-name="ce62">
            <text:p>KINMA AREA</text:p>
          </table:table-cell>
          <table:table-cell office:value-type="float" office:value="6973.0673300000008" table:formula="of:=  IF(SUM([.E32];[.G32];[.I32];[.K32];[.M32])=0;&quot;-&quot;;SUM([.E32];[.G32];[.I32];[.K32];[.M32]))" table:style-name="ce26">
            <text:p>6,973<text:s/></text:p>
          </table:table-cell>
          <table:table-cell office:value-type="float" office:value="527814.29550999997" table:formula="of:=  IF(SUM([.F32];[.H32];[.J32];[.L32];[.N32])=0;&quot;-&quot;;SUM([.F32];[.H32];[.J32];[.L32];[.N32]))" table:style-name="ce35">
            <text:p>527,814<text:s/></text:p>
          </table:table-cell>
          <table:table-cell office:value-type="float" office:value="1168.4847199999999" table:formula="of:=  IF(SUM([.E33:.E35])=0;&quot;-&quot;;SUM([.E33:.E35]))" table:style-name="ce57">
            <text:p>1,168<text:s/></text:p>
          </table:table-cell>
          <table:table-cell office:value-type="float" office:value="119016.19676000001" table:formula="of:=  IF(SUM([.F33:.F35])=0;&quot;-&quot;;SUM([.F33:.F35]))" table:style-name="ce35">
            <text:p>119,016<text:s/></text:p>
          </table:table-cell>
          <table:table-cell office:value-type="float" office:value="4621.6970600000004" table:formula="of:=  IF(SUM([.G33:.G35])=0;&quot;-&quot;;SUM([.G33:.G35]))" table:style-name="ce57">
            <text:p>4,622<text:s/></text:p>
          </table:table-cell>
          <table:table-cell office:value-type="float" office:value="345620.71866000001" table:formula="of:=  IF(SUM([.H33:.H35])=0;&quot;-&quot;;SUM([.H33:.H35]))" table:style-name="ce35">
            <text:p>345,621<text:s/></text:p>
          </table:table-cell>
          <table:table-cell office:value-type="float" office:value="403.70121999999998" table:formula="of:=  IF(SUM([.I33:.I35])=0;&quot;-&quot;;SUM([.I33:.I35]))" table:style-name="ce57">
            <text:p>404<text:s/></text:p>
          </table:table-cell>
          <table:table-cell office:value-type="float" office:value="28120.40956" table:formula="of:=  IF(SUM([.J33:.J35])=0;&quot;-&quot;;SUM([.J33:.J35]))" table:style-name="ce35">
            <text:p>28,120<text:s/></text:p>
          </table:table-cell>
          <table:table-cell office:value-type="float" office:value="592.61685999999997" table:formula="of:=  IF(SUM([.K33:.K35])=0;&quot;-&quot;;SUM([.K33:.K35]))" table:style-name="ce57">
            <text:p>593<text:s/></text:p>
          </table:table-cell>
          <table:table-cell office:value-type="float" office:value="27091.770079999998" table:formula="of:=  IF(SUM([.L33:.L35])=0;&quot;-&quot;;SUM([.L33:.L35]))" table:style-name="ce35">
            <text:p>27,092<text:s/></text:p>
          </table:table-cell>
          <table:table-cell office:value-type="float" office:value="186.56747000000001" table:formula="of:=  IF(SUM([.M33:.M35])=0;&quot;-&quot;;SUM([.M33:.M35]))" table:style-name="ce57">
            <text:p>187<text:s/></text:p>
          </table:table-cell>
          <table:table-cell office:value-type="float" office:value="7965.2004499999994" table:formula="of:=  IF(SUM([.N33:.N35])=0;&quot;-&quot;;SUM([.N33:.N35]))" table:style-name="ce35">
            <text:p>7,965<text:s/></text:p>
          </table:table-cell>
          <table:table-cell office:value-type="float" office:value="9033.5135800000007" table:formula="of:=  IF(SUM(['漁業生產量值-漁業種類別魚類別生產量值11'.C32];['漁業生產量值-漁業種類別魚類別生產量值11'.E32];['漁業生產量值-漁業種類別魚類別生產量值11'.G32];['漁業生產量值-漁業種類別魚類別生產量值11'.I32])=0;&quot;-&quot;;SUM(['漁業生產量值-漁業種類別魚類別生產量值11'.C32];['漁業生產量值-漁業種類別魚類別生產量值11'.E32];['漁業生產量值-漁業種類別魚類別生產量值11'.G32];['漁業生產量值-漁業種類別魚類別生產量值11'.I32]))" table:style-name="ce57">
            <text:p>9,034<text:s/></text:p>
          </table:table-cell>
          <table:table-cell office:value-type="float" office:value="194218.68063000002" table:formula="of:=  IF(SUM(['漁業生產量值-漁業種類別魚類別生產量值11'.D32];['漁業生產量值-漁業種類別魚類別生產量值11'.F32];['漁業生產量值-漁業種類別魚類別生產量值11'.H32];['漁業生產量值-漁業種類別魚類別生產量值11'.J32])=0;&quot;-&quot;;SUM(['漁業生產量值-漁業種類別魚類別生產量值11'.D32];['漁業生產量值-漁業種類別魚類別生產量值11'.F32];['漁業生產量值-漁業種類別魚類別生產量值11'.H32];['漁業生產量值-漁業種類別魚類別生產量值11'.J32]))" table:style-name="ce26">
            <text:p>194,219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金門縣</text:p>
          </table:table-cell>
          <table:table-cell office:value-type="string" table:style-name="ce62">
            <text:p>KINMEN COUNTY</text:p>
          </table:table-cell>
          <table:table-cell office:value-type="string" office:string-value="-" table:formula="of:=  IF(SUM([.E33];[.G33];[.I33];[.K33];[.M33])=0;&quot;-&quot;;SUM([.E33];[.G33];[.I33];[.K33];[.M33]))" table:style-name="ce26">
            <text:p>-</text:p>
          </table:table-cell>
          <table:table-cell office:value-type="string" office:string-value="-" table:formula="of:=  IF(SUM([.F33];[.H33];[.J33];[.L33];[.N33])=0;&quot;-&quot;;SUM([.F33];[.H33];[.J33];[.L33];[.N33]))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5.0510000000000002" table:formula="of:=  IF(SUM(['漁業生產量值-漁業種類別魚類別生產量值11'.C33];['漁業生產量值-漁業種類別魚類別生產量值11'.E33];['漁業生產量值-漁業種類別魚類別生產量值11'.G33];['漁業生產量值-漁業種類別魚類別生產量值11'.I33])=0;&quot;-&quot;;SUM(['漁業生產量值-漁業種類別魚類別生產量值11'.C33];['漁業生產量值-漁業種類別魚類別生產量值11'.E33];['漁業生產量值-漁業種類別魚類別生產量值11'.G33];['漁業生產量值-漁業種類別魚類別生產量值11'.I33]))" table:style-name="ce57">
            <text:p>5<text:s/></text:p>
          </table:table-cell>
          <table:table-cell office:value-type="float" office:value="404.08" table:formula="of:=  IF(SUM(['漁業生產量值-漁業種類別魚類別生產量值11'.D33];['漁業生產量值-漁業種類別魚類別生產量值11'.F33];['漁業生產量值-漁業種類別魚類別生產量值11'.H33];['漁業生產量值-漁業種類別魚類別生產量值11'.J33])=0;&quot;-&quot;;SUM(['漁業生產量值-漁業種類別魚類別生產量值11'.D33];['漁業生產量值-漁業種類別魚類別生產量值11'.F33];['漁業生產量值-漁業種類別魚類別生產量值11'.H33];['漁業生產量值-漁業種類別魚類別生產量值11'.J33]))" table:style-name="ce26">
            <text:p>404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連江縣</text:p>
          </table:table-cell>
          <table:table-cell office:value-type="string" table:style-name="ce62">
            <text:p>LIANJIANG COUNTY</text:p>
          </table:table-cell>
          <table:table-cell office:value-type="string" office:string-value="-" table:formula="of:=  IF(SUM([.E34];[.G34];[.I34];[.K34];[.M34])=0;&quot;-&quot;;SUM([.E34];[.G34];[.I34];[.K34];[.M34]))" table:style-name="ce26">
            <text:p>-</text:p>
          </table:table-cell>
          <table:table-cell office:value-type="string" office:string-value="-" table:formula="of:=  IF(SUM([.F34];[.H34];[.J34];[.L34];[.N34])=0;&quot;-&quot;;SUM([.F34];[.H34];[.J34];[.L34];[.N34]))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office:string-value="-" table:formula="of:=  IF(SUM(['漁業生產量值-漁業種類別魚類別生產量值11'.C34];['漁業生產量值-漁業種類別魚類別生產量值11'.E34];['漁業生產量值-漁業種類別魚類別生產量值11'.G34];['漁業生產量值-漁業種類別魚類別生產量值11'.I34])=0;&quot;-&quot;;SUM(['漁業生產量值-漁業種類別魚類別生產量值11'.C34];['漁業生產量值-漁業種類別魚類別生產量值11'.E34];['漁業生產量值-漁業種類別魚類別生產量值11'.G34];['漁業生產量值-漁業種類別魚類別生產量值11'.I34]))" table:style-name="ce57">
            <text:p>-</text:p>
          </table:table-cell>
          <table:table-cell office:value-type="string" office:string-value="-" table:formula="of:=  IF(SUM(['漁業生產量值-漁業種類別魚類別生產量值11'.D34];['漁業生產量值-漁業種類別魚類別生產量值11'.F34];['漁業生產量值-漁業種類別魚類別生產量值11'.H34];['漁業生產量值-漁業種類別魚類別生產量值11'.J34])=0;&quot;-&quot;;SUM(['漁業生產量值-漁業種類別魚類別生產量值11'.D34];['漁業生產量值-漁業種類別魚類別生產量值11'.F34];['漁業生產量值-漁業種類別魚類別生產量值11'.H34];['漁業生產量值-漁業種類別魚類別生產量值11'.J34]))" table:style-name="ce26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4">
            <text:p>國外基地</text:p>
          </table:table-cell>
          <table:table-cell office:value-type="string" table:style-name="ce65">
            <text:p>OVERSEAS LANDING</text:p>
          </table:table-cell>
          <table:table-cell office:value-type="float" office:value="6973.0673300000008" table:formula="of:=  IF(SUM([.E35];[.G35];[.I35];[.K35];[.M35])=0;&quot;-&quot;;SUM([.E35];[.G35];[.I35];[.K35];[.M35]))" table:style-name="ce47">
            <text:p>6,973<text:s/></text:p>
          </table:table-cell>
          <table:table-cell office:value-type="float" office:value="527814.29550999997" table:formula="of:=  IF(SUM([.F35];[.H35];[.J35];[.L35];[.N35])=0;&quot;-&quot;;SUM([.F35];[.H35];[.J35];[.L35];[.N35]))" table:style-name="ce54">
            <text:p>527,814<text:s/></text:p>
          </table:table-cell>
          <table:table-cell office:value-type="float" office:value="1168.4847199999999" table:style-name="ce58">
            <text:p>1,168<text:s/></text:p>
          </table:table-cell>
          <table:table-cell office:value-type="float" office:value="119016.19676000001" table:style-name="ce54">
            <text:p>119,016<text:s/></text:p>
          </table:table-cell>
          <table:table-cell office:value-type="float" office:value="4621.6970600000004" table:style-name="ce58">
            <text:p>4,622<text:s/></text:p>
          </table:table-cell>
          <table:table-cell office:value-type="float" office:value="345620.71866000001" table:style-name="ce54">
            <text:p>345,621<text:s/></text:p>
          </table:table-cell>
          <table:table-cell office:value-type="float" office:value="403.70121999999998" table:style-name="ce58">
            <text:p>404<text:s/></text:p>
          </table:table-cell>
          <table:table-cell office:value-type="float" office:value="28120.40956" table:style-name="ce54">
            <text:p>28,120<text:s/></text:p>
          </table:table-cell>
          <table:table-cell office:value-type="float" office:value="592.61685999999997" table:style-name="ce58">
            <text:p>593<text:s/></text:p>
          </table:table-cell>
          <table:table-cell office:value-type="float" office:value="27091.770079999998" table:style-name="ce54">
            <text:p>27,092<text:s/></text:p>
          </table:table-cell>
          <table:table-cell office:value-type="float" office:value="186.56747000000001" table:style-name="ce58">
            <text:p>187<text:s/></text:p>
          </table:table-cell>
          <table:table-cell office:value-type="float" office:value="7965.2004499999994" table:style-name="ce54">
            <text:p>7,965<text:s/></text:p>
          </table:table-cell>
          <table:table-cell office:value-type="float" office:value="9028.4625799999994" table:formula="of:=  IF(SUM(['漁業生產量值-漁業種類別魚類別生產量值11'.C35];['漁業生產量值-漁業種類別魚類別生產量值11'.E35];['漁業生產量值-漁業種類別魚類別生產量值11'.G35];['漁業生產量值-漁業種類別魚類別生產量值11'.I35])=0;&quot;-&quot;;SUM(['漁業生產量值-漁業種類別魚類別生產量值11'.C35];['漁業生產量值-漁業種類別魚類別生產量值11'.E35];['漁業生產量值-漁業種類別魚類別生產量值11'.G35];['漁業生產量值-漁業種類別魚類別生產量值11'.I35]))" table:style-name="ce58">
            <text:p>9,028<text:s/></text:p>
          </table:table-cell>
          <table:table-cell office:value-type="float" office:value="193814.60063" table:formula="of:=  IF(SUM(['漁業生產量值-漁業種類別魚類別生產量值11'.D35];['漁業生產量值-漁業種類別魚類別生產量值11'.F35];['漁業生產量值-漁業種類別魚類別生產量值11'.H35];['漁業生產量值-漁業種類別魚類別生產量值11'.J35])=0;&quot;-&quot;;SUM(['漁業生產量值-漁業種類別魚類別生產量值11'.D35];['漁業生產量值-漁業種類別魚類別生產量值11'.F35];['漁業生產量值-漁業種類別魚類別生產量值11'.H35];['漁業生產量值-漁業種類別魚類別生產量值11'.J35]))" table:style-name="ce47">
            <text:p>193,815<text:s/></text:p>
          </table:table-cell>
          <table:table-cell table:number-columns-repeated="16368" table:style-name="ce25"/>
        </table:table-row>
        <table:table-row table:style-name="ro2">
          <table:table-cell office:value-type="string" table:number-columns-spanned="6" table:number-rows-spanned="1" table:style-name="ce71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72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42"/>
        </table:table-row>
        <table:table-row table:style-name="ro3">
          <table:table-cell table:number-columns-repeated="2" table:style-name="ce42"/>
          <table:table-cell table:number-columns-repeated="16382" table:style-name="ce24"/>
        </table:table-row>
        <table:table-row table:number-rows-repeated="1048539" table:style-name="ro3">
          <table:table-cell table:number-columns-repeated="16384"/>
        </table:table-row>
      </table:table>
      <table:table table:name="漁業生產量值-漁業種類別魚類別生產量值11" table:style-name="ta1">
        <table:table-column table:style-name="co1" table:default-cell-style-name="ce42"/>
        <table:table-column table:style-name="co2" table:default-cell-style-name="ce42"/>
        <table:table-column table:style-name="co3" table:default-cell-style-name="ce39"/>
        <table:table-column table:style-name="co5" table:default-cell-style-name="ce39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85">
            <text:p>7‧漁業生產量</text:p>
          </table:table-cell>
          <table:covered-table-cell table:number-columns-repeated="2"/>
          <table:table-cell table:number-columns-repeated="6" table:style-name="ce42"/>
          <table:table-cell office:value-type="string" table:style-name="ce42">
            <text:p>7‧FISHERIES PRODUCTION</text:p>
          </table:table-cell>
          <table:table-cell table:number-columns-repeated="16374" table:style-name="ce42"/>
        </table:table-row>
        <table:table-row table:style-name="ro1">
          <table:table-cell table:number-columns-repeated="4" table:style-name="ce42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42"/>
          <table:table-cell table:number-columns-repeated="2" table:style-name="ce3"/>
          <table:table-cell table:number-columns-repeated="2" table:style-name="ce42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42"/>
        </table:table-row>
        <table:table-row table:style-name="ro1">
          <table:table-cell table:style-name="ce42">
            <draw:custom-shape svg:x="0in" svg:y="0.20833in" svg:width="1.55027in" svg:height="1.25in" draw:z-index="1" draw:id="id11" draw:style-name="a11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3" table:number-rows-spanned="1" table:style-name="ce87">
            <text:p>(3) 縣市別魚類別生產量值(續)</text:p>
          </table:table-cell>
          <table:covered-table-cell table:number-columns-repeated="2"/>
          <table:table-cell table:style-name="ce42"/>
          <table:table-cell office:value-type="string" table:style-name="ce43">
            <text:p>價值：新臺幣千元</text:p>
          </table:table-cell>
          <table:table-cell table:style-name="ce42"/>
          <table:table-cell table:style-name="ce43"/>
          <table:table-cell office:value-type="string" table:style-name="ce43">
            <text:p>(3) By type of district by species(Continued)</text:p>
          </table:table-cell>
          <table:table-cell table:number-columns-repeated="3" table:style-name="ce42"/>
          <table:table-cell office:value-type="string" table:style-name="ce13">
            <text:p>Value：Thousand NT $</text:p>
          </table:table-cell>
          <table:table-cell table:number-columns-repeated="16371" table:style-name="ce42"/>
        </table:table-row>
        <table:table-row table:style-name="ro1">
          <table:table-cell office:value-type="string" table:number-columns-spanned="2" table:number-rows-spanned="3" table:style-name="ce184">
            <text:p><text:s text:c="20"/><text:span text:style-name="T2">魚類別</text:span></text:p>
            <text:p><text:span text:style-name="T2"><text:s text:c="20"/>Species</text:span></text:p>
          </table:table-cell>
          <table:covered-table-cell/>
          <table:table-cell office:value-type="string" table:number-columns-spanned="14" table:number-rows-spanned="1" table:style-name="ce189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number-columns-spanned="8" table:number-rows-spanned="1" table:style-name="ce208">
            <text:p>鯊 <text:s text:c="5"/>魚 <text:s text:c="5"/>類</text:p>
          </table:table-cell>
          <table:covered-table-cell table:number-columns-repeated="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number-columns-spanned="2" table:number-rows-spanned="1" table:style-name="ce209">
            <text:p>真鯊屬</text:p>
          </table:table-cell>
          <table:covered-table-cell/>
          <table:table-cell office:value-type="string" table:number-columns-spanned="2" table:number-rows-spanned="1" table:style-name="ce207">
            <text:p>鋸峰齒鯊</text:p>
          </table:table-cell>
          <table:covered-table-cell/>
          <table:table-cell office:value-type="string" table:number-columns-spanned="2" table:number-rows-spanned="1" table:style-name="ce207">
            <text:p>尖吻鯖鯊</text:p>
          </table:table-cell>
          <table:covered-table-cell/>
          <table:table-cell office:value-type="string" table:number-columns-spanned="2" table:number-rows-spanned="1" table:style-name="ce207">
            <text:p>其他</text:p>
          </table:table-cell>
          <table:covered-table-cell/>
          <table:table-cell office:value-type="string" table:number-columns-spanned="2" table:number-rows-spanned="1" table:style-name="ce188">
            <text:p>秋刀魚</text:p>
          </table:table-cell>
          <table:covered-table-cell/>
          <table:table-cell office:value-type="string" table:number-columns-spanned="2" table:number-rows-spanned="1" table:style-name="ce206">
            <text:p>單棘魨科</text:p>
          </table:table-cell>
          <table:covered-table-cell/>
          <table:table-cell office:value-type="string" table:number-columns-spanned="2" table:number-rows-spanned="1" table:style-name="ce190">
            <text:p>其他淡水魚類</text:p>
          </table:table-cell>
          <table:covered-table-cell/>
          <table:table-cell table:number-columns-repeated="16368"/>
        </table:table-row>
        <table:table-row table:style-name="ro1">
          <table:table-cell office:value-type="string" table:number-columns-spanned="2" table:number-rows-spanned="3" table:style-name="ce83">
            <text:p>縣市別</text:p>
            <text:p>District</text:p>
          </table:table-cell>
          <table:covered-table-cell/>
          <table:table-cell office:value-type="string" table:number-columns-spanned="2" table:number-rows-spanned="1" table:style-name="ce213">
            <text:p>56100</text:p>
          </table:table-cell>
          <table:covered-table-cell/>
          <table:table-cell office:value-type="string" table:number-columns-spanned="2" table:number-rows-spanned="1" table:style-name="ce210">
            <text:p>56201</text:p>
          </table:table-cell>
          <table:covered-table-cell/>
          <table:table-cell office:value-type="string" table:number-columns-spanned="2" table:number-rows-spanned="1" table:style-name="ce210">
            <text:p>56301</text:p>
          </table:table-cell>
          <table:covered-table-cell/>
          <table:table-cell office:value-type="string" table:number-columns-spanned="2" table:number-rows-spanned="1" table:style-name="ce200">
            <text:p>56ZZZ</text:p>
          </table:table-cell>
          <table:covered-table-cell/>
          <table:table-cell office:value-type="string" table:number-columns-spanned="2" table:number-rows-spanned="1" table:style-name="ce217">
            <text:p>59001</text:p>
          </table:table-cell>
          <table:covered-table-cell/>
          <table:table-cell office:value-type="string" table:number-columns-spanned="2" table:number-rows-spanned="1" table:style-name="ce210">
            <text:p>60000</text:p>
          </table:table-cell>
          <table:covered-table-cell/>
          <table:table-cell office:value-type="string" table:number-columns-spanned="2" table:number-rows-spanned="1" table:style-name="ce213">
            <text:p>62998</text:p>
          </table:table-cell>
          <table:covered-table-cell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21">
            <text:p>產量</text:p>
          </table:table-cell>
          <table:table-cell office:value-type="string" table:style-name="ce21">
            <text:p>價值</text:p>
          </table:table-cell>
          <table:table-cell office:value-type="string" table:style-name="ce21">
            <text:p>產量</text:p>
          </table:table-cell>
          <table:table-cell office:value-type="string" table:style-name="ce21">
            <text:p>價值</text:p>
          </table:table-cell>
          <table:table-cell office:value-type="string" table:style-name="ce21">
            <text:p>產量</text:p>
          </table:table-cell>
          <table:table-cell office:value-type="string" table:style-name="ce21">
            <text:p>價值</text:p>
          </table:table-cell>
          <table:table-cell office:value-type="string" table:style-name="ce21">
            <text:p>產量</text:p>
          </table:table-cell>
          <table:table-cell office:value-type="string" table:style-name="ce21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33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23">
            <text:p>Quantity</text:p>
          </table:table-cell>
          <table:table-cell office:value-type="string" table:style-name="ce23">
            <text:p>Value</text:p>
          </table:table-cell>
          <table:table-cell office:value-type="string" table:style-name="ce23">
            <text:p>Quantity</text:p>
          </table:table-cell>
          <table:table-cell office:value-type="string" table:style-name="ce23">
            <text:p>Value</text:p>
          </table:table-cell>
          <table:table-cell office:value-type="string" table:style-name="ce23">
            <text:p>Quantity</text:p>
          </table:table-cell>
          <table:table-cell office:value-type="string" table:style-name="ce23">
            <text:p>Value</text:p>
          </table:table-cell>
          <table:table-cell office:value-type="string" table:style-name="ce23">
            <text:p>Quantity</text:p>
          </table:table-cell>
          <table:table-cell office:value-type="string" table:style-name="ce23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34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table:number-columns-repeated="16368"/>
        </table:table-row>
        <table:table-row table:style-name="ro1">
          <table:table-cell office:value-type="string" table:style-name="ce61">
            <text:p>總計</text:p>
          </table:table-cell>
          <table:table-cell office:value-type="string" table:style-name="ce62">
            <text:p>GRAND TOTAL</text:p>
          </table:table-cell>
          <table:table-cell office:value-type="float" office:value="1509.9348300000001" table:formula="of:=  IF(SUM([.C11];[.C32])=0;&quot;-&quot;;SUM([.C11];[.C32]))" table:style-name="ce56">
            <text:p>1,510<text:s/></text:p>
          </table:table-cell>
          <table:table-cell office:value-type="float" office:value="113808.84964" table:formula="of:=  IF(SUM([.D11];[.D32])=0;&quot;-&quot;;SUM([.D11];[.D32]))" table:style-name="ce53">
            <text:p>113,809<text:s/></text:p>
          </table:table-cell>
          <table:table-cell office:value-type="float" office:value="23841.763310000002" table:formula="of:=  IF(SUM([.E11];[.E32])=0;&quot;-&quot;;SUM([.E11];[.E32]))" table:style-name="ce56">
            <text:p>23,842<text:s/></text:p>
          </table:table-cell>
          <table:table-cell office:value-type="float" office:value="534923.24622000009" table:formula="of:=  IF(SUM([.F11];[.F32])=0;&quot;-&quot;;SUM([.F11];[.F32]))" table:style-name="ce53">
            <text:p>534,923<text:s/></text:p>
          </table:table-cell>
          <table:table-cell office:value-type="float" office:value="1702.2873400000001" table:formula="of:=  IF(SUM([.G11];[.G32])=0;&quot;-&quot;;SUM([.G11];[.G32]))" table:style-name="ce56">
            <text:p>1,702<text:s/></text:p>
          </table:table-cell>
          <table:table-cell office:value-type="float" office:value="81404.911820000008" table:formula="of:=  IF(SUM([.H11];[.H32])=0;&quot;-&quot;;SUM([.H11];[.H32]))" table:style-name="ce53">
            <text:p>81,405<text:s/></text:p>
          </table:table-cell>
          <table:table-cell office:value-type="float" office:value="1910.8669" table:formula="of:=  IF(SUM([.I11];[.I32])=0;&quot;-&quot;;SUM([.I11];[.I32]))" table:style-name="ce56">
            <text:p>1,911<text:s/></text:p>
          </table:table-cell>
          <table:table-cell office:value-type="float" office:value="90025.407529999982" table:formula="of:=  IF(SUM([.J11];[.J32])=0;&quot;-&quot;;SUM([.J11];[.J32]))" table:style-name="ce53">
            <text:p>90,025<text:s/></text:p>
          </table:table-cell>
          <table:table-cell office:value-type="float" office:value="146024.99998999998" table:formula="of:=  IF(SUM([.K11];[.K32])=0;&quot;-&quot;;SUM([.K11];[.K32]))" table:style-name="ce56">
            <text:p>146,025<text:s/></text:p>
          </table:table-cell>
          <table:table-cell office:value-type="float" office:value="5672466.9467000002" table:formula="of:=  IF(SUM([.L11];[.L32])=0;&quot;-&quot;;SUM([.L11];[.L32]))" table:style-name="ce53">
            <text:p>5,672,467<text:s/></text:p>
          </table:table-cell>
          <table:table-cell office:value-type="float" office:value="177.86440000000002" table:formula="of:=  IF(SUM([.M11];[.M32])=0;&quot;-&quot;;SUM([.M11];[.M32]))" table:style-name="ce56">
            <text:p>178<text:s/></text:p>
          </table:table-cell>
          <table:table-cell office:value-type="float" office:value="30511.420759999997" table:formula="of:=  IF(SUM([.N11];[.N32])=0;&quot;-&quot;;SUM([.N11];[.N32]))" table:style-name="ce53">
            <text:p>30,511<text:s/></text:p>
          </table:table-cell>
          <table:table-cell office:value-type="float" office:value="1235.788" table:formula="of:=  IF(SUM([.O11];[.O32])=0;&quot;-&quot;;SUM([.O11];[.O32]))" table:style-name="ce56">
            <text:p>1,236<text:s/></text:p>
          </table:table-cell>
          <table:table-cell office:value-type="float" office:value="199941.84299999996" table:formula="of:=  IF(SUM([.P11];[.P32])=0;&quot;-&quot;;SUM([.P11];[.P32]))" table:style-name="ce53">
            <text:p>199,942<text:s/></text:p>
          </table:table-cell>
          <table:table-cell table:number-columns-repeated="16368"/>
        </table:table-row>
        <table:table-row table:style-name="ro1">
          <table:table-cell office:value-type="string" table:style-name="ce61">
            <text:p>臺灣地區</text:p>
          </table:table-cell>
          <table:table-cell office:value-type="string" table:style-name="ce62">
            <text:p>TAIWAN AREA</text:p>
          </table:table-cell>
          <table:table-cell office:value-type="float" office:value="1338.2372" table:formula="of:=  IF(SUM([.C12:.C31])=0;&quot;-&quot;;SUM([.C12:.C31]))" table:style-name="ce57">
            <text:p>1,338<text:s/></text:p>
          </table:table-cell>
          <table:table-cell office:value-type="float" office:value="109805.7065" table:formula="of:=  IF(SUM([.D12:.D31])=0;&quot;-&quot;;SUM([.D12:.D31]))" table:style-name="ce35">
            <text:p>109,806<text:s/></text:p>
          </table:table-cell>
          <table:table-cell office:value-type="float" office:value="16314.6445" table:formula="of:=  IF(SUM([.E12:.E31])=0;&quot;-&quot;;SUM([.E12:.E31]))" table:style-name="ce57">
            <text:p>16,315<text:s/></text:p>
          </table:table-cell>
          <table:table-cell office:value-type="float" office:value="402099.55080000003" table:formula="of:=  IF(SUM([.F12:.F31])=0;&quot;-&quot;;SUM([.F12:.F31]))" table:style-name="ce35">
            <text:p>402,100<text:s/></text:p>
          </table:table-cell>
          <table:table-cell office:value-type="float" office:value="571.67470000000003" table:formula="of:=  IF(SUM([.G12:.G31])=0;&quot;-&quot;;SUM([.G12:.G31]))" table:style-name="ce57">
            <text:p>572<text:s/></text:p>
          </table:table-cell>
          <table:table-cell office:value-type="float" office:value="28184.201700000001" table:formula="of:=  IF(SUM([.H12:.H31])=0;&quot;-&quot;;SUM([.H12:.H31]))" table:style-name="ce35">
            <text:p>28,184<text:s/></text:p>
          </table:table-cell>
          <table:table-cell office:value-type="float" office:value="1706.7824000000001" table:formula="of:=  IF(SUM([.I12:.I31])=0;&quot;-&quot;;SUM([.I12:.I31]))" table:style-name="ce57">
            <text:p>1,707<text:s/></text:p>
          </table:table-cell>
          <table:table-cell office:value-type="float" office:value="85854.275579999987" table:formula="of:=  IF(SUM([.J12:.J31])=0;&quot;-&quot;;SUM([.J12:.J31]))" table:style-name="ce35">
            <text:p>85,854<text:s/></text:p>
          </table:table-cell>
          <table:table-cell office:value-type="float" office:value="91768.999989999997" table:formula="of:=  IF(SUM([.K12:.K31])=0;&quot;-&quot;;SUM([.K12:.K31]))" table:style-name="ce57">
            <text:p>91,769<text:s/></text:p>
          </table:table-cell>
          <table:table-cell office:value-type="float" office:value="3670759.9996000002" table:formula="of:=  IF(SUM([.L12:.L31])=0;&quot;-&quot;;SUM([.L12:.L31]))" table:style-name="ce35">
            <text:p>3,670,760<text:s/></text:p>
          </table:table-cell>
          <table:table-cell office:value-type="float" office:value="177.86440000000002" table:formula="of:=  IF(SUM([.M12:.M31])=0;&quot;-&quot;;SUM([.M12:.M31]))" table:style-name="ce57">
            <text:p>178<text:s/></text:p>
          </table:table-cell>
          <table:table-cell office:value-type="float" office:value="30511.420759999997" table:formula="of:=  IF(SUM([.N12:.N31])=0;&quot;-&quot;;SUM([.N12:.N31]))" table:style-name="ce35">
            <text:p>30,511<text:s/></text:p>
          </table:table-cell>
          <table:table-cell office:value-type="float" office:value="1235.788" table:formula="of:=  IF(SUM([.O12:.O31])=0;&quot;-&quot;;SUM([.O12:.O31]))" table:style-name="ce57">
            <text:p>1,236<text:s/></text:p>
          </table:table-cell>
          <table:table-cell office:value-type="float" office:value="199941.84299999996" table:formula="of:=  IF(SUM([.P12:.P31])=0;&quot;-&quot;;SUM([.P12:.P31]))" table:style-name="ce35">
            <text:p>199,942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新北市</text:p>
          </table:table-cell>
          <table:table-cell office:value-type="string" table:style-name="ce62">
            <text:p>NEW TAIPEI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30.323" table:style-name="ce57">
            <text:p>30<text:s/></text:p>
          </table:table-cell>
          <table:table-cell office:value-type="float" office:value="11348.495000000001" table:style-name="ce35">
            <text:p>11,348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35.159999999999997" table:style-name="ce57">
            <text:p>35<text:s/></text:p>
          </table:table-cell>
          <table:table-cell office:value-type="float" office:value="5801.4" table:style-name="ce35">
            <text:p>5,801<text:s/></text:p>
          </table:table-cell>
          <table:table-cell office:value-type="float" office:value="617.98500000000001" table:style-name="ce57">
            <text:p>618<text:s/></text:p>
          </table:table-cell>
          <table:table-cell office:value-type="float" office:value="142427.54999999999" table:style-name="ce35">
            <text:p>142,428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北市</text:p>
          </table:table-cell>
          <table:table-cell office:value-type="string" table:style-name="ce62">
            <text:p>TAIPEI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桃園市</text:p>
          </table:table-cell>
          <table:table-cell office:value-type="string" table:style-name="ce62">
            <text:p>TAOYUAN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0.674500000000002" table:style-name="ce57">
            <text:p>21<text:s/></text:p>
          </table:table-cell>
          <table:table-cell office:value-type="float" office:value="1175.615" table:style-name="ce35">
            <text:p>1,176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0.224" table:style-name="ce57">
            <text:p>0<text:s/></text:p>
          </table:table-cell>
          <table:table-cell office:value-type="float" office:value="42.56" table:style-name="ce35">
            <text:p>43<text:s/></text:p>
          </table:table-cell>
          <table:table-cell office:value-type="float" office:value="9.3699999999999992" table:style-name="ce57">
            <text:p>9<text:s/></text:p>
          </table:table-cell>
          <table:table-cell office:value-type="float" office:value="464.5" table:style-name="ce35">
            <text:p>465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中市</text:p>
          </table:table-cell>
          <table:table-cell office:value-type="string" table:style-name="ce62">
            <text:p>TAICHUNG CITY</text:p>
          </table:table-cell>
          <table:table-cell office:value-type="float" office:value="129.22479999999999" table:style-name="ce57">
            <text:p>129<text:s/></text:p>
          </table:table-cell>
          <table:table-cell office:value-type="float" office:value="6127.8398399999996" table:style-name="ce35">
            <text:p>6,128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.4914000000000001" table:style-name="ce57">
            <text:p>2<text:s/></text:p>
          </table:table-cell>
          <table:table-cell office:value-type="float" office:value="515.27121" table:style-name="ce35">
            <text:p>515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南市</text:p>
          </table:table-cell>
          <table:table-cell office:value-type="string" table:style-name="ce62">
            <text:p>TAINAN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.3979999999999999" table:style-name="ce57">
            <text:p>1<text:s/></text:p>
          </table:table-cell>
          <table:table-cell office:value-type="float" office:value="204.108" table:style-name="ce35">
            <text:p>204<text:s/></text:p>
          </table:table-cell>
          <table:table-cell office:value-type="float" office:value="33.642499999999998" table:style-name="ce57">
            <text:p>34<text:s/></text:p>
          </table:table-cell>
          <table:table-cell office:value-type="float" office:value="1086.8612499999999" table:style-name="ce35">
            <text:p>1,087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高雄市</text:p>
          </table:table-cell>
          <table:table-cell office:value-type="string" table:style-name="ce62">
            <text:p>KAOHSIUNG CITY</text:p>
          </table:table-cell>
          <table:table-cell office:value-type="float" office:value="10.938000000000001" table:style-name="ce57">
            <text:p>11<text:s/></text:p>
          </table:table-cell>
          <table:table-cell office:value-type="float" office:value="1993.9236000000001" table:style-name="ce35">
            <text:p>1,994<text:s/></text:p>
          </table:table-cell>
          <table:table-cell office:value-type="float" office:value="4025.6570000000002" table:style-name="ce57">
            <text:p>4,026<text:s/></text:p>
          </table:table-cell>
          <table:table-cell office:value-type="float" office:value="71080.479399999997" table:style-name="ce35">
            <text:p>71,080<text:s/></text:p>
          </table:table-cell>
          <table:table-cell office:value-type="float" office:value="352.00299999999999" table:style-name="ce57">
            <text:p>352<text:s/></text:p>
          </table:table-cell>
          <table:table-cell office:value-type="float" office:value="18964.761200000001" table:style-name="ce35">
            <text:p>18,965<text:s/></text:p>
          </table:table-cell>
          <table:table-cell office:value-type="float" office:value="1126.9169999999999" table:style-name="ce57">
            <text:p>1,127<text:s/></text:p>
          </table:table-cell>
          <table:table-cell office:value-type="float" office:value="33570.497179999998" table:style-name="ce35">
            <text:p>33,570<text:s/></text:p>
          </table:table-cell>
          <table:table-cell office:value-type="float" office:value="91768.999989999997" table:style-name="ce57">
            <text:p>91,769<text:s/></text:p>
          </table:table-cell>
          <table:table-cell office:value-type="float" office:value="3670759.9996000002" table:style-name="ce35">
            <text:p>3,670,760<text:s/></text:p>
          </table:table-cell>
          <table:table-cell office:value-type="float" office:value="1.921" table:style-name="ce57">
            <text:p>2<text:s/></text:p>
          </table:table-cell>
          <table:table-cell office:value-type="float" office:value="357.30599999999998" table:style-name="ce35">
            <text:p>357<text:s/></text:p>
          </table:table-cell>
          <table:table-cell office:value-type="float" office:value="131.5" table:style-name="ce57">
            <text:p>132<text:s/></text:p>
          </table:table-cell>
          <table:table-cell office:value-type="float" office:value="12032.25" table:style-name="ce35">
            <text:p>12,032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宜蘭縣</text:p>
          </table:table-cell>
          <table:table-cell office:value-type="string" table:style-name="ce62">
            <text:p>ILAN COUNTY</text:p>
          </table:table-cell>
          <table:table-cell office:value-type="float" office:value="1136.0082" table:style-name="ce57">
            <text:p>1,136<text:s/></text:p>
          </table:table-cell>
          <table:table-cell office:value-type="float" office:value="98576.07402" table:style-name="ce35">
            <text:p>98,576<text:s/></text:p>
          </table:table-cell>
          <table:table-cell office:value-type="float" office:value="2507.201" table:style-name="ce57">
            <text:p>2,507<text:s/></text:p>
          </table:table-cell>
          <table:table-cell office:value-type="float" office:value="78141.910300000003" table:style-name="ce35">
            <text:p>78,142<text:s/></text:p>
          </table:table-cell>
          <table:table-cell office:value-type="float" office:value="40.103000000000002" table:style-name="ce57">
            <text:p>40<text:s/></text:p>
          </table:table-cell>
          <table:table-cell office:value-type="float" office:value="1203.0899999999999" table:style-name="ce35">
            <text:p>1,203<text:s/></text:p>
          </table:table-cell>
          <table:table-cell office:value-type="float" office:value="30.443599999999996" table:style-name="ce57">
            <text:p>30<text:s/></text:p>
          </table:table-cell>
          <table:table-cell office:value-type="float" office:value="1699.02448" table:style-name="ce35">
            <text:p>1,699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2.305400000000001" table:style-name="ce57">
            <text:p>12<text:s/></text:p>
          </table:table-cell>
          <table:table-cell office:value-type="float" office:value="1972.9460999999999" table:style-name="ce35">
            <text:p>1,973<text:s/></text:p>
          </table:table-cell>
          <table:table-cell office:value-type="float" office:value="2.4300000000000002" table:style-name="ce57">
            <text:p>2<text:s/></text:p>
          </table:table-cell>
          <table:table-cell office:value-type="float" office:value="400.65" table:style-name="ce35">
            <text:p>401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新竹縣</text:p>
          </table:table-cell>
          <table:table-cell office:value-type="string" table:style-name="ce62">
            <text:p>HSINCHU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5.8" table:style-name="ce57">
            <text:p>16<text:s/></text:p>
          </table:table-cell>
          <table:table-cell office:value-type="float" office:value="2506.828" table:style-name="ce35">
            <text:p>2,507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苗栗縣</text:p>
          </table:table-cell>
          <table:table-cell office:value-type="string" table:style-name="ce62">
            <text:p>MIAOLI COUNTY</text:p>
          </table:table-cell>
          <table:table-cell office:value-type="float" office:value="15.3491" table:style-name="ce57">
            <text:p>15<text:s/></text:p>
          </table:table-cell>
          <table:table-cell office:value-type="float" office:value="1619.6365900000001" table:style-name="ce35">
            <text:p>1,620<text:s/></text:p>
          </table:table-cell>
          <table:table-cell office:value-type="float" office:value="12.39" table:style-name="ce57">
            <text:p>12<text:s/></text:p>
          </table:table-cell>
          <table:table-cell office:value-type="float" office:value="570.43560000000002" table:style-name="ce35">
            <text:p>570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.5E-3" table:style-name="ce57">
            <text:p>0<text:s/></text:p>
          </table:table-cell>
          <table:table-cell office:value-type="float" office:value="0.12584999999999999" table:style-name="ce35">
            <text:p>0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9.046900000000001" table:style-name="ce57">
            <text:p>19<text:s/></text:p>
          </table:table-cell>
          <table:table-cell office:value-type="float" office:value="4063.0599400000001" table:style-name="ce35">
            <text:p>4,063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彰化縣</text:p>
          </table:table-cell>
          <table:table-cell office:value-type="string" table:style-name="ce62">
            <text:p>CHANGHWA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5.930999999999999" table:style-name="ce57">
            <text:p>16<text:s/></text:p>
          </table:table-cell>
          <table:table-cell office:value-type="float" office:value="1210.7560000000001" table:style-name="ce35">
            <text:p>1,211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37.36" table:style-name="ce57">
            <text:p>37<text:s/></text:p>
          </table:table-cell>
          <table:table-cell office:value-type="float" office:value="4236.6239999999998" table:style-name="ce35">
            <text:p>4,237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南投縣</text:p>
          </table:table-cell>
          <table:table-cell office:value-type="string" table:style-name="ce62">
            <text:p>NANTOU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4.8650000000000002" table:style-name="ce57">
            <text:p>5<text:s/></text:p>
          </table:table-cell>
          <table:table-cell office:value-type="float" office:value="1328.85" table:style-name="ce35">
            <text:p>1,329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雲林縣</text:p>
          </table:table-cell>
          <table:table-cell office:value-type="string" table:style-name="ce62">
            <text:p>YUNLIN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0.64" table:style-name="ce57">
            <text:p>11<text:s/></text:p>
          </table:table-cell>
          <table:table-cell office:value-type="float" office:value="425.6" table:style-name="ce35">
            <text:p>426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.5" table:style-name="ce57">
            <text:p>3<text:s/></text:p>
          </table:table-cell>
          <table:table-cell office:value-type="float" office:value="512.5" table:style-name="ce35">
            <text:p>513<text:s/></text:p>
          </table:table-cell>
          <table:table-cell office:value-type="float" office:value="0.26" table:style-name="ce57">
            <text:p>0<text:s/></text:p>
          </table:table-cell>
          <table:table-cell office:value-type="float" office:value="8.58" table:style-name="ce35">
            <text:p>9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嘉義縣</text:p>
          </table:table-cell>
          <table:table-cell office:value-type="string" table:style-name="ce62">
            <text:p>CHIAYI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0.186" table:style-name="ce57">
            <text:p>0<text:s/></text:p>
          </table:table-cell>
          <table:table-cell office:value-type="float" office:value="6.51" table:style-name="ce35">
            <text:p>7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屏東縣</text:p>
          </table:table-cell>
          <table:table-cell office:value-type="string" table:style-name="ce62">
            <text:p>PINGTUNG COUNTY</text:p>
          </table:table-cell>
          <table:table-cell office:value-type="float" office:value="46.3596" table:style-name="ce57">
            <text:p>46<text:s/></text:p>
          </table:table-cell>
          <table:table-cell office:value-type="float" office:value="1465.46245" table:style-name="ce35">
            <text:p>1,465<text:s/></text:p>
          </table:table-cell>
          <table:table-cell office:value-type="float" office:value="9525.4500000000007" table:style-name="ce57">
            <text:p>9,525<text:s/></text:p>
          </table:table-cell>
          <table:table-cell office:value-type="float" office:value="232807.23300000001" table:style-name="ce35">
            <text:p>232,807<text:s/></text:p>
          </table:table-cell>
          <table:table-cell office:value-type="float" office:value="177.91069999999999" table:style-name="ce57">
            <text:p>178<text:s/></text:p>
          </table:table-cell>
          <table:table-cell office:value-type="float" office:value="7794.0424999999996" table:style-name="ce35">
            <text:p>7,794<text:s/></text:p>
          </table:table-cell>
          <table:table-cell office:value-type="float" office:value="291.23239999999998" table:style-name="ce57">
            <text:p>291<text:s/></text:p>
          </table:table-cell>
          <table:table-cell office:value-type="float" office:value="28782.057000000001" table:style-name="ce35">
            <text:p>28,782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0.2014" table:style-name="ce57">
            <text:p>0<text:s/></text:p>
          </table:table-cell>
          <table:table-cell office:value-type="float" office:value="22.097999999999999" table:style-name="ce35">
            <text:p>22<text:s/></text:p>
          </table:table-cell>
          <table:table-cell office:value-type="float" office:value="384.71800000000002" table:style-name="ce57">
            <text:p>385<text:s/></text:p>
          </table:table-cell>
          <table:table-cell office:value-type="float" office:value="35108.438999999998" table:style-name="ce35">
            <text:p>35,108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東縣</text:p>
          </table:table-cell>
          <table:table-cell office:value-type="string" table:style-name="ce62">
            <text:p>TAITUNG COUNTY</text:p>
          </table:table-cell>
          <table:table-cell office:value-type="float" office:value="0.16500000000000001" table:style-name="ce57">
            <text:p>0<text:s/></text:p>
          </table:table-cell>
          <table:table-cell office:value-type="float" office:value="11.22" table:style-name="ce35">
            <text:p>11<text:s/></text:p>
          </table:table-cell>
          <table:table-cell office:value-type="float" office:value="240.70099999999999" table:style-name="ce57">
            <text:p>241<text:s/></text:p>
          </table:table-cell>
          <table:table-cell office:value-type="float" office:value="19256.080000000002" table:style-name="ce35">
            <text:p>19,256<text:s/></text:p>
          </table:table-cell>
          <table:table-cell office:value-type="float" office:value="0.26" table:style-name="ce57">
            <text:p>0<text:s/></text:p>
          </table:table-cell>
          <table:table-cell office:value-type="float" office:value="18.2" table:style-name="ce35">
            <text:p>18<text:s/></text:p>
          </table:table-cell>
          <table:table-cell office:value-type="float" office:value="112.9999" table:style-name="ce57">
            <text:p>113<text:s/></text:p>
          </table:table-cell>
          <table:table-cell office:value-type="float" office:value="4945.4638199999999" table:style-name="ce35">
            <text:p>4,945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8.1465999999999994" table:style-name="ce57">
            <text:p>8<text:s/></text:p>
          </table:table-cell>
          <table:table-cell office:value-type="float" office:value="1317.5665100000001" table:style-name="ce35">
            <text:p>1,318<text:s/></text:p>
          </table:table-cell>
          <table:table-cell office:value-type="float" office:value="41.3" table:style-name="ce57">
            <text:p>41<text:s/></text:p>
          </table:table-cell>
          <table:table-cell office:value-type="float" office:value="3634.4" table:style-name="ce35">
            <text:p>3,634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花蓮縣</text:p>
          </table:table-cell>
          <table:table-cell office:value-type="string" table:style-name="ce62">
            <text:p>HWALIEN COUNTY</text:p>
          </table:table-cell>
          <table:table-cell office:value-type="float" office:value="0.1925" table:style-name="ce57">
            <text:p>0<text:s/></text:p>
          </table:table-cell>
          <table:table-cell office:value-type="float" office:value="11.55" table:style-name="ce35">
            <text:p>12<text:s/></text:p>
          </table:table-cell>
          <table:table-cell office:value-type="float" office:value="3.2454999999999998" table:style-name="ce57">
            <text:p>3<text:s/></text:p>
          </table:table-cell>
          <table:table-cell office:value-type="float" office:value="243.41249999999999" table:style-name="ce35">
            <text:p>243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.0209999999999999" table:style-name="ce57">
            <text:p>2<text:s/></text:p>
          </table:table-cell>
          <table:table-cell office:value-type="float" office:value="121.26" table:style-name="ce35">
            <text:p>121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57.652700000000003" table:style-name="ce57">
            <text:p>58<text:s/></text:p>
          </table:table-cell>
          <table:table-cell office:value-type="float" office:value="8647.9050000000007" table:style-name="ce35">
            <text:p>8,648<text:s/></text:p>
          </table:table-cell>
          <table:table-cell office:value-type="float" office:value="6" table:style-name="ce57">
            <text:p>6<text:s/></text:p>
          </table:table-cell>
          <table:table-cell office:value-type="float" office:value="300" table:style-name="ce35">
            <text:p>300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澎湖縣</text:p>
          </table:table-cell>
          <table:table-cell office:value-type="string" table:style-name="ce62">
            <text:p>PENGHU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7.7" table:style-name="ce57">
            <text:p>8<text:s/></text:p>
          </table:table-cell>
          <table:table-cell office:value-type="float" office:value="390.39" table:style-name="ce35">
            <text:p>390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基隆市</text:p>
          </table:table-cell>
          <table:table-cell office:value-type="string" table:style-name="ce62">
            <text:p>KEELUNG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1" table:style-name="ce57">
            <text:p>11<text:s/></text:p>
          </table:table-cell>
          <table:table-cell office:value-type="float" office:value="359.7" table:style-name="ce35">
            <text:p>360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新竹市</text:p>
          </table:table-cell>
          <table:table-cell office:value-type="string" table:style-name="ce62">
            <text:p>HSINCHU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3.07" table:style-name="ce57">
            <text:p>13<text:s/></text:p>
          </table:table-cell>
          <table:table-cell office:value-type="float" office:value="731.92" table:style-name="ce35">
            <text:p>732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2.414999999999999" table:style-name="ce57">
            <text:p>22<text:s/></text:p>
          </table:table-cell>
          <table:table-cell office:value-type="float" office:value="4751.9799999999996" table:style-name="ce35">
            <text:p>4,752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嘉義市</text:p>
          </table:table-cell>
          <table:table-cell office:value-type="string" table:style-name="ce62">
            <text:p>CHIAYI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1">
            <text:p>金馬地區</text:p>
          </table:table-cell>
          <table:table-cell office:value-type="string" table:style-name="ce62">
            <text:p>KINMA AREA</text:p>
          </table:table-cell>
          <table:table-cell office:value-type="float" office:value="171.69763" table:formula="of:=  IF(SUM([.C33:.C35])=0;&quot;-&quot;;SUM([.C33:.C35]))" table:style-name="ce57">
            <text:p>172<text:s/></text:p>
          </table:table-cell>
          <table:table-cell office:value-type="float" office:value="4003.1431400000001" table:formula="of:=  IF(SUM([.D33:.D35])=0;&quot;-&quot;;SUM([.D33:.D35]))" table:style-name="ce35">
            <text:p>4,003<text:s/></text:p>
          </table:table-cell>
          <table:table-cell office:value-type="float" office:value="7527.1188099999999" table:formula="of:=  IF(SUM([.E33:.E35])=0;&quot;-&quot;;SUM([.E33:.E35]))" table:style-name="ce57">
            <text:p>7,527<text:s/></text:p>
          </table:table-cell>
          <table:table-cell office:value-type="float" office:value="132823.69542" table:formula="of:=  IF(SUM([.F33:.F35])=0;&quot;-&quot;;SUM([.F33:.F35]))" table:style-name="ce35">
            <text:p>132,824<text:s/></text:p>
          </table:table-cell>
          <table:table-cell office:value-type="float" office:value="1130.6126400000001" table:formula="of:=  IF(SUM([.G33:.G35])=0;&quot;-&quot;;SUM([.G33:.G35]))" table:style-name="ce57">
            <text:p>1,131<text:s/></text:p>
          </table:table-cell>
          <table:table-cell office:value-type="float" office:value="53220.710120000003" table:formula="of:=  IF(SUM([.H33:.H35])=0;&quot;-&quot;;SUM([.H33:.H35]))" table:style-name="ce35">
            <text:p>53,221<text:s/></text:p>
          </table:table-cell>
          <table:table-cell office:value-type="float" office:value="204.08449999999999" table:formula="of:=  IF(SUM([.I33:.I35])=0;&quot;-&quot;;SUM([.I33:.I35]))" table:style-name="ce57">
            <text:p>204<text:s/></text:p>
          </table:table-cell>
          <table:table-cell office:value-type="float" office:value="4171.13195" table:formula="of:=  IF(SUM([.J33:.J35])=0;&quot;-&quot;;SUM([.J33:.J35]))" table:style-name="ce35">
            <text:p>4,171<text:s/></text:p>
          </table:table-cell>
          <table:table-cell office:value-type="float" office:value="54256" table:formula="of:=  IF(SUM([.K33:.K35])=0;&quot;-&quot;;SUM([.K33:.K35]))" table:style-name="ce57">
            <text:p>54,256<text:s/></text:p>
          </table:table-cell>
          <table:table-cell office:value-type="float" office:value="2001706.9471" table:formula="of:=  IF(SUM([.L33:.L35])=0;&quot;-&quot;;SUM([.L33:.L35]))" table:style-name="ce35">
            <text:p>2,001,707<text:s/></text:p>
          </table:table-cell>
          <table:table-cell office:value-type="string" office:string-value="-" table:formula="of:=  IF(SUM([.M33:.M35])=0;&quot;-&quot;;SUM([.M33:.M35]))" table:style-name="ce57">
            <text:p>-</text:p>
          </table:table-cell>
          <table:table-cell office:value-type="string" office:string-value="-" table:formula="of:=  IF(SUM([.N33:.N35])=0;&quot;-&quot;;SUM([.N33:.N35]))" table:style-name="ce35">
            <text:p>-</text:p>
          </table:table-cell>
          <table:table-cell office:value-type="string" office:string-value="-" table:formula="of:=  IF(SUM([.O33:.O35])=0;&quot;-&quot;;SUM([.O33:.O35]))" table:style-name="ce57">
            <text:p>-</text:p>
          </table:table-cell>
          <table:table-cell office:value-type="string" office:string-value="-" table:formula="of:=  IF(SUM([.P33:.P35])=0;&quot;-&quot;;SUM([.P33:.P35]))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金門縣</text:p>
          </table:table-cell>
          <table:table-cell office:value-type="string" table:style-name="ce62">
            <text:p>KINMEN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5.0510000000000002" table:style-name="ce57">
            <text:p>5<text:s/></text:p>
          </table:table-cell>
          <table:table-cell office:value-type="float" office:value="404.08" table:style-name="ce35">
            <text:p>404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連江縣</text:p>
          </table:table-cell>
          <table:table-cell office:value-type="string" table:style-name="ce62">
            <text:p>LIANJIANG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4">
            <text:p>國外基地</text:p>
          </table:table-cell>
          <table:table-cell office:value-type="string" table:style-name="ce65">
            <text:p>OVERSEAS LANDING</text:p>
          </table:table-cell>
          <table:table-cell office:value-type="float" office:value="171.69763" table:style-name="ce58">
            <text:p>172<text:s/></text:p>
          </table:table-cell>
          <table:table-cell office:value-type="float" office:value="4003.1431400000001" table:style-name="ce54">
            <text:p>4,003<text:s/></text:p>
          </table:table-cell>
          <table:table-cell office:value-type="float" office:value="7527.1188099999999" table:style-name="ce58">
            <text:p>7,527<text:s/></text:p>
          </table:table-cell>
          <table:table-cell office:value-type="float" office:value="132823.69542" table:style-name="ce54">
            <text:p>132,824<text:s/></text:p>
          </table:table-cell>
          <table:table-cell office:value-type="float" office:value="1130.6126400000001" table:style-name="ce58">
            <text:p>1,131<text:s/></text:p>
          </table:table-cell>
          <table:table-cell office:value-type="float" office:value="53220.710120000003" table:style-name="ce54">
            <text:p>53,221<text:s/></text:p>
          </table:table-cell>
          <table:table-cell office:value-type="float" office:value="199.0335" table:style-name="ce58">
            <text:p>199<text:s/></text:p>
          </table:table-cell>
          <table:table-cell office:value-type="float" office:value="3767.05195" table:style-name="ce54">
            <text:p>3,767<text:s/></text:p>
          </table:table-cell>
          <table:table-cell office:value-type="float" office:value="54256" table:style-name="ce58">
            <text:p>54,256<text:s/></text:p>
          </table:table-cell>
          <table:table-cell office:value-type="float" office:value="2001706.9471" table:style-name="ce54">
            <text:p>2,001,707<text:s/>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table:number-columns-repeated="16368" table:style-name="ce24"/>
        </table:table-row>
        <table:table-row table:style-name="ro2">
          <table:table-cell office:value-type="string" table:number-columns-spanned="6" table:number-rows-spanned="1" table:style-name="ce71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72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42"/>
        </table:table-row>
        <table:table-row table:style-name="ro3">
          <table:table-cell table:number-columns-repeated="2" table:style-name="ce42"/>
          <table:table-cell table:number-columns-repeated="2" table:style-name="ce39"/>
          <table:table-cell table:number-columns-repeated="16380" table:style-name="ce24"/>
        </table:table-row>
        <table:table-row table:number-rows-repeated="1048539" table:style-name="ro3">
          <table:table-cell table:number-columns-repeated="16384"/>
        </table:table-row>
      </table:table>
      <table:table table:name="漁業生產量值-漁業種類別魚類別生產量值12" table:style-name="ta1">
        <table:table-column table:style-name="co1" table:default-cell-style-name="ce42"/>
        <table:table-column table:style-name="co2" table:default-cell-style-name="ce42"/>
        <table:table-column table:style-name="co3" table:default-cell-style-name="ce19"/>
        <table:table-column table:style-name="co5" table:default-cell-style-name="ce19"/>
        <table:table-column table:style-name="co3" table:default-cell-style-name="ce19"/>
        <table:table-column table:style-name="co5" table:default-cell-style-name="ce19"/>
        <table:table-column table:style-name="co3" table:default-cell-style-name="ce19"/>
        <table:table-column table:style-name="co5" table:default-cell-style-name="ce19"/>
        <table:table-column table:style-name="co3" table:default-cell-style-name="ce19"/>
        <table:table-column table:style-name="co5" table:default-cell-style-name="ce19"/>
        <table:table-column table:style-name="co3" table:default-cell-style-name="ce19"/>
        <table:table-column table:style-name="co5" table:default-cell-style-name="ce19"/>
        <table:table-column table:style-name="co3" table:default-cell-style-name="ce19"/>
        <table:table-column table:style-name="co5" table:default-cell-style-name="ce19"/>
        <table:table-column table:style-name="co3" table:default-cell-style-name="ce19"/>
        <table:table-column table:style-name="co5" table:default-cell-style-name="ce19"/>
        <table:table-column table:style-name="co3" table:default-cell-style-name="ce19"/>
        <table:table-column table:style-name="co6" table:number-columns-repeated="16367" table:default-cell-style-name="ce19"/>
        <table:table-row table:style-name="ro1">
          <table:table-cell office:value-type="string" table:number-columns-spanned="3" table:number-rows-spanned="1" table:style-name="ce85">
            <text:p>7‧漁業生產量</text:p>
          </table:table-cell>
          <table:covered-table-cell table:number-columns-repeated="2"/>
          <table:table-cell table:number-columns-repeated="6" table:style-name="ce42"/>
          <table:table-cell office:value-type="string" table:style-name="ce42">
            <text:p>7‧FISHERIES PRODUCTION</text:p>
          </table:table-cell>
          <table:table-cell table:number-columns-repeated="16374" table:style-name="ce42"/>
        </table:table-row>
        <table:table-row table:style-name="ro1">
          <table:table-cell table:number-columns-repeated="4" table:style-name="ce42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42"/>
          <table:table-cell table:number-columns-repeated="2" table:style-name="ce3"/>
          <table:table-cell table:number-columns-repeated="2" table:style-name="ce42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42"/>
        </table:table-row>
        <table:table-row table:style-name="ro1">
          <table:table-cell table:style-name="ce42">
            <draw:custom-shape svg:x="0in" svg:y="0.20833in" svg:width="1.55027in" svg:height="1.25in" draw:z-index="1" draw:id="id12" draw:style-name="a12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3" table:number-rows-spanned="1" table:style-name="ce87">
            <text:p>(3) 縣市別魚類別生產量值(續)</text:p>
          </table:table-cell>
          <table:covered-table-cell table:number-columns-repeated="2"/>
          <table:table-cell table:style-name="ce42"/>
          <table:table-cell office:value-type="string" table:style-name="ce43">
            <text:p>價值：新臺幣千元</text:p>
          </table:table-cell>
          <table:table-cell table:style-name="ce42"/>
          <table:table-cell table:style-name="ce43"/>
          <table:table-cell office:value-type="string" table:style-name="ce43">
            <text:p>(3) By type of district by species(Continued)</text:p>
          </table:table-cell>
          <table:table-cell table:number-columns-repeated="3" table:style-name="ce42"/>
          <table:table-cell office:value-type="string" table:style-name="ce13">
            <text:p>Value：Thousand NT $</text:p>
          </table:table-cell>
          <table:table-cell table:number-columns-repeated="16371" table:style-name="ce42"/>
        </table:table-row>
        <table:table-row table:style-name="ro1">
          <table:table-cell office:value-type="string" table:number-columns-spanned="2" table:number-rows-spanned="3" table:style-name="ce90">
            <text:p><text:s text:c="20"/><text:span text:style-name="T2">魚類別</text:span></text:p>
            <text:p><text:span text:style-name="T2"><text:s text:c="20"/>Species</text:span></text:p>
          </table:table-cell>
          <table:covered-table-cell/>
          <table:table-cell office:value-type="string" table:number-columns-spanned="14" table:number-rows-spanned="1" table:style-name="ce208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1">
          <table:covered-table-cell/>
          <table:covered-table-cell/>
          <table:table-cell table:style-name="ce16"/>
          <table:table-cell table:style-name="ce17"/>
          <table:table-cell office:value-type="string" table:number-columns-spanned="10" table:number-rows-spanned="1" table:style-name="ce189">
            <text:p>頭 <text:s text:c="3"/>足 <text:s text:c="3"/>類</text:p>
          </table:table-cell>
          <table:covered-table-cell table:number-columns-repeated="9"/>
          <table:table-cell office:value-type="string" table:number-columns-spanned="2" table:number-rows-spanned="1" table:style-name="ce189">
            <text:p>甲 <text:s text:c="11"/>殼 <text:s text:c="11"/>類</text:p>
          </table:table-cell>
          <table:covered-table-cell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number-columns-spanned="2" table:number-rows-spanned="1" table:style-name="ce190">
            <text:p>其他海水魚類</text:p>
          </table:table-cell>
          <table:covered-table-cell/>
          <table:table-cell office:value-type="string" table:number-columns-spanned="2" table:number-rows-spanned="1" table:style-name="ce199">
            <text:p>小計</text:p>
          </table:table-cell>
          <table:covered-table-cell/>
          <table:table-cell office:value-type="string" table:number-columns-spanned="2" table:number-rows-spanned="1" table:style-name="ce199">
            <text:p>阿根廷魷</text:p>
          </table:table-cell>
          <table:covered-table-cell/>
          <table:table-cell office:value-type="string" table:number-columns-spanned="2" table:number-rows-spanned="1" table:style-name="ce199">
            <text:p>美洲大赤魷</text:p>
          </table:table-cell>
          <table:covered-table-cell/>
          <table:table-cell office:value-type="string" table:number-columns-spanned="2" table:number-rows-spanned="1" table:style-name="ce199">
            <text:p>鎖管</text:p>
          </table:table-cell>
          <table:covered-table-cell/>
          <table:table-cell office:value-type="string" table:number-columns-spanned="2" table:number-rows-spanned="1" table:style-name="ce199">
            <text:p>其他</text:p>
          </table:table-cell>
          <table:covered-table-cell/>
          <table:table-cell office:value-type="string" table:number-columns-spanned="2" table:number-rows-spanned="1" table:style-name="ce193">
            <text:p>小計</text:p>
          </table:table-cell>
          <table:covered-table-cell/>
          <table:table-cell table:number-columns-repeated="16368"/>
        </table:table-row>
        <table:table-row table:style-name="ro1">
          <table:table-cell office:value-type="string" table:number-columns-spanned="2" table:number-rows-spanned="3" table:style-name="ce197">
            <text:p>縣市別</text:p>
            <text:p>District</text:p>
          </table:table-cell>
          <table:covered-table-cell/>
          <table:table-cell office:value-type="string" table:number-columns-spanned="2" table:number-rows-spanned="1" table:style-name="ce186">
            <text:p>62999</text:p>
          </table:table-cell>
          <table:covered-table-cell/>
          <table:table-cell office:value-type="string" table:number-columns-spanned="2" table:number-rows-spanned="1" table:style-name="ce178">
            <text:p>Sub Total</text:p>
          </table:table-cell>
          <table:covered-table-cell/>
          <table:table-cell office:value-type="string" table:number-columns-spanned="2" table:number-rows-spanned="1" table:style-name="ce178">
            <text:p>63101</text:p>
          </table:table-cell>
          <table:covered-table-cell/>
          <table:table-cell office:value-type="string" table:number-columns-spanned="2" table:number-rows-spanned="1" table:style-name="ce178">
            <text:p>63102</text:p>
          </table:table-cell>
          <table:covered-table-cell/>
          <table:table-cell office:value-type="string" table:number-columns-spanned="2" table:number-rows-spanned="1" table:style-name="ce178">
            <text:p>63201</text:p>
          </table:table-cell>
          <table:covered-table-cell/>
          <table:table-cell office:value-type="string" table:number-columns-spanned="2" table:number-rows-spanned="1" table:style-name="ce200">
            <text:p>63ZZZ</text:p>
          </table:table-cell>
          <table:covered-table-cell/>
          <table:table-cell office:value-type="string" table:number-columns-spanned="2" table:number-rows-spanned="1" table:style-name="ce186">
            <text:p>Sub Total</text:p>
          </table:table-cell>
          <table:covered-table-cell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office:value-type="string" table:style-name="ce21">
            <text:p>產量</text:p>
          </table:table-cell>
          <table:table-cell office:value-type="string" table:style-name="ce48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23">
            <text:p>Quantity</text:p>
          </table:table-cell>
          <table:table-cell office:value-type="string" table:style-name="ce49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table:number-columns-repeated="16368"/>
        </table:table-row>
        <table:table-row table:style-name="ro1">
          <table:table-cell office:value-type="string" table:style-name="ce61">
            <text:p>總計</text:p>
          </table:table-cell>
          <table:table-cell office:value-type="string" table:style-name="ce62">
            <text:p>GRAND TOTAL</text:p>
          </table:table-cell>
          <table:table-cell office:value-type="float" office:value="25946.193800000001" table:formula="of:=  IF(SUM([.C11];[.C32])=0;&quot;-&quot;;SUM([.C11];[.C32]))" table:style-name="ce56">
            <text:p>25,946<text:s/></text:p>
          </table:table-cell>
          <table:table-cell office:value-type="float" office:value="2736973.9528800002" table:formula="of:=  IF(SUM([.D11];[.D32])=0;&quot;-&quot;;SUM([.D11];[.D32]))" table:style-name="ce53">
            <text:p>2,736,974<text:s/></text:p>
          </table:table-cell>
          <table:table-cell office:value-type="float" office:value="33436.11131" table:formula="of:=  IF(SUM([.G10];[.I10];[.K10];[.M10])=0;&quot;-&quot;;SUM([.G10];[.I10];[.K10];[.M10]))" table:style-name="ce56">
            <text:p>33,436<text:s/></text:p>
          </table:table-cell>
          <table:table-cell office:value-type="float" office:value="2427028.3354799999" table:formula="of:=  IF(SUM([.H10];[.J10];[.L10];[.N10])=0;&quot;-&quot;;SUM([.H10];[.J10];[.L10];[.N10]))" table:style-name="ce53">
            <text:p>2,427,028<text:s/></text:p>
          </table:table-cell>
          <table:table-cell office:value-type="float" office:value="12838.00001" table:formula="of:=  IF(SUM([.G11];[.G32])=0;&quot;-&quot;;SUM([.G11];[.G32]))" table:style-name="ce56">
            <text:p>12,838<text:s/></text:p>
          </table:table-cell>
          <table:table-cell office:value-type="float" office:value="950012.00074000005" table:formula="of:=  IF(SUM([.H11];[.H32])=0;&quot;-&quot;;SUM([.H11];[.H32]))" table:style-name="ce53">
            <text:p>950,012<text:s/></text:p>
          </table:table-cell>
          <table:table-cell office:value-type="float" office:value="12989.000029999999" table:formula="of:=  IF(SUM([.I11];[.I32])=0;&quot;-&quot;;SUM([.I11];[.I32]))" table:style-name="ce56">
            <text:p>12,989<text:s/></text:p>
          </table:table-cell>
          <table:table-cell office:value-type="float" office:value="558527.00129000004" table:formula="of:=  IF(SUM([.J11];[.J32])=0;&quot;-&quot;;SUM([.J11];[.J32]))" table:style-name="ce53">
            <text:p>558,527<text:s/></text:p>
          </table:table-cell>
          <table:table-cell office:value-type="float" office:value="3354.6225600000002" table:formula="of:=  IF(SUM([.K11];[.K32])=0;&quot;-&quot;;SUM([.K11];[.K32]))" table:style-name="ce56">
            <text:p>3,355<text:s/></text:p>
          </table:table-cell>
          <table:table-cell office:value-type="float" office:value="612067.25297999987" table:formula="of:=  IF(SUM([.L11];[.L32])=0;&quot;-&quot;;SUM([.L11];[.L32]))" table:style-name="ce53">
            <text:p>612,067<text:s/></text:p>
          </table:table-cell>
          <table:table-cell office:value-type="float" office:value="4254.4887099999996" table:formula="of:=  IF(SUM([.M11];[.M32])=0;&quot;-&quot;;SUM([.M11];[.M32]))" table:style-name="ce56">
            <text:p>4,254<text:s/></text:p>
          </table:table-cell>
          <table:table-cell office:value-type="float" office:value="306422.08046999993" table:formula="of:=  IF(SUM([.N11];[.N32])=0;&quot;-&quot;;SUM([.N11];[.N32]))" table:style-name="ce53">
            <text:p>306,422<text:s/></text:p>
          </table:table-cell>
          <table:table-cell office:value-type="float" office:value="31011.710530000004" table:formula="of:=  IF(SUM(['漁業生產量值-漁業種類別魚類別生產量值13'.C10];['漁業生產量值-漁業種類別魚類別生產量值13'.E10];['漁業生產量值-漁業種類別魚類別生產量值13'.G10];['漁業生產量值-漁業種類別魚類別生產量值13'.I10];['漁業生產量值-漁業種類別魚類別生產量值13'.K10];['漁業生產量值-漁業種類別魚類別生產量值13'.M10];['漁業生產量值-漁業種類別魚類別生產量值13'.O10];['漁業生產量值-漁業種類別魚類別生產量值14'.C10];['漁業生產量值-漁業種類別魚類別生產量值14'.E10];['漁業生產量值-漁業種類別魚類別生產量值14'.G10];['漁業生產量值-漁業種類別魚類別生產量值14'.I10])=0;&quot;-&quot;;SUM(['漁業生產量值-漁業種類別魚類別生產量值13'.C10];['漁業生產量值-漁業種類別魚類別生產量值13'.E10];['漁業生產量值-漁業種類別魚類別生產量值13'.G10];['漁業生產量值-漁業種類別魚類別生產量值13'.I10];['漁業生產量值-漁業種類別魚類別生產量值13'.K10];['漁業生產量值-漁業種類別魚類別生產量值13'.M10];['漁業生產量值-漁業種類別魚類別生產量值13'.O10];['漁業生產量值-漁業種類別魚類別生產量值14'.C10];['漁業生產量值-漁業種類別魚類別生產量值14'.E10];['漁業生產量值-漁業種類別魚類別生產量值14'.G10];['漁業生產量值-漁業種類別魚類別生產量值14'.I10]))" table:style-name="ce56">
            <text:p>31,012<text:s/></text:p>
          </table:table-cell>
          <table:table-cell office:value-type="float" office:value="6942816.7559200004" table:formula="of:=  IF(SUM(['漁業生產量值-漁業種類別魚類別生產量值13'.D10];['漁業生產量值-漁業種類別魚類別生產量值13'.F10];['漁業生產量值-漁業種類別魚類別生產量值13'.H10];['漁業生產量值-漁業種類別魚類別生產量值13'.J10];['漁業生產量值-漁業種類別魚類別生產量值13'.L10];['漁業生產量值-漁業種類別魚類別生產量值13'.N10];['漁業生產量值-漁業種類別魚類別生產量值13'.P10];['漁業生產量值-漁業種類別魚類別生產量值14'.D10];['漁業生產量值-漁業種類別魚類別生產量值14'.F10];['漁業生產量值-漁業種類別魚類別生產量值14'.H10];['漁業生產量值-漁業種類別魚類別生產量值14'.J10])=0;&quot;-&quot;;SUM(['漁業生產量值-漁業種類別魚類別生產量值13'.D10];['漁業生產量值-漁業種類別魚類別生產量值13'.F10];['漁業生產量值-漁業種類別魚類別生產量值13'.H10];['漁業生產量值-漁業種類別魚類別生產量值13'.J10];['漁業生產量值-漁業種類別魚類別生產量值13'.L10];['漁業生產量值-漁業種類別魚類別生產量值13'.N10];['漁業生產量值-漁業種類別魚類別生產量值13'.P10];['漁業生產量值-漁業種類別魚類別生產量值14'.D10];['漁業生產量值-漁業種類別魚類別生產量值14'.F10];['漁業生產量值-漁業種類別魚類別生產量值14'.H10];['漁業生產量值-漁業種類別魚類別生產量值14'.J10]))" table:style-name="ce32">
            <text:p>6,942,817<text:s/></text:p>
          </table:table-cell>
          <table:table-cell table:number-columns-repeated="16368"/>
        </table:table-row>
        <table:table-row table:style-name="ro1">
          <table:table-cell office:value-type="string" table:style-name="ce61">
            <text:p>臺灣地區</text:p>
          </table:table-cell>
          <table:table-cell office:value-type="string" table:style-name="ce62">
            <text:p>TAIWAN AREA</text:p>
          </table:table-cell>
          <table:table-cell office:value-type="float" office:value="17821.629120000001" table:formula="of:=  IF(SUM([.C12:.C31])=0;&quot;-&quot;;SUM([.C12:.C31]))" table:style-name="ce57">
            <text:p>17,822<text:s/></text:p>
          </table:table-cell>
          <table:table-cell office:value-type="float" office:value="2381268.8218100001" table:formula="of:=  IF(SUM([.D12:.D31])=0;&quot;-&quot;;SUM([.D12:.D31]))" table:style-name="ce35">
            <text:p>2,381,269<text:s/></text:p>
          </table:table-cell>
          <table:table-cell office:value-type="float" office:value="33394.078309999997" table:formula="of:=  IF(SUM([.G11];[.I11];[.K11];[.M11])=0;&quot;-&quot;;SUM([.G11];[.I11];[.K11];[.M11]))" table:style-name="ce57">
            <text:p>33,394<text:s/></text:p>
          </table:table-cell>
          <table:table-cell office:value-type="float" office:value="2423574.9804400001" table:formula="of:=  IF(SUM([.H11];[.J11];[.L11];[.N11])=0;&quot;-&quot;;SUM([.H11];[.J11];[.L11];[.N11]))" table:style-name="ce35">
            <text:p>2,423,575<text:s/></text:p>
          </table:table-cell>
          <table:table-cell office:value-type="float" office:value="12838.00001" table:formula="of:=  IF(SUM([.G12:.G31])=0;&quot;-&quot;;SUM([.G12:.G31]))" table:style-name="ce57">
            <text:p>12,838<text:s/></text:p>
          </table:table-cell>
          <table:table-cell office:value-type="float" office:value="950012.00074000005" table:formula="of:=  IF(SUM([.H12:.H31])=0;&quot;-&quot;;SUM([.H12:.H31]))" table:style-name="ce35">
            <text:p>950,012<text:s/></text:p>
          </table:table-cell>
          <table:table-cell office:value-type="float" office:value="12989.000029999999" table:formula="of:=  IF(SUM([.I12:.I31])=0;&quot;-&quot;;SUM([.I12:.I31]))" table:style-name="ce57">
            <text:p>12,989<text:s/></text:p>
          </table:table-cell>
          <table:table-cell office:value-type="float" office:value="558527.00129000004" table:formula="of:=  IF(SUM([.J12:.J31])=0;&quot;-&quot;;SUM([.J12:.J31]))" table:style-name="ce35">
            <text:p>558,527<text:s/></text:p>
          </table:table-cell>
          <table:table-cell office:value-type="float" office:value="3343.5895600000003" table:formula="of:=  IF(SUM([.K12:.K31])=0;&quot;-&quot;;SUM([.K12:.K31]))" table:style-name="ce57">
            <text:p>3,344<text:s/></text:p>
          </table:table-cell>
          <table:table-cell office:value-type="float" office:value="610743.29297999991" table:formula="of:=  IF(SUM([.L12:.L31])=0;&quot;-&quot;;SUM([.L12:.L31]))" table:style-name="ce35">
            <text:p>610,743<text:s/></text:p>
          </table:table-cell>
          <table:table-cell office:value-type="float" office:value="4223.4887099999996" table:formula="of:=  IF(SUM([.M12:.M31])=0;&quot;-&quot;;SUM([.M12:.M31]))" table:style-name="ce57">
            <text:p>4,223<text:s/></text:p>
          </table:table-cell>
          <table:table-cell office:value-type="float" office:value="304292.68542999995" table:formula="of:=  IF(SUM([.N12:.N31])=0;&quot;-&quot;;SUM([.N12:.N31]))" table:style-name="ce35">
            <text:p>304,293<text:s/></text:p>
          </table:table-cell>
          <table:table-cell office:value-type="float" office:value="30973.660030000006" table:formula="of:=  IF(SUM(['漁業生產量值-漁業種類別魚類別生產量值13'.C11];['漁業生產量值-漁業種類別魚類別生產量值13'.E11];['漁業生產量值-漁業種類別魚類別生產量值13'.G11];['漁業生產量值-漁業種類別魚類別生產量值13'.I11];['漁業生產量值-漁業種類別魚類別生產量值13'.K11];['漁業生產量值-漁業種類別魚類別生產量值13'.M11];['漁業生產量值-漁業種類別魚類別生產量值13'.O11];['漁業生產量值-漁業種類別魚類別生產量值14'.C11];['漁業生產量值-漁業種類別魚類別生產量值14'.E11];['漁業生產量值-漁業種類別魚類別生產量值14'.G11];['漁業生產量值-漁業種類別魚類別生產量值14'.I11])=0;&quot;-&quot;;SUM(['漁業生產量值-漁業種類別魚類別生產量值13'.C11];['漁業生產量值-漁業種類別魚類別生產量值13'.E11];['漁業生產量值-漁業種類別魚類別生產量值13'.G11];['漁業生產量值-漁業種類別魚類別生產量值13'.I11];['漁業生產量值-漁業種類別魚類別生產量值13'.K11];['漁業生產量值-漁業種類別魚類別生產量值13'.M11];['漁業生產量值-漁業種類別魚類別生產量值13'.O11];['漁業生產量值-漁業種類別魚類別生產量值14'.C11];['漁業生產量值-漁業種類別魚類別生產量值14'.E11];['漁業生產量值-漁業種類別魚類別生產量值14'.G11];['漁業生產量值-漁業種類別魚類別生產量值14'.I11]))" table:style-name="ce57">
            <text:p>30,974<text:s/></text:p>
          </table:table-cell>
          <table:table-cell office:value-type="float" office:value="6931132.4509200007" table:formula="of:=  IF(SUM(['漁業生產量值-漁業種類別魚類別生產量值13'.D11];['漁業生產量值-漁業種類別魚類別生產量值13'.F11];['漁業生產量值-漁業種類別魚類別生產量值13'.H11];['漁業生產量值-漁業種類別魚類別生產量值13'.J11];['漁業生產量值-漁業種類別魚類別生產量值13'.L11];['漁業生產量值-漁業種類別魚類別生產量值13'.N11];['漁業生產量值-漁業種類別魚類別生產量值13'.P11];['漁業生產量值-漁業種類別魚類別生產量值14'.D11];['漁業生產量值-漁業種類別魚類別生產量值14'.F11];['漁業生產量值-漁業種類別魚類別生產量值14'.H11];['漁業生產量值-漁業種類別魚類別生產量值14'.J11])=0;&quot;-&quot;;SUM(['漁業生產量值-漁業種類別魚類別生產量值13'.D11];['漁業生產量值-漁業種類別魚類別生產量值13'.F11];['漁業生產量值-漁業種類別魚類別生產量值13'.H11];['漁業生產量值-漁業種類別魚類別生產量值13'.J11];['漁業生產量值-漁業種類別魚類別生產量值13'.L11];['漁業生產量值-漁業種類別魚類別生產量值13'.N11];['漁業生產量值-漁業種類別魚類別生產量值13'.P11];['漁業生產量值-漁業種類別魚類別生產量值14'.D11];['漁業生產量值-漁業種類別魚類別生產量值14'.F11];['漁業生產量值-漁業種類別魚類別生產量值14'.H11];['漁業生產量值-漁業種類別魚類別生產量值14'.J11]))" table:style-name="ce26">
            <text:p>6,931,132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新北市</text:p>
          </table:table-cell>
          <table:table-cell office:value-type="string" table:style-name="ce62">
            <text:p>NEW TAIPEI CITY</text:p>
          </table:table-cell>
          <table:table-cell office:value-type="float" office:value="1507.2850000000001" table:style-name="ce57">
            <text:p>1,507<text:s/></text:p>
          </table:table-cell>
          <table:table-cell office:value-type="float" office:value="485212.375" table:style-name="ce35">
            <text:p>485,212<text:s/></text:p>
          </table:table-cell>
          <table:table-cell office:value-type="float" office:value="2450.7820000000002" table:formula="of:=  IF(SUM([.G12];[.I12];[.K12];[.M12])=0;&quot;-&quot;;SUM([.G12];[.I12];[.K12];[.M12]))" table:style-name="ce57">
            <text:p>2,451<text:s/></text:p>
          </table:table-cell>
          <table:table-cell office:value-type="float" office:value="456285.70418" table:formula="of:=  IF(SUM([.H12];[.J12];[.L12];[.N12])=0;&quot;-&quot;;SUM([.H12];[.J12];[.L12];[.N12]))" table:style-name="ce35">
            <text:p>456,286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385.482" table:style-name="ce57">
            <text:p>2,385<text:s/></text:p>
          </table:table-cell>
          <table:table-cell office:value-type="float" office:value="443692.50417999999" table:style-name="ce35">
            <text:p>443,693<text:s/></text:p>
          </table:table-cell>
          <table:table-cell office:value-type="float" office:value="65.3" table:style-name="ce57">
            <text:p>65<text:s/></text:p>
          </table:table-cell>
          <table:table-cell office:value-type="float" office:value="12593.199999999999" table:style-name="ce35">
            <text:p>12,593<text:s/></text:p>
          </table:table-cell>
          <table:table-cell office:value-type="float" office:value="546.89" table:formula="of:=  IF(SUM(['漁業生產量值-漁業種類別魚類別生產量值13'.C12];['漁業生產量值-漁業種類別魚類別生產量值13'.E12];['漁業生產量值-漁業種類別魚類別生產量值13'.G12];['漁業生產量值-漁業種類別魚類別生產量值13'.I12];['漁業生產量值-漁業種類別魚類別生產量值13'.K12];['漁業生產量值-漁業種類別魚類別生產量值13'.M12];['漁業生產量值-漁業種類別魚類別生產量值13'.O12];['漁業生產量值-漁業種類別魚類別生產量值14'.C12];['漁業生產量值-漁業種類別魚類別生產量值14'.E12];['漁業生產量值-漁業種類別魚類別生產量值14'.G12];['漁業生產量值-漁業種類別魚類別生產量值14'.I12])=0;&quot;-&quot;;SUM(['漁業生產量值-漁業種類別魚類別生產量值13'.C12];['漁業生產量值-漁業種類別魚類別生產量值13'.E12];['漁業生產量值-漁業種類別魚類別生產量值13'.G12];['漁業生產量值-漁業種類別魚類別生產量值13'.I12];['漁業生產量值-漁業種類別魚類別生產量值13'.K12];['漁業生產量值-漁業種類別魚類別生產量值13'.M12];['漁業生產量值-漁業種類別魚類別生產量值13'.O12];['漁業生產量值-漁業種類別魚類別生產量值14'.C12];['漁業生產量值-漁業種類別魚類別生產量值14'.E12];['漁業生產量值-漁業種類別魚類別生產量值14'.G12];['漁業生產量值-漁業種類別魚類別生產量值14'.I12]))" table:style-name="ce57">
            <text:p>547<text:s/></text:p>
          </table:table-cell>
          <table:table-cell office:value-type="float" office:value="188788.65000000002" table:formula="of:=  IF(SUM(['漁業生產量值-漁業種類別魚類別生產量值13'.D12];['漁業生產量值-漁業種類別魚類別生產量值13'.F12];['漁業生產量值-漁業種類別魚類別生產量值13'.H12];['漁業生產量值-漁業種類別魚類別生產量值13'.J12];['漁業生產量值-漁業種類別魚類別生產量值13'.L12];['漁業生產量值-漁業種類別魚類別生產量值13'.N12];['漁業生產量值-漁業種類別魚類別生產量值13'.P12];['漁業生產量值-漁業種類別魚類別生產量值14'.D12];['漁業生產量值-漁業種類別魚類別生產量值14'.F12];['漁業生產量值-漁業種類別魚類別生產量值14'.H12];['漁業生產量值-漁業種類別魚類別生產量值14'.J12])=0;&quot;-&quot;;SUM(['漁業生產量值-漁業種類別魚類別生產量值13'.D12];['漁業生產量值-漁業種類別魚類別生產量值13'.F12];['漁業生產量值-漁業種類別魚類別生產量值13'.H12];['漁業生產量值-漁業種類別魚類別生產量值13'.J12];['漁業生產量值-漁業種類別魚類別生產量值13'.L12];['漁業生產量值-漁業種類別魚類別生產量值13'.N12];['漁業生產量值-漁業種類別魚類別生產量值13'.P12];['漁業生產量值-漁業種類別魚類別生產量值14'.D12];['漁業生產量值-漁業種類別魚類別生產量值14'.F12];['漁業生產量值-漁業種類別魚類別生產量值14'.H12];['漁業生產量值-漁業種類別魚類別生產量值14'.J12]))" table:style-name="ce26">
            <text:p>188,789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北市</text:p>
          </table:table-cell>
          <table:table-cell office:value-type="string" table:style-name="ce62">
            <text:p>TAIPEI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office:string-value="-" table:formula="of:=  IF(SUM([.G13];[.I13];[.K13];[.M13])=0;&quot;-&quot;;SUM([.G13];[.I13];[.K13];[.M13]))" table:style-name="ce57">
            <text:p>-</text:p>
          </table:table-cell>
          <table:table-cell office:value-type="string" office:string-value="-" table:formula="of:=  IF(SUM([.H13];[.J13];[.L13];[.N13])=0;&quot;-&quot;;SUM([.H13];[.J13];[.L13];[.N13]))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office:string-value="-" table:formula="of:=  IF(SUM(['漁業生產量值-漁業種類別魚類別生產量值13'.C13];['漁業生產量值-漁業種類別魚類別生產量值13'.E13];['漁業生產量值-漁業種類別魚類別生產量值13'.G13];['漁業生產量值-漁業種類別魚類別生產量值13'.I13];['漁業生產量值-漁業種類別魚類別生產量值13'.K13];['漁業生產量值-漁業種類別魚類別生產量值13'.M13];['漁業生產量值-漁業種類別魚類別生產量值13'.O13];['漁業生產量值-漁業種類別魚類別生產量值14'.C13];['漁業生產量值-漁業種類別魚類別生產量值14'.E13];['漁業生產量值-漁業種類別魚類別生產量值14'.G13];['漁業生產量值-漁業種類別魚類別生產量值14'.I13])=0;&quot;-&quot;;SUM(['漁業生產量值-漁業種類別魚類別生產量值13'.C13];['漁業生產量值-漁業種類別魚類別生產量值13'.E13];['漁業生產量值-漁業種類別魚類別生產量值13'.G13];['漁業生產量值-漁業種類別魚類別生產量值13'.I13];['漁業生產量值-漁業種類別魚類別生產量值13'.K13];['漁業生產量值-漁業種類別魚類別生產量值13'.M13];['漁業生產量值-漁業種類別魚類別生產量值13'.O13];['漁業生產量值-漁業種類別魚類別生產量值14'.C13];['漁業生產量值-漁業種類別魚類別生產量值14'.E13];['漁業生產量值-漁業種類別魚類別生產量值14'.G13];['漁業生產量值-漁業種類別魚類別生產量值14'.I13]))" table:style-name="ce57">
            <text:p>-</text:p>
          </table:table-cell>
          <table:table-cell office:value-type="string" office:string-value="-" table:formula="of:=  IF(SUM(['漁業生產量值-漁業種類別魚類別生產量值13'.D13];['漁業生產量值-漁業種類別魚類別生產量值13'.F13];['漁業生產量值-漁業種類別魚類別生產量值13'.H13];['漁業生產量值-漁業種類別魚類別生產量值13'.J13];['漁業生產量值-漁業種類別魚類別生產量值13'.L13];['漁業生產量值-漁業種類別魚類別生產量值13'.N13];['漁業生產量值-漁業種類別魚類別生產量值13'.P13];['漁業生產量值-漁業種類別魚類別生產量值14'.D13];['漁業生產量值-漁業種類別魚類別生產量值14'.F13];['漁業生產量值-漁業種類別魚類別生產量值14'.H13];['漁業生產量值-漁業種類別魚類別生產量值14'.J13])=0;&quot;-&quot;;SUM(['漁業生產量值-漁業種類別魚類別生產量值13'.D13];['漁業生產量值-漁業種類別魚類別生產量值13'.F13];['漁業生產量值-漁業種類別魚類別生產量值13'.H13];['漁業生產量值-漁業種類別魚類別生產量值13'.J13];['漁業生產量值-漁業種類別魚類別生產量值13'.L13];['漁業生產量值-漁業種類別魚類別生產量值13'.N13];['漁業生產量值-漁業種類別魚類別生產量值13'.P13];['漁業生產量值-漁業種類別魚類別生產量值14'.D13];['漁業生產量值-漁業種類別魚類別生產量值14'.F13];['漁業生產量值-漁業種類別魚類別生產量值14'.H13];['漁業生產量值-漁業種類別魚類別生產量值14'.J13]))" table:style-name="ce26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桃園市</text:p>
          </table:table-cell>
          <table:table-cell office:value-type="string" table:style-name="ce62">
            <text:p>TAOYUAN CITY</text:p>
          </table:table-cell>
          <table:table-cell office:value-type="float" office:value="2.0773999999999999" table:style-name="ce57">
            <text:p>2<text:s/></text:p>
          </table:table-cell>
          <table:table-cell office:value-type="float" office:value="1589.211" table:style-name="ce35">
            <text:p>1,589<text:s/></text:p>
          </table:table-cell>
          <table:table-cell office:value-type="float" office:value="2.9670000000000001" table:formula="of:=  IF(SUM([.G14];[.I14];[.K14];[.M14])=0;&quot;-&quot;;SUM([.G14];[.I14];[.K14];[.M14]))" table:style-name="ce57">
            <text:p>3<text:s/></text:p>
          </table:table-cell>
          <table:table-cell office:value-type="float" office:value="689.30500000000006" table:formula="of:=  IF(SUM([.H14];[.J14];[.L14];[.N14])=0;&quot;-&quot;;SUM([.H14];[.J14];[.L14];[.N14]))" table:style-name="ce35">
            <text:p>689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.5" table:style-name="ce57">
            <text:p>3<text:s/></text:p>
          </table:table-cell>
          <table:table-cell office:value-type="float" office:value="575" table:style-name="ce35">
            <text:p>575<text:s/></text:p>
          </table:table-cell>
          <table:table-cell office:value-type="float" office:value="0.46700000000000003" table:style-name="ce57">
            <text:p>0<text:s/></text:p>
          </table:table-cell>
          <table:table-cell office:value-type="float" office:value="114.30500000000001" table:style-name="ce35">
            <text:p>114<text:s/></text:p>
          </table:table-cell>
          <table:table-cell office:value-type="float" office:value="1.0649999999999999" table:formula="of:=  IF(SUM(['漁業生產量值-漁業種類別魚類別生產量值13'.C14];['漁業生產量值-漁業種類別魚類別生產量值13'.E14];['漁業生產量值-漁業種類別魚類別生產量值13'.G14];['漁業生產量值-漁業種類別魚類別生產量值13'.I14];['漁業生產量值-漁業種類別魚類別生產量值13'.K14];['漁業生產量值-漁業種類別魚類別生產量值13'.M14];['漁業生產量值-漁業種類別魚類別生產量值13'.O14];['漁業生產量值-漁業種類別魚類別生產量值14'.C14];['漁業生產量值-漁業種類別魚類別生產量值14'.E14];['漁業生產量值-漁業種類別魚類別生產量值14'.G14];['漁業生產量值-漁業種類別魚類別生產量值14'.I14])=0;&quot;-&quot;;SUM(['漁業生產量值-漁業種類別魚類別生產量值13'.C14];['漁業生產量值-漁業種類別魚類別生產量值13'.E14];['漁業生產量值-漁業種類別魚類別生產量值13'.G14];['漁業生產量值-漁業種類別魚類別生產量值13'.I14];['漁業生產量值-漁業種類別魚類別生產量值13'.K14];['漁業生產量值-漁業種類別魚類別生產量值13'.M14];['漁業生產量值-漁業種類別魚類別生產量值13'.O14];['漁業生產量值-漁業種類別魚類別生產量值14'.C14];['漁業生產量值-漁業種類別魚類別生產量值14'.E14];['漁業生產量值-漁業種類別魚類別生產量值14'.G14];['漁業生產量值-漁業種類別魚類別生產量值14'.I14]))" table:style-name="ce57">
            <text:p>1<text:s/></text:p>
          </table:table-cell>
          <table:table-cell office:value-type="float" office:value="143.77500000000001" table:formula="of:=  IF(SUM(['漁業生產量值-漁業種類別魚類別生產量值13'.D14];['漁業生產量值-漁業種類別魚類別生產量值13'.F14];['漁業生產量值-漁業種類別魚類別生產量值13'.H14];['漁業生產量值-漁業種類別魚類別生產量值13'.J14];['漁業生產量值-漁業種類別魚類別生產量值13'.L14];['漁業生產量值-漁業種類別魚類別生產量值13'.N14];['漁業生產量值-漁業種類別魚類別生產量值13'.P14];['漁業生產量值-漁業種類別魚類別生產量值14'.D14];['漁業生產量值-漁業種類別魚類別生產量值14'.F14];['漁業生產量值-漁業種類別魚類別生產量值14'.H14];['漁業生產量值-漁業種類別魚類別生產量值14'.J14])=0;&quot;-&quot;;SUM(['漁業生產量值-漁業種類別魚類別生產量值13'.D14];['漁業生產量值-漁業種類別魚類別生產量值13'.F14];['漁業生產量值-漁業種類別魚類別生產量值13'.H14];['漁業生產量值-漁業種類別魚類別生產量值13'.J14];['漁業生產量值-漁業種類別魚類別生產量值13'.L14];['漁業生產量值-漁業種類別魚類別生產量值13'.N14];['漁業生產量值-漁業種類別魚類別生產量值13'.P14];['漁業生產量值-漁業種類別魚類別生產量值14'.D14];['漁業生產量值-漁業種類別魚類別生產量值14'.F14];['漁業生產量值-漁業種類別魚類別生產量值14'.H14];['漁業生產量值-漁業種類別魚類別生產量值14'.J14]))" table:style-name="ce26">
            <text:p>144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中市</text:p>
          </table:table-cell>
          <table:table-cell office:value-type="string" table:style-name="ce62">
            <text:p>TAICHUNG CITY</text:p>
          </table:table-cell>
          <table:table-cell office:value-type="float" office:value="83.750839999999997" table:style-name="ce57">
            <text:p>84<text:s/></text:p>
          </table:table-cell>
          <table:table-cell office:value-type="float" office:value="16631.241559999999" table:style-name="ce35">
            <text:p>16,631<text:s/></text:p>
          </table:table-cell>
          <table:table-cell office:value-type="float" office:value="125.86010999999999" table:formula="of:=  IF(SUM([.G15];[.I15];[.K15];[.M15])=0;&quot;-&quot;;SUM([.G15];[.I15];[.K15];[.M15]))" table:style-name="ce57">
            <text:p>126<text:s/></text:p>
          </table:table-cell>
          <table:table-cell office:value-type="float" office:value="23178.688429999998" table:formula="of:=  IF(SUM([.H15];[.J15];[.L15];[.N15])=0;&quot;-&quot;;SUM([.H15];[.J15];[.L15];[.N15]))" table:style-name="ce35">
            <text:p>23,179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77.582949999999997" table:style-name="ce57">
            <text:p>78<text:s/></text:p>
          </table:table-cell>
          <table:table-cell office:value-type="float" office:value="15639.17102" table:style-name="ce35">
            <text:p>15,639<text:s/></text:p>
          </table:table-cell>
          <table:table-cell office:value-type="float" office:value="48.277160000000002" table:style-name="ce57">
            <text:p>48<text:s/></text:p>
          </table:table-cell>
          <table:table-cell office:value-type="float" office:value="7539.5174099999995" table:style-name="ce35">
            <text:p>7,540<text:s/></text:p>
          </table:table-cell>
          <table:table-cell office:value-type="float" office:value="40.725750000000005" table:formula="of:=  IF(SUM(['漁業生產量值-漁業種類別魚類別生產量值13'.C15];['漁業生產量值-漁業種類別魚類別生產量值13'.E15];['漁業生產量值-漁業種類別魚類別生產量值13'.G15];['漁業生產量值-漁業種類別魚類別生產量值13'.I15];['漁業生產量值-漁業種類別魚類別生產量值13'.K15];['漁業生產量值-漁業種類別魚類別生產量值13'.M15];['漁業生產量值-漁業種類別魚類別生產量值13'.O15];['漁業生產量值-漁業種類別魚類別生產量值14'.C15];['漁業生產量值-漁業種類別魚類別生產量值14'.E15];['漁業生產量值-漁業種類別魚類別生產量值14'.G15];['漁業生產量值-漁業種類別魚類別生產量值14'.I15])=0;&quot;-&quot;;SUM(['漁業生產量值-漁業種類別魚類別生產量值13'.C15];['漁業生產量值-漁業種類別魚類別生產量值13'.E15];['漁業生產量值-漁業種類別魚類別生產量值13'.G15];['漁業生產量值-漁業種類別魚類別生產量值13'.I15];['漁業生產量值-漁業種類別魚類別生產量值13'.K15];['漁業生產量值-漁業種類別魚類別生產量值13'.M15];['漁業生產量值-漁業種類別魚類別生產量值13'.O15];['漁業生產量值-漁業種類別魚類別生產量值14'.C15];['漁業生產量值-漁業種類別魚類別生產量值14'.E15];['漁業生產量值-漁業種類別魚類別生產量值14'.G15];['漁業生產量值-漁業種類別魚類別生產量值14'.I15]))" table:style-name="ce57">
            <text:p>41<text:s/></text:p>
          </table:table-cell>
          <table:table-cell office:value-type="float" office:value="33333.568510000005" table:formula="of:=  IF(SUM(['漁業生產量值-漁業種類別魚類別生產量值13'.D15];['漁業生產量值-漁業種類別魚類別生產量值13'.F15];['漁業生產量值-漁業種類別魚類別生產量值13'.H15];['漁業生產量值-漁業種類別魚類別生產量值13'.J15];['漁業生產量值-漁業種類別魚類別生產量值13'.L15];['漁業生產量值-漁業種類別魚類別生產量值13'.N15];['漁業生產量值-漁業種類別魚類別生產量值13'.P15];['漁業生產量值-漁業種類別魚類別生產量值14'.D15];['漁業生產量值-漁業種類別魚類別生產量值14'.F15];['漁業生產量值-漁業種類別魚類別生產量值14'.H15];['漁業生產量值-漁業種類別魚類別生產量值14'.J15])=0;&quot;-&quot;;SUM(['漁業生產量值-漁業種類別魚類別生產量值13'.D15];['漁業生產量值-漁業種類別魚類別生產量值13'.F15];['漁業生產量值-漁業種類別魚類別生產量值13'.H15];['漁業生產量值-漁業種類別魚類別生產量值13'.J15];['漁業生產量值-漁業種類別魚類別生產量值13'.L15];['漁業生產量值-漁業種類別魚類別生產量值13'.N15];['漁業生產量值-漁業種類別魚類別生產量值13'.P15];['漁業生產量值-漁業種類別魚類別生產量值14'.D15];['漁業生產量值-漁業種類別魚類別生產量值14'.F15];['漁業生產量值-漁業種類別魚類別生產量值14'.H15];['漁業生產量值-漁業種類別魚類別生產量值14'.J15]))" table:style-name="ce26">
            <text:p>33,334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南市</text:p>
          </table:table-cell>
          <table:table-cell office:value-type="string" table:style-name="ce62">
            <text:p>TAINAN CITY</text:p>
          </table:table-cell>
          <table:table-cell office:value-type="float" office:value="101.9057" table:style-name="ce57">
            <text:p>102<text:s/></text:p>
          </table:table-cell>
          <table:table-cell office:value-type="float" office:value="8631.6967700000005" table:style-name="ce35">
            <text:p>8,632<text:s/></text:p>
          </table:table-cell>
          <table:table-cell office:value-type="float" office:value="49.308199999999999" table:formula="of:=  IF(SUM([.G16];[.I16];[.K16];[.M16])=0;&quot;-&quot;;SUM([.G16];[.I16];[.K16];[.M16]))" table:style-name="ce57">
            <text:p>49<text:s/></text:p>
          </table:table-cell>
          <table:table-cell office:value-type="float" office:value="8619.5189200000004" table:formula="of:=  IF(SUM([.H16];[.J16];[.L16];[.N16])=0;&quot;-&quot;;SUM([.H16];[.J16];[.L16];[.N16]))" table:style-name="ce35">
            <text:p>8,620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30.118500000000001" table:style-name="ce57">
            <text:p>30<text:s/></text:p>
          </table:table-cell>
          <table:table-cell office:value-type="float" office:value="5193.4683000000005" table:style-name="ce35">
            <text:p>5,193<text:s/></text:p>
          </table:table-cell>
          <table:table-cell office:value-type="float" office:value="19.189700000000002" table:style-name="ce57">
            <text:p>19<text:s/></text:p>
          </table:table-cell>
          <table:table-cell office:value-type="float" office:value="3426.05062" table:style-name="ce35">
            <text:p>3,426<text:s/></text:p>
          </table:table-cell>
          <table:table-cell office:value-type="float" office:value="4720.5596000000005" table:formula="of:=  IF(SUM(['漁業生產量值-漁業種類別魚類別生產量值13'.C16];['漁業生產量值-漁業種類別魚類別生產量值13'.E16];['漁業生產量值-漁業種類別魚類別生產量值13'.G16];['漁業生產量值-漁業種類別魚類別生產量值13'.I16];['漁業生產量值-漁業種類別魚類別生產量值13'.K16];['漁業生產量值-漁業種類別魚類別生產量值13'.M16];['漁業生產量值-漁業種類別魚類別生產量值13'.O16];['漁業生產量值-漁業種類別魚類別生產量值14'.C16];['漁業生產量值-漁業種類別魚類別生產量值14'.E16];['漁業生產量值-漁業種類別魚類別生產量值14'.G16];['漁業生產量值-漁業種類別魚類別生產量值14'.I16])=0;&quot;-&quot;;SUM(['漁業生產量值-漁業種類別魚類別生產量值13'.C16];['漁業生產量值-漁業種類別魚類別生產量值13'.E16];['漁業生產量值-漁業種類別魚類別生產量值13'.G16];['漁業生產量值-漁業種類別魚類別生產量值13'.I16];['漁業生產量值-漁業種類別魚類別生產量值13'.K16];['漁業生產量值-漁業種類別魚類別生產量值13'.M16];['漁業生產量值-漁業種類別魚類別生產量值13'.O16];['漁業生產量值-漁業種類別魚類別生產量值14'.C16];['漁業生產量值-漁業種類別魚類別生產量值14'.E16];['漁業生產量值-漁業種類別魚類別生產量值14'.G16];['漁業生產量值-漁業種類別魚類別生產量值14'.I16]))" table:style-name="ce57">
            <text:p>4,721<text:s/></text:p>
          </table:table-cell>
          <table:table-cell office:value-type="float" office:value="986973.75043000001" table:formula="of:=  IF(SUM(['漁業生產量值-漁業種類別魚類別生產量值13'.D16];['漁業生產量值-漁業種類別魚類別生產量值13'.F16];['漁業生產量值-漁業種類別魚類別生產量值13'.H16];['漁業生產量值-漁業種類別魚類別生產量值13'.J16];['漁業生產量值-漁業種類別魚類別生產量值13'.L16];['漁業生產量值-漁業種類別魚類別生產量值13'.N16];['漁業生產量值-漁業種類別魚類別生產量值13'.P16];['漁業生產量值-漁業種類別魚類別生產量值14'.D16];['漁業生產量值-漁業種類別魚類別生產量值14'.F16];['漁業生產量值-漁業種類別魚類別生產量值14'.H16];['漁業生產量值-漁業種類別魚類別生產量值14'.J16])=0;&quot;-&quot;;SUM(['漁業生產量值-漁業種類別魚類別生產量值13'.D16];['漁業生產量值-漁業種類別魚類別生產量值13'.F16];['漁業生產量值-漁業種類別魚類別生產量值13'.H16];['漁業生產量值-漁業種類別魚類別生產量值13'.J16];['漁業生產量值-漁業種類別魚類別生產量值13'.L16];['漁業生產量值-漁業種類別魚類別生產量值13'.N16];['漁業生產量值-漁業種類別魚類別生產量值13'.P16];['漁業生產量值-漁業種類別魚類別生產量值14'.D16];['漁業生產量值-漁業種類別魚類別生產量值14'.F16];['漁業生產量值-漁業種類別魚類別生產量值14'.H16];['漁業生產量值-漁業種類別魚類別生產量值14'.J16]))" table:style-name="ce26">
            <text:p>986,974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高雄市</text:p>
          </table:table-cell>
          <table:table-cell office:value-type="string" table:style-name="ce62">
            <text:p>KAOHSIUNG CITY</text:p>
          </table:table-cell>
          <table:table-cell office:value-type="float" office:value="5056.1040000000003" table:style-name="ce57">
            <text:p>5,056<text:s/></text:p>
          </table:table-cell>
          <table:table-cell office:value-type="float" office:value="294356.53260999999" table:style-name="ce35">
            <text:p>294,357<text:s/></text:p>
          </table:table-cell>
          <table:table-cell office:value-type="float" office:value="29817.797480000001" table:formula="of:=  IF(SUM([.G17];[.I17];[.K17];[.M17])=0;&quot;-&quot;;SUM([.G17];[.I17];[.K17];[.M17]))" table:style-name="ce57">
            <text:p>29,818<text:s/></text:p>
          </table:table-cell>
          <table:table-cell office:value-type="float" office:value="1787227.4405499999" table:formula="of:=  IF(SUM([.H17];[.J17];[.L17];[.N17])=0;&quot;-&quot;;SUM([.H17];[.J17];[.L17];[.N17]))" table:style-name="ce35">
            <text:p>1,787,227<text:s/></text:p>
          </table:table-cell>
          <table:table-cell office:value-type="float" office:value="12838.00001" table:style-name="ce57">
            <text:p>12,838<text:s/></text:p>
          </table:table-cell>
          <table:table-cell office:value-type="float" office:value="950012.00074000005" table:style-name="ce35">
            <text:p>950,012<text:s/></text:p>
          </table:table-cell>
          <table:table-cell office:value-type="float" office:value="12989.000029999999" table:style-name="ce57">
            <text:p>12,989<text:s/></text:p>
          </table:table-cell>
          <table:table-cell office:value-type="float" office:value="558527.00129000004" table:style-name="ce35">
            <text:p>558,527<text:s/></text:p>
          </table:table-cell>
          <table:table-cell office:value-type="float" office:value="280.98020000000002" table:style-name="ce57">
            <text:p>281<text:s/></text:p>
          </table:table-cell>
          <table:table-cell office:value-type="float" office:value="43375.500419999997" table:style-name="ce35">
            <text:p>43,376<text:s/></text:p>
          </table:table-cell>
          <table:table-cell office:value-type="float" office:value="3709.8172399999999" table:style-name="ce57">
            <text:p>3,710<text:s/></text:p>
          </table:table-cell>
          <table:table-cell office:value-type="float" office:value="235312.93809999997" table:style-name="ce35">
            <text:p>235,313<text:s/></text:p>
          </table:table-cell>
          <table:table-cell office:value-type="float" office:value="2772.424" table:formula="of:=  IF(SUM(['漁業生產量值-漁業種類別魚類別生產量值13'.C17];['漁業生產量值-漁業種類別魚類別生產量值13'.E17];['漁業生產量值-漁業種類別魚類別生產量值13'.G17];['漁業生產量值-漁業種類別魚類別生產量值13'.I17];['漁業生產量值-漁業種類別魚類別生產量值13'.K17];['漁業生產量值-漁業種類別魚類別生產量值13'.M17];['漁業生產量值-漁業種類別魚類別生產量值13'.O17];['漁業生產量值-漁業種類別魚類別生產量值14'.C17];['漁業生產量值-漁業種類別魚類別生產量值14'.E17];['漁業生產量值-漁業種類別魚類別生產量值14'.G17];['漁業生產量值-漁業種類別魚類別生產量值14'.I17])=0;&quot;-&quot;;SUM(['漁業生產量值-漁業種類別魚類別生產量值13'.C17];['漁業生產量值-漁業種類別魚類別生產量值13'.E17];['漁業生產量值-漁業種類別魚類別生產量值13'.G17];['漁業生產量值-漁業種類別魚類別生產量值13'.I17];['漁業生產量值-漁業種類別魚類別生產量值13'.K17];['漁業生產量值-漁業種類別魚類別生產量值13'.M17];['漁業生產量值-漁業種類別魚類別生產量值13'.O17];['漁業生產量值-漁業種類別魚類別生產量值14'.C17];['漁業生產量值-漁業種類別魚類別生產量值14'.E17];['漁業生產量值-漁業種類別魚類別生產量值14'.G17];['漁業生產量值-漁業種類別魚類別生產量值14'.I17]))" table:style-name="ce57">
            <text:p>2,772<text:s/></text:p>
          </table:table-cell>
          <table:table-cell office:value-type="float" office:value="654228.21807000006" table:formula="of:=  IF(SUM(['漁業生產量值-漁業種類別魚類別生產量值13'.D17];['漁業生產量值-漁業種類別魚類別生產量值13'.F17];['漁業生產量值-漁業種類別魚類別生產量值13'.H17];['漁業生產量值-漁業種類別魚類別生產量值13'.J17];['漁業生產量值-漁業種類別魚類別生產量值13'.L17];['漁業生產量值-漁業種類別魚類別生產量值13'.N17];['漁業生產量值-漁業種類別魚類別生產量值13'.P17];['漁業生產量值-漁業種類別魚類別生產量值14'.D17];['漁業生產量值-漁業種類別魚類別生產量值14'.F17];['漁業生產量值-漁業種類別魚類別生產量值14'.H17];['漁業生產量值-漁業種類別魚類別生產量值14'.J17])=0;&quot;-&quot;;SUM(['漁業生產量值-漁業種類別魚類別生產量值13'.D17];['漁業生產量值-漁業種類別魚類別生產量值13'.F17];['漁業生產量值-漁業種類別魚類別生產量值13'.H17];['漁業生產量值-漁業種類別魚類別生產量值13'.J17];['漁業生產量值-漁業種類別魚類別生產量值13'.L17];['漁業生產量值-漁業種類別魚類別生產量值13'.N17];['漁業生產量值-漁業種類別魚類別生產量值13'.P17];['漁業生產量值-漁業種類別魚類別生產量值14'.D17];['漁業生產量值-漁業種類別魚類別生產量值14'.F17];['漁業生產量值-漁業種類別魚類別生產量值14'.H17];['漁業生產量值-漁業種類別魚類別生產量值14'.J17]))" table:style-name="ce26">
            <text:p>654,228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宜蘭縣</text:p>
          </table:table-cell>
          <table:table-cell office:value-type="string" table:style-name="ce62">
            <text:p>ILAN COUNTY</text:p>
          </table:table-cell>
          <table:table-cell office:value-type="float" office:value="3253.6923999999999" table:style-name="ce57">
            <text:p>3,254<text:s/></text:p>
          </table:table-cell>
          <table:table-cell office:value-type="float" office:value="722807.13919999998" table:style-name="ce35">
            <text:p>722,807<text:s/></text:p>
          </table:table-cell>
          <table:table-cell office:value-type="float" office:value="160.75309999999999" table:formula="of:=  IF(SUM([.G18];[.I18];[.K18];[.M18])=0;&quot;-&quot;;SUM([.G18];[.I18];[.K18];[.M18]))" table:style-name="ce57">
            <text:p>161<text:s/></text:p>
          </table:table-cell>
          <table:table-cell office:value-type="float" office:value="27432.5229" table:formula="of:=  IF(SUM([.H18];[.J18];[.L18];[.N18])=0;&quot;-&quot;;SUM([.H18];[.J18];[.L18];[.N18]))" table:style-name="ce35">
            <text:p>27,433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25.9216" table:style-name="ce57">
            <text:p>126<text:s/></text:p>
          </table:table-cell>
          <table:table-cell office:value-type="float" office:value="22306.294399999999" table:style-name="ce35">
            <text:p>22,306<text:s/></text:p>
          </table:table-cell>
          <table:table-cell office:value-type="float" office:value="34.831499999999998" table:style-name="ce57">
            <text:p>35<text:s/></text:p>
          </table:table-cell>
          <table:table-cell office:value-type="float" office:value="5126.2285000000011" table:style-name="ce35">
            <text:p>5,126<text:s/></text:p>
          </table:table-cell>
          <table:table-cell office:value-type="float" office:value="2750.6900000000005" table:formula="of:=  IF(SUM(['漁業生產量值-漁業種類別魚類別生產量值13'.C18];['漁業生產量值-漁業種類別魚類別生產量值13'.E18];['漁業生產量值-漁業種類別魚類別生產量值13'.G18];['漁業生產量值-漁業種類別魚類別生產量值13'.I18];['漁業生產量值-漁業種類別魚類別生產量值13'.K18];['漁業生產量值-漁業種類別魚類別生產量值13'.M18];['漁業生產量值-漁業種類別魚類別生產量值13'.O18];['漁業生產量值-漁業種類別魚類別生產量值14'.C18];['漁業生產量值-漁業種類別魚類別生產量值14'.E18];['漁業生產量值-漁業種類別魚類別生產量值14'.G18];['漁業生產量值-漁業種類別魚類別生產量值14'.I18])=0;&quot;-&quot;;SUM(['漁業生產量值-漁業種類別魚類別生產量值13'.C18];['漁業生產量值-漁業種類別魚類別生產量值13'.E18];['漁業生產量值-漁業種類別魚類別生產量值13'.G18];['漁業生產量值-漁業種類別魚類別生產量值13'.I18];['漁業生產量值-漁業種類別魚類別生產量值13'.K18];['漁業生產量值-漁業種類別魚類別生產量值13'.M18];['漁業生產量值-漁業種類別魚類別生產量值13'.O18];['漁業生產量值-漁業種類別魚類別生產量值14'.C18];['漁業生產量值-漁業種類別魚類別生產量值14'.E18];['漁業生產量值-漁業種類別魚類別生產量值14'.G18];['漁業生產量值-漁業種類別魚類別生產量值14'.I18]))" table:style-name="ce57">
            <text:p>2,751<text:s/></text:p>
          </table:table-cell>
          <table:table-cell office:value-type="float" office:value="582172.65100000007" table:formula="of:=  IF(SUM(['漁業生產量值-漁業種類別魚類別生產量值13'.D18];['漁業生產量值-漁業種類別魚類別生產量值13'.F18];['漁業生產量值-漁業種類別魚類別生產量值13'.H18];['漁業生產量值-漁業種類別魚類別生產量值13'.J18];['漁業生產量值-漁業種類別魚類別生產量值13'.L18];['漁業生產量值-漁業種類別魚類別生產量值13'.N18];['漁業生產量值-漁業種類別魚類別生產量值13'.P18];['漁業生產量值-漁業種類別魚類別生產量值14'.D18];['漁業生產量值-漁業種類別魚類別生產量值14'.F18];['漁業生產量值-漁業種類別魚類別生產量值14'.H18];['漁業生產量值-漁業種類別魚類別生產量值14'.J18])=0;&quot;-&quot;;SUM(['漁業生產量值-漁業種類別魚類別生產量值13'.D18];['漁業生產量值-漁業種類別魚類別生產量值13'.F18];['漁業生產量值-漁業種類別魚類別生產量值13'.H18];['漁業生產量值-漁業種類別魚類別生產量值13'.J18];['漁業生產量值-漁業種類別魚類別生產量值13'.L18];['漁業生產量值-漁業種類別魚類別生產量值13'.N18];['漁業生產量值-漁業種類別魚類別生產量值13'.P18];['漁業生產量值-漁業種類別魚類別生產量值14'.D18];['漁業生產量值-漁業種類別魚類別生產量值14'.F18];['漁業生產量值-漁業種類別魚類別生產量值14'.H18];['漁業生產量值-漁業種類別魚類別生產量值14'.J18]))" table:style-name="ce26">
            <text:p>582,173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新竹縣</text:p>
          </table:table-cell>
          <table:table-cell office:value-type="string" table:style-name="ce62">
            <text:p>HSINCHU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0.5" table:formula="of:=  IF(SUM([.G19];[.I19];[.K19];[.M19])=0;&quot;-&quot;;SUM([.G19];[.I19];[.K19];[.M19]))" table:style-name="ce57">
            <text:p>21<text:s/></text:p>
          </table:table-cell>
          <table:table-cell office:value-type="float" office:value="3895" table:formula="of:=  IF(SUM([.H19];[.J19];[.L19];[.N19])=0;&quot;-&quot;;SUM([.H19];[.J19];[.L19];[.N19]))" table:style-name="ce35">
            <text:p>3,895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0.5" table:style-name="ce57">
            <text:p>21<text:s/></text:p>
          </table:table-cell>
          <table:table-cell office:value-type="float" office:value="3895" table:style-name="ce35">
            <text:p>3,895<text:s/></text:p>
          </table:table-cell>
          <table:table-cell office:value-type="float" office:value="19.399999999999999" table:formula="of:=  IF(SUM(['漁業生產量值-漁業種類別魚類別生產量值13'.C19];['漁業生產量值-漁業種類別魚類別生產量值13'.E19];['漁業生產量值-漁業種類別魚類別生產量值13'.G19];['漁業生產量值-漁業種類別魚類別生產量值13'.I19];['漁業生產量值-漁業種類別魚類別生產量值13'.K19];['漁業生產量值-漁業種類別魚類別生產量值13'.M19];['漁業生產量值-漁業種類別魚類別生產量值13'.O19];['漁業生產量值-漁業種類別魚類別生產量值14'.C19];['漁業生產量值-漁業種類別魚類別生產量值14'.E19];['漁業生產量值-漁業種類別魚類別生產量值14'.G19];['漁業生產量值-漁業種類別魚類別生產量值14'.I19])=0;&quot;-&quot;;SUM(['漁業生產量值-漁業種類別魚類別生產量值13'.C19];['漁業生產量值-漁業種類別魚類別生產量值13'.E19];['漁業生產量值-漁業種類別魚類別生產量值13'.G19];['漁業生產量值-漁業種類別魚類別生產量值13'.I19];['漁業生產量值-漁業種類別魚類別生產量值13'.K19];['漁業生產量值-漁業種類別魚類別生產量值13'.M19];['漁業生產量值-漁業種類別魚類別生產量值13'.O19];['漁業生產量值-漁業種類別魚類別生產量值14'.C19];['漁業生產量值-漁業種類別魚類別生產量值14'.E19];['漁業生產量值-漁業種類別魚類別生產量值14'.G19];['漁業生產量值-漁業種類別魚類別生產量值14'.I19]))" table:style-name="ce57">
            <text:p>19<text:s/></text:p>
          </table:table-cell>
          <table:table-cell office:value-type="float" office:value="4385.9520000000002" table:formula="of:=  IF(SUM(['漁業生產量值-漁業種類別魚類別生產量值13'.D19];['漁業生產量值-漁業種類別魚類別生產量值13'.F19];['漁業生產量值-漁業種類別魚類別生產量值13'.H19];['漁業生產量值-漁業種類別魚類別生產量值13'.J19];['漁業生產量值-漁業種類別魚類別生產量值13'.L19];['漁業生產量值-漁業種類別魚類別生產量值13'.N19];['漁業生產量值-漁業種類別魚類別生產量值13'.P19];['漁業生產量值-漁業種類別魚類別生產量值14'.D19];['漁業生產量值-漁業種類別魚類別生產量值14'.F19];['漁業生產量值-漁業種類別魚類別生產量值14'.H19];['漁業生產量值-漁業種類別魚類別生產量值14'.J19])=0;&quot;-&quot;;SUM(['漁業生產量值-漁業種類別魚類別生產量值13'.D19];['漁業生產量值-漁業種類別魚類別生產量值13'.F19];['漁業生產量值-漁業種類別魚類別生產量值13'.H19];['漁業生產量值-漁業種類別魚類別生產量值13'.J19];['漁業生產量值-漁業種類別魚類別生產量值13'.L19];['漁業生產量值-漁業種類別魚類別生產量值13'.N19];['漁業生產量值-漁業種類別魚類別生產量值13'.P19];['漁業生產量值-漁業種類別魚類別生產量值14'.D19];['漁業生產量值-漁業種類別魚類別生產量值14'.F19];['漁業生產量值-漁業種類別魚類別生產量值14'.H19];['漁業生產量值-漁業種類別魚類別生產量值14'.J19]))" table:style-name="ce26">
            <text:p>4,386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苗栗縣</text:p>
          </table:table-cell>
          <table:table-cell office:value-type="string" table:style-name="ce62">
            <text:p>MIAOLI COUNTY</text:p>
          </table:table-cell>
          <table:table-cell office:value-type="float" office:value="126.086" table:style-name="ce57">
            <text:p>126<text:s/></text:p>
          </table:table-cell>
          <table:table-cell office:value-type="float" office:value="11007.3078" table:style-name="ce35">
            <text:p>11,007<text:s/></text:p>
          </table:table-cell>
          <table:table-cell office:value-type="float" office:value="29.614599999999996" table:formula="of:=  IF(SUM([.G20];[.I20];[.K20];[.M20])=0;&quot;-&quot;;SUM([.G20];[.I20];[.K20];[.M20]))" table:style-name="ce57">
            <text:p>30<text:s/></text:p>
          </table:table-cell>
          <table:table-cell office:value-type="float" office:value="6219.2931200000003" table:formula="of:=  IF(SUM([.H20];[.J20];[.L20];[.N20])=0;&quot;-&quot;;SUM([.H20];[.J20];[.L20];[.N20]))" table:style-name="ce35">
            <text:p>6,219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.2136999999999998" table:style-name="ce57">
            <text:p>2<text:s/></text:p>
          </table:table-cell>
          <table:table-cell office:value-type="float" office:value="825.48873000000003" table:style-name="ce35">
            <text:p>825<text:s/></text:p>
          </table:table-cell>
          <table:table-cell office:value-type="float" office:value="27.400899999999996" table:style-name="ce57">
            <text:p>27<text:s/></text:p>
          </table:table-cell>
          <table:table-cell office:value-type="float" office:value="5393.8043900000002" table:style-name="ce35">
            <text:p>5,394<text:s/></text:p>
          </table:table-cell>
          <table:table-cell office:value-type="float" office:value="25.869990000000001" table:formula="of:=  IF(SUM(['漁業生產量值-漁業種類別魚類別生產量值13'.C20];['漁業生產量值-漁業種類別魚類別生產量值13'.E20];['漁業生產量值-漁業種類別魚類別生產量值13'.G20];['漁業生產量值-漁業種類別魚類別生產量值13'.I20];['漁業生產量值-漁業種類別魚類別生產量值13'.K20];['漁業生產量值-漁業種類別魚類別生產量值13'.M20];['漁業生產量值-漁業種類別魚類別生產量值13'.O20];['漁業生產量值-漁業種類別魚類別生產量值14'.C20];['漁業生產量值-漁業種類別魚類別生產量值14'.E20];['漁業生產量值-漁業種類別魚類別生產量值14'.G20];['漁業生產量值-漁業種類別魚類別生產量值14'.I20])=0;&quot;-&quot;;SUM(['漁業生產量值-漁業種類別魚類別生產量值13'.C20];['漁業生產量值-漁業種類別魚類別生產量值13'.E20];['漁業生產量值-漁業種類別魚類別生產量值13'.G20];['漁業生產量值-漁業種類別魚類別生產量值13'.I20];['漁業生產量值-漁業種類別魚類別生產量值13'.K20];['漁業生產量值-漁業種類別魚類別生產量值13'.M20];['漁業生產量值-漁業種類別魚類別生產量值13'.O20];['漁業生產量值-漁業種類別魚類別生產量值14'.C20];['漁業生產量值-漁業種類別魚類別生產量值14'.E20];['漁業生產量值-漁業種類別魚類別生產量值14'.G20];['漁業生產量值-漁業種類別魚類別生產量值14'.I20]))" table:style-name="ce57">
            <text:p>26<text:s/></text:p>
          </table:table-cell>
          <table:table-cell office:value-type="float" office:value="48795.797899999998" table:formula="of:=  IF(SUM(['漁業生產量值-漁業種類別魚類別生產量值13'.D20];['漁業生產量值-漁業種類別魚類別生產量值13'.F20];['漁業生產量值-漁業種類別魚類別生產量值13'.H20];['漁業生產量值-漁業種類別魚類別生產量值13'.J20];['漁業生產量值-漁業種類別魚類別生產量值13'.L20];['漁業生產量值-漁業種類別魚類別生產量值13'.N20];['漁業生產量值-漁業種類別魚類別生產量值13'.P20];['漁業生產量值-漁業種類別魚類別生產量值14'.D20];['漁業生產量值-漁業種類別魚類別生產量值14'.F20];['漁業生產量值-漁業種類別魚類別生產量值14'.H20];['漁業生產量值-漁業種類別魚類別生產量值14'.J20])=0;&quot;-&quot;;SUM(['漁業生產量值-漁業種類別魚類別生產量值13'.D20];['漁業生產量值-漁業種類別魚類別生產量值13'.F20];['漁業生產量值-漁業種類別魚類別生產量值13'.H20];['漁業生產量值-漁業種類別魚類別生產量值13'.J20];['漁業生產量值-漁業種類別魚類別生產量值13'.L20];['漁業生產量值-漁業種類別魚類別生產量值13'.N20];['漁業生產量值-漁業種類別魚類別生產量值13'.P20];['漁業生產量值-漁業種類別魚類別生產量值14'.D20];['漁業生產量值-漁業種類別魚類別生產量值14'.F20];['漁業生產量值-漁業種類別魚類別生產量值14'.H20];['漁業生產量值-漁業種類別魚類別生產量值14'.J20]))" table:style-name="ce26">
            <text:p>48,796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彰化縣</text:p>
          </table:table-cell>
          <table:table-cell office:value-type="string" table:style-name="ce62">
            <text:p>CHANGHWA COUNTY</text:p>
          </table:table-cell>
          <table:table-cell office:value-type="float" office:value="295.66579999999999" table:style-name="ce57">
            <text:p>296<text:s/></text:p>
          </table:table-cell>
          <table:table-cell office:value-type="float" office:value="27792.585200000001" table:style-name="ce35">
            <text:p>27,793<text:s/></text:p>
          </table:table-cell>
          <table:table-cell office:value-type="float" office:value="26.216000000000001" table:formula="of:=  IF(SUM([.G21];[.I21];[.K21];[.M21])=0;&quot;-&quot;;SUM([.G21];[.I21];[.K21];[.M21]))" table:style-name="ce57">
            <text:p>26<text:s/></text:p>
          </table:table-cell>
          <table:table-cell office:value-type="float" office:value="3486.7280000000001" table:formula="of:=  IF(SUM([.H21];[.J21];[.L21];[.N21])=0;&quot;-&quot;;SUM([.H21];[.J21];[.L21];[.N21]))" table:style-name="ce35">
            <text:p>3,487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6.216000000000001" table:style-name="ce57">
            <text:p>26<text:s/></text:p>
          </table:table-cell>
          <table:table-cell office:value-type="float" office:value="3486.7280000000001" table:style-name="ce35">
            <text:p>3,487<text:s/></text:p>
          </table:table-cell>
          <table:table-cell office:value-type="float" office:value="366.15200000000004" table:formula="of:=  IF(SUM(['漁業生產量值-漁業種類別魚類別生產量值13'.C21];['漁業生產量值-漁業種類別魚類別生產量值13'.E21];['漁業生產量值-漁業種類別魚類別生產量值13'.G21];['漁業生產量值-漁業種類別魚類別生產量值13'.I21];['漁業生產量值-漁業種類別魚類別生產量值13'.K21];['漁業生產量值-漁業種類別魚類別生產量值13'.M21];['漁業生產量值-漁業種類別魚類別生產量值13'.O21];['漁業生產量值-漁業種類別魚類別生產量值14'.C21];['漁業生產量值-漁業種類別魚類別生產量值14'.E21];['漁業生產量值-漁業種類別魚類別生產量值14'.G21];['漁業生產量值-漁業種類別魚類別生產量值14'.I21])=0;&quot;-&quot;;SUM(['漁業生產量值-漁業種類別魚類別生產量值13'.C21];['漁業生產量值-漁業種類別魚類別生產量值13'.E21];['漁業生產量值-漁業種類別魚類別生產量值13'.G21];['漁業生產量值-漁業種類別魚類別生產量值13'.I21];['漁業生產量值-漁業種類別魚類別生產量值13'.K21];['漁業生產量值-漁業種類別魚類別生產量值13'.M21];['漁業生產量值-漁業種類別魚類別生產量值13'.O21];['漁業生產量值-漁業種類別魚類別生產量值14'.C21];['漁業生產量值-漁業種類別魚類別生產量值14'.E21];['漁業生產量值-漁業種類別魚類別生產量值14'.G21];['漁業生產量值-漁業種類別魚類別生產量值14'.I21]))" table:style-name="ce57">
            <text:p>366<text:s/></text:p>
          </table:table-cell>
          <table:table-cell office:value-type="float" office:value="81025.85500000001" table:formula="of:=  IF(SUM(['漁業生產量值-漁業種類別魚類別生產量值13'.D21];['漁業生產量值-漁業種類別魚類別生產量值13'.F21];['漁業生產量值-漁業種類別魚類別生產量值13'.H21];['漁業生產量值-漁業種類別魚類別生產量值13'.J21];['漁業生產量值-漁業種類別魚類別生產量值13'.L21];['漁業生產量值-漁業種類別魚類別生產量值13'.N21];['漁業生產量值-漁業種類別魚類別生產量值13'.P21];['漁業生產量值-漁業種類別魚類別生產量值14'.D21];['漁業生產量值-漁業種類別魚類別生產量值14'.F21];['漁業生產量值-漁業種類別魚類別生產量值14'.H21];['漁業生產量值-漁業種類別魚類別生產量值14'.J21])=0;&quot;-&quot;;SUM(['漁業生產量值-漁業種類別魚類別生產量值13'.D21];['漁業生產量值-漁業種類別魚類別生產量值13'.F21];['漁業生產量值-漁業種類別魚類別生產量值13'.H21];['漁業生產量值-漁業種類別魚類別生產量值13'.J21];['漁業生產量值-漁業種類別魚類別生產量值13'.L21];['漁業生產量值-漁業種類別魚類別生產量值13'.N21];['漁業生產量值-漁業種類別魚類別生產量值13'.P21];['漁業生產量值-漁業種類別魚類別生產量值14'.D21];['漁業生產量值-漁業種類別魚類別生產量值14'.F21];['漁業生產量值-漁業種類別魚類別生產量值14'.H21];['漁業生產量值-漁業種類別魚類別生產量值14'.J21]))" table:style-name="ce26">
            <text:p>81,026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南投縣</text:p>
          </table:table-cell>
          <table:table-cell office:value-type="string" table:style-name="ce62">
            <text:p>NANTOU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office:string-value="-" table:formula="of:=  IF(SUM([.G22];[.I22];[.K22];[.M22])=0;&quot;-&quot;;SUM([.G22];[.I22];[.K22];[.M22]))" table:style-name="ce57">
            <text:p>-</text:p>
          </table:table-cell>
          <table:table-cell office:value-type="string" office:string-value="-" table:formula="of:=  IF(SUM([.H22];[.J22];[.L22];[.N22])=0;&quot;-&quot;;SUM([.H22];[.J22];[.L22];[.N22]))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0.635" table:formula="of:=  IF(SUM(['漁業生產量值-漁業種類別魚類別生產量值13'.C22];['漁業生產量值-漁業種類別魚類別生產量值13'.E22];['漁業生產量值-漁業種類別魚類別生產量值13'.G22];['漁業生產量值-漁業種類別魚類別生產量值13'.I22];['漁業生產量值-漁業種類別魚類別生產量值13'.K22];['漁業生產量值-漁業種類別魚類別生產量值13'.M22];['漁業生產量值-漁業種類別魚類別生產量值13'.O22];['漁業生產量值-漁業種類別魚類別生產量值14'.C22];['漁業生產量值-漁業種類別魚類別生產量值14'.E22];['漁業生產量值-漁業種類別魚類別生產量值14'.G22];['漁業生產量值-漁業種類別魚類別生產量值14'.I22])=0;&quot;-&quot;;SUM(['漁業生產量值-漁業種類別魚類別生產量值13'.C22];['漁業生產量值-漁業種類別魚類別生產量值13'.E22];['漁業生產量值-漁業種類別魚類別生產量值13'.G22];['漁業生產量值-漁業種類別魚類別生產量值13'.I22];['漁業生產量值-漁業種類別魚類別生產量值13'.K22];['漁業生產量值-漁業種類別魚類別生產量值13'.M22];['漁業生產量值-漁業種類別魚類別生產量值13'.O22];['漁業生產量值-漁業種類別魚類別生產量值14'.C22];['漁業生產量值-漁業種類別魚類別生產量值14'.E22];['漁業生產量值-漁業種類別魚類別生產量值14'.G22];['漁業生產量值-漁業種類別魚類別生產量值14'.I22]))" table:style-name="ce57">
            <text:p>11<text:s/></text:p>
          </table:table-cell>
          <table:table-cell office:value-type="float" office:value="9515.1" table:formula="of:=  IF(SUM(['漁業生產量值-漁業種類別魚類別生產量值13'.D22];['漁業生產量值-漁業種類別魚類別生產量值13'.F22];['漁業生產量值-漁業種類別魚類別生產量值13'.H22];['漁業生產量值-漁業種類別魚類別生產量值13'.J22];['漁業生產量值-漁業種類別魚類別生產量值13'.L22];['漁業生產量值-漁業種類別魚類別生產量值13'.N22];['漁業生產量值-漁業種類別魚類別生產量值13'.P22];['漁業生產量值-漁業種類別魚類別生產量值14'.D22];['漁業生產量值-漁業種類別魚類別生產量值14'.F22];['漁業生產量值-漁業種類別魚類別生產量值14'.H22];['漁業生產量值-漁業種類別魚類別生產量值14'.J22])=0;&quot;-&quot;;SUM(['漁業生產量值-漁業種類別魚類別生產量值13'.D22];['漁業生產量值-漁業種類別魚類別生產量值13'.F22];['漁業生產量值-漁業種類別魚類別生產量值13'.H22];['漁業生產量值-漁業種類別魚類別生產量值13'.J22];['漁業生產量值-漁業種類別魚類別生產量值13'.L22];['漁業生產量值-漁業種類別魚類別生產量值13'.N22];['漁業生產量值-漁業種類別魚類別生產量值13'.P22];['漁業生產量值-漁業種類別魚類別生產量值14'.D22];['漁業生產量值-漁業種類別魚類別生產量值14'.F22];['漁業生產量值-漁業種類別魚類別生產量值14'.H22];['漁業生產量值-漁業種類別魚類別生產量值14'.J22]))" table:style-name="ce26">
            <text:p>9,515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雲林縣</text:p>
          </table:table-cell>
          <table:table-cell office:value-type="string" table:style-name="ce62">
            <text:p>YUNLIN COUNTY</text:p>
          </table:table-cell>
          <table:table-cell office:value-type="float" office:value="78.069670000000002" table:style-name="ce57">
            <text:p>78<text:s/></text:p>
          </table:table-cell>
          <table:table-cell office:value-type="float" office:value="13671.118" table:style-name="ce35">
            <text:p>13,671<text:s/></text:p>
          </table:table-cell>
          <table:table-cell office:value-type="float" office:value="11" table:formula="of:=  IF(SUM([.G23];[.I23];[.K23];[.M23])=0;&quot;-&quot;;SUM([.G23];[.I23];[.K23];[.M23]))" table:style-name="ce57">
            <text:p>11<text:s/></text:p>
          </table:table-cell>
          <table:table-cell office:value-type="float" office:value="1696.4" table:formula="of:=  IF(SUM([.H23];[.J23];[.L23];[.N23])=0;&quot;-&quot;;SUM([.H23];[.J23];[.L23];[.N23]))" table:style-name="ce35">
            <text:p>1,696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5.08" table:style-name="ce57">
            <text:p>5<text:s/></text:p>
          </table:table-cell>
          <table:table-cell office:value-type="float" office:value="660.4" table:style-name="ce35">
            <text:p>660<text:s/></text:p>
          </table:table-cell>
          <table:table-cell office:value-type="float" office:value="5.92" table:style-name="ce57">
            <text:p>6<text:s/></text:p>
          </table:table-cell>
          <table:table-cell office:value-type="float" office:value="1036" table:style-name="ce35">
            <text:p>1,036<text:s/></text:p>
          </table:table-cell>
          <table:table-cell office:value-type="float" office:value="1545.9039999999998" table:formula="of:=  IF(SUM(['漁業生產量值-漁業種類別魚類別生產量值13'.C23];['漁業生產量值-漁業種類別魚類別生產量值13'.E23];['漁業生產量值-漁業種類別魚類別生產量值13'.G23];['漁業生產量值-漁業種類別魚類別生產量值13'.I23];['漁業生產量值-漁業種類別魚類別生產量值13'.K23];['漁業生產量值-漁業種類別魚類別生產量值13'.M23];['漁業生產量值-漁業種類別魚類別生產量值13'.O23];['漁業生產量值-漁業種類別魚類別生產量值14'.C23];['漁業生產量值-漁業種類別魚類別生產量值14'.E23];['漁業生產量值-漁業種類別魚類別生產量值14'.G23];['漁業生產量值-漁業種類別魚類別生產量值14'.I23])=0;&quot;-&quot;;SUM(['漁業生產量值-漁業種類別魚類別生產量值13'.C23];['漁業生產量值-漁業種類別魚類別生產量值13'.E23];['漁業生產量值-漁業種類別魚類別生產量值13'.G23];['漁業生產量值-漁業種類別魚類別生產量值13'.I23];['漁業生產量值-漁業種類別魚類別生產量值13'.K23];['漁業生產量值-漁業種類別魚類別生產量值13'.M23];['漁業生產量值-漁業種類別魚類別生產量值13'.O23];['漁業生產量值-漁業種類別魚類別生產量值14'.C23];['漁業生產量值-漁業種類別魚類別生產量值14'.E23];['漁業生產量值-漁業種類別魚類別生產量值14'.G23];['漁業生產量值-漁業種類別魚類別生產量值14'.I23]))" table:style-name="ce57">
            <text:p>1,546<text:s/></text:p>
          </table:table-cell>
          <table:table-cell office:value-type="float" office:value="413837.40899999999" table:formula="of:=  IF(SUM(['漁業生產量值-漁業種類別魚類別生產量值13'.D23];['漁業生產量值-漁業種類別魚類別生產量值13'.F23];['漁業生產量值-漁業種類別魚類別生產量值13'.H23];['漁業生產量值-漁業種類別魚類別生產量值13'.J23];['漁業生產量值-漁業種類別魚類別生產量值13'.L23];['漁業生產量值-漁業種類別魚類別生產量值13'.N23];['漁業生產量值-漁業種類別魚類別生產量值13'.P23];['漁業生產量值-漁業種類別魚類別生產量值14'.D23];['漁業生產量值-漁業種類別魚類別生產量值14'.F23];['漁業生產量值-漁業種類別魚類別生產量值14'.H23];['漁業生產量值-漁業種類別魚類別生產量值14'.J23])=0;&quot;-&quot;;SUM(['漁業生產量值-漁業種類別魚類別生產量值13'.D23];['漁業生產量值-漁業種類別魚類別生產量值13'.F23];['漁業生產量值-漁業種類別魚類別生產量值13'.H23];['漁業生產量值-漁業種類別魚類別生產量值13'.J23];['漁業生產量值-漁業種類別魚類別生產量值13'.L23];['漁業生產量值-漁業種類別魚類別生產量值13'.N23];['漁業生產量值-漁業種類別魚類別生產量值13'.P23];['漁業生產量值-漁業種類別魚類別生產量值14'.D23];['漁業生產量值-漁業種類別魚類別生產量值14'.F23];['漁業生產量值-漁業種類別魚類別生產量值14'.H23];['漁業生產量值-漁業種類別魚類別生產量值14'.J23]))" table:style-name="ce26">
            <text:p>413,837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嘉義縣</text:p>
          </table:table-cell>
          <table:table-cell office:value-type="string" table:style-name="ce62">
            <text:p>CHIAYI COUNTY</text:p>
          </table:table-cell>
          <table:table-cell office:value-type="float" office:value="337.26600000000002" table:style-name="ce57">
            <text:p>337<text:s/></text:p>
          </table:table-cell>
          <table:table-cell office:value-type="float" office:value="42495.516000000003" table:style-name="ce35">
            <text:p>42,496<text:s/></text:p>
          </table:table-cell>
          <table:table-cell office:value-type="float" office:value="40.92268" table:formula="of:=  IF(SUM([.G24];[.I24];[.K24];[.M24])=0;&quot;-&quot;;SUM([.G24];[.I24];[.K24];[.M24]))" table:style-name="ce57">
            <text:p>41<text:s/></text:p>
          </table:table-cell>
          <table:table-cell office:value-type="float" office:value="8893.4075300000004" table:formula="of:=  IF(SUM([.H24];[.J24];[.L24];[.N24])=0;&quot;-&quot;;SUM([.H24];[.J24];[.L24];[.N24]))" table:style-name="ce35">
            <text:p>8,893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3.057469999999999" table:style-name="ce57">
            <text:p>23<text:s/></text:p>
          </table:table-cell>
          <table:table-cell office:value-type="float" office:value="5596.9397799999997" table:style-name="ce35">
            <text:p>5,597<text:s/></text:p>
          </table:table-cell>
          <table:table-cell office:value-type="float" office:value="17.865209999999998" table:style-name="ce57">
            <text:p>18<text:s/></text:p>
          </table:table-cell>
          <table:table-cell office:value-type="float" office:value="3296.4677500000003" table:style-name="ce35">
            <text:p>3,296<text:s/></text:p>
          </table:table-cell>
          <table:table-cell office:value-type="float" office:value="3779.6786900000002" table:formula="of:=  IF(SUM(['漁業生產量值-漁業種類別魚類別生產量值13'.C24];['漁業生產量值-漁業種類別魚類別生產量值13'.E24];['漁業生產量值-漁業種類別魚類別生產量值13'.G24];['漁業生產量值-漁業種類別魚類別生產量值13'.I24];['漁業生產量值-漁業種類別魚類別生產量值13'.K24];['漁業生產量值-漁業種類別魚類別生產量值13'.M24];['漁業生產量值-漁業種類別魚類別生產量值13'.O24];['漁業生產量值-漁業種類別魚類別生產量值14'.C24];['漁業生產量值-漁業種類別魚類別生產量值14'.E24];['漁業生產量值-漁業種類別魚類別生產量值14'.G24];['漁業生產量值-漁業種類別魚類別生產量值14'.I24])=0;&quot;-&quot;;SUM(['漁業生產量值-漁業種類別魚類別生產量值13'.C24];['漁業生產量值-漁業種類別魚類別生產量值13'.E24];['漁業生產量值-漁業種類別魚類別生產量值13'.G24];['漁業生產量值-漁業種類別魚類別生產量值13'.I24];['漁業生產量值-漁業種類別魚類別生產量值13'.K24];['漁業生產量值-漁業種類別魚類別生產量值13'.M24];['漁業生產量值-漁業種類別魚類別生產量值13'.O24];['漁業生產量值-漁業種類別魚類別生產量值14'.C24];['漁業生產量值-漁業種類別魚類別生產量值14'.E24];['漁業生產量值-漁業種類別魚類別生產量值14'.G24];['漁業生產量值-漁業種類別魚類別生產量值14'.I24]))" table:style-name="ce57">
            <text:p>3,780<text:s/></text:p>
          </table:table-cell>
          <table:table-cell office:value-type="float" office:value="654341.60741000006" table:formula="of:=  IF(SUM(['漁業生產量值-漁業種類別魚類別生產量值13'.D24];['漁業生產量值-漁業種類別魚類別生產量值13'.F24];['漁業生產量值-漁業種類別魚類別生產量值13'.H24];['漁業生產量值-漁業種類別魚類別生產量值13'.J24];['漁業生產量值-漁業種類別魚類別生產量值13'.L24];['漁業生產量值-漁業種類別魚類別生產量值13'.N24];['漁業生產量值-漁業種類別魚類別生產量值13'.P24];['漁業生產量值-漁業種類別魚類別生產量值14'.D24];['漁業生產量值-漁業種類別魚類別生產量值14'.F24];['漁業生產量值-漁業種類別魚類別生產量值14'.H24];['漁業生產量值-漁業種類別魚類別生產量值14'.J24])=0;&quot;-&quot;;SUM(['漁業生產量值-漁業種類別魚類別生產量值13'.D24];['漁業生產量值-漁業種類別魚類別生產量值13'.F24];['漁業生產量值-漁業種類別魚類別生產量值13'.H24];['漁業生產量值-漁業種類別魚類別生產量值13'.J24];['漁業生產量值-漁業種類別魚類別生產量值13'.L24];['漁業生產量值-漁業種類別魚類別生產量值13'.N24];['漁業生產量值-漁業種類別魚類別生產量值13'.P24];['漁業生產量值-漁業種類別魚類別生產量值14'.D24];['漁業生產量值-漁業種類別魚類別生產量值14'.F24];['漁業生產量值-漁業種類別魚類別生產量值14'.H24];['漁業生產量值-漁業種類別魚類別生產量值14'.J24]))" table:style-name="ce26">
            <text:p>654,342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屏東縣</text:p>
          </table:table-cell>
          <table:table-cell office:value-type="string" table:style-name="ce62">
            <text:p>PINGTUNG COUNTY</text:p>
          </table:table-cell>
          <table:table-cell office:value-type="float" office:value="1083.5745999999999" table:style-name="ce57">
            <text:p>1,084<text:s/></text:p>
          </table:table-cell>
          <table:table-cell office:value-type="float" office:value="123783.36575" table:style-name="ce35">
            <text:p>123,783<text:s/></text:p>
          </table:table-cell>
          <table:table-cell office:value-type="float" office:value="0.2374" table:formula="of:=  IF(SUM([.G25];[.I25];[.K25];[.M25])=0;&quot;-&quot;;SUM([.G25];[.I25];[.K25];[.M25]))" table:style-name="ce57">
            <text:p>0<text:s/></text:p>
          </table:table-cell>
          <table:table-cell office:value-type="float" office:value="46.512" table:formula="of:=  IF(SUM([.H25];[.J25];[.L25];[.N25])=0;&quot;-&quot;;SUM([.H25];[.J25];[.L25];[.N25]))" table:style-name="ce35">
            <text:p>47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0.2374" table:style-name="ce57">
            <text:p>0<text:s/></text:p>
          </table:table-cell>
          <table:table-cell office:value-type="float" office:value="46.512" table:style-name="ce35">
            <text:p>47<text:s/></text:p>
          </table:table-cell>
          <table:table-cell office:value-type="float" office:value="11740.245400000002" table:formula="of:=  IF(SUM(['漁業生產量值-漁業種類別魚類別生產量值13'.C25];['漁業生產量值-漁業種類別魚類別生產量值13'.E25];['漁業生產量值-漁業種類別魚類別生產量值13'.G25];['漁業生產量值-漁業種類別魚類別生產量值13'.I25];['漁業生產量值-漁業種類別魚類別生產量值13'.K25];['漁業生產量值-漁業種類別魚類別生產量值13'.M25];['漁業生產量值-漁業種類別魚類別生產量值13'.O25];['漁業生產量值-漁業種類別魚類別生產量值14'.C25];['漁業生產量值-漁業種類別魚類別生產量值14'.E25];['漁業生產量值-漁業種類別魚類別生產量值14'.G25];['漁業生產量值-漁業種類別魚類別生產量值14'.I25])=0;&quot;-&quot;;SUM(['漁業生產量值-漁業種類別魚類別生產量值13'.C25];['漁業生產量值-漁業種類別魚類別生產量值13'.E25];['漁業生產量值-漁業種類別魚類別生產量值13'.G25];['漁業生產量值-漁業種類別魚類別生產量值13'.I25];['漁業生產量值-漁業種類別魚類別生產量值13'.K25];['漁業生產量值-漁業種類別魚類別生產量值13'.M25];['漁業生產量值-漁業種類別魚類別生產量值13'.O25];['漁業生產量值-漁業種類別魚類別生產量值14'.C25];['漁業生產量值-漁業種類別魚類別生產量值14'.E25];['漁業生產量值-漁業種類別魚類別生產量值14'.G25];['漁業生產量值-漁業種類別魚類別生產量值14'.I25]))" table:style-name="ce57">
            <text:p>11,740<text:s/></text:p>
          </table:table-cell>
          <table:table-cell office:value-type="float" office:value="2720885.5449999995" table:formula="of:=  IF(SUM(['漁業生產量值-漁業種類別魚類別生產量值13'.D25];['漁業生產量值-漁業種類別魚類別生產量值13'.F25];['漁業生產量值-漁業種類別魚類別生產量值13'.H25];['漁業生產量值-漁業種類別魚類別生產量值13'.J25];['漁業生產量值-漁業種類別魚類別生產量值13'.L25];['漁業生產量值-漁業種類別魚類別生產量值13'.N25];['漁業生產量值-漁業種類別魚類別生產量值13'.P25];['漁業生產量值-漁業種類別魚類別生產量值14'.D25];['漁業生產量值-漁業種類別魚類別生產量值14'.F25];['漁業生產量值-漁業種類別魚類別生產量值14'.H25];['漁業生產量值-漁業種類別魚類別生產量值14'.J25])=0;&quot;-&quot;;SUM(['漁業生產量值-漁業種類別魚類別生產量值13'.D25];['漁業生產量值-漁業種類別魚類別生產量值13'.F25];['漁業生產量值-漁業種類別魚類別生產量值13'.H25];['漁業生產量值-漁業種類別魚類別生產量值13'.J25];['漁業生產量值-漁業種類別魚類別生產量值13'.L25];['漁業生產量值-漁業種類別魚類別生產量值13'.N25];['漁業生產量值-漁業種類別魚類別生產量值13'.P25];['漁業生產量值-漁業種類別魚類別生產量值14'.D25];['漁業生產量值-漁業種類別魚類別生產量值14'.F25];['漁業生產量值-漁業種類別魚類別生產量值14'.H25];['漁業生產量值-漁業種類別魚類別生產量值14'.J25]))" table:style-name="ce26">
            <text:p>2,720,886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東縣</text:p>
          </table:table-cell>
          <table:table-cell office:value-type="string" table:style-name="ce62">
            <text:p>TAITUNG COUNTY</text:p>
          </table:table-cell>
          <table:table-cell office:value-type="float" office:value="319.88529" table:style-name="ce57">
            <text:p>320<text:s/></text:p>
          </table:table-cell>
          <table:table-cell office:value-type="float" office:value="32594.422900000001" table:style-name="ce35">
            <text:p>32,594<text:s/></text:p>
          </table:table-cell>
          <table:table-cell office:value-type="float" office:value="0.71310000000000007" table:formula="of:=  IF(SUM([.G26];[.I26];[.K26];[.M26])=0;&quot;-&quot;;SUM([.G26];[.I26];[.K26];[.M26]))" table:style-name="ce57">
            <text:p>1<text:s/></text:p>
          </table:table-cell>
          <table:table-cell office:value-type="float" office:value="155.25566000000001" table:formula="of:=  IF(SUM([.H26];[.J26];[.L26];[.N26])=0;&quot;-&quot;;SUM([.H26];[.J26];[.L26];[.N26]))" table:style-name="ce35">
            <text:p>155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0.71310000000000007" table:style-name="ce57">
            <text:p>1<text:s/></text:p>
          </table:table-cell>
          <table:table-cell office:value-type="float" office:value="155.25566000000001" table:style-name="ce35">
            <text:p>155<text:s/></text:p>
          </table:table-cell>
          <table:table-cell office:value-type="float" office:value="382.423" table:formula="of:=  IF(SUM(['漁業生產量值-漁業種類別魚類別生產量值13'.C26];['漁業生產量值-漁業種類別魚類別生產量值13'.E26];['漁業生產量值-漁業種類別魚類別生產量值13'.G26];['漁業生產量值-漁業種類別魚類別生產量值13'.I26];['漁業生產量值-漁業種類別魚類別生產量值13'.K26];['漁業生產量值-漁業種類別魚類別生產量值13'.M26];['漁業生產量值-漁業種類別魚類別生產量值13'.O26];['漁業生產量值-漁業種類別魚類別生產量值14'.C26];['漁業生產量值-漁業種類別魚類別生產量值14'.E26];['漁業生產量值-漁業種類別魚類別生產量值14'.G26];['漁業生產量值-漁業種類別魚類別生產量值14'.I26])=0;&quot;-&quot;;SUM(['漁業生產量值-漁業種類別魚類別生產量值13'.C26];['漁業生產量值-漁業種類別魚類別生產量值13'.E26];['漁業生產量值-漁業種類別魚類別生產量值13'.G26];['漁業生產量值-漁業種類別魚類別生產量值13'.I26];['漁業生產量值-漁業種類別魚類別生產量值13'.K26];['漁業生產量值-漁業種類別魚類別生產量值13'.M26];['漁業生產量值-漁業種類別魚類別生產量值13'.O26];['漁業生產量值-漁業種類別魚類別生產量值14'.C26];['漁業生產量值-漁業種類別魚類別生產量值14'.E26];['漁業生產量值-漁業種類別魚類別生產量值14'.G26];['漁業生產量值-漁業種類別魚類別生產量值14'.I26]))" table:style-name="ce57">
            <text:p>382<text:s/></text:p>
          </table:table-cell>
          <table:table-cell office:value-type="float" office:value="115231.53" table:formula="of:=  IF(SUM(['漁業生產量值-漁業種類別魚類別生產量值13'.D26];['漁業生產量值-漁業種類別魚類別生產量值13'.F26];['漁業生產量值-漁業種類別魚類別生產量值13'.H26];['漁業生產量值-漁業種類別魚類別生產量值13'.J26];['漁業生產量值-漁業種類別魚類別生產量值13'.L26];['漁業生產量值-漁業種類別魚類別生產量值13'.N26];['漁業生產量值-漁業種類別魚類別生產量值13'.P26];['漁業生產量值-漁業種類別魚類別生產量值14'.D26];['漁業生產量值-漁業種類別魚類別生產量值14'.F26];['漁業生產量值-漁業種類別魚類別生產量值14'.H26];['漁業生產量值-漁業種類別魚類別生產量值14'.J26])=0;&quot;-&quot;;SUM(['漁業生產量值-漁業種類別魚類別生產量值13'.D26];['漁業生產量值-漁業種類別魚類別生產量值13'.F26];['漁業生產量值-漁業種類別魚類別生產量值13'.H26];['漁業生產量值-漁業種類別魚類別生產量值13'.J26];['漁業生產量值-漁業種類別魚類別生產量值13'.L26];['漁業生產量值-漁業種類別魚類別生產量值13'.N26];['漁業生產量值-漁業種類別魚類別生產量值13'.P26];['漁業生產量值-漁業種類別魚類別生產量值14'.D26];['漁業生產量值-漁業種類別魚類別生產量值14'.F26];['漁業生產量值-漁業種類別魚類別生產量值14'.H26];['漁業生產量值-漁業種類別魚類別生產量值14'.J26]))" table:style-name="ce26">
            <text:p>115,232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花蓮縣</text:p>
          </table:table-cell>
          <table:table-cell office:value-type="string" table:style-name="ce62">
            <text:p>HWALIEN COUNTY</text:p>
          </table:table-cell>
          <table:table-cell office:value-type="float" office:value="1484.9420600000001" table:style-name="ce57">
            <text:p>1,485<text:s/></text:p>
          </table:table-cell>
          <table:table-cell office:value-type="float" office:value="190072.58368000001" table:style-name="ce35">
            <text:p>190,073<text:s/></text:p>
          </table:table-cell>
          <table:table-cell office:value-type="float" office:value="1.15E-2" table:formula="of:=  IF(SUM([.G27];[.I27];[.K27];[.M27])=0;&quot;-&quot;;SUM([.G27];[.I27];[.K27];[.M27]))" table:style-name="ce57">
            <text:p>0<text:s/></text:p>
          </table:table-cell>
          <table:table-cell office:value-type="float" office:value="2.0699999999999998" table:formula="of:=  IF(SUM([.H27];[.J27];[.L27];[.N27])=0;&quot;-&quot;;SUM([.H27];[.J27];[.L27];[.N27]))" table:style-name="ce35">
            <text:p>2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.15E-2" table:style-name="ce57">
            <text:p>0<text:s/></text:p>
          </table:table-cell>
          <table:table-cell office:value-type="float" office:value="2.0699999999999998" table:style-name="ce35">
            <text:p>2<text:s/></text:p>
          </table:table-cell>
          <table:table-cell office:value-type="float" office:value="5.7496" table:formula="of:=  IF(SUM(['漁業生產量值-漁業種類別魚類別生產量值13'.C27];['漁業生產量值-漁業種類別魚類別生產量值13'.E27];['漁業生產量值-漁業種類別魚類別生產量值13'.G27];['漁業生產量值-漁業種類別魚類別生產量值13'.I27];['漁業生產量值-漁業種類別魚類別生產量值13'.K27];['漁業生產量值-漁業種類別魚類別生產量值13'.M27];['漁業生產量值-漁業種類別魚類別生產量值13'.O27];['漁業生產量值-漁業種類別魚類別生產量值14'.C27];['漁業生產量值-漁業種類別魚類別生產量值14'.E27];['漁業生產量值-漁業種類別魚類別生產量值14'.G27];['漁業生產量值-漁業種類別魚類別生產量值14'.I27])=0;&quot;-&quot;;SUM(['漁業生產量值-漁業種類別魚類別生產量值13'.C27];['漁業生產量值-漁業種類別魚類別生產量值13'.E27];['漁業生產量值-漁業種類別魚類別生產量值13'.G27];['漁業生產量值-漁業種類別魚類別生產量值13'.I27];['漁業生產量值-漁業種類別魚類別生產量值13'.K27];['漁業生產量值-漁業種類別魚類別生產量值13'.M27];['漁業生產量值-漁業種類別魚類別生產量值13'.O27];['漁業生產量值-漁業種類別魚類別生產量值14'.C27];['漁業生產量值-漁業種類別魚類別生產量值14'.E27];['漁業生產量值-漁業種類別魚類別生產量值14'.G27];['漁業生產量值-漁業種類別魚類別生產量值14'.I27]))" table:style-name="ce57">
            <text:p>6<text:s/></text:p>
          </table:table-cell>
          <table:table-cell office:value-type="float" office:value="1270.6135999999999" table:formula="of:=  IF(SUM(['漁業生產量值-漁業種類別魚類別生產量值13'.D27];['漁業生產量值-漁業種類別魚類別生產量值13'.F27];['漁業生產量值-漁業種類別魚類別生產量值13'.H27];['漁業生產量值-漁業種類別魚類別生產量值13'.J27];['漁業生產量值-漁業種類別魚類別生產量值13'.L27];['漁業生產量值-漁業種類別魚類別生產量值13'.N27];['漁業生產量值-漁業種類別魚類別生產量值13'.P27];['漁業生產量值-漁業種類別魚類別生產量值14'.D27];['漁業生產量值-漁業種類別魚類別生產量值14'.F27];['漁業生產量值-漁業種類別魚類別生產量值14'.H27];['漁業生產量值-漁業種類別魚類別生產量值14'.J27])=0;&quot;-&quot;;SUM(['漁業生產量值-漁業種類別魚類別生產量值13'.D27];['漁業生產量值-漁業種類別魚類別生產量值13'.F27];['漁業生產量值-漁業種類別魚類別生產量值13'.H27];['漁業生產量值-漁業種類別魚類別生產量值13'.J27];['漁業生產量值-漁業種類別魚類別生產量值13'.L27];['漁業生產量值-漁業種類別魚類別生產量值13'.N27];['漁業生產量值-漁業種類別魚類別生產量值13'.P27];['漁業生產量值-漁業種類別魚類別生產量值14'.D27];['漁業生產量值-漁業種類別魚類別生產量值14'.F27];['漁業生產量值-漁業種類別魚類別生產量值14'.H27];['漁業生產量值-漁業種類別魚類別生產量值14'.J27]))" table:style-name="ce26">
            <text:p>1,271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澎湖縣</text:p>
          </table:table-cell>
          <table:table-cell office:value-type="string" table:style-name="ce62">
            <text:p>PENGHU COUNTY</text:p>
          </table:table-cell>
          <table:table-cell office:value-type="float" office:value="2403" table:style-name="ce57">
            <text:p>2,403<text:s/></text:p>
          </table:table-cell>
          <table:table-cell office:value-type="float" office:value="259332.66" table:style-name="ce35">
            <text:p>259,333<text:s/></text:p>
          </table:table-cell>
          <table:table-cell office:value-type="float" office:value="137.89999999999998" table:formula="of:=  IF(SUM([.G28];[.I28];[.K28];[.M28])=0;&quot;-&quot;;SUM([.G28];[.I28];[.K28];[.M28]))" table:style-name="ce57">
            <text:p>138<text:s/></text:p>
          </table:table-cell>
          <table:table-cell office:value-type="float" office:value="27674.84" table:formula="of:=  IF(SUM([.H28];[.J28];[.L28];[.N28])=0;&quot;-&quot;;SUM([.H28];[.J28];[.L28];[.N28]))" table:style-name="ce35">
            <text:p>27,675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02.3" table:style-name="ce57">
            <text:p>102<text:s/></text:p>
          </table:table-cell>
          <table:table-cell office:value-type="float" office:value="20275.86" table:style-name="ce35">
            <text:p>20,276<text:s/></text:p>
          </table:table-cell>
          <table:table-cell office:value-type="float" office:value="35.599999999999994" table:style-name="ce57">
            <text:p>36<text:s/></text:p>
          </table:table-cell>
          <table:table-cell office:value-type="float" office:value="7398.98" table:style-name="ce35">
            <text:p>7,399<text:s/></text:p>
          </table:table-cell>
          <table:table-cell office:value-type="float" office:value="58.6" table:formula="of:=  IF(SUM(['漁業生產量值-漁業種類別魚類別生產量值13'.C28];['漁業生產量值-漁業種類別魚類別生產量值13'.E28];['漁業生產量值-漁業種類別魚類別生產量值13'.G28];['漁業生產量值-漁業種類別魚類別生產量值13'.I28];['漁業生產量值-漁業種類別魚類別生產量值13'.K28];['漁業生產量值-漁業種類別魚類別生產量值13'.M28];['漁業生產量值-漁業種類別魚類別生產量值13'.O28];['漁業生產量值-漁業種類別魚類別生產量值14'.C28];['漁業生產量值-漁業種類別魚類別生產量值14'.E28];['漁業生產量值-漁業種類別魚類別生產量值14'.G28];['漁業生產量值-漁業種類別魚類別生產量值14'.I28])=0;&quot;-&quot;;SUM(['漁業生產量值-漁業種類別魚類別生產量值13'.C28];['漁業生產量值-漁業種類別魚類別生產量值13'.E28];['漁業生產量值-漁業種類別魚類別生產量值13'.G28];['漁業生產量值-漁業種類別魚類別生產量值13'.I28];['漁業生產量值-漁業種類別魚類別生產量值13'.K28];['漁業生產量值-漁業種類別魚類別生產量值13'.M28];['漁業生產量值-漁業種類別魚類別生產量值13'.O28];['漁業生產量值-漁業種類別魚類別生產量值14'.C28];['漁業生產量值-漁業種類別魚類別生產量值14'.E28];['漁業生產量值-漁業種類別魚類別生產量值14'.G28];['漁業生產量值-漁業種類別魚類別生產量值14'.I28]))" table:style-name="ce57">
            <text:p>59<text:s/></text:p>
          </table:table-cell>
          <table:table-cell office:value-type="float" office:value="16173.93" table:formula="of:=  IF(SUM(['漁業生產量值-漁業種類別魚類別生產量值13'.D28];['漁業生產量值-漁業種類別魚類別生產量值13'.F28];['漁業生產量值-漁業種類別魚類別生產量值13'.H28];['漁業生產量值-漁業種類別魚類別生產量值13'.J28];['漁業生產量值-漁業種類別魚類別生產量值13'.L28];['漁業生產量值-漁業種類別魚類別生產量值13'.N28];['漁業生產量值-漁業種類別魚類別生產量值13'.P28];['漁業生產量值-漁業種類別魚類別生產量值14'.D28];['漁業生產量值-漁業種類別魚類別生產量值14'.F28];['漁業生產量值-漁業種類別魚類別生產量值14'.H28];['漁業生產量值-漁業種類別魚類別生產量值14'.J28])=0;&quot;-&quot;;SUM(['漁業生產量值-漁業種類別魚類別生產量值13'.D28];['漁業生產量值-漁業種類別魚類別生產量值13'.F28];['漁業生產量值-漁業種類別魚類別生產量值13'.H28];['漁業生產量值-漁業種類別魚類別生產量值13'.J28];['漁業生產量值-漁業種類別魚類別生產量值13'.L28];['漁業生產量值-漁業種類別魚類別生產量值13'.N28];['漁業生產量值-漁業種類別魚類別生產量值13'.P28];['漁業生產量值-漁業種類別魚類別生產量值14'.D28];['漁業生產量值-漁業種類別魚類別生產量值14'.F28];['漁業生產量值-漁業種類別魚類別生產量值14'.H28];['漁業生產量值-漁業種類別魚類別生產量值14'.J28]))" table:style-name="ce26">
            <text:p>16,174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基隆市</text:p>
          </table:table-cell>
          <table:table-cell office:value-type="string" table:style-name="ce62">
            <text:p>KEELUNG CITY</text:p>
          </table:table-cell>
          <table:table-cell office:value-type="float" office:value="1544.70436" table:style-name="ce57">
            <text:p>1,545<text:s/></text:p>
          </table:table-cell>
          <table:table-cell office:value-type="float" office:value="143966.44633999999" table:style-name="ce35">
            <text:p>143,966<text:s/></text:p>
          </table:table-cell>
          <table:table-cell office:value-type="float" office:value="463.04214000000002" table:formula="of:=  IF(SUM([.G29];[.I29];[.K29];[.M29])=0;&quot;-&quot;;SUM([.G29];[.I29];[.K29];[.M29]))" table:style-name="ce57">
            <text:p>463<text:s/></text:p>
          </table:table-cell>
          <table:table-cell office:value-type="float" office:value="51272.386149999998" table:formula="of:=  IF(SUM([.H29];[.J29];[.L29];[.N29])=0;&quot;-&quot;;SUM([.H29];[.J29];[.L29];[.N29]))" table:style-name="ce35">
            <text:p>51,272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73.94213999999999" table:style-name="ce57">
            <text:p>274<text:s/></text:p>
          </table:table-cell>
          <table:table-cell office:value-type="float" office:value="40214.706149999998" table:style-name="ce35">
            <text:p>40,215<text:s/></text:p>
          </table:table-cell>
          <table:table-cell office:value-type="float" office:value="189.1" table:style-name="ce57">
            <text:p>189<text:s/></text:p>
          </table:table-cell>
          <table:table-cell office:value-type="float" office:value="11057.68" table:style-name="ce35">
            <text:p>11,058<text:s/></text:p>
          </table:table-cell>
          <table:table-cell office:value-type="float" office:value="2167.6999999999998" table:formula="of:=  IF(SUM(['漁業生產量值-漁業種類別魚類別生產量值13'.C29];['漁業生產量值-漁業種類別魚類別生產量值13'.E29];['漁業生產量值-漁業種類別魚類別生產量值13'.G29];['漁業生產量值-漁業種類別魚類別生產量值13'.I29];['漁業生產量值-漁業種類別魚類別生產量值13'.K29];['漁業生產量值-漁業種類別魚類別生產量值13'.M29];['漁業生產量值-漁業種類別魚類別生產量值13'.O29];['漁業生產量值-漁業種類別魚類別生產量值14'.C29];['漁業生產量值-漁業種類別魚類別生產量值14'.E29];['漁業生產量值-漁業種類別魚類別生產量值14'.G29];['漁業生產量值-漁業種類別魚類別生產量值14'.I29])=0;&quot;-&quot;;SUM(['漁業生產量值-漁業種類別魚類別生產量值13'.C29];['漁業生產量值-漁業種類別魚類別生產量值13'.E29];['漁業生產量值-漁業種類別魚類別生產量值13'.G29];['漁業生產量值-漁業種類別魚類別生產量值13'.I29];['漁業生產量值-漁業種類別魚類別生產量值13'.K29];['漁業生產量值-漁業種類別魚類別生產量值13'.M29];['漁業生產量值-漁業種類別魚類別生產量值13'.O29];['漁業生產量值-漁業種類別魚類別生產量值14'.C29];['漁業生產量值-漁業種類別魚類別生產量值14'.E29];['漁業生產量值-漁業種類別魚類別生產量值14'.G29];['漁業生產量值-漁業種類別魚類別生產量值14'.I29]))" table:style-name="ce57">
            <text:p>2,168<text:s/></text:p>
          </table:table-cell>
          <table:table-cell office:value-type="float" office:value="405042.49" table:formula="of:=  IF(SUM(['漁業生產量值-漁業種類別魚類別生產量值13'.D29];['漁業生產量值-漁業種類別魚類別生產量值13'.F29];['漁業生產量值-漁業種類別魚類別生產量值13'.H29];['漁業生產量值-漁業種類別魚類別生產量值13'.J29];['漁業生產量值-漁業種類別魚類別生產量值13'.L29];['漁業生產量值-漁業種類別魚類別生產量值13'.N29];['漁業生產量值-漁業種類別魚類別生產量值13'.P29];['漁業生產量值-漁業種類別魚類別生產量值14'.D29];['漁業生產量值-漁業種類別魚類別生產量值14'.F29];['漁業生產量值-漁業種類別魚類別生產量值14'.H29];['漁業生產量值-漁業種類別魚類別生產量值14'.J29])=0;&quot;-&quot;;SUM(['漁業生產量值-漁業種類別魚類別生產量值13'.D29];['漁業生產量值-漁業種類別魚類別生產量值13'.F29];['漁業生產量值-漁業種類別魚類別生產量值13'.H29];['漁業生產量值-漁業種類別魚類別生產量值13'.J29];['漁業生產量值-漁業種類別魚類別生產量值13'.L29];['漁業生產量值-漁業種類別魚類別生產量值13'.N29];['漁業生產量值-漁業種類別魚類別生產量值13'.P29];['漁業生產量值-漁業種類別魚類別生產量值14'.D29];['漁業生產量值-漁業種類別魚類別生產量值14'.F29];['漁業生產量值-漁業種類別魚類別生產量值14'.H29];['漁業生產量值-漁業種類別魚類別生產量值14'.J29]))" table:style-name="ce26">
            <text:p>405,042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新竹市</text:p>
          </table:table-cell>
          <table:table-cell office:value-type="string" table:style-name="ce62">
            <text:p>HSINCHU CITY</text:p>
          </table:table-cell>
          <table:table-cell office:value-type="float" office:value="143.62" table:style-name="ce57">
            <text:p>144<text:s/></text:p>
          </table:table-cell>
          <table:table-cell office:value-type="float" office:value="7324.62" table:style-name="ce35">
            <text:p>7,325<text:s/></text:p>
          </table:table-cell>
          <table:table-cell office:value-type="float" office:value="56.453000000000003" table:formula="of:=  IF(SUM([.G30];[.I30];[.K30];[.M30])=0;&quot;-&quot;;SUM([.G30];[.I30];[.K30];[.M30]))" table:style-name="ce57">
            <text:p>56<text:s/></text:p>
          </table:table-cell>
          <table:table-cell office:value-type="float" office:value="16799.907999999999" table:formula="of:=  IF(SUM([.H30];[.J30];[.L30];[.N30])=0;&quot;-&quot;;SUM([.H30];[.J30];[.L30];[.N30]))" table:style-name="ce35">
            <text:p>16,800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34.411000000000001" table:style-name="ce57">
            <text:p>34<text:s/></text:p>
          </table:table-cell>
          <table:table-cell office:value-type="float" office:value="12387.96" table:style-name="ce35">
            <text:p>12,388<text:s/></text:p>
          </table:table-cell>
          <table:table-cell office:value-type="float" office:value="22.042000000000002" table:style-name="ce57">
            <text:p>22<text:s/></text:p>
          </table:table-cell>
          <table:table-cell office:value-type="float" office:value="4411.9480000000003" table:style-name="ce35">
            <text:p>4,412<text:s/></text:p>
          </table:table-cell>
          <table:table-cell office:value-type="float" office:value="38.948" table:formula="of:=  IF(SUM(['漁業生產量值-漁業種類別魚類別生產量值13'.C30];['漁業生產量值-漁業種類別魚類別生產量值13'.E30];['漁業生產量值-漁業種類別魚類別生產量值13'.G30];['漁業生產量值-漁業種類別魚類別生產量值13'.I30];['漁業生產量值-漁業種類別魚類別生產量值13'.K30];['漁業生產量值-漁業種類別魚類別生產量值13'.M30];['漁業生產量值-漁業種類別魚類別生產量值13'.O30];['漁業生產量值-漁業種類別魚類別生產量值14'.C30];['漁業生產量值-漁業種類別魚類別生產量值14'.E30];['漁業生產量值-漁業種類別魚類別生產量值14'.G30];['漁業生產量值-漁業種類別魚類別生產量值14'.I30])=0;&quot;-&quot;;SUM(['漁業生產量值-漁業種類別魚類別生產量值13'.C30];['漁業生產量值-漁業種類別魚類別生產量值13'.E30];['漁業生產量值-漁業種類別魚類別生產量值13'.G30];['漁業生產量值-漁業種類別魚類別生產量值13'.I30];['漁業生產量值-漁業種類別魚類別生產量值13'.K30];['漁業生產量值-漁業種類別魚類別生產量值13'.M30];['漁業生產量值-漁業種類別魚類別生產量值13'.O30];['漁業生產量值-漁業種類別魚類別生產量值14'.C30];['漁業生產量值-漁業種類別魚類別生產量值14'.E30];['漁業生產量值-漁業種類別魚類別生產量值14'.G30];['漁業生產量值-漁業種類別魚類別生產量值14'.I30]))" table:style-name="ce57">
            <text:p>39<text:s/></text:p>
          </table:table-cell>
          <table:table-cell office:value-type="float" office:value="14986.008000000002" table:formula="of:=  IF(SUM(['漁業生產量值-漁業種類別魚類別生產量值13'.D30];['漁業生產量值-漁業種類別魚類別生產量值13'.F30];['漁業生產量值-漁業種類別魚類別生產量值13'.H30];['漁業生產量值-漁業種類別魚類別生產量值13'.J30];['漁業生產量值-漁業種類別魚類別生產量值13'.L30];['漁業生產量值-漁業種類別魚類別生產量值13'.N30];['漁業生產量值-漁業種類別魚類別生產量值13'.P30];['漁業生產量值-漁業種類別魚類別生產量值14'.D30];['漁業生產量值-漁業種類別魚類別生產量值14'.F30];['漁業生產量值-漁業種類別魚類別生產量值14'.H30];['漁業生產量值-漁業種類別魚類別生產量值14'.J30])=0;&quot;-&quot;;SUM(['漁業生產量值-漁業種類別魚類別生產量值13'.D30];['漁業生產量值-漁業種類別魚類別生產量值13'.F30];['漁業生產量值-漁業種類別魚類別生產量值13'.H30];['漁業生產量值-漁業種類別魚類別生產量值13'.J30];['漁業生產量值-漁業種類別魚類別生產量值13'.L30];['漁業生產量值-漁業種類別魚類別生產量值13'.N30];['漁業生產量值-漁業種類別魚類別生產量值13'.P30];['漁業生產量值-漁業種類別魚類別生產量值14'.D30];['漁業生產量值-漁業種類別魚類別生產量值14'.F30];['漁業生產量值-漁業種類別魚類別生產量值14'.H30];['漁業生產量值-漁業種類別魚類別生產量值14'.J30]))" table:style-name="ce26">
            <text:p>14,986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嘉義市</text:p>
          </table:table-cell>
          <table:table-cell office:value-type="string" table:style-name="ce62">
            <text:p>CHIAYI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office:string-value="-" table:formula="of:=  IF(SUM([.G31];[.I31];[.K31];[.M31])=0;&quot;-&quot;;SUM([.G31];[.I31];[.K31];[.M31]))" table:style-name="ce57">
            <text:p>-</text:p>
          </table:table-cell>
          <table:table-cell office:value-type="string" office:string-value="-" table:formula="of:=  IF(SUM([.H31];[.J31];[.L31];[.N31])=0;&quot;-&quot;;SUM([.H31];[.J31];[.L31];[.N31]))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office:string-value="-" table:formula="of:=  IF(SUM(['漁業生產量值-漁業種類別魚類別生產量值13'.C31];['漁業生產量值-漁業種類別魚類別生產量值13'.E31];['漁業生產量值-漁業種類別魚類別生產量值13'.G31];['漁業生產量值-漁業種類別魚類別生產量值13'.I31];['漁業生產量值-漁業種類別魚類別生產量值13'.K31];['漁業生產量值-漁業種類別魚類別生產量值13'.M31];['漁業生產量值-漁業種類別魚類別生產量值13'.O31];['漁業生產量值-漁業種類別魚類別生產量值14'.C31];['漁業生產量值-漁業種類別魚類別生產量值14'.E31];['漁業生產量值-漁業種類別魚類別生產量值14'.G31];['漁業生產量值-漁業種類別魚類別生產量值14'.I31])=0;&quot;-&quot;;SUM(['漁業生產量值-漁業種類別魚類別生產量值13'.C31];['漁業生產量值-漁業種類別魚類別生產量值13'.E31];['漁業生產量值-漁業種類別魚類別生產量值13'.G31];['漁業生產量值-漁業種類別魚類別生產量值13'.I31];['漁業生產量值-漁業種類別魚類別生產量值13'.K31];['漁業生產量值-漁業種類別魚類別生產量值13'.M31];['漁業生產量值-漁業種類別魚類別生產量值13'.O31];['漁業生產量值-漁業種類別魚類別生產量值14'.C31];['漁業生產量值-漁業種類別魚類別生產量值14'.E31];['漁業生產量值-漁業種類別魚類別生產量值14'.G31];['漁業生產量值-漁業種類別魚類別生產量值14'.I31]))" table:style-name="ce57">
            <text:p>-</text:p>
          </table:table-cell>
          <table:table-cell office:value-type="string" office:string-value="-" table:formula="of:=  IF(SUM(['漁業生產量值-漁業種類別魚類別生產量值13'.D31];['漁業生產量值-漁業種類別魚類別生產量值13'.F31];['漁業生產量值-漁業種類別魚類別生產量值13'.H31];['漁業生產量值-漁業種類別魚類別生產量值13'.J31];['漁業生產量值-漁業種類別魚類別生產量值13'.L31];['漁業生產量值-漁業種類別魚類別生產量值13'.N31];['漁業生產量值-漁業種類別魚類別生產量值13'.P31];['漁業生產量值-漁業種類別魚類別生產量值14'.D31];['漁業生產量值-漁業種類別魚類別生產量值14'.F31];['漁業生產量值-漁業種類別魚類別生產量值14'.H31];['漁業生產量值-漁業種類別魚類別生產量值14'.J31])=0;&quot;-&quot;;SUM(['漁業生產量值-漁業種類別魚類別生產量值13'.D31];['漁業生產量值-漁業種類別魚類別生產量值13'.F31];['漁業生產量值-漁業種類別魚類別生產量值13'.H31];['漁業生產量值-漁業種類別魚類別生產量值13'.J31];['漁業生產量值-漁業種類別魚類別生產量值13'.L31];['漁業生產量值-漁業種類別魚類別生產量值13'.N31];['漁業生產量值-漁業種類別魚類別生產量值13'.P31];['漁業生產量值-漁業種類別魚類別生產量值14'.D31];['漁業生產量值-漁業種類別魚類別生產量值14'.F31];['漁業生產量值-漁業種類別魚類別生產量值14'.H31];['漁業生產量值-漁業種類別魚類別生產量值14'.J31]))" table:style-name="ce26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1">
            <text:p>金馬地區</text:p>
          </table:table-cell>
          <table:table-cell office:value-type="string" table:style-name="ce62">
            <text:p>KINMA AREA</text:p>
          </table:table-cell>
          <table:table-cell office:value-type="float" office:value="8124.5646800000004" table:formula="of:=  IF(SUM([.C33:.C35])=0;&quot;-&quot;;SUM([.C33:.C35]))" table:style-name="ce57">
            <text:p>8,125<text:s/></text:p>
          </table:table-cell>
          <table:table-cell office:value-type="float" office:value="355705.13107" table:formula="of:=  IF(SUM([.D33:.D35])=0;&quot;-&quot;;SUM([.D33:.D35]))" table:style-name="ce35">
            <text:p>355,705<text:s/></text:p>
          </table:table-cell>
          <table:table-cell office:value-type="float" office:value="42.033000000000001" table:formula="of:=  IF(SUM([.G32];[.I32];[.K32];[.M32])=0;&quot;-&quot;;SUM([.G32];[.I32];[.K32];[.M32]))" table:style-name="ce57">
            <text:p>42<text:s/></text:p>
          </table:table-cell>
          <table:table-cell office:value-type="float" office:value="3453.3550399999999" table:formula="of:=  IF(SUM([.H32];[.J32];[.L32];[.N32])=0;&quot;-&quot;;SUM([.H32];[.J32];[.L32];[.N32]))" table:style-name="ce35">
            <text:p>3,453<text:s/></text:p>
          </table:table-cell>
          <table:table-cell office:value-type="string" office:string-value="-" table:formula="of:=  IF(SUM([.G33:.G35])=0;&quot;-&quot;;SUM([.G33:.G35]))" table:style-name="ce57">
            <text:p>-</text:p>
          </table:table-cell>
          <table:table-cell office:value-type="string" office:string-value="-" table:formula="of:=  IF(SUM([.H33:.H35])=0;&quot;-&quot;;SUM([.H33:.H35]))" table:style-name="ce35">
            <text:p>-</text:p>
          </table:table-cell>
          <table:table-cell office:value-type="string" office:string-value="-" table:formula="of:=  IF(SUM([.I33:.I35])=0;&quot;-&quot;;SUM([.I33:.I35]))" table:style-name="ce57">
            <text:p>-</text:p>
          </table:table-cell>
          <table:table-cell office:value-type="string" office:string-value="-" table:formula="of:=  IF(SUM([.J33:.J35])=0;&quot;-&quot;;SUM([.J33:.J35]))" table:style-name="ce35">
            <text:p>-</text:p>
          </table:table-cell>
          <table:table-cell office:value-type="float" office:value="11.032999999999999" table:formula="of:=  IF(SUM([.K33:.K35])=0;&quot;-&quot;;SUM([.K33:.K35]))" table:style-name="ce57">
            <text:p>11<text:s/></text:p>
          </table:table-cell>
          <table:table-cell office:value-type="float" office:value="1323.96" table:formula="of:=  IF(SUM([.L33:.L35])=0;&quot;-&quot;;SUM([.L33:.L35]))" table:style-name="ce35">
            <text:p>1,324<text:s/></text:p>
          </table:table-cell>
          <table:table-cell office:value-type="float" office:value="31" table:formula="of:=  IF(SUM([.M33:.M35])=0;&quot;-&quot;;SUM([.M33:.M35]))" table:style-name="ce57">
            <text:p>31<text:s/></text:p>
          </table:table-cell>
          <table:table-cell office:value-type="float" office:value="2129.3950399999999" table:formula="of:=  IF(SUM([.N33:.N35])=0;&quot;-&quot;;SUM([.N33:.N35]))" table:style-name="ce35">
            <text:p>2,129<text:s/></text:p>
          </table:table-cell>
          <table:table-cell office:value-type="float" office:value="38.0505" table:formula="of:=  IF(SUM(['漁業生產量值-漁業種類別魚類別生產量值13'.C32];['漁業生產量值-漁業種類別魚類別生產量值13'.E32];['漁業生產量值-漁業種類別魚類別生產量值13'.G32];['漁業生產量值-漁業種類別魚類別生產量值13'.I32];['漁業生產量值-漁業種類別魚類別生產量值13'.K32];['漁業生產量值-漁業種類別魚類別生產量值13'.M32];['漁業生產量值-漁業種類別魚類別生產量值13'.O32];['漁業生產量值-漁業種類別魚類別生產量值14'.C32];['漁業生產量值-漁業種類別魚類別生產量值14'.E32];['漁業生產量值-漁業種類別魚類別生產量值14'.G32];['漁業生產量值-漁業種類別魚類別生產量值14'.I32])=0;&quot;-&quot;;SUM(['漁業生產量值-漁業種類別魚類別生產量值13'.C32];['漁業生產量值-漁業種類別魚類別生產量值13'.E32];['漁業生產量值-漁業種類別魚類別生產量值13'.G32];['漁業生產量值-漁業種類別魚類別生產量值13'.I32];['漁業生產量值-漁業種類別魚類別生產量值13'.K32];['漁業生產量值-漁業種類別魚類別生產量值13'.M32];['漁業生產量值-漁業種類別魚類別生產量值13'.O32];['漁業生產量值-漁業種類別魚類別生產量值14'.C32];['漁業生產量值-漁業種類別魚類別生產量值14'.E32];['漁業生產量值-漁業種類別魚類別生產量值14'.G32];['漁業生產量值-漁業種類別魚類別生產量值14'.I32]))" table:style-name="ce57">
            <text:p>38<text:s/></text:p>
          </table:table-cell>
          <table:table-cell office:value-type="float" office:value="11684.305" table:formula="of:=  IF(SUM(['漁業生產量值-漁業種類別魚類別生產量值13'.D32];['漁業生產量值-漁業種類別魚類別生產量值13'.F32];['漁業生產量值-漁業種類別魚類別生產量值13'.H32];['漁業生產量值-漁業種類別魚類別生產量值13'.J32];['漁業生產量值-漁業種類別魚類別生產量值13'.L32];['漁業生產量值-漁業種類別魚類別生產量值13'.N32];['漁業生產量值-漁業種類別魚類別生產量值13'.P32];['漁業生產量值-漁業種類別魚類別生產量值14'.D32];['漁業生產量值-漁業種類別魚類別生產量值14'.F32];['漁業生產量值-漁業種類別魚類別生產量值14'.H32];['漁業生產量值-漁業種類別魚類別生產量值14'.J32])=0;&quot;-&quot;;SUM(['漁業生產量值-漁業種類別魚類別生產量值13'.D32];['漁業生產量值-漁業種類別魚類別生產量值13'.F32];['漁業生產量值-漁業種類別魚類別生產量值13'.H32];['漁業生產量值-漁業種類別魚類別生產量值13'.J32];['漁業生產量值-漁業種類別魚類別生產量值13'.L32];['漁業生產量值-漁業種類別魚類別生產量值13'.N32];['漁業生產量值-漁業種類別魚類別生產量值13'.P32];['漁業生產量值-漁業種類別魚類別生產量值14'.D32];['漁業生產量值-漁業種類別魚類別生產量值14'.F32];['漁業生產量值-漁業種類別魚類別生產量值14'.H32];['漁業生產量值-漁業種類別魚類別生產量值14'.J32]))" table:style-name="ce26">
            <text:p>11,684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金門縣</text:p>
          </table:table-cell>
          <table:table-cell office:value-type="string" table:style-name="ce62">
            <text:p>KINMEN COUNTY</text:p>
          </table:table-cell>
          <table:table-cell office:value-type="float" office:value="18.442" table:style-name="ce57">
            <text:p>18<text:s/></text:p>
          </table:table-cell>
          <table:table-cell office:value-type="float" office:value="3872.82" table:style-name="ce35">
            <text:p>3,873<text:s/></text:p>
          </table:table-cell>
          <table:table-cell office:value-type="float" office:value="11.032999999999999" table:formula="of:=  IF(SUM([.G33];[.I33];[.K33];[.M33])=0;&quot;-&quot;;SUM([.G33];[.I33];[.K33];[.M33]))" table:style-name="ce57">
            <text:p>11<text:s/></text:p>
          </table:table-cell>
          <table:table-cell office:value-type="float" office:value="1323.96" table:formula="of:=  IF(SUM([.H33];[.J33];[.L33];[.N33])=0;&quot;-&quot;;SUM([.H33];[.J33];[.L33];[.N33]))" table:style-name="ce35">
            <text:p>1,324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1.032999999999999" table:style-name="ce57">
            <text:p>11<text:s/></text:p>
          </table:table-cell>
          <table:table-cell office:value-type="float" office:value="1323.96" table:style-name="ce35">
            <text:p>1,324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38.0505" table:formula="of:=  IF(SUM(['漁業生產量值-漁業種類別魚類別生產量值13'.C33];['漁業生產量值-漁業種類別魚類別生產量值13'.E33];['漁業生產量值-漁業種類別魚類別生產量值13'.G33];['漁業生產量值-漁業種類別魚類別生產量值13'.I33];['漁業生產量值-漁業種類別魚類別生產量值13'.K33];['漁業生產量值-漁業種類別魚類別生產量值13'.M33];['漁業生產量值-漁業種類別魚類別生產量值13'.O33];['漁業生產量值-漁業種類別魚類別生產量值14'.C33];['漁業生產量值-漁業種類別魚類別生產量值14'.E33];['漁業生產量值-漁業種類別魚類別生產量值14'.G33];['漁業生產量值-漁業種類別魚類別生產量值14'.I33])=0;&quot;-&quot;;SUM(['漁業生產量值-漁業種類別魚類別生產量值13'.C33];['漁業生產量值-漁業種類別魚類別生產量值13'.E33];['漁業生產量值-漁業種類別魚類別生產量值13'.G33];['漁業生產量值-漁業種類別魚類別生產量值13'.I33];['漁業生產量值-漁業種類別魚類別生產量值13'.K33];['漁業生產量值-漁業種類別魚類別生產量值13'.M33];['漁業生產量值-漁業種類別魚類別生產量值13'.O33];['漁業生產量值-漁業種類別魚類別生產量值14'.C33];['漁業生產量值-漁業種類別魚類別生產量值14'.E33];['漁業生產量值-漁業種類別魚類別生產量值14'.G33];['漁業生產量值-漁業種類別魚類別生產量值14'.I33]))" table:style-name="ce57">
            <text:p>38<text:s/></text:p>
          </table:table-cell>
          <table:table-cell office:value-type="float" office:value="11684.305" table:formula="of:=  IF(SUM(['漁業生產量值-漁業種類別魚類別生產量值13'.D33];['漁業生產量值-漁業種類別魚類別生產量值13'.F33];['漁業生產量值-漁業種類別魚類別生產量值13'.H33];['漁業生產量值-漁業種類別魚類別生產量值13'.J33];['漁業生產量值-漁業種類別魚類別生產量值13'.L33];['漁業生產量值-漁業種類別魚類別生產量值13'.N33];['漁業生產量值-漁業種類別魚類別生產量值13'.P33];['漁業生產量值-漁業種類別魚類別生產量值14'.D33];['漁業生產量值-漁業種類別魚類別生產量值14'.F33];['漁業生產量值-漁業種類別魚類別生產量值14'.H33];['漁業生產量值-漁業種類別魚類別生產量值14'.J33])=0;&quot;-&quot;;SUM(['漁業生產量值-漁業種類別魚類別生產量值13'.D33];['漁業生產量值-漁業種類別魚類別生產量值13'.F33];['漁業生產量值-漁業種類別魚類別生產量值13'.H33];['漁業生產量值-漁業種類別魚類別生產量值13'.J33];['漁業生產量值-漁業種類別魚類別生產量值13'.L33];['漁業生產量值-漁業種類別魚類別生產量值13'.N33];['漁業生產量值-漁業種類別魚類別生產量值13'.P33];['漁業生產量值-漁業種類別魚類別生產量值14'.D33];['漁業生產量值-漁業種類別魚類別生產量值14'.F33];['漁業生產量值-漁業種類別魚類別生產量值14'.H33];['漁業生產量值-漁業種類別魚類別生產量值14'.J33]))" table:style-name="ce26">
            <text:p>11,684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連江縣</text:p>
          </table:table-cell>
          <table:table-cell office:value-type="string" table:style-name="ce62">
            <text:p>LIANJIANG COUNTY</text:p>
          </table:table-cell>
          <table:table-cell office:value-type="float" office:value="96.265000000000001" table:style-name="ce57">
            <text:p>96<text:s/></text:p>
          </table:table-cell>
          <table:table-cell office:value-type="float" office:value="9626.5" table:style-name="ce35">
            <text:p>9,627<text:s/></text:p>
          </table:table-cell>
          <table:table-cell office:value-type="string" office:string-value="-" table:formula="of:=  IF(SUM([.G34];[.I34];[.K34];[.M34])=0;&quot;-&quot;;SUM([.G34];[.I34];[.K34];[.M34]))" table:style-name="ce57">
            <text:p>-</text:p>
          </table:table-cell>
          <table:table-cell office:value-type="string" office:string-value="-" table:formula="of:=  IF(SUM([.H34];[.J34];[.L34];[.N34])=0;&quot;-&quot;;SUM([.H34];[.J34];[.L34];[.N34]))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office:string-value="-" table:formula="of:=  IF(SUM(['漁業生產量值-漁業種類別魚類別生產量值13'.C34];['漁業生產量值-漁業種類別魚類別生產量值13'.E34];['漁業生產量值-漁業種類別魚類別生產量值13'.G34];['漁業生產量值-漁業種類別魚類別生產量值13'.I34];['漁業生產量值-漁業種類別魚類別生產量值13'.K34];['漁業生產量值-漁業種類別魚類別生產量值13'.M34];['漁業生產量值-漁業種類別魚類別生產量值13'.O34];['漁業生產量值-漁業種類別魚類別生產量值14'.C34];['漁業生產量值-漁業種類別魚類別生產量值14'.E34];['漁業生產量值-漁業種類別魚類別生產量值14'.G34];['漁業生產量值-漁業種類別魚類別生產量值14'.I34])=0;&quot;-&quot;;SUM(['漁業生產量值-漁業種類別魚類別生產量值13'.C34];['漁業生產量值-漁業種類別魚類別生產量值13'.E34];['漁業生產量值-漁業種類別魚類別生產量值13'.G34];['漁業生產量值-漁業種類別魚類別生產量值13'.I34];['漁業生產量值-漁業種類別魚類別生產量值13'.K34];['漁業生產量值-漁業種類別魚類別生產量值13'.M34];['漁業生產量值-漁業種類別魚類別生產量值13'.O34];['漁業生產量值-漁業種類別魚類別生產量值14'.C34];['漁業生產量值-漁業種類別魚類別生產量值14'.E34];['漁業生產量值-漁業種類別魚類別生產量值14'.G34];['漁業生產量值-漁業種類別魚類別生產量值14'.I34]))" table:style-name="ce57">
            <text:p>-</text:p>
          </table:table-cell>
          <table:table-cell office:value-type="string" office:string-value="-" table:formula="of:=  IF(SUM(['漁業生產量值-漁業種類別魚類別生產量值13'.D34];['漁業生產量值-漁業種類別魚類別生產量值13'.F34];['漁業生產量值-漁業種類別魚類別生產量值13'.H34];['漁業生產量值-漁業種類別魚類別生產量值13'.J34];['漁業生產量值-漁業種類別魚類別生產量值13'.L34];['漁業生產量值-漁業種類別魚類別生產量值13'.N34];['漁業生產量值-漁業種類別魚類別生產量值13'.P34];['漁業生產量值-漁業種類別魚類別生產量值14'.D34];['漁業生產量值-漁業種類別魚類別生產量值14'.F34];['漁業生產量值-漁業種類別魚類別生產量值14'.H34];['漁業生產量值-漁業種類別魚類別生產量值14'.J34])=0;&quot;-&quot;;SUM(['漁業生產量值-漁業種類別魚類別生產量值13'.D34];['漁業生產量值-漁業種類別魚類別生產量值13'.F34];['漁業生產量值-漁業種類別魚類別生產量值13'.H34];['漁業生產量值-漁業種類別魚類別生產量值13'.J34];['漁業生產量值-漁業種類別魚類別生產量值13'.L34];['漁業生產量值-漁業種類別魚類別生產量值13'.N34];['漁業生產量值-漁業種類別魚類別生產量值13'.P34];['漁業生產量值-漁業種類別魚類別生產量值14'.D34];['漁業生產量值-漁業種類別魚類別生產量值14'.F34];['漁業生產量值-漁業種類別魚類別生產量值14'.H34];['漁業生產量值-漁業種類別魚類別生產量值14'.J34]))" table:style-name="ce26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4">
            <text:p>國外基地</text:p>
          </table:table-cell>
          <table:table-cell office:value-type="string" table:style-name="ce65">
            <text:p>OVERSEAS LANDING</text:p>
          </table:table-cell>
          <table:table-cell office:value-type="float" office:value="8009.8576800000001" table:style-name="ce58">
            <text:p>8,010<text:s/></text:p>
          </table:table-cell>
          <table:table-cell office:value-type="float" office:value="342205.81107" table:style-name="ce54">
            <text:p>342,206<text:s/></text:p>
          </table:table-cell>
          <table:table-cell office:value-type="float" office:value="31" table:formula="of:=  IF(SUM([.G35];[.I35];[.K35];[.M35])=0;&quot;-&quot;;SUM([.G35];[.I35];[.K35];[.M35]))" table:style-name="ce58">
            <text:p>31<text:s/></text:p>
          </table:table-cell>
          <table:table-cell office:value-type="float" office:value="2129.3950399999999" table:formula="of:=  IF(SUM([.H35];[.J35];[.L35];[.N35])=0;&quot;-&quot;;SUM([.H35];[.J35];[.L35];[.N35]))" table:style-name="ce54">
            <text:p>2,129<text:s/>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float" office:value="31" table:style-name="ce58">
            <text:p>31<text:s/></text:p>
          </table:table-cell>
          <table:table-cell office:value-type="float" office:value="2129.3950399999999" table:style-name="ce54">
            <text:p>2,129<text:s/></text:p>
          </table:table-cell>
          <table:table-cell office:value-type="string" office:string-value="-" table:formula="of:=  IF(SUM(['漁業生產量值-漁業種類別魚類別生產量值13'.C35];['漁業生產量值-漁業種類別魚類別生產量值13'.E35];['漁業生產量值-漁業種類別魚類別生產量值13'.G35];['漁業生產量值-漁業種類別魚類別生產量值13'.I35];['漁業生產量值-漁業種類別魚類別生產量值13'.K35];['漁業生產量值-漁業種類別魚類別生產量值13'.M35];['漁業生產量值-漁業種類別魚類別生產量值13'.O35];['漁業生產量值-漁業種類別魚類別生產量值14'.C35];['漁業生產量值-漁業種類別魚類別生產量值14'.E35];['漁業生產量值-漁業種類別魚類別生產量值14'.G35];['漁業生產量值-漁業種類別魚類別生產量值14'.I35])=0;&quot;-&quot;;SUM(['漁業生產量值-漁業種類別魚類別生產量值13'.C35];['漁業生產量值-漁業種類別魚類別生產量值13'.E35];['漁業生產量值-漁業種類別魚類別生產量值13'.G35];['漁業生產量值-漁業種類別魚類別生產量值13'.I35];['漁業生產量值-漁業種類別魚類別生產量值13'.K35];['漁業生產量值-漁業種類別魚類別生產量值13'.M35];['漁業生產量值-漁業種類別魚類別生產量值13'.O35];['漁業生產量值-漁業種類別魚類別生產量值14'.C35];['漁業生產量值-漁業種類別魚類別生產量值14'.E35];['漁業生產量值-漁業種類別魚類別生產量值14'.G35];['漁業生產量值-漁業種類別魚類別生產量值14'.I35]))" table:style-name="ce58">
            <text:p>-</text:p>
          </table:table-cell>
          <table:table-cell office:value-type="string" office:string-value="-" table:formula="of:=  IF(SUM(['漁業生產量值-漁業種類別魚類別生產量值13'.D35];['漁業生產量值-漁業種類別魚類別生產量值13'.F35];['漁業生產量值-漁業種類別魚類別生產量值13'.H35];['漁業生產量值-漁業種類別魚類別生產量值13'.J35];['漁業生產量值-漁業種類別魚類別生產量值13'.L35];['漁業生產量值-漁業種類別魚類別生產量值13'.N35];['漁業生產量值-漁業種類別魚類別生產量值13'.P35];['漁業生產量值-漁業種類別魚類別生產量值14'.D35];['漁業生產量值-漁業種類別魚類別生產量值14'.F35];['漁業生產量值-漁業種類別魚類別生產量值14'.H35];['漁業生產量值-漁業種類別魚類別生產量值14'.J35])=0;&quot;-&quot;;SUM(['漁業生產量值-漁業種類別魚類別生產量值13'.D35];['漁業生產量值-漁業種類別魚類別生產量值13'.F35];['漁業生產量值-漁業種類別魚類別生產量值13'.H35];['漁業生產量值-漁業種類別魚類別生產量值13'.J35];['漁業生產量值-漁業種類別魚類別生產量值13'.L35];['漁業生產量值-漁業種類別魚類別生產量值13'.N35];['漁業生產量值-漁業種類別魚類別生產量值13'.P35];['漁業生產量值-漁業種類別魚類別生產量值14'.D35];['漁業生產量值-漁業種類別魚類別生產量值14'.F35];['漁業生產量值-漁業種類別魚類別生產量值14'.H35];['漁業生產量值-漁業種類別魚類別生產量值14'.J35]))" table:style-name="ce47">
            <text:p>-</text:p>
          </table:table-cell>
          <table:table-cell table:number-columns-repeated="16368" table:style-name="ce25"/>
        </table:table-row>
        <table:table-row table:style-name="ro2">
          <table:table-cell office:value-type="string" table:number-columns-spanned="6" table:number-rows-spanned="1" table:style-name="ce71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72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42"/>
        </table:table-row>
        <table:table-row table:style-name="ro3">
          <table:table-cell table:number-columns-repeated="2" table:style-name="ce42"/>
          <table:table-cell table:number-columns-repeated="16382" table:style-name="ce24"/>
        </table:table-row>
        <table:table-row table:number-rows-repeated="1048539" table:style-name="ro3">
          <table:table-cell table:number-columns-repeated="16384"/>
        </table:table-row>
      </table:table>
      <table:table table:name="漁業生產量值-漁業種類別魚類別生產量值13" table:style-name="ta1">
        <table:table-column table:style-name="co1" table:default-cell-style-name="ce42"/>
        <table:table-column table:style-name="co2" table:default-cell-style-name="ce42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85">
            <text:p>7‧漁業生產量</text:p>
          </table:table-cell>
          <table:covered-table-cell table:number-columns-repeated="2"/>
          <table:table-cell table:number-columns-repeated="6" table:style-name="ce42"/>
          <table:table-cell office:value-type="string" table:style-name="ce42">
            <text:p>7‧FISHERIES PRODUCTION</text:p>
          </table:table-cell>
          <table:table-cell table:number-columns-repeated="16374" table:style-name="ce42"/>
        </table:table-row>
        <table:table-row table:style-name="ro1">
          <table:table-cell table:number-columns-repeated="4" table:style-name="ce42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42"/>
          <table:table-cell table:number-columns-repeated="2" table:style-name="ce3"/>
          <table:table-cell table:number-columns-repeated="2" table:style-name="ce42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42"/>
        </table:table-row>
        <table:table-row table:style-name="ro1">
          <table:table-cell table:style-name="ce42">
            <draw:custom-shape svg:x="0in" svg:y="0.20833in" svg:width="1.55027in" svg:height="1.25in" draw:z-index="1" draw:id="id13" draw:style-name="a13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3" table:number-rows-spanned="1" table:style-name="ce87">
            <text:p>(3) 縣市別魚類別生產量值(續)</text:p>
          </table:table-cell>
          <table:covered-table-cell table:number-columns-repeated="2"/>
          <table:table-cell table:style-name="ce42"/>
          <table:table-cell office:value-type="string" table:style-name="ce43">
            <text:p>價值：新臺幣千元</text:p>
          </table:table-cell>
          <table:table-cell table:style-name="ce42"/>
          <table:table-cell table:style-name="ce43"/>
          <table:table-cell office:value-type="string" table:style-name="ce43">
            <text:p>(3) By type of district by species(Continued)</text:p>
          </table:table-cell>
          <table:table-cell table:number-columns-repeated="3" table:style-name="ce42"/>
          <table:table-cell office:value-type="string" table:style-name="ce13">
            <text:p>Value：Thousand NT $</text:p>
          </table:table-cell>
          <table:table-cell table:number-columns-repeated="16371" table:style-name="ce42"/>
        </table:table-row>
        <table:table-row table:style-name="ro1">
          <table:table-cell office:value-type="string" table:number-columns-spanned="2" table:number-rows-spanned="3" table:style-name="ce90">
            <text:p><text:s text:c="20"/><text:span text:style-name="T2">魚類別</text:span></text:p>
            <text:p><text:span text:style-name="T2"><text:s text:c="20"/>Species</text:span></text:p>
          </table:table-cell>
          <table:covered-table-cell/>
          <table:table-cell office:value-type="string" table:number-columns-spanned="14" table:number-rows-spanned="1" table:style-name="ce189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number-columns-spanned="14" table:number-rows-spanned="1" table:style-name="ce208">
            <text:p>甲 <text:s text:c="11"/>殼 <text:s text:c="11"/>類</text:p>
          </table:table-cell>
          <table:covered-table-cell table:number-columns-repeated="13"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number-columns-spanned="2" table:number-rows-spanned="1" table:style-name="ce209">
            <text:p>日本對蝦</text:p>
          </table:table-cell>
          <table:covered-table-cell/>
          <table:table-cell office:value-type="string" table:number-columns-spanned="2" table:number-rows-spanned="1" table:style-name="ce207">
            <text:p>多毛對蝦</text:p>
          </table:table-cell>
          <table:covered-table-cell/>
          <table:table-cell office:value-type="string" table:number-columns-spanned="2" table:number-rows-spanned="1" table:style-name="ce199">
            <text:p>羅氏沼蝦</text:p>
          </table:table-cell>
          <table:covered-table-cell/>
          <table:table-cell office:value-type="string" table:number-columns-spanned="2" table:number-rows-spanned="1" table:style-name="ce207">
            <text:p>劍蝦</text:p>
          </table:table-cell>
          <table:covered-table-cell/>
          <table:table-cell office:value-type="string" table:number-columns-spanned="2" table:number-rows-spanned="1" table:style-name="ce207">
            <text:p>管鞭蝦</text:p>
          </table:table-cell>
          <table:covered-table-cell/>
          <table:table-cell office:value-type="string" table:number-columns-spanned="2" table:number-rows-spanned="1" table:style-name="ce201">
            <text:p>凡納對蝦</text:p>
          </table:table-cell>
          <table:covered-table-cell/>
          <table:table-cell office:value-type="string" table:number-columns-spanned="2" table:number-rows-spanned="1" table:style-name="ce107">
            <text:p>晶瑩櫻蝦</text:p>
          </table:table-cell>
          <table:covered-table-cell/>
          <table:table-cell table:number-columns-repeated="16368"/>
        </table:table-row>
        <table:table-row table:style-name="ro1">
          <table:table-cell office:value-type="string" table:number-columns-spanned="2" table:number-rows-spanned="3" table:style-name="ce197">
            <text:p>縣市別</text:p>
            <text:p>District</text:p>
          </table:table-cell>
          <table:covered-table-cell/>
          <table:table-cell office:value-type="string" table:number-columns-spanned="2" table:number-rows-spanned="1" table:style-name="ce186">
            <text:p>64002</text:p>
          </table:table-cell>
          <table:covered-table-cell/>
          <table:table-cell office:value-type="string" table:number-columns-spanned="2" table:number-rows-spanned="1" table:style-name="ce210">
            <text:p>64003</text:p>
          </table:table-cell>
          <table:covered-table-cell/>
          <table:table-cell office:value-type="string" table:number-columns-spanned="2" table:number-rows-spanned="1" table:style-name="ce210">
            <text:p>64006</text:p>
          </table:table-cell>
          <table:covered-table-cell/>
          <table:table-cell office:value-type="string" table:number-columns-spanned="2" table:number-rows-spanned="1" table:style-name="ce210">
            <text:p>64008</text:p>
          </table:table-cell>
          <table:covered-table-cell/>
          <table:table-cell office:value-type="string" table:number-columns-spanned="2" table:number-rows-spanned="1" table:style-name="ce210">
            <text:p>64009</text:p>
          </table:table-cell>
          <table:covered-table-cell/>
          <table:table-cell office:value-type="string" table:number-columns-spanned="2" table:number-rows-spanned="1" table:style-name="ce217">
            <text:p>64010</text:p>
          </table:table-cell>
          <table:covered-table-cell/>
          <table:table-cell office:value-type="string" table:number-columns-spanned="2" table:number-rows-spanned="1" table:style-name="ce218">
            <text:p>64011</text:p>
          </table:table-cell>
          <table:covered-table-cell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21">
            <text:p>產量</text:p>
          </table:table-cell>
          <table:table-cell office:value-type="string" table:style-name="ce21">
            <text:p>價值</text:p>
          </table:table-cell>
          <table:table-cell office:value-type="string" table:style-name="ce21">
            <text:p>產量</text:p>
          </table:table-cell>
          <table:table-cell office:value-type="string" table:style-name="ce21">
            <text:p>價值</text:p>
          </table:table-cell>
          <table:table-cell office:value-type="string" table:style-name="ce21">
            <text:p>產量</text:p>
          </table:table-cell>
          <table:table-cell office:value-type="string" table:style-name="ce21">
            <text:p>價值</text:p>
          </table:table-cell>
          <table:table-cell office:value-type="string" table:style-name="ce21">
            <text:p>產量</text:p>
          </table:table-cell>
          <table:table-cell office:value-type="string" table:style-name="ce21">
            <text:p>價值</text:p>
          </table:table-cell>
          <table:table-cell office:value-type="string" table:style-name="ce21">
            <text:p>產量</text:p>
          </table:table-cell>
          <table:table-cell office:value-type="string" table:style-name="ce21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33">
            <text:p>價值</text:p>
          </table:table-cell>
          <table:table-cell office:value-type="string" table:style-name="ce59">
            <text:p>產量</text:p>
          </table:table-cell>
          <table:table-cell office:value-type="string" table:style-name="ce33">
            <text:p>價值</text:p>
          </table:table-cell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23">
            <text:p>Quantity</text:p>
          </table:table-cell>
          <table:table-cell office:value-type="string" table:style-name="ce23">
            <text:p>Value</text:p>
          </table:table-cell>
          <table:table-cell office:value-type="string" table:style-name="ce23">
            <text:p>Quantity</text:p>
          </table:table-cell>
          <table:table-cell office:value-type="string" table:style-name="ce23">
            <text:p>Value</text:p>
          </table:table-cell>
          <table:table-cell office:value-type="string" table:style-name="ce23">
            <text:p>Quantity</text:p>
          </table:table-cell>
          <table:table-cell office:value-type="string" table:style-name="ce23">
            <text:p>Value</text:p>
          </table:table-cell>
          <table:table-cell office:value-type="string" table:style-name="ce23">
            <text:p>Quantity</text:p>
          </table:table-cell>
          <table:table-cell office:value-type="string" table:style-name="ce23">
            <text:p>Value</text:p>
          </table:table-cell>
          <table:table-cell office:value-type="string" table:style-name="ce23">
            <text:p>Quantity</text:p>
          </table:table-cell>
          <table:table-cell office:value-type="string" table:style-name="ce23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34">
            <text:p>Value</text:p>
          </table:table-cell>
          <table:table-cell office:value-type="string" table:style-name="ce60">
            <text:p>Quantity</text:p>
          </table:table-cell>
          <table:table-cell office:value-type="string" table:style-name="ce34">
            <text:p>Value</text:p>
          </table:table-cell>
          <table:table-cell table:number-columns-repeated="16368"/>
        </table:table-row>
        <table:table-row table:style-name="ro1">
          <table:table-cell office:value-type="string" table:style-name="ce61">
            <text:p>總計</text:p>
          </table:table-cell>
          <table:table-cell office:value-type="string" table:style-name="ce62">
            <text:p>GRAND TOTAL</text:p>
          </table:table-cell>
          <table:table-cell office:value-type="float" office:value="220.33019999999999" table:formula="of:=  IF(SUM([.C11];[.C32])=0;&quot;-&quot;;SUM([.C11];[.C32]))" table:style-name="ce56">
            <text:p>220<text:s/></text:p>
          </table:table-cell>
          <table:table-cell office:value-type="float" office:value="143932.53873999999" table:formula="of:=  IF(SUM([.D11];[.D32])=0;&quot;-&quot;;SUM([.D11];[.D32]))" table:style-name="ce53">
            <text:p>143,933<text:s/></text:p>
          </table:table-cell>
          <table:table-cell office:value-type="float" office:value="66.925799999999995" table:formula="of:=  IF(SUM([.E11];[.E32])=0;&quot;-&quot;;SUM([.E11];[.E32]))" table:style-name="ce56">
            <text:p>67<text:s/></text:p>
          </table:table-cell>
          <table:table-cell office:value-type="float" office:value="18474.47957" table:formula="of:=  IF(SUM([.F11];[.F32])=0;&quot;-&quot;;SUM([.F11];[.F32]))" table:style-name="ce53">
            <text:p>18,474<text:s/></text:p>
          </table:table-cell>
          <table:table-cell office:value-type="float" office:value="6436.9040000000005" table:formula="of:=  IF(SUM([.G11];[.G32])=0;&quot;-&quot;;SUM([.G11];[.G32]))" table:style-name="ce56">
            <text:p>6,437<text:s/></text:p>
          </table:table-cell>
          <table:table-cell office:value-type="float" office:value="1936762.0159999998" table:formula="of:=  IF(SUM([.H11];[.H32])=0;&quot;-&quot;;SUM([.H11];[.H32]))" table:style-name="ce53">
            <text:p>1,936,762<text:s/></text:p>
          </table:table-cell>
          <table:table-cell office:value-type="float" office:value="275.32601999999997" table:formula="of:=  IF(SUM([.I11];[.I32])=0;&quot;-&quot;;SUM([.I11];[.I32]))" table:style-name="ce56">
            <text:p>275<text:s/></text:p>
          </table:table-cell>
          <table:table-cell office:value-type="float" office:value="57875.5049" table:formula="of:=  IF(SUM([.J11];[.J32])=0;&quot;-&quot;;SUM([.J11];[.J32]))" table:style-name="ce53">
            <text:p>57,876<text:s/></text:p>
          </table:table-cell>
          <table:table-cell office:value-type="float" office:value="134.56979999999999" table:formula="of:=  IF(SUM([.K11];[.K32])=0;&quot;-&quot;;SUM([.K11];[.K32]))" table:style-name="ce56">
            <text:p>135<text:s/></text:p>
          </table:table-cell>
          <table:table-cell office:value-type="float" office:value="11840.173500000001" table:formula="of:=  IF(SUM([.L11];[.L32])=0;&quot;-&quot;;SUM([.L11];[.L32]))" table:style-name="ce53">
            <text:p>11,840<text:s/></text:p>
          </table:table-cell>
          <table:table-cell office:value-type="float" office:value="12423.27714" table:formula="of:=  IF(SUM([.M11];[.M32])=0;&quot;-&quot;;SUM([.M11];[.M32]))" table:style-name="ce56">
            <text:p>12,423<text:s/></text:p>
          </table:table-cell>
          <table:table-cell office:value-type="float" office:value="2648200.1672700001" table:formula="of:=  IF(SUM([.N11];[.N32])=0;&quot;-&quot;;SUM([.N11];[.N32]))" table:style-name="ce53">
            <text:p>2,648,200<text:s/></text:p>
          </table:table-cell>
          <table:table-cell office:value-type="float" office:value="2046.6640000000002" table:formula="of:=  IF(SUM([.O11];[.O32])=0;&quot;-&quot;;SUM([.O11];[.O32]))" table:style-name="ce56">
            <text:p>2,047<text:s/></text:p>
          </table:table-cell>
          <table:table-cell office:value-type="float" office:value="645678.27399999998" table:formula="of:=  IF(SUM([.P11];[.P32])=0;&quot;-&quot;;SUM([.P11];[.P32]))" table:style-name="ce53">
            <text:p>645,678<text:s/></text:p>
          </table:table-cell>
          <table:table-cell table:number-columns-repeated="16368"/>
        </table:table-row>
        <table:table-row table:style-name="ro1">
          <table:table-cell office:value-type="string" table:style-name="ce61">
            <text:p>臺灣地區</text:p>
          </table:table-cell>
          <table:table-cell office:value-type="string" table:style-name="ce62">
            <text:p>TAIWAN AREA</text:p>
          </table:table-cell>
          <table:table-cell office:value-type="float" office:value="219.7697" table:formula="of:=  IF(SUM([.C12:.C31])=0;&quot;-&quot;;SUM([.C12:.C31]))" table:style-name="ce57">
            <text:p>220<text:s/></text:p>
          </table:table-cell>
          <table:table-cell office:value-type="float" office:value="143442.10123999999" table:formula="of:=  IF(SUM([.D12:.D31])=0;&quot;-&quot;;SUM([.D12:.D31]))" table:style-name="ce35">
            <text:p>143,442<text:s/></text:p>
          </table:table-cell>
          <table:table-cell office:value-type="float" office:value="65.946299999999994" table:formula="of:=  IF(SUM([.E12:.E31])=0;&quot;-&quot;;SUM([.E12:.E31]))" table:style-name="ce57">
            <text:p>66<text:s/></text:p>
          </table:table-cell>
          <table:table-cell office:value-type="float" office:value="18254.092069999999" table:formula="of:=  IF(SUM([.F12:.F31])=0;&quot;-&quot;;SUM([.F12:.F31]))" table:style-name="ce35">
            <text:p>18,254<text:s/></text:p>
          </table:table-cell>
          <table:table-cell office:value-type="float" office:value="6436.9040000000005" table:formula="of:=  IF(SUM([.G12:.G31])=0;&quot;-&quot;;SUM([.G12:.G31]))" table:style-name="ce57">
            <text:p>6,437<text:s/></text:p>
          </table:table-cell>
          <table:table-cell office:value-type="float" office:value="1936762.0159999998" table:formula="of:=  IF(SUM([.H12:.H31])=0;&quot;-&quot;;SUM([.H12:.H31]))" table:style-name="ce35">
            <text:p>1,936,762<text:s/></text:p>
          </table:table-cell>
          <table:table-cell office:value-type="float" office:value="273.22351999999995" table:formula="of:=  IF(SUM([.I12:.I31])=0;&quot;-&quot;;SUM([.I12:.I31]))" table:style-name="ce57">
            <text:p>273<text:s/></text:p>
          </table:table-cell>
          <table:table-cell office:value-type="float" office:value="57602.179900000003" table:formula="of:=  IF(SUM([.J12:.J31])=0;&quot;-&quot;;SUM([.J12:.J31]))" table:style-name="ce35">
            <text:p>57,602<text:s/></text:p>
          </table:table-cell>
          <table:table-cell office:value-type="float" office:value="134.56979999999999" table:formula="of:=  IF(SUM([.K12:.K31])=0;&quot;-&quot;;SUM([.K12:.K31]))" table:style-name="ce57">
            <text:p>135<text:s/></text:p>
          </table:table-cell>
          <table:table-cell office:value-type="float" office:value="11840.173500000001" table:formula="of:=  IF(SUM([.L12:.L31])=0;&quot;-&quot;;SUM([.L12:.L31]))" table:style-name="ce35">
            <text:p>11,840<text:s/></text:p>
          </table:table-cell>
          <table:table-cell office:value-type="float" office:value="12415.70714" table:formula="of:=  IF(SUM([.M12:.M31])=0;&quot;-&quot;;SUM([.M12:.M31]))" table:style-name="ce57">
            <text:p>12,416<text:s/></text:p>
          </table:table-cell>
          <table:table-cell office:value-type="float" office:value="2645278.4372700001" table:formula="of:=  IF(SUM([.N12:.N31])=0;&quot;-&quot;;SUM([.N12:.N31]))" table:style-name="ce35">
            <text:p>2,645,278<text:s/></text:p>
          </table:table-cell>
          <table:table-cell office:value-type="float" office:value="2046.6640000000002" table:formula="of:=  IF(SUM([.O12:.O31])=0;&quot;-&quot;;SUM([.O12:.O31]))" table:style-name="ce57">
            <text:p>2,047<text:s/></text:p>
          </table:table-cell>
          <table:table-cell office:value-type="float" office:value="645678.27399999998" table:formula="of:=  IF(SUM([.P12:.P31])=0;&quot;-&quot;;SUM([.P12:.P31]))" table:style-name="ce35">
            <text:p>645,678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新北市</text:p>
          </table:table-cell>
          <table:table-cell office:value-type="string" table:style-name="ce62">
            <text:p>NEW TAIPEI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69" table:style-name="ce57">
            <text:p>69<text:s/></text:p>
          </table:table-cell>
          <table:table-cell office:value-type="float" office:value="10350" table:style-name="ce35">
            <text:p>10,350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北市</text:p>
          </table:table-cell>
          <table:table-cell office:value-type="string" table:style-name="ce62">
            <text:p>TAIPEI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桃園市</text:p>
          </table:table-cell>
          <table:table-cell office:value-type="string" table:style-name="ce62">
            <text:p>TAOYUAN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中市</text:p>
          </table:table-cell>
          <table:table-cell office:value-type="string" table:style-name="ce62">
            <text:p>TAICHUNG CITY</text:p>
          </table:table-cell>
          <table:table-cell office:value-type="float" office:value="1.43E-2" table:style-name="ce57">
            <text:p>0<text:s/></text:p>
          </table:table-cell>
          <table:table-cell office:value-type="float" office:value="10.725" table:style-name="ce35">
            <text:p>11<text:s/></text:p>
          </table:table-cell>
          <table:table-cell office:value-type="float" office:value="0.2893" table:style-name="ce57">
            <text:p>0<text:s/></text:p>
          </table:table-cell>
          <table:table-cell office:value-type="float" office:value="34.551070000000003" table:style-name="ce35">
            <text:p>35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南市</text:p>
          </table:table-cell>
          <table:table-cell office:value-type="string" table:style-name="ce62">
            <text:p>TAINAN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3.762" table:style-name="ce57">
            <text:p>14<text:s/></text:p>
          </table:table-cell>
          <table:table-cell office:value-type="float" office:value="9106.7459999999992" table:style-name="ce35">
            <text:p>9,107<text:s/></text:p>
          </table:table-cell>
          <table:table-cell office:value-type="float" office:value="55.156999999999996" table:style-name="ce57">
            <text:p>55<text:s/></text:p>
          </table:table-cell>
          <table:table-cell office:value-type="float" office:value="13323.584999999999" table:style-name="ce35">
            <text:p>13,324<text:s/></text:p>
          </table:table-cell>
          <table:table-cell office:value-type="float" office:value="29.815000000000001" table:style-name="ce57">
            <text:p>30<text:s/></text:p>
          </table:table-cell>
          <table:table-cell office:value-type="float" office:value="6419.6850000000004" table:style-name="ce35">
            <text:p>6,420<text:s/></text:p>
          </table:table-cell>
          <table:table-cell office:value-type="float" office:value="7.1800000000000003E-2" table:style-name="ce57">
            <text:p>0<text:s/></text:p>
          </table:table-cell>
          <table:table-cell office:value-type="float" office:value="23.8735" table:style-name="ce35">
            <text:p>24<text:s/></text:p>
          </table:table-cell>
          <table:table-cell office:value-type="float" office:value="4030.7220000000002" table:style-name="ce57">
            <text:p>4,031<text:s/></text:p>
          </table:table-cell>
          <table:table-cell office:value-type="float" office:value="762279.27107999998" table:style-name="ce35">
            <text:p>762,279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高雄市</text:p>
          </table:table-cell>
          <table:table-cell office:value-type="string" table:style-name="ce62">
            <text:p>KAOHSIUNG CITY</text:p>
          </table:table-cell>
          <table:table-cell office:value-type="float" office:value="14.5524" table:style-name="ce57">
            <text:p>15<text:s/></text:p>
          </table:table-cell>
          <table:table-cell office:value-type="float" office:value="8547.37824" table:style-name="ce35">
            <text:p>8,547<text:s/></text:p>
          </table:table-cell>
          <table:table-cell office:value-type="float" office:value="0.33800000000000002" table:style-name="ce57">
            <text:p>0<text:s/></text:p>
          </table:table-cell>
          <table:table-cell office:value-type="float" office:value="152.1" table:style-name="ce35">
            <text:p>152<text:s/></text:p>
          </table:table-cell>
          <table:table-cell office:value-type="float" office:value="205.005" table:style-name="ce57">
            <text:p>205<text:s/></text:p>
          </table:table-cell>
          <table:table-cell office:value-type="float" office:value="47975.33" table:style-name="ce35">
            <text:p>47,975<text:s/></text:p>
          </table:table-cell>
          <table:table-cell office:value-type="float" office:value="24.768000000000001" table:style-name="ce57">
            <text:p>25<text:s/></text:p>
          </table:table-cell>
          <table:table-cell office:value-type="float" office:value="4953.6000000000004" table:style-name="ce35">
            <text:p>4,954<text:s/></text:p>
          </table:table-cell>
          <table:table-cell office:value-type="float" office:value="12.958" table:style-name="ce57">
            <text:p>13<text:s/></text:p>
          </table:table-cell>
          <table:table-cell office:value-type="float" office:value="1133.3499999999999" table:style-name="ce35">
            <text:p>1,133<text:s/></text:p>
          </table:table-cell>
          <table:table-cell office:value-type="float" office:value="1683.76235" table:style-name="ce57">
            <text:p>1,684<text:s/></text:p>
          </table:table-cell>
          <table:table-cell office:value-type="float" office:value="439538.62745000003" table:style-name="ce35">
            <text:p>439,539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宜蘭縣</text:p>
          </table:table-cell>
          <table:table-cell office:value-type="string" table:style-name="ce62">
            <text:p>ILAN COUNTY</text:p>
          </table:table-cell>
          <table:table-cell office:value-type="float" office:value="11.173" table:style-name="ce57">
            <text:p>11<text:s/></text:p>
          </table:table-cell>
          <table:table-cell office:value-type="float" office:value="6314.1180000000004" table:style-name="ce35">
            <text:p>6,314<text:s/></text:p>
          </table:table-cell>
          <table:table-cell office:value-type="float" office:value="12.695" table:style-name="ce57">
            <text:p>13<text:s/></text:p>
          </table:table-cell>
          <table:table-cell office:value-type="float" office:value="749.005" table:style-name="ce35">
            <text:p>749<text:s/></text:p>
          </table:table-cell>
          <table:table-cell office:value-type="float" office:value="29.507000000000001" table:style-name="ce57">
            <text:p>30<text:s/></text:p>
          </table:table-cell>
          <table:table-cell office:value-type="float" office:value="12524.556" table:style-name="ce35">
            <text:p>12,525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496.26600000000002" table:style-name="ce57">
            <text:p>496<text:s/></text:p>
          </table:table-cell>
          <table:table-cell office:value-type="float" office:value="158431.51" table:style-name="ce35">
            <text:p>158,432<text:s/></text:p>
          </table:table-cell>
          <table:table-cell office:value-type="float" office:value="658.66800000000001" table:style-name="ce57">
            <text:p>659<text:s/></text:p>
          </table:table-cell>
          <table:table-cell office:value-type="float" office:value="163349.66399999999" table:style-name="ce35">
            <text:p>163,350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新竹縣</text:p>
          </table:table-cell>
          <table:table-cell office:value-type="string" table:style-name="ce62">
            <text:p>HSINCHU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9.399999999999999" table:style-name="ce57">
            <text:p>19<text:s/></text:p>
          </table:table-cell>
          <table:table-cell office:value-type="float" office:value="4385.9520000000002" table:style-name="ce35">
            <text:p>4,386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苗栗縣</text:p>
          </table:table-cell>
          <table:table-cell office:value-type="string" table:style-name="ce62">
            <text:p>MIAOLI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彰化縣</text:p>
          </table:table-cell>
          <table:table-cell office:value-type="string" table:style-name="ce62">
            <text:p>CHANGHWA COUNTY</text:p>
          </table:table-cell>
          <table:table-cell office:value-type="float" office:value="4.8" table:style-name="ce57">
            <text:p>5<text:s/></text:p>
          </table:table-cell>
          <table:table-cell office:value-type="float" office:value="2812.8" table:style-name="ce35">
            <text:p>2,813<text:s/></text:p>
          </table:table-cell>
          <table:table-cell office:value-type="float" office:value="35.442" table:style-name="ce57">
            <text:p>35<text:s/></text:p>
          </table:table-cell>
          <table:table-cell office:value-type="float" office:value="7620.03" table:style-name="ce35">
            <text:p>7,620<text:s/></text:p>
          </table:table-cell>
          <table:table-cell office:value-type="float" office:value="104.8" table:style-name="ce57">
            <text:p>105<text:s/></text:p>
          </table:table-cell>
          <table:table-cell office:value-type="float" office:value="15831.5" table:style-name="ce35">
            <text:p>15,832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79" table:style-name="ce57">
            <text:p>179<text:s/></text:p>
          </table:table-cell>
          <table:table-cell office:value-type="float" office:value="42960" table:style-name="ce35">
            <text:p>42,960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南投縣</text:p>
          </table:table-cell>
          <table:table-cell office:value-type="string" table:style-name="ce62">
            <text:p>NANTOU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4.92" table:style-name="ce57">
            <text:p>5<text:s/></text:p>
          </table:table-cell>
          <table:table-cell office:value-type="float" office:value="836.4" table:style-name="ce35">
            <text:p>836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雲林縣</text:p>
          </table:table-cell>
          <table:table-cell office:value-type="string" table:style-name="ce62">
            <text:p>YUNLIN COUNTY</text:p>
          </table:table-cell>
          <table:table-cell office:value-type="float" office:value="5.03" table:style-name="ce57">
            <text:p>5<text:s/></text:p>
          </table:table-cell>
          <table:table-cell office:value-type="float" office:value="3061" table:style-name="ce35">
            <text:p>3,061<text:s/></text:p>
          </table:table-cell>
          <table:table-cell office:value-type="float" office:value="3.42" table:style-name="ce57">
            <text:p>3<text:s/></text:p>
          </table:table-cell>
          <table:table-cell office:value-type="float" office:value="591.66" table:style-name="ce35">
            <text:p>592<text:s/></text:p>
          </table:table-cell>
          <table:table-cell office:value-type="float" office:value="1.3240000000000001" table:style-name="ce57">
            <text:p>1<text:s/></text:p>
          </table:table-cell>
          <table:table-cell office:value-type="float" office:value="350.86" table:style-name="ce35">
            <text:p>351<text:s/></text:p>
          </table:table-cell>
          <table:table-cell office:value-type="float" office:value="7.17" table:style-name="ce57">
            <text:p>7<text:s/></text:p>
          </table:table-cell>
          <table:table-cell office:value-type="float" office:value="1505.7" table:style-name="ce35">
            <text:p>1,506<text:s/></text:p>
          </table:table-cell>
          <table:table-cell office:value-type="float" office:value="2.04" table:style-name="ce57">
            <text:p>2<text:s/></text:p>
          </table:table-cell>
          <table:table-cell office:value-type="float" office:value="489.6" table:style-name="ce35">
            <text:p>490<text:s/></text:p>
          </table:table-cell>
          <table:table-cell office:value-type="float" office:value="1282.5999999999999" table:style-name="ce57">
            <text:p>1,283<text:s/></text:p>
          </table:table-cell>
          <table:table-cell office:value-type="float" office:value="335035.03899999999" table:style-name="ce35">
            <text:p>335,035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嘉義縣</text:p>
          </table:table-cell>
          <table:table-cell office:value-type="string" table:style-name="ce62">
            <text:p>CHIAYI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1.897" table:style-name="ce57">
            <text:p>12<text:s/></text:p>
          </table:table-cell>
          <table:table-cell office:value-type="float" office:value="3037.28" table:style-name="ce35">
            <text:p>3,037<text:s/></text:p>
          </table:table-cell>
          <table:table-cell office:value-type="float" office:value="31.42952" table:style-name="ce57">
            <text:p>31<text:s/></text:p>
          </table:table-cell>
          <table:table-cell office:value-type="float" office:value="7633.5748999999996" table:style-name="ce35">
            <text:p>7,634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3584.9983900000002" table:style-name="ce57">
            <text:p>3,585<text:s/></text:p>
          </table:table-cell>
          <table:table-cell office:value-type="float" office:value="598632.00774000003" table:style-name="ce35">
            <text:p>598,632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屏東縣</text:p>
          </table:table-cell>
          <table:table-cell office:value-type="string" table:style-name="ce62">
            <text:p>PINGTUNG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6022.4440000000004" table:style-name="ce57">
            <text:p>6,022<text:s/></text:p>
          </table:table-cell>
          <table:table-cell office:value-type="float" office:value="1842605.0049999999" table:style-name="ce35">
            <text:p>1,842,605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757.96540000000005" table:style-name="ce57">
            <text:p>758<text:s/></text:p>
          </table:table-cell>
          <table:table-cell office:value-type="float" office:value="189578.9" table:style-name="ce35">
            <text:p>189,579<text:s/></text:p>
          </table:table-cell>
          <table:table-cell office:value-type="float" office:value="1387.9960000000001" table:style-name="ce57">
            <text:p>1,388<text:s/></text:p>
          </table:table-cell>
          <table:table-cell office:value-type="float" office:value="482328.61" table:style-name="ce35">
            <text:p>482,329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東縣</text:p>
          </table:table-cell>
          <table:table-cell office:value-type="string" table:style-name="ce62">
            <text:p>TAITUNG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373.923" table:style-name="ce57">
            <text:p>374<text:s/></text:p>
          </table:table-cell>
          <table:table-cell office:value-type="float" office:value="112649.53" table:style-name="ce35">
            <text:p>112,650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花蓮縣</text:p>
          </table:table-cell>
          <table:table-cell office:value-type="string" table:style-name="ce62">
            <text:p>HWALIEN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.85" table:style-name="ce57">
            <text:p>2<text:s/></text:p>
          </table:table-cell>
          <table:table-cell office:value-type="float" office:value="277.5" table:style-name="ce35">
            <text:p>278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.4" table:style-name="ce57">
            <text:p>2<text:s/></text:p>
          </table:table-cell>
          <table:table-cell office:value-type="float" office:value="480" table:style-name="ce35">
            <text:p>480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澎湖縣</text:p>
          </table:table-cell>
          <table:table-cell office:value-type="string" table:style-name="ce62">
            <text:p>PENGHU COUNTY</text:p>
          </table:table-cell>
          <table:table-cell office:value-type="float" office:value="6.2" table:style-name="ce57">
            <text:p>6<text:s/></text:p>
          </table:table-cell>
          <table:table-cell office:value-type="float" office:value="5340.68" table:style-name="ce35">
            <text:p>5,341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基隆市</text:p>
          </table:table-cell>
          <table:table-cell office:value-type="string" table:style-name="ce62">
            <text:p>KEELUNG CITY</text:p>
          </table:table-cell>
          <table:table-cell office:value-type="float" office:value="178" table:style-name="ce57">
            <text:p>178<text:s/></text:p>
          </table:table-cell>
          <table:table-cell office:value-type="float" office:value="117355.4" table:style-name="ce35">
            <text:p>117,355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09.8" table:style-name="ce57">
            <text:p>110<text:s/></text:p>
          </table:table-cell>
          <table:table-cell office:value-type="float" office:value="26615.52" table:style-name="ce35">
            <text:p>26,616<text:s/></text:p>
          </table:table-cell>
          <table:table-cell office:value-type="float" office:value="119.5" table:style-name="ce57">
            <text:p>120<text:s/></text:p>
          </table:table-cell>
          <table:table-cell office:value-type="float" office:value="10193.35" table:style-name="ce35">
            <text:p>10,193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新竹市</text:p>
          </table:table-cell>
          <table:table-cell office:value-type="string" table:style-name="ce62">
            <text:p>HSINCHU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.2410000000000001" table:style-name="ce57">
            <text:p>1<text:s/></text:p>
          </table:table-cell>
          <table:table-cell office:value-type="float" office:value="124.1" table:style-name="ce35">
            <text:p>124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4.67" table:style-name="ce57">
            <text:p>5<text:s/></text:p>
          </table:table-cell>
          <table:table-cell office:value-type="float" office:value="1307.5999999999999" table:style-name="ce35">
            <text:p>1,308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嘉義市</text:p>
          </table:table-cell>
          <table:table-cell office:value-type="string" table:style-name="ce62">
            <text:p>CHIAYI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1">
            <text:p>金馬地區</text:p>
          </table:table-cell>
          <table:table-cell office:value-type="string" table:style-name="ce62">
            <text:p>KINMA AREA</text:p>
          </table:table-cell>
          <table:table-cell office:value-type="float" office:value="0.5605" table:formula="of:=  IF(SUM([.C33:.C35])=0;&quot;-&quot;;SUM([.C33:.C35]))" table:style-name="ce57">
            <text:p>1<text:s/></text:p>
          </table:table-cell>
          <table:table-cell office:value-type="float" office:value="490.4375" table:formula="of:=  IF(SUM([.D33:.D35])=0;&quot;-&quot;;SUM([.D33:.D35]))" table:style-name="ce35">
            <text:p>490<text:s/></text:p>
          </table:table-cell>
          <table:table-cell office:value-type="float" office:value="0.97950000000000004" table:formula="of:=  IF(SUM([.E33:.E35])=0;&quot;-&quot;;SUM([.E33:.E35]))" table:style-name="ce57">
            <text:p>1<text:s/></text:p>
          </table:table-cell>
          <table:table-cell office:value-type="float" office:value="220.38749999999999" table:formula="of:=  IF(SUM([.F33:.F35])=0;&quot;-&quot;;SUM([.F33:.F35]))" table:style-name="ce35">
            <text:p>220<text:s/></text:p>
          </table:table-cell>
          <table:table-cell office:value-type="string" office:string-value="-" table:formula="of:=  IF(SUM([.G33:.G35])=0;&quot;-&quot;;SUM([.G33:.G35]))" table:style-name="ce57">
            <text:p>-</text:p>
          </table:table-cell>
          <table:table-cell office:value-type="string" office:string-value="-" table:formula="of:=  IF(SUM([.H33:.H35])=0;&quot;-&quot;;SUM([.H33:.H35]))" table:style-name="ce35">
            <text:p>-</text:p>
          </table:table-cell>
          <table:table-cell office:value-type="float" office:value="2.1025" table:formula="of:=  IF(SUM([.I33:.I35])=0;&quot;-&quot;;SUM([.I33:.I35]))" table:style-name="ce57">
            <text:p>2<text:s/></text:p>
          </table:table-cell>
          <table:table-cell office:value-type="float" office:value="273.32499999999999" table:formula="of:=  IF(SUM([.J33:.J35])=0;&quot;-&quot;;SUM([.J33:.J35]))" table:style-name="ce35">
            <text:p>273<text:s/></text:p>
          </table:table-cell>
          <table:table-cell office:value-type="string" office:string-value="-" table:formula="of:=  IF(SUM([.K33:.K35])=0;&quot;-&quot;;SUM([.K33:.K35]))" table:style-name="ce57">
            <text:p>-</text:p>
          </table:table-cell>
          <table:table-cell office:value-type="string" office:string-value="-" table:formula="of:=  IF(SUM([.L33:.L35])=0;&quot;-&quot;;SUM([.L33:.L35]))" table:style-name="ce35">
            <text:p>-</text:p>
          </table:table-cell>
          <table:table-cell office:value-type="float" office:value="7.57" table:formula="of:=  IF(SUM([.M33:.M35])=0;&quot;-&quot;;SUM([.M33:.M35]))" table:style-name="ce57">
            <text:p>8<text:s/></text:p>
          </table:table-cell>
          <table:table-cell office:value-type="float" office:value="2921.73" table:formula="of:=  IF(SUM([.N33:.N35])=0;&quot;-&quot;;SUM([.N33:.N35]))" table:style-name="ce35">
            <text:p>2,922<text:s/></text:p>
          </table:table-cell>
          <table:table-cell office:value-type="string" office:string-value="-" table:formula="of:=  IF(SUM([.O33:.O35])=0;&quot;-&quot;;SUM([.O33:.O35]))" table:style-name="ce57">
            <text:p>-</text:p>
          </table:table-cell>
          <table:table-cell office:value-type="string" office:string-value="-" table:formula="of:=  IF(SUM([.P33:.P35])=0;&quot;-&quot;;SUM([.P33:.P35]))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金門縣</text:p>
          </table:table-cell>
          <table:table-cell office:value-type="string" table:style-name="ce62">
            <text:p>KINMEN COUNTY</text:p>
          </table:table-cell>
          <table:table-cell office:value-type="float" office:value="0.5605" table:style-name="ce57">
            <text:p>1<text:s/></text:p>
          </table:table-cell>
          <table:table-cell office:value-type="float" office:value="490.4375" table:style-name="ce35">
            <text:p>490<text:s/></text:p>
          </table:table-cell>
          <table:table-cell office:value-type="float" office:value="0.97950000000000004" table:style-name="ce57">
            <text:p>1<text:s/></text:p>
          </table:table-cell>
          <table:table-cell office:value-type="float" office:value="220.38749999999999" table:style-name="ce35">
            <text:p>220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.1025" table:style-name="ce57">
            <text:p>2<text:s/></text:p>
          </table:table-cell>
          <table:table-cell office:value-type="float" office:value="273.32499999999999" table:style-name="ce35">
            <text:p>273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7.57" table:style-name="ce57">
            <text:p>8<text:s/></text:p>
          </table:table-cell>
          <table:table-cell office:value-type="float" office:value="2921.73" table:style-name="ce35">
            <text:p>2,922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連江縣</text:p>
          </table:table-cell>
          <table:table-cell office:value-type="string" table:style-name="ce62">
            <text:p>LIANJIANG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4">
            <text:p>國外基地</text:p>
          </table:table-cell>
          <table:table-cell office:value-type="string" table:style-name="ce65">
            <text:p>OVERSEAS LANDING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table:number-columns-repeated="16368" table:style-name="ce24"/>
        </table:table-row>
        <table:table-row table:style-name="ro2">
          <table:table-cell office:value-type="string" table:number-columns-spanned="6" table:number-rows-spanned="1" table:style-name="ce71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72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42"/>
        </table:table-row>
        <table:table-row table:style-name="ro3">
          <table:table-cell table:number-columns-repeated="2" table:style-name="ce42"/>
          <table:table-cell table:number-columns-repeated="16382" table:style-name="ce24"/>
        </table:table-row>
        <table:table-row table:number-rows-repeated="1048539" table:style-name="ro3">
          <table:table-cell table:number-columns-repeated="16384"/>
        </table:table-row>
      </table:table>
      <table:table table:name="漁業生產量值-漁業種類別魚類別生產量值14" table:style-name="ta1">
        <table:table-column table:style-name="co1" table:default-cell-style-name="ce42"/>
        <table:table-column table:style-name="co2" table:default-cell-style-name="ce42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85">
            <text:p>7‧漁業生產量</text:p>
          </table:table-cell>
          <table:covered-table-cell table:number-columns-repeated="2"/>
          <table:table-cell table:number-columns-repeated="6" table:style-name="ce42"/>
          <table:table-cell office:value-type="string" table:style-name="ce42">
            <text:p>7‧FISHERIES PRODUCTION</text:p>
          </table:table-cell>
          <table:table-cell table:number-columns-repeated="16374" table:style-name="ce42"/>
        </table:table-row>
        <table:table-row table:style-name="ro1">
          <table:table-cell table:number-columns-repeated="4" table:style-name="ce42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42"/>
          <table:table-cell table:number-columns-repeated="2" table:style-name="ce3"/>
          <table:table-cell table:number-columns-repeated="2" table:style-name="ce42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42"/>
        </table:table-row>
        <table:table-row table:style-name="ro1">
          <table:table-cell table:style-name="ce42">
            <draw:custom-shape svg:x="0in" svg:y="0.20833in" svg:width="1.55027in" svg:height="1.25in" draw:z-index="1" draw:id="id14" draw:style-name="a14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3" table:number-rows-spanned="1" table:style-name="ce87">
            <text:p>(3) 縣市別魚類別生產量值(續)</text:p>
          </table:table-cell>
          <table:covered-table-cell table:number-columns-repeated="2"/>
          <table:table-cell table:style-name="ce42"/>
          <table:table-cell office:value-type="string" table:style-name="ce43">
            <text:p>價值：新臺幣千元</text:p>
          </table:table-cell>
          <table:table-cell table:style-name="ce42"/>
          <table:table-cell table:style-name="ce43"/>
          <table:table-cell office:value-type="string" table:style-name="ce43">
            <text:p>(3) By type of district by species(Continued)</text:p>
          </table:table-cell>
          <table:table-cell table:number-columns-repeated="3" table:style-name="ce42"/>
          <table:table-cell office:value-type="string" table:style-name="ce13">
            <text:p>Value：Thousand NT $</text:p>
          </table:table-cell>
          <table:table-cell table:number-columns-repeated="16371" table:style-name="ce42"/>
        </table:table-row>
        <table:table-row table:style-name="ro1">
          <table:table-cell office:value-type="string" table:number-columns-spanned="2" table:number-rows-spanned="3" table:style-name="ce90">
            <text:p><text:s text:c="20"/><text:span text:style-name="T2">魚類別</text:span></text:p>
            <text:p><text:span text:style-name="T2"><text:s text:c="20"/>Species</text:span></text:p>
          </table:table-cell>
          <table:covered-table-cell/>
          <table:table-cell office:value-type="string" table:number-columns-spanned="14" table:number-rows-spanned="1" table:style-name="ce189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number-columns-spanned="8" table:number-rows-spanned="1" table:style-name="ce189">
            <text:p>甲 <text:s text:c="11"/>殼 <text:s text:c="11"/>類</text:p>
          </table:table-cell>
          <table:covered-table-cell table:number-columns-repeated="7"/>
          <table:table-cell office:value-type="string" table:number-columns-spanned="6" table:number-rows-spanned="1" table:style-name="ce107">
            <text:p>貝 <text:s text:c="10"/>類</text:p>
          </table:table-cell>
          <table:covered-table-cell table:number-columns-repeated="5"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number-columns-spanned="2" table:number-rows-spanned="1" table:style-name="ce193">
            <text:p>間型毛蝦</text:p>
          </table:table-cell>
          <table:covered-table-cell/>
          <table:table-cell office:value-type="string" table:number-columns-spanned="2" table:number-rows-spanned="1" table:style-name="ce199">
            <text:p>蝦姑</text:p>
          </table:table-cell>
          <table:covered-table-cell/>
          <table:table-cell office:value-type="string" table:number-columns-spanned="2" table:number-rows-spanned="1" table:style-name="ce199">
            <text:p>遠海梭子蟹</text:p>
          </table:table-cell>
          <table:covered-table-cell/>
          <table:table-cell office:value-type="string" table:number-columns-spanned="2" table:number-rows-spanned="1" table:style-name="ce199">
            <text:p>其他</text:p>
          </table:table-cell>
          <table:covered-table-cell/>
          <table:table-cell office:value-type="string" table:number-columns-spanned="2" table:number-rows-spanned="1" table:style-name="ce199">
            <text:p>小計</text:p>
          </table:table-cell>
          <table:covered-table-cell/>
          <table:table-cell office:value-type="string" table:number-columns-spanned="2" table:number-rows-spanned="1" table:style-name="ce219">
            <text:p>牡蠣</text:p>
          </table:table-cell>
          <table:covered-table-cell/>
          <table:table-cell office:value-type="string" table:number-columns-spanned="2" table:number-rows-spanned="1" table:style-name="ce107">
            <text:p>文蛤</text:p>
          </table:table-cell>
          <table:covered-table-cell/>
          <table:table-cell table:number-columns-repeated="16368"/>
        </table:table-row>
        <table:table-row table:style-name="ro1">
          <table:table-cell office:value-type="string" table:number-columns-spanned="2" table:number-rows-spanned="3" table:style-name="ce197">
            <text:p>縣市別</text:p>
            <text:p>District</text:p>
          </table:table-cell>
          <table:covered-table-cell/>
          <table:table-cell office:value-type="string" table:number-columns-spanned="2" table:number-rows-spanned="1" table:style-name="ce213">
            <text:p>64012</text:p>
          </table:table-cell>
          <table:covered-table-cell/>
          <table:table-cell office:value-type="string" table:number-columns-spanned="2" table:number-rows-spanned="1" table:style-name="ce178">
            <text:p>64101</text:p>
          </table:table-cell>
          <table:covered-table-cell/>
          <table:table-cell office:value-type="string" table:number-columns-spanned="2" table:number-rows-spanned="1" table:style-name="ce178">
            <text:p>64202</text:p>
          </table:table-cell>
          <table:covered-table-cell/>
          <table:table-cell office:value-type="string" table:number-columns-spanned="2" table:number-rows-spanned="1" table:style-name="ce200">
            <text:p>64ZZZ</text:p>
          </table:table-cell>
          <table:covered-table-cell/>
          <table:table-cell office:value-type="string" table:number-columns-spanned="2" table:number-rows-spanned="1" table:style-name="ce178">
            <text:p>Sub Total</text:p>
          </table:table-cell>
          <table:covered-table-cell/>
          <table:table-cell office:value-type="string" table:number-columns-spanned="2" table:number-rows-spanned="1" table:style-name="ce178">
            <text:p>65001</text:p>
          </table:table-cell>
          <table:covered-table-cell/>
          <table:table-cell office:value-type="string" table:number-columns-spanned="2" table:number-rows-spanned="1" table:style-name="ce109">
            <text:p>65002</text:p>
          </table:table-cell>
          <table:covered-table-cell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33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33">
            <text:p>價值</text:p>
          </table:table-cell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34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34">
            <text:p>Value</text:p>
          </table:table-cell>
          <table:table-cell table:number-columns-repeated="16368"/>
        </table:table-row>
        <table:table-row table:style-name="ro1">
          <table:table-cell office:value-type="string" table:style-name="ce61">
            <text:p>總計</text:p>
          </table:table-cell>
          <table:table-cell office:value-type="string" table:style-name="ce62">
            <text:p>GRAND TOTAL</text:p>
          </table:table-cell>
          <table:table-cell office:value-type="float" office:value="3748.4520000000002" table:formula="of:=  IF(SUM([.C11];[.C32])=0;&quot;-&quot;;SUM([.C11];[.C32]))" table:style-name="ce56">
            <text:p>3,748<text:s/></text:p>
          </table:table-cell>
          <table:table-cell office:value-type="float" office:value="184623.03" table:formula="of:=  IF(SUM([.D11];[.D32])=0;&quot;-&quot;;SUM([.D11];[.D32]))" table:style-name="ce53">
            <text:p>184,623<text:s/></text:p>
          </table:table-cell>
          <table:table-cell office:value-type="float" office:value="48.614600000000003" table:formula="of:=  IF(SUM([.E11];[.E32])=0;&quot;-&quot;;SUM([.E11];[.E32]))" table:style-name="ce56">
            <text:p>49<text:s/></text:p>
          </table:table-cell>
          <table:table-cell office:value-type="float" office:value="12865.328439999999" table:formula="of:=  IF(SUM([.F11];[.F32])=0;&quot;-&quot;;SUM([.F11];[.F32]))" table:style-name="ce53">
            <text:p>12,865<text:s/></text:p>
          </table:table-cell>
          <table:table-cell office:value-type="float" office:value="902.5446300000001" table:formula="of:=  IF(SUM([.G11];[.G32])=0;&quot;-&quot;;SUM([.G11];[.G32]))" table:style-name="ce56">
            <text:p>903<text:s/></text:p>
          </table:table-cell>
          <table:table-cell office:value-type="float" office:value="91008.322100000005" table:formula="of:=  IF(SUM([.H11];[.H32])=0;&quot;-&quot;;SUM([.H11];[.H32]))" table:style-name="ce53">
            <text:p>91,008<text:s/></text:p>
          </table:table-cell>
          <table:table-cell office:value-type="float" office:value="4708.1023400000004" table:formula="of:=  IF(SUM([.I11];[.I32])=0;&quot;-&quot;;SUM([.I11];[.I32]))" table:style-name="ce56">
            <text:p>4,708<text:s/></text:p>
          </table:table-cell>
          <table:table-cell office:value-type="float" office:value="1191556.9213999999" table:formula="of:=  IF(SUM([.J11];[.J32])=0;&quot;-&quot;;SUM([.J11];[.J32]))" table:style-name="ce53">
            <text:p>1,191,557<text:s/></text:p>
          </table:table-cell>
          <table:table-cell office:value-type="float" office:value="66874.195730000007" table:formula="of:=  IF(SUM([.M10];[.O10];['漁業生產量值-漁業種類別魚類別生產量值15'.C10];['漁業生產量值-漁業種類別魚類別生產量值15'.E10];['漁業生產量值-漁業種類別魚類別生產量值15'.G10])=0;&quot;-&quot;;SUM([.M10];[.O10];['漁業生產量值-漁業種類別魚類別生產量值15'.C10];['漁業生產量值-漁業種類別魚類別生產量值15'.E10];['漁業生產量值-漁業種類別魚類別生產量值15'.G10]))" table:style-name="ce56">
            <text:p>66,874<text:s/></text:p>
          </table:table-cell>
          <table:table-cell office:value-type="float" office:value="8210892.4950800007" table:formula="of:=  IF(SUM([.N10];[.P10];['漁業生產量值-漁業種類別魚類別生產量值15'.D10];['漁業生產量值-漁業種類別魚類別生產量值15'.F10];['漁業生產量值-漁業種類別魚類別生產量值15'.H10])=0;&quot;-&quot;;SUM([.N10];[.P10];['漁業生產量值-漁業種類別魚類別生產量值15'.D10];['漁業生產量值-漁業種類別魚類別生產量值15'.F10];['漁業生產量值-漁業種類別魚類別生產量值15'.H10]))" table:style-name="ce53">
            <text:p>8,210,892<text:s/></text:p>
          </table:table-cell>
          <table:table-cell office:value-type="float" office:value="22339.332000000002" table:formula="of:=  IF(SUM([.M11];[.M32])=0;&quot;-&quot;;SUM([.M11];[.M32]))" table:style-name="ce56">
            <text:p>22,339<text:s/></text:p>
          </table:table-cell>
          <table:table-cell office:value-type="float" office:value="4651056.8920000009" table:formula="of:=  IF(SUM([.N11];[.N32])=0;&quot;-&quot;;SUM([.N11];[.N32]))" table:style-name="ce53">
            <text:p>4,651,057<text:s/></text:p>
          </table:table-cell>
          <table:table-cell office:value-type="float" office:value="38447.173000000003" table:formula="of:=  IF(SUM([.O11];[.O32])=0;&quot;-&quot;;SUM([.O11];[.O32]))" table:style-name="ce56">
            <text:p>38,447<text:s/></text:p>
          </table:table-cell>
          <table:table-cell office:value-type="float" office:value="3039630.6676000003" table:formula="of:=  IF(SUM([.P11];[.P32])=0;&quot;-&quot;;SUM([.P11];[.P32]))" table:style-name="ce53">
            <text:p>3,039,631<text:s/></text:p>
          </table:table-cell>
          <table:table-cell table:number-columns-repeated="16368"/>
        </table:table-row>
        <table:table-row table:style-name="ro1">
          <table:table-cell office:value-type="string" table:style-name="ce61">
            <text:p>臺灣地區</text:p>
          </table:table-cell>
          <table:table-cell office:value-type="string" table:style-name="ce62">
            <text:p>TAIWAN AREA</text:p>
          </table:table-cell>
          <table:table-cell office:value-type="float" office:value="3748.4520000000002" table:formula="of:=  IF(SUM([.C12:.C31])=0;&quot;-&quot;;SUM([.C12:.C31]))" table:style-name="ce57">
            <text:p>3,748<text:s/></text:p>
          </table:table-cell>
          <table:table-cell office:value-type="float" office:value="184623.03" table:formula="of:=  IF(SUM([.D12:.D31])=0;&quot;-&quot;;SUM([.D12:.D31]))" table:style-name="ce35">
            <text:p>184,623<text:s/></text:p>
          </table:table-cell>
          <table:table-cell office:value-type="float" office:value="48.614600000000003" table:formula="of:=  IF(SUM([.E12:.E31])=0;&quot;-&quot;;SUM([.E12:.E31]))" table:style-name="ce57">
            <text:p>49<text:s/></text:p>
          </table:table-cell>
          <table:table-cell office:value-type="float" office:value="12865.328439999999" table:formula="of:=  IF(SUM([.F12:.F31])=0;&quot;-&quot;;SUM([.F12:.F31]))" table:style-name="ce35">
            <text:p>12,865<text:s/></text:p>
          </table:table-cell>
          <table:table-cell office:value-type="float" office:value="893.91113000000007" table:formula="of:=  IF(SUM([.G12:.G31])=0;&quot;-&quot;;SUM([.G12:.G31]))" table:style-name="ce57">
            <text:p>894<text:s/></text:p>
          </table:table-cell>
          <table:table-cell office:value-type="float" office:value="87986.597099999999" table:formula="of:=  IF(SUM([.H12:.H31])=0;&quot;-&quot;;SUM([.H12:.H31]))" table:style-name="ce35">
            <text:p>87,987<text:s/></text:p>
          </table:table-cell>
          <table:table-cell office:value-type="float" office:value="4689.8978400000005" table:formula="of:=  IF(SUM([.I12:.I31])=0;&quot;-&quot;;SUM([.I12:.I31]))" table:style-name="ce57">
            <text:p>4,690<text:s/></text:p>
          </table:table-cell>
          <table:table-cell office:value-type="float" office:value="1186800.2213999999" table:formula="of:=  IF(SUM([.J12:.J31])=0;&quot;-&quot;;SUM([.J12:.J31]))" table:style-name="ce35">
            <text:p>1,186,800<text:s/></text:p>
          </table:table-cell>
          <table:table-cell office:value-type="float" office:value="66703.878730000011" table:formula="of:=  IF(SUM([.M11];[.O11];['漁業生產量值-漁業種類別魚類別生產量值15'.C11];['漁業生產量值-漁業種類別魚類別生產量值15'.E11];['漁業生產量值-漁業種類別魚類別生產量值15'.G11])=0;&quot;-&quot;;SUM([.M11];[.O11];['漁業生產量值-漁業種類別魚類別生產量值15'.C11];['漁業生產量值-漁業種類別魚類別生產量值15'.E11];['漁業生產量值-漁業種類別魚類別生產量值15'.G11]))" table:style-name="ce57">
            <text:p>66,704<text:s/></text:p>
          </table:table-cell>
          <table:table-cell office:value-type="float" office:value="8165222.9650800005" table:formula="of:=  IF(SUM([.N11];[.P11];['漁業生產量值-漁業種類別魚類別生產量值15'.D11];['漁業生產量值-漁業種類別魚類別生產量值15'.F11];['漁業生產量值-漁業種類別魚類別生產量值15'.H11])=0;&quot;-&quot;;SUM([.N11];[.P11];['漁業生產量值-漁業種類別魚類別生產量值15'.D11];['漁業生產量值-漁業種類別魚類別生產量值15'.F11];['漁業生產量值-漁業種類別魚類別生產量值15'.H11]))" table:style-name="ce35">
            <text:p>8,165,223<text:s/></text:p>
          </table:table-cell>
          <table:table-cell office:value-type="float" office:value="22229.141000000003" table:formula="of:=  IF(SUM([.M12:.M31])=0;&quot;-&quot;;SUM([.M12:.M31]))" table:style-name="ce57">
            <text:p>22,229<text:s/></text:p>
          </table:table-cell>
          <table:table-cell office:value-type="float" office:value="4612088.6120000007" table:formula="of:=  IF(SUM([.N12:.N31])=0;&quot;-&quot;;SUM([.N12:.N31]))" table:style-name="ce35">
            <text:p>4,612,089<text:s/></text:p>
          </table:table-cell>
          <table:table-cell office:value-type="float" office:value="38445.313000000002" table:formula="of:=  IF(SUM([.O12:.O31])=0;&quot;-&quot;;SUM([.O12:.O31]))" table:style-name="ce57">
            <text:p>38,445<text:s/></text:p>
          </table:table-cell>
          <table:table-cell office:value-type="float" office:value="3039398.1676000003" table:formula="of:=  IF(SUM([.P12:.P31])=0;&quot;-&quot;;SUM([.P12:.P31]))" table:style-name="ce35">
            <text:p>3,039,398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新北市</text:p>
          </table:table-cell>
          <table:table-cell office:value-type="string" table:style-name="ce62">
            <text:p>NEW TAIPEI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477.89" table:style-name="ce57">
            <text:p>478<text:s/></text:p>
          </table:table-cell>
          <table:table-cell office:value-type="float" office:value="178438.65000000002" table:style-name="ce35">
            <text:p>178,439<text:s/></text:p>
          </table:table-cell>
          <table:table-cell office:value-type="float" office:value="280.95999999999998" table:formula="of:=  IF(SUM([.M12];[.O12];['漁業生產量值-漁業種類別魚類別生產量值15'.C12];['漁業生產量值-漁業種類別魚類別生產量值15'.E12];['漁業生產量值-漁業種類別魚類別生產量值15'.G12])=0;&quot;-&quot;;SUM([.M12];[.O12];['漁業生產量值-漁業種類別魚類別生產量值15'.C12];['漁業生產量值-漁業種類別魚類別生產量值15'.E12];['漁業生產量值-漁業種類別魚類別生產量值15'.G12]))" table:style-name="ce57">
            <text:p>281<text:s/></text:p>
          </table:table-cell>
          <table:table-cell office:value-type="float" office:value="156007.4" table:formula="of:=  IF(SUM([.N12];[.P12];['漁業生產量值-漁業種類別魚類別生產量值15'.D12];['漁業生產量值-漁業種類別魚類別生產量值15'.F12];['漁業生產量值-漁業種類別魚類別生產量值15'.H12])=0;&quot;-&quot;;SUM([.N12];[.P12];['漁業生產量值-漁業種類別魚類別生產量值15'.D12];['漁業生產量值-漁業種類別魚類別生產量值15'.F12];['漁業生產量值-漁業種類別魚類別生產量值15'.H12]))" table:style-name="ce35">
            <text:p>156,007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北市</text:p>
          </table:table-cell>
          <table:table-cell office:value-type="string" table:style-name="ce62">
            <text:p>TAIPEI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office:string-value="-" table:formula="of:=  IF(SUM([.M13];[.O13];['漁業生產量值-漁業種類別魚類別生產量值15'.C13];['漁業生產量值-漁業種類別魚類別生產量值15'.E13];['漁業生產量值-漁業種類別魚類別生產量值15'.G13])=0;&quot;-&quot;;SUM([.M13];[.O13];['漁業生產量值-漁業種類別魚類別生產量值15'.C13];['漁業生產量值-漁業種類別魚類別生產量值15'.E13];['漁業生產量值-漁業種類別魚類別生產量值15'.G13]))" table:style-name="ce57">
            <text:p>-</text:p>
          </table:table-cell>
          <table:table-cell office:value-type="string" office:string-value="-" table:formula="of:=  IF(SUM([.N13];[.P13];['漁業生產量值-漁業種類別魚類別生產量值15'.D13];['漁業生產量值-漁業種類別魚類別生產量值15'.F13];['漁業生產量值-漁業種類別魚類別生產量值15'.H13])=0;&quot;-&quot;;SUM([.N13];[.P13];['漁業生產量值-漁業種類別魚類別生產量值15'.D13];['漁業生產量值-漁業種類別魚類別生產量值15'.F13];['漁業生產量值-漁業種類別魚類別生產量值15'.H13]))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桃園市</text:p>
          </table:table-cell>
          <table:table-cell office:value-type="string" table:style-name="ce62">
            <text:p>TAOYUAN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.0649999999999999" table:style-name="ce57">
            <text:p>1<text:s/></text:p>
          </table:table-cell>
          <table:table-cell office:value-type="float" office:value="143.77500000000001" table:style-name="ce35">
            <text:p>144<text:s/></text:p>
          </table:table-cell>
          <table:table-cell office:value-type="float" office:value="0.57499999999999996" table:formula="of:=  IF(SUM([.M14];[.O14];['漁業生產量值-漁業種類別魚類別生產量值15'.C14];['漁業生產量值-漁業種類別魚類別生產量值15'.E14];['漁業生產量值-漁業種類別魚類別生產量值15'.G14])=0;&quot;-&quot;;SUM([.M14];[.O14];['漁業生產量值-漁業種類別魚類別生產量值15'.C14];['漁業生產量值-漁業種類別魚類別生產量值15'.E14];['漁業生產量值-漁業種類別魚類別生產量值15'.G14]))" table:style-name="ce57">
            <text:p>1<text:s/></text:p>
          </table:table-cell>
          <table:table-cell office:value-type="float" office:value="50.596499999999999" table:formula="of:=  IF(SUM([.N14];[.P14];['漁業生產量值-漁業種類別魚類別生產量值15'.D14];['漁業生產量值-漁業種類別魚類別生產量值15'.F14];['漁業生產量值-漁業種類別魚類別生產量值15'.H14])=0;&quot;-&quot;;SUM([.N14];[.P14];['漁業生產量值-漁業種類別魚類別生產量值15'.D14];['漁業生產量值-漁業種類別魚類別生產量值15'.F14];['漁業生產量值-漁業種類別魚類別生產量值15'.H14]))" table:style-name="ce35">
            <text:p>51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中市</text:p>
          </table:table-cell>
          <table:table-cell office:value-type="string" table:style-name="ce62">
            <text:p>TAICHUNG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5.4108999999999998" table:style-name="ce57">
            <text:p>5<text:s/></text:p>
          </table:table-cell>
          <table:table-cell office:value-type="float" office:value="1537.6153999999999" table:style-name="ce35">
            <text:p>1,538<text:s/></text:p>
          </table:table-cell>
          <table:table-cell office:value-type="float" office:value="35.011250000000004" table:style-name="ce57">
            <text:p>35<text:s/></text:p>
          </table:table-cell>
          <table:table-cell office:value-type="float" office:value="31750.677040000002" table:style-name="ce35">
            <text:p>31,751<text:s/></text:p>
          </table:table-cell>
          <table:table-cell office:value-type="float" office:value="63.627699999999997" table:formula="of:=  IF(SUM([.M15];[.O15];['漁業生產量值-漁業種類別魚類別生產量值15'.C15];['漁業生產量值-漁業種類別魚類別生產量值15'.E15];['漁業生產量值-漁業種類別魚類別生產量值15'.G15])=0;&quot;-&quot;;SUM([.M15];[.O15];['漁業生產量值-漁業種類別魚類別生產量值15'.C15];['漁業生產量值-漁業種類別魚類別生產量值15'.E15];['漁業生產量值-漁業種類別魚類別生產量值15'.G15]))" table:style-name="ce57">
            <text:p>64<text:s/></text:p>
          </table:table-cell>
          <table:table-cell office:value-type="float" office:value="3389.8784599999999" table:formula="of:=  IF(SUM([.N15];[.P15];['漁業生產量值-漁業種類別魚類別生產量值15'.D15];['漁業生產量值-漁業種類別魚類別生產量值15'.F15];['漁業生產量值-漁業種類別魚類別生產量值15'.H15])=0;&quot;-&quot;;SUM([.N15];[.P15];['漁業生產量值-漁業種類別魚類別生產量值15'.D15];['漁業生產量值-漁業種類別魚類別生產量值15'.F15];['漁業生產量值-漁業種類別魚類別生產量值15'.H15]))" table:style-name="ce35">
            <text:p>3,390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5" table:style-name="ce57">
            <text:p>5<text:s/></text:p>
          </table:table-cell>
          <table:table-cell office:value-type="float" office:value="353" table:style-name="ce35">
            <text:p>353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南市</text:p>
          </table:table-cell>
          <table:table-cell office:value-type="string" table:style-name="ce62">
            <text:p>TAINAN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0.1975" table:style-name="ce57">
            <text:p>10<text:s/></text:p>
          </table:table-cell>
          <table:table-cell office:value-type="float" office:value="3248.2237500000001" table:style-name="ce35">
            <text:p>3,248<text:s/></text:p>
          </table:table-cell>
          <table:table-cell office:value-type="float" office:value="580.83429999999998" table:style-name="ce57">
            <text:p>581<text:s/></text:p>
          </table:table-cell>
          <table:table-cell office:value-type="float" office:value="192572.36610000001" table:style-name="ce35">
            <text:p>192,572<text:s/></text:p>
          </table:table-cell>
          <table:table-cell office:value-type="float" office:value="17260.883000000002" table:formula="of:=  IF(SUM([.M16];[.O16];['漁業生產量值-漁業種類別魚類別生產量值15'.C16];['漁業生產量值-漁業種類別魚類別生產量值15'.E16];['漁業生產量值-漁業種類別魚類別生產量值15'.G16])=0;&quot;-&quot;;SUM([.M16];[.O16];['漁業生產量值-漁業種類別魚類別生產量值15'.C16];['漁業生產量值-漁業種類別魚類別生產量值15'.E16];['漁業生產量值-漁業種類別魚類別生產量值15'.G16]))" table:style-name="ce57">
            <text:p>17,261<text:s/></text:p>
          </table:table-cell>
          <table:table-cell office:value-type="float" office:value="2601324.3322000001" table:formula="of:=  IF(SUM([.N16];[.P16];['漁業生產量值-漁業種類別魚類別生產量值15'.D16];['漁業生產量值-漁業種類別魚類別生產量值15'.F16];['漁業生產量值-漁業種類別魚類別生產量值15'.H16])=0;&quot;-&quot;;SUM([.N16];[.P16];['漁業生產量值-漁業種類別魚類別生產量值15'.D16];['漁業生產量值-漁業種類別魚類別生產量值15'.F16];['漁業生產量值-漁業種類別魚類別生產量值15'.H16]))" table:style-name="ce35">
            <text:p>2,601,324<text:s/></text:p>
          </table:table-cell>
          <table:table-cell office:value-type="float" office:value="4096.5820000000003" table:style-name="ce57">
            <text:p>4,097<text:s/></text:p>
          </table:table-cell>
          <table:table-cell office:value-type="float" office:value="928628.75" table:style-name="ce35">
            <text:p>928,629<text:s/></text:p>
          </table:table-cell>
          <table:table-cell office:value-type="float" office:value="13162.82" table:style-name="ce57">
            <text:p>13,163<text:s/></text:p>
          </table:table-cell>
          <table:table-cell office:value-type="float" office:value="1672184.25" table:style-name="ce35">
            <text:p>1,672,184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高雄市</text:p>
          </table:table-cell>
          <table:table-cell office:value-type="string" table:style-name="ce62">
            <text:p>KAOHSIUNG CITY</text:p>
          </table:table-cell>
          <table:table-cell office:value-type="float" office:value="324.55200000000002" table:style-name="ce57">
            <text:p>325<text:s/></text:p>
          </table:table-cell>
          <table:table-cell office:value-type="float" office:value="4868.28" table:style-name="ce35">
            <text:p>4,868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72.102999999999994" table:style-name="ce57">
            <text:p>72<text:s/></text:p>
          </table:table-cell>
          <table:table-cell office:value-type="float" office:value="8792.7322000000004" table:style-name="ce35">
            <text:p>8,793<text:s/></text:p>
          </table:table-cell>
          <table:table-cell office:value-type="float" office:value="434.38525000000004" table:style-name="ce57">
            <text:p>434<text:s/></text:p>
          </table:table-cell>
          <table:table-cell office:value-type="float" office:value="138266.82018000001" table:style-name="ce35">
            <text:p>138,267<text:s/></text:p>
          </table:table-cell>
          <table:table-cell office:value-type="float" office:value="425.65577999999999" table:formula="of:=  IF(SUM([.M17];[.O17];['漁業生產量值-漁業種類別魚類別生產量值15'.C17];['漁業生產量值-漁業種類別魚類別生產量值15'.E17];['漁業生產量值-漁業種類別魚類別生產量值15'.G17])=0;&quot;-&quot;;SUM([.M17];[.O17];['漁業生產量值-漁業種類別魚類別生產量值15'.C17];['漁業生產量值-漁業種類別魚類別生產量值15'.E17];['漁業生產量值-漁業種類別魚類別生產量值15'.G17]))" table:style-name="ce57">
            <text:p>426<text:s/></text:p>
          </table:table-cell>
          <table:table-cell office:value-type="float" office:value="31559.94123" table:formula="of:=  IF(SUM([.N17];[.P17];['漁業生產量值-漁業種類別魚類別生產量值15'.D17];['漁業生產量值-漁業種類別魚類別生產量值15'.F17];['漁業生產量值-漁業種類別魚類別生產量值15'.H17])=0;&quot;-&quot;;SUM([.N17];[.P17];['漁業生產量值-漁業種類別魚類別生產量值15'.D17];['漁業生產量值-漁業種類別魚類別生產量值15'.F17];['漁業生產量值-漁業種類別魚類別生產量值15'.H17]))" table:style-name="ce35">
            <text:p>31,560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宜蘭縣</text:p>
          </table:table-cell>
          <table:table-cell office:value-type="string" table:style-name="ce62">
            <text:p>ILAN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542.3810000000001" table:style-name="ce57">
            <text:p>1,542<text:s/></text:p>
          </table:table-cell>
          <table:table-cell office:value-type="float" office:value="240803.79800000001" table:style-name="ce35">
            <text:p>240,804<text:s/></text:p>
          </table:table-cell>
          <table:table-cell office:value-type="float" office:value="24.25" table:formula="of:=  IF(SUM([.M18];[.O18];['漁業生產量值-漁業種類別魚類別生產量值15'.C18];['漁業生產量值-漁業種類別魚類別生產量值15'.E18];['漁業生產量值-漁業種類別魚類別生產量值15'.G18])=0;&quot;-&quot;;SUM([.M18];[.O18];['漁業生產量值-漁業種類別魚類別生產量值15'.C18];['漁業生產量值-漁業種類別魚類別生產量值15'.E18];['漁業生產量值-漁業種類別魚類別生產量值15'.G18]))" table:style-name="ce57">
            <text:p>24<text:s/></text:p>
          </table:table-cell>
          <table:table-cell office:value-type="float" office:value="25520" table:formula="of:=  IF(SUM([.N18];[.P18];['漁業生產量值-漁業種類別魚類別生產量值15'.D18];['漁業生產量值-漁業種類別魚類別生產量值15'.F18];['漁業生產量值-漁業種類別魚類別生產量值15'.H18])=0;&quot;-&quot;;SUM([.N18];[.P18];['漁業生產量值-漁業種類別魚類別生產量值15'.D18];['漁業生產量值-漁業種類別魚類別生產量值15'.F18];['漁業生產量值-漁業種類別魚類別生產量值15'.H18]))" table:style-name="ce35">
            <text:p>25,520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新竹縣</text:p>
          </table:table-cell>
          <table:table-cell office:value-type="string" table:style-name="ce62">
            <text:p>HSINCHU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4.9" table:formula="of:=  IF(SUM([.M19];[.O19];['漁業生產量值-漁業種類別魚類別生產量值15'.C19];['漁業生產量值-漁業種類別魚類別生產量值15'.E19];['漁業生產量值-漁業種類別魚類別生產量值15'.G19])=0;&quot;-&quot;;SUM([.M19];[.O19];['漁業生產量值-漁業種類別魚類別生產量值15'.C19];['漁業生產量值-漁業種類別魚類別生產量值15'.E19];['漁業生產量值-漁業種類別魚類別生產量值15'.G19]))" table:style-name="ce57">
            <text:p>15<text:s/></text:p>
          </table:table-cell>
          <table:table-cell office:value-type="float" office:value="296.65899999999999" table:formula="of:=  IF(SUM([.N19];[.P19];['漁業生產量值-漁業種類別魚類別生產量值15'.D19];['漁業生產量值-漁業種類別魚類別生產量值15'.F19];['漁業生產量值-漁業種類別魚類別生產量值15'.H19])=0;&quot;-&quot;;SUM([.N19];[.P19];['漁業生產量值-漁業種類別魚類別生產量值15'.D19];['漁業生產量值-漁業種類別魚類別生產量值15'.F19];['漁業生產量值-漁業種類別魚類別生產量值15'.H19]))" table:style-name="ce35">
            <text:p>297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4.9" table:style-name="ce57">
            <text:p>15<text:s/></text:p>
          </table:table-cell>
          <table:table-cell office:value-type="float" office:value="296.65899999999999" table:style-name="ce35">
            <text:p>297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苗栗縣</text:p>
          </table:table-cell>
          <table:table-cell office:value-type="string" table:style-name="ce62">
            <text:p>MIAOLI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3.4139999999999997E-2" table:style-name="ce57">
            <text:p>0<text:s/></text:p>
          </table:table-cell>
          <table:table-cell office:value-type="float" office:value="3.1989100000000001" table:style-name="ce35">
            <text:p>3<text:s/></text:p>
          </table:table-cell>
          <table:table-cell office:value-type="float" office:value="25.835850000000001" table:style-name="ce57">
            <text:p>26<text:s/></text:p>
          </table:table-cell>
          <table:table-cell office:value-type="float" office:value="48792.598989999999" table:style-name="ce35">
            <text:p>48,793<text:s/></text:p>
          </table:table-cell>
          <table:table-cell office:value-type="float" office:value="0.96965000000000001" table:formula="of:=  IF(SUM([.M20];[.O20];['漁業生產量值-漁業種類別魚類別生產量值15'.C20];['漁業生產量值-漁業種類別魚類別生產量值15'.E20];['漁業生產量值-漁業種類別魚類別生產量值15'.G20])=0;&quot;-&quot;;SUM([.M20];[.O20];['漁業生產量值-漁業種類別魚類別生產量值15'.C20];['漁業生產量值-漁業種類別魚類別生產量值15'.E20];['漁業生產量值-漁業種類別魚類別生產量值15'.G20]))" table:style-name="ce57">
            <text:p>1<text:s/></text:p>
          </table:table-cell>
          <table:table-cell office:value-type="float" office:value="111.12188999999999" table:formula="of:=  IF(SUM([.N20];[.P20];['漁業生產量值-漁業種類別魚類別生產量值15'.D20];['漁業生產量值-漁業種類別魚類別生產量值15'.F20];['漁業生產量值-漁業種類別魚類別生產量值15'.H20])=0;&quot;-&quot;;SUM([.N20];[.P20];['漁業生產量值-漁業種類別魚類別生產量值15'.D20];['漁業生產量值-漁業種類別魚類別生產量值15'.F20];['漁業生產量值-漁業種類別魚類別生產量值15'.H20]))" table:style-name="ce35">
            <text:p>111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彰化縣</text:p>
          </table:table-cell>
          <table:table-cell office:value-type="string" table:style-name="ce62">
            <text:p>CHANGHWA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2.152999999999999" table:style-name="ce57">
            <text:p>22<text:s/></text:p>
          </table:table-cell>
          <table:table-cell office:value-type="float" office:value="6003.4629999999997" table:style-name="ce35">
            <text:p>6,003<text:s/></text:p>
          </table:table-cell>
          <table:table-cell office:value-type="float" office:value="19.957000000000001" table:style-name="ce57">
            <text:p>20<text:s/></text:p>
          </table:table-cell>
          <table:table-cell office:value-type="float" office:value="5798.0619999999999" table:style-name="ce35">
            <text:p>5,798<text:s/></text:p>
          </table:table-cell>
          <table:table-cell office:value-type="float" office:value="8052.905999999999" table:formula="of:=  IF(SUM([.M21];[.O21];['漁業生產量值-漁業種類別魚類別生產量值15'.C21];['漁業生產量值-漁業種類別魚類別生產量值15'.E21];['漁業生產量值-漁業種類別魚類別生產量值15'.G21])=0;&quot;-&quot;;SUM([.M21];[.O21];['漁業生產量值-漁業種類別魚類別生產量值15'.C21];['漁業生產量值-漁業種類別魚類別生產量值15'.E21];['漁業生產量值-漁業種類別魚類別生產量值15'.G21]))" table:style-name="ce57">
            <text:p>8,053<text:s/></text:p>
          </table:table-cell>
          <table:table-cell office:value-type="float" office:value="1048337.178" table:formula="of:=  IF(SUM([.N21];[.P21];['漁業生產量值-漁業種類別魚類別生產量值15'.D21];['漁業生產量值-漁業種類別魚類別生產量值15'.F21];['漁業生產量值-漁業種類別魚類別生產量值15'.H21])=0;&quot;-&quot;;SUM([.N21];[.P21];['漁業生產量值-漁業種類別魚類別生產量值15'.D21];['漁業生產量值-漁業種類別魚類別生產量值15'.F21];['漁業生產量值-漁業種類別魚類別生產量值15'.H21]))" table:style-name="ce35">
            <text:p>1,048,337<text:s/></text:p>
          </table:table-cell>
          <table:table-cell office:value-type="float" office:value="2829.0749999999998" table:style-name="ce57">
            <text:p>2,829<text:s/></text:p>
          </table:table-cell>
          <table:table-cell office:value-type="float" office:value="707268.75" table:style-name="ce35">
            <text:p>707,269<text:s/></text:p>
          </table:table-cell>
          <table:table-cell office:value-type="float" office:value="1711.2270000000001" table:style-name="ce57">
            <text:p>1,711<text:s/></text:p>
          </table:table-cell>
          <table:table-cell office:value-type="float" office:value="137337.39600000001" table:style-name="ce35">
            <text:p>137,337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南投縣</text:p>
          </table:table-cell>
          <table:table-cell office:value-type="string" table:style-name="ce62">
            <text:p>NANTOU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5.7149999999999999" table:style-name="ce57">
            <text:p>6<text:s/></text:p>
          </table:table-cell>
          <table:table-cell office:value-type="float" office:value="8678.7000000000007" table:style-name="ce35">
            <text:p>8,679<text:s/></text:p>
          </table:table-cell>
          <table:table-cell office:value-type="string" office:string-value="-" table:formula="of:=  IF(SUM([.M22];[.O22];['漁業生產量值-漁業種類別魚類別生產量值15'.C22];['漁業生產量值-漁業種類別魚類別生產量值15'.E22];['漁業生產量值-漁業種類別魚類別生產量值15'.G22])=0;&quot;-&quot;;SUM([.M22];[.O22];['漁業生產量值-漁業種類別魚類別生產量值15'.C22];['漁業生產量值-漁業種類別魚類別生產量值15'.E22];['漁業生產量值-漁業種類別魚類別生產量值15'.G22]))" table:style-name="ce57">
            <text:p>-</text:p>
          </table:table-cell>
          <table:table-cell office:value-type="string" office:string-value="-" table:formula="of:=  IF(SUM([.N22];[.P22];['漁業生產量值-漁業種類別魚類別生產量值15'.D22];['漁業生產量值-漁業種類別魚類別生產量值15'.F22];['漁業生產量值-漁業種類別魚類別生產量值15'.H22])=0;&quot;-&quot;;SUM([.N22];[.P22];['漁業生產量值-漁業種類別魚類別生產量值15'.D22];['漁業生產量值-漁業種類別魚類別生產量值15'.F22];['漁業生產量值-漁業種類別魚類別生產量值15'.H22]))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雲林縣</text:p>
          </table:table-cell>
          <table:table-cell office:value-type="string" table:style-name="ce62">
            <text:p>YUNLIN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0.22" table:style-name="ce57">
            <text:p>0<text:s/></text:p>
          </table:table-cell>
          <table:table-cell office:value-type="float" office:value="38.5" table:style-name="ce35">
            <text:p>39<text:s/></text:p>
          </table:table-cell>
          <table:table-cell office:value-type="float" office:value="10.51" table:style-name="ce57">
            <text:p>11<text:s/></text:p>
          </table:table-cell>
          <table:table-cell office:value-type="float" office:value="3310.65" table:style-name="ce35">
            <text:p>3,311<text:s/></text:p>
          </table:table-cell>
          <table:table-cell office:value-type="float" office:value="233.58999999999997" table:style-name="ce57">
            <text:p>234<text:s/></text:p>
          </table:table-cell>
          <table:table-cell office:value-type="float" office:value="69454.399999999994" table:style-name="ce35">
            <text:p>69,454<text:s/></text:p>
          </table:table-cell>
          <table:table-cell office:value-type="float" office:value="27907.18" table:formula="of:=  IF(SUM([.M23];[.O23];['漁業生產量值-漁業種類別魚類別生產量值15'.C23];['漁業生產量值-漁業種類別魚類別生產量值15'.E23];['漁業生產量值-漁業種類別魚類別生產量值15'.G23])=0;&quot;-&quot;;SUM([.M23];[.O23];['漁業生產量值-漁業種類別魚類別生產量值15'.C23];['漁業生產量值-漁業種類別魚類別生產量值15'.E23];['漁業生產量值-漁業種類別魚類別生產量值15'.G23]))" table:style-name="ce57">
            <text:p>27,907<text:s/></text:p>
          </table:table-cell>
          <table:table-cell office:value-type="float" office:value="2299492.02" table:formula="of:=  IF(SUM([.N23];[.P23];['漁業生產量值-漁業種類別魚類別生產量值15'.D23];['漁業生產量值-漁業種類別魚類別生產量值15'.F23];['漁業生產量值-漁業種類別魚類別生產量值15'.H23])=0;&quot;-&quot;;SUM([.N23];[.P23];['漁業生產量值-漁業種類別魚類別生產量值15'.D23];['漁業生產量值-漁業種類別魚類別生產量值15'.F23];['漁業生產量值-漁業種類別魚類別生產量值15'.H23]))" table:style-name="ce35">
            <text:p>2,299,492<text:s/></text:p>
          </table:table-cell>
          <table:table-cell office:value-type="float" office:value="5490" table:style-name="ce57">
            <text:p>5,490<text:s/></text:p>
          </table:table-cell>
          <table:table-cell office:value-type="float" office:value="1126600" table:style-name="ce35">
            <text:p>1,126,600<text:s/></text:p>
          </table:table-cell>
          <table:table-cell office:value-type="float" office:value="22309.18" table:style-name="ce57">
            <text:p>22,309<text:s/></text:p>
          </table:table-cell>
          <table:table-cell office:value-type="float" office:value="1168140.02" table:style-name="ce35">
            <text:p>1,168,140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嘉義縣</text:p>
          </table:table-cell>
          <table:table-cell office:value-type="string" table:style-name="ce62">
            <text:p>CHIAYI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.3717999999999999" table:style-name="ce57">
            <text:p>1<text:s/></text:p>
          </table:table-cell>
          <table:table-cell office:value-type="float" office:value="138.97484" table:style-name="ce35">
            <text:p>139<text:s/></text:p>
          </table:table-cell>
          <table:table-cell office:value-type="float" office:value="21.66169" table:style-name="ce57">
            <text:p>22<text:s/></text:p>
          </table:table-cell>
          <table:table-cell office:value-type="float" office:value="5259.0753400000003" table:style-name="ce35">
            <text:p>5,259<text:s/></text:p>
          </table:table-cell>
          <table:table-cell office:value-type="float" office:value="128.32029" table:style-name="ce57">
            <text:p>128<text:s/></text:p>
          </table:table-cell>
          <table:table-cell office:value-type="float" office:value="39640.694589999992" table:style-name="ce35">
            <text:p>39,641<text:s/></text:p>
          </table:table-cell>
          <table:table-cell office:value-type="float" office:value="9554.8396000000012" table:formula="of:=  IF(SUM([.M24];[.O24];['漁業生產量值-漁業種類別魚類別生產量值15'.C24];['漁業生產量值-漁業種類別魚類別生產量值15'.E24];['漁業生產量值-漁業種類別魚類別生產量值15'.G24])=0;&quot;-&quot;;SUM([.M24];[.O24];['漁業生產量值-漁業種類別魚類別生產量值15'.C24];['漁業生產量值-漁業種類別魚類別生產量值15'.E24];['漁業生產量值-漁業種類別魚類別生產量值15'.G24]))" table:style-name="ce57">
            <text:p>9,555<text:s/></text:p>
          </table:table-cell>
          <table:table-cell office:value-type="float" office:value="1640612.3238000001" table:formula="of:=  IF(SUM([.N24];[.P24];['漁業生產量值-漁業種類別魚類別生產量值15'.D24];['漁業生產量值-漁業種類別魚類別生產量值15'.F24];['漁業生產量值-漁業種類別魚類別生產量值15'.H24])=0;&quot;-&quot;;SUM([.N24];[.P24];['漁業生產量值-漁業種類別魚類別生產量值15'.D24];['漁業生產量值-漁業種類別魚類別生產量值15'.F24];['漁業生產量值-漁業種類別魚類別生產量值15'.H24]))" table:style-name="ce35">
            <text:p>1,640,612<text:s/></text:p>
          </table:table-cell>
          <table:table-cell office:value-type="float" office:value="8306.1370000000006" table:style-name="ce57">
            <text:p>8,306<text:s/></text:p>
          </table:table-cell>
          <table:table-cell office:value-type="float" office:value="1578166.03" table:style-name="ce35">
            <text:p>1,578,166<text:s/></text:p>
          </table:table-cell>
          <table:table-cell office:value-type="float" office:value="1239.992" table:style-name="ce57">
            <text:p>1,240<text:s/></text:p>
          </table:table-cell>
          <table:table-cell office:value-type="float" office:value="60830.1446" table:style-name="ce35">
            <text:p>60,830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屏東縣</text:p>
          </table:table-cell>
          <table:table-cell office:value-type="string" table:style-name="ce62">
            <text:p>PINGTUNG COUNTY</text:p>
          </table:table-cell>
          <table:table-cell office:value-type="float" office:value="3423.9" table:style-name="ce57">
            <text:p>3,424<text:s/></text:p>
          </table:table-cell>
          <table:table-cell office:value-type="float" office:value="179754.75" table:style-name="ce35">
            <text:p>179,755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0.7409" table:style-name="ce57">
            <text:p>1<text:s/></text:p>
          </table:table-cell>
          <table:table-cell office:value-type="float" office:value="344.51850000000002" table:style-name="ce35">
            <text:p>345<text:s/></text:p>
          </table:table-cell>
          <table:table-cell office:value-type="float" office:value="147.19909999999999" table:style-name="ce57">
            <text:p>147<text:s/></text:p>
          </table:table-cell>
          <table:table-cell office:value-type="float" office:value="26273.761500000001" table:style-name="ce35">
            <text:p>26,274<text:s/></text:p>
          </table:table-cell>
          <table:table-cell office:value-type="float" office:value="53.98" table:formula="of:=  IF(SUM([.M25];[.O25];['漁業生產量值-漁業種類別魚類別生產量值15'.C25];['漁業生產量值-漁業種類別魚類別生產量值15'.E25];['漁業生產量值-漁業種類別魚類別生產量值15'.G25])=0;&quot;-&quot;;SUM([.M25];[.O25];['漁業生產量值-漁業種類別魚類別生產量值15'.C25];['漁業生產量值-漁業種類別魚類別生產量值15'.E25];['漁業生產量值-漁業種類別魚類別生產量值15'.G25]))" table:style-name="ce57">
            <text:p>54<text:s/></text:p>
          </table:table-cell>
          <table:table-cell office:value-type="float" office:value="7287.3" table:formula="of:=  IF(SUM([.N25];[.P25];['漁業生產量值-漁業種類別魚類別生產量值15'.D25];['漁業生產量值-漁業種類別魚類別生產量值15'.F25];['漁業生產量值-漁業種類別魚類別生產量值15'.H25])=0;&quot;-&quot;;SUM([.N25];[.P25];['漁業生產量值-漁業種類別魚類別生產量值15'.D25];['漁業生產量值-漁業種類別魚類別生產量值15'.F25];['漁業生產量值-漁業種類別魚類別生產量值15'.H25]))" table:style-name="ce35">
            <text:p>7,287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東縣</text:p>
          </table:table-cell>
          <table:table-cell office:value-type="string" table:style-name="ce62">
            <text:p>TAITUNG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8.5" table:style-name="ce57">
            <text:p>9<text:s/></text:p>
          </table:table-cell>
          <table:table-cell office:value-type="float" office:value="2582" table:style-name="ce35">
            <text:p>2,582<text:s/></text:p>
          </table:table-cell>
          <table:table-cell office:value-type="string" office:string-value="-" table:formula="of:=  IF(SUM([.M26];[.O26];['漁業生產量值-漁業種類別魚類別生產量值15'.C26];['漁業生產量值-漁業種類別魚類別生產量值15'.E26];['漁業生產量值-漁業種類別魚類別生產量值15'.G26])=0;&quot;-&quot;;SUM([.M26];[.O26];['漁業生產量值-漁業種類別魚類別生產量值15'.C26];['漁業生產量值-漁業種類別魚類別生產量值15'.E26];['漁業生產量值-漁業種類別魚類別生產量值15'.G26]))" table:style-name="ce57">
            <text:p>-</text:p>
          </table:table-cell>
          <table:table-cell office:value-type="string" office:string-value="-" table:formula="of:=  IF(SUM([.N26];[.P26];['漁業生產量值-漁業種類別魚類別生產量值15'.D26];['漁業生產量值-漁業種類別魚類別生產量值15'.F26];['漁業生產量值-漁業種類別魚類別生產量值15'.H26])=0;&quot;-&quot;;SUM([.N26];[.P26];['漁業生產量值-漁業種類別魚類別生產量值15'.D26];['漁業生產量值-漁業種類別魚類別生產量值15'.F26];['漁業生產量值-漁業種類別魚類別生產量值15'.H26]))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花蓮縣</text:p>
          </table:table-cell>
          <table:table-cell office:value-type="string" table:style-name="ce62">
            <text:p>HWALIEN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.2800000000000001E-2" table:style-name="ce57">
            <text:p>0<text:s/></text:p>
          </table:table-cell>
          <table:table-cell office:value-type="float" office:value="2.5535999999999999" table:style-name="ce35">
            <text:p>3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.4767999999999999" table:style-name="ce57">
            <text:p>1<text:s/></text:p>
          </table:table-cell>
          <table:table-cell office:value-type="float" office:value="510.56" table:style-name="ce35">
            <text:p>511<text:s/></text:p>
          </table:table-cell>
          <table:table-cell office:value-type="float" office:value="1293.9100000000001" table:formula="of:=  IF(SUM([.M27];[.O27];['漁業生產量值-漁業種類別魚類別生產量值15'.C27];['漁業生產量值-漁業種類別魚類別生產量值15'.E27];['漁業生產量值-漁業種類別魚類別生產量值15'.G27])=0;&quot;-&quot;;SUM([.M27];[.O27];['漁業生產量值-漁業種類別魚類別生產量值15'.C27];['漁業生產量值-漁業種類別魚類別生產量值15'.E27];['漁業生產量值-漁業種類別魚類別生產量值15'.G27]))" table:style-name="ce57">
            <text:p>1,294<text:s/></text:p>
          </table:table-cell>
          <table:table-cell office:value-type="float" office:value="41405.120000000003" table:formula="of:=  IF(SUM([.N27];[.P27];['漁業生產量值-漁業種類別魚類別生產量值15'.D27];['漁業生產量值-漁業種類別魚類別生產量值15'.F27];['漁業生產量值-漁業種類別魚類別生產量值15'.H27])=0;&quot;-&quot;;SUM([.N27];[.P27];['漁業生產量值-漁業種類別魚類別生產量值15'.D27];['漁業生產量值-漁業種類別魚類別生產量值15'.F27];['漁業生產量值-漁業種類別魚類別生產量值15'.H27]))" table:style-name="ce35">
            <text:p>41,405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澎湖縣</text:p>
          </table:table-cell>
          <table:table-cell office:value-type="string" table:style-name="ce62">
            <text:p>PENGHU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52.4" table:style-name="ce57">
            <text:p>52<text:s/></text:p>
          </table:table-cell>
          <table:table-cell office:value-type="float" office:value="10833.25" table:style-name="ce35">
            <text:p>10,833<text:s/></text:p>
          </table:table-cell>
          <table:table-cell office:value-type="float" office:value="1762.2" table:formula="of:=  IF(SUM([.M28];[.O28];['漁業生產量值-漁業種類別魚類別生產量值15'.C28];['漁業生產量值-漁業種類別魚類別生產量值15'.E28];['漁業生產量值-漁業種類別魚類別生產量值15'.G28])=0;&quot;-&quot;;SUM([.M28];[.O28];['漁業生產量值-漁業種類別魚類別生產量值15'.C28];['漁業生產量值-漁業種類別魚類別生產量值15'.E28];['漁業生產量值-漁業種類別魚類別生產量值15'.G28]))" table:style-name="ce57">
            <text:p>1,762<text:s/></text:p>
          </table:table-cell>
          <table:table-cell office:value-type="float" office:value="308599.34999999998" table:formula="of:=  IF(SUM([.N28];[.P28];['漁業生產量值-漁業種類別魚類別生產量值15'.D28];['漁業生產量值-漁業種類別魚類別生產量值15'.F28];['漁業生產量值-漁業種類別魚類別生產量值15'.H28])=0;&quot;-&quot;;SUM([.N28];[.P28];['漁業生產量值-漁業種類別魚類別生產量值15'.D28];['漁業生產量值-漁業種類別魚類別生產量值15'.F28];['漁業生產量值-漁業種類別魚類別生產量值15'.H28]))" table:style-name="ce35">
            <text:p>308,599<text:s/></text:p>
          </table:table-cell>
          <table:table-cell office:value-type="float" office:value="1503.4" table:style-name="ce57">
            <text:p>1,503<text:s/></text:p>
          </table:table-cell>
          <table:table-cell office:value-type="float" office:value="270612" table:style-name="ce35">
            <text:p>270,612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基隆市</text:p>
          </table:table-cell>
          <table:table-cell office:value-type="string" table:style-name="ce62">
            <text:p>KEELUNG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47" table:style-name="ce57">
            <text:p>47<text:s/></text:p>
          </table:table-cell>
          <table:table-cell office:value-type="float" office:value="12685.3" table:style-name="ce35">
            <text:p>12,685<text:s/></text:p>
          </table:table-cell>
          <table:table-cell office:value-type="float" office:value="751.1" table:style-name="ce57">
            <text:p>751<text:s/></text:p>
          </table:table-cell>
          <table:table-cell office:value-type="float" office:value="59487.12" table:style-name="ce35">
            <text:p>59,487<text:s/></text:p>
          </table:table-cell>
          <table:table-cell office:value-type="float" office:value="962.3" table:style-name="ce57">
            <text:p>962<text:s/></text:p>
          </table:table-cell>
          <table:table-cell office:value-type="float" office:value="178705.8" table:style-name="ce35">
            <text:p>178,706<text:s/></text:p>
          </table:table-cell>
          <table:table-cell office:value-type="string" office:string-value="-" table:formula="of:=  IF(SUM([.M29];[.O29];['漁業生產量值-漁業種類別魚類別生產量值15'.C29];['漁業生產量值-漁業種類別魚類別生產量值15'.E29];['漁業生產量值-漁業種類別魚類別生產量值15'.G29])=0;&quot;-&quot;;SUM([.M29];[.O29];['漁業生產量值-漁業種類別魚類別生產量值15'.C29];['漁業生產量值-漁業種類別魚類別生產量值15'.E29];['漁業生產量值-漁業種類別魚類別生產量值15'.G29]))" table:style-name="ce57">
            <text:p>-</text:p>
          </table:table-cell>
          <table:table-cell office:value-type="string" office:string-value="-" table:formula="of:=  IF(SUM([.N29];[.P29];['漁業生產量值-漁業種類別魚類別生產量值15'.D29];['漁業生產量值-漁業種類別魚類別生產量值15'.F29];['漁業生產量值-漁業種類別魚類別生產量值15'.H29])=0;&quot;-&quot;;SUM([.N29];[.P29];['漁業生產量值-漁業種類別魚類別生產量值15'.D29];['漁業生產量值-漁業種類別魚類別生產量值15'.F29];['漁業生產量值-漁業種類別魚類別生產量值15'.H29]))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新竹市</text:p>
          </table:table-cell>
          <table:table-cell office:value-type="string" table:style-name="ce62">
            <text:p>HSINCHU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33.036999999999999" table:style-name="ce57">
            <text:p>33<text:s/></text:p>
          </table:table-cell>
          <table:table-cell office:value-type="float" office:value="13554.308000000001" table:style-name="ce35">
            <text:p>13,554<text:s/></text:p>
          </table:table-cell>
          <table:table-cell office:value-type="float" office:value="7.0419999999999998" table:formula="of:=  IF(SUM([.M30];[.O30];['漁業生產量值-漁業種類別魚類別生產量值15'.C30];['漁業生產量值-漁業種類別魚類別生產量值15'.E30];['漁業生產量值-漁業種類別魚類別生產量值15'.G30])=0;&quot;-&quot;;SUM([.M30];[.O30];['漁業生產量值-漁業種類別魚類別生產量值15'.C30];['漁業生產量值-漁業種類別魚類別生產量值15'.E30];['漁業生產量值-漁業種類別魚類別生產量值15'.G30]))" table:style-name="ce57">
            <text:p>7<text:s/></text:p>
          </table:table-cell>
          <table:table-cell office:value-type="float" office:value="1229.7439999999999" table:formula="of:=  IF(SUM([.N30];[.P30];['漁業生產量值-漁業種類別魚類別生產量值15'.D30];['漁業生產量值-漁業種類別魚類別生產量值15'.F30];['漁業生產量值-漁業種類別魚類別生產量值15'.H30])=0;&quot;-&quot;;SUM([.N30];[.P30];['漁業生產量值-漁業種類別魚類別生產量值15'.D30];['漁業生產量值-漁業種類別魚類別生產量值15'.F30];['漁業生產量值-漁業種類別魚類別生產量值15'.H30]))" table:style-name="ce35">
            <text:p>1,230<text:s/></text:p>
          </table:table-cell>
          <table:table-cell office:value-type="float" office:value="3.9470000000000001" table:style-name="ce57">
            <text:p>4<text:s/></text:p>
          </table:table-cell>
          <table:table-cell office:value-type="float" office:value="813.08199999999999" table:style-name="ce35">
            <text:p>813<text:s/></text:p>
          </table:table-cell>
          <table:table-cell office:value-type="float" office:value="2.194" table:style-name="ce57">
            <text:p>2<text:s/></text:p>
          </table:table-cell>
          <table:table-cell office:value-type="float" office:value="256.69799999999998" table:style-name="ce35">
            <text:p>257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嘉義市</text:p>
          </table:table-cell>
          <table:table-cell office:value-type="string" table:style-name="ce62">
            <text:p>CHIAYI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office:string-value="-" table:formula="of:=  IF(SUM([.M31];[.O31];['漁業生產量值-漁業種類別魚類別生產量值15'.C31];['漁業生產量值-漁業種類別魚類別生產量值15'.E31];['漁業生產量值-漁業種類別魚類別生產量值15'.G31])=0;&quot;-&quot;;SUM([.M31];[.O31];['漁業生產量值-漁業種類別魚類別生產量值15'.C31];['漁業生產量值-漁業種類別魚類別生產量值15'.E31];['漁業生產量值-漁業種類別魚類別生產量值15'.G31]))" table:style-name="ce57">
            <text:p>-</text:p>
          </table:table-cell>
          <table:table-cell office:value-type="string" office:string-value="-" table:formula="of:=  IF(SUM([.N31];[.P31];['漁業生產量值-漁業種類別魚類別生產量值15'.D31];['漁業生產量值-漁業種類別魚類別生產量值15'.F31];['漁業生產量值-漁業種類別魚類別生產量值15'.H31])=0;&quot;-&quot;;SUM([.N31];[.P31];['漁業生產量值-漁業種類別魚類別生產量值15'.D31];['漁業生產量值-漁業種類別魚類別生產量值15'.F31];['漁業生產量值-漁業種類別魚類別生產量值15'.H31]))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1">
            <text:p>金馬地區</text:p>
          </table:table-cell>
          <table:table-cell office:value-type="string" table:style-name="ce62">
            <text:p>KINMA AREA</text:p>
          </table:table-cell>
          <table:table-cell office:value-type="string" office:string-value="-" table:formula="of:=  IF(SUM([.C33:.C35])=0;&quot;-&quot;;SUM([.C33:.C35]))" table:style-name="ce57">
            <text:p>-</text:p>
          </table:table-cell>
          <table:table-cell office:value-type="string" office:string-value="-" table:formula="of:=  IF(SUM([.D33:.D35])=0;&quot;-&quot;;SUM([.D33:.D35]))" table:style-name="ce35">
            <text:p>-</text:p>
          </table:table-cell>
          <table:table-cell office:value-type="string" office:string-value="-" table:formula="of:=  IF(SUM([.E33:.E35])=0;&quot;-&quot;;SUM([.E33:.E35]))" table:style-name="ce57">
            <text:p>-</text:p>
          </table:table-cell>
          <table:table-cell office:value-type="string" office:string-value="-" table:formula="of:=  IF(SUM([.F33:.F35])=0;&quot;-&quot;;SUM([.F33:.F35]))" table:style-name="ce35">
            <text:p>-</text:p>
          </table:table-cell>
          <table:table-cell office:value-type="float" office:value="8.6334999999999997" table:formula="of:=  IF(SUM([.G33:.G35])=0;&quot;-&quot;;SUM([.G33:.G35]))" table:style-name="ce57">
            <text:p>9<text:s/></text:p>
          </table:table-cell>
          <table:table-cell office:value-type="float" office:value="3021.7249999999999" table:formula="of:=  IF(SUM([.H33:.H35])=0;&quot;-&quot;;SUM([.H33:.H35]))" table:style-name="ce35">
            <text:p>3,022<text:s/></text:p>
          </table:table-cell>
          <table:table-cell office:value-type="float" office:value="18.204499999999999" table:formula="of:=  IF(SUM([.I33:.I35])=0;&quot;-&quot;;SUM([.I33:.I35]))" table:style-name="ce57">
            <text:p>18<text:s/></text:p>
          </table:table-cell>
          <table:table-cell office:value-type="float" office:value="4756.7" table:formula="of:=  IF(SUM([.J33:.J35])=0;&quot;-&quot;;SUM([.J33:.J35]))" table:style-name="ce35">
            <text:p>4,757<text:s/></text:p>
          </table:table-cell>
          <table:table-cell office:value-type="float" office:value="170.31700000000001" table:formula="of:=  IF(SUM([.M32];[.O32];['漁業生產量值-漁業種類別魚類別生產量值15'.C32];['漁業生產量值-漁業種類別魚類別生產量值15'.E32];['漁業生產量值-漁業種類別魚類別生產量值15'.G32])=0;&quot;-&quot;;SUM([.M32];[.O32];['漁業生產量值-漁業種類別魚類別生產量值15'.C32];['漁業生產量值-漁業種類別魚類別生產量值15'.E32];['漁業生產量值-漁業種類別魚類別生產量值15'.G32]))" table:style-name="ce57">
            <text:p>170<text:s/></text:p>
          </table:table-cell>
          <table:table-cell office:value-type="float" office:value="45669.53" table:formula="of:=  IF(SUM([.N32];[.P32];['漁業生產量值-漁業種類別魚類別生產量值15'.D32];['漁業生產量值-漁業種類別魚類別生產量值15'.F32];['漁業生產量值-漁業種類別魚類別生產量值15'.H32])=0;&quot;-&quot;;SUM([.N32];[.P32];['漁業生產量值-漁業種類別魚類別生產量值15'.D32];['漁業生產量值-漁業種類別魚類別生產量值15'.F32];['漁業生產量值-漁業種類別魚類別生產量值15'.H32]))" table:style-name="ce35">
            <text:p>45,670<text:s/></text:p>
          </table:table-cell>
          <table:table-cell office:value-type="float" office:value="110.191" table:formula="of:=  IF(SUM([.M33:.M35])=0;&quot;-&quot;;SUM([.M33:.M35]))" table:style-name="ce57">
            <text:p>110<text:s/></text:p>
          </table:table-cell>
          <table:table-cell office:value-type="float" office:value="38968.28" table:formula="of:=  IF(SUM([.N33:.N35])=0;&quot;-&quot;;SUM([.N33:.N35]))" table:style-name="ce35">
            <text:p>38,968<text:s/></text:p>
          </table:table-cell>
          <table:table-cell office:value-type="float" office:value="1.86" table:formula="of:=  IF(SUM([.O33:.O35])=0;&quot;-&quot;;SUM([.O33:.O35]))" table:style-name="ce57">
            <text:p>2<text:s/></text:p>
          </table:table-cell>
          <table:table-cell office:value-type="float" office:value="232.5" table:formula="of:=  IF(SUM([.P33:.P35])=0;&quot;-&quot;;SUM([.P33:.P35]))" table:style-name="ce35">
            <text:p>233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金門縣</text:p>
          </table:table-cell>
          <table:table-cell office:value-type="string" table:style-name="ce62">
            <text:p>KINMEN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8.6334999999999997" table:style-name="ce57">
            <text:p>9<text:s/></text:p>
          </table:table-cell>
          <table:table-cell office:value-type="float" office:value="3021.7249999999999" table:style-name="ce35">
            <text:p>3,022<text:s/></text:p>
          </table:table-cell>
          <table:table-cell office:value-type="float" office:value="18.204499999999999" table:style-name="ce57">
            <text:p>18<text:s/></text:p>
          </table:table-cell>
          <table:table-cell office:value-type="float" office:value="4756.7" table:style-name="ce35">
            <text:p>4,757<text:s/></text:p>
          </table:table-cell>
          <table:table-cell office:value-type="float" office:value="116.017" table:formula="of:=  IF(SUM([.M33];[.O33];['漁業生產量值-漁業種類別魚類別生產量值15'.C33];['漁業生產量值-漁業種類別魚類別生產量值15'.E33];['漁業生產量值-漁業種類別魚類別生產量值15'.G33])=0;&quot;-&quot;;SUM([.M33];[.O33];['漁業生產量值-漁業種類別魚類別生產量值15'.C33];['漁業生產量值-漁業種類別魚類別生產量值15'.E33];['漁業生產量值-漁業種類別魚類別生產量值15'.G33]))" table:style-name="ce57">
            <text:p>116<text:s/></text:p>
          </table:table-cell>
          <table:table-cell office:value-type="float" office:value="39696.53" table:formula="of:=  IF(SUM([.N33];[.P33];['漁業生產量值-漁業種類別魚類別生產量值15'.D33];['漁業生產量值-漁業種類別魚類別生產量值15'.F33];['漁業生產量值-漁業種類別魚類別生產量值15'.H33])=0;&quot;-&quot;;SUM([.N33];[.P33];['漁業生產量值-漁業種類別魚類別生產量值15'.D33];['漁業生產量值-漁業種類別魚類別生產量值15'.F33];['漁業生產量值-漁業種類別魚類別生產量值15'.H33]))" table:style-name="ce35">
            <text:p>39,697<text:s/></text:p>
          </table:table-cell>
          <table:table-cell office:value-type="float" office:value="110.191" table:style-name="ce57">
            <text:p>110<text:s/></text:p>
          </table:table-cell>
          <table:table-cell office:value-type="float" office:value="38968.28" table:style-name="ce35">
            <text:p>38,968<text:s/></text:p>
          </table:table-cell>
          <table:table-cell office:value-type="float" office:value="1.86" table:style-name="ce57">
            <text:p>2<text:s/></text:p>
          </table:table-cell>
          <table:table-cell office:value-type="float" office:value="232.5" table:style-name="ce35">
            <text:p>233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連江縣</text:p>
          </table:table-cell>
          <table:table-cell office:value-type="string" table:style-name="ce62">
            <text:p>LIANJIANG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54.3" table:formula="of:=  IF(SUM([.M34];[.O34];['漁業生產量值-漁業種類別魚類別生產量值15'.C34];['漁業生產量值-漁業種類別魚類別生產量值15'.E34];['漁業生產量值-漁業種類別魚類別生產量值15'.G34])=0;&quot;-&quot;;SUM([.M34];[.O34];['漁業生產量值-漁業種類別魚類別生產量值15'.C34];['漁業生產量值-漁業種類別魚類別生產量值15'.E34];['漁業生產量值-漁業種類別魚類別生產量值15'.G34]))" table:style-name="ce57">
            <text:p>54<text:s/></text:p>
          </table:table-cell>
          <table:table-cell office:value-type="float" office:value="5973" table:formula="of:=  IF(SUM([.N34];[.P34];['漁業生產量值-漁業種類別魚類別生產量值15'.D34];['漁業生產量值-漁業種類別魚類別生產量值15'.F34];['漁業生產量值-漁業種類別魚類別生產量值15'.H34])=0;&quot;-&quot;;SUM([.N34];[.P34];['漁業生產量值-漁業種類別魚類別生產量值15'.D34];['漁業生產量值-漁業種類別魚類別生產量值15'.F34];['漁業生產量值-漁業種類別魚類別生產量值15'.H34]))" table:style-name="ce35">
            <text:p>5,973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4">
            <text:p>國外基地</text:p>
          </table:table-cell>
          <table:table-cell office:value-type="string" table:style-name="ce65">
            <text:p>OVERSEAS LANDING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of:=  IF(SUM([.M35];[.O35];['漁業生產量值-漁業種類別魚類別生產量值15'.C35];['漁業生產量值-漁業種類別魚類別生產量值15'.E35];['漁業生產量值-漁業種類別魚類別生產量值15'.G35])=0;&quot;-&quot;;SUM([.M35];[.O35];['漁業生產量值-漁業種類別魚類別生產量值15'.C35];['漁業生產量值-漁業種類別魚類別生產量值15'.E35];['漁業生產量值-漁業種類別魚類別生產量值15'.G35]))" table:style-name="ce58">
            <text:p>-</text:p>
          </table:table-cell>
          <table:table-cell office:value-type="string" office:string-value="-" table:formula="of:=  IF(SUM([.N35];[.P35];['漁業生產量值-漁業種類別魚類別生產量值15'.D35];['漁業生產量值-漁業種類別魚類別生產量值15'.F35];['漁業生產量值-漁業種類別魚類別生產量值15'.H35])=0;&quot;-&quot;;SUM([.N35];[.P35];['漁業生產量值-漁業種類別魚類別生產量值15'.D35];['漁業生產量值-漁業種類別魚類別生產量值15'.F35];['漁業生產量值-漁業種類別魚類別生產量值15'.H35]))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table:number-columns-repeated="16368" table:style-name="ce24"/>
        </table:table-row>
        <table:table-row table:style-name="ro2">
          <table:table-cell office:value-type="string" table:number-columns-spanned="6" table:number-rows-spanned="1" table:style-name="ce71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72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42"/>
        </table:table-row>
        <table:table-row table:style-name="ro3">
          <table:table-cell table:number-columns-repeated="2" table:style-name="ce42"/>
          <table:table-cell table:number-columns-repeated="16382" table:style-name="ce24"/>
        </table:table-row>
        <table:table-row table:number-rows-repeated="1048539" table:style-name="ro3">
          <table:table-cell table:number-columns-repeated="16384"/>
        </table:table-row>
      </table:table>
      <table:table table:name="漁業生產量值-漁業種類別魚類別生產量值15" table:style-name="ta1">
        <table:table-column table:style-name="co1" table:default-cell-style-name="ce42"/>
        <table:table-column table:style-name="co2" table:default-cell-style-name="ce42"/>
        <table:table-column table:style-name="co3" table:default-cell-style-name="ce36"/>
        <table:table-column table:style-name="co5" table:default-cell-style-name="ce36"/>
        <table:table-column table:style-name="co3" table:default-cell-style-name="ce36"/>
        <table:table-column table:style-name="co5" table:default-cell-style-name="ce36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6" table:number-columns-repeated="16367" table:default-cell-style-name="ce28"/>
        <table:table-row table:style-name="ro1">
          <table:table-cell office:value-type="string" table:number-columns-spanned="3" table:number-rows-spanned="1" table:style-name="ce85">
            <text:p>7‧漁業生產量</text:p>
          </table:table-cell>
          <table:covered-table-cell table:number-columns-repeated="2"/>
          <table:table-cell table:number-columns-repeated="6" table:style-name="ce42"/>
          <table:table-cell office:value-type="string" table:style-name="ce42">
            <text:p>7‧FISHERIES PRODUCTION</text:p>
          </table:table-cell>
          <table:table-cell table:number-columns-repeated="16374" table:style-name="ce42"/>
        </table:table-row>
        <table:table-row table:style-name="ro1">
          <table:table-cell table:number-columns-repeated="4" table:style-name="ce42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42"/>
          <table:table-cell table:number-columns-repeated="2" table:style-name="ce3"/>
          <table:table-cell table:number-columns-repeated="2" table:style-name="ce42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42"/>
        </table:table-row>
        <table:table-row table:style-name="ro1">
          <table:table-cell table:style-name="ce42">
            <draw:custom-shape svg:x="0in" svg:y="0.20833in" svg:width="1.55027in" svg:height="1.25in" draw:z-index="1" draw:id="id15" draw:style-name="a15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3" table:number-rows-spanned="1" table:style-name="ce87">
            <text:p>(3) 縣市別魚類別生產量值(續)</text:p>
          </table:table-cell>
          <table:covered-table-cell table:number-columns-repeated="2"/>
          <table:table-cell table:style-name="ce42"/>
          <table:table-cell office:value-type="string" table:style-name="ce43">
            <text:p>價值：新臺幣千元</text:p>
          </table:table-cell>
          <table:table-cell table:style-name="ce42"/>
          <table:table-cell table:style-name="ce43"/>
          <table:table-cell office:value-type="string" table:style-name="ce43">
            <text:p>(3) By type of district by species(Continued)</text:p>
          </table:table-cell>
          <table:table-cell table:number-columns-repeated="3" table:style-name="ce42"/>
          <table:table-cell office:value-type="string" table:style-name="ce13">
            <text:p>Value：Thousand NT $</text:p>
          </table:table-cell>
          <table:table-cell table:number-columns-repeated="16371" table:style-name="ce42"/>
        </table:table-row>
        <table:table-row table:style-name="ro1">
          <table:table-cell office:value-type="string" table:number-columns-spanned="2" table:number-rows-spanned="3" table:style-name="ce90">
            <text:p><text:s text:c="20"/><text:span text:style-name="T2">魚類別</text:span></text:p>
            <text:p><text:span text:style-name="T2"><text:s text:c="20"/>Species</text:span></text:p>
          </table:table-cell>
          <table:covered-table-cell/>
          <table:table-cell office:value-type="string" table:number-columns-spanned="14" table:number-rows-spanned="1" table:style-name="ce189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number-columns-spanned="6" table:number-rows-spanned="1" table:style-name="ce189">
            <text:p>貝 <text:s text:c="10"/>類</text:p>
          </table:table-cell>
          <table:covered-table-cell table:number-columns-repeated="5"/>
          <table:table-cell table:style-name="ce16"/>
          <table:table-cell table:style-name="ce17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style-name="ce17"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number-columns-spanned="2" table:number-rows-spanned="1" table:style-name="ce193">
            <text:p>蜊</text:p>
          </table:table-cell>
          <table:covered-table-cell/>
          <table:table-cell office:value-type="string" table:number-columns-spanned="2" table:number-rows-spanned="1" table:style-name="ce199">
            <text:p>臺灣蜆</text:p>
          </table:table-cell>
          <table:covered-table-cell/>
          <table:table-cell office:value-type="string" table:number-columns-spanned="2" table:number-rows-spanned="1" table:style-name="ce199">
            <text:p>其他</text:p>
          </table:table-cell>
          <table:covered-table-cell/>
          <table:table-cell office:value-type="string" table:number-columns-spanned="2" table:number-rows-spanned="1" table:style-name="ce206">
            <text:p>蛙類</text:p>
          </table:table-cell>
          <table:covered-table-cell/>
          <table:table-cell office:value-type="string" table:number-columns-spanned="2" table:number-rows-spanned="1" table:style-name="ce190">
            <text:p>鱉</text:p>
          </table:table-cell>
          <table:covered-table-cell/>
          <table:table-cell office:value-type="string" table:number-columns-spanned="2" table:number-rows-spanned="1" table:style-name="ce194">
            <text:p>鱉蛋</text:p>
          </table:table-cell>
          <table:covered-table-cell/>
          <table:table-cell office:value-type="string" table:number-columns-spanned="2" table:number-rows-spanned="1" table:style-name="ce194">
            <text:p>珊 <text:s text:c="6"/>瑚</text:p>
          </table:table-cell>
          <table:covered-table-cell/>
          <table:table-cell table:number-columns-repeated="16368"/>
        </table:table-row>
        <table:table-row table:style-name="ro1">
          <table:table-cell office:value-type="string" table:number-columns-spanned="2" table:number-rows-spanned="3" table:style-name="ce197">
            <text:p>縣市別</text:p>
            <text:p>District</text:p>
          </table:table-cell>
          <table:covered-table-cell/>
          <table:table-cell office:value-type="string" table:number-columns-spanned="2" table:number-rows-spanned="1" table:style-name="ce186">
            <text:p>65003</text:p>
          </table:table-cell>
          <table:covered-table-cell/>
          <table:table-cell office:value-type="string" table:number-columns-spanned="2" table:number-rows-spanned="1" table:style-name="ce178">
            <text:p>65010</text:p>
          </table:table-cell>
          <table:covered-table-cell/>
          <table:table-cell office:value-type="string" table:number-columns-spanned="2" table:number-rows-spanned="1" table:style-name="ce200">
            <text:p>65ZZZ</text:p>
          </table:table-cell>
          <table:covered-table-cell/>
          <table:table-cell office:value-type="string" table:number-columns-spanned="2" table:number-rows-spanned="1" table:style-name="ce178">
            <text:p>66000</text:p>
          </table:table-cell>
          <table:covered-table-cell/>
          <table:table-cell office:value-type="string" table:number-columns-spanned="2" table:number-rows-spanned="1" table:style-name="ce178">
            <text:p>67001</text:p>
          </table:table-cell>
          <table:covered-table-cell/>
          <table:table-cell office:value-type="string" table:number-columns-spanned="2" table:number-rows-spanned="1" table:style-name="ce178">
            <text:p>67002</text:p>
          </table:table-cell>
          <table:covered-table-cell/>
          <table:table-cell office:value-type="string" table:number-columns-spanned="2" table:number-rows-spanned="1" table:style-name="ce178">
            <text:p>71000</text:p>
          </table:table-cell>
          <table:covered-table-cell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office:value-type="string" table:style-name="ce46">
            <text:p>產量</text:p>
          </table:table-cell>
          <table:table-cell office:value-type="string" table:style-name="ce9">
            <text:p>價值</text:p>
          </table:table-cell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0">
            <text:p>Quantity</text:p>
          </table:table-cell>
          <table:table-cell office:value-type="string" table:style-name="ce11">
            <text:p>Value</text:p>
          </table:table-cell>
          <table:table-cell table:number-columns-repeated="16368"/>
        </table:table-row>
        <table:table-row table:style-name="ro1">
          <table:table-cell office:value-type="string" table:style-name="ce61">
            <text:p>總計</text:p>
          </table:table-cell>
          <table:table-cell office:value-type="string" table:style-name="ce62">
            <text:p>GRAND TOTAL</text:p>
          </table:table-cell>
          <table:table-cell office:value-type="string" office:string-value="-" table:formula="of:=  IF(SUM([.C11];[.C32])=0;&quot;-&quot;;SUM([.C11];[.C32]))" table:style-name="ce56">
            <text:p>-</text:p>
          </table:table-cell>
          <table:table-cell office:value-type="string" office:string-value="-" table:formula="of:=  IF(SUM([.D11];[.D32])=0;&quot;-&quot;;SUM([.D11];[.D32]))" table:style-name="ce53">
            <text:p>-</text:p>
          </table:table-cell>
          <table:table-cell office:value-type="float" office:value="4914.799" table:formula="of:=  IF(SUM([.E11];[.E32])=0;&quot;-&quot;;SUM([.E11];[.E32]))" table:style-name="ce56">
            <text:p>4,915<text:s/></text:p>
          </table:table-cell>
          <table:table-cell office:value-type="float" office:value="249895.24850000002" table:formula="of:=  IF(SUM([.F11];[.F32])=0;&quot;-&quot;;SUM([.F11];[.F32]))" table:style-name="ce53">
            <text:p>249,895<text:s/></text:p>
          </table:table-cell>
          <table:table-cell office:value-type="float" office:value="1172.8917300000003" table:formula="of:=  IF(SUM([.G11];[.G32])=0;&quot;-&quot;;SUM([.G11];[.G32]))" table:style-name="ce56">
            <text:p>1,173<text:s/></text:p>
          </table:table-cell>
          <table:table-cell office:value-type="float" office:value="270309.68698" table:formula="of:=  IF(SUM([.H11];[.H32])=0;&quot;-&quot;;SUM([.H11];[.H32]))" table:style-name="ce53">
            <text:p>270,310<text:s/></text:p>
          </table:table-cell>
          <table:table-cell office:value-type="float" office:value="1224.039" table:formula="of:=  IF(SUM([.I11];[.I32])=0;&quot;-&quot;;SUM([.I11];[.I32]))" table:style-name="ce56">
            <text:p>1,224<text:s/></text:p>
          </table:table-cell>
          <table:table-cell office:value-type="float" office:value="93723.767000000007" table:formula="of:=  IF(SUM([.J11];[.J32])=0;&quot;-&quot;;SUM([.J11];[.J32]))" table:style-name="ce53">
            <text:p>93,724<text:s/></text:p>
          </table:table-cell>
          <table:table-cell office:value-type="float" office:value="722.86400000000003" table:formula="of:=  IF(SUM([.K11];[.K32])=0;&quot;-&quot;;SUM([.K11];[.K32]))" table:style-name="ce56">
            <text:p>723<text:s/></text:p>
          </table:table-cell>
          <table:table-cell office:value-type="float" office:value="121086.758" table:formula="of:=  IF(SUM([.L11];[.L32])=0;&quot;-&quot;;SUM([.L11];[.L32]))" table:style-name="ce53">
            <text:p>121,087<text:s/></text:p>
          </table:table-cell>
          <table:table-cell office:value-type="float" office:value="595.17499999999995" table:formula="of:=  IF(SUM([.M11];[.M32])=0;&quot;-&quot;;SUM([.M11];[.M32]))" table:style-name="ce56">
            <text:p>595<text:s/></text:p>
          </table:table-cell>
          <table:table-cell office:value-type="float" office:value="182711.64749999999" table:formula="of:=  IF(SUM([.N11];[.N32])=0;&quot;-&quot;;SUM([.N11];[.N32]))" table:style-name="ce53">
            <text:p>182,712<text:s/></text:p>
          </table:table-cell>
          <table:table-cell office:value-type="float" office:value="2.6066600000000002" table:formula="of:=  IF(SUM([.O11];[.O32])=0;&quot;-&quot;;SUM([.O11];[.O32]))" table:style-name="ce56">
            <text:p>3<text:s/></text:p>
          </table:table-cell>
          <table:table-cell office:value-type="float" office:value="487016.21562000003" table:formula="of:=  IF(SUM([.P11];[.P32])=0;&quot;-&quot;;SUM([.P11];[.P32]))" table:style-name="ce53">
            <text:p>487,016<text:s/></text:p>
          </table:table-cell>
          <table:table-cell table:number-columns-repeated="16368"/>
        </table:table-row>
        <table:table-row table:style-name="ro1">
          <table:table-cell office:value-type="string" table:style-name="ce61">
            <text:p>臺灣地區</text:p>
          </table:table-cell>
          <table:table-cell office:value-type="string" table:style-name="ce62">
            <text:p>TAIWAN AREA</text:p>
          </table:table-cell>
          <table:table-cell office:value-type="string" office:string-value="-" table:formula="of:=  IF(SUM([.C12:.C31])=0;&quot;-&quot;;SUM([.C12:.C31]))" table:style-name="ce57">
            <text:p>-</text:p>
          </table:table-cell>
          <table:table-cell office:value-type="string" office:string-value="-" table:formula="of:=  IF(SUM([.D12:.D31])=0;&quot;-&quot;;SUM([.D12:.D31]))" table:style-name="ce35">
            <text:p>-</text:p>
          </table:table-cell>
          <table:table-cell office:value-type="float" office:value="4914.799" table:formula="of:=  IF(SUM([.E12:.E31])=0;&quot;-&quot;;SUM([.E12:.E31]))" table:style-name="ce57">
            <text:p>4,915<text:s/></text:p>
          </table:table-cell>
          <table:table-cell office:value-type="float" office:value="249895.24850000002" table:formula="of:=  IF(SUM([.F12:.F31])=0;&quot;-&quot;;SUM([.F12:.F31]))" table:style-name="ce35">
            <text:p>249,895<text:s/></text:p>
          </table:table-cell>
          <table:table-cell office:value-type="float" office:value="1114.6257300000002" table:formula="of:=  IF(SUM([.G12:.G31])=0;&quot;-&quot;;SUM([.G12:.G31]))" table:style-name="ce57">
            <text:p>1,115<text:s/></text:p>
          </table:table-cell>
          <table:table-cell office:value-type="float" office:value="263840.93698" table:formula="of:=  IF(SUM([.H12:.H31])=0;&quot;-&quot;;SUM([.H12:.H31]))" table:style-name="ce35">
            <text:p>263,841<text:s/></text:p>
          </table:table-cell>
          <table:table-cell office:value-type="float" office:value="1224.039" table:formula="of:=  IF(SUM([.I12:.I31])=0;&quot;-&quot;;SUM([.I12:.I31]))" table:style-name="ce57">
            <text:p>1,224<text:s/></text:p>
          </table:table-cell>
          <table:table-cell office:value-type="float" office:value="93723.767000000007" table:formula="of:=  IF(SUM([.J12:.J31])=0;&quot;-&quot;;SUM([.J12:.J31]))" table:style-name="ce35">
            <text:p>93,724<text:s/></text:p>
          </table:table-cell>
          <table:table-cell office:value-type="float" office:value="722.86400000000003" table:formula="of:=  IF(SUM([.K12:.K31])=0;&quot;-&quot;;SUM([.K12:.K31]))" table:style-name="ce57">
            <text:p>723<text:s/></text:p>
          </table:table-cell>
          <table:table-cell office:value-type="float" office:value="121086.758" table:formula="of:=  IF(SUM([.L12:.L31])=0;&quot;-&quot;;SUM([.L12:.L31]))" table:style-name="ce35">
            <text:p>121,087<text:s/></text:p>
          </table:table-cell>
          <table:table-cell office:value-type="float" office:value="595.17499999999995" table:formula="of:=  IF(SUM([.M12:.M31])=0;&quot;-&quot;;SUM([.M12:.M31]))" table:style-name="ce57">
            <text:p>595<text:s/></text:p>
          </table:table-cell>
          <table:table-cell office:value-type="float" office:value="182711.64749999999" table:formula="of:=  IF(SUM([.N12:.N31])=0;&quot;-&quot;;SUM([.N12:.N31]))" table:style-name="ce35">
            <text:p>182,712<text:s/></text:p>
          </table:table-cell>
          <table:table-cell office:value-type="float" office:value="2.6066600000000002" table:formula="of:=  IF(SUM([.O12:.O31])=0;&quot;-&quot;;SUM([.O12:.O31]))" table:style-name="ce57">
            <text:p>3<text:s/></text:p>
          </table:table-cell>
          <table:table-cell office:value-type="float" office:value="487016.21562000003" table:formula="of:=  IF(SUM([.P12:.P31])=0;&quot;-&quot;;SUM([.P12:.P31]))" table:style-name="ce35">
            <text:p>487,016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新北市</text:p>
          </table:table-cell>
          <table:table-cell office:value-type="string" table:style-name="ce62">
            <text:p>NEW TAIPEI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80.95999999999998" table:style-name="ce57">
            <text:p>281<text:s/></text:p>
          </table:table-cell>
          <table:table-cell office:value-type="float" office:value="156007.4" table:style-name="ce35">
            <text:p>156,007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北市</text:p>
          </table:table-cell>
          <table:table-cell office:value-type="string" table:style-name="ce62">
            <text:p>TAIPEI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桃園市</text:p>
          </table:table-cell>
          <table:table-cell office:value-type="string" table:style-name="ce62">
            <text:p>TAOYUAN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0.28499999999999998" table:style-name="ce57">
            <text:p>0<text:s/></text:p>
          </table:table-cell>
          <table:table-cell office:value-type="float" office:value="7.0964999999999998" table:style-name="ce35">
            <text:p>7<text:s/></text:p>
          </table:table-cell>
          <table:table-cell office:value-type="float" office:value="0.28999999999999998" table:style-name="ce57">
            <text:p>0<text:s/></text:p>
          </table:table-cell>
          <table:table-cell office:value-type="float" office:value="43.5" table:style-name="ce35">
            <text:p>44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中市</text:p>
          </table:table-cell>
          <table:table-cell office:value-type="string" table:style-name="ce62">
            <text:p>TAICHUNG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58.627699999999997" table:style-name="ce57">
            <text:p>59<text:s/></text:p>
          </table:table-cell>
          <table:table-cell office:value-type="float" office:value="3036.8784599999999" table:style-name="ce35">
            <text:p>3,037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南市</text:p>
          </table:table-cell>
          <table:table-cell office:value-type="string" table:style-name="ce62">
            <text:p>TAINAN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.4809999999999999" table:style-name="ce57">
            <text:p>1<text:s/></text:p>
          </table:table-cell>
          <table:table-cell office:value-type="float" office:value="511.3322" table:style-name="ce35">
            <text:p>511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49.752000000000002" table:style-name="ce57">
            <text:p>50<text:s/></text:p>
          </table:table-cell>
          <table:table-cell office:value-type="float" office:value="16862.383999999998" table:style-name="ce35">
            <text:p>16,862<text:s/></text:p>
          </table:table-cell>
          <table:table-cell office:value-type="float" office:value="1.5" table:style-name="ce57">
            <text:p>2<text:s/></text:p>
          </table:table-cell>
          <table:table-cell office:value-type="float" office:value="373.2" table:style-name="ce35">
            <text:p>373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高雄市</text:p>
          </table:table-cell>
          <table:table-cell office:value-type="string" table:style-name="ce62">
            <text:p>KAOHSIUNG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425.65577999999999" table:style-name="ce57">
            <text:p>426<text:s/></text:p>
          </table:table-cell>
          <table:table-cell office:value-type="float" office:value="31559.94123" table:style-name="ce35">
            <text:p>31,560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0.76" table:style-name="ce57">
            <text:p>11<text:s/></text:p>
          </table:table-cell>
          <table:table-cell office:value-type="float" office:value="2510.308" table:style-name="ce35">
            <text:p>2,510<text:s/></text:p>
          </table:table-cell>
          <table:table-cell office:value-type="float" office:value="36.905000000000001" table:style-name="ce57">
            <text:p>37<text:s/></text:p>
          </table:table-cell>
          <table:table-cell office:value-type="float" office:value="9226.25" table:style-name="ce35">
            <text:p>9,226<text:s/></text:p>
          </table:table-cell>
          <table:table-cell office:value-type="float" office:value="0.25266" table:style-name="ce57">
            <text:p>0<text:s/></text:p>
          </table:table-cell>
          <table:table-cell office:value-type="float" office:value="34856.215620000003" table:style-name="ce35">
            <text:p>34,856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宜蘭縣</text:p>
          </table:table-cell>
          <table:table-cell office:value-type="string" table:style-name="ce62">
            <text:p>ILAN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4.25" table:style-name="ce57">
            <text:p>24<text:s/></text:p>
          </table:table-cell>
          <table:table-cell office:value-type="float" office:value="25520" table:style-name="ce35">
            <text:p>25,520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9.5000000000000001E-2" table:style-name="ce57">
            <text:p>0<text:s/></text:p>
          </table:table-cell>
          <table:table-cell office:value-type="float" office:value="23.75" table:style-name="ce35">
            <text:p>24<text:s/></text:p>
          </table:table-cell>
          <table:table-cell office:value-type="float" office:value="2.214" table:style-name="ce57">
            <text:p>2<text:s/></text:p>
          </table:table-cell>
          <table:table-cell office:value-type="float" office:value="420660" table:style-name="ce35">
            <text:p>420,660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新竹縣</text:p>
          </table:table-cell>
          <table:table-cell office:value-type="string" table:style-name="ce62">
            <text:p>HSINCHU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苗栗縣</text:p>
          </table:table-cell>
          <table:table-cell office:value-type="string" table:style-name="ce62">
            <text:p>MIAOLI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0.96965000000000001" table:style-name="ce57">
            <text:p>1<text:s/></text:p>
          </table:table-cell>
          <table:table-cell office:value-type="float" office:value="111.12188999999999" table:style-name="ce35">
            <text:p>111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彰化縣</text:p>
          </table:table-cell>
          <table:table-cell office:value-type="string" table:style-name="ce62">
            <text:p>CHANGHWA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3512.6039999999998" table:style-name="ce57">
            <text:p>3,513<text:s/></text:p>
          </table:table-cell>
          <table:table-cell office:value-type="float" office:value="203731.03200000001" table:style-name="ce35">
            <text:p>203,731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2.99" table:style-name="ce57">
            <text:p>23<text:s/></text:p>
          </table:table-cell>
          <table:table-cell office:value-type="float" office:value="411.52100000000002" table:style-name="ce35">
            <text:p>412<text:s/></text:p>
          </table:table-cell>
          <table:table-cell office:value-type="float" office:value="45.997999999999998" table:style-name="ce57">
            <text:p>46<text:s/></text:p>
          </table:table-cell>
          <table:table-cell office:value-type="float" office:value="9199.6" table:style-name="ce35">
            <text:p>9,200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南投縣</text:p>
          </table:table-cell>
          <table:table-cell office:value-type="string" table:style-name="ce62">
            <text:p>NANTOU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雲林縣</text:p>
          </table:table-cell>
          <table:table-cell office:value-type="string" table:style-name="ce62">
            <text:p>YUNLIN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08" table:style-name="ce57">
            <text:p>108<text:s/></text:p>
          </table:table-cell>
          <table:table-cell office:value-type="float" office:value="4752" table:style-name="ce35">
            <text:p>4,752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47.22499999999999" table:style-name="ce57">
            <text:p>247<text:s/></text:p>
          </table:table-cell>
          <table:table-cell office:value-type="float" office:value="22744.7" table:style-name="ce35">
            <text:p>22,745<text:s/></text:p>
          </table:table-cell>
          <table:table-cell office:value-type="float" office:value="68.786000000000001" table:style-name="ce57">
            <text:p>69<text:s/></text:p>
          </table:table-cell>
          <table:table-cell office:value-type="float" office:value="13757.2" table:style-name="ce35">
            <text:p>13,757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嘉義縣</text:p>
          </table:table-cell>
          <table:table-cell office:value-type="string" table:style-name="ce62">
            <text:p>CHIAYI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8.7106000000000012" table:style-name="ce57">
            <text:p>9<text:s/></text:p>
          </table:table-cell>
          <table:table-cell office:value-type="float" office:value="1616.1492000000001" table:style-name="ce35">
            <text:p>1,616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屏東縣</text:p>
          </table:table-cell>
          <table:table-cell office:value-type="string" table:style-name="ce62">
            <text:p>PINGTUNG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53.98" table:style-name="ce57">
            <text:p>54<text:s/></text:p>
          </table:table-cell>
          <table:table-cell office:value-type="float" office:value="7287.3" table:style-name="ce35">
            <text:p>7,287<text:s/></text:p>
          </table:table-cell>
          <table:table-cell office:value-type="float" office:value="1224.039" table:style-name="ce57">
            <text:p>1,224<text:s/></text:p>
          </table:table-cell>
          <table:table-cell office:value-type="float" office:value="93723.767000000007" table:style-name="ce35">
            <text:p>93,724<text:s/></text:p>
          </table:table-cell>
          <table:table-cell office:value-type="float" office:value="392.137" table:style-name="ce57">
            <text:p>392<text:s/></text:p>
          </table:table-cell>
          <table:table-cell office:value-type="float" office:value="78557.845000000001" table:style-name="ce35">
            <text:p>78,558<text:s/></text:p>
          </table:table-cell>
          <table:table-cell office:value-type="float" office:value="441.89100000000002" table:style-name="ce57">
            <text:p>442<text:s/></text:p>
          </table:table-cell>
          <table:table-cell office:value-type="float" office:value="150131.64749999999" table:style-name="ce35">
            <text:p>150,132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臺東縣</text:p>
          </table:table-cell>
          <table:table-cell office:value-type="string" table:style-name="ce62">
            <text:p>TAITUNG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花蓮縣</text:p>
          </table:table-cell>
          <table:table-cell office:value-type="string" table:style-name="ce62">
            <text:p>HWALIEN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293.9100000000001" table:style-name="ce57">
            <text:p>1,294<text:s/></text:p>
          </table:table-cell>
          <table:table-cell office:value-type="float" office:value="41405.120000000003" table:style-name="ce35">
            <text:p>41,405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澎湖縣</text:p>
          </table:table-cell>
          <table:table-cell office:value-type="string" table:style-name="ce62">
            <text:p>PENGHU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58.8" table:style-name="ce57">
            <text:p>259<text:s/></text:p>
          </table:table-cell>
          <table:table-cell office:value-type="float" office:value="37987.35" table:style-name="ce35">
            <text:p>37,987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0.14000000000000001" table:style-name="ce57">
            <text:p>0<text:s/></text:p>
          </table:table-cell>
          <table:table-cell office:value-type="float" office:value="31500" table:style-name="ce35">
            <text:p>31,500<text:s/>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基隆市</text:p>
          </table:table-cell>
          <table:table-cell office:value-type="string" table:style-name="ce62">
            <text:p>KEELUNG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新竹市</text:p>
          </table:table-cell>
          <table:table-cell office:value-type="string" table:style-name="ce62">
            <text:p>HSINCHU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0.90100000000000002" table:style-name="ce57">
            <text:p>1<text:s/></text:p>
          </table:table-cell>
          <table:table-cell office:value-type="float" office:value="159.964" table:style-name="ce35">
            <text:p>160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嘉義市</text:p>
          </table:table-cell>
          <table:table-cell office:value-type="string" table:style-name="ce62">
            <text:p>CHIAYI CI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1">
            <text:p>金馬地區</text:p>
          </table:table-cell>
          <table:table-cell office:value-type="string" table:style-name="ce62">
            <text:p>KINMA AREA</text:p>
          </table:table-cell>
          <table:table-cell office:value-type="string" office:string-value="-" table:formula="of:=  IF(SUM([.C33:.C35])=0;&quot;-&quot;;SUM([.C33:.C35]))" table:style-name="ce57">
            <text:p>-</text:p>
          </table:table-cell>
          <table:table-cell office:value-type="string" office:string-value="-" table:formula="of:=  IF(SUM([.D33:.D35])=0;&quot;-&quot;;SUM([.D33:.D35]))" table:style-name="ce35">
            <text:p>-</text:p>
          </table:table-cell>
          <table:table-cell office:value-type="string" office:string-value="-" table:formula="of:=  IF(SUM([.E33:.E35])=0;&quot;-&quot;;SUM([.E33:.E35]))" table:style-name="ce57">
            <text:p>-</text:p>
          </table:table-cell>
          <table:table-cell office:value-type="string" office:string-value="-" table:formula="of:=  IF(SUM([.F33:.F35])=0;&quot;-&quot;;SUM([.F33:.F35]))" table:style-name="ce35">
            <text:p>-</text:p>
          </table:table-cell>
          <table:table-cell office:value-type="float" office:value="58.265999999999998" table:formula="of:=  IF(SUM([.G33:.G35])=0;&quot;-&quot;;SUM([.G33:.G35]))" table:style-name="ce57">
            <text:p>58<text:s/></text:p>
          </table:table-cell>
          <table:table-cell office:value-type="float" office:value="6468.75" table:formula="of:=  IF(SUM([.H33:.H35])=0;&quot;-&quot;;SUM([.H33:.H35]))" table:style-name="ce35">
            <text:p>6,469<text:s/></text:p>
          </table:table-cell>
          <table:table-cell office:value-type="string" office:string-value="-" table:formula="of:=  IF(SUM([.I33:.I35])=0;&quot;-&quot;;SUM([.I33:.I35]))" table:style-name="ce57">
            <text:p>-</text:p>
          </table:table-cell>
          <table:table-cell office:value-type="string" office:string-value="-" table:formula="of:=  IF(SUM([.J33:.J35])=0;&quot;-&quot;;SUM([.J33:.J35]))" table:style-name="ce35">
            <text:p>-</text:p>
          </table:table-cell>
          <table:table-cell office:value-type="string" office:string-value="-" table:formula="of:=  IF(SUM([.K33:.K35])=0;&quot;-&quot;;SUM([.K33:.K35]))" table:style-name="ce57">
            <text:p>-</text:p>
          </table:table-cell>
          <table:table-cell office:value-type="string" office:string-value="-" table:formula="of:=  IF(SUM([.L33:.L35])=0;&quot;-&quot;;SUM([.L33:.L35]))" table:style-name="ce35">
            <text:p>-</text:p>
          </table:table-cell>
          <table:table-cell office:value-type="string" office:string-value="-" table:formula="of:=  IF(SUM([.M33:.M35])=0;&quot;-&quot;;SUM([.M33:.M35]))" table:style-name="ce57">
            <text:p>-</text:p>
          </table:table-cell>
          <table:table-cell office:value-type="string" office:string-value="-" table:formula="of:=  IF(SUM([.N33:.N35])=0;&quot;-&quot;;SUM([.N33:.N35]))" table:style-name="ce35">
            <text:p>-</text:p>
          </table:table-cell>
          <table:table-cell office:value-type="string" office:string-value="-" table:formula="of:=  IF(SUM([.O33:.O35])=0;&quot;-&quot;;SUM([.O33:.O35]))" table:style-name="ce57">
            <text:p>-</text:p>
          </table:table-cell>
          <table:table-cell office:value-type="string" office:string-value="-" table:formula="of:=  IF(SUM([.P33:.P35])=0;&quot;-&quot;;SUM([.P33:.P35]))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金門縣</text:p>
          </table:table-cell>
          <table:table-cell office:value-type="string" table:style-name="ce62">
            <text:p>KINMEN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3.9660000000000002" table:style-name="ce57">
            <text:p>4<text:s/></text:p>
          </table:table-cell>
          <table:table-cell office:value-type="float" office:value="495.75" table:style-name="ce35">
            <text:p>496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3">
            <text:p><text:s text:c="4"/>連江縣</text:p>
          </table:table-cell>
          <table:table-cell office:value-type="string" table:style-name="ce62">
            <text:p>LIANJIANG COUNTY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54.3" table:style-name="ce57">
            <text:p>54<text:s/></text:p>
          </table:table-cell>
          <table:table-cell office:value-type="float" office:value="5973" table:style-name="ce35">
            <text:p>5,973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16368"/>
        </table:table-row>
        <table:table-row table:style-name="ro1">
          <table:table-cell office:value-type="string" table:style-name="ce64">
            <text:p>國外基地</text:p>
          </table:table-cell>
          <table:table-cell office:value-type="string" table:style-name="ce65">
            <text:p>OVERSEAS LANDING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number-columns-spanned="6" table:number-rows-spanned="1" table:style-name="ce71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72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42"/>
        </table:table-row>
        <table:table-row table:number-rows-repeated="1048540" table:style-name="ro3">
          <table:table-cell table:number-columns-repeated="16384"/>
        </table:table-row>
      </table:table>
      <table:table table:name="漁業生產量值-漁業種類別魚類別生產量值16" table:style-name="ta1">
        <table:table-column table:style-name="co1" table:default-cell-style-name="ce42"/>
        <table:table-column table:style-name="co2" table:default-cell-style-name="ce42"/>
        <table:table-column table:style-name="co3" table:default-cell-style-name="ce39"/>
        <table:table-column table:style-name="co5" table:default-cell-style-name="ce39"/>
        <table:table-column table:style-name="co3" table:default-cell-style-name="ce39"/>
        <table:table-column table:style-name="co5" table:default-cell-style-name="ce39"/>
        <table:table-column table:style-name="co3" table:default-cell-style-name="ce39"/>
        <table:table-column table:style-name="co5" table:default-cell-style-name="ce39"/>
        <table:table-column table:style-name="co3" table:default-cell-style-name="ce39"/>
        <table:table-column table:style-name="co5" table:default-cell-style-name="ce39"/>
        <table:table-column table:style-name="co3" table:default-cell-style-name="ce39"/>
        <table:table-column table:style-name="co5" table:default-cell-style-name="ce39"/>
        <table:table-column table:style-name="co3" table:default-cell-style-name="ce39"/>
        <table:table-column table:style-name="co5" table:default-cell-style-name="ce39"/>
        <table:table-column table:style-name="co3" table:default-cell-style-name="ce39"/>
        <table:table-column table:style-name="co5" table:default-cell-style-name="ce39"/>
        <table:table-column table:style-name="co3" table:default-cell-style-name="ce39"/>
        <table:table-column table:style-name="co6" table:number-columns-repeated="16367" table:default-cell-style-name="ce39"/>
        <table:table-row table:style-name="ro1">
          <table:table-cell office:value-type="string" table:number-columns-spanned="3" table:number-rows-spanned="1" table:style-name="ce85">
            <text:p>7‧漁業生產量</text:p>
          </table:table-cell>
          <table:covered-table-cell table:number-columns-repeated="2"/>
          <table:table-cell table:number-columns-repeated="6" table:style-name="ce42"/>
          <table:table-cell office:value-type="string" table:style-name="ce42">
            <text:p>7‧FISHERIES PRODUCTION</text:p>
          </table:table-cell>
          <table:table-cell table:number-columns-repeated="16374" table:style-name="ce42"/>
        </table:table-row>
        <table:table-row table:style-name="ro1">
          <table:table-cell table:number-columns-repeated="4" table:style-name="ce42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42"/>
          <table:table-cell table:number-columns-repeated="2" table:style-name="ce3"/>
          <table:table-cell table:number-columns-repeated="2" table:style-name="ce42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42"/>
        </table:table-row>
        <table:table-row table:style-name="ro1">
          <table:table-cell table:style-name="ce42">
            <draw:custom-shape svg:x="0in" svg:y="0.20833in" svg:width="1.55027in" svg:height="1.25in" draw:z-index="1" draw:id="id16" draw:style-name="a16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3" table:number-rows-spanned="1" table:style-name="ce87">
            <text:p>(3) 縣市別魚類別生產量值(續完)</text:p>
          </table:table-cell>
          <table:covered-table-cell table:number-columns-repeated="2"/>
          <table:table-cell table:style-name="ce42"/>
          <table:table-cell office:value-type="string" table:style-name="ce43">
            <text:p>價值：新臺幣千元</text:p>
          </table:table-cell>
          <table:table-cell table:style-name="ce42"/>
          <table:table-cell table:style-name="ce43"/>
          <table:table-cell office:value-type="string" table:style-name="ce43">
            <text:p>(3) By type of district by species(End)</text:p>
          </table:table-cell>
          <table:table-cell table:number-columns-repeated="3" table:style-name="ce42"/>
          <table:table-cell office:value-type="string" table:style-name="ce13">
            <text:p>Value：Thousand NT $</text:p>
          </table:table-cell>
          <table:table-cell table:number-columns-repeated="16371" table:style-name="ce42"/>
        </table:table-row>
        <table:table-row table:style-name="ro1">
          <table:table-cell office:value-type="string" table:number-columns-spanned="2" table:number-rows-spanned="3" table:style-name="ce184">
            <text:p><text:s text:c="20"/><text:span text:style-name="T2">魚類別</text:span></text:p>
            <text:p><text:span text:style-name="T2"><text:s text:c="20"/>Species</text:span></text:p>
          </table:table-cell>
          <table:covered-table-cell/>
          <table:table-cell office:value-type="string" table:number-columns-spanned="6" table:number-rows-spanned="1" table:style-name="ce189">
            <text:p>主 <text:s text:c="7"/>要 <text:s text:c="7"/>魚 <text:s text:c="7"/>類</text:p>
          </table:table-cell>
          <table:covered-table-cell table:number-columns-repeated="5"/>
          <table:table-cell table:number-columns-repeated="7" table:style-name="ce18"/>
          <table:table-cell table:style-name="ce17"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number-columns-spanned="6" table:number-rows-spanned="1" table:style-name="ce189">
            <text:p>藻 <text:s text:c="3"/>類</text:p>
          </table:table-cell>
          <table:covered-table-cell table:number-columns-repeated="5"/>
          <table:table-cell table:number-columns-repeated="2" table:style-name="ce39"/>
          <table:table-cell table:number-columns-repeated="4" table:style-name="ce29"/>
          <table:table-cell table:style-name="ce30"/>
          <table:table-cell table:style-name="ce38"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number-columns-spanned="2" table:number-rows-spanned="1" table:style-name="ce193">
            <text:p>小計</text:p>
          </table:table-cell>
          <table:covered-table-cell/>
          <table:table-cell office:value-type="string" table:number-columns-spanned="2" table:number-rows-spanned="1" table:style-name="ce201">
            <text:p>龍鬚菜</text:p>
          </table:table-cell>
          <table:covered-table-cell/>
          <table:table-cell office:value-type="string" table:number-columns-spanned="2" table:number-rows-spanned="1" table:style-name="ce107">
            <text:p>其他</text:p>
          </table:table-cell>
          <table:covered-table-cell/>
          <table:table-cell table:number-columns-repeated="2" table:style-name="ce39"/>
          <table:table-cell table:number-columns-spanned="2" table:number-rows-spanned="1" table:style-name="ce122"/>
          <table:covered-table-cell/>
          <table:table-cell table:number-columns-spanned="2" table:number-rows-spanned="1" table:style-name="ce122"/>
          <table:covered-table-cell/>
          <table:table-cell table:style-name="ce30"/>
          <table:table-cell table:style-name="ce38"/>
          <table:table-cell table:number-columns-repeated="16368"/>
        </table:table-row>
        <table:table-row table:style-name="ro1">
          <table:table-cell office:value-type="string" table:number-columns-spanned="2" table:number-rows-spanned="3" table:style-name="ce83">
            <text:p>縣市別</text:p>
            <text:p>District</text:p>
          </table:table-cell>
          <table:covered-table-cell/>
          <table:table-cell office:value-type="string" table:number-columns-spanned="2" table:number-rows-spanned="1" table:style-name="ce186">
            <text:p>Sub Total</text:p>
          </table:table-cell>
          <table:covered-table-cell/>
          <table:table-cell office:value-type="string" table:number-columns-spanned="2" table:number-rows-spanned="1" table:style-name="ce179">
            <text:p>73201</text:p>
          </table:table-cell>
          <table:covered-table-cell/>
          <table:table-cell office:value-type="string" table:number-columns-spanned="2" table:number-rows-spanned="1" table:style-name="ce220">
            <text:p>73ZZZ</text:p>
          </table:table-cell>
          <table:covered-table-cell/>
          <table:table-cell table:number-columns-repeated="2" table:style-name="ce39"/>
          <table:table-cell table:number-columns-spanned="2" table:number-rows-spanned="1" table:style-name="ce122"/>
          <table:covered-table-cell/>
          <table:table-cell table:number-columns-spanned="2" table:number-rows-spanned="1" table:style-name="ce122"/>
          <table:covered-table-cell/>
          <table:table-cell table:style-name="ce30"/>
          <table:table-cell table:style-name="ce38"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9">
            <text:p>產量</text:p>
          </table:table-cell>
          <table:table-cell office:value-type="string" table:style-name="ce9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33">
            <text:p>價值</text:p>
          </table:table-cell>
          <table:table-cell office:value-type="string" table:style-name="ce9">
            <text:p>產量</text:p>
          </table:table-cell>
          <table:table-cell office:value-type="string" table:style-name="ce33">
            <text:p>價值</text:p>
          </table:table-cell>
          <table:table-cell table:number-columns-repeated="2" table:style-name="ce39"/>
          <table:table-cell table:number-columns-repeated="4" table:style-name="ce40"/>
          <table:table-cell table:style-name="ce30"/>
          <table:table-cell table:style-name="ce38"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11">
            <text:p>Quantity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34">
            <text:p>Value</text:p>
          </table:table-cell>
          <table:table-cell office:value-type="string" table:style-name="ce11">
            <text:p>Quantity</text:p>
          </table:table-cell>
          <table:table-cell office:value-type="string" table:style-name="ce34">
            <text:p>Value</text:p>
          </table:table-cell>
          <table:table-cell table:number-columns-repeated="2" table:style-name="ce39"/>
          <table:table-cell table:number-columns-repeated="4" table:style-name="ce40"/>
          <table:table-cell table:style-name="ce30"/>
          <table:table-cell table:style-name="ce38"/>
          <table:table-cell table:number-columns-repeated="16368"/>
        </table:table-row>
        <table:table-row table:style-name="ro1">
          <table:table-cell office:value-type="string" table:style-name="ce61">
            <text:p>總計</text:p>
          </table:table-cell>
          <table:table-cell office:value-type="string" table:style-name="ce62">
            <text:p>GRAND TOTAL</text:p>
          </table:table-cell>
          <table:table-cell office:value-type="float" office:value="591.10599999999999" table:formula="of:=IF(SUM([.E10];[.G10])=0;&quot;-&quot;;SUM([.E10];[.G10]))" table:style-name="ce44">
            <text:p>591<text:s/></text:p>
          </table:table-cell>
          <table:table-cell office:value-type="float" office:value="29244.544999999998" table:formula="of:=IF(SUM([.F10];[.H10])=0;&quot;-&quot;;SUM([.F10];[.H10]))" table:style-name="ce66">
            <text:p>29,245<text:s/></text:p>
          </table:table-cell>
          <table:table-cell office:value-type="float" office:value="449.75000000000006" table:formula="of:=  IF(SUM([.E11];[.E32])=0;&quot;-&quot;;SUM([.E11];[.E32]))" table:style-name="ce56">
            <text:p>450<text:s/></text:p>
          </table:table-cell>
          <table:table-cell office:value-type="float" office:value="889.29" table:formula="of:=  IF(SUM([.F11];[.F32])=0;&quot;-&quot;;SUM([.F11];[.F32]))" table:style-name="ce53">
            <text:p>889<text:s/></text:p>
          </table:table-cell>
          <table:table-cell office:value-type="float" office:value="141.35599999999999" table:formula="of:=  IF(SUM([.G11];[.G32])=0;&quot;-&quot;;SUM([.G11];[.G32]))" table:style-name="ce56">
            <text:p>141<text:s/></text:p>
          </table:table-cell>
          <table:table-cell office:value-type="float" office:value="28355.254999999997" table:formula="of:=  IF(SUM([.H11];[.H32])=0;&quot;-&quot;;SUM([.H11];[.H32]))" table:style-name="ce53">
            <text:p>28,355<text:s/></text:p>
          </table:table-cell>
          <table:table-cell table:number-columns-repeated="2" table:style-name="ce39"/>
          <table:table-cell table:number-columns-repeated="4" table:style-name="ce31"/>
          <table:table-cell table:style-name="ce30"/>
          <table:table-cell table:style-name="ce38"/>
          <table:table-cell table:number-columns-repeated="16368"/>
        </table:table-row>
        <table:table-row table:style-name="ro1">
          <table:table-cell office:value-type="string" table:style-name="ce61">
            <text:p>臺灣地區</text:p>
          </table:table-cell>
          <table:table-cell office:value-type="string" table:style-name="ce62">
            <text:p>TAIWAN AREA</text:p>
          </table:table-cell>
          <table:table-cell office:value-type="float" office:value="591.10599999999999" table:formula="of:=IF(SUM([.E11];[.G11])=0;&quot;-&quot;;SUM([.E11];[.G11]))" table:style-name="ce12">
            <text:p>591<text:s/></text:p>
          </table:table-cell>
          <table:table-cell office:value-type="float" office:value="29244.544999999998" table:formula="of:=IF(SUM([.F11];[.H11])=0;&quot;-&quot;;SUM([.F11];[.H11]))" table:style-name="ce67">
            <text:p>29,245<text:s/></text:p>
          </table:table-cell>
          <table:table-cell office:value-type="float" office:value="449.75000000000006" table:formula="of:=  IF(SUM([.E12:.E31])=0;&quot;-&quot;;SUM([.E12:.E31]))" table:style-name="ce57">
            <text:p>450<text:s/></text:p>
          </table:table-cell>
          <table:table-cell office:value-type="float" office:value="889.29" table:formula="of:=  IF(SUM([.F12:.F31])=0;&quot;-&quot;;SUM([.F12:.F31]))" table:style-name="ce35">
            <text:p>889<text:s/></text:p>
          </table:table-cell>
          <table:table-cell office:value-type="float" office:value="141.35599999999999" table:formula="of:=  IF(SUM([.G12:.G31])=0;&quot;-&quot;;SUM([.G12:.G31]))" table:style-name="ce57">
            <text:p>141<text:s/></text:p>
          </table:table-cell>
          <table:table-cell office:value-type="float" office:value="28355.254999999997" table:formula="of:=  IF(SUM([.H12:.H31])=0;&quot;-&quot;;SUM([.H12:.H31]))" table:style-name="ce35">
            <text:p>28,355<text:s/></text:p>
          </table:table-cell>
          <table:table-cell table:number-columns-repeated="2" table:style-name="ce39"/>
          <table:table-cell table:number-columns-repeated="4" table:style-name="ce31"/>
          <table:table-cell table:style-name="ce30"/>
          <table:table-cell table:style-name="ce38"/>
          <table:table-cell table:number-columns-repeated="16368"/>
        </table:table-row>
        <table:table-row table:style-name="ro1">
          <table:table-cell office:value-type="string" table:style-name="ce63">
            <text:p><text:s text:c="4"/>新北市</text:p>
          </table:table-cell>
          <table:table-cell office:value-type="string" table:style-name="ce62">
            <text:p>NEW TAIPEI CITY</text:p>
          </table:table-cell>
          <table:table-cell office:value-type="float" office:value="24.1" table:formula="of:=IF(SUM([.E12];[.G12])=0;&quot;-&quot;;SUM([.E12];[.G12]))" table:style-name="ce12">
            <text:p>24<text:s/></text:p>
          </table:table-cell>
          <table:table-cell office:value-type="float" office:value="8477.0999999999985" table:formula="of:=IF(SUM([.F12];[.H12])=0;&quot;-&quot;;SUM([.F12];[.H12]))" table:style-name="ce67">
            <text:p>8,477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24.1" table:style-name="ce57">
            <text:p>24<text:s/></text:p>
          </table:table-cell>
          <table:table-cell office:value-type="float" office:value="8477.0999999999985" table:style-name="ce35">
            <text:p>8,477<text:s/></text:p>
          </table:table-cell>
          <table:table-cell table:number-columns-repeated="2" table:style-name="ce39"/>
          <table:table-cell table:number-columns-repeated="4" table:style-name="ce31"/>
          <table:table-cell table:style-name="ce30"/>
          <table:table-cell table:style-name="ce38"/>
          <table:table-cell table:number-columns-repeated="16368"/>
        </table:table-row>
        <table:table-row table:style-name="ro1">
          <table:table-cell office:value-type="string" table:style-name="ce63">
            <text:p><text:s text:c="4"/>臺北市</text:p>
          </table:table-cell>
          <table:table-cell office:value-type="string" table:style-name="ce62">
            <text:p>TAIPEI CITY</text:p>
          </table:table-cell>
          <table:table-cell office:value-type="string" office:string-value="-" table:formula="of:=IF(SUM([.E13];[.G13])=0;&quot;-&quot;;SUM([.E13];[.G13]))" table:style-name="ce12">
            <text:p>-</text:p>
          </table:table-cell>
          <table:table-cell office:value-type="string" office:string-value="-" table:formula="of:=IF(SUM([.F13];[.H13])=0;&quot;-&quot;;SUM([.F13];[.H13]))" table:style-name="ce6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2" table:style-name="ce39"/>
          <table:table-cell table:number-columns-repeated="4" table:style-name="ce31"/>
          <table:table-cell table:style-name="ce30"/>
          <table:table-cell table:style-name="ce38"/>
          <table:table-cell table:number-columns-repeated="16368"/>
        </table:table-row>
        <table:table-row table:style-name="ro1">
          <table:table-cell office:value-type="string" table:style-name="ce63">
            <text:p><text:s text:c="4"/>桃園市</text:p>
          </table:table-cell>
          <table:table-cell office:value-type="string" table:style-name="ce62">
            <text:p>TAOYUAN CITY</text:p>
          </table:table-cell>
          <table:table-cell office:value-type="string" office:string-value="-" table:formula="of:=IF(SUM([.E14];[.G14])=0;&quot;-&quot;;SUM([.E14];[.G14]))" table:style-name="ce12">
            <text:p>-</text:p>
          </table:table-cell>
          <table:table-cell office:value-type="string" office:string-value="-" table:formula="of:=IF(SUM([.F14];[.H14])=0;&quot;-&quot;;SUM([.F14];[.H14]))" table:style-name="ce6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2" table:style-name="ce39"/>
          <table:table-cell table:number-columns-repeated="4" table:style-name="ce31"/>
          <table:table-cell table:style-name="ce30"/>
          <table:table-cell table:style-name="ce38"/>
          <table:table-cell table:number-columns-repeated="16368"/>
        </table:table-row>
        <table:table-row table:style-name="ro1">
          <table:table-cell office:value-type="string" table:style-name="ce63">
            <text:p><text:s text:c="4"/>臺中市</text:p>
          </table:table-cell>
          <table:table-cell office:value-type="string" table:style-name="ce62">
            <text:p>TAICHUNG CITY</text:p>
          </table:table-cell>
          <table:table-cell office:value-type="string" office:string-value="-" table:formula="of:=IF(SUM([.E15];[.G15])=0;&quot;-&quot;;SUM([.E15];[.G15]))" table:style-name="ce12">
            <text:p>-</text:p>
          </table:table-cell>
          <table:table-cell office:value-type="string" office:string-value="-" table:formula="of:=IF(SUM([.F15];[.H15])=0;&quot;-&quot;;SUM([.F15];[.H15]))" table:style-name="ce6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2" table:style-name="ce39"/>
          <table:table-cell table:number-columns-repeated="4" table:style-name="ce31"/>
          <table:table-cell table:style-name="ce30"/>
          <table:table-cell table:style-name="ce38"/>
          <table:table-cell table:number-columns-repeated="16368"/>
        </table:table-row>
        <table:table-row table:style-name="ro1">
          <table:table-cell office:value-type="string" table:style-name="ce63">
            <text:p><text:s text:c="4"/>臺南市</text:p>
          </table:table-cell>
          <table:table-cell office:value-type="string" table:style-name="ce62">
            <text:p>TAINAN CITY</text:p>
          </table:table-cell>
          <table:table-cell office:value-type="string" office:string-value="-" table:formula="of:=IF(SUM([.E16];[.G16])=0;&quot;-&quot;;SUM([.E16];[.G16]))" table:style-name="ce12">
            <text:p>-</text:p>
          </table:table-cell>
          <table:table-cell office:value-type="string" office:string-value="-" table:formula="of:=IF(SUM([.F16];[.H16])=0;&quot;-&quot;;SUM([.F16];[.H16]))" table:style-name="ce6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2" table:style-name="ce39"/>
          <table:table-cell table:number-columns-repeated="4" table:style-name="ce31"/>
          <table:table-cell table:style-name="ce30"/>
          <table:table-cell table:style-name="ce38"/>
          <table:table-cell table:number-columns-repeated="16368"/>
        </table:table-row>
        <table:table-row table:style-name="ro1">
          <table:table-cell office:value-type="string" table:style-name="ce63">
            <text:p><text:s text:c="4"/>高雄市</text:p>
          </table:table-cell>
          <table:table-cell office:value-type="string" table:style-name="ce62">
            <text:p>KAOHSIUNG CITY</text:p>
          </table:table-cell>
          <table:table-cell office:value-type="string" office:string-value="-" table:formula="of:=IF(SUM([.E17];[.G17])=0;&quot;-&quot;;SUM([.E17];[.G17]))" table:style-name="ce12">
            <text:p>-</text:p>
          </table:table-cell>
          <table:table-cell office:value-type="string" office:string-value="-" table:formula="of:=IF(SUM([.F17];[.H17])=0;&quot;-&quot;;SUM([.F17];[.H17]))" table:style-name="ce6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2" table:style-name="ce39"/>
          <table:table-cell table:number-columns-repeated="4" table:style-name="ce31"/>
          <table:table-cell table:style-name="ce30"/>
          <table:table-cell table:style-name="ce38"/>
          <table:table-cell table:number-columns-repeated="16368"/>
        </table:table-row>
        <table:table-row table:style-name="ro1">
          <table:table-cell office:value-type="string" table:style-name="ce63">
            <text:p><text:s text:c="4"/>宜蘭縣</text:p>
          </table:table-cell>
          <table:table-cell office:value-type="string" table:style-name="ce62">
            <text:p>ILAN COUNTY</text:p>
          </table:table-cell>
          <table:table-cell office:value-type="float" office:value="274.65000000000003" table:formula="of:=IF(SUM([.E18];[.G18])=0;&quot;-&quot;;SUM([.E18];[.G18]))" table:style-name="ce12">
            <text:p>275<text:s/></text:p>
          </table:table-cell>
          <table:table-cell office:value-type="float" office:value="1356.3" table:formula="of:=IF(SUM([.F18];[.H18])=0;&quot;-&quot;;SUM([.F18];[.H18]))" table:style-name="ce67">
            <text:p>1,356<text:s/></text:p>
          </table:table-cell>
          <table:table-cell office:value-type="float" office:value="271.3" table:style-name="ce57">
            <text:p>271<text:s/></text:p>
          </table:table-cell>
          <table:table-cell office:value-type="float" office:value="271.3" table:style-name="ce35">
            <text:p>271<text:s/></text:p>
          </table:table-cell>
          <table:table-cell office:value-type="float" office:value="3.35" table:style-name="ce57">
            <text:p>3<text:s/></text:p>
          </table:table-cell>
          <table:table-cell office:value-type="float" office:value="1085" table:style-name="ce35">
            <text:p>1,085<text:s/></text:p>
          </table:table-cell>
          <table:table-cell table:number-columns-repeated="2" table:style-name="ce39"/>
          <table:table-cell table:number-columns-repeated="4" table:style-name="ce31"/>
          <table:table-cell table:style-name="ce30"/>
          <table:table-cell table:style-name="ce38"/>
          <table:table-cell table:number-columns-repeated="16368"/>
        </table:table-row>
        <table:table-row table:style-name="ro1">
          <table:table-cell office:value-type="string" table:style-name="ce63">
            <text:p><text:s text:c="4"/>新竹縣</text:p>
          </table:table-cell>
          <table:table-cell office:value-type="string" table:style-name="ce62">
            <text:p>HSINCHU COUNTY</text:p>
          </table:table-cell>
          <table:table-cell office:value-type="string" office:string-value="-" table:formula="of:=IF(SUM([.E19];[.G19])=0;&quot;-&quot;;SUM([.E19];[.G19]))" table:style-name="ce12">
            <text:p>-</text:p>
          </table:table-cell>
          <table:table-cell office:value-type="string" office:string-value="-" table:formula="of:=IF(SUM([.F19];[.H19])=0;&quot;-&quot;;SUM([.F19];[.H19]))" table:style-name="ce6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2" table:style-name="ce39"/>
          <table:table-cell table:number-columns-repeated="4" table:style-name="ce31"/>
          <table:table-cell table:style-name="ce30"/>
          <table:table-cell table:style-name="ce38"/>
          <table:table-cell table:number-columns-repeated="16368"/>
        </table:table-row>
        <table:table-row table:style-name="ro1">
          <table:table-cell office:value-type="string" table:style-name="ce63">
            <text:p><text:s text:c="4"/>苗栗縣</text:p>
          </table:table-cell>
          <table:table-cell office:value-type="string" table:style-name="ce62">
            <text:p>MIAOLI COUNTY</text:p>
          </table:table-cell>
          <table:table-cell office:value-type="string" office:string-value="-" table:formula="of:=IF(SUM([.E20];[.G20])=0;&quot;-&quot;;SUM([.E20];[.G20]))" table:style-name="ce12">
            <text:p>-</text:p>
          </table:table-cell>
          <table:table-cell office:value-type="string" office:string-value="-" table:formula="of:=IF(SUM([.F20];[.H20])=0;&quot;-&quot;;SUM([.F20];[.H20]))" table:style-name="ce6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2" table:style-name="ce39"/>
          <table:table-cell table:number-columns-repeated="4" table:style-name="ce31"/>
          <table:table-cell table:style-name="ce30"/>
          <table:table-cell table:style-name="ce38"/>
          <table:table-cell table:number-columns-repeated="16368"/>
        </table:table-row>
        <table:table-row table:style-name="ro1">
          <table:table-cell office:value-type="string" table:style-name="ce63">
            <text:p><text:s text:c="4"/>彰化縣</text:p>
          </table:table-cell>
          <table:table-cell office:value-type="string" table:style-name="ce62">
            <text:p>CHANGHWA COUNTY</text:p>
          </table:table-cell>
          <table:table-cell office:value-type="string" office:string-value="-" table:formula="of:=IF(SUM([.E21];[.G21])=0;&quot;-&quot;;SUM([.E21];[.G21]))" table:style-name="ce12">
            <text:p>-</text:p>
          </table:table-cell>
          <table:table-cell office:value-type="string" office:string-value="-" table:formula="of:=IF(SUM([.F21];[.H21])=0;&quot;-&quot;;SUM([.F21];[.H21]))" table:style-name="ce6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2" table:style-name="ce39"/>
          <table:table-cell table:number-columns-repeated="4" table:style-name="ce31"/>
          <table:table-cell table:style-name="ce30"/>
          <table:table-cell table:style-name="ce38"/>
          <table:table-cell table:number-columns-repeated="16368"/>
        </table:table-row>
        <table:table-row table:style-name="ro1">
          <table:table-cell office:value-type="string" table:style-name="ce63">
            <text:p><text:s text:c="4"/>南投縣</text:p>
          </table:table-cell>
          <table:table-cell office:value-type="string" table:style-name="ce62">
            <text:p>NANTOU COUNTY</text:p>
          </table:table-cell>
          <table:table-cell office:value-type="string" office:string-value="-" table:formula="of:=IF(SUM([.E22];[.G22])=0;&quot;-&quot;;SUM([.E22];[.G22]))" table:style-name="ce12">
            <text:p>-</text:p>
          </table:table-cell>
          <table:table-cell office:value-type="string" office:string-value="-" table:formula="of:=IF(SUM([.F22];[.H22])=0;&quot;-&quot;;SUM([.F22];[.H22]))" table:style-name="ce6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2" table:style-name="ce39"/>
          <table:table-cell table:number-columns-repeated="4" table:style-name="ce31"/>
          <table:table-cell table:style-name="ce30"/>
          <table:table-cell table:style-name="ce38"/>
          <table:table-cell table:number-columns-repeated="16368"/>
        </table:table-row>
        <table:table-row table:style-name="ro1">
          <table:table-cell office:value-type="string" table:style-name="ce63">
            <text:p><text:s text:c="4"/>雲林縣</text:p>
          </table:table-cell>
          <table:table-cell office:value-type="string" table:style-name="ce62">
            <text:p>YUNLIN COUNTY</text:p>
          </table:table-cell>
          <table:table-cell office:value-type="float" office:value="176.4" table:formula="of:=IF(SUM([.E23];[.G23])=0;&quot;-&quot;;SUM([.E23];[.G23]))" table:style-name="ce12">
            <text:p>176<text:s/></text:p>
          </table:table-cell>
          <table:table-cell office:value-type="float" office:value="573.29999999999995" table:formula="of:=IF(SUM([.F23];[.H23])=0;&quot;-&quot;;SUM([.F23];[.H23]))" table:style-name="ce67">
            <text:p>573<text:s/></text:p>
          </table:table-cell>
          <table:table-cell office:value-type="float" office:value="176.4" table:style-name="ce57">
            <text:p>176<text:s/></text:p>
          </table:table-cell>
          <table:table-cell office:value-type="float" office:value="573.29999999999995" table:style-name="ce35">
            <text:p>573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2" table:style-name="ce39"/>
          <table:table-cell table:number-columns-repeated="4" table:style-name="ce31"/>
          <table:table-cell table:style-name="ce30"/>
          <table:table-cell table:style-name="ce38"/>
          <table:table-cell table:number-columns-repeated="16368"/>
        </table:table-row>
        <table:table-row table:style-name="ro1">
          <table:table-cell office:value-type="string" table:style-name="ce63">
            <text:p><text:s text:c="4"/>嘉義縣</text:p>
          </table:table-cell>
          <table:table-cell office:value-type="string" table:style-name="ce62">
            <text:p>CHIAYI COUNTY</text:p>
          </table:table-cell>
          <table:table-cell office:value-type="float" office:value="2.0499999999999998" table:formula="of:=IF(SUM([.E24];[.G24])=0;&quot;-&quot;;SUM([.E24];[.G24]))" table:style-name="ce12">
            <text:p>2<text:s/></text:p>
          </table:table-cell>
          <table:table-cell office:value-type="float" office:value="44.69" table:formula="of:=IF(SUM([.F24];[.H24])=0;&quot;-&quot;;SUM([.F24];[.H24]))" table:style-name="ce67">
            <text:p>45<text:s/></text:p>
          </table:table-cell>
          <table:table-cell office:value-type="float" office:value="2.0499999999999998" table:style-name="ce57">
            <text:p>2<text:s/></text:p>
          </table:table-cell>
          <table:table-cell office:value-type="float" office:value="44.69" table:style-name="ce35">
            <text:p>45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2" table:style-name="ce39"/>
          <table:table-cell table:number-columns-repeated="4" table:style-name="ce31"/>
          <table:table-cell table:style-name="ce30"/>
          <table:table-cell table:style-name="ce38"/>
          <table:table-cell table:number-columns-repeated="16368"/>
        </table:table-row>
        <table:table-row table:style-name="ro1">
          <table:table-cell office:value-type="string" table:style-name="ce63">
            <text:p><text:s text:c="4"/>屏東縣</text:p>
          </table:table-cell>
          <table:table-cell office:value-type="string" table:style-name="ce62">
            <text:p>PINGTUNG COUNTY</text:p>
          </table:table-cell>
          <table:table-cell office:value-type="float" office:value="6.0000000000000001E-3" table:formula="of:=IF(SUM([.E25];[.G25])=0;&quot;-&quot;;SUM([.E25];[.G25]))" table:style-name="ce12">
            <text:p>0<text:s/></text:p>
          </table:table-cell>
          <table:table-cell office:value-type="float" office:value="0.105" table:formula="of:=IF(SUM([.F25];[.H25])=0;&quot;-&quot;;SUM([.F25];[.H25]))" table:style-name="ce67">
            <text:p>0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6.0000000000000001E-3" table:style-name="ce57">
            <text:p>0<text:s/></text:p>
          </table:table-cell>
          <table:table-cell office:value-type="float" office:value="0.105" table:style-name="ce35">
            <text:p>0<text:s/></text:p>
          </table:table-cell>
          <table:table-cell table:number-columns-repeated="2" table:style-name="ce39"/>
          <table:table-cell table:number-columns-repeated="4" table:style-name="ce31"/>
          <table:table-cell table:style-name="ce30"/>
          <table:table-cell table:style-name="ce38"/>
          <table:table-cell table:number-columns-repeated="16368"/>
        </table:table-row>
        <table:table-row table:style-name="ro1">
          <table:table-cell office:value-type="string" table:style-name="ce63">
            <text:p><text:s text:c="4"/>臺東縣</text:p>
          </table:table-cell>
          <table:table-cell office:value-type="string" table:style-name="ce62">
            <text:p>TAITUNG COUNTY</text:p>
          </table:table-cell>
          <table:table-cell office:value-type="string" office:string-value="-" table:formula="of:=IF(SUM([.E26];[.G26])=0;&quot;-&quot;;SUM([.E26];[.G26]))" table:style-name="ce12">
            <text:p>-</text:p>
          </table:table-cell>
          <table:table-cell office:value-type="string" office:string-value="-" table:formula="of:=IF(SUM([.F26];[.H26])=0;&quot;-&quot;;SUM([.F26];[.H26]))" table:style-name="ce6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2" table:style-name="ce39"/>
          <table:table-cell table:number-columns-repeated="4" table:style-name="ce31"/>
          <table:table-cell table:style-name="ce30"/>
          <table:table-cell table:style-name="ce38"/>
          <table:table-cell table:number-columns-repeated="16368"/>
        </table:table-row>
        <table:table-row table:style-name="ro1">
          <table:table-cell office:value-type="string" table:style-name="ce63">
            <text:p><text:s text:c="4"/>花蓮縣</text:p>
          </table:table-cell>
          <table:table-cell office:value-type="string" table:style-name="ce62">
            <text:p>HWALIEN COUNTY</text:p>
          </table:table-cell>
          <table:table-cell office:value-type="string" office:string-value="-" table:formula="of:=IF(SUM([.E27];[.G27])=0;&quot;-&quot;;SUM([.E27];[.G27]))" table:style-name="ce12">
            <text:p>-</text:p>
          </table:table-cell>
          <table:table-cell office:value-type="string" office:string-value="-" table:formula="of:=IF(SUM([.F27];[.H27])=0;&quot;-&quot;;SUM([.F27];[.H27]))" table:style-name="ce6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2" table:style-name="ce39"/>
          <table:table-cell table:number-columns-repeated="4" table:style-name="ce31"/>
          <table:table-cell table:style-name="ce30"/>
          <table:table-cell table:style-name="ce38"/>
          <table:table-cell table:number-columns-repeated="16368"/>
        </table:table-row>
        <table:table-row table:style-name="ro1">
          <table:table-cell office:value-type="string" table:style-name="ce63">
            <text:p><text:s text:c="4"/>澎湖縣</text:p>
          </table:table-cell>
          <table:table-cell office:value-type="string" table:style-name="ce62">
            <text:p>PENGHU COUNTY</text:p>
          </table:table-cell>
          <table:table-cell office:value-type="float" office:value="113.89999999999999" table:formula="of:=IF(SUM([.E28];[.G28])=0;&quot;-&quot;;SUM([.E28];[.G28]))" table:style-name="ce12">
            <text:p>114<text:s/></text:p>
          </table:table-cell>
          <table:table-cell office:value-type="float" office:value="18793.05" table:formula="of:=IF(SUM([.F28];[.H28])=0;&quot;-&quot;;SUM([.F28];[.H28]))" table:style-name="ce67">
            <text:p>18,793<text:s/>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float" office:value="113.89999999999999" table:style-name="ce57">
            <text:p>114<text:s/></text:p>
          </table:table-cell>
          <table:table-cell office:value-type="float" office:value="18793.05" table:style-name="ce35">
            <text:p>18,793<text:s/></text:p>
          </table:table-cell>
          <table:table-cell table:number-columns-repeated="2" table:style-name="ce39"/>
          <table:table-cell table:number-columns-repeated="4" table:style-name="ce31"/>
          <table:table-cell table:style-name="ce30"/>
          <table:table-cell table:style-name="ce38"/>
          <table:table-cell table:number-columns-repeated="16368"/>
        </table:table-row>
        <table:table-row table:style-name="ro1">
          <table:table-cell office:value-type="string" table:style-name="ce63">
            <text:p><text:s text:c="4"/>基隆市</text:p>
          </table:table-cell>
          <table:table-cell office:value-type="string" table:style-name="ce62">
            <text:p>KEELUNG CITY</text:p>
          </table:table-cell>
          <table:table-cell office:value-type="string" office:string-value="-" table:formula="of:=IF(SUM([.E29];[.G29])=0;&quot;-&quot;;SUM([.E29];[.G29]))" table:style-name="ce12">
            <text:p>-</text:p>
          </table:table-cell>
          <table:table-cell office:value-type="string" office:string-value="-" table:formula="of:=IF(SUM([.F29];[.H29])=0;&quot;-&quot;;SUM([.F29];[.H29]))" table:style-name="ce6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2" table:style-name="ce39"/>
          <table:table-cell table:number-columns-repeated="4" table:style-name="ce31"/>
          <table:table-cell table:style-name="ce30"/>
          <table:table-cell table:style-name="ce38"/>
          <table:table-cell table:number-columns-repeated="16368"/>
        </table:table-row>
        <table:table-row table:style-name="ro1">
          <table:table-cell office:value-type="string" table:style-name="ce63">
            <text:p><text:s text:c="4"/>新竹市</text:p>
          </table:table-cell>
          <table:table-cell office:value-type="string" table:style-name="ce62">
            <text:p>HSINCHU CITY</text:p>
          </table:table-cell>
          <table:table-cell office:value-type="string" office:string-value="-" table:formula="of:=IF(SUM([.E30];[.G30])=0;&quot;-&quot;;SUM([.E30];[.G30]))" table:style-name="ce12">
            <text:p>-</text:p>
          </table:table-cell>
          <table:table-cell office:value-type="string" office:string-value="-" table:formula="of:=IF(SUM([.F30];[.H30])=0;&quot;-&quot;;SUM([.F30];[.H30]))" table:style-name="ce6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2" table:style-name="ce39"/>
          <table:table-cell table:number-columns-repeated="4" table:style-name="ce31"/>
          <table:table-cell table:style-name="ce30"/>
          <table:table-cell table:style-name="ce38"/>
          <table:table-cell table:number-columns-repeated="16368"/>
        </table:table-row>
        <table:table-row table:style-name="ro1">
          <table:table-cell office:value-type="string" table:style-name="ce63">
            <text:p><text:s text:c="4"/>嘉義市</text:p>
          </table:table-cell>
          <table:table-cell office:value-type="string" table:style-name="ce62">
            <text:p>CHIAYI CITY</text:p>
          </table:table-cell>
          <table:table-cell office:value-type="string" office:string-value="-" table:formula="of:=IF(SUM([.E31];[.G31])=0;&quot;-&quot;;SUM([.E31];[.G31]))" table:style-name="ce12">
            <text:p>-</text:p>
          </table:table-cell>
          <table:table-cell office:value-type="string" office:string-value="-" table:formula="of:=IF(SUM([.F31];[.H31])=0;&quot;-&quot;;SUM([.F31];[.H31]))" table:style-name="ce6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2" table:style-name="ce39"/>
          <table:table-cell table:number-columns-repeated="4" table:style-name="ce31"/>
          <table:table-cell table:style-name="ce30"/>
          <table:table-cell table:style-name="ce38"/>
          <table:table-cell table:number-columns-repeated="16368"/>
        </table:table-row>
        <table:table-row table:style-name="ro1">
          <table:table-cell office:value-type="string" table:style-name="ce61">
            <text:p>金馬地區</text:p>
          </table:table-cell>
          <table:table-cell office:value-type="string" table:style-name="ce62">
            <text:p>KINMA AREA</text:p>
          </table:table-cell>
          <table:table-cell office:value-type="string" office:string-value="-" table:formula="of:=IF(SUM([.E32];[.G32])=0;&quot;-&quot;;SUM([.E32];[.G32]))" table:style-name="ce12">
            <text:p>-</text:p>
          </table:table-cell>
          <table:table-cell office:value-type="string" office:string-value="-" table:formula="of:=IF(SUM([.F32];[.H32])=0;&quot;-&quot;;SUM([.F32];[.H32]))" table:style-name="ce67">
            <text:p>-</text:p>
          </table:table-cell>
          <table:table-cell office:value-type="string" office:string-value="-" table:formula="of:=  IF(SUM([.E33:.E35])=0;&quot;-&quot;;SUM([.E33:.E35]))" table:style-name="ce57">
            <text:p>-</text:p>
          </table:table-cell>
          <table:table-cell office:value-type="string" office:string-value="-" table:formula="of:=  IF(SUM([.F33:.F35])=0;&quot;-&quot;;SUM([.F33:.F35]))" table:style-name="ce35">
            <text:p>-</text:p>
          </table:table-cell>
          <table:table-cell office:value-type="string" office:string-value="-" table:formula="of:=  IF(SUM([.G33:.G35])=0;&quot;-&quot;;SUM([.G33:.G35]))" table:style-name="ce57">
            <text:p>-</text:p>
          </table:table-cell>
          <table:table-cell office:value-type="string" office:string-value="-" table:formula="of:=  IF(SUM([.H33:.H35])=0;&quot;-&quot;;SUM([.H33:.H35]))" table:style-name="ce35">
            <text:p>-</text:p>
          </table:table-cell>
          <table:table-cell table:number-columns-repeated="2" table:style-name="ce39"/>
          <table:table-cell table:number-columns-repeated="4" table:style-name="ce31"/>
          <table:table-cell table:style-name="ce30"/>
          <table:table-cell table:style-name="ce38"/>
          <table:table-cell table:number-columns-repeated="16368"/>
        </table:table-row>
        <table:table-row table:style-name="ro1">
          <table:table-cell office:value-type="string" table:style-name="ce63">
            <text:p><text:s text:c="4"/>金門縣</text:p>
          </table:table-cell>
          <table:table-cell office:value-type="string" table:style-name="ce62">
            <text:p>KINMEN COUNTY</text:p>
          </table:table-cell>
          <table:table-cell office:value-type="string" office:string-value="-" table:formula="of:=IF(SUM([.E33];[.G33])=0;&quot;-&quot;;SUM([.E33];[.G33]))" table:style-name="ce12">
            <text:p>-</text:p>
          </table:table-cell>
          <table:table-cell office:value-type="string" office:string-value="-" table:formula="of:=IF(SUM([.F33];[.H33])=0;&quot;-&quot;;SUM([.F33];[.H33]))" table:style-name="ce6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2" table:style-name="ce39"/>
          <table:table-cell table:number-columns-repeated="4" table:style-name="ce31"/>
          <table:table-cell table:style-name="ce30"/>
          <table:table-cell table:style-name="ce38"/>
          <table:table-cell table:number-columns-repeated="16368"/>
        </table:table-row>
        <table:table-row table:style-name="ro1">
          <table:table-cell office:value-type="string" table:style-name="ce63">
            <text:p><text:s text:c="4"/>連江縣</text:p>
          </table:table-cell>
          <table:table-cell office:value-type="string" table:style-name="ce62">
            <text:p>LIANJIANG COUNTY</text:p>
          </table:table-cell>
          <table:table-cell office:value-type="string" office:string-value="-" table:formula="of:=IF(SUM([.E34];[.G34])=0;&quot;-&quot;;SUM([.E34];[.G34]))" table:style-name="ce12">
            <text:p>-</text:p>
          </table:table-cell>
          <table:table-cell office:value-type="string" office:string-value="-" table:formula="of:=IF(SUM([.F34];[.H34])=0;&quot;-&quot;;SUM([.F34];[.H34]))" table:style-name="ce6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35">
            <text:p>-</text:p>
          </table:table-cell>
          <table:table-cell table:number-columns-repeated="2" table:style-name="ce39"/>
          <table:table-cell table:number-columns-repeated="4" table:style-name="ce31"/>
          <table:table-cell table:style-name="ce30"/>
          <table:table-cell table:style-name="ce38"/>
          <table:table-cell table:number-columns-repeated="16368"/>
        </table:table-row>
        <table:table-row table:style-name="ro1">
          <table:table-cell office:value-type="string" table:style-name="ce64">
            <text:p>國外基地</text:p>
          </table:table-cell>
          <table:table-cell office:value-type="string" table:style-name="ce65">
            <text:p>OVERSEAS LANDING</text:p>
          </table:table-cell>
          <table:table-cell office:value-type="string" office:string-value="-" table:formula="of:=IF(SUM([.E35];[.G35])=0;&quot;-&quot;;SUM([.E35];[.G35]))" table:style-name="ce45">
            <text:p>-</text:p>
          </table:table-cell>
          <table:table-cell office:value-type="string" office:string-value="-" table:formula="of:=IF(SUM([.F35];[.H35])=0;&quot;-&quot;;SUM([.F35];[.H35]))" table:style-name="ce6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4">
            <text:p>-</text:p>
          </table:table-cell>
          <table:table-cell table:number-columns-repeated="2" table:style-name="ce39"/>
          <table:table-cell table:number-columns-repeated="4" table:style-name="ce31"/>
          <table:table-cell table:style-name="ce30"/>
          <table:table-cell table:style-name="ce38"/>
          <table:table-cell table:number-columns-repeated="16368"/>
        </table:table-row>
        <table:table-row table:style-name="ro2">
          <table:table-cell office:value-type="string" table:number-columns-spanned="6" table:number-rows-spanned="1" table:style-name="ce71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72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42"/>
        </table:table-row>
        <table:table-row table:number-rows-repeated="104854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細明體" svg:font-family="細明體"/>
    <style:font-face style:name="微軟正黑體" svg:font-family="微軟正黑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57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090000" draw:opacity="100%" draw:stroke="solid" svg:stroke-width="0.01042in" svg:stroke-color="#400000" svg:stroke-opacity="100%" draw:stroke-linejoin="round" svg:stroke-linecap="butt"/>
    </style:default-style>
  </office:styles>
  <office:automatic-styles>
    <style:page-layout style:name="pm1">
      <style:page-layout-properties fo:margin-top="0.118110236220472in" fo:margin-bottom="0in" fo:margin-left="0.511811023622047in" fo:margin-right="0.511811023622047in" style:print-orientation="landscape" style:print-page-order="ttb" style:first-page-number="continue" style:scale-to="99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AW7_01</meta:initial-creator>
    <dc:creator>李境超</dc:creator>
    <meta:creation-date>2013-08-30T03:04:33Z</meta:creation-date>
    <dc:date>2018-02-22T03:16:47Z</dc:date>
    <meta:print-date>2018-02-22T03:16:24Z</meta:print-date>
  </office:meta>
</office:document-meta>
</file>